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6AFD19B0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FD000000FDEDDD9018.svm" manifest:media-type=""/>
  <manifest:file-entry manifest:full-path="Object 4/Pictures/20000011000000DD000000DDAC1C8EC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0D000000FD000000FDEDDD9018.svm" manifest:media-type=""/>
  <manifest:file-entry manifest:full-path="Object 6/Pictures/20000011000000DD000000DDAC1C8ECE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style:font-name-asian="WenQuanYi Micro Hei" style:font-name-complex="Lohit Hindi"/>
    </style:style>
    <style:style style:name="ce9" style:family="table-cell" style:parent-style-name="Default" style:data-style-name="N123"/>
    <style:style style:name="gr1" style:family="graphic">
      <style:graphic-properties draw:ole-draw-aspect="1"/>
    </style:style>
  </office:automatic-styles>
  <office:body>
    <office:spreadsheet>
      <table:table table:name="1x1" table:style-name="ta1">
        <table:shapes>
          <draw:frame draw:z-index="0" draw:style-name="gr1" svg:width="6.8323in" svg:height="7.3386in" svg:x="2.6665in" svg:y="7.2374in">
            <draw:object draw:notify-on-update-of-ranges="1x1.M2:1x1.M42 1x1.W1:1x1.W1 1x1.W2:1x1.W42 1x1.M2:1x1.M42 1x1.X1:1x1.X1 1x1.X2:1x1.X42 1x1.M2:1x1.M42 1x1.N1:1x1.N1 1x1.N2:1x1.N42 1x1.M2:1x1.M42 1x1.O1:1x1.O1 1x1.O2:1x1.O42 1x1.M2:1x1.M42 1x1.P1:1x1.P1 1x1.P2:1x1.P42 1x1.M2:1x1.M42 1x1.Q1:1x1.Q1 1x1.Q2:1x1.Q42 1x1.M2:1x1.M42 1x1.R1:1x1.R1 1x1.R2:1x1.R42 1x1.M2:1x1.M42 1x1.S1:1x1.S1 1x1.S2:1x1.S42 1x1.M2:1x1.M42 1x1.T1:1x1.T1 1x1.T2:1x1.T42 1x1.M2:1x1.M42 1x1.U1:1x1.U1 1x1.U2:1x1.U42 1x1.M2:1x1.M42 1x1.V1:1x1.V1 1x1.V2:1x1.V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3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0.000000000175084569546155">
            <text:p>1.75E-010</text:p>
          </table:table-cell>
          <table:table-cell office:value-type="float" office:value="0.000000000472902339991063">
            <text:p>4.73E-010</text:p>
          </table:table-cell>
          <table:table-cell office:value-type="float" office:value="799999.999999998">
            <text:p>8.00E+005</text:p>
          </table:table-cell>
          <table:table-cell office:value-type="float" office:value="900000">
            <text:p>9.00E+005</text:p>
          </table:table-cell>
          <table:table-cell office:value-type="float" office:value="900000.000000004">
            <text:p>9.00E+005</text:p>
          </table:table-cell>
          <table:table-cell office:value-type="float" office:value="5400000">
            <text:p>5.40E+006</text:p>
          </table:table-cell>
          <table:table-cell office:value-type="float" office:value="5400000.00000001">
            <text:p>5.40E+006</text:p>
          </table:table-cell>
          <table:table-cell office:value-type="float" office:value="9934999.99999999">
            <text:p>9.93E+006</text:p>
          </table:table-cell>
          <table:table-cell office:value-type="float" office:value="9935000">
            <text:p>9.94E+006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.0000132319525976386">
            <text:p>0.0000</text:p>
          </table:table-cell>
          <table:table-cell table:formula="of:=SQRT([.D2])" office:value-type="float" office:value="0.0000217463178490305">
            <text:p>0.0000</text:p>
          </table:table-cell>
          <table:table-cell table:formula="of:=SQRT([.E2])" office:value-type="float" office:value="894.427190999915">
            <text:p>894.4272</text:p>
          </table:table-cell>
          <table:table-cell table:formula="of:=SQRT([.F2])" office:value-type="float" office:value="948.683298050514">
            <text:p>948.6833</text:p>
          </table:table-cell>
          <table:table-cell table:formula="of:=SQRT([.G2])" office:value-type="float" office:value="948.683298050516">
            <text:p>948.6833</text:p>
          </table:table-cell>
          <table:table-cell table:formula="of:=SQRT([.H2])" office:value-type="float" office:value="2323.79000772445">
            <text:p>2323.7900</text:p>
          </table:table-cell>
          <table:table-cell table:formula="of:=SQRT([.I2])" office:value-type="float" office:value="2323.79000772445">
            <text:p>2323.7900</text:p>
          </table:table-cell>
          <table:table-cell table:formula="of:=SQRT([.J2])" office:value-type="float" office:value="3151.9835024949">
            <text:p>3151.9835</text:p>
          </table:table-cell>
          <table:table-cell table:formula="of:=SQRT([.K2])" office:value-type="float" office:value="3151.9835024949">
            <text:p>3151.9835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61.7188231102425">
            <text:p>6.17E+001</text:p>
          </table:table-cell>
          <table:table-cell office:value-type="float" office:value="555.165276894283">
            <text:p>5.55E+002</text:p>
          </table:table-cell>
          <table:table-cell office:value-type="float" office:value="800969.963302922">
            <text:p>8.01E+005</text:p>
          </table:table-cell>
          <table:table-cell office:value-type="float" office:value="898084.936442569">
            <text:p>8.98E+005</text:p>
          </table:table-cell>
          <table:table-cell office:value-type="float" office:value="900555.450684404">
            <text:p>9.01E+005</text:p>
          </table:table-cell>
          <table:table-cell office:value-type="float" office:value="5388918.34092401">
            <text:p>5.39E+006</text:p>
          </table:table-cell>
          <table:table-cell office:value-type="float" office:value="5400087.13534271">
            <text:p>5.40E+006</text:p>
          </table:table-cell>
          <table:table-cell office:value-type="float" office:value="9916321.6471214">
            <text:p>9.92E+006</text:p>
          </table:table-cell>
          <table:table-cell office:value-type="float" office:value="9935945.07717915">
            <text:p>9.94E+006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7.85613283430483">
            <text:p>7.8561</text:p>
          </table:table-cell>
          <table:table-cell table:formula="of:=SQRT([.D3])" office:value-type="float" office:value="23.5619455243892">
            <text:p>23.5619</text:p>
          </table:table-cell>
          <table:table-cell table:formula="of:=SQRT([.E3])" office:value-type="float" office:value="894.969252713702">
            <text:p>894.9693</text:p>
          </table:table-cell>
          <table:table-cell table:formula="of:=SQRT([.F3])" office:value-type="float" office:value="947.673433437157">
            <text:p>947.6734</text:p>
          </table:table-cell>
          <table:table-cell table:formula="of:=SQRT([.G3])" office:value-type="float" office:value="948.976001110884">
            <text:p>948.9760</text:p>
          </table:table-cell>
          <table:table-cell table:formula="of:=SQRT([.H3])" office:value-type="float" office:value="2321.40438978736">
            <text:p>2321.4044</text:p>
          </table:table-cell>
          <table:table-cell table:formula="of:=SQRT([.I3])" office:value-type="float" office:value="2323.80875618944">
            <text:p>2323.8088</text:p>
          </table:table-cell>
          <table:table-cell table:formula="of:=SQRT([.J3])" office:value-type="float" office:value="3149.01915635987">
            <text:p>3149.0192</text:p>
          </table:table-cell>
          <table:table-cell table:formula="of:=SQRT([.K3])" office:value-type="float" office:value="3152.13341677968">
            <text:p>3152.1334</text:p>
          </table:table-cell>
          <table:table-cell table:formula="of:=[.$B$44]*[.A3]" office:value-type="float" office:value="23.561944902">
            <text:p>23.5619</text:p>
          </table:table-cell>
          <table:table-cell table:formula="of:=[.$B$45]*[.A3]" office:value-type="float" office:value="7.853981634">
            <text:p>7.8540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247.279235246747">
            <text:p>2.47E+002</text:p>
          </table:table-cell>
          <table:table-cell office:value-type="float" office:value="2220.66286554956">
            <text:p>2.22E+003</text:p>
          </table:table-cell>
          <table:table-cell office:value-type="float" office:value="803879.451645528">
            <text:p>8.04E+005</text:p>
          </table:table-cell>
          <table:table-cell office:value-type="float" office:value="892384.51977365">
            <text:p>8.92E+005</text:p>
          </table:table-cell>
          <table:table-cell office:value-type="float" office:value="902225.230787406">
            <text:p>9.02E+005</text:p>
          </table:table-cell>
          <table:table-cell office:value-type="float" office:value="5355931.07275839">
            <text:p>5.36E+006</text:p>
          </table:table-cell>
          <table:table-cell office:value-type="float" office:value="5400349.12513756">
            <text:p>5.40E+006</text:p>
          </table:table-cell>
          <table:table-cell office:value-type="float" office:value="9860720.72471339">
            <text:p>9.86E+006</text:p>
          </table:table-cell>
          <table:table-cell office:value-type="float" office:value="9938786.09540904">
            <text:p>9.94E+006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15.7251147928003">
            <text:p>15.7251</text:p>
          </table:table-cell>
          <table:table-cell table:formula="of:=SQRT([.D4])" office:value-type="float" office:value="47.1239097014409">
            <text:p>47.1239</text:p>
          </table:table-cell>
          <table:table-cell table:formula="of:=SQRT([.E4])" office:value-type="float" office:value="896.593247602015">
            <text:p>896.5932</text:p>
          </table:table-cell>
          <table:table-cell table:formula="of:=SQRT([.F4])" office:value-type="float" office:value="944.661060790403">
            <text:p>944.6611</text:p>
          </table:table-cell>
          <table:table-cell table:formula="of:=SQRT([.G4])" office:value-type="float" office:value="949.855373616113">
            <text:p>949.8554</text:p>
          </table:table-cell>
          <table:table-cell table:formula="of:=SQRT([.H4])" office:value-type="float" office:value="2314.28845928039">
            <text:p>2314.2885</text:p>
          </table:table-cell>
          <table:table-cell table:formula="of:=SQRT([.I4])" office:value-type="float" office:value="2323.8651262794">
            <text:p>2323.8651</text:p>
          </table:table-cell>
          <table:table-cell table:formula="of:=SQRT([.J4])" office:value-type="float" office:value="3140.17845427826">
            <text:p>3140.1785</text:p>
          </table:table-cell>
          <table:table-cell table:formula="of:=SQRT([.K4])" office:value-type="float" office:value="3152.5840346308">
            <text:p>3152.5840</text:p>
          </table:table-cell>
          <table:table-cell table:formula="of:=[.$B$44]*[.A4]" office:value-type="float" office:value="47.123889804">
            <text:p>47.1239</text:p>
          </table:table-cell>
          <table:table-cell table:formula="of:=[.$B$45]*[.A4]" office:value-type="float" office:value="15.707963268">
            <text:p>15.7080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557.881176151594">
            <text:p>5.58E+002</text:p>
          </table:table-cell>
          <table:table-cell office:value-type="float" office:value="4996.50855446953">
            <text:p>5.00E+003</text:p>
          </table:table-cell>
          <table:table-cell office:value-type="float" office:value="808727.284541745">
            <text:p>8.09E+005</text:p>
          </table:table-cell>
          <table:table-cell office:value-type="float" office:value="883030.46433797">
            <text:p>8.83E+005</text:p>
          </table:table-cell>
          <table:table-cell office:value-type="float" office:value="905019.64539574">
            <text:p>9.05E+005</text:p>
          </table:table-cell>
          <table:table-cell office:value-type="float" office:value="5301796.28053349">
            <text:p>5.30E+006</text:p>
          </table:table-cell>
          <table:table-cell office:value-type="float" office:value="5400787.72512685">
            <text:p>5.40E+006</text:p>
          </table:table-cell>
          <table:table-cell office:value-type="float" office:value="9769474.30299927">
            <text:p>9.77E+006</text:p>
          </table:table-cell>
          <table:table-cell office:value-type="float" office:value="9943540.44923358">
            <text:p>9.94E+006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23.6195083808193">
            <text:p>23.6195</text:p>
          </table:table-cell>
          <table:table-cell table:formula="of:=SQRT([.D5])" office:value-type="float" office:value="70.6859855591583">
            <text:p>70.6860</text:p>
          </table:table-cell>
          <table:table-cell table:formula="of:=SQRT([.E5])" office:value-type="float" office:value="899.292657893828">
            <text:p>899.2927</text:p>
          </table:table-cell>
          <table:table-cell table:formula="of:=SQRT([.F5])" office:value-type="float" office:value="939.697006666495">
            <text:p>939.6970</text:p>
          </table:table-cell>
          <table:table-cell table:formula="of:=SQRT([.G5])" office:value-type="float" office:value="951.325204856751">
            <text:p>951.3252</text:p>
          </table:table-cell>
          <table:table-cell table:formula="of:=SQRT([.H5])" office:value-type="float" office:value="2302.56298079629">
            <text:p>2302.5630</text:p>
          </table:table-cell>
          <table:table-cell table:formula="of:=SQRT([.I5])" office:value-type="float" office:value="2323.95949300474">
            <text:p>2323.9595</text:p>
          </table:table-cell>
          <table:table-cell table:formula="of:=SQRT([.J5])" office:value-type="float" office:value="3125.61582780086">
            <text:p>3125.6158</text:p>
          </table:table-cell>
          <table:table-cell table:formula="of:=SQRT([.K5])" office:value-type="float" office:value="3153.33798525207">
            <text:p>3153.3380</text:p>
          </table:table-cell>
          <table:table-cell table:formula="of:=[.$B$44]*[.A5]" office:value-type="float" office:value="70.685834706">
            <text:p>70.6858</text:p>
          </table:table-cell>
          <table:table-cell table:formula="of:=[.$B$45]*[.A5]" office:value-type="float" office:value="23.561944902">
            <text:p>23.5619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995.485796583643">
            <text:p>9.95E+002</text:p>
          </table:table-cell>
          <table:table-cell office:value-type="float" office:value="8882.76351792523">
            <text:p>8.88E+003</text:p>
          </table:table-cell>
          <table:table-cell office:value-type="float" office:value="815511.554403986">
            <text:p>8.16E+005</text:p>
          </table:table-cell>
          <table:table-cell office:value-type="float" office:value="870233.903104955">
            <text:p>8.70E+005</text:p>
          </table:table-cell>
          <table:table-cell office:value-type="float" office:value="908955.938679879">
            <text:p>9.09E+005</text:p>
          </table:table-cell>
          <table:table-cell office:value-type="float" office:value="5227728.91893906">
            <text:p>5.23E+006</text:p>
          </table:table-cell>
          <table:table-cell office:value-type="float" office:value="5401405.87625129">
            <text:p>5.40E+006</text:p>
          </table:table-cell>
          <table:table-cell office:value-type="float" office:value="9644629.09992704">
            <text:p>9.64E+006</text:p>
          </table:table-cell>
          <table:table-cell office:value-type="float" office:value="9950237.24312881">
            <text:p>9.95E+006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31.5513200450257">
            <text:p>31.5513</text:p>
          </table:table-cell>
          <table:table-cell table:formula="of:=SQRT([.D6])" office:value-type="float" office:value="94.2484138748511">
            <text:p>94.2484</text:p>
          </table:table-cell>
          <table:table-cell table:formula="of:=SQRT([.E6])" office:value-type="float" office:value="903.056783598898">
            <text:p>903.0568</text:p>
          </table:table-cell>
          <table:table-cell table:formula="of:=SQRT([.F6])" office:value-type="float" office:value="932.86328210781">
            <text:p>932.8633</text:p>
          </table:table-cell>
          <table:table-cell table:formula="of:=SQRT([.G6])" office:value-type="float" office:value="953.391807537635">
            <text:p>953.3918</text:p>
          </table:table-cell>
          <table:table-cell table:formula="of:=SQRT([.H6])" office:value-type="float" office:value="2286.42273408464">
            <text:p>2286.4227</text:p>
          </table:table-cell>
          <table:table-cell table:formula="of:=SQRT([.I6])" office:value-type="float" office:value="2324.09248444447">
            <text:p>2324.0925</text:p>
          </table:table-cell>
          <table:table-cell table:formula="of:=SQRT([.J6])" office:value-type="float" office:value="3105.58031612886">
            <text:p>3105.5803</text:p>
          </table:table-cell>
          <table:table-cell table:formula="of:=SQRT([.K6])" office:value-type="float" office:value="3154.39966445738">
            <text:p>3154.3997</text:p>
          </table:table-cell>
          <table:table-cell table:formula="of:=[.$B$44]*[.A6]" office:value-type="float" office:value="94.247779608">
            <text:p>94.2478</text:p>
          </table:table-cell>
          <table:table-cell table:formula="of:=[.$B$45]*[.A6]" office:value-type="float" office:value="31.415926536">
            <text:p>31.4159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1562.76031761052">
            <text:p>1.56E+003</text:p>
          </table:table-cell>
          <table:table-cell office:value-type="float" office:value="13879.5859539222">
            <text:p>1.39E+004</text:p>
          </table:table-cell>
          <table:table-cell office:value-type="float" office:value="824229.486545834">
            <text:p>8.24E+005</text:p>
          </table:table-cell>
          <table:table-cell office:value-type="float" office:value="854273.9648706">
            <text:p>8.54E+005</text:p>
          </table:table-cell>
          <table:table-cell office:value-type="float" office:value="914058.394672942">
            <text:p>9.14E+005</text:p>
          </table:table-cell>
          <table:table-cell office:value-type="float" office:value="5135333.42659548">
            <text:p>5.14E+006</text:p>
          </table:table-cell>
          <table:table-cell office:value-type="float" office:value="5402207.72632904">
            <text:p>5.40E+006</text:p>
          </table:table-cell>
          <table:table-cell office:value-type="float" office:value="9488887.96992027">
            <text:p>9.49E+006</text:p>
          </table:table-cell>
          <table:table-cell office:value-type="float" office:value="9958917.45710485">
            <text:p>9.96E+006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39.5317634012261">
            <text:p>39.5318</text:p>
          </table:table-cell>
          <table:table-cell table:formula="of:=SQRT([.D7])" office:value-type="float" office:value="117.811654575947">
            <text:p>117.8117</text:p>
          </table:table-cell>
          <table:table-cell table:formula="of:=SQRT([.E7])" office:value-type="float" office:value="907.870853450993">
            <text:p>907.8709</text:p>
          </table:table-cell>
          <table:table-cell table:formula="of:=SQRT([.F7])" office:value-type="float" office:value="924.269422230661">
            <text:p>924.2694</text:p>
          </table:table-cell>
          <table:table-cell table:formula="of:=SQRT([.G7])" office:value-type="float" office:value="956.064011807234">
            <text:p>956.0640</text:p>
          </table:table-cell>
          <table:table-cell table:formula="of:=SQRT([.H7])" office:value-type="float" office:value="2266.12740740574">
            <text:p>2266.1274</text:p>
          </table:table-cell>
          <table:table-cell table:formula="of:=SQRT([.I7])" office:value-type="float" office:value="2324.26498625459">
            <text:p>2324.2650</text:p>
          </table:table-cell>
          <table:table-cell table:formula="of:=SQRT([.J7])" office:value-type="float" office:value="3080.40386474246">
            <text:p>3080.4039</text:p>
          </table:table-cell>
          <table:table-cell table:formula="of:=SQRT([.K7])" office:value-type="float" office:value="3155.77525453015">
            <text:p>3155.7753</text:p>
          </table:table-cell>
          <table:table-cell table:formula="of:=[.$B$44]*[.A7]" office:value-type="float" office:value="117.80972451">
            <text:p>117.8097</text:p>
          </table:table-cell>
          <table:table-cell table:formula="of:=[.$B$45]*[.A7]" office:value-type="float" office:value="39.26990817">
            <text:p>39.2699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2263.00646122216">
            <text:p>2.26E+003</text:p>
          </table:table-cell>
          <table:table-cell office:value-type="float" office:value="19987.3020998403">
            <text:p>2.00E+004</text:p>
          </table:table-cell>
          <table:table-cell office:value-type="float" office:value="834796.623082922">
            <text:p>8.35E+005</text:p>
          </table:table-cell>
          <table:table-cell office:value-type="float" office:value="835564.109506346">
            <text:p>8.36E+005</text:p>
          </table:table-cell>
          <table:table-cell office:value-type="float" office:value="920358.472541047">
            <text:p>9.20E+005</text:p>
          </table:table-cell>
          <table:table-cell office:value-type="float" office:value="5026519.25038289">
            <text:p>5.03E+006</text:p>
          </table:table-cell>
          <table:table-cell office:value-type="float" office:value="5403198.65960275">
            <text:p>5.40E+006</text:p>
          </table:table-cell>
          <table:table-cell office:value-type="float" office:value="9305467.60431327">
            <text:p>9.31E+006</text:p>
          </table:table-cell>
          <table:table-cell office:value-type="float" office:value="9969634.16853602">
            <text:p>9.97E+006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47.5710674803726">
            <text:p>47.5711</text:p>
          </table:table-cell>
          <table:table-cell table:formula="of:=SQRT([.D8])" office:value-type="float" office:value="141.376455252776">
            <text:p>141.3765</text:p>
          </table:table-cell>
          <table:table-cell table:formula="of:=SQRT([.E8])" office:value-type="float" office:value="913.672054450021">
            <text:p>913.6721</text:p>
          </table:table-cell>
          <table:table-cell table:formula="of:=SQRT([.F8])" office:value-type="float" office:value="914.091958998845">
            <text:p>914.0920</text:p>
          </table:table-cell>
          <table:table-cell table:formula="of:=SQRT([.G8])" office:value-type="float" office:value="959.353153192841">
            <text:p>959.3532</text:p>
          </table:table-cell>
          <table:table-cell table:formula="of:=SQRT([.H8])" office:value-type="float" office:value="2241.99002013454">
            <text:p>2241.9900</text:p>
          </table:table-cell>
          <table:table-cell table:formula="of:=SQRT([.I8])" office:value-type="float" office:value="2324.47814780065">
            <text:p>2324.4781</text:p>
          </table:table-cell>
          <table:table-cell table:formula="of:=SQRT([.J8])" office:value-type="float" office:value="3050.48645371739">
            <text:p>3050.4865</text:p>
          </table:table-cell>
          <table:table-cell table:formula="of:=SQRT([.K8])" office:value-type="float" office:value="3157.47275024441">
            <text:p>3157.4728</text:p>
          </table:table-cell>
          <table:table-cell table:formula="of:=[.$B$44]*[.A8]" office:value-type="float" office:value="141.371669412">
            <text:p>141.3717</text:p>
          </table:table-cell>
          <table:table-cell table:formula="of:=[.$B$45]*[.A8]" office:value-type="float" office:value="47.123889804">
            <text:p>47.1239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3100.077347349">
            <text:p>3.10E+003</text:p>
          </table:table-cell>
          <table:table-cell office:value-type="float" office:value="27206.4954088349">
            <text:p>2.72E+004</text:p>
          </table:table-cell>
          <table:table-cell office:value-type="float" office:value="814220.041874957">
            <text:p>8.14E+005</text:p>
          </table:table-cell>
          <table:table-cell office:value-type="float" office:value="847462.881766179">
            <text:p>8.47E+005</text:p>
          </table:table-cell>
          <table:table-cell office:value-type="float" office:value="927894.969805047">
            <text:p>9.28E+005</text:p>
          </table:table-cell>
          <table:table-cell office:value-type="float" office:value="4903407.21027185">
            <text:p>4.90E+006</text:p>
          </table:table-cell>
          <table:table-cell office:value-type="float" office:value="5404385.33322592">
            <text:p>5.40E+006</text:p>
          </table:table-cell>
          <table:table-cell office:value-type="float" office:value="9097940.80206813">
            <text:p>9.10E+006</text:p>
          </table:table-cell>
          <table:table-cell office:value-type="float" office:value="9982452.81899513">
            <text:p>9.98E+006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55.6783382236665">
            <text:p>55.6783</text:p>
          </table:table-cell>
          <table:table-cell table:formula="of:=SQRT([.D9])" office:value-type="float" office:value="164.94391594974">
            <text:p>164.9439</text:p>
          </table:table-cell>
          <table:table-cell table:formula="of:=SQRT([.E9])" office:value-type="float" office:value="902.34142200996">
            <text:p>902.3414</text:p>
          </table:table-cell>
          <table:table-cell table:formula="of:=SQRT([.F9])" office:value-type="float" office:value="920.577471898036">
            <text:p>920.5775</text:p>
          </table:table-cell>
          <table:table-cell table:formula="of:=SQRT([.G9])" office:value-type="float" office:value="963.273050492459">
            <text:p>963.2731</text:p>
          </table:table-cell>
          <table:table-cell table:formula="of:=SQRT([.H9])" office:value-type="float" office:value="2214.36383872927">
            <text:p>2214.3638</text:p>
          </table:table-cell>
          <table:table-cell table:formula="of:=SQRT([.I9])" office:value-type="float" office:value="2324.73338970857">
            <text:p>2324.7334</text:p>
          </table:table-cell>
          <table:table-cell table:formula="of:=SQRT([.J9])" office:value-type="float" office:value="3016.27929775545">
            <text:p>3016.2793</text:p>
          </table:table-cell>
          <table:table-cell table:formula="of:=SQRT([.K9])" office:value-type="float" office:value="3159.50198907915">
            <text:p>3159.5020</text:p>
          </table:table-cell>
          <table:table-cell table:formula="of:=[.$B$44]*[.A9]" office:value-type="float" office:value="164.933614314">
            <text:p>164.9336</text:p>
          </table:table-cell>
          <table:table-cell table:formula="of:=[.$B$45]*[.A9]" office:value-type="float" office:value="54.977871438">
            <text:p>54.977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4078.28823400425">
            <text:p>4.08E+003</text:p>
          </table:table-cell>
          <table:table-cell office:value-type="float" office:value="35538.1124037899">
            <text:p>3.55E+004</text:p>
          </table:table-cell>
          <table:table-cell office:value-type="float" office:value="790888.419647732">
            <text:p>7.91E+005</text:p>
          </table:table-cell>
          <table:table-cell office:value-type="float" office:value="861967.646694949">
            <text:p>8.62E+005</text:p>
          </table:table-cell>
          <table:table-cell office:value-type="float" office:value="936714.204023949">
            <text:p>9.37E+005</text:p>
          </table:table-cell>
          <table:table-cell office:value-type="float" office:value="4768234.64387545">
            <text:p>4.77E+006</text:p>
          </table:table-cell>
          <table:table-cell office:value-type="float" office:value="5405775.71930729">
            <text:p>5.41E+006</text:p>
          </table:table-cell>
          <table:table-cell office:value-type="float" office:value="8870076.68417558">
            <text:p>8.87E+006</text:p>
          </table:table-cell>
          <table:table-cell office:value-type="float" office:value="9997451.50983722">
            <text:p>1.00E+007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63.8614769168726">
            <text:p>63.8615</text:p>
          </table:table-cell>
          <table:table-cell table:formula="of:=SQRT([.D10])" office:value-type="float" office:value="188.515549501334">
            <text:p>188.5155</text:p>
          </table:table-cell>
          <table:table-cell table:formula="of:=SQRT([.E10])" office:value-type="float" office:value="889.319076399316">
            <text:p>889.3191</text:p>
          </table:table-cell>
          <table:table-cell table:formula="of:=SQRT([.F10])" office:value-type="float" office:value="928.422127426393">
            <text:p>928.4221</text:p>
          </table:table-cell>
          <table:table-cell table:formula="of:=SQRT([.G10])" office:value-type="float" office:value="967.83996818893">
            <text:p>967.8400</text:p>
          </table:table-cell>
          <table:table-cell table:formula="of:=SQRT([.H10])" office:value-type="float" office:value="2183.62877886225">
            <text:p>2183.6288</text:p>
          </table:table-cell>
          <table:table-cell table:formula="of:=SQRT([.I10])" office:value-type="float" office:value="2325.03241252833">
            <text:p>2325.0324</text:p>
          </table:table-cell>
          <table:table-cell table:formula="of:=SQRT([.J10])" office:value-type="float" office:value="2978.26739635238">
            <text:p>2978.2674</text:p>
          </table:table-cell>
          <table:table-cell table:formula="of:=SQRT([.K10])" office:value-type="float" office:value="3161.8746828167">
            <text:p>3161.8747</text:p>
          </table:table-cell>
          <table:table-cell table:formula="of:=[.$B$44]*[.A10]" office:value-type="float" office:value="188.495559216">
            <text:p>188.4956</text:p>
          </table:table-cell>
          <table:table-cell table:formula="of:=[.$B$45]*[.A10]" office:value-type="float" office:value="62.831853072">
            <text:p>62.8319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5202.3264665178">
            <text:p>5.20E+003</text:p>
          </table:table-cell>
          <table:table-cell office:value-type="float" office:value="44983.5835113945">
            <text:p>4.50E+004</text:p>
          </table:table-cell>
          <table:table-cell office:value-type="float" office:value="765873.975052446">
            <text:p>7.66E+005</text:p>
          </table:table-cell>
          <table:table-cell office:value-type="float" office:value="878397.474028734">
            <text:p>8.78E+005</text:p>
          </table:table-cell>
          <table:table-cell office:value-type="float" office:value="946870.199597159">
            <text:p>9.47E+005</text:p>
          </table:table-cell>
          <table:table-cell office:value-type="float" office:value="4623266.30011362">
            <text:p>4.62E+006</text:p>
          </table:table-cell>
          <table:table-cell office:value-type="float" office:value="5407379.15051929">
            <text:p>5.41E+006</text:p>
          </table:table-cell>
          <table:table-cell office:value-type="float" office:value="8625690.59152212">
            <text:p>8.63E+006</text:p>
          </table:table-cell>
          <table:table-cell office:value-type="float" office:value="10014721.3037321">
            <text:p>1.00E+007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72.1271548483496">
            <text:p>72.1272</text:p>
          </table:table-cell>
          <table:table-cell table:formula="of:=SQRT([.D11])" office:value-type="float" office:value="212.093336791599">
            <text:p>212.0933</text:p>
          </table:table-cell>
          <table:table-cell table:formula="of:=SQRT([.E11])" office:value-type="float" office:value="875.142259894039">
            <text:p>875.1423</text:p>
          </table:table-cell>
          <table:table-cell table:formula="of:=SQRT([.F11])" office:value-type="float" office:value="937.228613534998">
            <text:p>937.2286</text:p>
          </table:table-cell>
          <table:table-cell table:formula="of:=SQRT([.G11])" office:value-type="float" office:value="973.07255618333">
            <text:p>973.0726</text:p>
          </table:table-cell>
          <table:table-cell table:formula="of:=SQRT([.H11])" office:value-type="float" office:value="2150.17820194365">
            <text:p>2150.1782</text:p>
          </table:table-cell>
          <table:table-cell table:formula="of:=SQRT([.I11])" office:value-type="float" office:value="2325.37720607201">
            <text:p>2325.3772</text:p>
          </table:table-cell>
          <table:table-cell table:formula="of:=SQRT([.J11])" office:value-type="float" office:value="2936.95260287294">
            <text:p>2936.9526</text:p>
          </table:table-cell>
          <table:table-cell table:formula="of:=SQRT([.K11])" office:value-type="float" office:value="3164.60444664607">
            <text:p>3164.6044</text:p>
          </table:table-cell>
          <table:table-cell table:formula="of:=[.$B$44]*[.A11]" office:value-type="float" office:value="212.057504118">
            <text:p>212.0575</text:p>
          </table:table-cell>
          <table:table-cell table:formula="of:=[.$B$45]*[.A11]" office:value-type="float" office:value="70.685834706">
            <text:p>70.6858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6477.16555628059">
            <text:p>6.48E+003</text:p>
          </table:table-cell>
          <table:table-cell office:value-type="float" office:value="55544.9570195931">
            <text:p>5.55E+004</text:p>
          </table:table-cell>
          <table:table-cell office:value-type="float" office:value="739561.588276724">
            <text:p>7.40E+005</text:p>
          </table:table-cell>
          <table:table-cell office:value-type="float" office:value="896750.79280072">
            <text:p>8.97E+005</text:p>
          </table:table-cell>
          <table:table-cell office:value-type="float" office:value="958424.861279769">
            <text:p>9.58E+005</text:p>
          </table:table-cell>
          <table:table-cell office:value-type="float" office:value="4470716.30963829">
            <text:p>4.47E+006</text:p>
          </table:table-cell>
          <table:table-cell office:value-type="float" office:value="5409206.36644884">
            <text:p>5.41E+006</text:p>
          </table:table-cell>
          <table:table-cell office:value-type="float" office:value="8368512.6405722">
            <text:p>8.37E+006</text:p>
          </table:table-cell>
          <table:table-cell office:value-type="float" office:value="10034366.5007627">
            <text:p>1.00E+007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80.4808396842416">
            <text:p>80.4808</text:p>
          </table:table-cell>
          <table:table-cell table:formula="of:=SQRT([.D12])" office:value-type="float" office:value="235.679776433179">
            <text:p>235.6798</text:p>
          </table:table-cell>
          <table:table-cell table:formula="of:=SQRT([.E12])" office:value-type="float" office:value="859.977667312776">
            <text:p>859.9777</text:p>
          </table:table-cell>
          <table:table-cell table:formula="of:=SQRT([.F12])" office:value-type="float" office:value="946.969267083531">
            <text:p>946.9693</text:p>
          </table:table-cell>
          <table:table-cell table:formula="of:=SQRT([.G12])" office:value-type="float" office:value="978.991757513703">
            <text:p>978.9918</text:p>
          </table:table-cell>
          <table:table-cell table:formula="of:=SQRT([.H12])" office:value-type="float" office:value="2114.40684581712">
            <text:p>2114.4068</text:p>
          </table:table-cell>
          <table:table-cell table:formula="of:=SQRT([.I12])" office:value-type="float" office:value="2325.77005880823">
            <text:p>2325.7701</text:p>
          </table:table-cell>
          <table:table-cell table:formula="of:=SQRT([.J12])" office:value-type="float" office:value="2892.83816356398">
            <text:p>2892.8382</text:p>
          </table:table-cell>
          <table:table-cell table:formula="of:=SQRT([.K12])" office:value-type="float" office:value="3167.70682051902">
            <text:p>3167.7068</text:p>
          </table:table-cell>
          <table:table-cell table:formula="of:=[.$B$44]*[.A12]" office:value-type="float" office:value="235.61944902">
            <text:p>235.6194</text:p>
          </table:table-cell>
          <table:table-cell table:formula="of:=[.$B$45]*[.A12]" office:value-type="float" office:value="78.53981634">
            <text:p>78.5398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7907.98753019128">
            <text:p>7.91E+003</text:p>
          </table:table-cell>
          <table:table-cell office:value-type="float" office:value="67225.0441949445">
            <text:p>6.72E+004</text:p>
          </table:table-cell>
          <table:table-cell office:value-type="float" office:value="712315.866034859">
            <text:p>7.12E+005</text:p>
          </table:table-cell>
          <table:table-cell office:value-type="float" office:value="917027.6270093">
            <text:p>9.17E+005</text:p>
          </table:table-cell>
          <table:table-cell office:value-type="float" office:value="971448.109360857">
            <text:p>9.71E+005</text:p>
          </table:table-cell>
          <table:table-cell office:value-type="float" office:value="4312684.61160713">
            <text:p>4.31E+006</text:p>
          </table:table-cell>
          <table:table-cell office:value-type="float" office:value="5411269.55675594">
            <text:p>5.41E+006</text:p>
          </table:table-cell>
          <table:table-cell office:value-type="float" office:value="8102080.62979118">
            <text:p>8.10E+006</text:p>
          </table:table-cell>
          <table:table-cell office:value-type="float" office:value="10056504.846473">
            <text:p>1.01E+007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88.9268661889717">
            <text:p>88.9269</text:p>
          </table:table-cell>
          <table:table-cell table:formula="of:=SQRT([.D13])" office:value-type="float" office:value="259.277928476267">
            <text:p>259.2779</text:p>
          </table:table-cell>
          <table:table-cell table:formula="of:=SQRT([.E13])" office:value-type="float" office:value="843.988072211248">
            <text:p>843.9881</text:p>
          </table:table-cell>
          <table:table-cell table:formula="of:=SQRT([.F13])" office:value-type="float" office:value="957.615594593833">
            <text:p>957.6156</text:p>
          </table:table-cell>
          <table:table-cell table:formula="of:=SQRT([.G13])" office:value-type="float" office:value="985.620672145657">
            <text:p>985.6207</text:p>
          </table:table-cell>
          <table:table-cell table:formula="of:=SQRT([.H13])" office:value-type="float" office:value="2076.70041450545">
            <text:p>2076.7004</text:p>
          </table:table-cell>
          <table:table-cell table:formula="of:=SQRT([.I13])" office:value-type="float" office:value="2326.21356645428">
            <text:p>2326.2136</text:p>
          </table:table-cell>
          <table:table-cell table:formula="of:=SQRT([.J13])" office:value-type="float" office:value="2846.41540007624">
            <text:p>2846.4154</text:p>
          </table:table-cell>
          <table:table-cell table:formula="of:=SQRT([.K13])" office:value-type="float" office:value="3171.19927574301">
            <text:p>3171.1993</text:p>
          </table:table-cell>
          <table:table-cell table:formula="of:=[.$B$44]*[.A13]" office:value-type="float" office:value="259.181393922">
            <text:p>259.1814</text:p>
          </table:table-cell>
          <table:table-cell table:formula="of:=[.$B$45]*[.A13]" office:value-type="float" office:value="86.393797974">
            <text:p>86.3938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9500.1167033155">
            <text:p>9.50E+003</text:p>
          </table:table-cell>
          <table:table-cell office:value-type="float" office:value="80027.5735355525">
            <text:p>8.00E+004</text:p>
          </table:table-cell>
          <table:table-cell office:value-type="float" office:value="684473.182932009">
            <text:p>6.84E+005</text:p>
          </table:table-cell>
          <table:table-cell office:value-type="float" office:value="939229.628512397">
            <text:p>9.39E+005</text:p>
          </table:table-cell>
          <table:table-cell office:value-type="float" office:value="986017.94278193">
            <text:p>9.86E+005</text:p>
          </table:table-cell>
          <table:table-cell office:value-type="float" office:value="4151109.29891201">
            <text:p>4.15E+006</text:p>
          </table:table-cell>
          <table:table-cell office:value-type="float" office:value="5413582.39572212">
            <text:p>5.41E+006</text:p>
          </table:table-cell>
          <table:table-cell office:value-type="float" office:value="7829659.75981734">
            <text:p>7.83E+006</text:p>
          </table:table-cell>
          <table:table-cell office:value-type="float" office:value="10081267.6146143">
            <text:p>1.01E+007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97.4685421216276">
            <text:p>97.4685</text:p>
          </table:table-cell>
          <table:table-cell table:formula="of:=SQRT([.D14])" office:value-type="float" office:value="282.891451860166">
            <text:p>282.8915</text:p>
          </table:table-cell>
          <table:table-cell table:formula="of:=SQRT([.E14])" office:value-type="float" office:value="827.328944816999">
            <text:p>827.3289</text:p>
          </table:table-cell>
          <table:table-cell table:formula="of:=SQRT([.F14])" office:value-type="float" office:value="969.138601291063">
            <text:p>969.1386</text:p>
          </table:table-cell>
          <table:table-cell table:formula="of:=SQRT([.G14])" office:value-type="float" office:value="992.984361801297">
            <text:p>992.9844</text:p>
          </table:table-cell>
          <table:table-cell table:formula="of:=SQRT([.H14])" office:value-type="float" office:value="2037.42712726419">
            <text:p>2037.4271</text:p>
          </table:table-cell>
          <table:table-cell table:formula="of:=SQRT([.I14])" office:value-type="float" office:value="2326.71063858876">
            <text:p>2326.7106</text:p>
          </table:table-cell>
          <table:table-cell table:formula="of:=SQRT([.J14])" office:value-type="float" office:value="2798.1529193054">
            <text:p>2798.1529</text:p>
          </table:table-cell>
          <table:table-cell table:formula="of:=SQRT([.K14])" office:value-type="float" office:value="3175.10119753911">
            <text:p>3175.1012</text:p>
          </table:table-cell>
          <table:table-cell table:formula="of:=[.$B$44]*[.A14]" office:value-type="float" office:value="282.743338824">
            <text:p>282.7433</text:p>
          </table:table-cell>
          <table:table-cell table:formula="of:=[.$B$45]*[.A14]" office:value-type="float" office:value="94.247779608">
            <text:p>94.2478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11258.9669544938">
            <text:p>1.13E+004</text:p>
          </table:table-cell>
          <table:table-cell office:value-type="float" office:value="93957.3521081301">
            <text:p>9.40E+004</text:p>
          </table:table-cell>
          <table:table-cell office:value-type="float" office:value="656336.185622293">
            <text:p>6.56E+005</text:p>
          </table:table-cell>
          <table:table-cell office:value-type="float" office:value="963360.384173047">
            <text:p>9.63E+005</text:p>
          </table:table-cell>
          <table:table-cell office:value-type="float" office:value="1002220.38524103">
            <text:p>1.00E+006</text:p>
          </table:table-cell>
          <table:table-cell office:value-type="float" office:value="3987734.70633298">
            <text:p>3.99E+006</text:p>
          </table:table-cell>
          <table:table-cell office:value-type="float" office:value="5416160.06081347">
            <text:p>5.42E+006</text:p>
          </table:table-cell>
          <table:table-cell office:value-type="float" office:value="7554188.87185322">
            <text:p>7.55E+006</text:p>
          </table:table-cell>
          <table:table-cell office:value-type="float" office:value="10108799.4884261">
            <text:p>1.01E+007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106.108279387114">
            <text:p>106.1083</text:p>
          </table:table-cell>
          <table:table-cell table:formula="of:=SQRT([.D15])" office:value-type="float" office:value="306.524635401675">
            <text:p>306.5246</text:p>
          </table:table-cell>
          <table:table-cell table:formula="of:=SQRT([.E15])" office:value-type="float" office:value="810.145780475522">
            <text:p>810.1458</text:p>
          </table:table-cell>
          <table:table-cell table:formula="of:=SQRT([.F15])" office:value-type="float" office:value="981.509237945852">
            <text:p>981.5092</text:p>
          </table:table-cell>
          <table:table-cell table:formula="of:=SQRT([.G15])" office:value-type="float" office:value="1001.10957703991">
            <text:p>1001.1096</text:p>
          </table:table-cell>
          <table:table-cell table:formula="of:=SQRT([.H15])" office:value-type="float" office:value="1996.93132238767">
            <text:p>1996.9313</text:p>
          </table:table-cell>
          <table:table-cell table:formula="of:=SQRT([.I15])" office:value-type="float" office:value="2327.26450168722">
            <text:p>2327.2645</text:p>
          </table:table-cell>
          <table:table-cell table:formula="of:=SQRT([.J15])" office:value-type="float" office:value="2748.48847038754">
            <text:p>2748.4885</text:p>
          </table:table-cell>
          <table:table-cell table:formula="of:=SQRT([.K15])" office:value-type="float" office:value="3179.43383142755">
            <text:p>3179.4338</text:p>
          </table:table-cell>
          <table:table-cell table:formula="of:=[.$B$44]*[.A15]" office:value-type="float" office:value="306.305283726">
            <text:p>306.3053</text:p>
          </table:table-cell>
          <table:table-cell table:formula="of:=[.$B$45]*[.A15]" office:value-type="float" office:value="102.101761242">
            <text:p>102.1018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13190.0035368513">
            <text:p>1.32E+004</text:p>
          </table:table-cell>
          <table:table-cell office:value-type="float" office:value="109020.431906857">
            <text:p>1.09E+005</text:p>
          </table:table-cell>
          <table:table-cell office:value-type="float" office:value="628170.757691108">
            <text:p>6.28E+005</text:p>
          </table:table-cell>
          <table:table-cell office:value-type="float" office:value="989425.751836711">
            <text:p>9.89E+005</text:p>
          </table:table-cell>
          <table:table-cell office:value-type="float" office:value="1020149.25492745">
            <text:p>1.02E+006</text:p>
          </table:table-cell>
          <table:table-cell office:value-type="float" office:value="3824093.84696109">
            <text:p>3.82E+006</text:p>
          </table:table-cell>
          <table:table-cell office:value-type="float" office:value="5419019.22532934">
            <text:p>5.42E+006</text:p>
          </table:table-cell>
          <table:table-cell office:value-type="float" office:value="7278250.85516494">
            <text:p>7.28E+006</text:p>
          </table:table-cell>
          <table:table-cell office:value-type="float" office:value="10139258.1400775">
            <text:p>1.01E+007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114.847740669337">
            <text:p>114.8477</text:p>
          </table:table-cell>
          <table:table-cell table:formula="of:=SQRT([.D16])" office:value-type="float" office:value="330.182422165168">
            <text:p>330.1824</text:p>
          </table:table-cell>
          <table:table-cell table:formula="of:=SQRT([.E16])" office:value-type="float" office:value="792.572241307446">
            <text:p>792.5722</text:p>
          </table:table-cell>
          <table:table-cell table:formula="of:=SQRT([.F16])" office:value-type="float" office:value="994.698824688514">
            <text:p>994.6988</text:p>
          </table:table-cell>
          <table:table-cell table:formula="of:=SQRT([.G16])" office:value-type="float" office:value="1010.02438333312">
            <text:p>1010.0244</text:p>
          </table:table-cell>
          <table:table-cell table:formula="of:=SQRT([.H16])" office:value-type="float" office:value="1955.529045287">
            <text:p>1955.5290</text:p>
          </table:table-cell>
          <table:table-cell table:formula="of:=SQRT([.I16])" office:value-type="float" office:value="2327.87869643788">
            <text:p>2327.8787</text:p>
          </table:table-cell>
          <table:table-cell table:formula="of:=SQRT([.J16])" office:value-type="float" office:value="2697.8233550707">
            <text:p>2697.8234</text:p>
          </table:table-cell>
          <table:table-cell table:formula="of:=SQRT([.K16])" office:value-type="float" office:value="3184.22017770089">
            <text:p>3184.2202</text:p>
          </table:table-cell>
          <table:table-cell table:formula="of:=[.$B$44]*[.A16]" office:value-type="float" office:value="329.867228628">
            <text:p>329.8672</text:p>
          </table:table-cell>
          <table:table-cell table:formula="of:=[.$B$45]*[.A16]" office:value-type="float" office:value="109.955742876">
            <text:p>109.9557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15298.7195145282">
            <text:p>1.53E+004</text:p>
          </table:table-cell>
          <table:table-cell office:value-type="float" office:value="125224.279153207">
            <text:p>1.25E+005</text:p>
          </table:table-cell>
          <table:table-cell office:value-type="float" office:value="600205.095888966">
            <text:p>6.00E+005</text:p>
          </table:table-cell>
          <table:table-cell office:value-type="float" office:value="1017434.19495427">
            <text:p>1.02E+006</text:p>
          </table:table-cell>
          <table:table-cell office:value-type="float" office:value="1039905.68029189">
            <text:p>1.04E+006</text:p>
          </table:table-cell>
          <table:table-cell office:value-type="float" office:value="3661503.03734531">
            <text:p>3.66E+006</text:p>
          </table:table-cell>
          <table:table-cell office:value-type="float" office:value="5422178.01191954">
            <text:p>5.42E+006</text:p>
          </table:table-cell>
          <table:table-cell office:value-type="float" office:value="7004063.58613531">
            <text:p>7.00E+006</text:p>
          </table:table-cell>
          <table:table-cell office:value-type="float" office:value="10172813.3772896">
            <text:p>1.02E+007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123.687992604489">
            <text:p>123.6880</text:p>
          </table:table-cell>
          <table:table-cell table:formula="of:=SQRT([.D17])" office:value-type="float" office:value="353.870427067885">
            <text:p>353.8704</text:p>
          </table:table-cell>
          <table:table-cell table:formula="of:=SQRT([.E17])" office:value-type="float" office:value="774.729046756972">
            <text:p>774.7290</text:p>
          </table:table-cell>
          <table:table-cell table:formula="of:=SQRT([.F17])" office:value-type="float" office:value="1008.67943121404">
            <text:p>1008.6794</text:p>
          </table:table-cell>
          <table:table-cell table:formula="of:=SQRT([.G17])" office:value-type="float" office:value="1019.75765762846">
            <text:p>1019.7577</text:p>
          </table:table-cell>
          <table:table-cell table:formula="of:=SQRT([.H17])" office:value-type="float" office:value="1913.50543175224">
            <text:p>1913.5054</text:p>
          </table:table-cell>
          <table:table-cell table:formula="of:=SQRT([.I17])" office:value-type="float" office:value="2328.55706649409">
            <text:p>2328.5571</text:p>
          </table:table-cell>
          <table:table-cell table:formula="of:=SQRT([.J17])" office:value-type="float" office:value="2646.51914524254">
            <text:p>2646.5191</text:p>
          </table:table-cell>
          <table:table-cell table:formula="of:=SQRT([.K17])" office:value-type="float" office:value="3189.48481377316">
            <text:p>3189.4848</text:p>
          </table:table-cell>
          <table:table-cell table:formula="of:=[.$B$44]*[.A17]" office:value-type="float" office:value="353.42917353">
            <text:p>353.4292</text:p>
          </table:table-cell>
          <table:table-cell table:formula="of:=[.$B$45]*[.A17]" office:value-type="float" office:value="117.80972451">
            <text:p>117.8097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17590.6261335754">
            <text:p>1.76E+004</text:p>
          </table:table-cell>
          <table:table-cell office:value-type="float" office:value="142577.944398185">
            <text:p>1.43E+005</text:p>
          </table:table-cell>
          <table:table-cell office:value-type="float" office:value="572630.466168698">
            <text:p>5.73E+005</text:p>
          </table:table-cell>
          <table:table-cell office:value-type="float" office:value="1047397.10741702">
            <text:p>1.05E+006</text:p>
          </table:table-cell>
          <table:table-cell office:value-type="float" office:value="1061597.26149667">
            <text:p>1.06E+006</text:p>
          </table:table-cell>
          <table:table-cell office:value-type="float" office:value="3501066.20028222">
            <text:p>3.50E+006</text:p>
          </table:table-cell>
          <table:table-cell office:value-type="float" office:value="5425655.88958193">
            <text:p>5.43E+006</text:p>
          </table:table-cell>
          <table:table-cell office:value-type="float" office:value="6733487.16914512">
            <text:p>6.73E+006</text:p>
          </table:table-cell>
          <table:table-cell office:value-type="float" office:value="10209645.6880327">
            <text:p>1.02E+007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132.629657820472">
            <text:p>132.6297</text:p>
          </table:table-cell>
          <table:table-cell table:formula="of:=SQRT([.D18])" office:value-type="float" office:value="377.594947527354">
            <text:p>377.5949</text:p>
          </table:table-cell>
          <table:table-cell table:formula="of:=SQRT([.E18])" office:value-type="float" office:value="756.723507080821">
            <text:p>756.7235</text:p>
          </table:table-cell>
          <table:table-cell table:formula="of:=SQRT([.F18])" office:value-type="float" office:value="1023.42420697237">
            <text:p>1023.4242</text:p>
          </table:table-cell>
          <table:table-cell table:formula="of:=SQRT([.G18])" office:value-type="float" office:value="1030.33842085825">
            <text:p>1030.3384</text:p>
          </table:table-cell>
          <table:table-cell table:formula="of:=SQRT([.H18])" office:value-type="float" office:value="1871.11362570054">
            <text:p>1871.1136</text:p>
          </table:table-cell>
          <table:table-cell table:formula="of:=SQRT([.I18])" office:value-type="float" office:value="2329.30373493495">
            <text:p>2329.3037</text:p>
          </table:table-cell>
          <table:table-cell table:formula="of:=SQRT([.J18])" office:value-type="float" office:value="2594.89636963504">
            <text:p>2594.8964</text:p>
          </table:table-cell>
          <table:table-cell table:formula="of:=SQRT([.K18])" office:value-type="float" office:value="3195.253618734">
            <text:p>3195.2536</text:p>
          </table:table-cell>
          <table:table-cell table:formula="of:=[.$B$44]*[.A18]" office:value-type="float" office:value="376.991118432">
            <text:p>376.9911</text:p>
          </table:table-cell>
          <table:table-cell table:formula="of:=[.$B$45]*[.A18]" office:value-type="float" office:value="125.663706144">
            <text:p>125.6637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20071.2558283372">
            <text:p>2.01E+004</text:p>
          </table:table-cell>
          <table:table-cell office:value-type="float" office:value="161092.231149434">
            <text:p>1.61E+005</text:p>
          </table:table-cell>
          <table:table-cell office:value-type="float" office:value="545603.200133462">
            <text:p>5.46E+005</text:p>
          </table:table-cell>
          <table:table-cell office:value-type="float" office:value="1079329.12433067">
            <text:p>1.08E+006</text:p>
          </table:table-cell>
          <table:table-cell office:value-type="float" office:value="1085336.74932">
            <text:p>1.09E+006</text:p>
          </table:table-cell>
          <table:table-cell office:value-type="float" office:value="3343686.31081558">
            <text:p>3.34E+006</text:p>
          </table:table-cell>
          <table:table-cell office:value-type="float" office:value="5429473.49155975">
            <text:p>5.43E+006</text:p>
          </table:table-cell>
          <table:table-cell office:value-type="float" office:value="6468043.21019252">
            <text:p>6.47E+006</text:p>
          </table:table-cell>
          <table:table-cell office:value-type="float" office:value="10249943.9675933">
            <text:p>1.02E+007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141.673059642041">
            <text:p>141.6731</text:p>
          </table:table-cell>
          <table:table-cell table:formula="of:=SQRT([.D19])" office:value-type="float" office:value="401.362966838539">
            <text:p>401.3630</text:p>
          </table:table-cell>
          <table:table-cell table:formula="of:=SQRT([.E19])" office:value-type="float" office:value="738.649578713386">
            <text:p>738.6496</text:p>
          </table:table-cell>
          <table:table-cell table:formula="of:=SQRT([.F19])" office:value-type="float" office:value="1038.90765919338">
            <text:p>1038.9077</text:p>
          </table:table-cell>
          <table:table-cell table:formula="of:=SQRT([.G19])" office:value-type="float" office:value="1041.7949651059">
            <text:p>1041.7950</text:p>
          </table:table-cell>
          <table:table-cell table:formula="of:=SQRT([.H19])" office:value-type="float" office:value="1828.57493989598">
            <text:p>1828.5749</text:p>
          </table:table-cell>
          <table:table-cell table:formula="of:=SQRT([.I19])" office:value-type="float" office:value="2330.12306360839">
            <text:p>2330.1231</text:p>
          </table:table-cell>
          <table:table-cell table:formula="of:=SQRT([.J19])" office:value-type="float" office:value="2543.23479258061">
            <text:p>2543.2348</text:p>
          </table:table-cell>
          <table:table-cell table:formula="of:=SQRT([.K19])" office:value-type="float" office:value="3201.55336791272">
            <text:p>3201.5534</text:p>
          </table:table-cell>
          <table:table-cell table:formula="of:=[.$B$44]*[.A19]" office:value-type="float" office:value="400.553063334">
            <text:p>400.5531</text:p>
          </table:table-cell>
          <table:table-cell table:formula="of:=[.$B$45]*[.A19]" office:value-type="float" office:value="133.517687778">
            <text:p>133.5177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22746.1761273453">
            <text:p>2.27E+004</text:p>
          </table:table-cell>
          <table:table-cell office:value-type="float" office:value="180779.860467804">
            <text:p>1.81E+005</text:p>
          </table:table-cell>
          <table:table-cell office:value-type="float" office:value="519247.527107165">
            <text:p>5.19E+005</text:p>
          </table:table-cell>
          <table:table-cell office:value-type="float" office:value="1111240.07998694">
            <text:p>1.11E+006</text:p>
          </table:table-cell>
          <table:table-cell office:value-type="float" office:value="1113248.41534134">
            <text:p>1.11E+006</text:p>
          </table:table-cell>
          <table:table-cell office:value-type="float" office:value="3190081.65539725">
            <text:p>3.19E+006</text:p>
          </table:table-cell>
          <table:table-cell office:value-type="float" office:value="5433652.32524239">
            <text:p>5.43E+006</text:p>
          </table:table-cell>
          <table:table-cell office:value-type="float" office:value="6208942.19840671">
            <text:p>6.21E+006</text:p>
          </table:table-cell>
          <table:table-cell office:value-type="float" office:value="10293902.1567333">
            <text:p>1.03E+007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150.818354742867">
            <text:p>150.8184</text:p>
          </table:table-cell>
          <table:table-cell table:formula="of:=SQRT([.D20])" office:value-type="float" office:value="425.182149752085">
            <text:p>425.1821</text:p>
          </table:table-cell>
          <table:table-cell table:formula="of:=SQRT([.E20])" office:value-type="float" office:value="720.588320129577">
            <text:p>720.5883</text:p>
          </table:table-cell>
          <table:table-cell table:formula="of:=SQRT([.F20])" office:value-type="float" office:value="1054.15372692361">
            <text:p>1054.1537</text:p>
          </table:table-cell>
          <table:table-cell table:formula="of:=SQRT([.G20])" office:value-type="float" office:value="1055.10587873509">
            <text:p>1055.1059</text:p>
          </table:table-cell>
          <table:table-cell table:formula="of:=SQRT([.H20])" office:value-type="float" office:value="1786.07996892559">
            <text:p>1786.0800</text:p>
          </table:table-cell>
          <table:table-cell table:formula="of:=SQRT([.I20])" office:value-type="float" office:value="2331.01958920177">
            <text:p>2331.0196</text:p>
          </table:table-cell>
          <table:table-cell table:formula="of:=SQRT([.J20])" office:value-type="float" office:value="2491.7749092578">
            <text:p>2491.7749</text:p>
          </table:table-cell>
          <table:table-cell table:formula="of:=SQRT([.K20])" office:value-type="float" office:value="3208.41115768121">
            <text:p>3208.4112</text:p>
          </table:table-cell>
          <table:table-cell table:formula="of:=[.$B$44]*[.A20]" office:value-type="float" office:value="424.115008236">
            <text:p>424.1150</text:p>
          </table:table-cell>
          <table:table-cell table:formula="of:=[.$B$45]*[.A20]" office:value-type="float" office:value="141.371669412">
            <text:p>141.3717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25621.0124263338">
            <text:p>2.56E+004</text:p>
          </table:table-cell>
          <table:table-cell office:value-type="float" office:value="201655.628480505">
            <text:p>2.02E+005</text:p>
          </table:table-cell>
          <table:table-cell office:value-type="float" office:value="493658.895394802">
            <text:p>4.94E+005</text:p>
          </table:table-cell>
          <table:table-cell office:value-type="float" office:value="1139423.56591649">
            <text:p>1.14E+006</text:p>
          </table:table-cell>
          <table:table-cell office:value-type="float" office:value="1149176.95682146">
            <text:p>1.15E+006</text:p>
          </table:table-cell>
          <table:table-cell office:value-type="float" office:value="3040804.91142608">
            <text:p>3.04E+006</text:p>
          </table:table-cell>
          <table:table-cell office:value-type="float" office:value="5438214.33772779">
            <text:p>5.44E+006</text:p>
          </table:table-cell>
          <table:table-cell office:value-type="float" office:value="5957115.63868381">
            <text:p>5.96E+006</text:p>
          </table:table-cell>
          <table:table-cell office:value-type="float" office:value="10341714.4556004">
            <text:p>1.03E+007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160.065650363636">
            <text:p>160.0657</text:p>
          </table:table-cell>
          <table:table-cell table:formula="of:=SQRT([.D21])" office:value-type="float" office:value="449.060829376717">
            <text:p>449.0608</text:p>
          </table:table-cell>
          <table:table-cell table:formula="of:=SQRT([.E21])" office:value-type="float" office:value="702.608636009267">
            <text:p>702.6086</text:p>
          </table:table-cell>
          <table:table-cell table:formula="of:=SQRT([.F21])" office:value-type="float" office:value="1067.43785107916">
            <text:p>1067.4379</text:p>
          </table:table-cell>
          <table:table-cell table:formula="of:=SQRT([.G21])" office:value-type="float" office:value="1071.99671493035">
            <text:p>1071.9967</text:p>
          </table:table-cell>
          <table:table-cell table:formula="of:=SQRT([.H21])" office:value-type="float" office:value="1743.79038632115">
            <text:p>1743.7904</text:p>
          </table:table-cell>
          <table:table-cell table:formula="of:=SQRT([.I21])" office:value-type="float" office:value="2331.99792832837">
            <text:p>2331.9979</text:p>
          </table:table-cell>
          <table:table-cell table:formula="of:=SQRT([.J21])" office:value-type="float" office:value="2440.72031144165">
            <text:p>2440.7203</text:p>
          </table:table-cell>
          <table:table-cell table:formula="of:=SQRT([.K21])" office:value-type="float" office:value="3215.85361227784">
            <text:p>3215.8536</text:p>
          </table:table-cell>
          <table:table-cell table:formula="of:=[.$B$44]*[.A21]" office:value-type="float" office:value="447.676953138">
            <text:p>447.6770</text:p>
          </table:table-cell>
          <table:table-cell table:formula="of:=[.$B$45]*[.A21]" office:value-type="float" office:value="149.225651046">
            <text:p>149.2257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28701.4773956923">
            <text:p>2.87E+004</text:p>
          </table:table-cell>
          <table:table-cell office:value-type="float" office:value="223736.552922269">
            <text:p>2.24E+005</text:p>
          </table:table-cell>
          <table:table-cell office:value-type="float" office:value="468907.504467201">
            <text:p>4.69E+005</text:p>
          </table:table-cell>
          <table:table-cell office:value-type="float" office:value="1170000.00000207">
            <text:p>1.17E+006</text:p>
          </table:table-cell>
          <table:table-cell office:value-type="float" office:value="1187140.77802437">
            <text:p>1.19E+006</text:p>
          </table:table-cell>
          <table:table-cell office:value-type="float" office:value="2896263.44706997">
            <text:p>2.90E+006</text:p>
          </table:table-cell>
          <table:table-cell office:value-type="float" office:value="5443181.2923029">
            <text:p>5.44E+006</text:p>
          </table:table-cell>
          <table:table-cell office:value-type="float" office:value="5713250.24009832">
            <text:p>5.71E+006</text:p>
          </table:table-cell>
          <table:table-cell office:value-type="float" office:value="10393568.7077009">
            <text:p>1.04E+007</text:p>
          </table:table-cell>
          <table:table-cell/>
          <table:table-cell table:formula="of:=2*[.A22]/PI()" office:value-type="float" office:value="0.500000000001625">
            <text:p>0.5000</text:p>
          </table:table-cell>
          <table:table-cell table:formula="of:=SQRT([.C22])" office:value-type="float" office:value="169.415103800376">
            <text:p>169.4151</text:p>
          </table:table-cell>
          <table:table-cell table:formula="of:=SQRT([.D22])" office:value-type="float" office:value="473.007983994212">
            <text:p>473.0080</text:p>
          </table:table-cell>
          <table:table-cell table:formula="of:=SQRT([.E22])" office:value-type="float" office:value="684.768212220165">
            <text:p>684.7682</text:p>
          </table:table-cell>
          <table:table-cell table:formula="of:=SQRT([.F22])" office:value-type="float" office:value="1081.66538264015">
            <text:p>1081.6654</text:p>
          </table:table-cell>
          <table:table-cell table:formula="of:=SQRT([.G22])" office:value-type="float" office:value="1089.55990107216">
            <text:p>1089.5599</text:p>
          </table:table-cell>
          <table:table-cell table:formula="of:=SQRT([.H22])" office:value-type="float" office:value="1701.84119325805">
            <text:p>1701.8412</text:p>
          </table:table-cell>
          <table:table-cell table:formula="of:=SQRT([.I22])" office:value-type="float" office:value="2333.06264217292">
            <text:p>2333.0626</text:p>
          </table:table-cell>
          <table:table-cell table:formula="of:=SQRT([.J22])" office:value-type="float" office:value="2390.24062389089">
            <text:p>2390.2406</text:p>
          </table:table-cell>
          <table:table-cell table:formula="of:=SQRT([.K22])" office:value-type="float" office:value="3223.9058155754">
            <text:p>3223.9058</text:p>
          </table:table-cell>
          <table:table-cell table:formula="of:=[.$B$44]*[.A22]" office:value-type="float" office:value="471.23889804">
            <text:p>471.2389</text:p>
          </table:table-cell>
          <table:table-cell table:formula="of:=[.$B$45]*[.A22]" office:value-type="float" office:value="157.07963268">
            <text:p>157.0796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31993.4046272323">
            <text:p>3.20E+004</text:p>
          </table:table-cell>
          <table:table-cell office:value-type="float" office:value="247042.003462736">
            <text:p>2.47E+005</text:p>
          </table:table-cell>
          <table:table-cell office:value-type="float" office:value="445041.837947892">
            <text:p>4.45E+005</text:p>
          </table:table-cell>
          <table:table-cell office:value-type="float" office:value="1203073.38782264">
            <text:p>1.20E+006</text:p>
          </table:table-cell>
          <table:table-cell office:value-type="float" office:value="1227170.17408391">
            <text:p>1.23E+006</text:p>
          </table:table-cell>
          <table:table-cell office:value-type="float" office:value="2756739.63357795">
            <text:p>2.76E+006</text:p>
          </table:table-cell>
          <table:table-cell office:value-type="float" office:value="5448573.90222887">
            <text:p>5.45E+006</text:p>
          </table:table-cell>
          <table:table-cell office:value-type="float" office:value="5477822.12550824">
            <text:p>5.48E+006</text:p>
          </table:table-cell>
          <table:table-cell office:value-type="float" office:value="10449637.4768082">
            <text:p>1.04E+007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178.867002622709">
            <text:p>178.8670</text:p>
          </table:table-cell>
          <table:table-cell table:formula="of:=SQRT([.D23])" office:value-type="float" office:value="497.033201569811">
            <text:p>497.0332</text:p>
          </table:table-cell>
          <table:table-cell table:formula="of:=SQRT([.E23])" office:value-type="float" office:value="667.114561337026">
            <text:p>667.1146</text:p>
          </table:table-cell>
          <table:table-cell table:formula="of:=SQRT([.F23])" office:value-type="float" office:value="1096.84702115775">
            <text:p>1096.8470</text:p>
          </table:table-cell>
          <table:table-cell table:formula="of:=SQRT([.G23])" office:value-type="float" office:value="1107.77713195566">
            <text:p>1107.7771</text:p>
          </table:table-cell>
          <table:table-cell table:formula="of:=SQRT([.H23])" office:value-type="float" office:value="1660.34322764239">
            <text:p>1660.3432</text:p>
          </table:table-cell>
          <table:table-cell table:formula="of:=SQRT([.I23])" office:value-type="float" office:value="2334.21804941802">
            <text:p>2334.2180</text:p>
          </table:table-cell>
          <table:table-cell table:formula="of:=SQRT([.J23])" office:value-type="float" office:value="2340.47476498001">
            <text:p>2340.4748</text:p>
          </table:table-cell>
          <table:table-cell table:formula="of:=SQRT([.K23])" office:value-type="float" office:value="3232.58990235511">
            <text:p>3232.5899</text:p>
          </table:table-cell>
          <table:table-cell table:formula="of:=[.$B$44]*[.A23]" office:value-type="float" office:value="494.800842942">
            <text:p>494.8008</text:p>
          </table:table-cell>
          <table:table-cell table:formula="of:=[.$B$45]*[.A23]" office:value-type="float" office:value="164.933614314">
            <text:p>164.9336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35502.7839275793">
            <text:p>3.55E+004</text:p>
          </table:table-cell>
          <table:table-cell office:value-type="float" office:value="271593.808426499">
            <text:p>2.72E+005</text:p>
          </table:table-cell>
          <table:table-cell office:value-type="float" office:value="422092.049261366">
            <text:p>4.22E+005</text:p>
          </table:table-cell>
          <table:table-cell office:value-type="float" office:value="1238731.98391085">
            <text:p>1.24E+006</text:p>
          </table:table-cell>
          <table:table-cell office:value-type="float" office:value="1269299.87507006">
            <text:p>1.27E+006</text:p>
          </table:table-cell>
          <table:table-cell office:value-type="float" office:value="2622410.31917119">
            <text:p>2.62E+006</text:p>
          </table:table-cell>
          <table:table-cell office:value-type="float" office:value="5251129.62886004">
            <text:p>5.25E+006</text:p>
          </table:table-cell>
          <table:table-cell office:value-type="float" office:value="5454410.65987781">
            <text:p>5.45E+006</text:p>
          </table:table-cell>
          <table:table-cell office:value-type="float" office:value="10510066.2768899">
            <text:p>1.05E+007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188.421824446053">
            <text:p>188.4218</text:p>
          </table:table-cell>
          <table:table-cell table:formula="of:=SQRT([.D24])" office:value-type="float" office:value="521.146628528382">
            <text:p>521.1466</text:p>
          </table:table-cell>
          <table:table-cell table:formula="of:=SQRT([.E24])" office:value-type="float" office:value="649.686115952439">
            <text:p>649.6861</text:p>
          </table:table-cell>
          <table:table-cell table:formula="of:=SQRT([.F24])" office:value-type="float" office:value="1112.98337090491">
            <text:p>1112.9834</text:p>
          </table:table-cell>
          <table:table-cell table:formula="of:=SQRT([.G24])" office:value-type="float" office:value="1126.63209392865">
            <text:p>1126.6321</text:p>
          </table:table-cell>
          <table:table-cell table:formula="of:=SQRT([.H24])" office:value-type="float" office:value="1619.3857845403">
            <text:p>1619.3858</text:p>
          </table:table-cell>
          <table:table-cell table:formula="of:=SQRT([.I24])" office:value-type="float" office:value="2291.53433944596">
            <text:p>2291.5343</text:p>
          </table:table-cell>
          <table:table-cell table:formula="of:=SQRT([.J24])" office:value-type="float" office:value="2335.46797449201">
            <text:p>2335.4680</text:p>
          </table:table-cell>
          <table:table-cell table:formula="of:=SQRT([.K24])" office:value-type="float" office:value="3241.92323735308">
            <text:p>3241.9232</text:p>
          </table:table-cell>
          <table:table-cell table:formula="of:=[.$B$44]*[.A24]" office:value-type="float" office:value="518.362787844">
            <text:p>518.3628</text:p>
          </table:table-cell>
          <table:table-cell table:formula="of:=[.$B$45]*[.A24]" office:value-type="float" office:value="172.787595948">
            <text:p>172.7876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39235.7953377558">
            <text:p>3.92E+004</text:p>
          </table:table-cell>
          <table:table-cell office:value-type="float" office:value="297416.327108165">
            <text:p>2.97E+005</text:p>
          </table:table-cell>
          <table:table-cell office:value-type="float" office:value="400073.104492784">
            <text:p>4.00E+005</text:p>
          </table:table-cell>
          <table:table-cell office:value-type="float" office:value="1277039.28475218">
            <text:p>1.28E+006</text:p>
          </table:table-cell>
          <table:table-cell office:value-type="float" office:value="1313569.15450408">
            <text:p>1.31E+006</text:p>
          </table:table-cell>
          <table:table-cell office:value-type="float" office:value="2493364.91722447">
            <text:p>2.49E+006</text:p>
          </table:table-cell>
          <table:table-cell office:value-type="float" office:value="5033323.75805018">
            <text:p>5.03E+006</text:p>
          </table:table-cell>
          <table:table-cell office:value-type="float" office:value="5460706.29322209">
            <text:p>5.46E+006</text:p>
          </table:table-cell>
          <table:table-cell office:value-type="float" office:value="10574958.3776091">
            <text:p>1.06E+007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198.080274984047">
            <text:p>198.0803</text:p>
          </table:table-cell>
          <table:table-cell table:formula="of:=SQRT([.D25])" office:value-type="float" office:value="545.358897523608">
            <text:p>545.3589</text:p>
          </table:table-cell>
          <table:table-cell table:formula="of:=SQRT([.E25])" office:value-type="float" office:value="632.513323569381">
            <text:p>632.5133</text:p>
          </table:table-cell>
          <table:table-cell table:formula="of:=SQRT([.F25])" office:value-type="float" office:value="1130.06162874074">
            <text:p>1130.0616</text:p>
          </table:table-cell>
          <table:table-cell table:formula="of:=SQRT([.G25])" office:value-type="float" office:value="1146.11044603218">
            <text:p>1146.1104</text:p>
          </table:table-cell>
          <table:table-cell table:formula="of:=SQRT([.H25])" office:value-type="float" office:value="1579.0392386589">
            <text:p>1579.0392</text:p>
          </table:table-cell>
          <table:table-cell table:formula="of:=SQRT([.I25])" office:value-type="float" office:value="2243.50702206393">
            <text:p>2243.5070</text:p>
          </table:table-cell>
          <table:table-cell table:formula="of:=SQRT([.J25])" office:value-type="float" office:value="2336.81541701994">
            <text:p>2336.8154</text:p>
          </table:table-cell>
          <table:table-cell table:formula="of:=SQRT([.K25])" office:value-type="float" office:value="3251.91610863643">
            <text:p>3251.9161</text:p>
          </table:table-cell>
          <table:table-cell table:formula="of:=[.$B$44]*[.A25]" office:value-type="float" office:value="541.924732746">
            <text:p>541.9247</text:p>
          </table:table-cell>
          <table:table-cell table:formula="of:=[.$B$45]*[.A25]" office:value-type="float" office:value="180.641577582">
            <text:p>180.6416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43198.8383668293">
            <text:p>4.32E+004</text:p>
          </table:table-cell>
          <table:table-cell office:value-type="float" office:value="324536.471474815">
            <text:p>3.25E+005</text:p>
          </table:table-cell>
          <table:table-cell office:value-type="float" office:value="378987.629497055">
            <text:p>3.79E+005</text:p>
          </table:table-cell>
          <table:table-cell office:value-type="float" office:value="1318022.63808486">
            <text:p>1.32E+006</text:p>
          </table:table-cell>
          <table:table-cell office:value-type="float" office:value="1360021.85155845">
            <text:p>1.36E+006</text:p>
          </table:table-cell>
          <table:table-cell office:value-type="float" office:value="2369621.80671801">
            <text:p>2.37E+006</text:p>
          </table:table-cell>
          <table:table-cell office:value-type="float" office:value="4824435.81421933">
            <text:p>4.82E+006</text:p>
          </table:table-cell>
          <table:table-cell office:value-type="float" office:value="5467469.78078026">
            <text:p>5.47E+006</text:p>
          </table:table-cell>
          <table:table-cell office:value-type="float" office:value="10644355.6216608">
            <text:p>1.06E+007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207.84330243438">
            <text:p>207.8433</text:p>
          </table:table-cell>
          <table:table-cell table:formula="of:=SQRT([.D26])" office:value-type="float" office:value="569.681026079345">
            <text:p>569.6810</text:p>
          </table:table-cell>
          <table:table-cell table:formula="of:=SQRT([.E26])" office:value-type="float" office:value="615.619711751545">
            <text:p>615.6197</text:p>
          </table:table-cell>
          <table:table-cell table:formula="of:=SQRT([.F26])" office:value-type="float" office:value="1148.05167047693">
            <text:p>1148.0517</text:p>
          </table:table-cell>
          <table:table-cell table:formula="of:=SQRT([.G26])" office:value-type="float" office:value="1166.19974770982">
            <text:p>1166.1997</text:p>
          </table:table-cell>
          <table:table-cell table:formula="of:=SQRT([.H26])" office:value-type="float" office:value="1539.35759546572">
            <text:p>1539.3576</text:p>
          </table:table-cell>
          <table:table-cell table:formula="of:=SQRT([.I26])" office:value-type="float" office:value="2196.45983669616">
            <text:p>2196.4598</text:p>
          </table:table-cell>
          <table:table-cell table:formula="of:=SQRT([.J26])" office:value-type="float" office:value="2338.26212832955">
            <text:p>2338.2621</text:p>
          </table:table-cell>
          <table:table-cell table:formula="of:=SQRT([.K26])" office:value-type="float" office:value="3262.56886849317">
            <text:p>3262.5689</text:p>
          </table:table-cell>
          <table:table-cell table:formula="of:=[.$B$44]*[.A26]" office:value-type="float" office:value="565.486677648">
            <text:p>565.4867</text:p>
          </table:table-cell>
          <table:table-cell table:formula="of:=[.$B$45]*[.A26]" office:value-type="float" office:value="188.495559216">
            <text:p>188.4956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47398.551865731">
            <text:p>4.74E+004</text:p>
          </table:table-cell>
          <table:table-cell office:value-type="float" office:value="352983.652343721">
            <text:p>3.53E+005</text:p>
          </table:table-cell>
          <table:table-cell office:value-type="float" office:value="358828.44115716">
            <text:p>3.59E+005</text:p>
          </table:table-cell>
          <table:table-cell office:value-type="float" office:value="1361659.18808024">
            <text:p>1.36E+006</text:p>
          </table:table-cell>
          <table:table-cell office:value-type="float" office:value="1408706.26649771">
            <text:p>1.41E+006</text:p>
          </table:table-cell>
          <table:table-cell office:value-type="float" office:value="2251142.93339813">
            <text:p>2.25E+006</text:p>
          </table:table-cell>
          <table:table-cell office:value-type="float" office:value="4624401.97898302">
            <text:p>4.62E+006</text:p>
          </table:table-cell>
          <table:table-cell office:value-type="float" office:value="5474701.86464456">
            <text:p>5.47E+006</text:p>
          </table:table-cell>
          <table:table-cell office:value-type="float" office:value="10718214.7932045">
            <text:p>1.07E+007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217.712084794875">
            <text:p>217.7121</text:p>
          </table:table-cell>
          <table:table-cell table:formula="of:=SQRT([.D27])" office:value-type="float" office:value="594.124273484699">
            <text:p>594.1243</text:p>
          </table:table-cell>
          <table:table-cell table:formula="of:=SQRT([.E27])" office:value-type="float" office:value="599.022905369369">
            <text:p>599.0229</text:p>
          </table:table-cell>
          <table:table-cell table:formula="of:=SQRT([.F27])" office:value-type="float" office:value="1166.90153315532">
            <text:p>1166.9015</text:p>
          </table:table-cell>
          <table:table-cell table:formula="of:=SQRT([.G27])" office:value-type="float" office:value="1186.88932360929">
            <text:p>1186.8893</text:p>
          </table:table-cell>
          <table:table-cell table:formula="of:=SQRT([.H27])" office:value-type="float" office:value="1500.3809294303">
            <text:p>1500.3809</text:p>
          </table:table-cell>
          <table:table-cell table:formula="of:=SQRT([.I27])" office:value-type="float" office:value="2150.44227520364">
            <text:p>2150.4423</text:p>
          </table:table-cell>
          <table:table-cell table:formula="of:=SQRT([.J27])" office:value-type="float" office:value="2339.80808286589">
            <text:p>2339.8081</text:p>
          </table:table-cell>
          <table:table-cell table:formula="of:=SQRT([.K27])" office:value-type="float" office:value="3273.86847524523">
            <text:p>3273.8685</text:p>
          </table:table-cell>
          <table:table-cell table:formula="of:=[.$B$44]*[.A27]" office:value-type="float" office:value="589.04862255">
            <text:p>589.0486</text:p>
          </table:table-cell>
          <table:table-cell table:formula="of:=[.$B$45]*[.A27]" office:value-type="float" office:value="196.34954085">
            <text:p>196.3495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51841.8180918118">
            <text:p>5.18E+004</text:p>
          </table:table-cell>
          <table:table-cell office:value-type="float" office:value="339580.767440448">
            <text:p>3.40E+005</text:p>
          </table:table-cell>
          <table:table-cell office:value-type="float" office:value="382789.61085519">
            <text:p>3.83E+005</text:p>
          </table:table-cell>
          <table:table-cell office:value-type="float" office:value="1407859.0200987">
            <text:p>1.41E+006</text:p>
          </table:table-cell>
          <table:table-cell office:value-type="float" office:value="1459674.86498983">
            <text:p>1.46E+006</text:p>
          </table:table-cell>
          <table:table-cell office:value-type="float" office:value="2137846.64480566">
            <text:p>2.14E+006</text:p>
          </table:table-cell>
          <table:table-cell office:value-type="float" office:value="4433084.92458099">
            <text:p>4.43E+006</text:p>
          </table:table-cell>
          <table:table-cell office:value-type="float" office:value="5482392.02507621">
            <text:p>5.48E+006</text:p>
          </table:table-cell>
          <table:table-cell office:value-type="float" office:value="10796379.3206072">
            <text:p>1.08E+007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227.687984074285">
            <text:p>227.6880</text:p>
          </table:table-cell>
          <table:table-cell table:formula="of:=SQRT([.D28])" office:value-type="float" office:value="582.735589646323">
            <text:p>582.7356</text:p>
          </table:table-cell>
          <table:table-cell table:formula="of:=SQRT([.E28])" office:value-type="float" office:value="618.699936039426">
            <text:p>618.6999</text:p>
          </table:table-cell>
          <table:table-cell table:formula="of:=SQRT([.F28])" office:value-type="float" office:value="1186.53235105441">
            <text:p>1186.5324</text:p>
          </table:table-cell>
          <table:table-cell table:formula="of:=SQRT([.G28])" office:value-type="float" office:value="1208.17004804366">
            <text:p>1208.1700</text:p>
          </table:table-cell>
          <table:table-cell table:formula="of:=SQRT([.H28])" office:value-type="float" office:value="1462.13769693749">
            <text:p>1462.1377</text:p>
          </table:table-cell>
          <table:table-cell table:formula="of:=SQRT([.I28])" office:value-type="float" office:value="2105.48923639637">
            <text:p>2105.4892</text:p>
          </table:table-cell>
          <table:table-cell table:formula="of:=SQRT([.J28])" office:value-type="float" office:value="2341.45083763811">
            <text:p>2341.4508</text:p>
          </table:table-cell>
          <table:table-cell table:formula="of:=SQRT([.K28])" office:value-type="float" office:value="3285.7844300269">
            <text:p>3285.7844</text:p>
          </table:table-cell>
          <table:table-cell table:formula="of:=[.$B$44]*[.A28]" office:value-type="float" office:value="612.610567452">
            <text:p>612.6106</text:p>
          </table:table-cell>
          <table:table-cell table:formula="of:=[.$B$45]*[.A28]" office:value-type="float" office:value="204.203522484">
            <text:p>204.2035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56535.7412153536">
            <text:p>5.65E+004</text:p>
          </table:table-cell>
          <table:table-cell office:value-type="float" office:value="321224.179662241">
            <text:p>3.21E+005</text:p>
          </table:table-cell>
          <table:table-cell office:value-type="float" office:value="413988.0721042">
            <text:p>4.14E+005</text:p>
          </table:table-cell>
          <table:table-cell office:value-type="float" office:value="1456445.63539459">
            <text:p>1.46E+006</text:p>
          </table:table-cell>
          <table:table-cell office:value-type="float" office:value="1512983.68687563">
            <text:p>1.51E+006</text:p>
          </table:table-cell>
          <table:table-cell office:value-type="float" office:value="2029618.90420704">
            <text:p>2.03E+006</text:p>
          </table:table-cell>
          <table:table-cell office:value-type="float" office:value="4250292.68989183">
            <text:p>4.25E+006</text:p>
          </table:table-cell>
          <table:table-cell office:value-type="float" office:value="5490514.92684369">
            <text:p>5.49E+006</text:p>
          </table:table-cell>
          <table:table-cell office:value-type="float" office:value="10878546.5455979">
            <text:p>1.09E+007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237.772456805564">
            <text:p>237.7725</text:p>
          </table:table-cell>
          <table:table-cell table:formula="of:=SQRT([.D29])" office:value-type="float" office:value="566.766424254508">
            <text:p>566.7664</text:p>
          </table:table-cell>
          <table:table-cell table:formula="of:=SQRT([.E29])" office:value-type="float" office:value="643.419048602231">
            <text:p>643.4190</text:p>
          </table:table-cell>
          <table:table-cell table:formula="of:=SQRT([.F29])" office:value-type="float" office:value="1206.83289456105">
            <text:p>1206.8329</text:p>
          </table:table-cell>
          <table:table-cell table:formula="of:=SQRT([.G29])" office:value-type="float" office:value="1230.0340185847">
            <text:p>1230.0340</text:p>
          </table:table-cell>
          <table:table-cell table:formula="of:=SQRT([.H29])" office:value-type="float" office:value="1424.64694019502">
            <text:p>1424.6469</text:p>
          </table:table-cell>
          <table:table-cell table:formula="of:=SQRT([.I29])" office:value-type="float" office:value="2061.62379931253">
            <text:p>2061.6238</text:p>
          </table:table-cell>
          <table:table-cell table:formula="of:=SQRT([.J29])" office:value-type="float" office:value="2343.18478290631">
            <text:p>2343.1848</text:p>
          </table:table-cell>
          <table:table-cell table:formula="of:=SQRT([.K29])" office:value-type="float" office:value="3298.26417159055">
            <text:p>3298.2642</text:p>
          </table:table-cell>
          <table:table-cell table:formula="of:=[.$B$44]*[.A29]" office:value-type="float" office:value="636.172512354">
            <text:p>636.1725</text:p>
          </table:table-cell>
          <table:table-cell table:formula="of:=[.$B$45]*[.A29]" office:value-type="float" office:value="212.057504118">
            <text:p>212.0575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61487.5846573146">
            <text:p>6.15E+004</text:p>
          </table:table-cell>
          <table:table-cell office:value-type="float" office:value="303734.275841376">
            <text:p>3.04E+005</text:p>
          </table:table-cell>
          <table:table-cell office:value-type="float" office:value="446614.116384017">
            <text:p>4.47E+005</text:p>
          </table:table-cell>
          <table:table-cell office:value-type="float" office:value="1507134.31695598">
            <text:p>1.51E+006</text:p>
          </table:table-cell>
          <table:table-cell office:value-type="float" office:value="1568691.28589258">
            <text:p>1.57E+006</text:p>
          </table:table-cell>
          <table:table-cell office:value-type="float" office:value="1926323.12428191">
            <text:p>1.93E+006</text:p>
          </table:table-cell>
          <table:table-cell office:value-type="float" office:value="4075795.22584624">
            <text:p>4.08E+006</text:p>
          </table:table-cell>
          <table:table-cell office:value-type="float" office:value="5499026.42528759">
            <text:p>5.50E+006</text:p>
          </table:table-cell>
          <table:table-cell office:value-type="float" office:value="10964231.5137223">
            <text:p>1.10E+007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247.966902342459">
            <text:p>247.9669</text:p>
          </table:table-cell>
          <table:table-cell table:formula="of:=SQRT([.D30])" office:value-type="float" office:value="551.1209266952">
            <text:p>551.1209</text:p>
          </table:table-cell>
          <table:table-cell table:formula="of:=SQRT([.E30])" office:value-type="float" office:value="668.291939487539">
            <text:p>668.2919</text:p>
          </table:table-cell>
          <table:table-cell table:formula="of:=SQRT([.F30])" office:value-type="float" office:value="1227.65398910116">
            <text:p>1227.6540</text:p>
          </table:table-cell>
          <table:table-cell table:formula="of:=SQRT([.G30])" office:value-type="float" office:value="1252.47406595609">
            <text:p>1252.4741</text:p>
          </table:table-cell>
          <table:table-cell table:formula="of:=SQRT([.H30])" office:value-type="float" office:value="1387.92043153846">
            <text:p>1387.9204</text:p>
          </table:table-cell>
          <table:table-cell table:formula="of:=SQRT([.I30])" office:value-type="float" office:value="2018.859882668">
            <text:p>2018.8599</text:p>
          </table:table-cell>
          <table:table-cell table:formula="of:=SQRT([.J30])" office:value-type="float" office:value="2345.00030389925">
            <text:p>2345.0003</text:p>
          </table:table-cell>
          <table:table-cell table:formula="of:=SQRT([.K30])" office:value-type="float" office:value="3311.22809750737">
            <text:p>3311.2281</text:p>
          </table:table-cell>
          <table:table-cell table:formula="of:=[.$B$44]*[.A30]" office:value-type="float" office:value="659.734457256">
            <text:p>659.7345</text:p>
          </table:table-cell>
          <table:table-cell table:formula="of:=[.$B$45]*[.A30]" office:value-type="float" office:value="219.911485752">
            <text:p>219.9115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66704.6409960569">
            <text:p>6.67E+004</text:p>
          </table:table-cell>
          <table:table-cell office:value-type="float" office:value="287084.16988786">
            <text:p>2.87E+005</text:p>
          </table:table-cell>
          <table:table-cell office:value-type="float" office:value="480703.089428609">
            <text:p>4.81E+005</text:p>
          </table:table-cell>
          <table:table-cell office:value-type="float" office:value="1559509.57680953">
            <text:p>1.56E+006</text:p>
          </table:table-cell>
          <table:table-cell office:value-type="float" office:value="1626856.90337439">
            <text:p>1.63E+006</text:p>
          </table:table-cell>
          <table:table-cell office:value-type="float" office:value="1827808.9646718">
            <text:p>1.83E+006</text:p>
          </table:table-cell>
          <table:table-cell office:value-type="float" office:value="3909339.1862783">
            <text:p>3.91E+006</text:p>
          </table:table-cell>
          <table:table-cell office:value-type="float" office:value="5507859.33617913">
            <text:p>5.51E+006</text:p>
          </table:table-cell>
          <table:table-cell office:value-type="float" office:value="11052729.2940586">
            <text:p>1.11E+007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258.272416250859">
            <text:p>258.2724</text:p>
          </table:table-cell>
          <table:table-cell table:formula="of:=SQRT([.D31])" office:value-type="float" office:value="535.802360845732">
            <text:p>535.8024</text:p>
          </table:table-cell>
          <table:table-cell table:formula="of:=SQRT([.E31])" office:value-type="float" office:value="693.327548442011">
            <text:p>693.3275</text:p>
          </table:table-cell>
          <table:table-cell table:formula="of:=SQRT([.F31])" office:value-type="float" office:value="1248.8032578471">
            <text:p>1248.8033</text:p>
          </table:table-cell>
          <table:table-cell table:formula="of:=SQRT([.G31])" office:value-type="float" office:value="1275.48300787364">
            <text:p>1275.4830</text:p>
          </table:table-cell>
          <table:table-cell table:formula="of:=SQRT([.H31])" office:value-type="float" office:value="1351.96485334191">
            <text:p>1351.9649</text:p>
          </table:table-cell>
          <table:table-cell table:formula="of:=SQRT([.I31])" office:value-type="float" office:value="1977.20489233622">
            <text:p>1977.2049</text:p>
          </table:table-cell>
          <table:table-cell table:formula="of:=SQRT([.J31])" office:value-type="float" office:value="2346.88289784112">
            <text:p>2346.8829</text:p>
          </table:table-cell>
          <table:table-cell table:formula="of:=SQRT([.K31])" office:value-type="float" office:value="3324.56452698073">
            <text:p>3324.5645</text:p>
          </table:table-cell>
          <table:table-cell table:formula="of:=[.$B$44]*[.A31]" office:value-type="float" office:value="683.296402158">
            <text:p>683.2964</text:p>
          </table:table-cell>
          <table:table-cell table:formula="of:=[.$B$45]*[.A31]" office:value-type="float" office:value="227.765467386">
            <text:p>227.7655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72193.9881741824">
            <text:p>7.22E+004</text:p>
          </table:table-cell>
          <table:table-cell office:value-type="float" office:value="271245.863393676">
            <text:p>2.71E+005</text:p>
          </table:table-cell>
          <table:table-cell office:value-type="float" office:value="516288.735223893">
            <text:p>5.16E+005</text:p>
          </table:table-cell>
          <table:table-cell office:value-type="float" office:value="1613003.71015445">
            <text:p>1.61E+006</text:p>
          </table:table-cell>
          <table:table-cell office:value-type="float" office:value="1687537.34923596">
            <text:p>1.69E+006</text:p>
          </table:table-cell>
          <table:table-cell office:value-type="float" office:value="1733920.58634343">
            <text:p>1.73E+006</text:p>
          </table:table-cell>
          <table:table-cell office:value-type="float" office:value="3750661.78844212">
            <text:p>3.75E+006</text:p>
          </table:table-cell>
          <table:table-cell office:value-type="float" office:value="5516919.33016614">
            <text:p>5.52E+006</text:p>
          </table:table-cell>
          <table:table-cell office:value-type="float" office:value="11143079.2312042">
            <text:p>1.11E+007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268.689389768525">
            <text:p>268.6894</text:p>
          </table:table-cell>
          <table:table-cell table:formula="of:=SQRT([.D32])" office:value-type="float" office:value="520.812695115697">
            <text:p>520.8127</text:p>
          </table:table-cell>
          <table:table-cell table:formula="of:=SQRT([.E32])" office:value-type="float" office:value="718.53234807063">
            <text:p>718.5323</text:p>
          </table:table-cell>
          <table:table-cell table:formula="of:=SQRT([.F32])" office:value-type="float" office:value="1270.04083011313">
            <text:p>1270.0408</text:p>
          </table:table-cell>
          <table:table-cell table:formula="of:=SQRT([.G32])" office:value-type="float" office:value="1299.05248132474">
            <text:p>1299.0525</text:p>
          </table:table-cell>
          <table:table-cell table:formula="of:=SQRT([.H32])" office:value-type="float" office:value="1316.78418366239">
            <text:p>1316.7842</text:p>
          </table:table-cell>
          <table:table-cell table:formula="of:=SQRT([.I32])" office:value-type="float" office:value="1936.66253860659">
            <text:p>1936.6625</text:p>
          </table:table-cell>
          <table:table-cell table:formula="of:=SQRT([.J32])" office:value-type="float" office:value="2348.81232331707">
            <text:p>2348.8123</text:p>
          </table:table-cell>
          <table:table-cell table:formula="of:=SQRT([.K32])" office:value-type="float" office:value="3338.1251071828">
            <text:p>3338.1251</text:p>
          </table:table-cell>
          <table:table-cell table:formula="of:=[.$B$44]*[.A32]" office:value-type="float" office:value="706.85834706">
            <text:p>706.8583</text:p>
          </table:table-cell>
          <table:table-cell table:formula="of:=[.$B$45]*[.A32]" office:value-type="float" office:value="235.61944902">
            <text:p>235.6194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77962.0465215629">
            <text:p>7.80E+004</text:p>
          </table:table-cell>
          <table:table-cell office:value-type="float" office:value="256191.615852285">
            <text:p>2.56E+005</text:p>
          </table:table-cell>
          <table:table-cell office:value-type="float" office:value="553399.966537454">
            <text:p>5.53E+005</text:p>
          </table:table-cell>
          <table:table-cell office:value-type="float" office:value="1644505.12273353">
            <text:p>1.64E+006</text:p>
          </table:table-cell>
          <table:table-cell office:value-type="float" office:value="1666879.47428763">
            <text:p>1.67E+006</text:p>
          </table:table-cell>
          <table:table-cell office:value-type="float" office:value="1750781.61604351">
            <text:p>1.75E+006</text:p>
          </table:table-cell>
          <table:table-cell office:value-type="float" office:value="3599505.01247788">
            <text:p>3.60E+006</text:p>
          </table:table-cell>
          <table:table-cell office:value-type="float" office:value="5526081.50191133">
            <text:p>5.53E+006</text:p>
          </table:table-cell>
          <table:table-cell office:value-type="float" office:value="11234036.1878065">
            <text:p>1.12E+007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279.216844981751">
            <text:p>279.2168</text:p>
          </table:table-cell>
          <table:table-cell table:formula="of:=SQRT([.D33])" office:value-type="float" office:value="506.153747247104">
            <text:p>506.1537</text:p>
          </table:table-cell>
          <table:table-cell table:formula="of:=SQRT([.E33])" office:value-type="float" office:value="743.908574044858">
            <text:p>743.9086</text:p>
          </table:table-cell>
          <table:table-cell table:formula="of:=SQRT([.F33])" office:value-type="float" office:value="1282.38259608181">
            <text:p>1282.3826</text:p>
          </table:table-cell>
          <table:table-cell table:formula="of:=SQRT([.G33])" office:value-type="float" office:value="1291.07686614223">
            <text:p>1291.0769</text:p>
          </table:table-cell>
          <table:table-cell table:formula="of:=SQRT([.H33])" office:value-type="float" office:value="1323.17104564886">
            <text:p>1323.1710</text:p>
          </table:table-cell>
          <table:table-cell table:formula="of:=SQRT([.I33])" office:value-type="float" office:value="1897.23615095166">
            <text:p>1897.2362</text:p>
          </table:table-cell>
          <table:table-cell table:formula="of:=SQRT([.J33])" office:value-type="float" office:value="2350.761898175">
            <text:p>2350.7619</text:p>
          </table:table-cell>
          <table:table-cell table:formula="of:=SQRT([.K33])" office:value-type="float" office:value="3351.72137681617">
            <text:p>3351.7214</text:p>
          </table:table-cell>
          <table:table-cell table:formula="of:=[.$B$44]*[.A33]" office:value-type="float" office:value="730.420291962">
            <text:p>730.4203</text:p>
          </table:table-cell>
          <table:table-cell table:formula="of:=[.$B$45]*[.A33]" office:value-type="float" office:value="243.473430654">
            <text:p>243.473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84013.7701376689">
            <text:p>8.40E+004</text:p>
          </table:table-cell>
          <table:table-cell office:value-type="float" office:value="241895.508529748">
            <text:p>2.42E+005</text:p>
          </table:table-cell>
          <table:table-cell office:value-type="float" office:value="592055.137111177">
            <text:p>5.92E+005</text:p>
          </table:table-cell>
          <table:table-cell office:value-type="float" office:value="1559422.66941607">
            <text:p>1.56E+006</text:p>
          </table:table-cell>
          <table:table-cell office:value-type="float" office:value="1720220.92032818">
            <text:p>1.72E+006</text:p>
          </table:table-cell>
          <table:table-cell office:value-type="float" office:value="1816621.33248932">
            <text:p>1.82E+006</text:p>
          </table:table-cell>
          <table:table-cell office:value-type="float" office:value="3455632.31263974">
            <text:p>3.46E+006</text:p>
          </table:table-cell>
          <table:table-cell office:value-type="float" office:value="5535188.36040284">
            <text:p>5.54E+006</text:p>
          </table:table-cell>
          <table:table-cell office:value-type="float" office:value="11324055.5165404">
            <text:p>1.13E+007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289.851289694679">
            <text:p>289.8513</text:p>
          </table:table-cell>
          <table:table-cell table:formula="of:=SQRT([.D34])" office:value-type="float" office:value="491.828739023807">
            <text:p>491.8287</text:p>
          </table:table-cell>
          <table:table-cell table:formula="of:=SQRT([.E34])" office:value-type="float" office:value="769.451192156577">
            <text:p>769.4512</text:p>
          </table:table-cell>
          <table:table-cell table:formula="of:=SQRT([.F34])" office:value-type="float" office:value="1248.76846109119">
            <text:p>1248.7685</text:p>
          </table:table-cell>
          <table:table-cell table:formula="of:=SQRT([.G34])" office:value-type="float" office:value="1311.57192724158">
            <text:p>1311.5719</text:p>
          </table:table-cell>
          <table:table-cell table:formula="of:=SQRT([.H34])" office:value-type="float" office:value="1347.82095713389">
            <text:p>1347.8210</text:p>
          </table:table-cell>
          <table:table-cell table:formula="of:=SQRT([.I34])" office:value-type="float" office:value="1858.93311139474">
            <text:p>1858.9331</text:p>
          </table:table-cell>
          <table:table-cell table:formula="of:=SQRT([.J34])" office:value-type="float" office:value="2352.69810226532">
            <text:p>2352.6981</text:p>
          </table:table-cell>
          <table:table-cell table:formula="of:=SQRT([.K34])" office:value-type="float" office:value="3365.12340286956">
            <text:p>3365.1234</text:p>
          </table:table-cell>
          <table:table-cell table:formula="of:=[.$B$44]*[.A34]" office:value-type="float" office:value="753.982236864">
            <text:p>753.9822</text:p>
          </table:table-cell>
          <table:table-cell table:formula="of:=[.$B$45]*[.A34]" office:value-type="float" office:value="251.327412288">
            <text:p>251.3274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90351.1282360817">
            <text:p>9.04E+004</text:p>
          </table:table-cell>
          <table:table-cell office:value-type="float" office:value="228335.572731673">
            <text:p>2.28E+005</text:p>
          </table:table-cell>
          <table:table-cell office:value-type="float" office:value="632251.475479023">
            <text:p>6.32E+005</text:p>
          </table:table-cell>
          <table:table-cell office:value-type="float" office:value="1478560.2838325">
            <text:p>1.48E+006</text:p>
          </table:table-cell>
          <table:table-cell office:value-type="float" office:value="1771937.1706037">
            <text:p>1.77E+006</text:p>
          </table:table-cell>
          <table:table-cell office:value-type="float" office:value="1885053.15247036">
            <text:p>1.89E+006</text:p>
          </table:table-cell>
          <table:table-cell office:value-type="float" office:value="3318851.99928247">
            <text:p>3.32E+006</text:p>
          </table:table-cell>
          <table:table-cell office:value-type="float" office:value="5544050.14117887">
            <text:p>5.54E+006</text:p>
          </table:table-cell>
          <table:table-cell office:value-type="float" office:value="11411299.7675263">
            <text:p>1.14E+007</text:p>
          </table:table-cell>
          <table:table-cell/>
          <table:table-cell table:formula="of:=2*[.A35]/PI()" office:value-type="float" office:value="0.82500000000268">
            <text:p>0.8250</text:p>
          </table:table-cell>
          <table:table-cell table:formula="of:=SQRT([.C35])" office:value-type="float" office:value="300.584644045703">
            <text:p>300.5846</text:p>
          </table:table-cell>
          <table:table-cell table:formula="of:=SQRT([.D35])" office:value-type="float" office:value="477.844716128235">
            <text:p>477.8447</text:p>
          </table:table-cell>
          <table:table-cell table:formula="of:=SQRT([.E35])" office:value-type="float" office:value="795.142424650467">
            <text:p>795.1424</text:p>
          </table:table-cell>
          <table:table-cell table:formula="of:=SQRT([.F35])" office:value-type="float" office:value="1215.9606423863">
            <text:p>1215.9606</text:p>
          </table:table-cell>
          <table:table-cell table:formula="of:=SQRT([.G35])" office:value-type="float" office:value="1331.14130377045">
            <text:p>1331.1413</text:p>
          </table:table-cell>
          <table:table-cell table:formula="of:=SQRT([.H35])" office:value-type="float" office:value="1372.97237862615">
            <text:p>1372.9724</text:p>
          </table:table-cell>
          <table:table-cell table:formula="of:=SQRT([.I35])" office:value-type="float" office:value="1821.7716649686">
            <text:p>1821.7717</text:p>
          </table:table-cell>
          <table:table-cell table:formula="of:=SQRT([.J35])" office:value-type="float" office:value="2354.58067204733">
            <text:p>2354.5807</text:p>
          </table:table-cell>
          <table:table-cell table:formula="of:=SQRT([.K35])" office:value-type="float" office:value="3378.06153992586">
            <text:p>3378.0615</text:p>
          </table:table-cell>
          <table:table-cell table:formula="of:=[.$B$44]*[.A35]" office:value-type="float" office:value="777.544181766">
            <text:p>777.5442</text:p>
          </table:table-cell>
          <table:table-cell table:formula="of:=[.$B$45]*[.A35]" office:value-type="float" office:value="259.181393922">
            <text:p>259.1814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96970.1108658486">
            <text:p>9.70E+004</text:p>
          </table:table-cell>
          <table:table-cell office:value-type="float" office:value="215497.271544031">
            <text:p>2.15E+005</text:p>
          </table:table-cell>
          <table:table-cell office:value-type="float" office:value="673944.512680719">
            <text:p>6.74E+005</text:p>
          </table:table-cell>
          <table:table-cell office:value-type="float" office:value="1401855.29771402">
            <text:p>1.40E+006</text:p>
          </table:table-cell>
          <table:table-cell office:value-type="float" office:value="1820784.06712008">
            <text:p>1.82E+006</text:p>
          </table:table-cell>
          <table:table-cell office:value-type="float" office:value="1956004.44912997">
            <text:p>1.96E+006</text:p>
          </table:table-cell>
          <table:table-cell office:value-type="float" office:value="3189056.1494437">
            <text:p>3.19E+006</text:p>
          </table:table-cell>
          <table:table-cell office:value-type="float" office:value="5552448.37971045">
            <text:p>5.55E+006</text:p>
          </table:table-cell>
          <table:table-cell office:value-type="float" office:value="11493675.345021">
            <text:p>1.15E+007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311.400242237941">
            <text:p>311.4002</text:p>
          </table:table-cell>
          <table:table-cell table:formula="of:=SQRT([.D36])" office:value-type="float" office:value="464.21683677354">
            <text:p>464.2168</text:p>
          </table:table-cell>
          <table:table-cell table:formula="of:=SQRT([.E36])" office:value-type="float" office:value="820.94123582673">
            <text:p>820.9412</text:p>
          </table:table-cell>
          <table:table-cell table:formula="of:=SQRT([.F36])" office:value-type="float" office:value="1183.99970342649">
            <text:p>1183.9997</text:p>
          </table:table-cell>
          <table:table-cell table:formula="of:=SQRT([.G36])" office:value-type="float" office:value="1349.36431964095">
            <text:p>1349.3643</text:p>
          </table:table-cell>
          <table:table-cell table:formula="of:=SQRT([.H36])" office:value-type="float" office:value="1398.57228956174">
            <text:p>1398.5723</text:p>
          </table:table-cell>
          <table:table-cell table:formula="of:=SQRT([.I36])" office:value-type="float" office:value="1785.79286297255">
            <text:p>1785.7929</text:p>
          </table:table-cell>
          <table:table-cell table:formula="of:=SQRT([.J36])" office:value-type="float" office:value="2356.36338023456">
            <text:p>2356.3634</text:p>
          </table:table-cell>
          <table:table-cell table:formula="of:=SQRT([.K36])" office:value-type="float" office:value="3390.23234381082">
            <text:p>3390.2323</text:p>
          </table:table-cell>
          <table:table-cell table:formula="of:=[.$B$44]*[.A36]" office:value-type="float" office:value="801.106126668">
            <text:p>801.1061</text:p>
          </table:table-cell>
          <table:table-cell table:formula="of:=[.$B$45]*[.A36]" office:value-type="float" office:value="267.035375556">
            <text:p>267.0354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103854.403731262">
            <text:p>1.04E+005</text:p>
          </table:table-cell>
          <table:table-cell office:value-type="float" office:value="203380.210807175">
            <text:p>2.03E+005</text:p>
          </table:table-cell>
          <table:table-cell office:value-type="float" office:value="717005.100792532">
            <text:p>7.17E+005</text:p>
          </table:table-cell>
          <table:table-cell office:value-type="float" office:value="1329340.46273522">
            <text:p>1.33E+006</text:p>
          </table:table-cell>
          <table:table-cell office:value-type="float" office:value="1865407.66479951">
            <text:p>1.87E+006</text:p>
          </table:table-cell>
          <table:table-cell office:value-type="float" office:value="2029261.5665839">
            <text:p>2.03E+006</text:p>
          </table:table-cell>
          <table:table-cell office:value-type="float" office:value="3066295.99110008">
            <text:p>3.07E+006</text:p>
          </table:table-cell>
          <table:table-cell office:value-type="float" office:value="5560143.52075213">
            <text:p>5.56E+006</text:p>
          </table:table-cell>
          <table:table-cell office:value-type="float" office:value="11568905.7230003">
            <text:p>1.16E+007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322.264493438638">
            <text:p>322.2645</text:p>
          </table:table-cell>
          <table:table-cell table:formula="of:=SQRT([.D37])" office:value-type="float" office:value="450.976951525436">
            <text:p>450.9770</text:p>
          </table:table-cell>
          <table:table-cell table:formula="of:=SQRT([.E37])" office:value-type="float" office:value="846.76153714758">
            <text:p>846.7615</text:p>
          </table:table-cell>
          <table:table-cell table:formula="of:=SQRT([.F37])" office:value-type="float" office:value="1152.97027833991">
            <text:p>1152.9703</text:p>
          </table:table-cell>
          <table:table-cell table:formula="of:=SQRT([.G37])" office:value-type="float" office:value="1365.79927690694">
            <text:p>1365.7993</text:p>
          </table:table-cell>
          <table:table-cell table:formula="of:=SQRT([.H37])" office:value-type="float" office:value="1424.52152197989">
            <text:p>1424.5215</text:p>
          </table:table-cell>
          <table:table-cell table:formula="of:=SQRT([.I37])" office:value-type="float" office:value="1751.0842330111">
            <text:p>1751.0842</text:p>
          </table:table-cell>
          <table:table-cell table:formula="of:=SQRT([.J37])" office:value-type="float" office:value="2357.99565749221">
            <text:p>2357.9957</text:p>
          </table:table-cell>
          <table:table-cell table:formula="of:=SQRT([.K37])" office:value-type="float" office:value="3401.30941300557">
            <text:p>3401.3094</text:p>
          </table:table-cell>
          <table:table-cell table:formula="of:=[.$B$44]*[.A37]" office:value-type="float" office:value="824.66807157">
            <text:p>824.6681</text:p>
          </table:table-cell>
          <table:table-cell table:formula="of:=[.$B$45]*[.A37]" office:value-type="float" office:value="274.88935719">
            <text:p>274.889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10960.74080611">
            <text:p>1.11E+005</text:p>
          </table:table-cell>
          <table:table-cell office:value-type="float" office:value="192013.08811712">
            <text:p>1.92E+005</text:p>
          </table:table-cell>
          <table:table-cell office:value-type="float" office:value="761121.14457554">
            <text:p>7.61E+005</text:p>
          </table:table-cell>
          <table:table-cell office:value-type="float" office:value="1261243.90729613">
            <text:p>1.26E+006</text:p>
          </table:table-cell>
          <table:table-cell office:value-type="float" office:value="1904411.13860832">
            <text:p>1.90E+006</text:p>
          </table:table-cell>
          <table:table-cell office:value-type="float" office:value="2104305.49923729">
            <text:p>2.10E+006</text:p>
          </table:table-cell>
          <table:table-cell office:value-type="float" office:value="2950949.059901">
            <text:p>2.95E+006</text:p>
          </table:table-cell>
          <table:table-cell office:value-type="float" office:value="5566886.89852119">
            <text:p>5.57E+006</text:p>
          </table:table-cell>
          <table:table-cell office:value-type="float" office:value="11634643.800726">
            <text:p>1.16E+007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333.107701511253">
            <text:p>333.1077</text:p>
          </table:table-cell>
          <table:table-cell table:formula="of:=SQRT([.D38])" office:value-type="float" office:value="438.192980451673">
            <text:p>438.1930</text:p>
          </table:table-cell>
          <table:table-cell table:formula="of:=SQRT([.E38])" office:value-type="float" office:value="872.422572252426">
            <text:p>872.4226</text:p>
          </table:table-cell>
          <table:table-cell table:formula="of:=SQRT([.F38])" office:value-type="float" office:value="1123.05115969671">
            <text:p>1123.0512</text:p>
          </table:table-cell>
          <table:table-cell table:formula="of:=SQRT([.G38])" office:value-type="float" office:value="1380.00403572175">
            <text:p>1380.0040</text:p>
          </table:table-cell>
          <table:table-cell table:formula="of:=SQRT([.H38])" office:value-type="float" office:value="1450.62245234151">
            <text:p>1450.6225</text:p>
          </table:table-cell>
          <table:table-cell table:formula="of:=SQRT([.I38])" office:value-type="float" office:value="1717.83266353303">
            <text:p>1717.8327</text:p>
          </table:table-cell>
          <table:table-cell table:formula="of:=SQRT([.J38])" office:value-type="float" office:value="2359.42512034631">
            <text:p>2359.4251</text:p>
          </table:table-cell>
          <table:table-cell table:formula="of:=SQRT([.K38])" office:value-type="float" office:value="3410.95936661902">
            <text:p>3410.9594</text:p>
          </table:table-cell>
          <table:table-cell table:formula="of:=[.$B$44]*[.A38]" office:value-type="float" office:value="848.230016472">
            <text:p>848.2300</text:p>
          </table:table-cell>
          <table:table-cell table:formula="of:=[.$B$45]*[.A38]" office:value-type="float" office:value="282.743338824">
            <text:p>282.7433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18180.723133366">
            <text:p>1.18E+005</text:p>
          </table:table-cell>
          <table:table-cell office:value-type="float" office:value="181492.106088721">
            <text:p>1.81E+005</text:p>
          </table:table-cell>
          <table:table-cell office:value-type="float" office:value="805546.2862351">
            <text:p>8.06E+005</text:p>
          </table:table-cell>
          <table:table-cell office:value-type="float" office:value="1198241.74814386">
            <text:p>1.20E+006</text:p>
          </table:table-cell>
          <table:table-cell office:value-type="float" office:value="1936442.76102777">
            <text:p>1.94E+006</text:p>
          </table:table-cell>
          <table:table-cell office:value-type="float" office:value="2179890.4087942">
            <text:p>2.18E+006</text:p>
          </table:table-cell>
          <table:table-cell office:value-type="float" office:value="2844142.85920461">
            <text:p>2.84E+006</text:p>
          </table:table-cell>
          <table:table-cell office:value-type="float" office:value="5572436.69322959">
            <text:p>5.57E+006</text:p>
          </table:table-cell>
          <table:table-cell office:value-type="float" office:value="11688619.4376804">
            <text:p>1.17E+007</text:p>
          </table:table-cell>
          <table:table-cell/>
          <table:table-cell table:formula="of:=2*[.A39]/PI()" office:value-type="float" office:value="0.925000000003005">
            <text:p>0.9250</text:p>
          </table:table-cell>
          <table:table-cell table:formula="of:=SQRT([.C39])" office:value-type="float" office:value="343.774232794382">
            <text:p>343.7742</text:p>
          </table:table-cell>
          <table:table-cell table:formula="of:=SQRT([.D39])" office:value-type="float" office:value="426.018903440588">
            <text:p>426.0189</text:p>
          </table:table-cell>
          <table:table-cell table:formula="of:=SQRT([.E39])" office:value-type="float" office:value="897.522304032106">
            <text:p>897.5223</text:p>
          </table:table-cell>
          <table:table-cell table:formula="of:=SQRT([.F39])" office:value-type="float" office:value="1094.64229232378">
            <text:p>1094.6423</text:p>
          </table:table-cell>
          <table:table-cell table:formula="of:=SQRT([.G39])" office:value-type="float" office:value="1391.56126743589">
            <text:p>1391.5613</text:p>
          </table:table-cell>
          <table:table-cell table:formula="of:=SQRT([.H39])" office:value-type="float" office:value="1476.44519329171">
            <text:p>1476.4452</text:p>
          </table:table-cell>
          <table:table-cell table:formula="of:=SQRT([.I39])" office:value-type="float" office:value="1686.4586740281">
            <text:p>1686.4587</text:p>
          </table:table-cell>
          <table:table-cell table:formula="of:=SQRT([.J39])" office:value-type="float" office:value="2360.60091782359">
            <text:p>2360.6009</text:p>
          </table:table-cell>
          <table:table-cell table:formula="of:=SQRT([.K39])" office:value-type="float" office:value="3418.86230165539">
            <text:p>3418.8623</text:p>
          </table:table-cell>
          <table:table-cell table:formula="of:=[.$B$44]*[.A39]" office:value-type="float" office:value="871.791961374">
            <text:p>871.7920</text:p>
          </table:table-cell>
          <table:table-cell table:formula="of:=[.$B$45]*[.A39]" office:value-type="float" office:value="290.597320458">
            <text:p>290.5973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125226.161751737">
            <text:p>1.25E+005</text:p>
          </table:table-cell>
          <table:table-cell office:value-type="float" office:value="172095.80387834">
            <text:p>1.72E+005</text:p>
          </table:table-cell>
          <table:table-cell office:value-type="float" office:value="848370.595324513">
            <text:p>8.48E+005</text:p>
          </table:table-cell>
          <table:table-cell office:value-type="float" office:value="1142188.37307098">
            <text:p>1.14E+006</text:p>
          </table:table-cell>
          <table:table-cell office:value-type="float" office:value="1960297.68001963">
            <text:p>1.96E+006</text:p>
          </table:table-cell>
          <table:table-cell office:value-type="float" office:value="2252813.75971189">
            <text:p>2.25E+006</text:p>
          </table:table-cell>
          <table:table-cell office:value-type="float" office:value="2748986.357593">
            <text:p>2.75E+006</text:p>
          </table:table-cell>
          <table:table-cell office:value-type="float" office:value="5576576.5415396">
            <text:p>5.58E+006</text:p>
          </table:table-cell>
          <table:table-cell office:value-type="float" office:value="11728809.9804969">
            <text:p>1.17E+007</text:p>
          </table:table-cell>
          <table:table-cell/>
          <table:table-cell table:formula="of:=2*[.A40]/PI()" office:value-type="float" office:value="0.950000000003086">
            <text:p>0.9500</text:p>
          </table:table-cell>
          <table:table-cell table:formula="of:=SQRT([.C40])" office:value-type="float" office:value="353.87308706899">
            <text:p>353.8731</text:p>
          </table:table-cell>
          <table:table-cell table:formula="of:=SQRT([.D40])" office:value-type="float" office:value="414.844312819086">
            <text:p>414.8443</text:p>
          </table:table-cell>
          <table:table-cell table:formula="of:=SQRT([.E40])" office:value-type="float" office:value="921.070353080867">
            <text:p>921.0704</text:p>
          </table:table-cell>
          <table:table-cell table:formula="of:=SQRT([.F40])" office:value-type="float" office:value="1068.73213345112">
            <text:p>1068.7321</text:p>
          </table:table-cell>
          <table:table-cell table:formula="of:=SQRT([.G40])" office:value-type="float" office:value="1400.10631025634">
            <text:p>1400.1063</text:p>
          </table:table-cell>
          <table:table-cell table:formula="of:=SQRT([.H40])" office:value-type="float" office:value="1500.93762685592">
            <text:p>1500.9376</text:p>
          </table:table-cell>
          <table:table-cell table:formula="of:=SQRT([.I40])" office:value-type="float" office:value="1658.00674232435">
            <text:p>1658.0067</text:p>
          </table:table-cell>
          <table:table-cell table:formula="of:=SQRT([.J40])" office:value-type="float" office:value="2361.4776182593">
            <text:p>2361.4776</text:p>
          </table:table-cell>
          <table:table-cell table:formula="of:=SQRT([.K40])" office:value-type="float" office:value="3424.73502339917">
            <text:p>3424.7350</text:p>
          </table:table-cell>
          <table:table-cell table:formula="of:=[.$B$44]*[.A40]" office:value-type="float" office:value="895.353906276">
            <text:p>895.3539</text:p>
          </table:table-cell>
          <table:table-cell table:formula="of:=[.$B$45]*[.A40]" office:value-type="float" office:value="298.451302092">
            <text:p>298.451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131246.897865965">
            <text:p>1.31E+005</text:p>
          </table:table-cell>
          <table:table-cell office:value-type="float" office:value="164667.363294628">
            <text:p>1.65E+005</text:p>
          </table:table-cell>
          <table:table-cell office:value-type="float" office:value="884254.668206968">
            <text:p>8.84E+005</text:p>
          </table:table-cell>
          <table:table-cell office:value-type="float" office:value="1098383.04424734">
            <text:p>1.10E+006</text:p>
          </table:table-cell>
          <table:table-cell office:value-type="float" office:value="1975021.42792512">
            <text:p>1.98E+006</text:p>
          </table:table-cell>
          <table:table-cell office:value-type="float" office:value="2314051.9688007">
            <text:p>2.31E+006</text:p>
          </table:table-cell>
          <table:table-cell office:value-type="float" office:value="2674435.5190163">
            <text:p>2.67E+006</text:p>
          </table:table-cell>
          <table:table-cell office:value-type="float" office:value="5579134.56677796">
            <text:p>5.58E+006</text:p>
          </table:table-cell>
          <table:table-cell office:value-type="float" office:value="11753613.5867829">
            <text:p>1.18E+007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362.280137277722">
            <text:p>362.2801</text:p>
          </table:table-cell>
          <table:table-cell table:formula="of:=SQRT([.D41])" office:value-type="float" office:value="405.792266183854">
            <text:p>405.7923</text:p>
          </table:table-cell>
          <table:table-cell table:formula="of:=SQRT([.E41])" office:value-type="float" office:value="940.348163292176">
            <text:p>940.3482</text:p>
          </table:table-cell>
          <table:table-cell table:formula="of:=SQRT([.F41])" office:value-type="float" office:value="1048.03771127156">
            <text:p>1048.0377</text:p>
          </table:table-cell>
          <table:table-cell table:formula="of:=SQRT([.G41])" office:value-type="float" office:value="1405.35455594847">
            <text:p>1405.3546</text:p>
          </table:table-cell>
          <table:table-cell table:formula="of:=SQRT([.H41])" office:value-type="float" office:value="1521.20083118591">
            <text:p>1521.2008</text:p>
          </table:table-cell>
          <table:table-cell table:formula="of:=SQRT([.I41])" office:value-type="float" office:value="1635.37014740281">
            <text:p>1635.3701</text:p>
          </table:table-cell>
          <table:table-cell table:formula="of:=SQRT([.J41])" office:value-type="float" office:value="2362.01917155174">
            <text:p>2362.0192</text:p>
          </table:table-cell>
          <table:table-cell table:formula="of:=SQRT([.K41])" office:value-type="float" office:value="3428.35435548645">
            <text:p>3428.3544</text:p>
          </table:table-cell>
          <table:table-cell table:formula="of:=[.$B$44]*[.A41]" office:value-type="float" office:value="918.915851178">
            <text:p>918.9159</text:p>
          </table:table-cell>
          <table:table-cell table:formula="of:=[.$B$45]*[.A41]" office:value-type="float" office:value="306.305283726">
            <text:p>306.3053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133955.361495653">
            <text:p>1.34E+005</text:p>
          </table:table-cell>
          <table:table-cell office:value-type="float" office:value="161490.135396793">
            <text:p>1.61E+005</text:p>
          </table:table-cell>
          <table:table-cell office:value-type="float" office:value="900000">
            <text:p>9.00E+005</text:p>
          </table:table-cell>
          <table:table-cell office:value-type="float" office:value="1080000">
            <text:p>1.08E+006</text:p>
          </table:table-cell>
          <table:table-cell office:value-type="float" office:value="1980000">
            <text:p>1.98E+006</text:p>
          </table:table-cell>
          <table:table-cell office:value-type="float" office:value="2341009.86460321">
            <text:p>2.34E+006</text:p>
          </table:table-cell>
          <table:table-cell office:value-type="float" office:value="2643044.63850435">
            <text:p>2.64E+006</text:p>
          </table:table-cell>
          <table:table-cell office:value-type="float" office:value="5580000">
            <text:p>5.58E+006</text:p>
          </table:table-cell>
          <table:table-cell office:value-type="float" office:value="11762000">
            <text:p>1.18E+007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365.999127725262">
            <text:p>365.9991</text:p>
          </table:table-cell>
          <table:table-cell table:formula="of:=SQRT([.D42])" office:value-type="float" office:value="401.85835240392">
            <text:p>401.8584</text:p>
          </table:table-cell>
          <table:table-cell table:formula="of:=SQRT([.E42])" office:value-type="float" office:value="948.683298050514">
            <text:p>948.6833</text:p>
          </table:table-cell>
          <table:table-cell table:formula="of:=SQRT([.F42])" office:value-type="float" office:value="1039.23048454133">
            <text:p>1039.2305</text:p>
          </table:table-cell>
          <table:table-cell table:formula="of:=SQRT([.G42])" office:value-type="float" office:value="1407.12472794703">
            <text:p>1407.1247</text:p>
          </table:table-cell>
          <table:table-cell table:formula="of:=SQRT([.H42])" office:value-type="float" office:value="1530.03590304385">
            <text:p>1530.0359</text:p>
          </table:table-cell>
          <table:table-cell table:formula="of:=SQRT([.I42])" office:value-type="float" office:value="1625.74433368361">
            <text:p>1625.7443</text:p>
          </table:table-cell>
          <table:table-cell table:formula="of:=SQRT([.J42])" office:value-type="float" office:value="2362.20236220354">
            <text:p>2362.2024</text:p>
          </table:table-cell>
          <table:table-cell table:formula="of:=SQRT([.K42])" office:value-type="float" office:value="3429.57723342105">
            <text:p>3429.5772</text:p>
          </table:table-cell>
          <table:table-cell table:formula="of:=[.$B$44]*[.A42]" office:value-type="float" office:value="942.47779608">
            <text:p>942.4778</text:p>
          </table:table-cell>
          <table:table-cell table:formula="of:=[.$B$45]*[.A42]" office:value-type="float" office:value="314.15926536">
            <text:p>314.1593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600">
            <text:p>6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200">
            <text:p>2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M2:4x4.M42 4x4.W1:4x4.W1 4x4.W2:4x4.W42 4x4.M2:4x4.M42 4x4.X1:4x4.X1 4x4.X2:4x4.X42 4x4.M2:4x4.M42 4x4.N1:4x4.N1 4x4.N2:4x4.N42 4x4.M2:4x4.M42 4x4.O1:4x4.O1 4x4.O2:4x4.O42 4x4.M2:4x4.M42 4x4.P1:4x4.P1 4x4.P2:4x4.P42 4x4.M2:4x4.M42 4x4.Q1:4x4.Q1 4x4.Q2:4x4.Q42 4x4.M2:4x4.M42 4x4.R1:4x4.R1 4x4.R2:4x4.R42 4x4.M2:4x4.M42 4x4.S1:4x4.S1 4x4.S2:4x4.S42 4x4.M2:4x4.M42 4x4.T1:4x4.T1 4x4.T2:4x4.T42 4x4.M2:4x4.M42 4x4.U1:4x4.U1 4x4.U2:4x4.U42 4x4.M2:4x4.M42 4x4.V1:4x4.V1 4x4.V2:4x4.V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3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0.00000119004765065951">
            <text:p>1.19E-006</text:p>
          </table:table-cell>
          <table:table-cell office:value-type="float" office:value="0.0000000148568615284904">
            <text:p>1.49E-008</text:p>
          </table:table-cell>
          <table:table-cell office:value-type="float" office:value="571507.601323957">
            <text:p>5.72E+005</text:p>
          </table:table-cell>
          <table:table-cell office:value-type="float" office:value="571507.601327022">
            <text:p>5.72E+005</text:p>
          </table:table-cell>
          <table:table-cell office:value-type="float" office:value="571507.601327057">
            <text:p>5.72E+005</text:p>
          </table:table-cell>
          <table:table-cell office:value-type="float" office:value="571507.601327909">
            <text:p>5.72E+005</text:p>
          </table:table-cell>
          <table:table-cell office:value-type="float" office:value="799999.999999972">
            <text:p>8.00E+005</text:p>
          </table:table-cell>
          <table:table-cell office:value-type="float" office:value="1192190.02830794">
            <text:p>1.19E+006</text:p>
          </table:table-cell>
          <table:table-cell office:value-type="float" office:value="1192190.0283114">
            <text:p>1.19E+006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.00109089305188891">
            <text:p>0.0011</text:p>
          </table:table-cell>
          <table:table-cell table:formula="of:=SQRT([.D2])" office:value-type="float" office:value="0.000121888726010613">
            <text:p>0.0001</text:p>
          </table:table-cell>
          <table:table-cell table:formula="of:=SQRT([.E2])" office:value-type="float" office:value="755.98121757353">
            <text:p>755.9812</text:p>
          </table:table-cell>
          <table:table-cell table:formula="of:=SQRT([.F2])" office:value-type="float" office:value="755.981217575557">
            <text:p>755.9812</text:p>
          </table:table-cell>
          <table:table-cell table:formula="of:=SQRT([.G2])" office:value-type="float" office:value="755.98121757558">
            <text:p>755.9812</text:p>
          </table:table-cell>
          <table:table-cell table:formula="of:=SQRT([.H2])" office:value-type="float" office:value="755.981217576144">
            <text:p>755.9812</text:p>
          </table:table-cell>
          <table:table-cell table:formula="of:=SQRT([.I2])" office:value-type="float" office:value="894.4271909999">
            <text:p>894.4272</text:p>
          </table:table-cell>
          <table:table-cell table:formula="of:=SQRT([.J2])" office:value-type="float" office:value="1091.8745478799">
            <text:p>1091.8745</text:p>
          </table:table-cell>
          <table:table-cell table:formula="of:=SQRT([.K2])" office:value-type="float" office:value="1091.87454788149">
            <text:p>1091.8745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61.7188171459645">
            <text:p>6.17E+001</text:p>
          </table:table-cell>
          <table:table-cell office:value-type="float" office:value="555.165247682282">
            <text:p>5.55E+002</text:p>
          </table:table-cell>
          <table:table-cell office:value-type="float" office:value="556558.395977797">
            <text:p>5.57E+005</text:p>
          </table:table-cell>
          <table:table-cell office:value-type="float" office:value="571603.153420096">
            <text:p>5.72E+005</text:p>
          </table:table-cell>
          <table:table-cell office:value-type="float" office:value="571603.153420114">
            <text:p>5.72E+005</text:p>
          </table:table-cell>
          <table:table-cell office:value-type="float" office:value="586663.795124563">
            <text:p>5.87E+005</text:p>
          </table:table-cell>
          <table:table-cell office:value-type="float" office:value="800969.963266953">
            <text:p>8.01E+005</text:p>
          </table:table-cell>
          <table:table-cell office:value-type="float" office:value="1176209.31029108">
            <text:p>1.18E+006</text:p>
          </table:table-cell>
          <table:table-cell office:value-type="float" office:value="1176209.31029274">
            <text:p>1.18E+006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SQRT([.C3])" office:value-type="float" office:value="7.85613245471107">
            <text:p>7.8561</text:p>
          </table:table-cell>
          <table:table-cell table:formula="of:=SQRT([.D3])" office:value-type="float" office:value="23.5619449044913">
            <text:p>23.5619</text:p>
          </table:table-cell>
          <table:table-cell table:formula="of:=SQRT([.E3])" office:value-type="float" office:value="746.028414993556">
            <text:p>746.0284</text:p>
          </table:table-cell>
          <table:table-cell table:formula="of:=SQRT([.F3])" office:value-type="float" office:value="756.044412333096">
            <text:p>756.0444</text:p>
          </table:table-cell>
          <table:table-cell table:formula="of:=SQRT([.G3])" office:value-type="float" office:value="756.044412333108">
            <text:p>756.0444</text:p>
          </table:table-cell>
          <table:table-cell table:formula="of:=SQRT([.H3])" office:value-type="float" office:value="765.939811685333">
            <text:p>765.9398</text:p>
          </table:table-cell>
          <table:table-cell table:formula="of:=SQRT([.I3])" office:value-type="float" office:value="894.969252693607">
            <text:p>894.9693</text:p>
          </table:table-cell>
          <table:table-cell table:formula="of:=SQRT([.J3])" office:value-type="float" office:value="1084.53183922423">
            <text:p>1084.5318</text:p>
          </table:table-cell>
          <table:table-cell table:formula="of:=SQRT([.K3])" office:value-type="float" office:value="1084.53183922499">
            <text:p>1084.5318</text:p>
          </table:table-cell>
          <table:table-cell table:formula="of:=[.$B$44]*[.A3]" office:value-type="float" office:value="23.561944902">
            <text:p>23.5619</text:p>
          </table:table-cell>
          <table:table-cell table:formula="of:=[.$B$45]*[.A3]" office:value-type="float" office:value="7.853981634">
            <text:p>7.8540</text:p>
          </table:table-cell>
          <table:table-cell table:style-name="ce1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247.278930604385">
            <text:p>2.47E+002</text:p>
          </table:table-cell>
          <table:table-cell office:value-type="float" office:value="2220.66099758616">
            <text:p>2.22E+003</text:p>
          </table:table-cell>
          <table:table-cell office:value-type="float" office:value="541815.425836648">
            <text:p>5.42E+005</text:p>
          </table:table-cell>
          <table:table-cell office:value-type="float" office:value="571889.806726892">
            <text:p>5.72E+005</text:p>
          </table:table-cell>
          <table:table-cell office:value-type="float" office:value="571889.806726895">
            <text:p>5.72E+005</text:p>
          </table:table-cell>
          <table:table-cell office:value-type="float" office:value="602027.760849502">
            <text:p>6.02E+005</text:p>
          </table:table-cell>
          <table:table-cell office:value-type="float" office:value="803879.449421942">
            <text:p>8.04E+005</text:p>
          </table:table-cell>
          <table:table-cell office:value-type="float" office:value="1160471.62707282">
            <text:p>1.16E+006</text:p>
          </table:table-cell>
          <table:table-cell office:value-type="float" office:value="1160471.62707446">
            <text:p>1.16E+006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SQRT([.C4])" office:value-type="float" office:value="15.7251051063064">
            <text:p>15.7251</text:p>
          </table:table-cell>
          <table:table-cell table:formula="of:=SQRT([.D4])" office:value-type="float" office:value="47.1238898817379">
            <text:p>47.1239</text:p>
          </table:table-cell>
          <table:table-cell table:formula="of:=SQRT([.E4])" office:value-type="float" office:value="736.081127211293">
            <text:p>736.0811</text:p>
          </table:table-cell>
          <table:table-cell table:formula="of:=SQRT([.F4])" office:value-type="float" office:value="756.233962955177">
            <text:p>756.2340</text:p>
          </table:table-cell>
          <table:table-cell table:formula="of:=SQRT([.G4])" office:value-type="float" office:value="756.233962955179">
            <text:p>756.2340</text:p>
          </table:table-cell>
          <table:table-cell table:formula="of:=SQRT([.H4])" office:value-type="float" office:value="775.904479204433">
            <text:p>775.9045</text:p>
          </table:table-cell>
          <table:table-cell table:formula="of:=SQRT([.I4])" office:value-type="float" office:value="896.593246361996">
            <text:p>896.5932</text:p>
          </table:table-cell>
          <table:table-cell table:formula="of:=SQRT([.J4])" office:value-type="float" office:value="1077.25188654874">
            <text:p>1077.2519</text:p>
          </table:table-cell>
          <table:table-cell table:formula="of:=SQRT([.K4])" office:value-type="float" office:value="1077.2518865495">
            <text:p>1077.2519</text:p>
          </table:table-cell>
          <table:table-cell table:formula="of:=[.$B$44]*[.A4]" office:value-type="float" office:value="47.123889804">
            <text:p>47.1239</text:p>
          </table:table-cell>
          <table:table-cell table:formula="of:=[.$B$45]*[.A4]" office:value-type="float" office:value="15.707963268">
            <text:p>15.7080</text:p>
          </table:table-cell>
          <table:table-cell table:style-name="ce1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557.877717941999">
            <text:p>5.58E+002</text:p>
          </table:table-cell>
          <table:table-cell office:value-type="float" office:value="4996.48731161268">
            <text:p>5.00E+003</text:p>
          </table:table-cell>
          <table:table-cell office:value-type="float" office:value="527277.967844146">
            <text:p>5.27E+005</text:p>
          </table:table-cell>
          <table:table-cell office:value-type="float" office:value="572367.552372046">
            <text:p>5.72E+005</text:p>
          </table:table-cell>
          <table:table-cell office:value-type="float" office:value="572367.552372055">
            <text:p>5.72E+005</text:p>
          </table:table-cell>
          <table:table-cell office:value-type="float" office:value="617600.312245547">
            <text:p>6.18E+005</text:p>
          </table:table-cell>
          <table:table-cell office:value-type="float" office:value="808727.261201247">
            <text:p>8.09E+005</text:p>
          </table:table-cell>
          <table:table-cell office:value-type="float" office:value="1144974.42037075">
            <text:p>1.14E+006</text:p>
          </table:table-cell>
          <table:table-cell office:value-type="float" office:value="1144974.42037238">
            <text:p>1.14E+006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SQRT([.C5])" office:value-type="float" office:value="23.619435174068">
            <text:p>23.6194</text:p>
          </table:table-cell>
          <table:table-cell table:formula="of:=SQRT([.D5])" office:value-type="float" office:value="70.6858352968449">
            <text:p>70.6858</text:p>
          </table:table-cell>
          <table:table-cell table:formula="of:=SQRT([.E5])" office:value-type="float" office:value="726.139082989028">
            <text:p>726.1391</text:p>
          </table:table-cell>
          <table:table-cell table:formula="of:=SQRT([.F5])" office:value-type="float" office:value="756.549768602202">
            <text:p>756.5498</text:p>
          </table:table-cell>
          <table:table-cell table:formula="of:=SQRT([.G5])" office:value-type="float" office:value="756.549768602208">
            <text:p>756.5498</text:p>
          </table:table-cell>
          <table:table-cell table:formula="of:=SQRT([.H5])" office:value-type="float" office:value="785.875506836514">
            <text:p>785.8755</text:p>
          </table:table-cell>
          <table:table-cell table:formula="of:=SQRT([.I5])" office:value-type="float" office:value="899.292644916685">
            <text:p>899.2926</text:p>
          </table:table-cell>
          <table:table-cell table:formula="of:=SQRT([.J5])" office:value-type="float" office:value="1070.03477530908">
            <text:p>1070.0348</text:p>
          </table:table-cell>
          <table:table-cell table:formula="of:=SQRT([.K5])" office:value-type="float" office:value="1070.03477530984">
            <text:p>1070.0348</text:p>
          </table:table-cell>
          <table:table-cell table:formula="of:=[.$B$44]*[.A5]" office:value-type="float" office:value="70.685834706">
            <text:p>70.6858</text:p>
          </table:table-cell>
          <table:table-cell table:formula="of:=[.$B$45]*[.A5]" office:value-type="float" office:value="23.561944902">
            <text:p>23.5619</text:p>
          </table:table-cell>
          <table:table-cell table:style-name="ce1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995.466365534812">
            <text:p>9.95E+002</text:p>
          </table:table-cell>
          <table:table-cell office:value-type="float" office:value="8882.64443030037">
            <text:p>8.88E+003</text:p>
          </table:table-cell>
          <table:table-cell office:value-type="float" office:value="512945.329069603">
            <text:p>5.13E+005</text:p>
          </table:table-cell>
          <table:table-cell office:value-type="float" office:value="573036.375701592">
            <text:p>5.73E+005</text:p>
          </table:table-cell>
          <table:table-cell office:value-type="float" office:value="573036.375701612">
            <text:p>5.73E+005</text:p>
          </table:table-cell>
          <table:table-cell office:value-type="float" office:value="633382.293348495">
            <text:p>6.33E+005</text:p>
          </table:table-cell>
          <table:table-cell office:value-type="float" office:value="815511.447864587">
            <text:p>8.16E+005</text:p>
          </table:table-cell>
          <table:table-cell office:value-type="float" office:value="1129715.2189705">
            <text:p>1.13E+006</text:p>
          </table:table-cell>
          <table:table-cell office:value-type="float" office:value="1129715.21897213">
            <text:p>1.13E+006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SQRT([.C6])" office:value-type="float" office:value="31.5510121158547">
            <text:p>31.5510</text:p>
          </table:table-cell>
          <table:table-cell table:formula="of:=SQRT([.D6])" office:value-type="float" office:value="94.2477820975134">
            <text:p>94.2478</text:p>
          </table:table-cell>
          <table:table-cell table:formula="of:=SQRT([.E6])" office:value-type="float" office:value="716.202016940474">
            <text:p>716.2020</text:p>
          </table:table-cell>
          <table:table-cell table:formula="of:=SQRT([.F6])" office:value-type="float" office:value="756.991661579962">
            <text:p>756.9917</text:p>
          </table:table-cell>
          <table:table-cell table:formula="of:=SQRT([.G6])" office:value-type="float" office:value="756.991661579975">
            <text:p>756.9917</text:p>
          </table:table-cell>
          <table:table-cell table:formula="of:=SQRT([.H6])" office:value-type="float" office:value="795.853185800305">
            <text:p>795.8532</text:p>
          </table:table-cell>
          <table:table-cell table:formula="of:=SQRT([.I6])" office:value-type="float" office:value="903.05672461069">
            <text:p>903.0567</text:p>
          </table:table-cell>
          <table:table-cell table:formula="of:=SQRT([.J6])" office:value-type="float" office:value="1062.88062310426">
            <text:p>1062.8806</text:p>
          </table:table-cell>
          <table:table-cell table:formula="of:=SQRT([.K6])" office:value-type="float" office:value="1062.88062310503">
            <text:p>1062.8806</text:p>
          </table:table-cell>
          <table:table-cell table:formula="of:=[.$B$44]*[.A6]" office:value-type="float" office:value="94.247779608">
            <text:p>94.2478</text:p>
          </table:table-cell>
          <table:table-cell table:formula="of:=[.$B$45]*[.A6]" office:value-type="float" office:value="31.415926536">
            <text:p>31.4159</text:p>
          </table:table-cell>
          <table:table-cell table:style-name="ce1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1562.68617375568">
            <text:p>1.56E+003</text:p>
          </table:table-cell>
          <table:table-cell office:value-type="float" office:value="13879.132978956">
            <text:p>1.39E+004</text:p>
          </table:table-cell>
          <table:table-cell office:value-type="float" office:value="498816.846646002">
            <text:p>4.99E+005</text:p>
          </table:table-cell>
          <table:table-cell office:value-type="float" office:value="573896.256489752">
            <text:p>5.74E+005</text:p>
          </table:table-cell>
          <table:table-cell office:value-type="float" office:value="573896.256489785">
            <text:p>5.74E+005</text:p>
          </table:table-cell>
          <table:table-cell office:value-type="float" office:value="649374.578491229">
            <text:p>6.49E+005</text:p>
          </table:table-cell>
          <table:table-cell office:value-type="float" office:value="824229.36927111">
            <text:p>8.24E+005</text:p>
          </table:table-cell>
          <table:table-cell office:value-type="float" office:value="1114691.63737226">
            <text:p>1.11E+006</text:p>
          </table:table-cell>
          <table:table-cell office:value-type="float" office:value="1114691.63737386">
            <text:p>1.11E+006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SQRT([.C7])" office:value-type="float" office:value="39.5308256143946">
            <text:p>39.5308</text:p>
          </table:table-cell>
          <table:table-cell table:formula="of:=SQRT([.D7])" office:value-type="float" office:value="117.809732106291">
            <text:p>117.8097</text:p>
          </table:table-cell>
          <table:table-cell table:formula="of:=SQRT([.E7])" office:value-type="float" office:value="706.269669917944">
            <text:p>706.2697</text:p>
          </table:table-cell>
          <table:table-cell table:formula="of:=SQRT([.F7])" office:value-type="float" office:value="757.559407894689">
            <text:p>757.5594</text:p>
          </table:table-cell>
          <table:table-cell table:formula="of:=SQRT([.G7])" office:value-type="float" office:value="757.559407894711">
            <text:p>757.5594</text:p>
          </table:table-cell>
          <table:table-cell table:formula="of:=SQRT([.H7])" office:value-type="float" office:value="805.837811529857">
            <text:p>805.8378</text:p>
          </table:table-cell>
          <table:table-cell table:formula="of:=SQRT([.I7])" office:value-type="float" office:value="907.870788863212">
            <text:p>907.8708</text:p>
          </table:table-cell>
          <table:table-cell table:formula="of:=SQRT([.J7])" office:value-type="float" office:value="1055.78958006426">
            <text:p>1055.7896</text:p>
          </table:table-cell>
          <table:table-cell table:formula="of:=SQRT([.K7])" office:value-type="float" office:value="1055.78958006501">
            <text:p>1055.7896</text:p>
          </table:table-cell>
          <table:table-cell table:formula="of:=[.$B$44]*[.A7]" office:value-type="float" office:value="117.80972451">
            <text:p>117.8097</text:p>
          </table:table-cell>
          <table:table-cell table:formula="of:=[.$B$45]*[.A7]" office:value-type="float" office:value="39.26990817">
            <text:p>39.2699</text:p>
          </table:table-cell>
          <table:table-cell table:style-name="ce1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2262.78501621843">
            <text:p>2.26E+003</text:p>
          </table:table-cell>
          <table:table-cell office:value-type="float" office:value="19985.9542555395">
            <text:p>2.00E+004</text:p>
          </table:table-cell>
          <table:table-cell office:value-type="float" office:value="484891.887699804">
            <text:p>4.85E+005</text:p>
          </table:table-cell>
          <table:table-cell office:value-type="float" office:value="574947.1692264">
            <text:p>5.75E+005</text:p>
          </table:table-cell>
          <table:table-cell office:value-type="float" office:value="574947.169226428">
            <text:p>5.75E+005</text:p>
          </table:table-cell>
          <table:table-cell office:value-type="float" office:value="665578.072290409">
            <text:p>6.66E+005</text:p>
          </table:table-cell>
          <table:table-cell office:value-type="float" office:value="834877.779954928">
            <text:p>8.35E+005</text:p>
          </table:table-cell>
          <table:table-cell office:value-type="float" office:value="1099901.37435127">
            <text:p>1.10E+006</text:p>
          </table:table-cell>
          <table:table-cell office:value-type="float" office:value="1099901.37435286">
            <text:p>1.10E+006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SQRT([.C8])" office:value-type="float" office:value="47.5687399057241">
            <text:p>47.5687</text:p>
          </table:table-cell>
          <table:table-cell table:formula="of:=SQRT([.D8])" office:value-type="float" office:value="141.371688309716">
            <text:p>141.3717</text:p>
          </table:table-cell>
          <table:table-cell table:formula="of:=SQRT([.E8])" office:value-type="float" office:value="696.341789425139">
            <text:p>696.3418</text:p>
          </table:table-cell>
          <table:table-cell table:formula="of:=SQRT([.F8])" office:value-type="float" office:value="758.252708024442">
            <text:p>758.2527</text:p>
          </table:table-cell>
          <table:table-cell table:formula="of:=SQRT([.G8])" office:value-type="float" office:value="758.252708024461">
            <text:p>758.2527</text:p>
          </table:table-cell>
          <table:table-cell table:formula="of:=SQRT([.H8])" office:value-type="float" office:value="815.829683383982">
            <text:p>815.8297</text:p>
          </table:table-cell>
          <table:table-cell table:formula="of:=SQRT([.I8])" office:value-type="float" office:value="913.716465844262">
            <text:p>913.7165</text:p>
          </table:table-cell>
          <table:table-cell table:formula="of:=SQRT([.J8])" office:value-type="float" office:value="1048.761829183">
            <text:p>1048.7618</text:p>
          </table:table-cell>
          <table:table-cell table:formula="of:=SQRT([.K8])" office:value-type="float" office:value="1048.76182918376">
            <text:p>1048.7618</text:p>
          </table:table-cell>
          <table:table-cell table:formula="of:=[.$B$44]*[.A8]" office:value-type="float" office:value="141.371669412">
            <text:p>141.3717</text:p>
          </table:table-cell>
          <table:table-cell table:formula="of:=[.$B$45]*[.A8]" office:value-type="float" office:value="47.123889804">
            <text:p>47.1239</text:p>
          </table:table-cell>
          <table:table-cell table:style-name="ce1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3099.51889061183">
            <text:p>3.10E+003</text:p>
          </table:table-cell>
          <table:table-cell office:value-type="float" office:value="27203.110600719">
            <text:p>2.72E+004</text:p>
          </table:table-cell>
          <table:table-cell office:value-type="float" office:value="471169.84927654">
            <text:p>4.71E+005</text:p>
          </table:table-cell>
          <table:table-cell office:value-type="float" office:value="576189.083483125">
            <text:p>5.76E+005</text:p>
          </table:table-cell>
          <table:table-cell office:value-type="float" office:value="576189.08348315">
            <text:p>5.76E+005</text:p>
          </table:table-cell>
          <table:table-cell office:value-type="float" office:value="681993.709610355">
            <text:p>6.82E+005</text:p>
          </table:table-cell>
          <table:table-cell office:value-type="float" office:value="847452.928259497">
            <text:p>8.47E+005</text:p>
          </table:table-cell>
          <table:table-cell office:value-type="float" office:value="1085342.21144572">
            <text:p>1.09E+006</text:p>
          </table:table-cell>
          <table:table-cell office:value-type="float" office:value="1085342.2114473">
            <text:p>1.09E+006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SQRT([.C9])" office:value-type="float" office:value="55.6733229708074">
            <text:p>55.6733</text:p>
          </table:table-cell>
          <table:table-cell table:formula="of:=SQRT([.D9])" office:value-type="float" office:value="164.933655148726">
            <text:p>164.9337</text:p>
          </table:table-cell>
          <table:table-cell table:formula="of:=SQRT([.E9])" office:value-type="float" office:value="686.418130061073">
            <text:p>686.4181</text:p>
          </table:table-cell>
          <table:table-cell table:formula="of:=SQRT([.F9])" office:value-type="float" office:value="759.071197901175">
            <text:p>759.0712</text:p>
          </table:table-cell>
          <table:table-cell table:formula="of:=SQRT([.G9])" office:value-type="float" office:value="759.071197901192">
            <text:p>759.0712</text:p>
          </table:table-cell>
          <table:table-cell table:formula="of:=SQRT([.H9])" office:value-type="float" office:value="825.829104361402">
            <text:p>825.8291</text:p>
          </table:table-cell>
          <table:table-cell table:formula="of:=SQRT([.I9])" office:value-type="float" office:value="920.572065761012">
            <text:p>920.5721</text:p>
          </table:table-cell>
          <table:table-cell table:formula="of:=SQRT([.J9])" office:value-type="float" office:value="1041.79758660007">
            <text:p>1041.7976</text:p>
          </table:table-cell>
          <table:table-cell table:formula="of:=SQRT([.K9])" office:value-type="float" office:value="1041.79758660082">
            <text:p>1041.7976</text:p>
          </table:table-cell>
          <table:table-cell table:formula="of:=[.$B$44]*[.A9]" office:value-type="float" office:value="164.933614314">
            <text:p>164.9336</text:p>
          </table:table-cell>
          <table:table-cell table:formula="of:=[.$B$45]*[.A9]" office:value-type="float" office:value="54.977871438">
            <text:p>54.9779</text:p>
          </table:table-cell>
          <table:table-cell table:style-name="ce1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4077.04403797468">
            <text:p>4.08E+003</text:p>
          </table:table-cell>
          <table:table-cell office:value-type="float" office:value="35530.6058487981">
            <text:p>3.55E+004</text:p>
          </table:table-cell>
          <table:table-cell office:value-type="float" office:value="457650.158263917">
            <text:p>4.58E+005</text:p>
          </table:table-cell>
          <table:table-cell office:value-type="float" office:value="577621.964356199">
            <text:p>5.78E+005</text:p>
          </table:table-cell>
          <table:table-cell office:value-type="float" office:value="577621.964356238">
            <text:p>5.78E+005</text:p>
          </table:table-cell>
          <table:table-cell office:value-type="float" office:value="698622.45550162">
            <text:p>6.99E+005</text:p>
          </table:table-cell>
          <table:table-cell office:value-type="float" office:value="861950.665055333">
            <text:p>8.62E+005</text:p>
          </table:table-cell>
          <table:table-cell office:value-type="float" office:value="1071012.01138191">
            <text:p>1.07E+006</text:p>
          </table:table-cell>
          <table:table-cell office:value-type="float" office:value="1071012.01138346">
            <text:p>1.07E+006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SQRT([.C10])" office:value-type="float" office:value="63.851734807871">
            <text:p>63.8517</text:p>
          </table:table-cell>
          <table:table-cell table:formula="of:=SQRT([.D10])" office:value-type="float" office:value="188.495638805777">
            <text:p>188.4956</text:p>
          </table:table-cell>
          <table:table-cell table:formula="of:=SQRT([.E10])" office:value-type="float" office:value="676.49845399965">
            <text:p>676.4985</text:p>
          </table:table-cell>
          <table:table-cell table:formula="of:=SQRT([.F10])" office:value-type="float" office:value="760.01445009697">
            <text:p>760.0145</text:p>
          </table:table-cell>
          <table:table-cell table:formula="of:=SQRT([.G10])" office:value-type="float" office:value="760.014450096995">
            <text:p>760.0145</text:p>
          </table:table-cell>
          <table:table-cell table:formula="of:=SQRT([.H10])" office:value-type="float" office:value="835.836380819607">
            <text:p>835.8364</text:p>
          </table:table-cell>
          <table:table-cell table:formula="of:=SQRT([.I10])" office:value-type="float" office:value="928.4129819511">
            <text:p>928.4130</text:p>
          </table:table-cell>
          <table:table-cell table:formula="of:=SQRT([.J10])" office:value-type="float" office:value="1034.89710183279">
            <text:p>1034.8971</text:p>
          </table:table-cell>
          <table:table-cell table:formula="of:=SQRT([.K10])" office:value-type="float" office:value="1034.89710183354">
            <text:p>1034.8971</text:p>
          </table:table-cell>
          <table:table-cell table:formula="of:=[.$B$44]*[.A10]" office:value-type="float" office:value="188.495559216">
            <text:p>188.4956</text:p>
          </table:table-cell>
          <table:table-cell table:formula="of:=[.$B$45]*[.A10]" office:value-type="float" office:value="62.831853072">
            <text:p>62.8319</text:p>
          </table:table-cell>
          <table:table-cell table:style-name="ce1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5199.80517669348">
            <text:p>5.20E+003</text:p>
          </table:table-cell>
          <table:table-cell office:value-type="float" office:value="44968.4458599893">
            <text:p>4.50E+004</text:p>
          </table:table-cell>
          <table:table-cell office:value-type="float" office:value="444332.271313014">
            <text:p>4.44E+005</text:p>
          </table:table-cell>
          <table:table-cell office:value-type="float" office:value="579245.772982914">
            <text:p>5.79E+005</text:p>
          </table:table-cell>
          <table:table-cell office:value-type="float" office:value="579245.772982955">
            <text:p>5.79E+005</text:p>
          </table:table-cell>
          <table:table-cell office:value-type="float" office:value="715465.305108942">
            <text:p>7.15E+005</text:p>
          </table:table-cell>
          <table:table-cell office:value-type="float" office:value="878366.556492936">
            <text:p>8.78E+005</text:p>
          </table:table-cell>
          <table:table-cell office:value-type="float" office:value="1056908.71644687">
            <text:p>1.06E+006</text:p>
          </table:table-cell>
          <table:table-cell office:value-type="float" office:value="1056908.71644841">
            <text:p>1.06E+006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SQRT([.C11])" office:value-type="float" office:value="72.1096746400473">
            <text:p>72.1097</text:p>
          </table:table-cell>
          <table:table-cell table:formula="of:=SQRT([.D11])" office:value-type="float" office:value="212.057647492349">
            <text:p>212.0576</text:p>
          </table:table-cell>
          <table:table-cell table:formula="of:=SQRT([.E11])" office:value-type="float" office:value="666.58253150905">
            <text:p>666.5825</text:p>
          </table:table-cell>
          <table:table-cell table:formula="of:=SQRT([.F11])" office:value-type="float" office:value="761.081975205637">
            <text:p>761.0820</text:p>
          </table:table-cell>
          <table:table-cell table:formula="of:=SQRT([.G11])" office:value-type="float" office:value="761.081975205664">
            <text:p>761.0820</text:p>
          </table:table-cell>
          <table:table-cell table:formula="of:=SQRT([.H11])" office:value-type="float" office:value="845.851822194019">
            <text:p>845.8518</text:p>
          </table:table-cell>
          <table:table-cell table:formula="of:=SQRT([.I11])" office:value-type="float" office:value="937.212119262729">
            <text:p>937.2121</text:p>
          </table:table-cell>
          <table:table-cell table:formula="of:=SQRT([.J11])" office:value-type="float" office:value="1028.06065796084">
            <text:p>1028.0607</text:p>
          </table:table-cell>
          <table:table-cell table:formula="of:=SQRT([.K11])" office:value-type="float" office:value="1028.06065796159">
            <text:p>1028.0607</text:p>
          </table:table-cell>
          <table:table-cell table:formula="of:=[.$B$44]*[.A11]" office:value-type="float" office:value="212.057504118">
            <text:p>212.0575</text:p>
          </table:table-cell>
          <table:table-cell table:formula="of:=[.$B$45]*[.A11]" office:value-type="float" office:value="70.685834706">
            <text:p>70.6858</text:p>
          </table:table-cell>
          <table:table-cell table:style-name="ce1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6472.42503142073">
            <text:p>6.47E+003</text:p>
          </table:table-cell>
          <table:table-cell office:value-type="float" office:value="55516.6391322263">
            <text:p>5.55E+004</text:p>
          </table:table-cell>
          <table:table-cell office:value-type="float" office:value="431215.674758711">
            <text:p>4.31E+005</text:p>
          </table:table-cell>
          <table:table-cell office:value-type="float" office:value="581060.467128116">
            <text:p>5.81E+005</text:p>
          </table:table-cell>
          <table:table-cell office:value-type="float" office:value="581060.467128166">
            <text:p>5.81E+005</text:p>
          </table:table-cell>
          <table:table-cell office:value-type="float" office:value="732523.283545767">
            <text:p>7.33E+005</text:p>
          </table:table-cell>
          <table:table-cell office:value-type="float" office:value="896695.995608764">
            <text:p>8.97E+005</text:p>
          </table:table-cell>
          <table:table-cell office:value-type="float" office:value="1043030.34681771">
            <text:p>1.04E+006</text:p>
          </table:table-cell>
          <table:table-cell office:value-type="float" office:value="1043030.34681923">
            <text:p>1.04E+006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SQRT([.C12])" office:value-type="float" office:value="80.4513830298817">
            <text:p>80.4514</text:p>
          </table:table-cell>
          <table:table-cell table:formula="of:=SQRT([.D12])" office:value-type="float" office:value="235.619691732729">
            <text:p>235.6197</text:p>
          </table:table-cell>
          <table:table-cell table:formula="of:=SQRT([.E12])" office:value-type="float" office:value="656.670141516051">
            <text:p>656.6701</text:p>
          </table:table-cell>
          <table:table-cell table:formula="of:=SQRT([.F12])" office:value-type="float" office:value="762.27322341016">
            <text:p>762.2732</text:p>
          </table:table-cell>
          <table:table-cell table:formula="of:=SQRT([.G12])" office:value-type="float" office:value="762.273223410193">
            <text:p>762.2732</text:p>
          </table:table-cell>
          <table:table-cell table:formula="of:=SQRT([.H12])" office:value-type="float" office:value="855.875740715769">
            <text:p>855.8757</text:p>
          </table:table-cell>
          <table:table-cell table:formula="of:=SQRT([.I12])" office:value-type="float" office:value="946.940333711034">
            <text:p>946.9403</text:p>
          </table:table-cell>
          <table:table-cell table:formula="of:=SQRT([.J12])" office:value-type="float" office:value="1021.28857176496">
            <text:p>1021.2886</text:p>
          </table:table-cell>
          <table:table-cell table:formula="of:=SQRT([.K12])" office:value-type="float" office:value="1021.2885717657">
            <text:p>1021.2886</text:p>
          </table:table-cell>
          <table:table-cell table:formula="of:=[.$B$44]*[.A12]" office:value-type="float" office:value="235.61944902">
            <text:p>235.6194</text:p>
          </table:table-cell>
          <table:table-cell table:formula="of:=[.$B$45]*[.A12]" office:value-type="float" office:value="78.53981634">
            <text:p>78.5398</text:p>
          </table:table-cell>
          <table:table-cell table:style-name="ce1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7899.59964366892">
            <text:p>7.90E+003</text:p>
          </table:table-cell>
          <table:table-cell office:value-type="float" office:value="67175.1974934039">
            <text:p>6.72E+004</text:p>
          </table:table-cell>
          <table:table-cell office:value-type="float" office:value="418299.884539814">
            <text:p>4.18E+005</text:p>
          </table:table-cell>
          <table:table-cell office:value-type="float" office:value="583066.001837968">
            <text:p>5.83E+005</text:p>
          </table:table-cell>
          <table:table-cell office:value-type="float" office:value="583066.001838039">
            <text:p>5.83E+005</text:p>
          </table:table-cell>
          <table:table-cell office:value-type="float" office:value="749797.445729473">
            <text:p>7.50E+005</text:p>
          </table:table-cell>
          <table:table-cell office:value-type="float" office:value="916934.30829786">
            <text:p>9.17E+005</text:p>
          </table:table-cell>
          <table:table-cell office:value-type="float" office:value="1029374.99885611">
            <text:p>1.03E+006</text:p>
          </table:table-cell>
          <table:table-cell office:value-type="float" office:value="1029374.9988576">
            <text:p>1.03E+006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SQRT([.C13])" office:value-type="float" office:value="88.8796919643004">
            <text:p>88.8797</text:p>
          </table:table-cell>
          <table:table-cell table:formula="of:=SQRT([.D13])" office:value-type="float" office:value="259.181784648158">
            <text:p>259.1818</text:p>
          </table:table-cell>
          <table:table-cell table:formula="of:=SQRT([.E13])" office:value-type="float" office:value="646.761072220502">
            <text:p>646.7611</text:p>
          </table:table-cell>
          <table:table-cell table:formula="of:=SQRT([.F13])" office:value-type="float" office:value="763.587586225685">
            <text:p>763.5876</text:p>
          </table:table-cell>
          <table:table-cell table:formula="of:=SQRT([.G13])" office:value-type="float" office:value="763.587586225732">
            <text:p>763.5876</text:p>
          </table:table-cell>
          <table:table-cell table:formula="of:=SQRT([.H13])" office:value-type="float" office:value="865.908451124871">
            <text:p>865.9085</text:p>
          </table:table-cell>
          <table:table-cell table:formula="of:=SQRT([.I13])" office:value-type="float" office:value="957.566868838861">
            <text:p>957.5669</text:p>
          </table:table-cell>
          <table:table-cell table:formula="of:=SQRT([.J13])" office:value-type="float" office:value="1014.58119382143">
            <text:p>1014.5812</text:p>
          </table:table-cell>
          <table:table-cell table:formula="of:=SQRT([.K13])" office:value-type="float" office:value="1014.58119382216">
            <text:p>1014.5812</text:p>
          </table:table-cell>
          <table:table-cell table:formula="of:=[.$B$44]*[.A13]" office:value-type="float" office:value="259.181393922">
            <text:p>259.1814</text:p>
          </table:table-cell>
          <table:table-cell table:formula="of:=[.$B$45]*[.A13]" office:value-type="float" office:value="86.393797974">
            <text:p>86.3938</text:p>
          </table:table-cell>
          <table:table-cell table:style-name="ce1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9486.00302988027">
            <text:p>9.49E+003</text:p>
          </table:table-cell>
          <table:table-cell office:value-type="float" office:value="79944.1368714997">
            <text:p>7.99E+004</text:p>
          </table:table-cell>
          <table:table-cell office:value-type="float" office:value="405584.446120008">
            <text:p>4.06E+005</text:p>
          </table:table-cell>
          <table:table-cell office:value-type="float" office:value="585262.330156002">
            <text:p>5.85E+005</text:p>
          </table:table-cell>
          <table:table-cell office:value-type="float" office:value="585262.330156088">
            <text:p>5.85E+005</text:p>
          </table:table-cell>
          <table:table-cell office:value-type="float" office:value="767288.876172886">
            <text:p>7.67E+005</text:p>
          </table:table-cell>
          <table:table-cell office:value-type="float" office:value="939076.850084794">
            <text:p>9.39E+005</text:p>
          </table:table-cell>
          <table:table-cell office:value-type="float" office:value="1015940.84337677">
            <text:p>1.02E+006</text:p>
          </table:table-cell>
          <table:table-cell office:value-type="float" office:value="1015940.84337826">
            <text:p>1.02E+006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SQRT([.C14])" office:value-type="float" office:value="97.3961140389095">
            <text:p>97.3961</text:p>
          </table:table-cell>
          <table:table-cell table:formula="of:=SQRT([.D14])" office:value-type="float" office:value="282.74394223661">
            <text:p>282.7439</text:p>
          </table:table-cell>
          <table:table-cell table:formula="of:=SQRT([.E14])" office:value-type="float" office:value="636.855121766331">
            <text:p>636.8551</text:p>
          </table:table-cell>
          <table:table-cell table:formula="of:=SQRT([.F14])" office:value-type="float" office:value="765.024398405699">
            <text:p>765.0244</text:p>
          </table:table-cell>
          <table:table-cell table:formula="of:=SQRT([.G14])" office:value-type="float" office:value="765.024398405755">
            <text:p>765.0244</text:p>
          </table:table-cell>
          <table:table-cell table:formula="of:=SQRT([.H14])" office:value-type="float" office:value="875.950270376627">
            <text:p>875.9503</text:p>
          </table:table-cell>
          <table:table-cell table:formula="of:=SQRT([.I14])" office:value-type="float" office:value="969.059776321767">
            <text:p>969.0598</text:p>
          </table:table-cell>
          <table:table-cell table:formula="of:=SQRT([.J14])" office:value-type="float" office:value="1007.93890855387">
            <text:p>1007.9389</text:p>
          </table:table-cell>
          <table:table-cell table:formula="of:=SQRT([.K14])" office:value-type="float" office:value="1007.93890855461">
            <text:p>1007.9389</text:p>
          </table:table-cell>
          <table:table-cell table:formula="of:=[.$B$44]*[.A14]" office:value-type="float" office:value="282.743338824">
            <text:p>282.7433</text:p>
          </table:table-cell>
          <table:table-cell table:formula="of:=[.$B$45]*[.A14]" office:value-type="float" office:value="94.247779608">
            <text:p>94.2478</text:p>
          </table:table-cell>
          <table:table-cell table:style-name="ce1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11236.2037307017">
            <text:p>1.12E+004</text:p>
          </table:table-cell>
          <table:table-cell office:value-type="float" office:value="93823.4781433904">
            <text:p>9.38E+004</text:p>
          </table:table-cell>
          <table:table-cell office:value-type="float" office:value="393068.934409036">
            <text:p>3.93E+005</text:p>
          </table:table-cell>
          <table:table-cell office:value-type="float" office:value="587649.403898033">
            <text:p>5.88E+005</text:p>
          </table:table-cell>
          <table:table-cell office:value-type="float" office:value="587649.403898132">
            <text:p>5.88E+005</text:p>
          </table:table-cell>
          <table:table-cell office:value-type="float" office:value="784998.688725823">
            <text:p>7.85E+005</text:p>
          </table:table-cell>
          <table:table-cell office:value-type="float" office:value="963119.091147268">
            <text:p>9.63E+005</text:p>
          </table:table-cell>
          <table:table-cell office:value-type="float" office:value="1002726.12389694">
            <text:p>1.00E+006</text:p>
          </table:table-cell>
          <table:table-cell office:value-type="float" office:value="1002726.1238984">
            <text:p>1.00E+006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SQRT([.C15])" office:value-type="float" office:value="106.00096098952">
            <text:p>106.0010</text:p>
          </table:table-cell>
          <table:table-cell table:formula="of:=SQRT([.D15])" office:value-type="float" office:value="306.306183651898">
            <text:p>306.3062</text:p>
          </table:table-cell>
          <table:table-cell table:formula="of:=SQRT([.E15])" office:value-type="float" office:value="626.952098974903">
            <text:p>626.9521</text:p>
          </table:table-cell>
          <table:table-cell table:formula="of:=SQRT([.F15])" office:value-type="float" office:value="766.582939999341">
            <text:p>766.5829</text:p>
          </table:table-cell>
          <table:table-cell table:formula="of:=SQRT([.G15])" office:value-type="float" office:value="766.582939999405">
            <text:p>766.5829</text:p>
          </table:table-cell>
          <table:table-cell table:formula="of:=SQRT([.H15])" office:value-type="float" office:value="886.00151733833">
            <text:p>886.0015</text:p>
          </table:table-cell>
          <table:table-cell table:formula="of:=SQRT([.I15])" office:value-type="float" office:value="981.386310861971">
            <text:p>981.3863</text:p>
          </table:table-cell>
          <table:table-cell table:formula="of:=SQRT([.J15])" office:value-type="float" office:value="1001.36213424362">
            <text:p>1001.3621</text:p>
          </table:table-cell>
          <table:table-cell table:formula="of:=SQRT([.K15])" office:value-type="float" office:value="1001.36213424435">
            <text:p>1001.3621</text:p>
          </table:table-cell>
          <table:table-cell table:formula="of:=[.$B$44]*[.A15]" office:value-type="float" office:value="306.305283726">
            <text:p>306.3053</text:p>
          </table:table-cell>
          <table:table-cell table:formula="of:=[.$B$45]*[.A15]" office:value-type="float" office:value="102.101761242">
            <text:p>102.1018</text:p>
          </table:table-cell>
          <table:table-cell table:style-name="ce1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13154.594776503">
            <text:p>1.32E+004</text:p>
          </table:table-cell>
          <table:table-cell office:value-type="float" office:value="108813.248060079">
            <text:p>1.09E+005</text:p>
          </table:table-cell>
          <table:table-cell office:value-type="float" office:value="380752.953684417">
            <text:p>3.81E+005</text:p>
          </table:table-cell>
          <table:table-cell office:value-type="float" office:value="590227.174480998">
            <text:p>5.90E+005</text:p>
          </table:table-cell>
          <table:table-cell office:value-type="float" office:value="590227.174481106">
            <text:p>5.90E+005</text:p>
          </table:table-cell>
          <table:table-cell office:value-type="float" office:value="802928.026260048">
            <text:p>8.03E+005</text:p>
          </table:table-cell>
          <table:table-cell office:value-type="float" office:value="989056.688067033">
            <text:p>9.89E+005</text:p>
          </table:table-cell>
          <table:table-cell office:value-type="float" office:value="989729.15487426">
            <text:p>9.90E+005</text:p>
          </table:table-cell>
          <table:table-cell office:value-type="float" office:value="989729.154875698">
            <text:p>9.90E+005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SQRT([.C16])" office:value-type="float" office:value="114.693481839654">
            <text:p>114.6935</text:p>
          </table:table-cell>
          <table:table-cell table:formula="of:=SQRT([.D16])" office:value-type="float" office:value="329.86853147895">
            <text:p>329.8685</text:p>
          </table:table-cell>
          <table:table-cell table:formula="of:=SQRT([.E16])" office:value-type="float" office:value="617.051824148035">
            <text:p>617.0518</text:p>
          </table:table-cell>
          <table:table-cell table:formula="of:=SQRT([.F16])" office:value-type="float" office:value="768.262438546229">
            <text:p>768.2624</text:p>
          </table:table-cell>
          <table:table-cell table:formula="of:=SQRT([.G16])" office:value-type="float" office:value="768.262438546299">
            <text:p>768.2624</text:p>
          </table:table-cell>
          <table:table-cell table:formula="of:=SQRT([.H16])" office:value-type="float" office:value="896.062512473348">
            <text:p>896.0625</text:p>
          </table:table-cell>
          <table:table-cell table:formula="of:=SQRT([.I16])" office:value-type="float" office:value="994.51329205146">
            <text:p>994.5133</text:p>
          </table:table-cell>
          <table:table-cell table:formula="of:=SQRT([.J16])" office:value-type="float" office:value="994.851322999703">
            <text:p>994.8513</text:p>
          </table:table-cell>
          <table:table-cell table:formula="of:=SQRT([.K16])" office:value-type="float" office:value="994.851323000426">
            <text:p>994.8513</text:p>
          </table:table-cell>
          <table:table-cell table:formula="of:=[.$B$44]*[.A16]" office:value-type="float" office:value="329.867228628">
            <text:p>329.8672</text:p>
          </table:table-cell>
          <table:table-cell table:formula="of:=[.$B$45]*[.A16]" office:value-type="float" office:value="109.955742876">
            <text:p>109.9557</text:p>
          </table:table-cell>
          <table:table-cell table:style-name="ce1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15245.3376619346">
            <text:p>1.52E+004</text:p>
          </table:table-cell>
          <table:table-cell office:value-type="float" office:value="124913.480248305">
            <text:p>1.25E+005</text:p>
          </table:table-cell>
          <table:table-cell office:value-type="float" office:value="368636.137513562">
            <text:p>3.69E+005</text:p>
          </table:table-cell>
          <table:table-cell office:value-type="float" office:value="592995.59380149">
            <text:p>5.93E+005</text:p>
          </table:table-cell>
          <table:table-cell office:value-type="float" office:value="592995.593801625">
            <text:p>5.93E+005</text:p>
          </table:table-cell>
          <table:table-cell office:value-type="float" office:value="821078.060291091">
            <text:p>8.21E+005</text:p>
          </table:table-cell>
          <table:table-cell office:value-type="float" office:value="976948.31993958">
            <text:p>9.77E+005</text:p>
          </table:table-cell>
          <table:table-cell office:value-type="float" office:value="976948.319941006">
            <text:p>9.77E+005</text:p>
          </table:table-cell>
          <table:table-cell office:value-type="float" office:value="1016885.54171226">
            <text:p>1.02E+006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SQRT([.C17])" office:value-type="float" office:value="123.472011654199">
            <text:p>123.4720</text:p>
          </table:table-cell>
          <table:table-cell table:formula="of:=SQRT([.D17])" office:value-type="float" office:value="353.431012007018">
            <text:p>353.4310</text:p>
          </table:table-cell>
          <table:table-cell table:formula="of:=SQRT([.E17])" office:value-type="float" office:value="607.154129948535">
            <text:p>607.1541</text:p>
          </table:table-cell>
          <table:table-cell table:formula="of:=SQRT([.F17])" office:value-type="float" office:value="770.062071395216">
            <text:p>770.0621</text:p>
          </table:table-cell>
          <table:table-cell table:formula="of:=SQRT([.G17])" office:value-type="float" office:value="770.062071395303">
            <text:p>770.0621</text:p>
          </table:table-cell>
          <table:table-cell table:formula="of:=SQRT([.H17])" office:value-type="float" office:value="906.133577510011">
            <text:p>906.1336</text:p>
          </table:table-cell>
          <table:table-cell table:formula="of:=SQRT([.I17])" office:value-type="float" office:value="988.406960689563">
            <text:p>988.4070</text:p>
          </table:table-cell>
          <table:table-cell table:formula="of:=SQRT([.J17])" office:value-type="float" office:value="988.406960690285">
            <text:p>988.4070</text:p>
          </table:table-cell>
          <table:table-cell table:formula="of:=SQRT([.K17])" office:value-type="float" office:value="1008.40742842973">
            <text:p>1008.4074</text:p>
          </table:table-cell>
          <table:table-cell table:formula="of:=[.$B$44]*[.A17]" office:value-type="float" office:value="353.42917353">
            <text:p>353.4292</text:p>
          </table:table-cell>
          <table:table-cell table:formula="of:=[.$B$45]*[.A17]" office:value-type="float" office:value="117.80972451">
            <text:p>117.8097</text:p>
          </table:table-cell>
          <table:table-cell table:style-name="ce1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17512.320133187">
            <text:p>1.75E+004</text:p>
          </table:table-cell>
          <table:table-cell office:value-type="float" office:value="142124.216286798">
            <text:p>1.42E+005</text:p>
          </table:table-cell>
          <table:table-cell office:value-type="float" office:value="356718.148674918">
            <text:p>3.57E+005</text:p>
          </table:table-cell>
          <table:table-cell office:value-type="float" office:value="595954.615159184">
            <text:p>5.96E+005</text:p>
          </table:table-cell>
          <table:table-cell office:value-type="float" office:value="595954.615159337">
            <text:p>5.96E+005</text:p>
          </table:table-cell>
          <table:table-cell office:value-type="float" office:value="839449.990527854">
            <text:p>8.39E+005</text:p>
          </table:table-cell>
          <table:table-cell office:value-type="float" office:value="964382.07013082">
            <text:p>9.64E+005</text:p>
          </table:table-cell>
          <table:table-cell office:value-type="float" office:value="964382.070132219">
            <text:p>9.64E+005</text:p>
          </table:table-cell>
          <table:table-cell office:value-type="float" office:value="1046601.8414455">
            <text:p>1.05E+006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SQRT([.C18])" office:value-type="float" office:value="132.334123086931">
            <text:p>132.3341</text:p>
          </table:table-cell>
          <table:table-cell table:formula="of:=SQRT([.D18])" office:value-type="float" office:value="376.993655499397">
            <text:p>376.9937</text:p>
          </table:table-cell>
          <table:table-cell table:formula="of:=SQRT([.E18])" office:value-type="float" office:value="597.258862366159">
            <text:p>597.2589</text:p>
          </table:table-cell>
          <table:table-cell table:formula="of:=SQRT([.F18])" office:value-type="float" office:value="771.980968132754">
            <text:p>771.9810</text:p>
          </table:table-cell>
          <table:table-cell table:formula="of:=SQRT([.G18])" office:value-type="float" office:value="771.980968132853">
            <text:p>771.9810</text:p>
          </table:table-cell>
          <table:table-cell table:formula="of:=SQRT([.H18])" office:value-type="float" office:value="916.215035091574">
            <text:p>916.2150</text:p>
          </table:table-cell>
          <table:table-cell table:formula="of:=SQRT([.I18])" office:value-type="float" office:value="982.029566831274">
            <text:p>982.0296</text:p>
          </table:table-cell>
          <table:table-cell table:formula="of:=SQRT([.J18])" office:value-type="float" office:value="982.029566831987">
            <text:p>982.0296</text:p>
          </table:table-cell>
          <table:table-cell table:formula="of:=SQRT([.K18])" office:value-type="float" office:value="1023.03560126004">
            <text:p>1023.0356</text:p>
          </table:table-cell>
          <table:table-cell table:formula="of:=[.$B$44]*[.A18]" office:value-type="float" office:value="376.991118432">
            <text:p>376.9911</text:p>
          </table:table-cell>
          <table:table-cell table:formula="of:=[.$B$45]*[.A18]" office:value-type="float" office:value="125.663706144">
            <text:p>125.6637</text:p>
          </table:table-cell>
          <table:table-cell table:style-name="ce1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19959.1269771395">
            <text:p>2.00E+004</text:p>
          </table:table-cell>
          <table:table-cell office:value-type="float" office:value="160445.506856419">
            <text:p>1.60E+005</text:p>
          </table:table-cell>
          <table:table-cell office:value-type="float" office:value="344998.679077555">
            <text:p>3.45E+005</text:p>
          </table:table-cell>
          <table:table-cell office:value-type="float" office:value="599104.194220168">
            <text:p>5.99E+005</text:p>
          </table:table-cell>
          <table:table-cell office:value-type="float" office:value="599104.194220336">
            <text:p>5.99E+005</text:p>
          </table:table-cell>
          <table:table-cell office:value-type="float" office:value="858045.044342016">
            <text:p>8.58E+005</text:p>
          </table:table-cell>
          <table:table-cell office:value-type="float" office:value="952028.92213282">
            <text:p>9.52E+005</text:p>
          </table:table-cell>
          <table:table-cell office:value-type="float" office:value="952028.9221342">
            <text:p>9.52E+005</text:p>
          </table:table-cell>
          <table:table-cell office:value-type="float" office:value="1078202.09646665">
            <text:p>1.08E+006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SQRT([.C19])" office:value-type="float" office:value="141.276774372646">
            <text:p>141.2768</text:p>
          </table:table-cell>
          <table:table-cell table:formula="of:=SQRT([.D19])" office:value-type="float" office:value="400.556496460136">
            <text:p>400.5565</text:p>
          </table:table-cell>
          <table:table-cell table:formula="of:=SQRT([.E19])" office:value-type="float" office:value="587.365881778602">
            <text:p>587.3659</text:p>
          </table:table-cell>
          <table:table-cell table:formula="of:=SQRT([.F19])" office:value-type="float" office:value="774.018213106234">
            <text:p>774.0182</text:p>
          </table:table-cell>
          <table:table-cell table:formula="of:=SQRT([.G19])" office:value-type="float" office:value="774.018213106343">
            <text:p>774.0182</text:p>
          </table:table-cell>
          <table:table-cell table:formula="of:=SQRT([.H19])" office:value-type="float" office:value="926.307208404434">
            <text:p>926.3072</text:p>
          </table:table-cell>
          <table:table-cell table:formula="of:=SQRT([.I19])" office:value-type="float" office:value="975.71969444755">
            <text:p>975.7197</text:p>
          </table:table-cell>
          <table:table-cell table:formula="of:=SQRT([.J19])" office:value-type="float" office:value="975.719694448257">
            <text:p>975.7197</text:p>
          </table:table-cell>
          <table:table-cell table:formula="of:=SQRT([.K19])" office:value-type="float" office:value="1038.36510749671">
            <text:p>1038.3651</text:p>
          </table:table-cell>
          <table:table-cell table:formula="of:=[.$B$44]*[.A19]" office:value-type="float" office:value="400.553063334">
            <text:p>400.5531</text:p>
          </table:table-cell>
          <table:table-cell table:formula="of:=[.$B$45]*[.A19]" office:value-type="float" office:value="133.517687778">
            <text:p>133.5177</text:p>
          </table:table-cell>
          <table:table-cell table:style-name="ce1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22589.0225645779">
            <text:p>2.26E+004</text:p>
          </table:table-cell>
          <table:table-cell office:value-type="float" office:value="179877.412962683">
            <text:p>1.80E+005</text:p>
          </table:table-cell>
          <table:table-cell office:value-type="float" office:value="333477.44967748">
            <text:p>3.33E+005</text:p>
          </table:table-cell>
          <table:table-cell office:value-type="float" office:value="602444.290016109">
            <text:p>6.02E+005</text:p>
          </table:table-cell>
          <table:table-cell office:value-type="float" office:value="602444.290016287">
            <text:p>6.02E+005</text:p>
          </table:table-cell>
          <table:table-cell office:value-type="float" office:value="876864.476145839">
            <text:p>8.77E+005</text:p>
          </table:table-cell>
          <table:table-cell office:value-type="float" office:value="939887.456528622">
            <text:p>9.40E+005</text:p>
          </table:table-cell>
          <table:table-cell office:value-type="float" office:value="939887.456529983">
            <text:p>9.40E+005</text:p>
          </table:table-cell>
          <table:table-cell office:value-type="float" office:value="1111683.15553654">
            <text:p>1.11E+006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SQRT([.C20])" office:value-type="float" office:value="150.296448942009">
            <text:p>150.2964</text:p>
          </table:table-cell>
          <table:table-cell table:formula="of:=SQRT([.D20])" office:value-type="float" office:value="424.11957389713">
            <text:p>424.1196</text:p>
          </table:table-cell>
          <table:table-cell table:formula="of:=SQRT([.E20])" office:value-type="float" office:value="577.475064117473">
            <text:p>577.4751</text:p>
          </table:table-cell>
          <table:table-cell table:formula="of:=SQRT([.F20])" office:value-type="float" office:value="776.172848028137">
            <text:p>776.1728</text:p>
          </table:table-cell>
          <table:table-cell table:formula="of:=SQRT([.G20])" office:value-type="float" office:value="776.172848028251">
            <text:p>776.1728</text:p>
          </table:table-cell>
          <table:table-cell table:formula="of:=SQRT([.H20])" office:value-type="float" office:value="936.410420780247">
            <text:p>936.4104</text:p>
          </table:table-cell>
          <table:table-cell table:formula="of:=SQRT([.I20])" office:value-type="float" office:value="969.477929882172">
            <text:p>969.4779</text:p>
          </table:table-cell>
          <table:table-cell table:formula="of:=SQRT([.J20])" office:value-type="float" office:value="969.477929882874">
            <text:p>969.4779</text:p>
          </table:table-cell>
          <table:table-cell table:formula="of:=SQRT([.K20])" office:value-type="float" office:value="1054.36386296977">
            <text:p>1054.3639</text:p>
          </table:table-cell>
          <table:table-cell table:formula="of:=[.$B$44]*[.A20]" office:value-type="float" office:value="424.115008236">
            <text:p>424.1150</text:p>
          </table:table-cell>
          <table:table-cell table:formula="of:=[.$B$45]*[.A20]" office:value-type="float" office:value="141.371669412">
            <text:p>141.3717</text:p>
          </table:table-cell>
          <table:table-cell table:style-name="ce1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25404.9436317761">
            <text:p>2.54E+004</text:p>
          </table:table-cell>
          <table:table-cell office:value-type="float" office:value="200420.007229481">
            <text:p>2.00E+005</text:p>
          </table:table-cell>
          <table:table-cell office:value-type="float" office:value="322154.210388281">
            <text:p>3.22E+005</text:p>
          </table:table-cell>
          <table:table-cell office:value-type="float" office:value="605974.865973921">
            <text:p>6.06E+005</text:p>
          </table:table-cell>
          <table:table-cell office:value-type="float" office:value="605974.865974142">
            <text:p>6.06E+005</text:p>
          </table:table-cell>
          <table:table-cell office:value-type="float" office:value="895909.566668346">
            <text:p>8.96E+005</text:p>
          </table:table-cell>
          <table:table-cell office:value-type="float" office:value="927956.316066465">
            <text:p>9.28E+005</text:p>
          </table:table-cell>
          <table:table-cell office:value-type="float" office:value="927956.316067796">
            <text:p>9.28E+005</text:p>
          </table:table-cell>
          <table:table-cell office:value-type="float" office:value="1147042.21659271">
            <text:p>1.15E+006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SQRT([.C21])" office:value-type="float" office:value="159.389283302787">
            <text:p>159.3893</text:p>
          </table:table-cell>
          <table:table-cell table:formula="of:=SQRT([.D21])" office:value-type="float" office:value="447.682931581584">
            <text:p>447.6829</text:p>
          </table:table-cell>
          <table:table-cell table:formula="of:=SQRT([.E21])" office:value-type="float" office:value="567.586302149973">
            <text:p>567.5863</text:p>
          </table:table-cell>
          <table:table-cell table:formula="of:=SQRT([.F21])" office:value-type="float" office:value="778.443874646028">
            <text:p>778.4439</text:p>
          </table:table-cell>
          <table:table-cell table:formula="of:=SQRT([.G21])" office:value-type="float" office:value="778.44387464617">
            <text:p>778.4439</text:p>
          </table:table-cell>
          <table:table-cell table:formula="of:=SQRT([.H21])" office:value-type="float" office:value="946.524995268665">
            <text:p>946.5250</text:p>
          </table:table-cell>
          <table:table-cell table:formula="of:=SQRT([.I21])" office:value-type="float" office:value="963.30489257891">
            <text:p>963.3049</text:p>
          </table:table-cell>
          <table:table-cell table:formula="of:=SQRT([.J21])" office:value-type="float" office:value="963.304892579601">
            <text:p>963.3049</text:p>
          </table:table-cell>
          <table:table-cell table:formula="of:=SQRT([.K21])" office:value-type="float" office:value="1071.0005679703">
            <text:p>1071.0006</text:p>
          </table:table-cell>
          <table:table-cell table:formula="of:=[.$B$44]*[.A21]" office:value-type="float" office:value="447.676953138">
            <text:p>447.6770</text:p>
          </table:table-cell>
          <table:table-cell table:formula="of:=[.$B$45]*[.A21]" office:value-type="float" office:value="149.225651046">
            <text:p>149.2257</text:p>
          </table:table-cell>
          <table:table-cell table:style-name="ce1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28409.5006608494">
            <text:p>2.84E+004</text:p>
          </table:table-cell>
          <table:table-cell office:value-type="float" office:value="222073.375262768">
            <text:p>2.22E+005</text:p>
          </table:table-cell>
          <table:table-cell office:value-type="float" office:value="311028.73998343">
            <text:p>3.11E+005</text:p>
          </table:table-cell>
          <table:table-cell office:value-type="float" office:value="609695.89097227">
            <text:p>6.10E+005</text:p>
          </table:table-cell>
          <table:table-cell office:value-type="float" office:value="609695.890972502">
            <text:p>6.10E+005</text:p>
          </table:table-cell>
          <table:table-cell office:value-type="float" office:value="915181.62211523">
            <text:p>9.15E+005</text:p>
          </table:table-cell>
          <table:table-cell office:value-type="float" office:value="916234.203945829">
            <text:p>9.16E+005</text:p>
          </table:table-cell>
          <table:table-cell office:value-type="float" office:value="916234.203947141">
            <text:p>9.16E+005</text:p>
          </table:table-cell>
          <table:table-cell office:value-type="float" office:value="1184276.82789656">
            <text:p>1.18E+006</text:p>
          </table:table-cell>
          <table:table-cell/>
          <table:table-cell table:formula="of:=2*[.A22]/PI()" office:value-type="float" office:value="0.500000000001625">
            <text:p>0.5000</text:p>
          </table:table-cell>
          <table:table-cell table:formula="of:=SQRT([.C22])" office:value-type="float" office:value="168.551181131576">
            <text:p>168.5512</text:p>
          </table:table-cell>
          <table:table-cell table:formula="of:=SQRT([.D22])" office:value-type="float" office:value="471.246618303801">
            <text:p>471.2466</text:p>
          </table:table-cell>
          <table:table-cell table:formula="of:=SQRT([.E22])" office:value-type="float" office:value="557.699506888279">
            <text:p>557.6995</text:p>
          </table:table-cell>
          <table:table-cell table:formula="of:=SQRT([.F22])" office:value-type="float" office:value="780.830257464623">
            <text:p>780.8303</text:p>
          </table:table-cell>
          <table:table-cell table:formula="of:=SQRT([.G22])" office:value-type="float" office:value="780.830257464772">
            <text:p>780.8303</text:p>
          </table:table-cell>
          <table:table-cell table:formula="of:=SQRT([.H22])" office:value-type="float" office:value="956.651254175329">
            <text:p>956.6513</text:p>
          </table:table-cell>
          <table:table-cell table:formula="of:=SQRT([.I22])" office:value-type="float" office:value="957.201234822558">
            <text:p>957.2012</text:p>
          </table:table-cell>
          <table:table-cell table:formula="of:=SQRT([.J22])" office:value-type="float" office:value="957.201234823243">
            <text:p>957.2012</text:p>
          </table:table-cell>
          <table:table-cell table:formula="of:=SQRT([.K22])" office:value-type="float" office:value="1088.24483821269">
            <text:p>1088.2448</text:p>
          </table:table-cell>
          <table:table-cell table:formula="of:=[.$B$44]*[.A22]" office:value-type="float" office:value="471.23889804">
            <text:p>471.2389</text:p>
          </table:table-cell>
          <table:table-cell table:formula="of:=[.$B$45]*[.A22]" office:value-type="float" office:value="157.07963268">
            <text:p>157.0796</text:p>
          </table:table-cell>
          <table:table-cell table:style-name="ce1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31604.9862123591">
            <text:p>3.16E+004</text:p>
          </table:table-cell>
          <table:table-cell office:value-type="float" office:value="244837.617082356">
            <text:p>2.45E+005</text:p>
          </table:table-cell>
          <table:table-cell office:value-type="float" office:value="300100.845986776">
            <text:p>3.00E+005</text:p>
          </table:table-cell>
          <table:table-cell office:value-type="float" office:value="613607.340419576">
            <text:p>6.14E+005</text:p>
          </table:table-cell>
          <table:table-cell office:value-type="float" office:value="613607.340419837">
            <text:p>6.14E+005</text:p>
          </table:table-cell>
          <table:table-cell office:value-type="float" office:value="904719.882126676">
            <text:p>9.05E+005</text:p>
          </table:table-cell>
          <table:table-cell office:value-type="float" office:value="904719.882127961">
            <text:p>9.05E+005</text:p>
          </table:table-cell>
          <table:table-cell office:value-type="float" office:value="934681.973199521">
            <text:p>9.35E+005</text:p>
          </table:table-cell>
          <table:table-cell office:value-type="float" office:value="1223384.88235448">
            <text:p>1.22E+006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SQRT([.C23])" office:value-type="float" office:value="177.777912611098">
            <text:p>177.7779</text:p>
          </table:table-cell>
          <table:table-cell table:formula="of:=SQRT([.D23])" office:value-type="float" office:value="494.810688124616">
            <text:p>494.8107</text:p>
          </table:table-cell>
          <table:table-cell table:formula="of:=SQRT([.E23])" office:value-type="float" office:value="547.814609139603">
            <text:p>547.8146</text:p>
          </table:table-cell>
          <table:table-cell table:formula="of:=SQRT([.F23])" office:value-type="float" office:value="783.330926505252">
            <text:p>783.3309</text:p>
          </table:table-cell>
          <table:table-cell table:formula="of:=SQRT([.G23])" office:value-type="float" office:value="783.330926505418">
            <text:p>783.3309</text:p>
          </table:table-cell>
          <table:table-cell table:formula="of:=SQRT([.H23])" office:value-type="float" office:value="951.167641442178">
            <text:p>951.1676</text:p>
          </table:table-cell>
          <table:table-cell table:formula="of:=SQRT([.I23])" office:value-type="float" office:value="951.167641442854">
            <text:p>951.1676</text:p>
          </table:table-cell>
          <table:table-cell table:formula="of:=SQRT([.J23])" office:value-type="float" office:value="966.789518561057">
            <text:p>966.7895</text:p>
          </table:table-cell>
          <table:table-cell table:formula="of:=SQRT([.K23])" office:value-type="float" office:value="1106.06730462232">
            <text:p>1106.0673</text:p>
          </table:table-cell>
          <table:table-cell table:formula="of:=[.$B$44]*[.A23]" office:value-type="float" office:value="494.800842942">
            <text:p>494.8008</text:p>
          </table:table-cell>
          <table:table-cell table:formula="of:=[.$B$45]*[.A23]" office:value-type="float" office:value="164.933614314">
            <text:p>164.9336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34993.3886416731">
            <text:p>3.50E+004</text:p>
          </table:table-cell>
          <table:table-cell office:value-type="float" office:value="268712.848620825">
            <text:p>2.69E+005</text:p>
          </table:table-cell>
          <table:table-cell office:value-type="float" office:value="289370.364547795">
            <text:p>2.89E+005</text:p>
          </table:table-cell>
          <table:table-cell office:value-type="float" office:value="617709.197350706">
            <text:p>6.18E+005</text:p>
          </table:table-cell>
          <table:table-cell office:value-type="float" office:value="617709.197350973">
            <text:p>6.18E+005</text:p>
          </table:table-cell>
          <table:table-cell office:value-type="float" office:value="893412.169664056">
            <text:p>8.93E+005</text:p>
          </table:table-cell>
          <table:table-cell office:value-type="float" office:value="893412.169665318">
            <text:p>8.93E+005</text:p>
          </table:table-cell>
          <table:table-cell office:value-type="float" office:value="954411.974025153">
            <text:p>9.54E+005</text:p>
          </table:table-cell>
          <table:table-cell office:value-type="float" office:value="1264364.60657824">
            <text:p>1.26E+006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SQRT([.C24])" office:value-type="float" office:value="187.065198905818">
            <text:p>187.0652</text:p>
          </table:table-cell>
          <table:table-cell table:formula="of:=SQRT([.D24])" office:value-type="float" office:value="518.375200622893">
            <text:p>518.3752</text:p>
          </table:table-cell>
          <table:table-cell table:formula="of:=SQRT([.E24])" office:value-type="float" office:value="537.931561211828">
            <text:p>537.9316</text:p>
          </table:table-cell>
          <table:table-cell table:formula="of:=SQRT([.F24])" office:value-type="float" office:value="785.944780089992">
            <text:p>785.9448</text:p>
          </table:table-cell>
          <table:table-cell table:formula="of:=SQRT([.G24])" office:value-type="float" office:value="785.944780090162">
            <text:p>785.9448</text:p>
          </table:table-cell>
          <table:table-cell table:formula="of:=SQRT([.H24])" office:value-type="float" office:value="945.204829475631">
            <text:p>945.2048</text:p>
          </table:table-cell>
          <table:table-cell table:formula="of:=SQRT([.I24])" office:value-type="float" office:value="945.204829476298">
            <text:p>945.2048</text:p>
          </table:table-cell>
          <table:table-cell table:formula="of:=SQRT([.J24])" office:value-type="float" office:value="976.940107696041">
            <text:p>976.9401</text:p>
          </table:table-cell>
          <table:table-cell table:formula="of:=SQRT([.K24])" office:value-type="float" office:value="1124.43968561157">
            <text:p>1124.4397</text:p>
          </table:table-cell>
          <table:table-cell table:formula="of:=[.$B$44]*[.A24]" office:value-type="float" office:value="518.362787844">
            <text:p>518.3628</text:p>
          </table:table-cell>
          <table:table-cell table:formula="of:=[.$B$45]*[.A24]" office:value-type="float" office:value="172.787595948">
            <text:p>172.7876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38576.4097700335">
            <text:p>3.86E+004</text:p>
          </table:table-cell>
          <table:table-cell office:value-type="float" office:value="278837.160294287">
            <text:p>2.79E+005</text:p>
          </table:table-cell>
          <table:table-cell office:value-type="float" office:value="293699.203287731">
            <text:p>2.94E+005</text:p>
          </table:table-cell>
          <table:table-cell office:value-type="float" office:value="622001.453537347">
            <text:p>6.22E+005</text:p>
          </table:table-cell>
          <table:table-cell office:value-type="float" office:value="622001.453537652">
            <text:p>6.22E+005</text:p>
          </table:table-cell>
          <table:table-cell office:value-type="float" office:value="882309.94107086">
            <text:p>8.82E+005</text:p>
          </table:table-cell>
          <table:table-cell office:value-type="float" office:value="882309.941072109">
            <text:p>8.82E+005</text:p>
          </table:table-cell>
          <table:table-cell office:value-type="float" office:value="974373.00080538">
            <text:p>9.74E+005</text:p>
          </table:table-cell>
          <table:table-cell office:value-type="float" office:value="1307214.5461122">
            <text:p>1.31E+006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SQRT([.C25])" office:value-type="float" office:value="196.408782313912">
            <text:p>196.4088</text:p>
          </table:table-cell>
          <table:table-cell table:formula="of:=SQRT([.D25])" office:value-type="float" office:value="528.050338788157">
            <text:p>528.0503</text:p>
          </table:table-cell>
          <table:table-cell table:formula="of:=SQRT([.E25])" office:value-type="float" office:value="541.940221138578">
            <text:p>541.9402</text:p>
          </table:table-cell>
          <table:table-cell table:formula="of:=SQRT([.F25])" office:value-type="float" office:value="788.670687636701">
            <text:p>788.6707</text:p>
          </table:table-cell>
          <table:table-cell table:formula="of:=SQRT([.G25])" office:value-type="float" office:value="788.670687636895">
            <text:p>788.6707</text:p>
          </table:table-cell>
          <table:table-cell table:formula="of:=SQRT([.H25])" office:value-type="float" office:value="939.313547794803">
            <text:p>939.3135</text:p>
          </table:table-cell>
          <table:table-cell table:formula="of:=SQRT([.I25])" office:value-type="float" office:value="939.313547795468">
            <text:p>939.3135</text:p>
          </table:table-cell>
          <table:table-cell table:formula="of:=SQRT([.J25])" office:value-type="float" office:value="987.103338463294">
            <text:p>987.1033</text:p>
          </table:table-cell>
          <table:table-cell table:formula="of:=SQRT([.K25])" office:value-type="float" office:value="1143.33483551941">
            <text:p>1143.3348</text:p>
          </table:table-cell>
          <table:table-cell table:formula="of:=[.$B$44]*[.A25]" office:value-type="float" office:value="541.924732746">
            <text:p>541.9247</text:p>
          </table:table-cell>
          <table:table-cell table:formula="of:=[.$B$45]*[.A25]" office:value-type="float" office:value="180.641577582">
            <text:p>180.6416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42355.4852526588">
            <text:p>4.24E+004</text:p>
          </table:table-cell>
          <table:table-cell office:value-type="float" office:value="268501.126158757">
            <text:p>2.69E+005</text:p>
          </table:table-cell>
          <table:table-cell office:value-type="float" office:value="319796.833597431">
            <text:p>3.20E+005</text:p>
          </table:table-cell>
          <table:table-cell office:value-type="float" office:value="626484.110609505">
            <text:p>6.26E+005</text:p>
          </table:table-cell>
          <table:table-cell office:value-type="float" office:value="626484.110609816">
            <text:p>6.26E+005</text:p>
          </table:table-cell>
          <table:table-cell office:value-type="float" office:value="871412.124710438">
            <text:p>8.71E+005</text:p>
          </table:table-cell>
          <table:table-cell office:value-type="float" office:value="871412.12471164">
            <text:p>8.71E+005</text:p>
          </table:table-cell>
          <table:table-cell office:value-type="float" office:value="994566.450393975">
            <text:p>9.95E+005</text:p>
          </table:table-cell>
          <table:table-cell office:value-type="float" office:value="1351933.54808026">
            <text:p>1.35E+006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SQRT([.C26])" office:value-type="float" office:value="205.804483072305">
            <text:p>205.8045</text:p>
          </table:table-cell>
          <table:table-cell table:formula="of:=SQRT([.D26])" office:value-type="float" office:value="518.170942989625">
            <text:p>518.1709</text:p>
          </table:table-cell>
          <table:table-cell table:formula="of:=SQRT([.E26])" office:value-type="float" office:value="565.505821011094">
            <text:p>565.5058</text:p>
          </table:table-cell>
          <table:table-cell table:formula="of:=SQRT([.F26])" office:value-type="float" office:value="791.50749245317">
            <text:p>791.5075</text:p>
          </table:table-cell>
          <table:table-cell table:formula="of:=SQRT([.G26])" office:value-type="float" office:value="791.507492453366">
            <text:p>791.5075</text:p>
          </table:table-cell>
          <table:table-cell table:formula="of:=SQRT([.H26])" office:value-type="float" office:value="933.494576690426">
            <text:p>933.4946</text:p>
          </table:table-cell>
          <table:table-cell table:formula="of:=SQRT([.I26])" office:value-type="float" office:value="933.49457669107">
            <text:p>933.4946</text:p>
          </table:table-cell>
          <table:table-cell table:formula="of:=SQRT([.J26])" office:value-type="float" office:value="997.27952470407">
            <text:p>997.2795</text:p>
          </table:table-cell>
          <table:table-cell table:formula="of:=SQRT([.K26])" office:value-type="float" office:value="1162.72677275457">
            <text:p>1162.7268</text:p>
          </table:table-cell>
          <table:table-cell table:formula="of:=[.$B$44]*[.A26]" office:value-type="float" office:value="565.486677648">
            <text:p>565.4867</text:p>
          </table:table-cell>
          <table:table-cell table:formula="of:=[.$B$45]*[.A26]" office:value-type="float" office:value="188.495559216">
            <text:p>188.4956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46331.8065718652">
            <text:p>4.63E+004</text:p>
          </table:table-cell>
          <table:table-cell office:value-type="float" office:value="258362.183169062">
            <text:p>2.58E+005</text:p>
          </table:table-cell>
          <table:table-cell office:value-type="float" office:value="347005.912859288">
            <text:p>3.47E+005</text:p>
          </table:table-cell>
          <table:table-cell office:value-type="float" office:value="631157.181184223">
            <text:p>6.31E+005</text:p>
          </table:table-cell>
          <table:table-cell office:value-type="float" office:value="631157.181184576">
            <text:p>6.31E+005</text:p>
          </table:table-cell>
          <table:table-cell office:value-type="float" office:value="860717.701220639">
            <text:p>8.61E+005</text:p>
          </table:table-cell>
          <table:table-cell office:value-type="float" office:value="860717.701221834">
            <text:p>8.61E+005</text:p>
          </table:table-cell>
          <table:table-cell office:value-type="float" office:value="1014993.73860557">
            <text:p>1.01E+006</text:p>
          </table:table-cell>
          <table:table-cell office:value-type="float" office:value="1398520.74232279">
            <text:p>1.40E+006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SQRT([.C27])" office:value-type="float" office:value="215.248244062211">
            <text:p>215.2482</text:p>
          </table:table-cell>
          <table:table-cell table:formula="of:=SQRT([.D27])" office:value-type="float" office:value="508.293402641685">
            <text:p>508.2934</text:p>
          </table:table-cell>
          <table:table-cell table:formula="of:=SQRT([.E27])" office:value-type="float" office:value="589.072077813308">
            <text:p>589.0721</text:p>
          </table:table-cell>
          <table:table-cell table:formula="of:=SQRT([.F27])" office:value-type="float" office:value="794.454014518287">
            <text:p>794.4540</text:p>
          </table:table-cell>
          <table:table-cell table:formula="of:=SQRT([.G27])" office:value-type="float" office:value="794.454014518509">
            <text:p>794.4540</text:p>
          </table:table-cell>
          <table:table-cell table:formula="of:=SQRT([.H27])" office:value-type="float" office:value="927.748727415263">
            <text:p>927.7487</text:p>
          </table:table-cell>
          <table:table-cell table:formula="of:=SQRT([.I27])" office:value-type="float" office:value="927.748727415906">
            <text:p>927.7487</text:p>
          </table:table-cell>
          <table:table-cell table:formula="of:=SQRT([.J27])" office:value-type="float" office:value="1007.46897649782">
            <text:p>1007.4690</text:p>
          </table:table-cell>
          <table:table-cell table:formula="of:=SQRT([.K27])" office:value-type="float" office:value="1182.5906909505">
            <text:p>1182.5907</text:p>
          </table:table-cell>
          <table:table-cell table:formula="of:=[.$B$44]*[.A27]" office:value-type="float" office:value="589.04862255">
            <text:p>589.0486</text:p>
          </table:table-cell>
          <table:table-cell table:formula="of:=[.$B$45]*[.A27]" office:value-type="float" office:value="196.34954085">
            <text:p>196.3495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50506.3437740591">
            <text:p>5.05E+004</text:p>
          </table:table-cell>
          <table:table-cell office:value-type="float" office:value="248420.280195603">
            <text:p>2.48E+005</text:p>
          </table:table-cell>
          <table:table-cell office:value-type="float" office:value="375326.636927845">
            <text:p>3.75E+005</text:p>
          </table:table-cell>
          <table:table-cell office:value-type="float" office:value="636020.689999371">
            <text:p>6.36E+005</text:p>
          </table:table-cell>
          <table:table-cell office:value-type="float" office:value="636020.689999736">
            <text:p>6.36E+005</text:p>
          </table:table-cell>
          <table:table-cell office:value-type="float" office:value="850225.701970432">
            <text:p>8.50E+005</text:p>
          </table:table-cell>
          <table:table-cell office:value-type="float" office:value="850225.701971594">
            <text:p>8.50E+005</text:p>
          </table:table-cell>
          <table:table-cell office:value-type="float" office:value="1035656.29829614">
            <text:p>1.04E+006</text:p>
          </table:table-cell>
          <table:table-cell office:value-type="float" office:value="1446975.52190063">
            <text:p>1.45E+006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SQRT([.C28])" office:value-type="float" office:value="224.736164811227">
            <text:p>224.7362</text:p>
          </table:table-cell>
          <table:table-cell table:formula="of:=SQRT([.D28])" office:value-type="float" office:value="498.417776765238">
            <text:p>498.4178</text:p>
          </table:table-cell>
          <table:table-cell table:formula="of:=SQRT([.E28])" office:value-type="float" office:value="612.639075580268">
            <text:p>612.6391</text:p>
          </table:table-cell>
          <table:table-cell table:formula="of:=SQRT([.F28])" office:value-type="float" office:value="797.509053239755">
            <text:p>797.5091</text:p>
          </table:table-cell>
          <table:table-cell table:formula="of:=SQRT([.G28])" office:value-type="float" office:value="797.509053239984">
            <text:p>797.5091</text:p>
          </table:table-cell>
          <table:table-cell table:formula="of:=SQRT([.H28])" office:value-type="float" office:value="922.076841684267">
            <text:p>922.0768</text:p>
          </table:table-cell>
          <table:table-cell table:formula="of:=SQRT([.I28])" office:value-type="float" office:value="922.076841684897">
            <text:p>922.0768</text:p>
          </table:table-cell>
          <table:table-cell table:formula="of:=SQRT([.J28])" office:value-type="float" office:value="1017.67199936725">
            <text:p>1017.6720</text:p>
          </table:table-cell>
          <table:table-cell table:formula="of:=SQRT([.K28])" office:value-type="float" office:value="1202.90295614427">
            <text:p>1202.9030</text:p>
          </table:table-cell>
          <table:table-cell table:formula="of:=[.$B$44]*[.A28]" office:value-type="float" office:value="612.610567452">
            <text:p>612.6106</text:p>
          </table:table-cell>
          <table:table-cell table:formula="of:=[.$B$45]*[.A28]" office:value-type="float" office:value="204.203522484">
            <text:p>204.2035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54879.8682433822">
            <text:p>5.49E+004</text:p>
          </table:table-cell>
          <table:table-cell office:value-type="float" office:value="238675.393643267">
            <text:p>2.39E+005</text:p>
          </table:table-cell>
          <table:table-cell office:value-type="float" office:value="404759.226012097">
            <text:p>4.05E+005</text:p>
          </table:table-cell>
          <table:table-cell office:value-type="float" office:value="641074.675049266">
            <text:p>6.41E+005</text:p>
          </table:table-cell>
          <table:table-cell office:value-type="float" office:value="641074.67504966">
            <text:p>6.41E+005</text:p>
          </table:table-cell>
          <table:table-cell office:value-type="float" office:value="839935.207549362">
            <text:p>8.40E+005</text:p>
          </table:table-cell>
          <table:table-cell office:value-type="float" office:value="839935.207550493">
            <text:p>8.40E+005</text:p>
          </table:table-cell>
          <table:table-cell office:value-type="float" office:value="1056555.57717235">
            <text:p>1.06E+006</text:p>
          </table:table-cell>
          <table:table-cell office:value-type="float" office:value="1497297.52367015">
            <text:p>1.50E+006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SQRT([.C29])" office:value-type="float" office:value="234.264526216374">
            <text:p>234.2645</text:p>
          </table:table-cell>
          <table:table-cell table:formula="of:=SQRT([.D29])" office:value-type="float" office:value="488.544157311565">
            <text:p>488.5442</text:p>
          </table:table-cell>
          <table:table-cell table:formula="of:=SQRT([.E29])" office:value-type="float" office:value="636.206905033337">
            <text:p>636.2069</text:p>
          </table:table-cell>
          <table:table-cell table:formula="of:=SQRT([.F29])" office:value-type="float" office:value="800.67139017781">
            <text:p>800.6714</text:p>
          </table:table-cell>
          <table:table-cell table:formula="of:=SQRT([.G29])" office:value-type="float" office:value="800.671390178056">
            <text:p>800.6714</text:p>
          </table:table-cell>
          <table:table-cell table:formula="of:=SQRT([.H29])" office:value-type="float" office:value="916.479791129822">
            <text:p>916.4798</text:p>
          </table:table-cell>
          <table:table-cell table:formula="of:=SQRT([.I29])" office:value-type="float" office:value="916.479791130439">
            <text:p>916.4798</text:p>
          </table:table-cell>
          <table:table-cell table:formula="of:=SQRT([.J29])" office:value-type="float" office:value="1027.88889339867">
            <text:p>1027.8889</text:p>
          </table:table-cell>
          <table:table-cell table:formula="of:=SQRT([.K29])" office:value-type="float" office:value="1223.6410926698">
            <text:p>1223.6411</text:p>
          </table:table-cell>
          <table:table-cell table:formula="of:=[.$B$44]*[.A29]" office:value-type="float" office:value="636.172512354">
            <text:p>636.1725</text:p>
          </table:table-cell>
          <table:table-cell table:formula="of:=[.$B$45]*[.A29]" office:value-type="float" office:value="212.057504118">
            <text:p>212.0575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59452.9749695152">
            <text:p>5.95E+004</text:p>
          </table:table-cell>
          <table:table-cell office:value-type="float" office:value="229127.527077164">
            <text:p>2.29E+005</text:p>
          </table:table-cell>
          <table:table-cell office:value-type="float" office:value="435303.926541373">
            <text:p>4.35E+005</text:p>
          </table:table-cell>
          <table:table-cell office:value-type="float" office:value="646319.188721005">
            <text:p>6.46E+005</text:p>
          </table:table-cell>
          <table:table-cell office:value-type="float" office:value="646319.188721438">
            <text:p>6.46E+005</text:p>
          </table:table-cell>
          <table:table-cell office:value-type="float" office:value="829845.346290838">
            <text:p>8.30E+005</text:p>
          </table:table-cell>
          <table:table-cell office:value-type="float" office:value="829845.346291941">
            <text:p>8.30E+005</text:p>
          </table:table-cell>
          <table:table-cell office:value-type="float" office:value="1077693.03529264">
            <text:p>1.08E+006</text:p>
          </table:table-cell>
          <table:table-cell office:value-type="float" office:value="1503317.63371502">
            <text:p>1.50E+006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SQRT([.C30])" office:value-type="float" office:value="243.829807385223">
            <text:p>243.8298</text:p>
          </table:table-cell>
          <table:table-cell table:formula="of:=SQRT([.D30])" office:value-type="float" office:value="478.672672164564">
            <text:p>478.6727</text:p>
          </table:table-cell>
          <table:table-cell table:formula="of:=SQRT([.E30])" office:value-type="float" office:value="659.775663798971">
            <text:p>659.7757</text:p>
          </table:table-cell>
          <table:table-cell table:formula="of:=SQRT([.F30])" office:value-type="float" office:value="803.939791726349">
            <text:p>803.9398</text:p>
          </table:table-cell>
          <table:table-cell table:formula="of:=SQRT([.G30])" office:value-type="float" office:value="803.939791726618">
            <text:p>803.9398</text:p>
          </table:table-cell>
          <table:table-cell table:formula="of:=SQRT([.H30])" office:value-type="float" office:value="910.958476710568">
            <text:p>910.9585</text:p>
          </table:table-cell>
          <table:table-cell table:formula="of:=SQRT([.I30])" office:value-type="float" office:value="910.958476711173">
            <text:p>910.9585</text:p>
          </table:table-cell>
          <table:table-cell table:formula="of:=SQRT([.J30])" office:value-type="float" office:value="1038.11995226594">
            <text:p>1038.1200</text:p>
          </table:table-cell>
          <table:table-cell table:formula="of:=SQRT([.K30])" office:value-type="float" office:value="1226.09854160056">
            <text:p>1226.0985</text:p>
          </table:table-cell>
          <table:table-cell table:formula="of:=[.$B$44]*[.A30]" office:value-type="float" office:value="659.734457256">
            <text:p>659.7345</text:p>
          </table:table-cell>
          <table:table-cell table:formula="of:=[.$B$45]*[.A30]" office:value-type="float" office:value="219.911485752">
            <text:p>219.9115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64226.1039063057">
            <text:p>6.42E+004</text:p>
          </table:table-cell>
          <table:table-cell office:value-type="float" office:value="219776.710766332">
            <text:p>2.20E+005</text:p>
          </table:table-cell>
          <table:table-cell office:value-type="float" office:value="466961.013086325">
            <text:p>4.67E+005</text:p>
          </table:table-cell>
          <table:table-cell office:value-type="float" office:value="651754.298928837">
            <text:p>6.52E+005</text:p>
          </table:table-cell>
          <table:table-cell office:value-type="float" office:value="651754.298929283">
            <text:p>6.52E+005</text:p>
          </table:table-cell>
          <table:table-cell office:value-type="float" office:value="819955.292828453">
            <text:p>8.20E+005</text:p>
          </table:table-cell>
          <table:table-cell office:value-type="float" office:value="819955.292829531">
            <text:p>8.20E+005</text:p>
          </table:table-cell>
          <table:table-cell office:value-type="float" office:value="1099070.14221775">
            <text:p>1.10E+006</text:p>
          </table:table-cell>
          <table:table-cell office:value-type="float" office:value="1445902.71585075">
            <text:p>1.45E+006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SQRT([.C31])" office:value-type="float" office:value="253.428695901442">
            <text:p>253.4287</text:p>
          </table:table-cell>
          <table:table-cell table:formula="of:=SQRT([.D31])" office:value-type="float" office:value="468.803488432341">
            <text:p>468.8035</text:p>
          </table:table-cell>
          <table:table-cell table:formula="of:=SQRT([.E31])" office:value-type="float" office:value="683.345456622289">
            <text:p>683.3455</text:p>
          </table:table-cell>
          <table:table-cell table:formula="of:=SQRT([.F31])" office:value-type="float" office:value="807.313011742556">
            <text:p>807.3130</text:p>
          </table:table-cell>
          <table:table-cell table:formula="of:=SQRT([.G31])" office:value-type="float" office:value="807.313011742833">
            <text:p>807.3130</text:p>
          </table:table-cell>
          <table:table-cell table:formula="of:=SQRT([.H31])" office:value-type="float" office:value="905.513828071362">
            <text:p>905.5138</text:p>
          </table:table-cell>
          <table:table-cell table:formula="of:=SQRT([.I31])" office:value-type="float" office:value="905.513828071958">
            <text:p>905.5138</text:p>
          </table:table-cell>
          <table:table-cell table:formula="of:=SQRT([.J31])" office:value-type="float" office:value="1048.36546214464">
            <text:p>1048.3655</text:p>
          </table:table-cell>
          <table:table-cell table:formula="of:=SQRT([.K31])" office:value-type="float" office:value="1202.45694968708">
            <text:p>1202.4569</text:p>
          </table:table-cell>
          <table:table-cell table:formula="of:=[.$B$44]*[.A31]" office:value-type="float" office:value="683.296402158">
            <text:p>683.2964</text:p>
          </table:table-cell>
          <table:table-cell table:formula="of:=[.$B$45]*[.A31]" office:value-type="float" office:value="227.765467386">
            <text:p>227.7655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69199.5601398659">
            <text:p>6.92E+004</text:p>
          </table:table-cell>
          <table:table-cell office:value-type="float" office:value="210623.001129035">
            <text:p>2.11E+005</text:p>
          </table:table-cell>
          <table:table-cell office:value-type="float" office:value="499730.790333371">
            <text:p>5.00E+005</text:p>
          </table:table-cell>
          <table:table-cell office:value-type="float" office:value="657380.0902461">
            <text:p>6.57E+005</text:p>
          </table:table-cell>
          <table:table-cell office:value-type="float" office:value="657380.09024657">
            <text:p>6.57E+005</text:p>
          </table:table-cell>
          <table:table-cell office:value-type="float" office:value="810264.266685285">
            <text:p>8.10E+005</text:p>
          </table:table-cell>
          <table:table-cell office:value-type="float" office:value="810264.266686337">
            <text:p>8.10E+005</text:p>
          </table:table-cell>
          <table:table-cell office:value-type="float" office:value="1120688.37376118">
            <text:p>1.12E+006</text:p>
          </table:table-cell>
          <table:table-cell office:value-type="float" office:value="1389619.35312065">
            <text:p>1.39E+006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SQRT([.C32])" office:value-type="float" office:value="263.058092709321">
            <text:p>263.0581</text:p>
          </table:table-cell>
          <table:table-cell table:formula="of:=SQRT([.D32])" office:value-type="float" office:value="458.936816053185">
            <text:p>458.9368</text:p>
          </table:table-cell>
          <table:table-cell table:formula="of:=SQRT([.E32])" office:value-type="float" office:value="706.916395575439">
            <text:p>706.9164</text:p>
          </table:table-cell>
          <table:table-cell table:formula="of:=SQRT([.F32])" office:value-type="float" office:value="810.789794118118">
            <text:p>810.7898</text:p>
          </table:table-cell>
          <table:table-cell table:formula="of:=SQRT([.G32])" office:value-type="float" office:value="810.789794118408">
            <text:p>810.7898</text:p>
          </table:table-cell>
          <table:table-cell table:formula="of:=SQRT([.H32])" office:value-type="float" office:value="900.146802852338">
            <text:p>900.1468</text:p>
          </table:table-cell>
          <table:table-cell table:formula="of:=SQRT([.I32])" office:value-type="float" office:value="900.146802852922">
            <text:p>900.1468</text:p>
          </table:table-cell>
          <table:table-cell table:formula="of:=SQRT([.J32])" office:value-type="float" office:value="1058.62570050098">
            <text:p>1058.6257</text:p>
          </table:table-cell>
          <table:table-cell table:formula="of:=SQRT([.K32])" office:value-type="float" office:value="1178.82117096727">
            <text:p>1178.8212</text:p>
          </table:table-cell>
          <table:table-cell table:formula="of:=[.$B$44]*[.A32]" office:value-type="float" office:value="706.85834706">
            <text:p>706.8583</text:p>
          </table:table-cell>
          <table:table-cell table:formula="of:=[.$B$45]*[.A32]" office:value-type="float" office:value="235.61944902">
            <text:p>235.6194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74373.5326844584">
            <text:p>7.44E+004</text:p>
          </table:table-cell>
          <table:table-cell office:value-type="float" office:value="201666.480060018">
            <text:p>2.02E+005</text:p>
          </table:table-cell>
          <table:table-cell office:value-type="float" office:value="533613.595110134">
            <text:p>5.34E+005</text:p>
          </table:table-cell>
          <table:table-cell office:value-type="float" office:value="663196.665033284">
            <text:p>6.63E+005</text:p>
          </table:table-cell>
          <table:table-cell office:value-type="float" office:value="663196.665033785">
            <text:p>6.63E+005</text:p>
          </table:table-cell>
          <table:table-cell office:value-type="float" office:value="800771.530895621">
            <text:p>8.01E+005</text:p>
          </table:table-cell>
          <table:table-cell office:value-type="float" office:value="800771.530896648">
            <text:p>8.01E+005</text:p>
          </table:table-cell>
          <table:table-cell office:value-type="float" office:value="1142549.20828386">
            <text:p>1.14E+006</text:p>
          </table:table-cell>
          <table:table-cell office:value-type="float" office:value="1334465.9956314">
            <text:p>1.33E+006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SQRT([.C33])" office:value-type="float" office:value="272.715112680721">
            <text:p>272.7151</text:p>
          </table:table-cell>
          <table:table-cell table:formula="of:=SQRT([.D33])" office:value-type="float" office:value="449.072911741532">
            <text:p>449.0729</text:p>
          </table:table-cell>
          <table:table-cell table:formula="of:=SQRT([.E33])" office:value-type="float" office:value="730.488600260219">
            <text:p>730.4886</text:p>
          </table:table-cell>
          <table:table-cell table:formula="of:=SQRT([.F33])" office:value-type="float" office:value="814.368875285201">
            <text:p>814.3689</text:p>
          </table:table-cell>
          <table:table-cell table:formula="of:=SQRT([.G33])" office:value-type="float" office:value="814.368875285509">
            <text:p>814.3689</text:p>
          </table:table-cell>
          <table:table-cell table:formula="of:=SQRT([.H33])" office:value-type="float" office:value="894.858385944738">
            <text:p>894.8584</text:p>
          </table:table-cell>
          <table:table-cell table:formula="of:=SQRT([.I33])" office:value-type="float" office:value="894.858385945311">
            <text:p>894.8584</text:p>
          </table:table-cell>
          <table:table-cell table:formula="of:=SQRT([.J33])" office:value-type="float" office:value="1068.90093473804">
            <text:p>1068.9009</text:p>
          </table:table-cell>
          <table:table-cell table:formula="of:=SQRT([.K33])" office:value-type="float" office:value="1155.19089142505">
            <text:p>1155.1909</text:p>
          </table:table-cell>
          <table:table-cell table:formula="of:=[.$B$44]*[.A33]" office:value-type="float" office:value="730.420291962">
            <text:p>730.4203</text:p>
          </table:table-cell>
          <table:table-cell table:formula="of:=[.$B$45]*[.A33]" office:value-type="float" office:value="243.473430654">
            <text:p>243.4734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79748.1118046832">
            <text:p>7.97E+004</text:p>
          </table:table-cell>
          <table:table-cell office:value-type="float" office:value="192907.254116597">
            <text:p>1.93E+005</text:p>
          </table:table-cell>
          <table:table-cell office:value-type="float" office:value="568609.798460618">
            <text:p>5.69E+005</text:p>
          </table:table-cell>
          <table:table-cell office:value-type="float" office:value="669204.144562041">
            <text:p>6.69E+005</text:p>
          </table:table-cell>
          <table:table-cell office:value-type="float" office:value="669204.144562564">
            <text:p>6.69E+005</text:p>
          </table:table-cell>
          <table:table-cell office:value-type="float" office:value="791476.390657665">
            <text:p>7.91E+005</text:p>
          </table:table-cell>
          <table:table-cell office:value-type="float" office:value="791476.390658665">
            <text:p>7.91E+005</text:p>
          </table:table-cell>
          <table:table-cell office:value-type="float" office:value="1164654.12246597">
            <text:p>1.16E+006</text:p>
          </table:table-cell>
          <table:table-cell office:value-type="float" office:value="1280441.17655496">
            <text:p>1.28E+006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SQRT([.C34])" office:value-type="float" office:value="282.397081792081">
            <text:p>282.3971</text:p>
          </table:table-cell>
          <table:table-cell table:formula="of:=SQRT([.D34])" office:value-type="float" office:value="439.212083299853">
            <text:p>439.2121</text:p>
          </table:table-cell>
          <table:table-cell table:formula="of:=SQRT([.E34])" office:value-type="float" office:value="754.062198005322">
            <text:p>754.0622</text:p>
          </table:table-cell>
          <table:table-cell table:formula="of:=SQRT([.F34])" office:value-type="float" office:value="818.048986651803">
            <text:p>818.0490</text:p>
          </table:table-cell>
          <table:table-cell table:formula="of:=SQRT([.G34])" office:value-type="float" office:value="818.048986652122">
            <text:p>818.0490</text:p>
          </table:table-cell>
          <table:table-cell table:formula="of:=SQRT([.H34])" office:value-type="float" office:value="889.649588690775">
            <text:p>889.6496</text:p>
          </table:table-cell>
          <table:table-cell table:formula="of:=SQRT([.I34])" office:value-type="float" office:value="889.649588691337">
            <text:p>889.6496</text:p>
          </table:table-cell>
          <table:table-cell table:formula="of:=SQRT([.J34])" office:value-type="float" office:value="1079.19142067845">
            <text:p>1079.1914</text:p>
          </table:table-cell>
          <table:table-cell table:formula="of:=SQRT([.K34])" office:value-type="float" office:value="1131.56580743453">
            <text:p>1131.5658</text:p>
          </table:table-cell>
          <table:table-cell table:formula="of:=[.$B$44]*[.A34]" office:value-type="float" office:value="753.982236864">
            <text:p>753.9822</text:p>
          </table:table-cell>
          <table:table-cell table:formula="of:=[.$B$45]*[.A34]" office:value-type="float" office:value="251.327412288">
            <text:p>251.3274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85323.3048261753">
            <text:p>8.53E+004</text:p>
          </table:table-cell>
          <table:table-cell office:value-type="float" office:value="184345.453537889">
            <text:p>1.84E+005</text:p>
          </table:table-cell>
          <table:table-cell office:value-type="float" office:value="604719.807767914">
            <text:p>6.05E+005</text:p>
          </table:table-cell>
          <table:table-cell office:value-type="float" office:value="675402.670134721">
            <text:p>6.75E+005</text:p>
          </table:table-cell>
          <table:table-cell office:value-type="float" office:value="675402.670135272">
            <text:p>6.75E+005</text:p>
          </table:table-cell>
          <table:table-cell office:value-type="float" office:value="782378.192016434">
            <text:p>7.82E+005</text:p>
          </table:table-cell>
          <table:table-cell office:value-type="float" office:value="782378.192017394">
            <text:p>7.82E+005</text:p>
          </table:table-cell>
          <table:table-cell office:value-type="float" office:value="1187004.58648061">
            <text:p>1.19E+006</text:p>
          </table:table-cell>
          <table:table-cell office:value-type="float" office:value="1227543.50948076">
            <text:p>1.23E+006</text:p>
          </table:table-cell>
          <table:table-cell/>
          <table:table-cell table:formula="of:=2*[.A35]/PI()" office:value-type="float" office:value="0.82500000000268">
            <text:p>0.8250</text:p>
          </table:table-cell>
          <table:table-cell table:formula="of:=SQRT([.C35])" office:value-type="float" office:value="292.101531708027">
            <text:p>292.1015</text:p>
          </table:table-cell>
          <table:table-cell table:formula="of:=SQRT([.D35])" office:value-type="float" office:value="429.354694323806">
            <text:p>429.3547</text:p>
          </table:table-cell>
          <table:table-cell table:formula="of:=SQRT([.E35])" office:value-type="float" office:value="777.637324057889">
            <text:p>777.6373</text:p>
          </table:table-cell>
          <table:table-cell table:formula="of:=SQRT([.F35])" office:value-type="float" office:value="821.828856961546">
            <text:p>821.8289</text:p>
          </table:table-cell>
          <table:table-cell table:formula="of:=SQRT([.G35])" office:value-type="float" office:value="821.828856961881">
            <text:p>821.8289</text:p>
          </table:table-cell>
          <table:table-cell table:formula="of:=SQRT([.H35])" office:value-type="float" office:value="884.521448025108">
            <text:p>884.5214</text:p>
          </table:table-cell>
          <table:table-cell table:formula="of:=SQRT([.I35])" office:value-type="float" office:value="884.521448025651">
            <text:p>884.5214</text:p>
          </table:table-cell>
          <table:table-cell table:formula="of:=SQRT([.J35])" office:value-type="float" office:value="1089.49740085996">
            <text:p>1089.4974</text:p>
          </table:table-cell>
          <table:table-cell table:formula="of:=SQRT([.K35])" office:value-type="float" office:value="1107.94562568781">
            <text:p>1107.9456</text:p>
          </table:table-cell>
          <table:table-cell table:formula="of:=[.$B$44]*[.A35]" office:value-type="float" office:value="777.544181766">
            <text:p>777.5442</text:p>
          </table:table-cell>
          <table:table-cell table:formula="of:=[.$B$45]*[.A35]" office:value-type="float" office:value="259.181393922">
            <text:p>259.1814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91099.0504446349">
            <text:p>9.11E+004</text:p>
          </table:table-cell>
          <table:table-cell office:value-type="float" office:value="175981.23106561">
            <text:p>1.76E+005</text:p>
          </table:table-cell>
          <table:table-cell office:value-type="float" office:value="641944.068922213">
            <text:p>6.42E+005</text:p>
          </table:table-cell>
          <table:table-cell office:value-type="float" office:value="681792.404199685">
            <text:p>6.82E+005</text:p>
          </table:table-cell>
          <table:table-cell office:value-type="float" office:value="681792.404200259">
            <text:p>6.82E+005</text:p>
          </table:table-cell>
          <table:table-cell office:value-type="float" office:value="773476.320574753">
            <text:p>7.73E+005</text:p>
          </table:table-cell>
          <table:table-cell office:value-type="float" office:value="773476.32057568">
            <text:p>7.73E+005</text:p>
          </table:table-cell>
          <table:table-cell office:value-type="float" office:value="1175771.6857774">
            <text:p>1.18E+006</text:p>
          </table:table-cell>
          <table:table-cell office:value-type="float" office:value="1209602.05847806">
            <text:p>1.21E+006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SQRT([.C36])" office:value-type="float" office:value="301.826192442993">
            <text:p>301.8262</text:p>
          </table:table-cell>
          <table:table-cell table:formula="of:=SQRT([.D36])" office:value-type="float" office:value="419.501169325677">
            <text:p>419.5012</text:p>
          </table:table-cell>
          <table:table-cell table:formula="of:=SQRT([.E36])" office:value-type="float" office:value="801.214121769089">
            <text:p>801.2141</text:p>
          </table:table-cell>
          <table:table-cell table:formula="of:=SQRT([.F36])" office:value-type="float" office:value="825.70721457408">
            <text:p>825.7072</text:p>
          </table:table-cell>
          <table:table-cell table:formula="of:=SQRT([.G36])" office:value-type="float" office:value="825.707214574427">
            <text:p>825.7072</text:p>
          </table:table-cell>
          <table:table-cell table:formula="of:=SQRT([.H36])" office:value-type="float" office:value="879.475025554878">
            <text:p>879.4750</text:p>
          </table:table-cell>
          <table:table-cell table:formula="of:=SQRT([.I36])" office:value-type="float" office:value="879.475025555405">
            <text:p>879.4750</text:p>
          </table:table-cell>
          <table:table-cell table:formula="of:=SQRT([.J36])" office:value-type="float" office:value="1084.33006311612">
            <text:p>1084.3301</text:p>
          </table:table-cell>
          <table:table-cell table:formula="of:=SQRT([.K36])" office:value-type="float" office:value="1099.81910261554">
            <text:p>1099.8191</text:p>
          </table:table-cell>
          <table:table-cell table:formula="of:=[.$B$44]*[.A36]" office:value-type="float" office:value="801.106126668">
            <text:p>801.1061</text:p>
          </table:table-cell>
          <table:table-cell table:formula="of:=[.$B$45]*[.A36]" office:value-type="float" office:value="267.035375556">
            <text:p>267.0354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97075.2315799721">
            <text:p>9.71E+004</text:p>
          </table:table-cell>
          <table:table-cell office:value-type="float" office:value="167814.760534393">
            <text:p>1.68E+005</text:p>
          </table:table-cell>
          <table:table-cell office:value-type="float" office:value="680283.068532993">
            <text:p>6.80E+005</text:p>
          </table:table-cell>
          <table:table-cell office:value-type="float" office:value="688373.531463292">
            <text:p>6.88E+005</text:p>
          </table:table-cell>
          <table:table-cell office:value-type="float" office:value="688373.531463893">
            <text:p>6.88E+005</text:p>
          </table:table-cell>
          <table:table-cell office:value-type="float" office:value="764770.200231726">
            <text:p>7.65E+005</text:p>
          </table:table-cell>
          <table:table-cell office:value-type="float" office:value="764770.200232629">
            <text:p>7.65E+005</text:p>
          </table:table-cell>
          <table:table-cell office:value-type="float" office:value="1125124.47196592">
            <text:p>1.13E+006</text:p>
          </table:table-cell>
          <table:table-cell office:value-type="float" office:value="1232447.97827821">
            <text:p>1.23E+006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SQRT([.C37])" office:value-type="float" office:value="311.56898366168">
            <text:p>311.5690</text:p>
          </table:table-cell>
          <table:table-cell table:formula="of:=SQRT([.D37])" office:value-type="float" office:value="409.651999304767">
            <text:p>409.6520</text:p>
          </table:table-cell>
          <table:table-cell table:formula="of:=SQRT([.E37])" office:value-type="float" office:value="824.792742774203">
            <text:p>824.7927</text:p>
          </table:table-cell>
          <table:table-cell table:formula="of:=SQRT([.F37])" office:value-type="float" office:value="829.682789663189">
            <text:p>829.6828</text:p>
          </table:table-cell>
          <table:table-cell table:formula="of:=SQRT([.G37])" office:value-type="float" office:value="829.682789663552">
            <text:p>829.6828</text:p>
          </table:table-cell>
          <table:table-cell table:formula="of:=SQRT([.H37])" office:value-type="float" office:value="874.51140657611">
            <text:p>874.5114</text:p>
          </table:table-cell>
          <table:table-cell table:formula="of:=SQRT([.I37])" office:value-type="float" office:value="874.511406576626">
            <text:p>874.5114</text:p>
          </table:table-cell>
          <table:table-cell table:formula="of:=SQRT([.J37])" office:value-type="float" office:value="1060.71884680434">
            <text:p>1060.7188</text:p>
          </table:table-cell>
          <table:table-cell table:formula="of:=SQRT([.K37])" office:value-type="float" office:value="1110.15673590634">
            <text:p>1110.1567</text:p>
          </table:table-cell>
          <table:table-cell table:formula="of:=[.$B$44]*[.A37]" office:value-type="float" office:value="824.66807157">
            <text:p>824.6681</text:p>
          </table:table-cell>
          <table:table-cell table:formula="of:=[.$B$45]*[.A37]" office:value-type="float" office:value="274.88935719">
            <text:p>274.8894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03251.686844892">
            <text:p>1.03E+005</text:p>
          </table:table-cell>
          <table:table-cell office:value-type="float" office:value="159846.235190154">
            <text:p>1.60E+005</text:p>
          </table:table-cell>
          <table:table-cell office:value-type="float" office:value="695146.259998626">
            <text:p>6.95E+005</text:p>
          </table:table-cell>
          <table:table-cell office:value-type="float" office:value="695146.259999264">
            <text:p>6.95E+005</text:p>
          </table:table-cell>
          <table:table-cell office:value-type="float" office:value="719737.336182303">
            <text:p>7.20E+005</text:p>
          </table:table-cell>
          <table:table-cell office:value-type="float" office:value="756259.291945421">
            <text:p>7.56E+005</text:p>
          </table:table-cell>
          <table:table-cell office:value-type="float" office:value="756259.291946299">
            <text:p>7.56E+005</text:p>
          </table:table-cell>
          <table:table-cell office:value-type="float" office:value="1075600.70710639">
            <text:p>1.08E+006</text:p>
          </table:table-cell>
          <table:table-cell office:value-type="float" office:value="1255543.76014601">
            <text:p>1.26E+006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SQRT([.C38])" office:value-type="float" office:value="321.328005074086">
            <text:p>321.3280</text:p>
          </table:table-cell>
          <table:table-cell table:formula="of:=SQRT([.D38])" office:value-type="float" office:value="399.807747786551">
            <text:p>399.8077</text:p>
          </table:table-cell>
          <table:table-cell table:formula="of:=SQRT([.E38])" office:value-type="float" office:value="833.754316329832">
            <text:p>833.7543</text:p>
          </table:table-cell>
          <table:table-cell table:formula="of:=SQRT([.F38])" office:value-type="float" office:value="833.754316330215">
            <text:p>833.7543</text:p>
          </table:table-cell>
          <table:table-cell table:formula="of:=SQRT([.G38])" office:value-type="float" office:value="848.373347166389">
            <text:p>848.3733</text:p>
          </table:table-cell>
          <table:table-cell table:formula="of:=SQRT([.H38])" office:value-type="float" office:value="869.63169902288">
            <text:p>869.6317</text:p>
          </table:table-cell>
          <table:table-cell table:formula="of:=SQRT([.I38])" office:value-type="float" office:value="869.631699023385">
            <text:p>869.6317</text:p>
          </table:table-cell>
          <table:table-cell table:formula="of:=SQRT([.J38])" office:value-type="float" office:value="1037.11171389894">
            <text:p>1037.1117</text:p>
          </table:table-cell>
          <table:table-cell table:formula="of:=SQRT([.K38])" office:value-type="float" office:value="1120.51049086834">
            <text:p>1120.5105</text:p>
          </table:table-cell>
          <table:table-cell table:formula="of:=[.$B$44]*[.A38]" office:value-type="float" office:value="848.230016472">
            <text:p>848.2300</text:p>
          </table:table-cell>
          <table:table-cell table:formula="of:=[.$B$45]*[.A38]" office:value-type="float" office:value="282.743338824">
            <text:p>282.7433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09628.22071603">
            <text:p>1.10E+005</text:p>
          </table:table-cell>
          <table:table-cell office:value-type="float" office:value="152075.865692881">
            <text:p>1.52E+005</text:p>
          </table:table-cell>
          <table:table-cell office:value-type="float" office:value="702110.822353064">
            <text:p>7.02E+005</text:p>
          </table:table-cell>
          <table:table-cell office:value-type="float" office:value="702110.822353735">
            <text:p>7.02E+005</text:p>
          </table:table-cell>
          <table:table-cell office:value-type="float" office:value="747943.092518943">
            <text:p>7.48E+005</text:p>
          </table:table-cell>
          <table:table-cell office:value-type="float" office:value="747943.092519789">
            <text:p>7.48E+005</text:p>
          </table:table-cell>
          <table:table-cell office:value-type="float" office:value="760307.446718242">
            <text:p>7.60E+005</text:p>
          </table:table-cell>
          <table:table-cell office:value-type="float" office:value="1027199.30020048">
            <text:p>1.03E+006</text:p>
          </table:table-cell>
          <table:table-cell office:value-type="float" office:value="1278890.78450618">
            <text:p>1.28E+006</text:p>
          </table:table-cell>
          <table:table-cell/>
          <table:table-cell table:formula="of:=2*[.A39]/PI()" office:value-type="float" office:value="0.925000000003005">
            <text:p>0.9250</text:p>
          </table:table-cell>
          <table:table-cell table:formula="of:=SQRT([.C39])" office:value-type="float" office:value="331.101526296739">
            <text:p>331.1015</text:p>
          </table:table-cell>
          <table:table-cell table:formula="of:=SQRT([.D39])" office:value-type="float" office:value="389.96905735312">
            <text:p>389.9691</text:p>
          </table:table-cell>
          <table:table-cell table:formula="of:=SQRT([.E39])" office:value-type="float" office:value="837.920534629068">
            <text:p>837.9205</text:p>
          </table:table-cell>
          <table:table-cell table:formula="of:=SQRT([.F39])" office:value-type="float" office:value="837.920534629469">
            <text:p>837.9205</text:p>
          </table:table-cell>
          <table:table-cell table:formula="of:=SQRT([.G39])" office:value-type="float" office:value="864.837032347102">
            <text:p>864.8370</text:p>
          </table:table-cell>
          <table:table-cell table:formula="of:=SQRT([.H39])" office:value-type="float" office:value="864.837032347591">
            <text:p>864.8370</text:p>
          </table:table-cell>
          <table:table-cell table:formula="of:=SQRT([.I39])" office:value-type="float" office:value="871.956103664767">
            <text:p>871.9561</text:p>
          </table:table-cell>
          <table:table-cell table:formula="of:=SQRT([.J39])" office:value-type="float" office:value="1013.50841150949">
            <text:p>1013.5084</text:p>
          </table:table-cell>
          <table:table-cell table:formula="of:=SQRT([.K39])" office:value-type="float" office:value="1130.88053502843">
            <text:p>1130.8805</text:p>
          </table:table-cell>
          <table:table-cell table:formula="of:=[.$B$44]*[.A39]" office:value-type="float" office:value="871.791961374">
            <text:p>871.7920</text:p>
          </table:table-cell>
          <table:table-cell table:formula="of:=[.$B$45]*[.A39]" office:value-type="float" office:value="290.597320458">
            <text:p>290.5973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116204.612503797">
            <text:p>1.16E+005</text:p>
          </table:table-cell>
          <table:table-cell office:value-type="float" office:value="144503.877753909">
            <text:p>1.45E+005</text:p>
          </table:table-cell>
          <table:table-cell office:value-type="float" office:value="709267.476654907">
            <text:p>7.09E+005</text:p>
          </table:table-cell>
          <table:table-cell office:value-type="float" office:value="709267.476655595">
            <text:p>7.09E+005</text:p>
          </table:table-cell>
          <table:table-cell office:value-type="float" office:value="739821.133406909">
            <text:p>7.40E+005</text:p>
          </table:table-cell>
          <table:table-cell office:value-type="float" office:value="739821.133407725">
            <text:p>7.40E+005</text:p>
          </table:table-cell>
          <table:table-cell office:value-type="float" office:value="801994.022585726">
            <text:p>8.02E+005</text:p>
          </table:table-cell>
          <table:table-cell office:value-type="float" office:value="979919.227611236">
            <text:p>9.80E+005</text:p>
          </table:table-cell>
          <table:table-cell office:value-type="float" office:value="1302490.38842545">
            <text:p>1.30E+006</text:p>
          </table:table-cell>
          <table:table-cell/>
          <table:table-cell table:formula="of:=2*[.A40]/PI()" office:value-type="float" office:value="0.950000000003086">
            <text:p>0.9500</text:p>
          </table:table-cell>
          <table:table-cell table:formula="of:=SQRT([.C40])" office:value-type="float" office:value="340.887976472913">
            <text:p>340.8880</text:p>
          </table:table-cell>
          <table:table-cell table:formula="of:=SQRT([.D40])" office:value-type="float" office:value="380.136656682711">
            <text:p>380.1367</text:p>
          </table:table-cell>
          <table:table-cell table:formula="of:=SQRT([.E40])" office:value-type="float" office:value="842.180192509244">
            <text:p>842.1802</text:p>
          </table:table-cell>
          <table:table-cell table:formula="of:=SQRT([.F40])" office:value-type="float" office:value="842.180192509652">
            <text:p>842.1802</text:p>
          </table:table-cell>
          <table:table-cell table:formula="of:=SQRT([.G40])" office:value-type="float" office:value="860.128556325686">
            <text:p>860.1286</text:p>
          </table:table-cell>
          <table:table-cell table:formula="of:=SQRT([.H40])" office:value-type="float" office:value="860.128556326161">
            <text:p>860.1286</text:p>
          </table:table-cell>
          <table:table-cell table:formula="of:=SQRT([.I40])" office:value-type="float" office:value="895.541189776174">
            <text:p>895.5412</text:p>
          </table:table-cell>
          <table:table-cell table:formula="of:=SQRT([.J40])" office:value-type="float" office:value="989.908696603498">
            <text:p>989.9087</text:p>
          </table:table-cell>
          <table:table-cell table:formula="of:=SQRT([.K40])" office:value-type="float" office:value="1141.2670101363">
            <text:p>1141.2670</text:p>
          </table:table-cell>
          <table:table-cell table:formula="of:=[.$B$44]*[.A40]" office:value-type="float" office:value="895.353906276">
            <text:p>895.3539</text:p>
          </table:table-cell>
          <table:table-cell table:formula="of:=[.$B$45]*[.A40]" office:value-type="float" office:value="298.451302092">
            <text:p>298.4513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122980.624221856">
            <text:p>1.23E+005</text:p>
          </table:table-cell>
          <table:table-cell office:value-type="float" office:value="137130.50935072">
            <text:p>1.37E+005</text:p>
          </table:table-cell>
          <table:table-cell office:value-type="float" office:value="716616.507721972">
            <text:p>7.17E+005</text:p>
          </table:table-cell>
          <table:table-cell office:value-type="float" office:value="716616.507722696">
            <text:p>7.17E+005</text:p>
          </table:table-cell>
          <table:table-cell office:value-type="float" office:value="731892.979540915">
            <text:p>7.32E+005</text:p>
          </table:table-cell>
          <table:table-cell office:value-type="float" office:value="731892.979541704">
            <text:p>7.32E+005</text:p>
          </table:table-cell>
          <table:table-cell office:value-type="float" office:value="844797.736193332">
            <text:p>8.45E+005</text:p>
          </table:table-cell>
          <table:table-cell office:value-type="float" office:value="933759.530502913">
            <text:p>9.34E+005</text:p>
          </table:table-cell>
          <table:table-cell office:value-type="float" office:value="1326343.85465923">
            <text:p>1.33E+006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SQRT([.C41])" office:value-type="float" office:value="350.68593388081">
            <text:p>350.6859</text:p>
          </table:table-cell>
          <table:table-cell table:formula="of:=SQRT([.D41])" office:value-type="float" office:value="370.311368108947">
            <text:p>370.3114</text:p>
          </table:table-cell>
          <table:table-cell table:formula="of:=SQRT([.E41])" office:value-type="float" office:value="846.532047663863">
            <text:p>846.5320</text:p>
          </table:table-cell>
          <table:table-cell table:formula="of:=SQRT([.F41])" office:value-type="float" office:value="846.53204766429">
            <text:p>846.5320</text:p>
          </table:table-cell>
          <table:table-cell table:formula="of:=SQRT([.G41])" office:value-type="float" office:value="855.507439792849">
            <text:p>855.5074</text:p>
          </table:table-cell>
          <table:table-cell table:formula="of:=SQRT([.H41])" office:value-type="float" office:value="855.50743979331">
            <text:p>855.5074</text:p>
          </table:table-cell>
          <table:table-cell table:formula="of:=SQRT([.I41])" office:value-type="float" office:value="919.128791951015">
            <text:p>919.1288</text:p>
          </table:table-cell>
          <table:table-cell table:formula="of:=SQRT([.J41])" office:value-type="float" office:value="966.312335895032">
            <text:p>966.3123</text:p>
          </table:table-cell>
          <table:table-cell table:formula="of:=SQRT([.K41])" office:value-type="float" office:value="1151.67002854951">
            <text:p>1151.6700</text:p>
          </table:table-cell>
          <table:table-cell table:formula="of:=[.$B$44]*[.A41]" office:value-type="float" office:value="918.915851178">
            <text:p>918.9159</text:p>
          </table:table-cell>
          <table:table-cell table:formula="of:=[.$B$45]*[.A41]" office:value-type="float" office:value="306.305283726">
            <text:p>306.3053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129956.007456661">
            <text:p>1.30E+005</text:p>
          </table:table-cell>
          <table:table-cell office:value-type="float" office:value="129956.007459991">
            <text:p>1.30E+005</text:p>
          </table:table-cell>
          <table:table-cell office:value-type="float" office:value="724158.228170582">
            <text:p>7.24E+005</text:p>
          </table:table-cell>
          <table:table-cell office:value-type="float" office:value="724158.22817153">
            <text:p>7.24E+005</text:p>
          </table:table-cell>
          <table:table-cell office:value-type="float" office:value="724158.228172983">
            <text:p>7.24E+005</text:p>
          </table:table-cell>
          <table:table-cell office:value-type="float" office:value="724158.22817353">
            <text:p>7.24E+005</text:p>
          </table:table-cell>
          <table:table-cell office:value-type="float" office:value="888719.312301927">
            <text:p>8.89E+005</text:p>
          </table:table-cell>
          <table:table-cell office:value-type="float" office:value="888719.312313489">
            <text:p>8.89E+005</text:p>
          </table:table-cell>
          <table:table-cell office:value-type="float" office:value="1350452.39901378">
            <text:p>1.35E+006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SQRT([.C42])" office:value-type="float" office:value="360.49411570324">
            <text:p>360.4941</text:p>
          </table:table-cell>
          <table:table-cell table:formula="of:=SQRT([.D42])" office:value-type="float" office:value="360.494115707859">
            <text:p>360.4941</text:p>
          </table:table-cell>
          <table:table-cell table:formula="of:=SQRT([.E42])" office:value-type="float" office:value="850.974869294377">
            <text:p>850.9749</text:p>
          </table:table-cell>
          <table:table-cell table:formula="of:=SQRT([.F42])" office:value-type="float" office:value="850.974869294934">
            <text:p>850.9749</text:p>
          </table:table-cell>
          <table:table-cell table:formula="of:=SQRT([.G42])" office:value-type="float" office:value="850.974869295788">
            <text:p>850.9749</text:p>
          </table:table-cell>
          <table:table-cell table:formula="of:=SQRT([.H42])" office:value-type="float" office:value="850.974869296109">
            <text:p>850.9749</text:p>
          </table:table-cell>
          <table:table-cell table:formula="of:=SQRT([.I42])" office:value-type="float" office:value="942.719105726582">
            <text:p>942.7191</text:p>
          </table:table-cell>
          <table:table-cell table:formula="of:=SQRT([.J42])" office:value-type="float" office:value="942.719105732714">
            <text:p>942.7191</text:p>
          </table:table-cell>
          <table:table-cell table:formula="of:=SQRT([.K42])" office:value-type="float" office:value="1162.08966909347">
            <text:p>1162.0897</text:p>
          </table:table-cell>
          <table:table-cell table:formula="of:=[.$B$44]*[.A42]" office:value-type="float" office:value="942.47779608">
            <text:p>942.4778</text:p>
          </table:table-cell>
          <table:table-cell table:formula="of:=[.$B$45]*[.A42]" office:value-type="float" office:value="314.15926536">
            <text:p>314.1593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600">
            <text:p>6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200">
            <text:p>2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8x8" table:style-name="ta1">
        <table:shapes>
          <draw:frame draw:z-index="0" draw:style-name="gr1" svg:width="6.8323in" svg:height="7.3386in" svg:x="2.6665in" svg:y="7.2374in">
            <draw:object draw:notify-on-update-of-ranges="8x8.M2:8x8.M42 8x8.W1:8x8.W1 8x8.W2:8x8.W42 8x8.M2:8x8.M42 8x8.X1:8x8.X1 8x8.X2:8x8.X42 8x8.M2:8x8.M42 8x8.N1:8x8.N1 8x8.N2:8x8.N42 8x8.M2:8x8.M42 8x8.O1:8x8.O1 8x8.O2:8x8.O42 8x8.M2:8x8.M42 8x8.P1:8x8.P1 8x8.P2:8x8.P42 8x8.M2:8x8.M42 8x8.Q1:8x8.Q1 8x8.Q2:8x8.Q42 8x8.M2:8x8.M42 8x8.R1:8x8.R1 8x8.R2:8x8.R42 8x8.M2:8x8.M42 8x8.S1:8x8.S1 8x8.S2:8x8.S42 8x8.M2:8x8.M42 8x8.T1:8x8.T1 8x8.T2:8x8.T42 8x8.M2:8x8.M42 8x8.U1:8x8.U1 8x8.U2:8x8.U42 8x8.M2:8x8.M42 8x8.V1:8x8.V1 8x8.V2:8x8.V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" table:default-cell-style-name="ce3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0.000000243704201760971">
            <text:p>2.44E-007</text:p>
          </table:table-cell>
          <table:table-cell office:value-type="float" office:value="0.0000000462769300078787">
            <text:p>4.63E-008</text:p>
          </table:table-cell>
          <table:table-cell office:value-type="float" office:value="567199.096562479">
            <text:p>5.67E+005</text:p>
          </table:table-cell>
          <table:table-cell office:value-type="float" office:value="567199.096562785">
            <text:p>5.67E+005</text:p>
          </table:table-cell>
          <table:table-cell office:value-type="float" office:value="567199.096562876">
            <text:p>5.67E+005</text:p>
          </table:table-cell>
          <table:table-cell office:value-type="float" office:value="567199.096563015">
            <text:p>5.67E+005</text:p>
          </table:table-cell>
          <table:table-cell office:value-type="float" office:value="799999.999999633">
            <text:p>8.00E+005</text:p>
          </table:table-cell>
          <table:table-cell office:value-type="float" office:value="1159449.65437015">
            <text:p>1.16E+006</text:p>
          </table:table-cell>
          <table:table-cell office:value-type="float" office:value="1159449.65437036">
            <text:p>1.16E+006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.000493664057594809">
            <text:p>0.0005</text:p>
          </table:table-cell>
          <table:table-cell table:formula="of:=SQRT([.D2])" office:value-type="float" office:value="0.00021512073356113">
            <text:p>0.0002</text:p>
          </table:table-cell>
          <table:table-cell table:formula="of:=SQRT([.E2])" office:value-type="float" office:value="753.126215559171">
            <text:p>753.1262</text:p>
          </table:table-cell>
          <table:table-cell table:formula="of:=SQRT([.F2])" office:value-type="float" office:value="753.126215559374">
            <text:p>753.1262</text:p>
          </table:table-cell>
          <table:table-cell table:formula="of:=SQRT([.G2])" office:value-type="float" office:value="753.126215559435">
            <text:p>753.1262</text:p>
          </table:table-cell>
          <table:table-cell table:formula="of:=SQRT([.H2])" office:value-type="float" office:value="753.126215559527">
            <text:p>753.1262</text:p>
          </table:table-cell>
          <table:table-cell table:formula="of:=SQRT([.I2])" office:value-type="float" office:value="894.427190999711">
            <text:p>894.4272</text:p>
          </table:table-cell>
          <table:table-cell table:formula="of:=SQRT([.J2])" office:value-type="float" office:value="1076.7774395715">
            <text:p>1076.7774</text:p>
          </table:table-cell>
          <table:table-cell table:formula="of:=SQRT([.K2])" office:value-type="float" office:value="1076.7774395716">
            <text:p>1076.7774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7">
            <text:p>0.0393</text:p>
          </table:table-cell>
          <table:table-cell office:value-type="float" office:value="0">
            <text:p>0.00E+000</text:p>
          </table:table-cell>
          <table:table-cell office:value-type="float" office:value="61.7191072732125">
            <text:p>6.17E+001</text:p>
          </table:table-cell>
          <table:table-cell office:value-type="float" office:value="555.16784386395">
            <text:p>5.55E+002</text:p>
          </table:table-cell>
          <table:table-cell office:value-type="float" office:value="552549.269706026">
            <text:p>5.53E+005</text:p>
          </table:table-cell>
          <table:table-cell office:value-type="float" office:value="567291.339830904">
            <text:p>5.67E+005</text:p>
          </table:table-cell>
          <table:table-cell office:value-type="float" office:value="567291.339831049">
            <text:p>5.67E+005</text:p>
          </table:table-cell>
          <table:table-cell office:value-type="float" office:value="582037.948990777">
            <text:p>5.82E+005</text:p>
          </table:table-cell>
          <table:table-cell office:value-type="float" office:value="800969.967803183">
            <text:p>8.01E+005</text:p>
          </table:table-cell>
          <table:table-cell office:value-type="float" office:value="1144682.34563603">
            <text:p>1.14E+006</text:p>
          </table:table-cell>
          <table:table-cell office:value-type="float" office:value="1144682.34563609">
            <text:p>1.14E+006</text:p>
          </table:table-cell>
          <table:table-cell/>
          <table:table-cell table:formula="of:=2*[.A3]/PI()" office:value-type="float" office:value="0.0250000584608749">
            <text:p>0.0250</text:p>
          </table:table-cell>
          <table:table-cell table:formula="of:=SQRT([.C3])" office:value-type="float" office:value="7.85615091970696">
            <text:p>7.8562</text:p>
          </table:table-cell>
          <table:table-cell table:formula="of:=SQRT([.D3])" office:value-type="float" office:value="23.5619999971129">
            <text:p>23.5620</text:p>
          </table:table-cell>
          <table:table-cell table:formula="of:=SQRT([.E3])" office:value-type="float" office:value="743.336579017894">
            <text:p>743.3366</text:p>
          </table:table-cell>
          <table:table-cell table:formula="of:=SQRT([.F3])" office:value-type="float" office:value="753.187453314847">
            <text:p>753.1875</text:p>
          </table:table-cell>
          <table:table-cell table:formula="of:=SQRT([.G3])" office:value-type="float" office:value="753.187453314943">
            <text:p>753.1875</text:p>
          </table:table-cell>
          <table:table-cell table:formula="of:=SQRT([.H3])" office:value-type="float" office:value="762.914116392387">
            <text:p>762.9141</text:p>
          </table:table-cell>
          <table:table-cell table:formula="of:=SQRT([.I3])" office:value-type="float" office:value="894.969255227901">
            <text:p>894.9693</text:p>
          </table:table-cell>
          <table:table-cell table:formula="of:=SQRT([.J3])" office:value-type="float" office:value="1069.89828751897">
            <text:p>1069.8983</text:p>
          </table:table-cell>
          <table:table-cell table:formula="of:=SQRT([.K3])" office:value-type="float" office:value="1069.898287519">
            <text:p>1069.8983</text:p>
          </table:table-cell>
          <table:table-cell table:formula="of:=2*[.$B$44]*[.A3]/4" office:value-type="float" office:value="11.781">
            <text:p>11.7810</text:p>
          </table:table-cell>
          <table:table-cell table:formula="of:=2*[.$B$45]*[.A3]/4" office:value-type="float" office:value="3.927">
            <text:p>3.9270</text:p>
          </table:table-cell>
          <table:table-cell table:style-name="ce1"/>
        </table:table-row>
        <table:table-row table:style-name="ro1">
          <table:table-cell office:value-type="float" office:value="0.07854">
            <text:p>0.0785</text:p>
          </table:table-cell>
          <table:table-cell office:value-type="float" office:value="0">
            <text:p>0.00E+000</text:p>
          </table:table-cell>
          <table:table-cell office:value-type="float" office:value="247.28008993505">
            <text:p>2.47E+002</text:p>
          </table:table-cell>
          <table:table-cell office:value-type="float" office:value="2220.6713765742">
            <text:p>2.22E+003</text:p>
          </table:table-cell>
          <table:table-cell office:value-type="float" office:value="538088.502549653">
            <text:p>5.38E+005</text:p>
          </table:table-cell>
          <table:table-cell office:value-type="float" office:value="567568.070056659">
            <text:p>5.68E+005</text:p>
          </table:table-cell>
          <table:table-cell office:value-type="float" office:value="567568.070056715">
            <text:p>5.68E+005</text:p>
          </table:table-cell>
          <table:table-cell office:value-type="float" office:value="597065.799650337">
            <text:p>5.97E+005</text:p>
          </table:table-cell>
          <table:table-cell office:value-type="float" office:value="803879.467551839">
            <text:p>8.04E+005</text:p>
          </table:table-cell>
          <table:table-cell office:value-type="float" office:value="1130103.77881643">
            <text:p>1.13E+006</text:p>
          </table:table-cell>
          <table:table-cell office:value-type="float" office:value="1130103.77881646">
            <text:p>1.13E+006</text:p>
          </table:table-cell>
          <table:table-cell/>
          <table:table-cell table:formula="of:=2*[.A4]/PI()" office:value-type="float" office:value="0.0500001169217498">
            <text:p>0.0500</text:p>
          </table:table-cell>
          <table:table-cell table:formula="of:=SQRT([.C4])" office:value-type="float" office:value="15.7251419686771">
            <text:p>15.7251</text:p>
          </table:table-cell>
          <table:table-cell table:formula="of:=SQRT([.D4])" office:value-type="float" office:value="47.1240000060924">
            <text:p>47.1240</text:p>
          </table:table-cell>
          <table:table-cell table:formula="of:=SQRT([.E4])" office:value-type="float" office:value="733.545160538636">
            <text:p>733.5452</text:p>
          </table:table-cell>
          <table:table-cell table:formula="of:=SQRT([.F4])" office:value-type="float" office:value="753.371136994682">
            <text:p>753.3711</text:p>
          </table:table-cell>
          <table:table-cell table:formula="of:=SQRT([.G4])" office:value-type="float" office:value="753.371136994719">
            <text:p>753.3711</text:p>
          </table:table-cell>
          <table:table-cell table:formula="of:=SQRT([.H4])" office:value-type="float" office:value="772.700329785317">
            <text:p>772.7003</text:p>
          </table:table-cell>
          <table:table-cell table:formula="of:=SQRT([.I4])" office:value-type="float" office:value="896.593256472431">
            <text:p>896.5933</text:p>
          </table:table-cell>
          <table:table-cell table:formula="of:=SQRT([.J4])" office:value-type="float" office:value="1063.06339360192">
            <text:p>1063.0634</text:p>
          </table:table-cell>
          <table:table-cell table:formula="of:=SQRT([.K4])" office:value-type="float" office:value="1063.06339360193">
            <text:p>1063.0634</text:p>
          </table:table-cell>
          <table:table-cell table:formula="of:=2*[.$B$44]*[.A4]/4" office:value-type="float" office:value="23.562">
            <text:p>23.5620</text:p>
          </table:table-cell>
          <table:table-cell table:formula="of:=2*[.$B$45]*[.A4]/4" office:value-type="float" office:value="7.854">
            <text:p>7.8540</text:p>
          </table:table-cell>
          <table:table-cell table:style-name="ce1"/>
        </table:table-row>
        <table:table-row table:style-name="ro1">
          <table:table-cell office:value-type="float" office:value="0.11781">
            <text:p>0.1178</text:p>
          </table:table-cell>
          <table:table-cell office:value-type="float" office:value="0">
            <text:p>0.00E+000</text:p>
          </table:table-cell>
          <table:table-cell office:value-type="float" office:value="557.880328070674">
            <text:p>5.58E+002</text:p>
          </table:table-cell>
          <table:table-cell office:value-type="float" office:value="4996.51060128554">
            <text:p>5.00E+003</text:p>
          </table:table-cell>
          <table:table-cell office:value-type="float" office:value="523816.836174105">
            <text:p>5.24E+005</text:p>
          </table:table-cell>
          <table:table-cell office:value-type="float" office:value="568029.288503112">
            <text:p>5.68E+005</text:p>
          </table:table-cell>
          <table:table-cell office:value-type="float" office:value="568029.28850331">
            <text:p>5.68E+005</text:p>
          </table:table-cell>
          <table:table-cell office:value-type="float" office:value="612282.627835974">
            <text:p>6.12E+005</text:p>
          </table:table-cell>
          <table:table-cell office:value-type="float" office:value="808727.301872694">
            <text:p>8.09E+005</text:p>
          </table:table-cell>
          <table:table-cell office:value-type="float" office:value="1115713.81830467">
            <text:p>1.12E+006</text:p>
          </table:table-cell>
          <table:table-cell office:value-type="float" office:value="1115713.81830488">
            <text:p>1.12E+006</text:p>
          </table:table-cell>
          <table:table-cell/>
          <table:table-cell table:formula="of:=2*[.A5]/PI()" office:value-type="float" office:value="0.0750001753826248">
            <text:p>0.0750</text:p>
          </table:table-cell>
          <table:table-cell table:formula="of:=SQRT([.C5])" office:value-type="float" office:value="23.6194904278368">
            <text:p>23.6195</text:p>
          </table:table-cell>
          <table:table-cell table:formula="of:=SQRT([.D5])" office:value-type="float" office:value="70.6860000373875">
            <text:p>70.6860</text:p>
          </table:table-cell>
          <table:table-cell table:formula="of:=SQRT([.E5])" office:value-type="float" office:value="723.751916179919">
            <text:p>723.7519</text:p>
          </table:table-cell>
          <table:table-cell table:formula="of:=SQRT([.F5])" office:value-type="float" office:value="753.677177910484">
            <text:p>753.6772</text:p>
          </table:table-cell>
          <table:table-cell table:formula="of:=SQRT([.G5])" office:value-type="float" office:value="753.677177910616">
            <text:p>753.6772</text:p>
          </table:table-cell>
          <table:table-cell table:formula="of:=SQRT([.H5])" office:value-type="float" office:value="782.484905819898">
            <text:p>782.4849</text:p>
          </table:table-cell>
          <table:table-cell table:formula="of:=SQRT([.I5])" office:value-type="float" office:value="899.292667529706">
            <text:p>899.2927</text:p>
          </table:table-cell>
          <table:table-cell table:formula="of:=SQRT([.J5])" office:value-type="float" office:value="1056.27355278104">
            <text:p>1056.2736</text:p>
          </table:table-cell>
          <table:table-cell table:formula="of:=SQRT([.K5])" office:value-type="float" office:value="1056.27355278113">
            <text:p>1056.2736</text:p>
          </table:table-cell>
          <table:table-cell table:formula="of:=2*[.$B$44]*[.A5]/4" office:value-type="float" office:value="35.343">
            <text:p>35.3430</text:p>
          </table:table-cell>
          <table:table-cell table:formula="of:=2*[.$B$45]*[.A5]/4" office:value-type="float" office:value="11.781">
            <text:p>11.7810</text:p>
          </table:table-cell>
          <table:table-cell table:style-name="ce1"/>
        </table:table-row>
        <table:table-row table:style-name="ro1">
          <table:table-cell office:value-type="float" office:value="0.15708">
            <text:p>0.1571</text:p>
          </table:table-cell>
          <table:table-cell office:value-type="float" office:value="0">
            <text:p>0.00E+000</text:p>
          </table:table-cell>
          <table:table-cell office:value-type="float" office:value="995.470987987058">
            <text:p>9.95E+002</text:p>
          </table:table-cell>
          <table:table-cell office:value-type="float" office:value="8882.685533343">
            <text:p>8.88E+003</text:p>
          </table:table-cell>
          <table:table-cell office:value-type="float" office:value="509734.318785019">
            <text:p>5.10E+005</text:p>
          </table:table-cell>
          <table:table-cell office:value-type="float" office:value="568674.99728087">
            <text:p>5.69E+005</text:p>
          </table:table-cell>
          <table:table-cell office:value-type="float" office:value="568674.997280889">
            <text:p>5.69E+005</text:p>
          </table:table-cell>
          <table:table-cell office:value-type="float" office:value="627688.419333935">
            <text:p>6.28E+005</text:p>
          </table:table-cell>
          <table:table-cell office:value-type="float" office:value="815511.519628501">
            <text:p>8.16E+005</text:p>
          </table:table-cell>
          <table:table-cell office:value-type="float" office:value="1101512.33159041">
            <text:p>1.10E+006</text:p>
          </table:table-cell>
          <table:table-cell office:value-type="float" office:value="1101512.33159049">
            <text:p>1.10E+006</text:p>
          </table:table-cell>
          <table:table-cell/>
          <table:table-cell table:formula="of:=2*[.A6]/PI()" office:value-type="float" office:value="0.1000002338435">
            <text:p>0.1000</text:p>
          </table:table-cell>
          <table:table-cell table:formula="of:=SQRT([.C6])" office:value-type="float" office:value="31.5510853693983">
            <text:p>31.5511</text:p>
          </table:table-cell>
          <table:table-cell table:formula="of:=SQRT([.D6])" office:value-type="float" office:value="94.2480001556691">
            <text:p>94.2480</text:p>
          </table:table-cell>
          <table:table-cell table:formula="of:=SQRT([.E6])" office:value-type="float" office:value="713.956804565247">
            <text:p>713.9568</text:p>
          </table:table-cell>
          <table:table-cell table:formula="of:=SQRT([.F6])" office:value-type="float" office:value="754.105428491846">
            <text:p>754.1054</text:p>
          </table:table-cell>
          <table:table-cell table:formula="of:=SQRT([.G6])" office:value-type="float" office:value="754.105428491858">
            <text:p>754.1054</text:p>
          </table:table-cell>
          <table:table-cell table:formula="of:=SQRT([.H6])" office:value-type="float" office:value="792.267896190383">
            <text:p>792.2679</text:p>
          </table:table-cell>
          <table:table-cell table:formula="of:=SQRT([.I6])" office:value-type="float" office:value="903.056764344579">
            <text:p>903.0568</text:p>
          </table:table-cell>
          <table:table-cell table:formula="of:=SQRT([.J6])" office:value-type="float" office:value="1049.52957632951">
            <text:p>1049.5296</text:p>
          </table:table-cell>
          <table:table-cell table:formula="of:=SQRT([.K6])" office:value-type="float" office:value="1049.52957632955">
            <text:p>1049.5296</text:p>
          </table:table-cell>
          <table:table-cell table:formula="of:=2*[.$B$44]*[.A6]/4" office:value-type="float" office:value="47.124">
            <text:p>47.1240</text:p>
          </table:table-cell>
          <table:table-cell table:formula="of:=2*[.$B$45]*[.A6]/4" office:value-type="float" office:value="15.708">
            <text:p>15.7080</text:p>
          </table:table-cell>
          <table:table-cell table:style-name="ce1"/>
        </table:table-row>
        <table:table-row table:style-name="ro1">
          <table:table-cell office:value-type="float" office:value="0.19635">
            <text:p>0.1964</text:p>
          </table:table-cell>
          <table:table-cell office:value-type="float" office:value="0">
            <text:p>0.00E+000</text:p>
          </table:table-cell>
          <table:table-cell office:value-type="float" office:value="1562.69329539523">
            <text:p>1.56E+003</text:p>
          </table:table-cell>
          <table:table-cell office:value-type="float" office:value="13879.1962119345">
            <text:p>1.39E+004</text:p>
          </table:table-cell>
          <table:table-cell office:value-type="float" office:value="495841.005897199">
            <text:p>4.96E+005</text:p>
          </table:table-cell>
          <table:table-cell office:value-type="float" office:value="569505.199351189">
            <text:p>5.70E+005</text:p>
          </table:table-cell>
          <table:table-cell office:value-type="float" office:value="569505.199351412">
            <text:p>5.70E+005</text:p>
          </table:table-cell>
          <table:table-cell office:value-type="float" office:value="643283.166287397">
            <text:p>6.43E+005</text:p>
          </table:table-cell>
          <table:table-cell office:value-type="float" office:value="824229.479665202">
            <text:p>8.24E+005</text:p>
          </table:table-cell>
          <table:table-cell office:value-type="float" office:value="1087499.18920546">
            <text:p>1.09E+006</text:p>
          </table:table-cell>
          <table:table-cell office:value-type="float" office:value="1087499.18920571">
            <text:p>1.09E+006</text:p>
          </table:table-cell>
          <table:table-cell/>
          <table:table-cell table:formula="of:=2*[.A7]/PI()" office:value-type="float" office:value="0.125000292304375">
            <text:p>0.1250</text:p>
          </table:table-cell>
          <table:table-cell table:formula="of:=SQRT([.C7])" office:value-type="float" office:value="39.5309156913324">
            <text:p>39.5309</text:p>
          </table:table-cell>
          <table:table-cell table:formula="of:=SQRT([.D7])" office:value-type="float" office:value="117.810000475064">
            <text:p>117.8100</text:p>
          </table:table-cell>
          <table:table-cell table:formula="of:=SQRT([.E7])" office:value-type="float" office:value="704.159787191231">
            <text:p>704.1598</text:p>
          </table:table-cell>
          <table:table-cell table:formula="of:=SQRT([.F7])" office:value-type="float" office:value="754.655682646854">
            <text:p>754.6557</text:p>
          </table:table-cell>
          <table:table-cell table:formula="of:=SQRT([.G7])" office:value-type="float" office:value="754.655682647002">
            <text:p>754.6557</text:p>
          </table:table-cell>
          <table:table-cell table:formula="of:=SQRT([.H7])" office:value-type="float" office:value="802.049354022181">
            <text:p>802.0494</text:p>
          </table:table-cell>
          <table:table-cell table:formula="of:=SQRT([.I7])" office:value-type="float" office:value="907.87084966156">
            <text:p>907.8708</text:p>
          </table:table-cell>
          <table:table-cell table:formula="of:=SQRT([.J7])" office:value-type="float" office:value="1042.83229198441">
            <text:p>1042.8323</text:p>
          </table:table-cell>
          <table:table-cell table:formula="of:=SQRT([.K7])" office:value-type="float" office:value="1042.83229198453">
            <text:p>1042.8323</text:p>
          </table:table-cell>
          <table:table-cell table:formula="of:=2*[.$B$44]*[.A7]/4" office:value-type="float" office:value="58.905">
            <text:p>58.9050</text:p>
          </table:table-cell>
          <table:table-cell table:formula="of:=2*[.$B$45]*[.A7]/4" office:value-type="float" office:value="19.635">
            <text:p>19.6350</text:p>
          </table:table-cell>
          <table:table-cell table:style-name="ce1"/>
        </table:table-row>
        <table:table-row table:style-name="ro1">
          <table:table-cell office:value-type="float" office:value="0.23562">
            <text:p>0.2356</text:p>
          </table:table-cell>
          <table:table-cell office:value-type="float" office:value="0">
            <text:p>0.00E+000</text:p>
          </table:table-cell>
          <table:table-cell office:value-type="float" office:value="2262.79494647222">
            <text:p>2.26E+003</text:p>
          </table:table-cell>
          <table:table-cell office:value-type="float" office:value="19986.0427181578">
            <text:p>2.00E+004</text:p>
          </table:table-cell>
          <table:table-cell office:value-type="float" office:value="482136.960527733">
            <text:p>4.82E+005</text:p>
          </table:table-cell>
          <table:table-cell office:value-type="float" office:value="570519.898535291">
            <text:p>5.71E+005</text:p>
          </table:table-cell>
          <table:table-cell office:value-type="float" office:value="570519.898535348">
            <text:p>5.71E+005</text:p>
          </table:table-cell>
          <table:table-cell office:value-type="float" office:value="659066.867069334">
            <text:p>6.59E+005</text:p>
          </table:table-cell>
          <table:table-cell office:value-type="float" office:value="834877.934437868">
            <text:p>8.35E+005</text:p>
          </table:table-cell>
          <table:table-cell office:value-type="float" office:value="1073674.26467137">
            <text:p>1.07E+006</text:p>
          </table:table-cell>
          <table:table-cell office:value-type="float" office:value="1073674.26467139">
            <text:p>1.07E+006</text:p>
          </table:table-cell>
          <table:table-cell/>
          <table:table-cell table:formula="of:=2*[.A8]/PI()" office:value-type="float" office:value="0.15000035076525">
            <text:p>0.1500</text:p>
          </table:table-cell>
          <table:table-cell table:formula="of:=SQRT([.C8])" office:value-type="float" office:value="47.5688442835457">
            <text:p>47.5688</text:p>
          </table:table-cell>
          <table:table-cell table:formula="of:=SQRT([.D8])" office:value-type="float" office:value="141.372001181839">
            <text:p>141.3720</text:p>
          </table:table-cell>
          <table:table-cell table:formula="of:=SQRT([.E8])" office:value-type="float" office:value="694.360828768252">
            <text:p>694.3608</text:p>
          </table:table-cell>
          <table:table-cell table:formula="of:=SQRT([.F8])" office:value-type="float" office:value="755.327676267255">
            <text:p>755.3277</text:p>
          </table:table-cell>
          <table:table-cell table:formula="of:=SQRT([.G8])" office:value-type="float" office:value="755.327676267293">
            <text:p>755.3277</text:p>
          </table:table-cell>
          <table:table-cell table:formula="of:=SQRT([.H8])" office:value-type="float" office:value="811.829333708344">
            <text:p>811.8293</text:p>
          </table:table-cell>
          <table:table-cell table:formula="of:=SQRT([.I8])" office:value-type="float" office:value="913.716550379749">
            <text:p>913.7166</text:p>
          </table:table-cell>
          <table:table-cell table:formula="of:=SQRT([.J8])" office:value-type="float" office:value="1036.18254408737">
            <text:p>1036.1825</text:p>
          </table:table-cell>
          <table:table-cell table:formula="of:=SQRT([.K8])" office:value-type="float" office:value="1036.18254408738">
            <text:p>1036.1825</text:p>
          </table:table-cell>
          <table:table-cell table:formula="of:=2*[.$B$44]*[.A8]/4" office:value-type="float" office:value="70.686">
            <text:p>70.6860</text:p>
          </table:table-cell>
          <table:table-cell table:formula="of:=2*[.$B$45]*[.A8]/4" office:value-type="float" office:value="23.562">
            <text:p>23.5620</text:p>
          </table:table-cell>
          <table:table-cell table:style-name="ce1"/>
        </table:table-row>
        <table:table-row table:style-name="ro1">
          <table:table-cell office:value-type="float" office:value="0.27489">
            <text:p>0.2749</text:p>
          </table:table-cell>
          <table:table-cell office:value-type="float" office:value="0">
            <text:p>0.00E+000</text:p>
          </table:table-cell>
          <table:table-cell office:value-type="float" office:value="3099.53159537981">
            <text:p>3.10E+003</text:p>
          </table:table-cell>
          <table:table-cell office:value-type="float" office:value="27203.2251984349">
            <text:p>2.72E+004</text:p>
          </table:table-cell>
          <table:table-cell office:value-type="float" office:value="468622.253401396">
            <text:p>4.69E+005</text:p>
          </table:table-cell>
          <table:table-cell office:value-type="float" office:value="571719.099523535">
            <text:p>5.72E+005</text:p>
          </table:table-cell>
          <table:table-cell office:value-type="float" office:value="571719.099523592">
            <text:p>5.72E+005</text:p>
          </table:table-cell>
          <table:table-cell office:value-type="float" office:value="675039.526166676">
            <text:p>6.75E+005</text:p>
          </table:table-cell>
          <table:table-cell office:value-type="float" office:value="847453.128564947">
            <text:p>8.47E+005</text:p>
          </table:table-cell>
          <table:table-cell office:value-type="float" office:value="1060037.43444669">
            <text:p>1.06E+006</text:p>
          </table:table-cell>
          <table:table-cell office:value-type="float" office:value="1060037.43444683">
            <text:p>1.06E+006</text:p>
          </table:table-cell>
          <table:table-cell/>
          <table:table-cell table:formula="of:=2*[.A9]/PI()" office:value-type="float" office:value="0.175000409226124">
            <text:p>0.1750</text:p>
          </table:table-cell>
          <table:table-cell table:formula="of:=SQRT([.C9])" office:value-type="float" office:value="55.6734370717294">
            <text:p>55.6734</text:p>
          </table:table-cell>
          <table:table-cell table:formula="of:=SQRT([.D9])" office:value-type="float" office:value="164.934002553855">
            <text:p>164.9340</text:p>
          </table:table-cell>
          <table:table-cell table:formula="of:=SQRT([.E9])" office:value-type="float" office:value="684.559897599469">
            <text:p>684.5599</text:p>
          </table:table-cell>
          <table:table-cell table:formula="of:=SQRT([.F9])" office:value-type="float" office:value="756.121087871205">
            <text:p>756.1211</text:p>
          </table:table-cell>
          <table:table-cell table:formula="of:=SQRT([.G9])" office:value-type="float" office:value="756.121087871243">
            <text:p>756.1211</text:p>
          </table:table-cell>
          <table:table-cell table:formula="of:=SQRT([.H9])" office:value-type="float" office:value="821.607890764613">
            <text:p>821.6079</text:p>
          </table:table-cell>
          <table:table-cell table:formula="of:=SQRT([.I9])" office:value-type="float" office:value="920.572174555014">
            <text:p>920.5722</text:p>
          </table:table-cell>
          <table:table-cell table:formula="of:=SQRT([.J9])" office:value-type="float" office:value="1029.58119371261">
            <text:p>1029.5812</text:p>
          </table:table-cell>
          <table:table-cell table:formula="of:=SQRT([.K9])" office:value-type="float" office:value="1029.58119371268">
            <text:p>1029.5812</text:p>
          </table:table-cell>
          <table:table-cell table:formula="of:=2*[.$B$44]*[.A9]/4" office:value-type="float" office:value="82.467">
            <text:p>82.4670</text:p>
          </table:table-cell>
          <table:table-cell table:formula="of:=2*[.$B$45]*[.A9]/4" office:value-type="float" office:value="27.489">
            <text:p>27.4890</text:p>
          </table:table-cell>
          <table:table-cell table:style-name="ce1"/>
        </table:table-row>
        <table:table-row table:style-name="ro1">
          <table:table-cell office:value-type="float" office:value="0.31416">
            <text:p>0.3142</text:p>
          </table:table-cell>
          <table:table-cell office:value-type="float" office:value="0">
            <text:p>0.00E+000</text:p>
          </table:table-cell>
          <table:table-cell office:value-type="float" office:value="4077.05889873579">
            <text:p>4.08E+003</text:p>
          </table:table-cell>
          <table:table-cell office:value-type="float" office:value="35530.7438931199">
            <text:p>3.55E+004</text:p>
          </table:table-cell>
          <table:table-cell office:value-type="float" office:value="455296.963165436">
            <text:p>4.55E+005</text:p>
          </table:table-cell>
          <table:table-cell office:value-type="float" office:value="573102.807887194">
            <text:p>5.73E+005</text:p>
          </table:table-cell>
          <table:table-cell office:value-type="float" office:value="573102.807887266">
            <text:p>5.73E+005</text:p>
          </table:table-cell>
          <table:table-cell office:value-type="float" office:value="691201.154070808">
            <text:p>6.91E+005</text:p>
          </table:table-cell>
          <table:table-cell office:value-type="float" office:value="861950.906834653">
            <text:p>8.62E+005</text:p>
          </table:table-cell>
          <table:table-cell office:value-type="float" office:value="1046588.57787717">
            <text:p>1.05E+006</text:p>
          </table:table-cell>
          <table:table-cell office:value-type="float" office:value="1046588.5778772">
            <text:p>1.05E+006</text:p>
          </table:table-cell>
          <table:table-cell/>
          <table:table-cell table:formula="of:=2*[.A10]/PI()" office:value-type="float" office:value="0.200000467686999">
            <text:p>0.2000</text:p>
          </table:table-cell>
          <table:table-cell table:formula="of:=SQRT([.C10])" office:value-type="float" office:value="63.8518511770473">
            <text:p>63.8519</text:p>
          </table:table-cell>
          <table:table-cell table:formula="of:=SQRT([.D10])" office:value-type="float" office:value="188.496004979203">
            <text:p>188.4960</text:p>
          </table:table-cell>
          <table:table-cell table:formula="of:=SQRT([.E10])" office:value-type="float" office:value="674.756965999934">
            <text:p>674.7570</text:p>
          </table:table-cell>
          <table:table-cell table:formula="of:=SQRT([.F10])" office:value-type="float" office:value="757.035539381867">
            <text:p>757.0355</text:p>
          </table:table-cell>
          <table:table-cell table:formula="of:=SQRT([.G10])" office:value-type="float" office:value="757.035539381914">
            <text:p>757.0355</text:p>
          </table:table-cell>
          <table:table-cell table:formula="of:=SQRT([.H10])" office:value-type="float" office:value="831.385081698492">
            <text:p>831.3851</text:p>
          </table:table-cell>
          <table:table-cell table:formula="of:=SQRT([.I10])" office:value-type="float" office:value="928.413112162174">
            <text:p>928.4131</text:p>
          </table:table-cell>
          <table:table-cell table:formula="of:=SQRT([.J10])" office:value-type="float" office:value="1023.02911878263">
            <text:p>1023.0291</text:p>
          </table:table-cell>
          <table:table-cell table:formula="of:=SQRT([.K10])" office:value-type="float" office:value="1023.02911878265">
            <text:p>1023.0291</text:p>
          </table:table-cell>
          <table:table-cell table:formula="of:=2*[.$B$44]*[.A10]/4" office:value-type="float" office:value="94.248">
            <text:p>94.2480</text:p>
          </table:table-cell>
          <table:table-cell table:formula="of:=2*[.$B$45]*[.A10]/4" office:value-type="float" office:value="31.416">
            <text:p>31.4160</text:p>
          </table:table-cell>
          <table:table-cell table:style-name="ce1"/>
        </table:table-row>
        <table:table-row table:style-name="ro1">
          <table:table-cell office:value-type="float" office:value="0.35343">
            <text:p>0.3534</text:p>
          </table:table-cell>
          <table:table-cell office:value-type="float" office:value="0">
            <text:p>0.00E+000</text:p>
          </table:table-cell>
          <table:table-cell office:value-type="float" office:value="5199.82065539035">
            <text:p>5.20E+003</text:p>
          </table:table-cell>
          <table:table-cell office:value-type="float" office:value="44968.5991690384">
            <text:p>4.50E+004</text:p>
          </table:table-cell>
          <table:table-cell office:value-type="float" office:value="442161.176614905">
            <text:p>4.42E+005</text:p>
          </table:table-cell>
          <table:table-cell office:value-type="float" office:value="574671.030092253">
            <text:p>5.75E+005</text:p>
          </table:table-cell>
          <table:table-cell office:value-type="float" office:value="574671.030092392">
            <text:p>5.75E+005</text:p>
          </table:table-cell>
          <table:table-cell office:value-type="float" office:value="707551.76717641">
            <text:p>7.08E+005</text:p>
          </table:table-cell>
          <table:table-cell office:value-type="float" office:value="878366.826130272">
            <text:p>8.78E+005</text:p>
          </table:table-cell>
          <table:table-cell office:value-type="float" office:value="1033327.57714251">
            <text:p>1.03E+006</text:p>
          </table:table-cell>
          <table:table-cell office:value-type="float" office:value="1033327.57714264">
            <text:p>1.03E+006</text:p>
          </table:table-cell>
          <table:table-cell/>
          <table:table-cell table:formula="of:=2*[.A11]/PI()" office:value-type="float" office:value="0.225000526147874">
            <text:p>0.2250</text:p>
          </table:table-cell>
          <table:table-cell table:formula="of:=SQRT([.C11])" office:value-type="float" office:value="72.1097819674304">
            <text:p>72.1098</text:p>
          </table:table-cell>
          <table:table-cell table:formula="of:=SQRT([.D11])" office:value-type="float" office:value="212.058008971692">
            <text:p>212.0580</text:p>
          </table:table-cell>
          <table:table-cell table:formula="of:=SQRT([.E11])" office:value-type="float" office:value="664.952010760856">
            <text:p>664.9520</text:p>
          </table:table-cell>
          <table:table-cell table:formula="of:=SQRT([.F11])" office:value-type="float" office:value="758.070597037145">
            <text:p>758.0706</text:p>
          </table:table-cell>
          <table:table-cell table:formula="of:=SQRT([.G11])" office:value-type="float" office:value="758.070597037236">
            <text:p>758.0706</text:p>
          </table:table-cell>
          <table:table-cell table:formula="of:=SQRT([.H11])" office:value-type="float" office:value="841.160963892411">
            <text:p>841.1610</text:p>
          </table:table-cell>
          <table:table-cell table:formula="of:=SQRT([.I11])" office:value-type="float" office:value="937.21226311347">
            <text:p>937.2123</text:p>
          </table:table-cell>
          <table:table-cell table:formula="of:=SQRT([.J11])" office:value-type="float" office:value="1016.52721416719">
            <text:p>1016.5272</text:p>
          </table:table-cell>
          <table:table-cell table:formula="of:=SQRT([.K11])" office:value-type="float" office:value="1016.52721416726">
            <text:p>1016.5272</text:p>
          </table:table-cell>
          <table:table-cell table:formula="of:=2*[.$B$44]*[.A11]/4" office:value-type="float" office:value="106.029">
            <text:p>106.0290</text:p>
          </table:table-cell>
          <table:table-cell table:formula="of:=2*[.$B$45]*[.A11]/4" office:value-type="float" office:value="35.343">
            <text:p>35.3430</text:p>
          </table:table-cell>
          <table:table-cell table:style-name="ce1"/>
        </table:table-row>
        <table:table-row table:style-name="ro1">
          <table:table-cell office:value-type="float" office:value="0.3927">
            <text:p>0.3927</text:p>
          </table:table-cell>
          <table:table-cell office:value-type="float" office:value="0">
            <text:p>0.00E+000</text:p>
          </table:table-cell>
          <table:table-cell office:value-type="float" office:value="6472.43823153977">
            <text:p>6.47E+003</text:p>
          </table:table-cell>
          <table:table-cell office:value-type="float" office:value="55516.7915594087">
            <text:p>5.55E+004</text:p>
          </table:table-cell>
          <table:table-cell office:value-type="float" office:value="429214.988930062">
            <text:p>4.29E+005</text:p>
          </table:table-cell>
          <table:table-cell office:value-type="float" office:value="576423.773514669">
            <text:p>5.76E+005</text:p>
          </table:table-cell>
          <table:table-cell office:value-type="float" office:value="576423.773514687">
            <text:p>5.76E+005</text:p>
          </table:table-cell>
          <table:table-cell office:value-type="float" office:value="724091.387688203">
            <text:p>7.24E+005</text:p>
          </table:table-cell>
          <table:table-cell office:value-type="float" office:value="896696.266076932">
            <text:p>8.97E+005</text:p>
          </table:table-cell>
          <table:table-cell office:value-type="float" office:value="1020254.3172092">
            <text:p>1.02E+006</text:p>
          </table:table-cell>
          <table:table-cell office:value-type="float" office:value="1020254.31720928">
            <text:p>1.02E+006</text:p>
          </table:table-cell>
          <table:table-cell/>
          <table:table-cell table:formula="of:=2*[.A12]/PI()" office:value-type="float" office:value="0.250000584608749">
            <text:p>0.2500</text:p>
          </table:table-cell>
          <table:table-cell table:formula="of:=SQRT([.C12])" office:value-type="float" office:value="80.4514650677026">
            <text:p>80.4515</text:p>
          </table:table-cell>
          <table:table-cell table:formula="of:=SQRT([.D12])" office:value-type="float" office:value="235.620015192701">
            <text:p>235.6200</text:p>
          </table:table-cell>
          <table:table-cell table:formula="of:=SQRT([.E12])" office:value-type="float" office:value="655.145013664961">
            <text:p>655.1450</text:p>
          </table:table-cell>
          <table:table-cell table:formula="of:=SQRT([.F12])" office:value-type="float" office:value="759.225772425218">
            <text:p>759.2258</text:p>
          </table:table-cell>
          <table:table-cell table:formula="of:=SQRT([.G12])" office:value-type="float" office:value="759.22577242523">
            <text:p>759.2258</text:p>
          </table:table-cell>
          <table:table-cell table:formula="of:=SQRT([.H12])" office:value-type="float" office:value="850.935595499567">
            <text:p>850.9356</text:p>
          </table:table-cell>
          <table:table-cell table:formula="of:=SQRT([.I12])" office:value-type="float" office:value="946.940476522644">
            <text:p>946.9405</text:p>
          </table:table-cell>
          <table:table-cell table:formula="of:=SQRT([.J12])" office:value-type="float" office:value="1010.07639176906">
            <text:p>1010.0764</text:p>
          </table:table-cell>
          <table:table-cell table:formula="of:=SQRT([.K12])" office:value-type="float" office:value="1010.0763917691">
            <text:p>1010.0764</text:p>
          </table:table-cell>
          <table:table-cell table:formula="of:=2*[.$B$44]*[.A12]/4" office:value-type="float" office:value="117.81">
            <text:p>117.8100</text:p>
          </table:table-cell>
          <table:table-cell table:formula="of:=2*[.$B$45]*[.A12]/4" office:value-type="float" office:value="39.27">
            <text:p>39.2700</text:p>
          </table:table-cell>
          <table:table-cell table:style-name="ce1"/>
        </table:table-row>
        <table:table-row table:style-name="ro1">
          <table:table-cell office:value-type="float" office:value="0.43197">
            <text:p>0.4320</text:p>
          </table:table-cell>
          <table:table-cell office:value-type="float" office:value="0">
            <text:p>0.00E+000</text:p>
          </table:table-cell>
          <table:table-cell office:value-type="float" office:value="7899.60574416443">
            <text:p>7.90E+003</text:p>
          </table:table-cell>
          <table:table-cell office:value-type="float" office:value="67175.321805869">
            <text:p>6.72E+004</text:p>
          </table:table-cell>
          <table:table-cell office:value-type="float" office:value="416458.50392054">
            <text:p>4.16E+005</text:p>
          </table:table-cell>
          <table:table-cell office:value-type="float" office:value="578361.046457479">
            <text:p>5.78E+005</text:p>
          </table:table-cell>
          <table:table-cell office:value-type="float" office:value="578361.046457803">
            <text:p>5.78E+005</text:p>
          </table:table-cell>
          <table:table-cell office:value-type="float" office:value="740820.043534188">
            <text:p>7.41E+005</text:p>
          </table:table-cell>
          <table:table-cell office:value-type="float" office:value="916934.533933818">
            <text:p>9.17E+005</text:p>
          </table:table-cell>
          <table:table-cell office:value-type="float" office:value="1007368.68577904">
            <text:p>1.01E+006</text:p>
          </table:table-cell>
          <table:table-cell office:value-type="float" office:value="1007368.68577912">
            <text:p>1.01E+006</text:p>
          </table:table-cell>
          <table:table-cell/>
          <table:table-cell table:formula="of:=2*[.A13]/PI()" office:value-type="float" office:value="0.275000643069624">
            <text:p>0.2750</text:p>
          </table:table-cell>
          <table:table-cell table:formula="of:=SQRT([.C13])" office:value-type="float" office:value="88.8797262831318">
            <text:p>88.8797</text:p>
          </table:table-cell>
          <table:table-cell table:formula="of:=SQRT([.D13])" office:value-type="float" office:value="259.18202446518">
            <text:p>259.1820</text:p>
          </table:table-cell>
          <table:table-cell table:formula="of:=SQRT([.E13])" office:value-type="float" office:value="645.335962054293">
            <text:p>645.3360</text:p>
          </table:table-cell>
          <table:table-cell table:formula="of:=SQRT([.F13])" office:value-type="float" office:value="760.500523640503">
            <text:p>760.5005</text:p>
          </table:table-cell>
          <table:table-cell table:formula="of:=SQRT([.G13])" office:value-type="float" office:value="760.500523640716">
            <text:p>760.5005</text:p>
          </table:table-cell>
          <table:table-cell table:formula="of:=SQRT([.H13])" office:value-type="float" office:value="860.709035350616">
            <text:p>860.7090</text:p>
          </table:table-cell>
          <table:table-cell table:formula="of:=SQRT([.I13])" office:value-type="float" office:value="957.566986656191">
            <text:p>957.5670</text:p>
          </table:table-cell>
          <table:table-cell table:formula="of:=SQRT([.J13])" office:value-type="float" office:value="1003.67758059002">
            <text:p>1003.6776</text:p>
          </table:table-cell>
          <table:table-cell table:formula="of:=SQRT([.K13])" office:value-type="float" office:value="1003.67758059006">
            <text:p>1003.6776</text:p>
          </table:table-cell>
          <table:table-cell table:formula="of:=2*[.$B$44]*[.A13]/4" office:value-type="float" office:value="129.591">
            <text:p>129.5910</text:p>
          </table:table-cell>
          <table:table-cell table:formula="of:=2*[.$B$45]*[.A13]/4" office:value-type="float" office:value="43.197">
            <text:p>43.1970</text:p>
          </table:table-cell>
          <table:table-cell table:style-name="ce1"/>
        </table:table-row>
        <table:table-row table:style-name="ro1">
          <table:table-cell office:value-type="float" office:value="0.47124">
            <text:p>0.4712</text:p>
          </table:table-cell>
          <table:table-cell office:value-type="float" office:value="0">
            <text:p>0.00E+000</text:p>
          </table:table-cell>
          <table:table-cell office:value-type="float" office:value="9485.99458997312">
            <text:p>9.49E+003</text:p>
          </table:table-cell>
          <table:table-cell office:value-type="float" office:value="79944.190908991">
            <text:p>7.99E+004</text:p>
          </table:table-cell>
          <table:table-cell office:value-type="float" office:value="403891.834283743">
            <text:p>4.04E+005</text:p>
          </table:table-cell>
          <table:table-cell office:value-type="float" office:value="580482.858169272">
            <text:p>5.80E+005</text:p>
          </table:table-cell>
          <table:table-cell office:value-type="float" office:value="580482.858169393">
            <text:p>5.80E+005</text:p>
          </table:table-cell>
          <table:table-cell office:value-type="float" office:value="757737.768288155">
            <text:p>7.58E+005</text:p>
          </table:table-cell>
          <table:table-cell office:value-type="float" office:value="939076.960163699">
            <text:p>9.39E+005</text:p>
          </table:table-cell>
          <table:table-cell office:value-type="float" office:value="994670.573242312">
            <text:p>9.95E+005</text:p>
          </table:table-cell>
          <table:table-cell office:value-type="float" office:value="994670.573242609">
            <text:p>9.95E+005</text:p>
          </table:table-cell>
          <table:table-cell/>
          <table:table-cell table:formula="of:=2*[.A14]/PI()" office:value-type="float" office:value="0.300000701530499">
            <text:p>0.3000</text:p>
          </table:table-cell>
          <table:table-cell table:formula="of:=SQRT([.C14])" office:value-type="float" office:value="97.3960707111592">
            <text:p>97.3961</text:p>
          </table:table-cell>
          <table:table-cell table:formula="of:=SQRT([.D14])" office:value-type="float" office:value="282.744037795655">
            <text:p>282.7440</text:p>
          </table:table-cell>
          <table:table-cell table:formula="of:=SQRT([.E14])" office:value-type="float" office:value="635.524849462036">
            <text:p>635.5248</text:p>
          </table:table-cell>
          <table:table-cell table:formula="of:=SQRT([.F14])" office:value-type="float" office:value="761.89425655354">
            <text:p>761.8943</text:p>
          </table:table-cell>
          <table:table-cell table:formula="of:=SQRT([.G14])" office:value-type="float" office:value="761.89425655362">
            <text:p>761.8943</text:p>
          </table:table-cell>
          <table:table-cell table:formula="of:=SQRT([.H14])" office:value-type="float" office:value="870.481342871951">
            <text:p>870.4813</text:p>
          </table:table-cell>
          <table:table-cell table:formula="of:=SQRT([.I14])" office:value-type="float" office:value="969.059833118523">
            <text:p>969.0598</text:p>
          </table:table-cell>
          <table:table-cell table:formula="of:=SQRT([.J14])" office:value-type="float" office:value="997.331726780168">
            <text:p>997.3317</text:p>
          </table:table-cell>
          <table:table-cell table:formula="of:=SQRT([.K14])" office:value-type="float" office:value="997.331726780317">
            <text:p>997.3317</text:p>
          </table:table-cell>
          <table:table-cell table:formula="of:=2*[.$B$44]*[.A14]/4" office:value-type="float" office:value="141.372">
            <text:p>141.3720</text:p>
          </table:table-cell>
          <table:table-cell table:formula="of:=2*[.$B$45]*[.A14]/4" office:value-type="float" office:value="47.124">
            <text:p>47.1240</text:p>
          </table:table-cell>
          <table:table-cell table:style-name="ce1"/>
        </table:table-row>
        <table:table-row table:style-name="ro1">
          <table:table-cell office:value-type="float" office:value="0.51051">
            <text:p>0.5105</text:p>
          </table:table-cell>
          <table:table-cell office:value-type="float" office:value="0">
            <text:p>0.00E+000</text:p>
          </table:table-cell>
          <table:table-cell office:value-type="float" office:value="11236.1698398432">
            <text:p>1.12E+004</text:p>
          </table:table-cell>
          <table:table-cell office:value-type="float" office:value="93823.4001809953">
            <text:p>9.38E+004</text:p>
          </table:table-cell>
          <table:table-cell office:value-type="float" office:value="391515.101868873">
            <text:p>3.92E+005</text:p>
          </table:table-cell>
          <table:table-cell office:value-type="float" office:value="582789.218864653">
            <text:p>5.83E+005</text:p>
          </table:table-cell>
          <table:table-cell office:value-type="float" office:value="582789.218864779">
            <text:p>5.83E+005</text:p>
          </table:table-cell>
          <table:table-cell office:value-type="float" office:value="774844.601094125">
            <text:p>7.75E+005</text:p>
          </table:table-cell>
          <table:table-cell office:value-type="float" office:value="963118.982133095">
            <text:p>9.63E+005</text:p>
          </table:table-cell>
          <table:table-cell office:value-type="float" office:value="982159.872630169">
            <text:p>9.82E+005</text:p>
          </table:table-cell>
          <table:table-cell office:value-type="float" office:value="982159.872630324">
            <text:p>9.82E+005</text:p>
          </table:table-cell>
          <table:table-cell/>
          <table:table-cell table:formula="of:=2*[.A15]/PI()" office:value-type="float" office:value="0.325000759991374">
            <text:p>0.3250</text:p>
          </table:table-cell>
          <table:table-cell table:formula="of:=SQRT([.C15])" office:value-type="float" office:value="106.000801128308">
            <text:p>106.0008</text:p>
          </table:table-cell>
          <table:table-cell table:formula="of:=SQRT([.D15])" office:value-type="float" office:value="306.306056389676">
            <text:p>306.3061</text:p>
          </table:table-cell>
          <table:table-cell table:formula="of:=SQRT([.E15])" office:value-type="float" office:value="625.711676308564">
            <text:p>625.7117</text:p>
          </table:table-cell>
          <table:table-cell table:formula="of:=SQRT([.F15])" office:value-type="float" office:value="763.40632618852">
            <text:p>763.4063</text:p>
          </table:table-cell>
          <table:table-cell table:formula="of:=SQRT([.G15])" office:value-type="float" office:value="763.406326188603">
            <text:p>763.4063</text:p>
          </table:table-cell>
          <table:table-cell table:formula="of:=SQRT([.H15])" office:value-type="float" office:value="880.252578010496">
            <text:p>880.2526</text:p>
          </table:table-cell>
          <table:table-cell table:formula="of:=SQRT([.I15])" office:value-type="float" office:value="981.386255321061">
            <text:p>981.3863</text:p>
          </table:table-cell>
          <table:table-cell table:formula="of:=SQRT([.J15])" office:value-type="float" office:value="991.039793666313">
            <text:p>991.0398</text:p>
          </table:table-cell>
          <table:table-cell table:formula="of:=SQRT([.K15])" office:value-type="float" office:value="991.039793666392">
            <text:p>991.0398</text:p>
          </table:table-cell>
          <table:table-cell table:formula="of:=2*[.$B$44]*[.A15]/4" office:value-type="float" office:value="153.153">
            <text:p>153.1530</text:p>
          </table:table-cell>
          <table:table-cell table:formula="of:=2*[.$B$45]*[.A15]/4" office:value-type="float" office:value="51.051">
            <text:p>51.0510</text:p>
          </table:table-cell>
          <table:table-cell table:style-name="ce1"/>
        </table:table-row>
        <table:table-row table:style-name="ro1">
          <table:table-cell office:value-type="float" office:value="0.54978">
            <text:p>0.5498</text:p>
          </table:table-cell>
          <table:table-cell office:value-type="float" office:value="0">
            <text:p>0.00E+000</text:p>
          </table:table-cell>
          <table:table-cell office:value-type="float" office:value="13154.5200447211">
            <text:p>1.32E+004</text:p>
          </table:table-cell>
          <table:table-cell office:value-type="float" office:value="108812.951304811">
            <text:p>1.09E+005</text:p>
          </table:table-cell>
          <table:table-cell office:value-type="float" office:value="379328.437950189">
            <text:p>3.79E+005</text:p>
          </table:table-cell>
          <table:table-cell office:value-type="float" office:value="585280.139744595">
            <text:p>5.85E+005</text:p>
          </table:table-cell>
          <table:table-cell office:value-type="float" office:value="585280.139744863">
            <text:p>5.85E+005</text:p>
          </table:table-cell>
          <table:table-cell office:value-type="float" office:value="792140.586603058">
            <text:p>7.92E+005</text:p>
          </table:table-cell>
          <table:table-cell office:value-type="float" office:value="969836.479566829">
            <text:p>9.70E+005</text:p>
          </table:table-cell>
          <table:table-cell office:value-type="float" office:value="969836.479567003">
            <text:p>9.70E+005</text:p>
          </table:table-cell>
          <table:table-cell office:value-type="float" office:value="989056.214417022">
            <text:p>9.89E+005</text:p>
          </table:table-cell>
          <table:table-cell/>
          <table:table-cell table:formula="of:=2*[.A16]/PI()" office:value-type="float" office:value="0.350000818452249">
            <text:p>0.3500</text:p>
          </table:table-cell>
          <table:table-cell table:formula="of:=SQRT([.C16])" office:value-type="float" office:value="114.69315605005">
            <text:p>114.6932</text:p>
          </table:table-cell>
          <table:table-cell table:formula="of:=SQRT([.D16])" office:value-type="float" office:value="329.86808167025">
            <text:p>329.8681</text:p>
          </table:table-cell>
          <table:table-cell table:formula="of:=SQRT([.E16])" office:value-type="float" office:value="615.896450671855">
            <text:p>615.8965</text:p>
          </table:table-cell>
          <table:table-cell table:formula="of:=SQRT([.F16])" office:value-type="float" office:value="765.036038199898">
            <text:p>765.0360</text:p>
          </table:table-cell>
          <table:table-cell table:formula="of:=SQRT([.G16])" office:value-type="float" office:value="765.036038200073">
            <text:p>765.0360</text:p>
          </table:table-cell>
          <table:table-cell table:formula="of:=SQRT([.H16])" office:value-type="float" office:value="890.022801170317">
            <text:p>890.0228</text:p>
          </table:table-cell>
          <table:table-cell table:formula="of:=SQRT([.I16])" office:value-type="float" office:value="984.802761758327">
            <text:p>984.8028</text:p>
          </table:table-cell>
          <table:table-cell table:formula="of:=SQRT([.J16])" office:value-type="float" office:value="984.802761758416">
            <text:p>984.8028</text:p>
          </table:table-cell>
          <table:table-cell table:formula="of:=SQRT([.K16])" office:value-type="float" office:value="994.513053919868">
            <text:p>994.5131</text:p>
          </table:table-cell>
          <table:table-cell table:formula="of:=2*[.$B$44]*[.A16]/4" office:value-type="float" office:value="164.934">
            <text:p>164.9340</text:p>
          </table:table-cell>
          <table:table-cell table:formula="of:=2*[.$B$45]*[.A16]/4" office:value-type="float" office:value="54.978">
            <text:p>54.9780</text:p>
          </table:table-cell>
          <table:table-cell table:style-name="ce1"/>
        </table:table-row>
        <table:table-row table:style-name="ro1">
          <table:table-cell office:value-type="float" office:value="0.58905">
            <text:p>0.5891</text:p>
          </table:table-cell>
          <table:table-cell office:value-type="float" office:value="0">
            <text:p>0.00E+000</text:p>
          </table:table-cell>
          <table:table-cell office:value-type="float" office:value="15245.2010329091">
            <text:p>1.52E+004</text:p>
          </table:table-cell>
          <table:table-cell office:value-type="float" office:value="124912.846398564">
            <text:p>1.25E+005</text:p>
          </table:table-cell>
          <table:table-cell office:value-type="float" office:value="367331.983506971">
            <text:p>3.67E+005</text:p>
          </table:table-cell>
          <table:table-cell office:value-type="float" office:value="587955.63301923">
            <text:p>5.88E+005</text:p>
          </table:table-cell>
          <table:table-cell office:value-type="float" office:value="587955.633019771">
            <text:p>5.88E+005</text:p>
          </table:table-cell>
          <table:table-cell office:value-type="float" office:value="809625.774911103">
            <text:p>8.10E+005</text:p>
          </table:table-cell>
          <table:table-cell office:value-type="float" office:value="957700.292224676">
            <text:p>9.58E+005</text:p>
          </table:table-cell>
          <table:table-cell office:value-type="float" office:value="957700.292224864">
            <text:p>9.58E+005</text:p>
          </table:table-cell>
          <table:table-cell office:value-type="float" office:value="1016884.50512093">
            <text:p>1.02E+006</text:p>
          </table:table-cell>
          <table:table-cell/>
          <table:table-cell table:formula="of:=2*[.A17]/PI()" office:value-type="float" office:value="0.375000876913124">
            <text:p>0.3750</text:p>
          </table:table-cell>
          <table:table-cell table:formula="of:=SQRT([.C17])" office:value-type="float" office:value="123.471458373622">
            <text:p>123.4715</text:p>
          </table:table-cell>
          <table:table-cell table:formula="of:=SQRT([.D17])" office:value-type="float" office:value="353.430115296594">
            <text:p>353.4301</text:p>
          </table:table-cell>
          <table:table-cell table:formula="of:=SQRT([.E17])" office:value-type="float" office:value="606.079189138656">
            <text:p>606.0792</text:p>
          </table:table-cell>
          <table:table-cell table:formula="of:=SQRT([.F17])" office:value-type="float" office:value="766.782650442242">
            <text:p>766.7827</text:p>
          </table:table-cell>
          <table:table-cell table:formula="of:=SQRT([.G17])" office:value-type="float" office:value="766.782650442595">
            <text:p>766.7827</text:p>
          </table:table-cell>
          <table:table-cell table:formula="of:=SQRT([.H17])" office:value-type="float" office:value="899.792073154183">
            <text:p>899.7921</text:p>
          </table:table-cell>
          <table:table-cell table:formula="of:=SQRT([.I17])" office:value-type="float" office:value="978.62162873333">
            <text:p>978.6216</text:p>
          </table:table-cell>
          <table:table-cell table:formula="of:=SQRT([.J17])" office:value-type="float" office:value="978.621628733426">
            <text:p>978.6216</text:p>
          </table:table-cell>
          <table:table-cell table:formula="of:=SQRT([.K17])" office:value-type="float" office:value="1008.40691445514">
            <text:p>1008.4069</text:p>
          </table:table-cell>
          <table:table-cell table:formula="of:=2*[.$B$44]*[.A17]/4" office:value-type="float" office:value="176.715">
            <text:p>176.7150</text:p>
          </table:table-cell>
          <table:table-cell table:formula="of:=2*[.$B$45]*[.A17]/4" office:value-type="float" office:value="58.905">
            <text:p>58.9050</text:p>
          </table:table-cell>
          <table:table-cell table:style-name="ce1"/>
        </table:table-row>
        <table:table-row table:style-name="ro1">
          <table:table-cell office:value-type="float" office:value="0.62832">
            <text:p>0.6283</text:p>
          </table:table-cell>
          <table:table-cell office:value-type="float" office:value="0">
            <text:p>0.00E+000</text:p>
          </table:table-cell>
          <table:table-cell office:value-type="float" office:value="17512.0935165162">
            <text:p>1.75E+004</text:p>
          </table:table-cell>
          <table:table-cell office:value-type="float" office:value="142123.08808433">
            <text:p>1.42E+005</text:p>
          </table:table-cell>
          <table:table-cell office:value-type="float" office:value="355525.889510948">
            <text:p>3.56E+005</text:p>
          </table:table-cell>
          <table:table-cell office:value-type="float" office:value="590815.711930691">
            <text:p>5.91E+005</text:p>
          </table:table-cell>
          <table:table-cell office:value-type="float" office:value="590815.711930835">
            <text:p>5.91E+005</text:p>
          </table:table-cell>
          <table:table-cell office:value-type="float" office:value="827300.221505072">
            <text:p>8.27E+005</text:p>
          </table:table-cell>
          <table:table-cell office:value-type="float" office:value="945751.211279235">
            <text:p>9.46E+005</text:p>
          </table:table-cell>
          <table:table-cell office:value-type="float" office:value="945751.211279253">
            <text:p>9.46E+005</text:p>
          </table:table-cell>
          <table:table-cell office:value-type="float" office:value="1046599.97840305">
            <text:p>1.05E+006</text:p>
          </table:table-cell>
          <table:table-cell/>
          <table:table-cell table:formula="of:=2*[.A18]/PI()" office:value-type="float" office:value="0.400000935373999">
            <text:p>0.4000</text:p>
          </table:table-cell>
          <table:table-cell table:formula="of:=SQRT([.C18])" office:value-type="float" office:value="132.333266854998">
            <text:p>132.3333</text:p>
          </table:table-cell>
          <table:table-cell table:formula="of:=SQRT([.D18])" office:value-type="float" office:value="376.992159181501">
            <text:p>376.9922</text:p>
          </table:table-cell>
          <table:table-cell table:formula="of:=SQRT([.E18])" office:value-type="float" office:value="596.259917746404">
            <text:p>596.2599</text:p>
          </table:table-cell>
          <table:table-cell table:formula="of:=SQRT([.F18])" office:value-type="float" office:value="768.645374623884">
            <text:p>768.6454</text:p>
          </table:table-cell>
          <table:table-cell table:formula="of:=SQRT([.G18])" office:value-type="float" office:value="768.645374623978">
            <text:p>768.6454</text:p>
          </table:table-cell>
          <table:table-cell table:formula="of:=SQRT([.H18])" office:value-type="float" office:value="909.560455112838">
            <text:p>909.5605</text:p>
          </table:table-cell>
          <table:table-cell table:formula="of:=SQRT([.I18])" office:value-type="float" office:value="972.497409394614">
            <text:p>972.4974</text:p>
          </table:table-cell>
          <table:table-cell table:formula="of:=SQRT([.J18])" office:value-type="float" office:value="972.497409394623">
            <text:p>972.4974</text:p>
          </table:table-cell>
          <table:table-cell table:formula="of:=SQRT([.K18])" office:value-type="float" office:value="1023.03469071339">
            <text:p>1023.0347</text:p>
          </table:table-cell>
          <table:table-cell table:formula="of:=2*[.$B$44]*[.A18]/4" office:value-type="float" office:value="188.496">
            <text:p>188.4960</text:p>
          </table:table-cell>
          <table:table-cell table:formula="of:=2*[.$B$45]*[.A18]/4" office:value-type="float" office:value="62.832">
            <text:p>62.8320</text:p>
          </table:table-cell>
          <table:table-cell table:style-name="ce1"/>
        </table:table-row>
        <table:table-row table:style-name="ro1">
          <table:table-cell office:value-type="float" office:value="0.66759">
            <text:p>0.6676</text:p>
          </table:table-cell>
          <table:table-cell office:value-type="float" office:value="0">
            <text:p>0.00E+000</text:p>
          </table:table-cell>
          <table:table-cell office:value-type="float" office:value="19958.7736792741">
            <text:p>2.00E+004</text:p>
          </table:table-cell>
          <table:table-cell office:value-type="float" office:value="160443.679561847">
            <text:p>1.60E+005</text:p>
          </table:table-cell>
          <table:table-cell office:value-type="float" office:value="343910.317218031">
            <text:p>3.44E+005</text:p>
          </table:table-cell>
          <table:table-cell office:value-type="float" office:value="593860.390776816">
            <text:p>5.94E+005</text:p>
          </table:table-cell>
          <table:table-cell office:value-type="float" office:value="593860.390777134">
            <text:p>5.94E+005</text:p>
          </table:table-cell>
          <table:table-cell office:value-type="float" office:value="845163.987214406">
            <text:p>8.45E+005</text:p>
          </table:table-cell>
          <table:table-cell office:value-type="float" office:value="933989.139864646">
            <text:p>9.34E+005</text:p>
          </table:table-cell>
          <table:table-cell office:value-type="float" office:value="933989.139864815">
            <text:p>9.34E+005</text:p>
          </table:table-cell>
          <table:table-cell office:value-type="float" office:value="1078199.06402373">
            <text:p>1.08E+006</text:p>
          </table:table-cell>
          <table:table-cell/>
          <table:table-cell table:formula="of:=2*[.A19]/PI()" office:value-type="float" office:value="0.425000993834874">
            <text:p>0.4250</text:p>
          </table:table-cell>
          <table:table-cell table:formula="of:=SQRT([.C19])" office:value-type="float" office:value="141.275523992212">
            <text:p>141.2755</text:p>
          </table:table-cell>
          <table:table-cell table:formula="of:=SQRT([.D19])" office:value-type="float" office:value="400.554215508771">
            <text:p>400.5542</text:p>
          </table:table-cell>
          <table:table-cell table:formula="of:=SQRT([.E19])" office:value-type="float" office:value="586.438673023899">
            <text:p>586.4387</text:p>
          </table:table-cell>
          <table:table-cell table:formula="of:=SQRT([.F19])" office:value-type="float" office:value="770.623378036779">
            <text:p>770.6234</text:p>
          </table:table-cell>
          <table:table-cell table:formula="of:=SQRT([.G19])" office:value-type="float" office:value="770.623378036985">
            <text:p>770.6234</text:p>
          </table:table-cell>
          <table:table-cell table:formula="of:=SQRT([.H19])" office:value-type="float" office:value="919.328008500995">
            <text:p>919.3280</text:p>
          </table:table-cell>
          <table:table-cell table:formula="of:=SQRT([.I19])" office:value-type="float" office:value="966.431135603901">
            <text:p>966.4311</text:p>
          </table:table-cell>
          <table:table-cell table:formula="of:=SQRT([.J19])" office:value-type="float" office:value="966.431135603989">
            <text:p>966.4311</text:p>
          </table:table-cell>
          <table:table-cell table:formula="of:=SQRT([.K19])" office:value-type="float" office:value="1038.36364729498">
            <text:p>1038.3636</text:p>
          </table:table-cell>
          <table:table-cell table:formula="of:=2*[.$B$44]*[.A19]/4" office:value-type="float" office:value="200.277">
            <text:p>200.2770</text:p>
          </table:table-cell>
          <table:table-cell table:formula="of:=2*[.$B$45]*[.A19]/4" office:value-type="float" office:value="66.759">
            <text:p>66.7590</text:p>
          </table:table-cell>
          <table:table-cell table:style-name="ce1"/>
        </table:table-row>
        <table:table-row table:style-name="ro1">
          <table:table-cell office:value-type="float" office:value="0.70686">
            <text:p>0.7069</text:p>
          </table:table-cell>
          <table:table-cell office:value-type="float" office:value="0">
            <text:p>0.00E+000</text:p>
          </table:table-cell>
          <table:table-cell office:value-type="float" office:value="22588.4955172604">
            <text:p>2.26E+004</text:p>
          </table:table-cell>
          <table:table-cell office:value-type="float" office:value="179874.624688397">
            <text:p>1.80E+005</text:p>
          </table:table-cell>
          <table:table-cell office:value-type="float" office:value="332485.438456343">
            <text:p>3.32E+005</text:p>
          </table:table-cell>
          <table:table-cell office:value-type="float" office:value="597089.684935994">
            <text:p>5.97E+005</text:p>
          </table:table-cell>
          <table:table-cell office:value-type="float" office:value="597089.684936017">
            <text:p>5.97E+005</text:p>
          </table:table-cell>
          <table:table-cell office:value-type="float" office:value="863217.138166454">
            <text:p>8.63E+005</text:p>
          </table:table-cell>
          <table:table-cell office:value-type="float" office:value="922413.983531317">
            <text:p>9.22E+005</text:p>
          </table:table-cell>
          <table:table-cell office:value-type="float" office:value="922413.983531345">
            <text:p>9.22E+005</text:p>
          </table:table-cell>
          <table:table-cell office:value-type="float" office:value="1111678.51515144">
            <text:p>1.11E+006</text:p>
          </table:table-cell>
          <table:table-cell/>
          <table:table-cell table:formula="of:=2*[.A20]/PI()" office:value-type="float" office:value="0.450001052295749">
            <text:p>0.4500</text:p>
          </table:table-cell>
          <table:table-cell table:formula="of:=SQRT([.C20])" office:value-type="float" office:value="150.2946955726">
            <text:p>150.2947</text:p>
          </table:table-cell>
          <table:table-cell table:formula="of:=SQRT([.D20])" office:value-type="float" office:value="424.116286752109">
            <text:p>424.1163</text:p>
          </table:table-cell>
          <table:table-cell table:formula="of:=SQRT([.E20])" office:value-type="float" office:value="576.615503135619">
            <text:p>576.6155</text:p>
          </table:table-cell>
          <table:table-cell table:formula="of:=SQRT([.F20])" office:value-type="float" office:value="772.715785354482">
            <text:p>772.7158</text:p>
          </table:table-cell>
          <table:table-cell table:formula="of:=SQRT([.G20])" office:value-type="float" office:value="772.715785354497">
            <text:p>772.7158</text:p>
          </table:table-cell>
          <table:table-cell table:formula="of:=SQRT([.H20])" office:value-type="float" office:value="929.094795037866">
            <text:p>929.0948</text:p>
          </table:table-cell>
          <table:table-cell table:formula="of:=SQRT([.I20])" office:value-type="float" office:value="960.423856186068">
            <text:p>960.4239</text:p>
          </table:table-cell>
          <table:table-cell table:formula="of:=SQRT([.J20])" office:value-type="float" office:value="960.423856186083">
            <text:p>960.4239</text:p>
          </table:table-cell>
          <table:table-cell table:formula="of:=SQRT([.K20])" office:value-type="float" office:value="1054.36166240595">
            <text:p>1054.3617</text:p>
          </table:table-cell>
          <table:table-cell table:formula="of:=2*[.$B$44]*[.A20]/4" office:value-type="float" office:value="212.058">
            <text:p>212.0580</text:p>
          </table:table-cell>
          <table:table-cell table:formula="of:=2*[.$B$45]*[.A20]/4" office:value-type="float" office:value="70.686">
            <text:p>70.6860</text:p>
          </table:table-cell>
          <table:table-cell table:style-name="ce1"/>
        </table:table-row>
        <table:table-row table:style-name="ro1">
          <table:table-cell office:value-type="float" office:value="0.74613">
            <text:p>0.7461</text:p>
          </table:table-cell>
          <table:table-cell office:value-type="float" office:value="0">
            <text:p>0.00E+000</text:p>
          </table:table-cell>
          <table:table-cell office:value-type="float" office:value="25404.1834051342">
            <text:p>2.54E+004</text:p>
          </table:table-cell>
          <table:table-cell office:value-type="float" office:value="200415.928061471">
            <text:p>2.00E+005</text:p>
          </table:table-cell>
          <table:table-cell office:value-type="float" office:value="321251.435921866">
            <text:p>3.21E+005</text:p>
          </table:table-cell>
          <table:table-cell office:value-type="float" office:value="600503.61089175">
            <text:p>6.01E+005</text:p>
          </table:table-cell>
          <table:table-cell office:value-type="float" office:value="600503.610892014">
            <text:p>6.01E+005</text:p>
          </table:table-cell>
          <table:table-cell office:value-type="float" office:value="881459.745748025">
            <text:p>8.81E+005</text:p>
          </table:table-cell>
          <table:table-cell office:value-type="float" office:value="911025.650202091">
            <text:p>9.11E+005</text:p>
          </table:table-cell>
          <table:table-cell office:value-type="float" office:value="911025.650202247">
            <text:p>9.11E+005</text:p>
          </table:table-cell>
          <table:table-cell office:value-type="float" office:value="1147035.41595178">
            <text:p>1.15E+006</text:p>
          </table:table-cell>
          <table:table-cell/>
          <table:table-cell table:formula="of:=2*[.A21]/PI()" office:value-type="float" office:value="0.475001110756624">
            <text:p>0.4750</text:p>
          </table:table-cell>
          <table:table-cell table:formula="of:=SQRT([.C21])" office:value-type="float" office:value="159.386898473915">
            <text:p>159.3869</text:p>
          </table:table-cell>
          <table:table-cell table:formula="of:=SQRT([.D21])" office:value-type="float" office:value="447.678375691155">
            <text:p>447.6784</text:p>
          </table:table-cell>
          <table:table-cell table:formula="of:=SQRT([.E21])" office:value-type="float" office:value="566.790469152284">
            <text:p>566.7905</text:p>
          </table:table-cell>
          <table:table-cell table:formula="of:=SQRT([.F21])" office:value-type="float" office:value="774.921680488906">
            <text:p>774.9217</text:p>
          </table:table-cell>
          <table:table-cell table:formula="of:=SQRT([.G21])" office:value-type="float" office:value="774.921680489076">
            <text:p>774.9217</text:p>
          </table:table-cell>
          <table:table-cell table:formula="of:=SQRT([.H21])" office:value-type="float" office:value="938.860876673443">
            <text:p>938.8609</text:p>
          </table:table-cell>
          <table:table-cell table:formula="of:=SQRT([.I21])" office:value-type="float" office:value="954.476636802647">
            <text:p>954.4766</text:p>
          </table:table-cell>
          <table:table-cell table:formula="of:=SQRT([.J21])" office:value-type="float" office:value="954.476636802728">
            <text:p>954.4766</text:p>
          </table:table-cell>
          <table:table-cell table:formula="of:=SQRT([.K21])" office:value-type="float" office:value="1070.99739306489">
            <text:p>1070.9974</text:p>
          </table:table-cell>
          <table:table-cell table:formula="of:=2*[.$B$44]*[.A21]/4" office:value-type="float" office:value="223.839">
            <text:p>223.8390</text:p>
          </table:table-cell>
          <table:table-cell table:formula="of:=2*[.$B$45]*[.A21]/4" office:value-type="float" office:value="74.613">
            <text:p>74.6130</text:p>
          </table:table-cell>
          <table:table-cell table:style-name="ce1"/>
        </table:table-row>
        <table:table-row table:style-name="ro1">
          <table:table-cell office:value-type="float" office:value="0.7854">
            <text:p>0.7854</text:p>
          </table:table-cell>
          <table:table-cell office:value-type="float" office:value="0">
            <text:p>0.00E+000</text:p>
          </table:table-cell>
          <table:table-cell office:value-type="float" office:value="28408.433251163">
            <text:p>2.84E+004</text:p>
          </table:table-cell>
          <table:table-cell office:value-type="float" office:value="222067.595109495">
            <text:p>2.22E+005</text:p>
          </table:table-cell>
          <table:table-cell office:value-type="float" office:value="310208.503464322">
            <text:p>3.10E+005</text:p>
          </table:table-cell>
          <table:table-cell office:value-type="float" office:value="604102.186258507">
            <text:p>6.04E+005</text:p>
          </table:table-cell>
          <table:table-cell office:value-type="float" office:value="604102.186258645">
            <text:p>6.04E+005</text:p>
          </table:table-cell>
          <table:table-cell office:value-type="float" office:value="899824.050133343">
            <text:p>9.00E+005</text:p>
          </table:table-cell>
          <table:table-cell office:value-type="float" office:value="899824.050133545">
            <text:p>9.00E+005</text:p>
          </table:table-cell>
          <table:table-cell office:value-type="float" office:value="899891.8865719">
            <text:p>9.00E+005</text:p>
          </table:table-cell>
          <table:table-cell office:value-type="float" office:value="1184267.1805974">
            <text:p>1.18E+006</text:p>
          </table:table-cell>
          <table:table-cell/>
          <table:table-cell table:formula="of:=2*[.A22]/PI()" office:value-type="float" office:value="0.500001169217498">
            <text:p>0.5000</text:p>
          </table:table-cell>
          <table:table-cell table:formula="of:=SQRT([.C22])" office:value-type="float" office:value="168.548014675828">
            <text:p>168.5480</text:p>
          </table:table-cell>
          <table:table-cell table:formula="of:=SQRT([.D22])" office:value-type="float" office:value="471.240485431266">
            <text:p>471.2405</text:p>
          </table:table-cell>
          <table:table-cell table:formula="of:=SQRT([.E22])" office:value-type="float" office:value="556.963646447703">
            <text:p>556.9636</text:p>
          </table:table-cell>
          <table:table-cell table:formula="of:=SQRT([.F22])" office:value-type="float" office:value="777.240108498337">
            <text:p>777.2401</text:p>
          </table:table-cell>
          <table:table-cell table:formula="of:=SQRT([.G22])" office:value-type="float" office:value="777.240108498426">
            <text:p>777.2401</text:p>
          </table:table-cell>
          <table:table-cell table:formula="of:=SQRT([.H22])" office:value-type="float" office:value="948.590559795607">
            <text:p>948.5906</text:p>
          </table:table-cell>
          <table:table-cell table:formula="of:=SQRT([.I22])" office:value-type="float" office:value="948.590559795713">
            <text:p>948.5906</text:p>
          </table:table-cell>
          <table:table-cell table:formula="of:=SQRT([.J22])" office:value-type="float" office:value="948.626315559451">
            <text:p>948.6263</text:p>
          </table:table-cell>
          <table:table-cell table:formula="of:=SQRT([.K22])" office:value-type="float" office:value="1088.24040569968">
            <text:p>1088.2404</text:p>
          </table:table-cell>
          <table:table-cell table:formula="of:=2*[.$B$44]*[.A22]/4" office:value-type="float" office:value="235.62">
            <text:p>235.6200</text:p>
          </table:table-cell>
          <table:table-cell table:formula="of:=2*[.$B$45]*[.A22]/4" office:value-type="float" office:value="78.54">
            <text:p>78.5400</text:p>
          </table:table-cell>
          <table:table-cell table:style-name="ce1"/>
        </table:table-row>
        <table:table-row table:style-name="ro1">
          <table:table-cell office:value-type="float" office:value="0.82467">
            <text:p>0.8247</text:p>
          </table:table-cell>
          <table:table-cell office:value-type="float" office:value="0">
            <text:p>0.00E+000</text:p>
          </table:table-cell>
          <table:table-cell office:value-type="float" office:value="31603.5206007627">
            <text:p>3.16E+004</text:p>
          </table:table-cell>
          <table:table-cell office:value-type="float" office:value="244829.632183772">
            <text:p>2.45E+005</text:p>
          </table:table-cell>
          <table:table-cell office:value-type="float" office:value="299356.846364653">
            <text:p>2.99E+005</text:p>
          </table:table-cell>
          <table:table-cell office:value-type="float" office:value="607885.429805608">
            <text:p>6.08E+005</text:p>
          </table:table-cell>
          <table:table-cell office:value-type="float" office:value="607885.429805688">
            <text:p>6.08E+005</text:p>
          </table:table-cell>
          <table:table-cell office:value-type="float" office:value="888809.09587256">
            <text:p>8.89E+005</text:p>
          </table:table-cell>
          <table:table-cell office:value-type="float" office:value="888809.095872618">
            <text:p>8.89E+005</text:p>
          </table:table-cell>
          <table:table-cell office:value-type="float" office:value="918513.642445677">
            <text:p>9.19E+005</text:p>
          </table:table-cell>
          <table:table-cell office:value-type="float" office:value="1223371.54534275">
            <text:p>1.22E+006</text:p>
          </table:table-cell>
          <table:table-cell/>
          <table:table-cell table:formula="of:=2*[.A23]/PI()" office:value-type="float" office:value="0.525001227678373">
            <text:p>0.5250</text:p>
          </table:table-cell>
          <table:table-cell table:formula="of:=SQRT([.C23])" office:value-type="float" office:value="177.773790533821">
            <text:p>177.7738</text:p>
          </table:table-cell>
          <table:table-cell table:formula="of:=SQRT([.D23])" office:value-type="float" office:value="494.802619418867">
            <text:p>494.8026</text:p>
          </table:table-cell>
          <table:table-cell table:formula="of:=SQRT([.E23])" office:value-type="float" office:value="547.135126239079">
            <text:p>547.1351</text:p>
          </table:table-cell>
          <table:table-cell table:formula="of:=SQRT([.F23])" office:value-type="float" office:value="779.670077536395">
            <text:p>779.6701</text:p>
          </table:table-cell>
          <table:table-cell table:formula="of:=SQRT([.G23])" office:value-type="float" office:value="779.670077536446">
            <text:p>779.6701</text:p>
          </table:table-cell>
          <table:table-cell table:formula="of:=SQRT([.H23])" office:value-type="float" office:value="942.766723995157">
            <text:p>942.7667</text:p>
          </table:table-cell>
          <table:table-cell table:formula="of:=SQRT([.I23])" office:value-type="float" office:value="942.766723995188">
            <text:p>942.7667</text:p>
          </table:table-cell>
          <table:table-cell table:formula="of:=SQRT([.J23])" office:value-type="float" office:value="958.391174023257">
            <text:p>958.3912</text:p>
          </table:table-cell>
          <table:table-cell table:formula="of:=SQRT([.K23])" office:value-type="float" office:value="1106.0612755823">
            <text:p>1106.0613</text:p>
          </table:table-cell>
          <table:table-cell table:formula="of:=2*[.$B$44]*[.A23]/4" office:value-type="float" office:value="247.401">
            <text:p>247.4010</text:p>
          </table:table-cell>
          <table:table-cell table:formula="of:=2*[.$B$45]*[.A23]/4" office:value-type="float" office:value="82.467">
            <text:p>82.4670</text:p>
          </table:table-cell>
          <table:table-cell/>
        </table:table-row>
        <table:table-row table:style-name="ro1">
          <table:table-cell office:value-type="float" office:value="0.86394">
            <text:p>0.8639</text:p>
          </table:table-cell>
          <table:table-cell office:value-type="float" office:value="0">
            <text:p>0.00E+000</text:p>
          </table:table-cell>
          <table:table-cell office:value-type="float" office:value="34991.4141115916">
            <text:p>3.50E+004</text:p>
          </table:table-cell>
          <table:table-cell office:value-type="float" office:value="268702.046659473">
            <text:p>2.69E+005</text:p>
          </table:table-cell>
          <table:table-cell office:value-type="float" office:value="288696.68160463">
            <text:p>2.89E+005</text:p>
          </table:table-cell>
          <table:table-cell office:value-type="float" office:value="611853.361484761">
            <text:p>6.12E+005</text:p>
          </table:table-cell>
          <table:table-cell office:value-type="float" office:value="611853.361484851">
            <text:p>6.12E+005</text:p>
          </table:table-cell>
          <table:table-cell office:value-type="float" office:value="877980.702219389">
            <text:p>8.78E+005</text:p>
          </table:table-cell>
          <table:table-cell office:value-type="float" office:value="877980.702219599">
            <text:p>8.78E+005</text:p>
          </table:table-cell>
          <table:table-cell office:value-type="float" office:value="937325.100347836">
            <text:p>9.37E+005</text:p>
          </table:table-cell>
          <table:table-cell office:value-type="float" office:value="1264346.55522718">
            <text:p>1.26E+006</text:p>
          </table:table-cell>
          <table:table-cell/>
          <table:table-cell table:formula="of:=2*[.A24]/PI()" office:value-type="float" office:value="0.550001286139248">
            <text:p>0.5500</text:p>
          </table:table-cell>
          <table:table-cell table:formula="of:=SQRT([.C24])" office:value-type="float" office:value="187.059921179262">
            <text:p>187.0599</text:p>
          </table:table-cell>
          <table:table-cell table:formula="of:=SQRT([.D24])" office:value-type="float" office:value="518.36478146135">
            <text:p>518.3648</text:p>
          </table:table-cell>
          <table:table-cell table:formula="of:=SQRT([.E24])" office:value-type="float" office:value="537.305017289649">
            <text:p>537.3050</text:p>
          </table:table-cell>
          <table:table-cell table:formula="of:=SQRT([.F24])" office:value-type="float" office:value="782.210560836889">
            <text:p>782.2106</text:p>
          </table:table-cell>
          <table:table-cell table:formula="of:=SQRT([.G24])" office:value-type="float" office:value="782.210560836947">
            <text:p>782.2106</text:p>
          </table:table-cell>
          <table:table-cell table:formula="of:=SQRT([.H24])" office:value-type="float" office:value="937.006244493274">
            <text:p>937.0062</text:p>
          </table:table-cell>
          <table:table-cell table:formula="of:=SQRT([.I24])" office:value-type="float" office:value="937.006244493386">
            <text:p>937.0062</text:p>
          </table:table-cell>
          <table:table-cell table:formula="of:=SQRT([.J24])" office:value-type="float" office:value="968.155514547036">
            <text:p>968.1555</text:p>
          </table:table-cell>
          <table:table-cell table:formula="of:=SQRT([.K24])" office:value-type="float" office:value="1124.43165876241">
            <text:p>1124.4317</text:p>
          </table:table-cell>
          <table:table-cell table:formula="of:=2*[.$B$44]*[.A24]/4" office:value-type="float" office:value="259.182">
            <text:p>259.1820</text:p>
          </table:table-cell>
          <table:table-cell table:formula="of:=2*[.$B$45]*[.A24]/4" office:value-type="float" office:value="86.394">
            <text:p>86.3940</text:p>
          </table:table-cell>
          <table:table-cell/>
        </table:table-row>
        <table:table-row table:style-name="ro1">
          <table:table-cell office:value-type="float" office:value="0.90321">
            <text:p>0.9032</text:p>
          </table:table-cell>
          <table:table-cell office:value-type="float" office:value="0">
            <text:p>0.00E+000</text:p>
          </table:table-cell>
          <table:table-cell office:value-type="float" office:value="38573.7929764288">
            <text:p>3.86E+004</text:p>
          </table:table-cell>
          <table:table-cell office:value-type="float" office:value="278228.238112905">
            <text:p>2.78E+005</text:p>
          </table:table-cell>
          <table:table-cell office:value-type="float" office:value="293684.847036976">
            <text:p>2.94E+005</text:p>
          </table:table-cell>
          <table:table-cell office:value-type="float" office:value="616006.002454363">
            <text:p>6.16E+005</text:p>
          </table:table-cell>
          <table:table-cell office:value-type="float" office:value="616006.002454424">
            <text:p>6.16E+005</text:p>
          </table:table-cell>
          <table:table-cell office:value-type="float" office:value="867338.786187987">
            <text:p>8.67E+005</text:p>
          </table:table-cell>
          <table:table-cell office:value-type="float" office:value="867338.786188029">
            <text:p>8.67E+005</text:p>
          </table:table-cell>
          <table:table-cell office:value-type="float" office:value="956326.352405412">
            <text:p>9.56E+005</text:p>
          </table:table-cell>
          <table:table-cell office:value-type="float" office:value="1307190.54684778">
            <text:p>1.31E+006</text:p>
          </table:table-cell>
          <table:table-cell/>
          <table:table-cell table:formula="of:=2*[.A25]/PI()" office:value-type="float" office:value="0.575001344600123">
            <text:p>0.5750</text:p>
          </table:table-cell>
          <table:table-cell table:formula="of:=SQRT([.C25])" office:value-type="float" office:value="196.402120600641">
            <text:p>196.4021</text:p>
          </table:table-cell>
          <table:table-cell table:formula="of:=SQRT([.D25])" office:value-type="float" office:value="527.473447779985">
            <text:p>527.4734</text:p>
          </table:table-cell>
          <table:table-cell table:formula="of:=SQRT([.E25])" office:value-type="float" office:value="541.926975742098">
            <text:p>541.9270</text:p>
          </table:table-cell>
          <table:table-cell table:formula="of:=SQRT([.F25])" office:value-type="float" office:value="784.860498722138">
            <text:p>784.8605</text:p>
          </table:table-cell>
          <table:table-cell table:formula="of:=SQRT([.G25])" office:value-type="float" office:value="784.860498722177">
            <text:p>784.8605</text:p>
          </table:table-cell>
          <table:table-cell table:formula="of:=SQRT([.H25])" office:value-type="float" office:value="931.31025237994">
            <text:p>931.3103</text:p>
          </table:table-cell>
          <table:table-cell table:formula="of:=SQRT([.I25])" office:value-type="float" office:value="931.310252379962">
            <text:p>931.3103</text:p>
          </table:table-cell>
          <table:table-cell table:formula="of:=SQRT([.J25])" office:value-type="float" office:value="977.919399748983">
            <text:p>977.9194</text:p>
          </table:table-cell>
          <table:table-cell table:formula="of:=SQRT([.K25])" office:value-type="float" office:value="1143.32434017989">
            <text:p>1143.3243</text:p>
          </table:table-cell>
          <table:table-cell table:formula="of:=2*[.$B$44]*[.A25]/4" office:value-type="float" office:value="270.963">
            <text:p>270.9630</text:p>
          </table:table-cell>
          <table:table-cell table:formula="of:=2*[.$B$45]*[.A25]/4" office:value-type="float" office:value="90.321">
            <text:p>90.3210</text:p>
          </table:table-cell>
          <table:table-cell/>
        </table:table-row>
        <table:table-row table:style-name="ro1">
          <table:table-cell office:value-type="float" office:value="0.942480000000001">
            <text:p>0.9425</text:p>
          </table:table-cell>
          <table:table-cell office:value-type="float" office:value="0">
            <text:p>0.00E+000</text:p>
          </table:table-cell>
          <table:table-cell office:value-type="float" office:value="42352.0670370889">
            <text:p>4.24E+004</text:p>
          </table:table-cell>
          <table:table-cell office:value-type="float" office:value="267951.756988372">
            <text:p>2.68E+005</text:p>
          </table:table-cell>
          <table:table-cell office:value-type="float" office:value="319778.043051849">
            <text:p>3.20E+005</text:p>
          </table:table-cell>
          <table:table-cell office:value-type="float" office:value="620343.375105157">
            <text:p>6.20E+005</text:p>
          </table:table-cell>
          <table:table-cell office:value-type="float" office:value="620343.37510532">
            <text:p>6.20E+005</text:p>
          </table:table-cell>
          <table:table-cell office:value-type="float" office:value="856883.266968654">
            <text:p>8.57E+005</text:p>
          </table:table-cell>
          <table:table-cell office:value-type="float" office:value="856883.266968804">
            <text:p>8.57E+005</text:p>
          </table:table-cell>
          <table:table-cell office:value-type="float" office:value="975517.495877663">
            <text:p>9.76E+005</text:p>
          </table:table-cell>
          <table:table-cell office:value-type="float" office:value="1351902.12844557">
            <text:p>1.35E+006</text:p>
          </table:table-cell>
          <table:table-cell/>
          <table:table-cell table:formula="of:=2*[.A26]/PI()" office:value-type="float" office:value="0.600001403060999">
            <text:p>0.6000</text:p>
          </table:table-cell>
          <table:table-cell table:formula="of:=SQRT([.C26])" office:value-type="float" office:value="205.7961783831">
            <text:p>205.7962</text:p>
          </table:table-cell>
          <table:table-cell table:formula="of:=SQRT([.D26])" office:value-type="float" office:value="517.640567371194">
            <text:p>517.6406</text:p>
          </table:table-cell>
          <table:table-cell table:formula="of:=SQRT([.E26])" office:value-type="float" office:value="565.489206839396">
            <text:p>565.4892</text:p>
          </table:table-cell>
          <table:table-cell table:formula="of:=SQRT([.F26])" office:value-type="float" office:value="787.618800629567">
            <text:p>787.6188</text:p>
          </table:table-cell>
          <table:table-cell table:formula="of:=SQRT([.G26])" office:value-type="float" office:value="787.61880062967">
            <text:p>787.6188</text:p>
          </table:table-cell>
          <table:table-cell table:formula="of:=SQRT([.H26])" office:value-type="float" office:value="925.67989443903">
            <text:p>925.6799</text:p>
          </table:table-cell>
          <table:table-cell table:formula="of:=SQRT([.I26])" office:value-type="float" office:value="925.679894439111">
            <text:p>925.6799</text:p>
          </table:table-cell>
          <table:table-cell table:formula="of:=SQRT([.J26])" office:value-type="float" office:value="987.68289236863">
            <text:p>987.6829</text:p>
          </table:table-cell>
          <table:table-cell table:formula="of:=SQRT([.K26])" office:value-type="float" office:value="1162.71326149037">
            <text:p>1162.7133</text:p>
          </table:table-cell>
          <table:table-cell table:formula="of:=2*[.$B$44]*[.A26]/4" office:value-type="float" office:value="282.744">
            <text:p>282.7440</text:p>
          </table:table-cell>
          <table:table-cell table:formula="of:=2*[.$B$45]*[.A26]/4" office:value-type="float" office:value="94.2480000000001">
            <text:p>94.2480</text:p>
          </table:table-cell>
          <table:table-cell/>
        </table:table-row>
        <table:table-row table:style-name="ro1">
          <table:table-cell office:value-type="float" office:value="0.98175">
            <text:p>0.9818</text:p>
          </table:table-cell>
          <table:table-cell office:value-type="float" office:value="0">
            <text:p>0.00E+000</text:p>
          </table:table-cell>
          <table:table-cell office:value-type="float" office:value="46327.3985147796">
            <text:p>4.63E+004</text:p>
          </table:table-cell>
          <table:table-cell office:value-type="float" office:value="257867.491690875">
            <text:p>2.58E+005</text:p>
          </table:table-cell>
          <table:table-cell office:value-type="float" office:value="346981.645787634">
            <text:p>3.47E+005</text:p>
          </table:table-cell>
          <table:table-cell office:value-type="float" office:value="624865.503085785">
            <text:p>6.25E+005</text:p>
          </table:table-cell>
          <table:table-cell office:value-type="float" office:value="624865.503085827">
            <text:p>6.25E+005</text:p>
          </table:table-cell>
          <table:table-cell office:value-type="float" office:value="846614.065892153">
            <text:p>8.47E+005</text:p>
          </table:table-cell>
          <table:table-cell office:value-type="float" office:value="846614.065892261">
            <text:p>8.47E+005</text:p>
          </table:table-cell>
          <table:table-cell office:value-type="float" office:value="994898.633140399">
            <text:p>9.95E+005</text:p>
          </table:table-cell>
          <table:table-cell office:value-type="float" office:value="1398480.15838836">
            <text:p>1.40E+006</text:p>
          </table:table-cell>
          <table:table-cell/>
          <table:table-cell table:formula="of:=2*[.A27]/PI()" office:value-type="float" office:value="0.625001461521873">
            <text:p>0.6250</text:p>
          </table:table-cell>
          <table:table-cell table:formula="of:=SQRT([.C27])" office:value-type="float" office:value="215.238004345839">
            <text:p>215.2380</text:p>
          </table:table-cell>
          <table:table-cell table:formula="of:=SQRT([.D27])" office:value-type="float" office:value="507.806549476151">
            <text:p>507.8065</text:p>
          </table:table-cell>
          <table:table-cell table:formula="of:=SQRT([.E27])" office:value-type="float" office:value="589.051479743184">
            <text:p>589.0515</text:p>
          </table:table-cell>
          <table:table-cell table:formula="of:=SQRT([.F27])" office:value-type="float" office:value="790.484347147864">
            <text:p>790.4843</text:p>
          </table:table-cell>
          <table:table-cell table:formula="of:=SQRT([.G27])" office:value-type="float" office:value="790.484347147891">
            <text:p>790.4843</text:p>
          </table:table-cell>
          <table:table-cell table:formula="of:=SQRT([.H27])" office:value-type="float" office:value="920.116332803713">
            <text:p>920.1163</text:p>
          </table:table-cell>
          <table:table-cell table:formula="of:=SQRT([.I27])" office:value-type="float" office:value="920.116332803772">
            <text:p>920.1163</text:p>
          </table:table-cell>
          <table:table-cell table:formula="of:=SQRT([.J27])" office:value-type="float" office:value="997.446055253315">
            <text:p>997.4461</text:p>
          </table:table-cell>
          <table:table-cell table:formula="of:=SQRT([.K27])" office:value-type="float" office:value="1182.57353191603">
            <text:p>1182.5735</text:p>
          </table:table-cell>
          <table:table-cell table:formula="of:=2*[.$B$44]*[.A27]/4" office:value-type="float" office:value="294.525">
            <text:p>294.5250</text:p>
          </table:table-cell>
          <table:table-cell table:formula="of:=2*[.$B$45]*[.A27]/4" office:value-type="float" office:value="98.175">
            <text:p>98.1750</text:p>
          </table:table-cell>
          <table:table-cell/>
        </table:table-row>
        <table:table-row table:style-name="ro1">
          <table:table-cell office:value-type="float" office:value="1.02102">
            <text:p>1.0210</text:p>
          </table:table-cell>
          <table:table-cell office:value-type="float" office:value="0">
            <text:p>0.00E+000</text:p>
          </table:table-cell>
          <table:table-cell office:value-type="float" office:value="50500.7244740338">
            <text:p>5.05E+004</text:p>
          </table:table-cell>
          <table:table-cell office:value-type="float" office:value="247975.708187315">
            <text:p>2.48E+005</text:p>
          </table:table-cell>
          <table:table-cell office:value-type="float" office:value="375295.667794534">
            <text:p>3.75E+005</text:p>
          </table:table-cell>
          <table:table-cell office:value-type="float" office:value="629572.411327335">
            <text:p>6.30E+005</text:p>
          </table:table-cell>
          <table:table-cell office:value-type="float" office:value="629572.411327476">
            <text:p>6.30E+005</text:p>
          </table:table-cell>
          <table:table-cell office:value-type="float" office:value="836531.106393106">
            <text:p>8.37E+005</text:p>
          </table:table-cell>
          <table:table-cell office:value-type="float" office:value="836531.106393261">
            <text:p>8.37E+005</text:p>
          </table:table-cell>
          <table:table-cell office:value-type="float" office:value="1014469.87167626">
            <text:p>1.01E+006</text:p>
          </table:table-cell>
          <table:table-cell office:value-type="float" office:value="1446923.72291975">
            <text:p>1.45E+006</text:p>
          </table:table-cell>
          <table:table-cell/>
          <table:table-cell table:formula="of:=2*[.A28]/PI()" office:value-type="float" office:value="0.650001519982748">
            <text:p>0.6500</text:p>
          </table:table-cell>
          <table:table-cell table:formula="of:=SQRT([.C28])" office:value-type="float" office:value="224.72366247023">
            <text:p>224.7237</text:p>
          </table:table-cell>
          <table:table-cell table:formula="of:=SQRT([.D28])" office:value-type="float" office:value="497.971593755422">
            <text:p>497.9716</text:p>
          </table:table-cell>
          <table:table-cell table:formula="of:=SQRT([.E28])" office:value-type="float" office:value="612.613799872753">
            <text:p>612.6138</text:p>
          </table:table-cell>
          <table:table-cell table:formula="of:=SQRT([.F28])" office:value-type="float" office:value="793.455992054591">
            <text:p>793.4560</text:p>
          </table:table-cell>
          <table:table-cell table:formula="of:=SQRT([.G28])" office:value-type="float" office:value="793.45599205468">
            <text:p>793.4560</text:p>
          </table:table-cell>
          <table:table-cell table:formula="of:=SQRT([.H28])" office:value-type="float" office:value="914.620744567444">
            <text:p>914.6207</text:p>
          </table:table-cell>
          <table:table-cell table:formula="of:=SQRT([.I28])" office:value-type="float" office:value="914.620744567529">
            <text:p>914.6207</text:p>
          </table:table-cell>
          <table:table-cell table:formula="of:=SQRT([.J28])" office:value-type="float" office:value="1007.20895134836">
            <text:p>1007.2090</text:p>
          </table:table-cell>
          <table:table-cell table:formula="of:=SQRT([.K28])" office:value-type="float" office:value="1202.88142512874">
            <text:p>1202.8814</text:p>
          </table:table-cell>
          <table:table-cell table:formula="of:=2*[.$B$44]*[.A28]/4" office:value-type="float" office:value="306.306">
            <text:p>306.3060</text:p>
          </table:table-cell>
          <table:table-cell table:formula="of:=2*[.$B$45]*[.A28]/4" office:value-type="float" office:value="102.102">
            <text:p>102.1020</text:p>
          </table:table-cell>
          <table:table-cell/>
        </table:table-row>
        <table:table-row table:style-name="ro1">
          <table:table-cell office:value-type="float" office:value="1.06029">
            <text:p>1.0603</text:p>
          </table:table-cell>
          <table:table-cell office:value-type="float" office:value="0">
            <text:p>0.00E+000</text:p>
          </table:table-cell>
          <table:table-cell office:value-type="float" office:value="54872.7793220943">
            <text:p>5.49E+004</text:p>
          </table:table-cell>
          <table:table-cell office:value-type="float" office:value="238276.68504811">
            <text:p>2.38E+005</text:p>
          </table:table-cell>
          <table:table-cell office:value-type="float" office:value="404720.123211335">
            <text:p>4.05E+005</text:p>
          </table:table-cell>
          <table:table-cell office:value-type="float" office:value="634464.12606825">
            <text:p>6.34E+005</text:p>
          </table:table-cell>
          <table:table-cell office:value-type="float" office:value="634464.126068337">
            <text:p>6.34E+005</text:p>
          </table:table-cell>
          <table:table-cell office:value-type="float" office:value="826634.313976876">
            <text:p>8.27E+005</text:p>
          </table:table-cell>
          <table:table-cell office:value-type="float" office:value="826634.313976921">
            <text:p>8.27E+005</text:p>
          </table:table-cell>
          <table:table-cell office:value-type="float" office:value="1034231.3240684">
            <text:p>1.03E+006</text:p>
          </table:table-cell>
          <table:table-cell office:value-type="float" office:value="1497232.11389673">
            <text:p>1.50E+006</text:p>
          </table:table-cell>
          <table:table-cell/>
          <table:table-cell table:formula="of:=2*[.A29]/PI()" office:value-type="float" office:value="0.675001578443623">
            <text:p>0.6750</text:p>
          </table:table-cell>
          <table:table-cell table:formula="of:=SQRT([.C29])" office:value-type="float" office:value="234.249395563989">
            <text:p>234.2494</text:p>
          </table:table-cell>
          <table:table-cell table:formula="of:=SQRT([.D29])" office:value-type="float" office:value="488.135928864195">
            <text:p>488.1359</text:p>
          </table:table-cell>
          <table:table-cell table:formula="of:=SQRT([.E29])" office:value-type="float" office:value="636.176173093063">
            <text:p>636.1762</text:p>
          </table:table-cell>
          <table:table-cell table:formula="of:=SQRT([.F29])" office:value-type="float" office:value="796.53256434891">
            <text:p>796.5326</text:p>
          </table:table-cell>
          <table:table-cell table:formula="of:=SQRT([.G29])" office:value-type="float" office:value="796.532564348964">
            <text:p>796.5326</text:p>
          </table:table-cell>
          <table:table-cell table:formula="of:=SQRT([.H29])" office:value-type="float" office:value="909.194321350984">
            <text:p>909.1943</text:p>
          </table:table-cell>
          <table:table-cell table:formula="of:=SQRT([.I29])" office:value-type="float" office:value="909.194321351009">
            <text:p>909.1943</text:p>
          </table:table-cell>
          <table:table-cell table:formula="of:=SQRT([.J29])" office:value-type="float" office:value="1016.97164368944">
            <text:p>1016.9716</text:p>
          </table:table-cell>
          <table:table-cell table:formula="of:=SQRT([.K29])" office:value-type="float" office:value="1223.61436486204">
            <text:p>1223.6144</text:p>
          </table:table-cell>
          <table:table-cell table:formula="of:=2*[.$B$44]*[.A29]/4" office:value-type="float" office:value="318.087">
            <text:p>318.0870</text:p>
          </table:table-cell>
          <table:table-cell table:formula="of:=2*[.$B$45]*[.A29]/4" office:value-type="float" office:value="106.029">
            <text:p>106.0290</text:p>
          </table:table-cell>
          <table:table-cell/>
        </table:table-row>
        <table:table-row table:style-name="ro1">
          <table:table-cell office:value-type="float" office:value="1.09956">
            <text:p>1.0996</text:p>
          </table:table-cell>
          <table:table-cell office:value-type="float" office:value="0">
            <text:p>0.00E+000</text:p>
          </table:table-cell>
          <table:table-cell office:value-type="float" office:value="59444.1167865279">
            <text:p>5.94E+004</text:p>
          </table:table-cell>
          <table:table-cell office:value-type="float" office:value="228770.713472909">
            <text:p>2.29E+005</text:p>
          </table:table-cell>
          <table:table-cell office:value-type="float" office:value="435255.027893568">
            <text:p>4.35E+005</text:p>
          </table:table-cell>
          <table:table-cell office:value-type="float" office:value="639540.674879379">
            <text:p>6.40E+005</text:p>
          </table:table-cell>
          <table:table-cell office:value-type="float" office:value="639540.674879503">
            <text:p>6.40E+005</text:p>
          </table:table-cell>
          <table:table-cell office:value-type="float" office:value="816923.61618438">
            <text:p>8.17E+005</text:p>
          </table:table-cell>
          <table:table-cell office:value-type="float" office:value="816923.616184423">
            <text:p>8.17E+005</text:p>
          </table:table-cell>
          <table:table-cell office:value-type="float" office:value="1054183.10799447">
            <text:p>1.05E+006</text:p>
          </table:table-cell>
          <table:table-cell office:value-type="float" office:value="1501302.76624284">
            <text:p>1.50E+006</text:p>
          </table:table-cell>
          <table:table-cell/>
          <table:table-cell table:formula="of:=2*[.A30]/PI()" office:value-type="float" office:value="0.700001636904498">
            <text:p>0.7000</text:p>
          </table:table-cell>
          <table:table-cell table:formula="of:=SQRT([.C30])" office:value-type="float" office:value="243.811642024182">
            <text:p>243.8116</text:p>
          </table:table-cell>
          <table:table-cell table:formula="of:=SQRT([.D30])" office:value-type="float" office:value="478.299815464013">
            <text:p>478.2998</text:p>
          </table:table-cell>
          <table:table-cell table:formula="of:=SQRT([.E30])" office:value-type="float" office:value="659.738605732276">
            <text:p>659.7386</text:p>
          </table:table-cell>
          <table:table-cell table:formula="of:=SQRT([.F30])" office:value-type="float" office:value="799.712870272437">
            <text:p>799.7129</text:p>
          </table:table-cell>
          <table:table-cell table:formula="of:=SQRT([.G30])" office:value-type="float" office:value="799.712870272514">
            <text:p>799.7129</text:p>
          </table:table-cell>
          <table:table-cell table:formula="of:=SQRT([.H30])" office:value-type="float" office:value="903.838268820468">
            <text:p>903.8383</text:p>
          </table:table-cell>
          <table:table-cell table:formula="of:=SQRT([.I30])" office:value-type="float" office:value="903.838268820491">
            <text:p>903.8383</text:p>
          </table:table-cell>
          <table:table-cell table:formula="of:=SQRT([.J30])" office:value-type="float" office:value="1026.73419539551">
            <text:p>1026.7342</text:p>
          </table:table-cell>
          <table:table-cell table:formula="of:=SQRT([.K30])" office:value-type="float" office:value="1225.2766080534">
            <text:p>1225.2766</text:p>
          </table:table-cell>
          <table:table-cell table:formula="of:=2*[.$B$44]*[.A30]/4" office:value-type="float" office:value="329.868">
            <text:p>329.8680</text:p>
          </table:table-cell>
          <table:table-cell table:formula="of:=2*[.$B$45]*[.A30]/4" office:value-type="float" office:value="109.956">
            <text:p>109.9560</text:p>
          </table:table-cell>
          <table:table-cell/>
        </table:table-row>
        <table:table-row table:style-name="ro1">
          <table:table-cell office:value-type="float" office:value="1.13883">
            <text:p>1.1388</text:p>
          </table:table-cell>
          <table:table-cell office:value-type="float" office:value="0">
            <text:p>0.00E+000</text:p>
          </table:table-cell>
          <table:table-cell office:value-type="float" office:value="64215.1309854549">
            <text:p>6.42E+004</text:p>
          </table:table-cell>
          <table:table-cell office:value-type="float" office:value="219458.09723906">
            <text:p>2.19E+005</text:p>
          </table:table-cell>
          <table:table-cell office:value-type="float" office:value="466900.399545677">
            <text:p>4.67E+005</text:p>
          </table:table-cell>
          <table:table-cell office:value-type="float" office:value="644802.086687452">
            <text:p>6.45E+005</text:p>
          </table:table-cell>
          <table:table-cell office:value-type="float" office:value="644802.08668764">
            <text:p>6.45E+005</text:p>
          </table:table-cell>
          <table:table-cell office:value-type="float" office:value="807398.942560533">
            <text:p>8.07E+005</text:p>
          </table:table-cell>
          <table:table-cell office:value-type="float" office:value="807398.942560669">
            <text:p>8.07E+005</text:p>
          </table:table-cell>
          <table:table-cell office:value-type="float" office:value="1074325.34622677">
            <text:p>1.07E+006</text:p>
          </table:table-cell>
          <table:table-cell office:value-type="float" office:value="1444105.38336474">
            <text:p>1.44E+006</text:p>
          </table:table-cell>
          <table:table-cell/>
          <table:table-cell table:formula="of:=2*[.A31]/PI()" office:value-type="float" office:value="0.725001695365373">
            <text:p>0.7250</text:p>
          </table:table-cell>
          <table:table-cell table:formula="of:=SQRT([.C31])" office:value-type="float" office:value="253.407046045399">
            <text:p>253.4070</text:p>
          </table:table-cell>
          <table:table-cell table:formula="of:=SQRT([.D31])" office:value-type="float" office:value="468.463549530868">
            <text:p>468.4635</text:p>
          </table:table-cell>
          <table:table-cell table:formula="of:=SQRT([.E31])" office:value-type="float" office:value="683.301104598607">
            <text:p>683.3011</text:p>
          </table:table-cell>
          <table:table-cell table:formula="of:=SQRT([.F31])" office:value-type="float" office:value="802.995695310661">
            <text:p>802.9957</text:p>
          </table:table-cell>
          <table:table-cell table:formula="of:=SQRT([.G31])" office:value-type="float" office:value="802.995695310778">
            <text:p>802.9957</text:p>
          </table:table-cell>
          <table:table-cell table:formula="of:=SQRT([.H31])" office:value-type="float" office:value="898.553806157724">
            <text:p>898.5538</text:p>
          </table:table-cell>
          <table:table-cell table:formula="of:=SQRT([.I31])" office:value-type="float" office:value="898.5538061578">
            <text:p>898.5538</text:p>
          </table:table-cell>
          <table:table-cell table:formula="of:=SQRT([.J31])" office:value-type="float" office:value="1036.49666966506">
            <text:p>1036.4967</text:p>
          </table:table-cell>
          <table:table-cell table:formula="of:=SQRT([.K31])" office:value-type="float" office:value="1201.70935894031">
            <text:p>1201.7094</text:p>
          </table:table-cell>
          <table:table-cell table:formula="of:=2*[.$B$44]*[.A31]/4" office:value-type="float" office:value="341.649">
            <text:p>341.6490</text:p>
          </table:table-cell>
          <table:table-cell table:formula="of:=2*[.$B$45]*[.A31]/4" office:value-type="float" office:value="113.883">
            <text:p>113.8830</text:p>
          </table:table-cell>
          <table:table-cell/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0">
            <text:p>0.00E+000</text:p>
          </table:table-cell>
          <table:table-cell office:value-type="float" office:value="69186.0762912382">
            <text:p>6.92E+004</text:p>
          </table:table-cell>
          <table:table-cell office:value-type="float" office:value="210339.152550523">
            <text:p>2.10E+005</text:p>
          </table:table-cell>
          <table:table-cell office:value-type="float" office:value="499656.257857601">
            <text:p>5.00E+005</text:p>
          </table:table-cell>
          <table:table-cell office:value-type="float" office:value="650248.391799071">
            <text:p>6.50E+005</text:p>
          </table:table-cell>
          <table:table-cell office:value-type="float" office:value="650248.391799213">
            <text:p>6.50E+005</text:p>
          </table:table-cell>
          <table:table-cell office:value-type="float" office:value="798060.224622785">
            <text:p>7.98E+005</text:p>
          </table:table-cell>
          <table:table-cell office:value-type="float" office:value="798060.224622825">
            <text:p>7.98E+005</text:p>
          </table:table-cell>
          <table:table-cell office:value-type="float" office:value="1094658.16663213">
            <text:p>1.09E+006</text:p>
          </table:table-cell>
          <table:table-cell office:value-type="float" office:value="1388019.75585065">
            <text:p>1.39E+006</text:p>
          </table:table-cell>
          <table:table-cell/>
          <table:table-cell table:formula="of:=2*[.A32]/PI()" office:value-type="float" office:value="0.750001753826248">
            <text:p>0.7500</text:p>
          </table:table-cell>
          <table:table-cell table:formula="of:=SQRT([.C32])" office:value-type="float" office:value="263.032462428572">
            <text:p>263.0325</text:p>
          </table:table-cell>
          <table:table-cell table:formula="of:=SQRT([.D32])" office:value-type="float" office:value="458.627465979223">
            <text:p>458.6275</text:p>
          </table:table-cell>
          <table:table-cell table:formula="of:=SQRT([.E32])" office:value-type="float" office:value="706.863676996916">
            <text:p>706.8637</text:p>
          </table:table-cell>
          <table:table-cell table:formula="of:=SQRT([.F32])" office:value-type="float" office:value="806.379806170189">
            <text:p>806.3798</text:p>
          </table:table-cell>
          <table:table-cell table:formula="of:=SQRT([.G32])" office:value-type="float" office:value="806.379806170277">
            <text:p>806.3798</text:p>
          </table:table-cell>
          <table:table-cell table:formula="of:=SQRT([.H32])" office:value-type="float" office:value="893.342165479043">
            <text:p>893.3422</text:p>
          </table:table-cell>
          <table:table-cell table:formula="of:=SQRT([.I32])" office:value-type="float" office:value="893.342165479065">
            <text:p>893.3422</text:p>
          </table:table-cell>
          <table:table-cell table:formula="of:=SQRT([.J32])" office:value-type="float" office:value="1046.25912977241">
            <text:p>1046.2591</text:p>
          </table:table-cell>
          <table:table-cell table:formula="of:=SQRT([.K32])" office:value-type="float" office:value="1178.14250235303">
            <text:p>1178.1425</text:p>
          </table:table-cell>
          <table:table-cell table:formula="of:=2*[.$B$44]*[.A32]/4" office:value-type="float" office:value="353.43">
            <text:p>353.4300</text:p>
          </table:table-cell>
          <table:table-cell table:formula="of:=2*[.$B$45]*[.A32]/4" office:value-type="float" office:value="117.81">
            <text:p>117.8100</text:p>
          </table:table-cell>
          <table:table-cell/>
        </table:table-row>
        <table:table-row table:style-name="ro1">
          <table:table-cell office:value-type="float" office:value="1.21737">
            <text:p>1.2174</text:p>
          </table:table-cell>
          <table:table-cell office:value-type="float" office:value="0">
            <text:p>0.00E+000</text:p>
          </table:table-cell>
          <table:table-cell office:value-type="float" office:value="74357.0858190162">
            <text:p>7.44E+004</text:p>
          </table:table-cell>
          <table:table-cell office:value-type="float" office:value="201414.207767307">
            <text:p>2.01E+005</text:p>
          </table:table-cell>
          <table:table-cell office:value-type="float" office:value="533522.624646916">
            <text:p>5.34E+005</text:p>
          </table:table-cell>
          <table:table-cell office:value-type="float" office:value="655879.621924404">
            <text:p>6.56E+005</text:p>
          </table:table-cell>
          <table:table-cell office:value-type="float" office:value="655879.621924471">
            <text:p>6.56E+005</text:p>
          </table:table-cell>
          <table:table-cell office:value-type="float" office:value="788907.395828896">
            <text:p>7.89E+005</text:p>
          </table:table-cell>
          <table:table-cell office:value-type="float" office:value="788907.395828997">
            <text:p>7.89E+005</text:p>
          </table:table-cell>
          <table:table-cell office:value-type="float" office:value="1115181.70217793">
            <text:p>1.12E+006</text:p>
          </table:table-cell>
          <table:table-cell office:value-type="float" office:value="1333045.77681335">
            <text:p>1.33E+006</text:p>
          </table:table-cell>
          <table:table-cell/>
          <table:table-cell table:formula="of:=2*[.A33]/PI()" office:value-type="float" office:value="0.775001812287123">
            <text:p>0.7750</text:p>
          </table:table-cell>
          <table:table-cell table:formula="of:=SQRT([.C33])" office:value-type="float" office:value="272.684957082374">
            <text:p>272.6850</text:p>
          </table:table-cell>
          <table:table-cell table:formula="of:=SQRT([.D33])" office:value-type="float" office:value="448.791942627435">
            <text:p>448.7919</text:p>
          </table:table-cell>
          <table:table-cell table:formula="of:=SQRT([.E33])" office:value-type="float" office:value="730.426330745898">
            <text:p>730.4263</text:p>
          </table:table-cell>
          <table:table-cell table:formula="of:=SQRT([.F33])" office:value-type="float" office:value="809.863952725644">
            <text:p>809.8640</text:p>
          </table:table-cell>
          <table:table-cell table:formula="of:=SQRT([.G33])" office:value-type="float" office:value="809.863952725685">
            <text:p>809.8640</text:p>
          </table:table-cell>
          <table:table-cell table:formula="of:=SQRT([.H33])" office:value-type="float" office:value="888.204591200077">
            <text:p>888.2046</text:p>
          </table:table-cell>
          <table:table-cell table:formula="of:=SQRT([.I33])" office:value-type="float" office:value="888.204591200134">
            <text:p>888.2046</text:p>
          </table:table-cell>
          <table:table-cell table:formula="of:=SQRT([.J33])" office:value-type="float" office:value="1056.02163906708">
            <text:p>1056.0216</text:p>
          </table:table-cell>
          <table:table-cell table:formula="of:=SQRT([.K33])" office:value-type="float" office:value="1154.57601603937">
            <text:p>1154.5760</text:p>
          </table:table-cell>
          <table:table-cell table:formula="of:=2*[.$B$44]*[.A33]/4" office:value-type="float" office:value="365.211">
            <text:p>365.2110</text:p>
          </table:table-cell>
          <table:table-cell table:formula="of:=2*[.$B$45]*[.A33]/4" office:value-type="float" office:value="121.737">
            <text:p>121.7370</text:p>
          </table:table-cell>
          <table:table-cell/>
        </table:table-row>
        <table:table-row table:style-name="ro1">
          <table:table-cell office:value-type="float" office:value="1.25664">
            <text:p>1.2566</text:p>
          </table:table-cell>
          <table:table-cell office:value-type="float" office:value="0">
            <text:p>0.00E+000</text:p>
          </table:table-cell>
          <table:table-cell office:value-type="float" office:value="79728.1884365862">
            <text:p>7.97E+004</text:p>
          </table:table-cell>
          <table:table-cell office:value-type="float" office:value="192683.602995502">
            <text:p>1.93E+005</text:p>
          </table:table-cell>
          <table:table-cell office:value-type="float" office:value="568499.524003783">
            <text:p>5.68E+005</text:p>
          </table:table-cell>
          <table:table-cell office:value-type="float" office:value="661695.810199907">
            <text:p>6.62E+005</text:p>
          </table:table-cell>
          <table:table-cell office:value-type="float" office:value="661695.81020007">
            <text:p>6.62E+005</text:p>
          </table:table-cell>
          <table:table-cell office:value-type="float" office:value="779940.391548351">
            <text:p>7.80E+005</text:p>
          </table:table-cell>
          <table:table-cell office:value-type="float" office:value="779940.391548516">
            <text:p>7.80E+005</text:p>
          </table:table-cell>
          <table:table-cell office:value-type="float" office:value="1135896.09093664">
            <text:p>1.14E+006</text:p>
          </table:table-cell>
          <table:table-cell office:value-type="float" office:value="1279183.34545234">
            <text:p>1.28E+006</text:p>
          </table:table-cell>
          <table:table-cell/>
          <table:table-cell table:formula="of:=2*[.A34]/PI()" office:value-type="float" office:value="0.800001870747997">
            <text:p>0.8000</text:p>
          </table:table-cell>
          <table:table-cell table:formula="of:=SQRT([.C34])" office:value-type="float" office:value="282.361804138921">
            <text:p>282.3618</text:p>
          </table:table-cell>
          <table:table-cell table:formula="of:=SQRT([.D34])" office:value-type="float" office:value="438.957404534315">
            <text:p>438.9574</text:p>
          </table:table-cell>
          <table:table-cell table:formula="of:=SQRT([.E34])" office:value-type="float" office:value="753.989074193906">
            <text:p>753.9891</text:p>
          </table:table-cell>
          <table:table-cell table:formula="of:=SQRT([.F34])" office:value-type="float" office:value="813.44686993061">
            <text:p>813.4469</text:p>
          </table:table-cell>
          <table:table-cell table:formula="of:=SQRT([.G34])" office:value-type="float" office:value="813.44686993071">
            <text:p>813.4469</text:p>
          </table:table-cell>
          <table:table-cell table:formula="of:=SQRT([.H34])" office:value-type="float" office:value="883.1423393476">
            <text:p>883.1423</text:p>
          </table:table-cell>
          <table:table-cell table:formula="of:=SQRT([.I34])" office:value-type="float" office:value="883.142339347693">
            <text:p>883.1423</text:p>
          </table:table-cell>
          <table:table-cell table:formula="of:=SQRT([.J34])" office:value-type="float" office:value="1065.78426097247">
            <text:p>1065.7843</text:p>
          </table:table-cell>
          <table:table-cell table:formula="of:=SQRT([.K34])" office:value-type="float" office:value="1131.009878583">
            <text:p>1131.0099</text:p>
          </table:table-cell>
          <table:table-cell table:formula="of:=2*[.$B$44]*[.A34]/4" office:value-type="float" office:value="376.992">
            <text:p>376.9920</text:p>
          </table:table-cell>
          <table:table-cell table:formula="of:=2*[.$B$45]*[.A34]/4" office:value-type="float" office:value="125.664">
            <text:p>125.6640</text:p>
          </table:table-cell>
          <table:table-cell/>
        </table:table-row>
        <table:table-row table:style-name="ro1">
          <table:table-cell office:value-type="float" office:value="1.29591">
            <text:p>1.2959</text:p>
          </table:table-cell>
          <table:table-cell office:value-type="float" office:value="0">
            <text:p>0.00E+000</text:p>
          </table:table-cell>
          <table:table-cell office:value-type="float" office:value="85299.3242498271">
            <text:p>8.53E+004</text:p>
          </table:table-cell>
          <table:table-cell office:value-type="float" office:value="184147.689506009">
            <text:p>1.84E+005</text:p>
          </table:table-cell>
          <table:table-cell office:value-type="float" office:value="604586.982443253">
            <text:p>6.05E+005</text:p>
          </table:table-cell>
          <table:table-cell office:value-type="float" office:value="667696.991212252">
            <text:p>6.68E+005</text:p>
          </table:table-cell>
          <table:table-cell office:value-type="float" office:value="667696.991212309">
            <text:p>6.68E+005</text:p>
          </table:table-cell>
          <table:table-cell office:value-type="float" office:value="771159.149033063">
            <text:p>7.71E+005</text:p>
          </table:table-cell>
          <table:table-cell office:value-type="float" office:value="771159.149033223">
            <text:p>7.71E+005</text:p>
          </table:table-cell>
          <table:table-cell office:value-type="float" office:value="1156801.47609652">
            <text:p>1.16E+006</text:p>
          </table:table-cell>
          <table:table-cell office:value-type="float" office:value="1226432.36682595">
            <text:p>1.23E+006</text:p>
          </table:table-cell>
          <table:table-cell/>
          <table:table-cell table:formula="of:=2*[.A35]/PI()" office:value-type="float" office:value="0.825001929208873">
            <text:p>0.8250</text:p>
          </table:table-cell>
          <table:table-cell table:formula="of:=SQRT([.C35])" office:value-type="float" office:value="292.060480465651">
            <text:p>292.0605</text:p>
          </table:table-cell>
          <table:table-cell table:formula="of:=SQRT([.D35])" office:value-type="float" office:value="429.124328727712">
            <text:p>429.1243</text:p>
          </table:table-cell>
          <table:table-cell table:formula="of:=SQRT([.E35])" office:value-type="float" office:value="777.551916236629">
            <text:p>777.5519</text:p>
          </table:table-cell>
          <table:table-cell table:formula="of:=SQRT([.F35])" office:value-type="float" office:value="817.127279689188">
            <text:p>817.1273</text:p>
          </table:table-cell>
          <table:table-cell table:formula="of:=SQRT([.G35])" office:value-type="float" office:value="817.127279689223">
            <text:p>817.1273</text:p>
          </table:table-cell>
          <table:table-cell table:formula="of:=SQRT([.H35])" office:value-type="float" office:value="878.156676814031">
            <text:p>878.1567</text:p>
          </table:table-cell>
          <table:table-cell table:formula="of:=SQRT([.I35])" office:value-type="float" office:value="878.156676814123">
            <text:p>878.1567</text:p>
          </table:table-cell>
          <table:table-cell table:formula="of:=SQRT([.J35])" office:value-type="float" office:value="1075.54705898743">
            <text:p>1075.5471</text:p>
          </table:table-cell>
          <table:table-cell table:formula="of:=SQRT([.K35])" office:value-type="float" office:value="1107.44406938949">
            <text:p>1107.4441</text:p>
          </table:table-cell>
          <table:table-cell table:formula="of:=2*[.$B$44]*[.A35]/4" office:value-type="float" office:value="388.773">
            <text:p>388.7730</text:p>
          </table:table-cell>
          <table:table-cell table:formula="of:=2*[.$B$45]*[.A35]/4" office:value-type="float" office:value="129.591">
            <text:p>129.5910</text:p>
          </table:table-cell>
          <table:table-cell/>
        </table:table-row>
        <table:table-row table:style-name="ro1">
          <table:table-cell office:value-type="float" office:value="1.33518">
            <text:p>1.3352</text:p>
          </table:table-cell>
          <table:table-cell office:value-type="float" office:value="0">
            <text:p>0.00E+000</text:p>
          </table:table-cell>
          <table:table-cell office:value-type="float" office:value="91070.358585074">
            <text:p>9.11E+004</text:p>
          </table:table-cell>
          <table:table-cell office:value-type="float" office:value="175806.828958883">
            <text:p>1.76E+005</text:p>
          </table:table-cell>
          <table:table-cell office:value-type="float" office:value="641785.029058687">
            <text:p>6.42E+005</text:p>
          </table:table-cell>
          <table:table-cell office:value-type="float" office:value="673883.201020208">
            <text:p>6.74E+005</text:p>
          </table:table-cell>
          <table:table-cell office:value-type="float" office:value="673883.201020233">
            <text:p>6.74E+005</text:p>
          </table:table-cell>
          <table:table-cell office:value-type="float" office:value="762563.607388917">
            <text:p>7.63E+005</text:p>
          </table:table-cell>
          <table:table-cell office:value-type="float" office:value="762563.607388948">
            <text:p>7.63E+005</text:p>
          </table:table-cell>
          <table:table-cell office:value-type="float" office:value="1174792.75162736">
            <text:p>1.17E+006</text:p>
          </table:table-cell>
          <table:table-cell office:value-type="float" office:value="1177898.0059702">
            <text:p>1.18E+006</text:p>
          </table:table-cell>
          <table:table-cell/>
          <table:table-cell table:formula="of:=2*[.A36]/PI()" office:value-type="float" office:value="0.850001987669747">
            <text:p>0.8500</text:p>
          </table:table-cell>
          <table:table-cell table:formula="of:=SQRT([.C36])" office:value-type="float" office:value="301.778658266409">
            <text:p>301.7787</text:p>
          </table:table-cell>
          <table:table-cell table:formula="of:=SQRT([.D36])" office:value-type="float" office:value="419.293249360019">
            <text:p>419.2932</text:p>
          </table:table-cell>
          <table:table-cell table:formula="of:=SQRT([.E36])" office:value-type="float" office:value="801.114866332343">
            <text:p>801.1149</text:p>
          </table:table-cell>
          <table:table-cell table:formula="of:=SQRT([.F36])" office:value-type="float" office:value="820.903892681846">
            <text:p>820.9039</text:p>
          </table:table-cell>
          <table:table-cell table:formula="of:=SQRT([.G36])" office:value-type="float" office:value="820.903892681861">
            <text:p>820.9039</text:p>
          </table:table-cell>
          <table:table-cell table:formula="of:=SQRT([.H36])" office:value-type="float" office:value="873.248880554059">
            <text:p>873.2489</text:p>
          </table:table-cell>
          <table:table-cell table:formula="of:=SQRT([.I36])" office:value-type="float" office:value="873.248880554077">
            <text:p>873.2489</text:p>
          </table:table-cell>
          <table:table-cell table:formula="of:=SQRT([.J36])" office:value-type="float" office:value="1083.87856867241">
            <text:p>1083.8786</text:p>
          </table:table-cell>
          <table:table-cell table:formula="of:=SQRT([.K36])" office:value-type="float" office:value="1085.31009668675">
            <text:p>1085.3101</text:p>
          </table:table-cell>
          <table:table-cell table:formula="of:=2*[.$B$44]*[.A36]/4" office:value-type="float" office:value="400.554">
            <text:p>400.5540</text:p>
          </table:table-cell>
          <table:table-cell table:formula="of:=2*[.$B$45]*[.A36]/4" office:value-type="float" office:value="133.518">
            <text:p>133.5180</text:p>
          </table:table-cell>
          <table:table-cell/>
        </table:table-row>
        <table:table-row table:style-name="ro1">
          <table:table-cell office:value-type="float" office:value="1.37445">
            <text:p>1.3745</text:p>
          </table:table-cell>
          <table:table-cell office:value-type="float" office:value="0">
            <text:p>0.00E+000</text:p>
          </table:table-cell>
          <table:table-cell office:value-type="float" office:value="97041.0945062066">
            <text:p>9.70E+004</text:p>
          </table:table-cell>
          <table:table-cell office:value-type="float" office:value="167661.392389305">
            <text:p>1.68E+005</text:p>
          </table:table-cell>
          <table:table-cell office:value-type="float" office:value="680093.695681831">
            <text:p>6.80E+005</text:p>
          </table:table-cell>
          <table:table-cell office:value-type="float" office:value="680254.477177142">
            <text:p>6.80E+005</text:p>
          </table:table-cell>
          <table:table-cell office:value-type="float" office:value="680254.477177349">
            <text:p>6.80E+005</text:p>
          </table:table-cell>
          <table:table-cell office:value-type="float" office:value="754153.707547939">
            <text:p>7.54E+005</text:p>
          </table:table-cell>
          <table:table-cell office:value-type="float" office:value="754153.707548058">
            <text:p>7.54E+005</text:p>
          </table:table-cell>
          <table:table-cell office:value-type="float" office:value="1124264.41596319">
            <text:p>1.12E+006</text:p>
          </table:table-cell>
          <table:table-cell office:value-type="float" office:value="1199185.83400968">
            <text:p>1.20E+006</text:p>
          </table:table-cell>
          <table:table-cell/>
          <table:table-cell table:formula="of:=2*[.A37]/PI()" office:value-type="float" office:value="0.875002046130622">
            <text:p>0.8750</text:p>
          </table:table-cell>
          <table:table-cell table:formula="of:=SQRT([.C37])" office:value-type="float" office:value="311.514196315684">
            <text:p>311.5142</text:p>
          </table:table-cell>
          <table:table-cell table:formula="of:=SQRT([.D37])" office:value-type="float" office:value="409.464763306081">
            <text:p>409.4648</text:p>
          </table:table-cell>
          <table:table-cell table:formula="of:=SQRT([.E37])" office:value-type="float" office:value="824.67793451858">
            <text:p>824.6779</text:p>
          </table:table-cell>
          <table:table-cell table:formula="of:=SQRT([.F37])" office:value-type="float" office:value="824.775410143357">
            <text:p>824.7754</text:p>
          </table:table-cell>
          <table:table-cell table:formula="of:=SQRT([.G37])" office:value-type="float" office:value="824.775410143482">
            <text:p>824.7754</text:p>
          </table:table-cell>
          <table:table-cell table:formula="of:=SQRT([.H37])" office:value-type="float" office:value="868.420236721795">
            <text:p>868.4202</text:p>
          </table:table-cell>
          <table:table-cell table:formula="of:=SQRT([.I37])" office:value-type="float" office:value="868.420236721864">
            <text:p>868.4202</text:p>
          </table:table-cell>
          <table:table-cell table:formula="of:=SQRT([.J37])" office:value-type="float" office:value="1060.31335743882">
            <text:p>1060.3134</text:p>
          </table:table-cell>
          <table:table-cell table:formula="of:=SQRT([.K37])" office:value-type="float" office:value="1095.07343772447">
            <text:p>1095.0734</text:p>
          </table:table-cell>
          <table:table-cell table:formula="of:=2*[.$B$44]*[.A37]/4" office:value-type="float" office:value="412.335">
            <text:p>412.3350</text:p>
          </table:table-cell>
          <table:table-cell table:formula="of:=2*[.$B$45]*[.A37]/4" office:value-type="float" office:value="137.445">
            <text:p>137.4450</text:p>
          </table:table-cell>
          <table:table-cell/>
        </table:table-row>
        <table:table-row table:style-name="ro1">
          <table:table-cell office:value-type="float" office:value="1.41372">
            <text:p>1.4137</text:p>
          </table:table-cell>
          <table:table-cell office:value-type="float" office:value="0">
            <text:p>0.00E+000</text:p>
          </table:table-cell>
          <table:table-cell office:value-type="float" office:value="103211.283943581">
            <text:p>1.03E+005</text:p>
          </table:table-cell>
          <table:table-cell office:value-type="float" office:value="159711.758925445">
            <text:p>1.60E+005</text:p>
          </table:table-cell>
          <table:table-cell office:value-type="float" office:value="686810.858754273">
            <text:p>6.87E+005</text:p>
          </table:table-cell>
          <table:table-cell office:value-type="float" office:value="686810.858754308">
            <text:p>6.87E+005</text:p>
          </table:table-cell>
          <table:table-cell office:value-type="float" office:value="719513.017047342">
            <text:p>7.20E+005</text:p>
          </table:table-cell>
          <table:table-cell office:value-type="float" office:value="745929.39224255">
            <text:p>7.46E+005</text:p>
          </table:table-cell>
          <table:table-cell office:value-type="float" office:value="745929.392242647">
            <text:p>7.46E+005</text:p>
          </table:table-cell>
          <table:table-cell office:value-type="float" office:value="1074847.28113696">
            <text:p>1.07E+006</text:p>
          </table:table-cell>
          <table:table-cell office:value-type="float" office:value="1220665.11882063">
            <text:p>1.22E+006</text:p>
          </table:table-cell>
          <table:table-cell/>
          <table:table-cell table:formula="of:=2*[.A38]/PI()" office:value-type="float" office:value="0.900002104591497">
            <text:p>0.9000</text:p>
          </table:table-cell>
          <table:table-cell table:formula="of:=SQRT([.C38])" office:value-type="float" office:value="321.265130295183">
            <text:p>321.2651</text:p>
          </table:table-cell>
          <table:table-cell table:formula="of:=SQRT([.D38])" office:value-type="float" office:value="399.639536239153">
            <text:p>399.6395</text:p>
          </table:table-cell>
          <table:table-cell table:formula="of:=SQRT([.E38])" office:value-type="float" office:value="828.740525589447">
            <text:p>828.7405</text:p>
          </table:table-cell>
          <table:table-cell table:formula="of:=SQRT([.F38])" office:value-type="float" office:value="828.740525589468">
            <text:p>828.7405</text:p>
          </table:table-cell>
          <table:table-cell table:formula="of:=SQRT([.G38])" office:value-type="float" office:value="848.241131428642">
            <text:p>848.2411</text:p>
          </table:table-cell>
          <table:table-cell table:formula="of:=SQRT([.H38])" office:value-type="float" office:value="863.672039748046">
            <text:p>863.6720</text:p>
          </table:table-cell>
          <table:table-cell table:formula="of:=SQRT([.I38])" office:value-type="float" office:value="863.672039748102">
            <text:p>863.6720</text:p>
          </table:table-cell>
          <table:table-cell table:formula="of:=SQRT([.J38])" office:value-type="float" office:value="1036.74841747502">
            <text:p>1036.7484</text:p>
          </table:table-cell>
          <table:table-cell table:formula="of:=SQRT([.K38])" office:value-type="float" office:value="1104.83714583672">
            <text:p>1104.8371</text:p>
          </table:table-cell>
          <table:table-cell table:formula="of:=2*[.$B$44]*[.A38]/4" office:value-type="float" office:value="424.116">
            <text:p>424.1160</text:p>
          </table:table-cell>
          <table:table-cell table:formula="of:=2*[.$B$45]*[.A38]/4" office:value-type="float" office:value="141.372">
            <text:p>141.3720</text:p>
          </table:table-cell>
          <table:table-cell/>
        </table:table-row>
        <table:table-row table:style-name="ro1">
          <table:table-cell office:value-type="float" office:value="1.45299">
            <text:p>1.4530</text:p>
          </table:table-cell>
          <table:table-cell office:value-type="float" office:value="0">
            <text:p>0.00E+000</text:p>
          </table:table-cell>
          <table:table-cell office:value-type="float" office:value="109580.637514107">
            <text:p>1.10E+005</text:p>
          </table:table-cell>
          <table:table-cell office:value-type="float" office:value="151958.314184374">
            <text:p>1.52E+005</text:p>
          </table:table-cell>
          <table:table-cell office:value-type="float" office:value="693552.386361944">
            <text:p>6.94E+005</text:p>
          </table:table-cell>
          <table:table-cell office:value-type="float" office:value="693552.386361997">
            <text:p>6.94E+005</text:p>
          </table:table-cell>
          <table:table-cell office:value-type="float" office:value="737890.605979193">
            <text:p>7.38E+005</text:p>
          </table:table-cell>
          <table:table-cell office:value-type="float" office:value="737890.60597928">
            <text:p>7.38E+005</text:p>
          </table:table-cell>
          <table:table-cell office:value-type="float" office:value="760043.030960563">
            <text:p>7.60E+005</text:p>
          </table:table-cell>
          <table:table-cell office:value-type="float" office:value="1026541.27343638">
            <text:p>1.03E+006</text:p>
          </table:table-cell>
          <table:table-cell office:value-type="float" office:value="1242336.02417843">
            <text:p>1.24E+006</text:p>
          </table:table-cell>
          <table:table-cell/>
          <table:table-cell table:formula="of:=2*[.A39]/PI()" office:value-type="float" office:value="0.925002163052372">
            <text:p>0.9250</text:p>
          </table:table-cell>
          <table:table-cell table:formula="of:=SQRT([.C39])" office:value-type="float" office:value="331.029662589483">
            <text:p>331.0297</text:p>
          </table:table-cell>
          <table:table-cell table:formula="of:=SQRT([.D39])" office:value-type="float" office:value="389.81830919593">
            <text:p>389.8183</text:p>
          </table:table-cell>
          <table:table-cell table:formula="of:=SQRT([.E39])" office:value-type="float" office:value="832.797926487539">
            <text:p>832.7979</text:p>
          </table:table-cell>
          <table:table-cell table:formula="of:=SQRT([.F39])" office:value-type="float" office:value="832.79792648757">
            <text:p>832.7979</text:p>
          </table:table-cell>
          <table:table-cell table:formula="of:=SQRT([.G39])" office:value-type="float" office:value="859.005591355023">
            <text:p>859.0056</text:p>
          </table:table-cell>
          <table:table-cell table:formula="of:=SQRT([.H39])" office:value-type="float" office:value="859.005591355074">
            <text:p>859.0056</text:p>
          </table:table-cell>
          <table:table-cell table:formula="of:=SQRT([.I39])" office:value-type="float" office:value="871.804468307294">
            <text:p>871.8045</text:p>
          </table:table-cell>
          <table:table-cell table:formula="of:=SQRT([.J39])" office:value-type="float" office:value="1013.18373133227">
            <text:p>1013.1837</text:p>
          </table:table-cell>
          <table:table-cell table:formula="of:=SQRT([.K39])" office:value-type="float" office:value="1114.60128484514">
            <text:p>1114.6013</text:p>
          </table:table-cell>
          <table:table-cell table:formula="of:=2*[.$B$44]*[.A39]/4" office:value-type="float" office:value="435.897">
            <text:p>435.8970</text:p>
          </table:table-cell>
          <table:table-cell table:formula="of:=2*[.$B$45]*[.A39]/4" office:value-type="float" office:value="145.299">
            <text:p>145.2990</text:p>
          </table:table-cell>
          <table:table-cell/>
        </table:table-row>
        <table:table-row table:style-name="ro1">
          <table:table-cell office:value-type="float" office:value="1.49226">
            <text:p>1.4923</text:p>
          </table:table-cell>
          <table:table-cell office:value-type="float" office:value="0">
            <text:p>0.00E+000</text:p>
          </table:table-cell>
          <table:table-cell office:value-type="float" office:value="116148.833140518">
            <text:p>1.16E+005</text:p>
          </table:table-cell>
          <table:table-cell office:value-type="float" office:value="144401.448302283">
            <text:p>1.44E+005</text:p>
          </table:table-cell>
          <table:table-cell office:value-type="float" office:value="700479.102172497">
            <text:p>7.00E+005</text:p>
          </table:table-cell>
          <table:table-cell office:value-type="float" office:value="700479.102172644">
            <text:p>7.00E+005</text:p>
          </table:table-cell>
          <table:table-cell office:value-type="float" office:value="730037.295012489">
            <text:p>7.30E+005</text:p>
          </table:table-cell>
          <table:table-cell office:value-type="float" office:value="730037.295012571">
            <text:p>7.30E+005</text:p>
          </table:table-cell>
          <table:table-cell office:value-type="float" office:value="801683.778469915">
            <text:p>8.02E+005</text:p>
          </table:table-cell>
          <table:table-cell office:value-type="float" office:value="979346.3239227">
            <text:p>9.79E+005</text:p>
          </table:table-cell>
          <table:table-cell office:value-type="float" office:value="1264198.71904842">
            <text:p>1.26E+006</text:p>
          </table:table-cell>
          <table:table-cell/>
          <table:table-cell table:formula="of:=2*[.A40]/PI()" office:value-type="float" office:value="0.950002221513247">
            <text:p>0.9500</text:p>
          </table:table-cell>
          <table:table-cell table:formula="of:=SQRT([.C40])" office:value-type="float" office:value="340.806151852513">
            <text:p>340.8062</text:p>
          </table:table-cell>
          <table:table-cell table:formula="of:=SQRT([.D40])" office:value-type="float" office:value="380.00190565612">
            <text:p>380.0019</text:p>
          </table:table-cell>
          <table:table-cell table:formula="of:=SQRT([.E40])" office:value-type="float" office:value="836.946295871185">
            <text:p>836.9463</text:p>
          </table:table-cell>
          <table:table-cell table:formula="of:=SQRT([.F40])" office:value-type="float" office:value="836.946295871273">
            <text:p>836.9463</text:p>
          </table:table-cell>
          <table:table-cell table:formula="of:=SQRT([.G40])" office:value-type="float" office:value="854.422199508234">
            <text:p>854.4222</text:p>
          </table:table-cell>
          <table:table-cell table:formula="of:=SQRT([.H40])" office:value-type="float" office:value="854.422199508282">
            <text:p>854.4222</text:p>
          </table:table-cell>
          <table:table-cell table:formula="of:=SQRT([.I40])" office:value-type="float" office:value="895.36795702656">
            <text:p>895.3680</text:p>
          </table:table-cell>
          <table:table-cell table:formula="of:=SQRT([.J40])" office:value-type="float" office:value="989.619282311486">
            <text:p>989.6193</text:p>
          </table:table-cell>
          <table:table-cell table:formula="of:=SQRT([.K40])" office:value-type="float" office:value="1124.3659186619">
            <text:p>1124.3659</text:p>
          </table:table-cell>
          <table:table-cell table:formula="of:=2*[.$B$44]*[.A40]/4" office:value-type="float" office:value="447.678">
            <text:p>447.6780</text:p>
          </table:table-cell>
          <table:table-cell table:formula="of:=2*[.$B$45]*[.A40]/4" office:value-type="float" office:value="149.226">
            <text:p>149.2260</text:p>
          </table:table-cell>
          <table:table-cell/>
        </table:table-row>
        <table:table-row table:style-name="ro1">
          <table:table-cell office:value-type="float" office:value="1.53153">
            <text:p>1.5315</text:p>
          </table:table-cell>
          <table:table-cell office:value-type="float" office:value="0">
            <text:p>0.00E+000</text:p>
          </table:table-cell>
          <table:table-cell office:value-type="float" office:value="122915.523560207">
            <text:p>1.23E+005</text:p>
          </table:table-cell>
          <table:table-cell office:value-type="float" office:value="137041.553537398">
            <text:p>1.37E+005</text:p>
          </table:table-cell>
          <table:table-cell office:value-type="float" office:value="707591.04994309">
            <text:p>7.08E+005</text:p>
          </table:table-cell>
          <table:table-cell office:value-type="float" office:value="707591.049943181">
            <text:p>7.08E+005</text:p>
          </table:table-cell>
          <table:table-cell office:value-type="float" office:value="722369.407321081">
            <text:p>7.22E+005</text:p>
          </table:table-cell>
          <table:table-cell office:value-type="float" office:value="722369.407321174">
            <text:p>7.22E+005</text:p>
          </table:table-cell>
          <table:table-cell office:value-type="float" office:value="844435.304044471">
            <text:p>8.44E+005</text:p>
          </table:table-cell>
          <table:table-cell office:value-type="float" office:value="933262.368226676">
            <text:p>9.33E+005</text:p>
          </table:table-cell>
          <table:table-cell office:value-type="float" office:value="1286253.37760424">
            <text:p>1.29E+006</text:p>
          </table:table-cell>
          <table:table-cell/>
          <table:table-cell table:formula="of:=2*[.A41]/PI()" office:value-type="float" office:value="0.975002279974122">
            <text:p>0.9750</text:p>
          </table:table-cell>
          <table:table-cell table:formula="of:=SQRT([.C41])" office:value-type="float" office:value="350.593102556521">
            <text:p>350.5931</text:p>
          </table:table-cell>
          <table:table-cell table:formula="of:=SQRT([.D41])" office:value-type="float" office:value="370.191239141876">
            <text:p>370.1912</text:p>
          </table:table-cell>
          <table:table-cell table:formula="of:=SQRT([.E41])" office:value-type="float" office:value="841.184313895052">
            <text:p>841.1843</text:p>
          </table:table-cell>
          <table:table-cell table:formula="of:=SQRT([.F41])" office:value-type="float" office:value="841.184313895107">
            <text:p>841.1843</text:p>
          </table:table-cell>
          <table:table-cell table:formula="of:=SQRT([.G41])" office:value-type="float" office:value="849.923177305503">
            <text:p>849.9232</text:p>
          </table:table-cell>
          <table:table-cell table:formula="of:=SQRT([.H41])" office:value-type="float" office:value="849.923177305558">
            <text:p>849.9232</text:p>
          </table:table-cell>
          <table:table-cell table:formula="of:=SQRT([.I41])" office:value-type="float" office:value="918.9316101019">
            <text:p>918.9316</text:p>
          </table:table-cell>
          <table:table-cell table:formula="of:=SQRT([.J41])" office:value-type="float" office:value="966.055054449112">
            <text:p>966.0551</text:p>
          </table:table-cell>
          <table:table-cell table:formula="of:=SQRT([.K41])" office:value-type="float" office:value="1134.13111129368">
            <text:p>1134.1311</text:p>
          </table:table-cell>
          <table:table-cell table:formula="of:=2*[.$B$44]*[.A41]/4" office:value-type="float" office:value="459.459">
            <text:p>459.4590</text:p>
          </table:table-cell>
          <table:table-cell table:formula="of:=2*[.$B$45]*[.A41]/4" office:value-type="float" office:value="153.153">
            <text:p>153.1530</text:p>
          </table:table-cell>
          <table:table-cell/>
        </table:table-row>
        <table:table-row table:style-name="ro1">
          <table:table-cell office:value-type="float" office:value="1.5708">
            <text:p>1.5708</text:p>
          </table:table-cell>
          <table:table-cell office:value-type="float" office:value="0">
            <text:p>0.00E+000</text:p>
          </table:table-cell>
          <table:table-cell office:value-type="float" office:value="129879.021386939">
            <text:p>1.30E+005</text:p>
          </table:table-cell>
          <table:table-cell office:value-type="float" office:value="129880.342831533">
            <text:p>1.30E+005</text:p>
          </table:table-cell>
          <table:table-cell office:value-type="float" office:value="714886.892583783">
            <text:p>7.15E+005</text:p>
          </table:table-cell>
          <table:table-cell office:value-type="float" office:value="714886.892583802">
            <text:p>7.15E+005</text:p>
          </table:table-cell>
          <table:table-cell office:value-type="float" office:value="714888.2750375">
            <text:p>7.15E+005</text:p>
          </table:table-cell>
          <table:table-cell office:value-type="float" office:value="714888.275037547">
            <text:p>7.15E+005</text:p>
          </table:table-cell>
          <table:table-cell office:value-type="float" office:value="888289.346345753">
            <text:p>8.88E+005</text:p>
          </table:table-cell>
          <table:table-cell office:value-type="float" office:value="888297.655754515">
            <text:p>8.88E+005</text:p>
          </table:table-cell>
          <table:table-cell office:value-type="float" office:value="1308495.99946282">
            <text:p>1.31E+006</text:p>
          </table:table-cell>
          <table:table-cell/>
          <table:table-cell table:formula="of:=2*[.A42]/PI()" office:value-type="float" office:value="1.000002338435">
            <text:p>1.0000</text:p>
          </table:table-cell>
          <table:table-cell table:formula="of:=SQRT([.C42])" office:value-type="float" office:value="360.387321345992">
            <text:p>360.3873</text:p>
          </table:table-cell>
          <table:table-cell table:formula="of:=SQRT([.D42])" office:value-type="float" office:value="360.389154708536">
            <text:p>360.3892</text:p>
          </table:table-cell>
          <table:table-cell table:formula="of:=SQRT([.E42])" office:value-type="float" office:value="845.509841801846">
            <text:p>845.5098</text:p>
          </table:table-cell>
          <table:table-cell table:formula="of:=SQRT([.F42])" office:value-type="float" office:value="845.509841801857">
            <text:p>845.5098</text:p>
          </table:table-cell>
          <table:table-cell table:formula="of:=SQRT([.G42])" office:value-type="float" office:value="845.510659328136">
            <text:p>845.5107</text:p>
          </table:table-cell>
          <table:table-cell table:formula="of:=SQRT([.H42])" office:value-type="float" office:value="845.510659328164">
            <text:p>845.5107</text:p>
          </table:table-cell>
          <table:table-cell table:formula="of:=SQRT([.I42])" office:value-type="float" office:value="942.491032501505">
            <text:p>942.4910</text:p>
          </table:table-cell>
          <table:table-cell table:formula="of:=SQRT([.J42])" office:value-type="float" office:value="942.495440707548">
            <text:p>942.4954</text:p>
          </table:table-cell>
          <table:table-cell table:formula="of:=SQRT([.K42])" office:value-type="float" office:value="1143.89509985086">
            <text:p>1143.8951</text:p>
          </table:table-cell>
          <table:table-cell table:formula="of:=2*[.$B$44]*[.A42]/4" office:value-type="float" office:value="471.24">
            <text:p>471.2400</text:p>
          </table:table-cell>
          <table:table-cell table:formula="of:=2*[.$B$45]*[.A42]/4" office:value-type="float" office:value="157.08">
            <text:p>157.0800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600">
            <text:p>6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200">
            <text:p>200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20x20" table:style-name="ta1">
        <table:shapes>
          <draw:frame draw:z-index="0" draw:style-name="gr1" svg:width="6.8323in" svg:height="7.3386in" svg:x="2.6665in" svg:y="7.2374in">
            <draw:object draw:notify-on-update-of-ranges="20x20.M2:20x20.M42 20x20.W1:20x20.W1 20x20.W2:20x20.W42 20x20.M2:20x20.M42 20x20.X1:20x20.X1 20x20.X2:20x20.X42 20x20.M2:20x20.M42 20x20.N1:20x20.N1 20x20.N2:20x20.N42 20x20.M2:20x20.M42 20x20.O1:20x20.O1 20x20.O2:20x20.O42 20x20.M2:20x20.M42 20x20.P1:20x20.P1 20x20.P2:20x20.P42 20x20.M2:20x20.M42 20x20.Q1:20x20.Q1 20x20.Q2:20x20.Q42 20x20.M2:20x20.M42 20x20.R1:20x20.R1 20x20.R2:20x20.R42 20x20.M2:20x20.M42 20x20.S1:20x20.S1 20x20.S2:20x20.S42 20x20.M2:20x20.M42 20x20.T1:20x20.T1 20x20.T2:20x20.T42 20x20.M2:20x20.M42 20x20.U1:20x20.U1 20x20.U2:20x20.U42 20x20.M2:20x20.M42 20x20.V1:20x20.V1 20x20.V2:20x20.V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table:number-columns-repeated="2" office:value-type="float" office:value="0">
            <text:p>0.0000</text:p>
          </table:table-cell>
          <table:table-cell office:value-type="float" office:value="0.000000243704201760971">
            <text:p>2.43704201760971E-007</text:p>
          </table:table-cell>
          <table:table-cell office:value-type="float" office:value="0.0000000462769300078787">
            <text:p>0.0000</text:p>
          </table:table-cell>
          <table:table-cell office:value-type="float" office:value="567199.096562479">
            <text:p>567199.0966</text:p>
          </table:table-cell>
          <table:table-cell office:value-type="float" office:value="567199.096562785">
            <text:p>567199.0966</text:p>
          </table:table-cell>
          <table:table-cell office:value-type="float" office:value="567199.096562876">
            <text:p>567199.0966</text:p>
          </table:table-cell>
          <table:table-cell office:value-type="float" office:value="567199.096563015">
            <text:p>567199.0966</text:p>
          </table:table-cell>
          <table:table-cell office:value-type="float" office:value="799999.999999633">
            <text:p>800000.0000</text:p>
          </table:table-cell>
          <table:table-cell office:value-type="float" office:value="1159449.65437015">
            <text:p>1159449.6544</text:p>
          </table:table-cell>
          <table:table-cell office:value-type="float" office:value="1159449.65437036">
            <text:p>1159449.6544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SQRT([.C2])" office:value-type="float" office:value="0.000493664057594809">
            <text:p>0.0005</text:p>
          </table:table-cell>
          <table:table-cell table:formula="of:=SQRT([.D2])" office:value-type="float" office:value="0.00021512073356113">
            <text:p>0.0002</text:p>
          </table:table-cell>
          <table:table-cell table:formula="of:=SQRT([.E2])" office:value-type="float" office:value="753.126215559171">
            <text:p>753.1262</text:p>
          </table:table-cell>
          <table:table-cell table:formula="of:=SQRT([.F2])" office:value-type="float" office:value="753.126215559374">
            <text:p>753.1262</text:p>
          </table:table-cell>
          <table:table-cell table:formula="of:=SQRT([.G2])" office:value-type="float" office:value="753.126215559435">
            <text:p>753.1262</text:p>
          </table:table-cell>
          <table:table-cell table:formula="of:=SQRT([.H2])" office:value-type="float" office:value="753.126215559527">
            <text:p>753.1262</text:p>
          </table:table-cell>
          <table:table-cell table:formula="of:=SQRT([.I2])" office:value-type="float" office:value="894.427190999711">
            <text:p>894.4272</text:p>
          </table:table-cell>
          <table:table-cell table:formula="of:=SQRT([.J2])" office:value-type="float" office:value="1076.7774395715">
            <text:p>1076.7774</text:p>
          </table:table-cell>
          <table:table-cell table:formula="of:=SQRT([.K2])" office:value-type="float" office:value="1076.7774395716">
            <text:p>1076.7774</text:p>
          </table:table-cell>
          <table:table-cell table:formula="of:=[.$B$44]*[.A2]" office:value-type="float" office:value="0">
            <text:p>0.0000</text:p>
          </table:table-cell>
          <table:table-cell table:formula="of:=[.$B$45]*[.A2]" office:value-type="float" office:value="0">
            <text:p>0.0000</text:p>
          </table:table-cell>
          <table:table-cell table:style-name="ce1"/>
        </table:table-row>
        <table:table-row table:style-name="ro1">
          <table:table-cell office:value-type="float" office:value="0.03927">
            <text:p>0.0393</text:p>
          </table:table-cell>
          <table:table-cell office:value-type="float" office:value="0">
            <text:p>0.0000</text:p>
          </table:table-cell>
          <table:table-cell office:value-type="float" office:value="61.7191072732125">
            <text:p>61.7191072732</text:p>
          </table:table-cell>
          <table:table-cell office:value-type="float" office:value="555.16784386395">
            <text:p>555.1678</text:p>
          </table:table-cell>
          <table:table-cell office:value-type="float" office:value="552549.269706026">
            <text:p>552549.2697</text:p>
          </table:table-cell>
          <table:table-cell office:value-type="float" office:value="567291.339830904">
            <text:p>567291.3398</text:p>
          </table:table-cell>
          <table:table-cell office:value-type="float" office:value="567291.339831049">
            <text:p>567291.3398</text:p>
          </table:table-cell>
          <table:table-cell office:value-type="float" office:value="582037.948990777">
            <text:p>582037.9490</text:p>
          </table:table-cell>
          <table:table-cell office:value-type="float" office:value="800969.967803183">
            <text:p>800969.9678</text:p>
          </table:table-cell>
          <table:table-cell office:value-type="float" office:value="1144682.34563603">
            <text:p>1144682.3456</text:p>
          </table:table-cell>
          <table:table-cell office:value-type="float" office:value="1144682.34563609">
            <text:p>1144682.3456</text:p>
          </table:table-cell>
          <table:table-cell/>
          <table:table-cell table:formula="of:=2*[.A3]/PI()" office:value-type="float" office:value="0.0250000584608749">
            <text:p>0.0250</text:p>
          </table:table-cell>
          <table:table-cell table:formula="of:=SQRT([.C3])" office:value-type="float" office:value="7.85615091970696">
            <text:p>7.8562</text:p>
          </table:table-cell>
          <table:table-cell table:formula="of:=SQRT([.D3])" office:value-type="float" office:value="23.5619999971129">
            <text:p>23.5620</text:p>
          </table:table-cell>
          <table:table-cell table:formula="of:=SQRT([.E3])" office:value-type="float" office:value="743.336579017894">
            <text:p>743.3366</text:p>
          </table:table-cell>
          <table:table-cell table:formula="of:=SQRT([.F3])" office:value-type="float" office:value="753.187453314847">
            <text:p>753.1875</text:p>
          </table:table-cell>
          <table:table-cell table:formula="of:=SQRT([.G3])" office:value-type="float" office:value="753.187453314943">
            <text:p>753.1875</text:p>
          </table:table-cell>
          <table:table-cell table:formula="of:=SQRT([.H3])" office:value-type="float" office:value="762.914116392387">
            <text:p>762.9141</text:p>
          </table:table-cell>
          <table:table-cell table:formula="of:=SQRT([.I3])" office:value-type="float" office:value="894.969255227901">
            <text:p>894.9693</text:p>
          </table:table-cell>
          <table:table-cell table:formula="of:=SQRT([.J3])" office:value-type="float" office:value="1069.89828751897">
            <text:p>1069.8983</text:p>
          </table:table-cell>
          <table:table-cell table:formula="of:=SQRT([.K3])" office:value-type="float" office:value="1069.898287519">
            <text:p>1069.8983</text:p>
          </table:table-cell>
          <table:table-cell table:formula="of:=[.$B$44]*[.A3]" office:value-type="float" office:value="23.562">
            <text:p>23.5620</text:p>
          </table:table-cell>
          <table:table-cell table:formula="of:=[.$B$45]*[.A3]" office:value-type="float" office:value="7.854">
            <text:p>7.8540</text:p>
          </table:table-cell>
          <table:table-cell table:style-name="ce1"/>
        </table:table-row>
        <table:table-row table:style-name="ro1">
          <table:table-cell office:value-type="float" office:value="0.07854">
            <text:p>0.0785</text:p>
          </table:table-cell>
          <table:table-cell office:value-type="float" office:value="0">
            <text:p>0.0000</text:p>
          </table:table-cell>
          <table:table-cell office:value-type="float" office:value="247.28008993505">
            <text:p>247.2800899351</text:p>
          </table:table-cell>
          <table:table-cell office:value-type="float" office:value="2220.6713765742">
            <text:p>2220.6714</text:p>
          </table:table-cell>
          <table:table-cell office:value-type="float" office:value="538088.502549653">
            <text:p>538088.5025</text:p>
          </table:table-cell>
          <table:table-cell office:value-type="float" office:value="567568.070056659">
            <text:p>567568.0701</text:p>
          </table:table-cell>
          <table:table-cell office:value-type="float" office:value="567568.070056715">
            <text:p>567568.0701</text:p>
          </table:table-cell>
          <table:table-cell office:value-type="float" office:value="597065.799650337">
            <text:p>597065.7997</text:p>
          </table:table-cell>
          <table:table-cell office:value-type="float" office:value="803879.467551839">
            <text:p>803879.4676</text:p>
          </table:table-cell>
          <table:table-cell office:value-type="float" office:value="1130103.77881643">
            <text:p>1130103.7788</text:p>
          </table:table-cell>
          <table:table-cell office:value-type="float" office:value="1130103.77881646">
            <text:p>1130103.7788</text:p>
          </table:table-cell>
          <table:table-cell/>
          <table:table-cell table:formula="of:=2*[.A4]/PI()" office:value-type="float" office:value="0.0500001169217498">
            <text:p>0.0500</text:p>
          </table:table-cell>
          <table:table-cell table:formula="of:=SQRT([.C4])" office:value-type="float" office:value="15.7251419686771">
            <text:p>15.7251</text:p>
          </table:table-cell>
          <table:table-cell table:formula="of:=SQRT([.D4])" office:value-type="float" office:value="47.1240000060924">
            <text:p>47.1240</text:p>
          </table:table-cell>
          <table:table-cell table:formula="of:=SQRT([.E4])" office:value-type="float" office:value="733.545160538636">
            <text:p>733.5452</text:p>
          </table:table-cell>
          <table:table-cell table:formula="of:=SQRT([.F4])" office:value-type="float" office:value="753.371136994682">
            <text:p>753.3711</text:p>
          </table:table-cell>
          <table:table-cell table:formula="of:=SQRT([.G4])" office:value-type="float" office:value="753.371136994719">
            <text:p>753.3711</text:p>
          </table:table-cell>
          <table:table-cell table:formula="of:=SQRT([.H4])" office:value-type="float" office:value="772.700329785317">
            <text:p>772.7003</text:p>
          </table:table-cell>
          <table:table-cell table:formula="of:=SQRT([.I4])" office:value-type="float" office:value="896.593256472431">
            <text:p>896.5933</text:p>
          </table:table-cell>
          <table:table-cell table:formula="of:=SQRT([.J4])" office:value-type="float" office:value="1063.06339360192">
            <text:p>1063.0634</text:p>
          </table:table-cell>
          <table:table-cell table:formula="of:=SQRT([.K4])" office:value-type="float" office:value="1063.06339360193">
            <text:p>1063.0634</text:p>
          </table:table-cell>
          <table:table-cell table:formula="of:=[.$B$44]*[.A4]" office:value-type="float" office:value="47.124">
            <text:p>47.1240</text:p>
          </table:table-cell>
          <table:table-cell table:formula="of:=[.$B$45]*[.A4]" office:value-type="float" office:value="15.708">
            <text:p>15.7080</text:p>
          </table:table-cell>
          <table:table-cell table:style-name="ce1"/>
        </table:table-row>
        <table:table-row table:style-name="ro1">
          <table:table-cell office:value-type="float" office:value="0.11781">
            <text:p>0.1178</text:p>
          </table:table-cell>
          <table:table-cell office:value-type="float" office:value="0">
            <text:p>0.0000</text:p>
          </table:table-cell>
          <table:table-cell office:value-type="float" office:value="557.880328070674">
            <text:p>557.8803280707</text:p>
          </table:table-cell>
          <table:table-cell office:value-type="float" office:value="4996.51060128554">
            <text:p>4996.5106</text:p>
          </table:table-cell>
          <table:table-cell office:value-type="float" office:value="523816.836174105">
            <text:p>523816.8362</text:p>
          </table:table-cell>
          <table:table-cell office:value-type="float" office:value="568029.288503112">
            <text:p>568029.2885</text:p>
          </table:table-cell>
          <table:table-cell office:value-type="float" office:value="568029.28850331">
            <text:p>568029.2885</text:p>
          </table:table-cell>
          <table:table-cell office:value-type="float" office:value="612282.627835974">
            <text:p>612282.6278</text:p>
          </table:table-cell>
          <table:table-cell office:value-type="float" office:value="808727.301872694">
            <text:p>808727.3019</text:p>
          </table:table-cell>
          <table:table-cell office:value-type="float" office:value="1115713.81830467">
            <text:p>1115713.8183</text:p>
          </table:table-cell>
          <table:table-cell office:value-type="float" office:value="1115713.81830488">
            <text:p>1115713.8183</text:p>
          </table:table-cell>
          <table:table-cell/>
          <table:table-cell table:formula="of:=2*[.A5]/PI()" office:value-type="float" office:value="0.0750001753826248">
            <text:p>0.0750</text:p>
          </table:table-cell>
          <table:table-cell table:formula="of:=SQRT([.C5])" office:value-type="float" office:value="23.6194904278368">
            <text:p>23.6195</text:p>
          </table:table-cell>
          <table:table-cell table:formula="of:=SQRT([.D5])" office:value-type="float" office:value="70.6860000373875">
            <text:p>70.6860</text:p>
          </table:table-cell>
          <table:table-cell table:formula="of:=SQRT([.E5])" office:value-type="float" office:value="723.751916179919">
            <text:p>723.7519</text:p>
          </table:table-cell>
          <table:table-cell table:formula="of:=SQRT([.F5])" office:value-type="float" office:value="753.677177910484">
            <text:p>753.6772</text:p>
          </table:table-cell>
          <table:table-cell table:formula="of:=SQRT([.G5])" office:value-type="float" office:value="753.677177910616">
            <text:p>753.6772</text:p>
          </table:table-cell>
          <table:table-cell table:formula="of:=SQRT([.H5])" office:value-type="float" office:value="782.484905819898">
            <text:p>782.4849</text:p>
          </table:table-cell>
          <table:table-cell table:formula="of:=SQRT([.I5])" office:value-type="float" office:value="899.292667529706">
            <text:p>899.2927</text:p>
          </table:table-cell>
          <table:table-cell table:formula="of:=SQRT([.J5])" office:value-type="float" office:value="1056.27355278104">
            <text:p>1056.2736</text:p>
          </table:table-cell>
          <table:table-cell table:formula="of:=SQRT([.K5])" office:value-type="float" office:value="1056.27355278113">
            <text:p>1056.2736</text:p>
          </table:table-cell>
          <table:table-cell table:formula="of:=[.$B$44]*[.A5]" office:value-type="float" office:value="70.686">
            <text:p>70.6860</text:p>
          </table:table-cell>
          <table:table-cell table:formula="of:=[.$B$45]*[.A5]" office:value-type="float" office:value="23.562">
            <text:p>23.5620</text:p>
          </table:table-cell>
          <table:table-cell table:style-name="ce1"/>
        </table:table-row>
        <table:table-row table:style-name="ro1">
          <table:table-cell office:value-type="float" office:value="0.15708">
            <text:p>0.1571</text:p>
          </table:table-cell>
          <table:table-cell office:value-type="float" office:value="0">
            <text:p>0.0000</text:p>
          </table:table-cell>
          <table:table-cell office:value-type="float" office:value="995.470987987058">
            <text:p>995.4709879871</text:p>
          </table:table-cell>
          <table:table-cell office:value-type="float" office:value="8882.685533343">
            <text:p>8882.6855</text:p>
          </table:table-cell>
          <table:table-cell office:value-type="float" office:value="509734.318785019">
            <text:p>509734.3188</text:p>
          </table:table-cell>
          <table:table-cell office:value-type="float" office:value="568674.99728087">
            <text:p>568674.9973</text:p>
          </table:table-cell>
          <table:table-cell office:value-type="float" office:value="568674.997280889">
            <text:p>568674.9973</text:p>
          </table:table-cell>
          <table:table-cell office:value-type="float" office:value="627688.419333935">
            <text:p>627688.4193</text:p>
          </table:table-cell>
          <table:table-cell office:value-type="float" office:value="815511.519628501">
            <text:p>815511.5196</text:p>
          </table:table-cell>
          <table:table-cell office:value-type="float" office:value="1101512.33159041">
            <text:p>1101512.3316</text:p>
          </table:table-cell>
          <table:table-cell office:value-type="float" office:value="1101512.33159049">
            <text:p>1101512.3316</text:p>
          </table:table-cell>
          <table:table-cell/>
          <table:table-cell table:formula="of:=2*[.A6]/PI()" office:value-type="float" office:value="0.1000002338435">
            <text:p>0.1000</text:p>
          </table:table-cell>
          <table:table-cell table:formula="of:=SQRT([.C6])" office:value-type="float" office:value="31.5510853693983">
            <text:p>31.5511</text:p>
          </table:table-cell>
          <table:table-cell table:formula="of:=SQRT([.D6])" office:value-type="float" office:value="94.2480001556691">
            <text:p>94.2480</text:p>
          </table:table-cell>
          <table:table-cell table:formula="of:=SQRT([.E6])" office:value-type="float" office:value="713.956804565247">
            <text:p>713.9568</text:p>
          </table:table-cell>
          <table:table-cell table:formula="of:=SQRT([.F6])" office:value-type="float" office:value="754.105428491846">
            <text:p>754.1054</text:p>
          </table:table-cell>
          <table:table-cell table:formula="of:=SQRT([.G6])" office:value-type="float" office:value="754.105428491858">
            <text:p>754.1054</text:p>
          </table:table-cell>
          <table:table-cell table:formula="of:=SQRT([.H6])" office:value-type="float" office:value="792.267896190383">
            <text:p>792.2679</text:p>
          </table:table-cell>
          <table:table-cell table:formula="of:=SQRT([.I6])" office:value-type="float" office:value="903.056764344579">
            <text:p>903.0568</text:p>
          </table:table-cell>
          <table:table-cell table:formula="of:=SQRT([.J6])" office:value-type="float" office:value="1049.52957632951">
            <text:p>1049.5296</text:p>
          </table:table-cell>
          <table:table-cell table:formula="of:=SQRT([.K6])" office:value-type="float" office:value="1049.52957632955">
            <text:p>1049.5296</text:p>
          </table:table-cell>
          <table:table-cell table:formula="of:=[.$B$44]*[.A6]" office:value-type="float" office:value="94.248">
            <text:p>94.2480</text:p>
          </table:table-cell>
          <table:table-cell table:formula="of:=[.$B$45]*[.A6]" office:value-type="float" office:value="31.416">
            <text:p>31.4160</text:p>
          </table:table-cell>
          <table:table-cell table:style-name="ce1"/>
        </table:table-row>
        <table:table-row table:style-name="ro1">
          <table:table-cell office:value-type="float" office:value="0.19635">
            <text:p>0.1964</text:p>
          </table:table-cell>
          <table:table-cell office:value-type="float" office:value="0">
            <text:p>0.0000</text:p>
          </table:table-cell>
          <table:table-cell office:value-type="float" office:value="1562.69329539523">
            <text:p>1562.6932953952</text:p>
          </table:table-cell>
          <table:table-cell office:value-type="float" office:value="13879.1962119345">
            <text:p>13879.1962</text:p>
          </table:table-cell>
          <table:table-cell office:value-type="float" office:value="495841.005897199">
            <text:p>495841.0059</text:p>
          </table:table-cell>
          <table:table-cell office:value-type="float" office:value="569505.199351189">
            <text:p>569505.1994</text:p>
          </table:table-cell>
          <table:table-cell office:value-type="float" office:value="569505.199351412">
            <text:p>569505.1994</text:p>
          </table:table-cell>
          <table:table-cell office:value-type="float" office:value="643283.166287397">
            <text:p>643283.1663</text:p>
          </table:table-cell>
          <table:table-cell office:value-type="float" office:value="824229.479665202">
            <text:p>824229.4797</text:p>
          </table:table-cell>
          <table:table-cell office:value-type="float" office:value="1087499.18920546">
            <text:p>1087499.1892</text:p>
          </table:table-cell>
          <table:table-cell office:value-type="float" office:value="1087499.18920571">
            <text:p>1087499.1892</text:p>
          </table:table-cell>
          <table:table-cell/>
          <table:table-cell table:formula="of:=2*[.A7]/PI()" office:value-type="float" office:value="0.125000292304375">
            <text:p>0.1250</text:p>
          </table:table-cell>
          <table:table-cell table:formula="of:=SQRT([.C7])" office:value-type="float" office:value="39.5309156913324">
            <text:p>39.5309</text:p>
          </table:table-cell>
          <table:table-cell table:formula="of:=SQRT([.D7])" office:value-type="float" office:value="117.810000475064">
            <text:p>117.8100</text:p>
          </table:table-cell>
          <table:table-cell table:formula="of:=SQRT([.E7])" office:value-type="float" office:value="704.159787191231">
            <text:p>704.1598</text:p>
          </table:table-cell>
          <table:table-cell table:formula="of:=SQRT([.F7])" office:value-type="float" office:value="754.655682646854">
            <text:p>754.6557</text:p>
          </table:table-cell>
          <table:table-cell table:formula="of:=SQRT([.G7])" office:value-type="float" office:value="754.655682647002">
            <text:p>754.6557</text:p>
          </table:table-cell>
          <table:table-cell table:formula="of:=SQRT([.H7])" office:value-type="float" office:value="802.049354022181">
            <text:p>802.0494</text:p>
          </table:table-cell>
          <table:table-cell table:formula="of:=SQRT([.I7])" office:value-type="float" office:value="907.87084966156">
            <text:p>907.8708</text:p>
          </table:table-cell>
          <table:table-cell table:formula="of:=SQRT([.J7])" office:value-type="float" office:value="1042.83229198441">
            <text:p>1042.8323</text:p>
          </table:table-cell>
          <table:table-cell table:formula="of:=SQRT([.K7])" office:value-type="float" office:value="1042.83229198453">
            <text:p>1042.8323</text:p>
          </table:table-cell>
          <table:table-cell table:formula="of:=[.$B$44]*[.A7]" office:value-type="float" office:value="117.81">
            <text:p>117.8100</text:p>
          </table:table-cell>
          <table:table-cell table:formula="of:=[.$B$45]*[.A7]" office:value-type="float" office:value="39.27">
            <text:p>39.2700</text:p>
          </table:table-cell>
          <table:table-cell table:style-name="ce1"/>
        </table:table-row>
        <table:table-row table:style-name="ro1">
          <table:table-cell office:value-type="float" office:value="0.23562">
            <text:p>0.2356</text:p>
          </table:table-cell>
          <table:table-cell office:value-type="float" office:value="0">
            <text:p>0.0000</text:p>
          </table:table-cell>
          <table:table-cell office:value-type="float" office:value="2262.79494647222">
            <text:p>2262.7949464722</text:p>
          </table:table-cell>
          <table:table-cell office:value-type="float" office:value="19986.0427181578">
            <text:p>19986.0427</text:p>
          </table:table-cell>
          <table:table-cell office:value-type="float" office:value="482136.960527733">
            <text:p>482136.9605</text:p>
          </table:table-cell>
          <table:table-cell office:value-type="float" office:value="570519.898535291">
            <text:p>570519.8985</text:p>
          </table:table-cell>
          <table:table-cell office:value-type="float" office:value="570519.898535348">
            <text:p>570519.8985</text:p>
          </table:table-cell>
          <table:table-cell office:value-type="float" office:value="659066.867069334">
            <text:p>659066.8671</text:p>
          </table:table-cell>
          <table:table-cell office:value-type="float" office:value="834877.934437868">
            <text:p>834877.9344</text:p>
          </table:table-cell>
          <table:table-cell office:value-type="float" office:value="1073674.26467137">
            <text:p>1073674.2647</text:p>
          </table:table-cell>
          <table:table-cell office:value-type="float" office:value="1073674.26467139">
            <text:p>1073674.2647</text:p>
          </table:table-cell>
          <table:table-cell/>
          <table:table-cell table:formula="of:=2*[.A8]/PI()" office:value-type="float" office:value="0.15000035076525">
            <text:p>0.1500</text:p>
          </table:table-cell>
          <table:table-cell table:formula="of:=SQRT([.C8])" office:value-type="float" office:value="47.5688442835457">
            <text:p>47.5688</text:p>
          </table:table-cell>
          <table:table-cell table:formula="of:=SQRT([.D8])" office:value-type="float" office:value="141.372001181839">
            <text:p>141.3720</text:p>
          </table:table-cell>
          <table:table-cell table:formula="of:=SQRT([.E8])" office:value-type="float" office:value="694.360828768252">
            <text:p>694.3608</text:p>
          </table:table-cell>
          <table:table-cell table:formula="of:=SQRT([.F8])" office:value-type="float" office:value="755.327676267255">
            <text:p>755.3277</text:p>
          </table:table-cell>
          <table:table-cell table:formula="of:=SQRT([.G8])" office:value-type="float" office:value="755.327676267293">
            <text:p>755.3277</text:p>
          </table:table-cell>
          <table:table-cell table:formula="of:=SQRT([.H8])" office:value-type="float" office:value="811.829333708344">
            <text:p>811.8293</text:p>
          </table:table-cell>
          <table:table-cell table:formula="of:=SQRT([.I8])" office:value-type="float" office:value="913.716550379749">
            <text:p>913.7166</text:p>
          </table:table-cell>
          <table:table-cell table:formula="of:=SQRT([.J8])" office:value-type="float" office:value="1036.18254408737">
            <text:p>1036.1825</text:p>
          </table:table-cell>
          <table:table-cell table:formula="of:=SQRT([.K8])" office:value-type="float" office:value="1036.18254408738">
            <text:p>1036.1825</text:p>
          </table:table-cell>
          <table:table-cell table:formula="of:=[.$B$44]*[.A8]" office:value-type="float" office:value="141.372">
            <text:p>141.3720</text:p>
          </table:table-cell>
          <table:table-cell table:formula="of:=[.$B$45]*[.A8]" office:value-type="float" office:value="47.124">
            <text:p>47.1240</text:p>
          </table:table-cell>
          <table:table-cell table:style-name="ce1"/>
        </table:table-row>
        <table:table-row table:style-name="ro1">
          <table:table-cell office:value-type="float" office:value="0.27489">
            <text:p>0.2749</text:p>
          </table:table-cell>
          <table:table-cell office:value-type="float" office:value="0">
            <text:p>0.0000</text:p>
          </table:table-cell>
          <table:table-cell office:value-type="float" office:value="3099.53159537981">
            <text:p>3099.5315953798</text:p>
          </table:table-cell>
          <table:table-cell office:value-type="float" office:value="27203.2251984349">
            <text:p>27203.2252</text:p>
          </table:table-cell>
          <table:table-cell office:value-type="float" office:value="468622.253401396">
            <text:p>468622.2534</text:p>
          </table:table-cell>
          <table:table-cell office:value-type="float" office:value="571719.099523535">
            <text:p>571719.0995</text:p>
          </table:table-cell>
          <table:table-cell office:value-type="float" office:value="571719.099523592">
            <text:p>571719.0995</text:p>
          </table:table-cell>
          <table:table-cell office:value-type="float" office:value="675039.526166676">
            <text:p>675039.5262</text:p>
          </table:table-cell>
          <table:table-cell office:value-type="float" office:value="847453.128564947">
            <text:p>847453.1286</text:p>
          </table:table-cell>
          <table:table-cell office:value-type="float" office:value="1060037.43444669">
            <text:p>1060037.4344</text:p>
          </table:table-cell>
          <table:table-cell office:value-type="float" office:value="1060037.43444683">
            <text:p>1060037.4344</text:p>
          </table:table-cell>
          <table:table-cell/>
          <table:table-cell table:formula="of:=2*[.A9]/PI()" office:value-type="float" office:value="0.175000409226124">
            <text:p>0.1750</text:p>
          </table:table-cell>
          <table:table-cell table:formula="of:=SQRT([.C9])" office:value-type="float" office:value="55.6734370717294">
            <text:p>55.6734</text:p>
          </table:table-cell>
          <table:table-cell table:formula="of:=SQRT([.D9])" office:value-type="float" office:value="164.934002553855">
            <text:p>164.9340</text:p>
          </table:table-cell>
          <table:table-cell table:formula="of:=SQRT([.E9])" office:value-type="float" office:value="684.559897599469">
            <text:p>684.5599</text:p>
          </table:table-cell>
          <table:table-cell table:formula="of:=SQRT([.F9])" office:value-type="float" office:value="756.121087871205">
            <text:p>756.1211</text:p>
          </table:table-cell>
          <table:table-cell table:formula="of:=SQRT([.G9])" office:value-type="float" office:value="756.121087871243">
            <text:p>756.1211</text:p>
          </table:table-cell>
          <table:table-cell table:formula="of:=SQRT([.H9])" office:value-type="float" office:value="821.607890764613">
            <text:p>821.6079</text:p>
          </table:table-cell>
          <table:table-cell table:formula="of:=SQRT([.I9])" office:value-type="float" office:value="920.572174555014">
            <text:p>920.5722</text:p>
          </table:table-cell>
          <table:table-cell table:formula="of:=SQRT([.J9])" office:value-type="float" office:value="1029.58119371261">
            <text:p>1029.5812</text:p>
          </table:table-cell>
          <table:table-cell table:formula="of:=SQRT([.K9])" office:value-type="float" office:value="1029.58119371268">
            <text:p>1029.5812</text:p>
          </table:table-cell>
          <table:table-cell table:formula="of:=[.$B$44]*[.A9]" office:value-type="float" office:value="164.934">
            <text:p>164.9340</text:p>
          </table:table-cell>
          <table:table-cell table:formula="of:=[.$B$45]*[.A9]" office:value-type="float" office:value="54.978">
            <text:p>54.9780</text:p>
          </table:table-cell>
          <table:table-cell table:style-name="ce1"/>
        </table:table-row>
        <table:table-row table:style-name="ro1">
          <table:table-cell office:value-type="float" office:value="0.31416">
            <text:p>0.3142</text:p>
          </table:table-cell>
          <table:table-cell office:value-type="float" office:value="0">
            <text:p>0.0000</text:p>
          </table:table-cell>
          <table:table-cell office:value-type="float" office:value="4077.05889873579">
            <text:p>4077.0588987358</text:p>
          </table:table-cell>
          <table:table-cell office:value-type="float" office:value="35530.7438931199">
            <text:p>35530.7439</text:p>
          </table:table-cell>
          <table:table-cell office:value-type="float" office:value="455296.963165436">
            <text:p>455296.9632</text:p>
          </table:table-cell>
          <table:table-cell office:value-type="float" office:value="573102.807887194">
            <text:p>573102.8079</text:p>
          </table:table-cell>
          <table:table-cell office:value-type="float" office:value="573102.807887266">
            <text:p>573102.8079</text:p>
          </table:table-cell>
          <table:table-cell office:value-type="float" office:value="691201.154070808">
            <text:p>691201.1541</text:p>
          </table:table-cell>
          <table:table-cell office:value-type="float" office:value="861950.906834653">
            <text:p>861950.9068</text:p>
          </table:table-cell>
          <table:table-cell office:value-type="float" office:value="1046588.57787717">
            <text:p>1046588.5779</text:p>
          </table:table-cell>
          <table:table-cell office:value-type="float" office:value="1046588.5778772">
            <text:p>1046588.5779</text:p>
          </table:table-cell>
          <table:table-cell/>
          <table:table-cell table:formula="of:=2*[.A10]/PI()" office:value-type="float" office:value="0.200000467686999">
            <text:p>0.2000</text:p>
          </table:table-cell>
          <table:table-cell table:formula="of:=SQRT([.C10])" office:value-type="float" office:value="63.8518511770473">
            <text:p>63.8519</text:p>
          </table:table-cell>
          <table:table-cell table:formula="of:=SQRT([.D10])" office:value-type="float" office:value="188.496004979203">
            <text:p>188.4960</text:p>
          </table:table-cell>
          <table:table-cell table:formula="of:=SQRT([.E10])" office:value-type="float" office:value="674.756965999934">
            <text:p>674.7570</text:p>
          </table:table-cell>
          <table:table-cell table:formula="of:=SQRT([.F10])" office:value-type="float" office:value="757.035539381867">
            <text:p>757.0355</text:p>
          </table:table-cell>
          <table:table-cell table:formula="of:=SQRT([.G10])" office:value-type="float" office:value="757.035539381914">
            <text:p>757.0355</text:p>
          </table:table-cell>
          <table:table-cell table:formula="of:=SQRT([.H10])" office:value-type="float" office:value="831.385081698492">
            <text:p>831.3851</text:p>
          </table:table-cell>
          <table:table-cell table:formula="of:=SQRT([.I10])" office:value-type="float" office:value="928.413112162174">
            <text:p>928.4131</text:p>
          </table:table-cell>
          <table:table-cell table:formula="of:=SQRT([.J10])" office:value-type="float" office:value="1023.02911878263">
            <text:p>1023.0291</text:p>
          </table:table-cell>
          <table:table-cell table:formula="of:=SQRT([.K10])" office:value-type="float" office:value="1023.02911878265">
            <text:p>1023.0291</text:p>
          </table:table-cell>
          <table:table-cell table:formula="of:=[.$B$44]*[.A10]" office:value-type="float" office:value="188.496">
            <text:p>188.4960</text:p>
          </table:table-cell>
          <table:table-cell table:formula="of:=[.$B$45]*[.A10]" office:value-type="float" office:value="62.832">
            <text:p>62.8320</text:p>
          </table:table-cell>
          <table:table-cell table:style-name="ce1"/>
        </table:table-row>
        <table:table-row table:style-name="ro1">
          <table:table-cell office:value-type="float" office:value="0.35343">
            <text:p>0.3534</text:p>
          </table:table-cell>
          <table:table-cell office:value-type="float" office:value="0">
            <text:p>0.0000</text:p>
          </table:table-cell>
          <table:table-cell office:value-type="float" office:value="5199.82065539035">
            <text:p>5199.8206553904</text:p>
          </table:table-cell>
          <table:table-cell office:value-type="float" office:value="44968.5991690384">
            <text:p>44968.5992</text:p>
          </table:table-cell>
          <table:table-cell office:value-type="float" office:value="442161.176614905">
            <text:p>442161.1766</text:p>
          </table:table-cell>
          <table:table-cell office:value-type="float" office:value="574671.030092253">
            <text:p>574671.0301</text:p>
          </table:table-cell>
          <table:table-cell office:value-type="float" office:value="574671.030092392">
            <text:p>574671.0301</text:p>
          </table:table-cell>
          <table:table-cell office:value-type="float" office:value="707551.76717641">
            <text:p>707551.7672</text:p>
          </table:table-cell>
          <table:table-cell office:value-type="float" office:value="878366.826130272">
            <text:p>878366.8261</text:p>
          </table:table-cell>
          <table:table-cell office:value-type="float" office:value="1033327.57714251">
            <text:p>1033327.5771</text:p>
          </table:table-cell>
          <table:table-cell office:value-type="float" office:value="1033327.57714264">
            <text:p>1033327.5771</text:p>
          </table:table-cell>
          <table:table-cell/>
          <table:table-cell table:formula="of:=2*[.A11]/PI()" office:value-type="float" office:value="0.225000526147874">
            <text:p>0.2250</text:p>
          </table:table-cell>
          <table:table-cell table:formula="of:=SQRT([.C11])" office:value-type="float" office:value="72.1097819674304">
            <text:p>72.1098</text:p>
          </table:table-cell>
          <table:table-cell table:formula="of:=SQRT([.D11])" office:value-type="float" office:value="212.058008971692">
            <text:p>212.0580</text:p>
          </table:table-cell>
          <table:table-cell table:formula="of:=SQRT([.E11])" office:value-type="float" office:value="664.952010760856">
            <text:p>664.9520</text:p>
          </table:table-cell>
          <table:table-cell table:formula="of:=SQRT([.F11])" office:value-type="float" office:value="758.070597037145">
            <text:p>758.0706</text:p>
          </table:table-cell>
          <table:table-cell table:formula="of:=SQRT([.G11])" office:value-type="float" office:value="758.070597037236">
            <text:p>758.0706</text:p>
          </table:table-cell>
          <table:table-cell table:formula="of:=SQRT([.H11])" office:value-type="float" office:value="841.160963892411">
            <text:p>841.1610</text:p>
          </table:table-cell>
          <table:table-cell table:formula="of:=SQRT([.I11])" office:value-type="float" office:value="937.21226311347">
            <text:p>937.2123</text:p>
          </table:table-cell>
          <table:table-cell table:formula="of:=SQRT([.J11])" office:value-type="float" office:value="1016.52721416719">
            <text:p>1016.5272</text:p>
          </table:table-cell>
          <table:table-cell table:formula="of:=SQRT([.K11])" office:value-type="float" office:value="1016.52721416726">
            <text:p>1016.5272</text:p>
          </table:table-cell>
          <table:table-cell table:formula="of:=[.$B$44]*[.A11]" office:value-type="float" office:value="212.058">
            <text:p>212.0580</text:p>
          </table:table-cell>
          <table:table-cell table:formula="of:=[.$B$45]*[.A11]" office:value-type="float" office:value="70.686">
            <text:p>70.6860</text:p>
          </table:table-cell>
          <table:table-cell table:style-name="ce1"/>
        </table:table-row>
        <table:table-row table:style-name="ro1">
          <table:table-cell office:value-type="float" office:value="0.3927">
            <text:p>0.3927</text:p>
          </table:table-cell>
          <table:table-cell office:value-type="float" office:value="0">
            <text:p>0.0000</text:p>
          </table:table-cell>
          <table:table-cell office:value-type="float" office:value="6472.43823153977">
            <text:p>6472.4382315398</text:p>
          </table:table-cell>
          <table:table-cell office:value-type="float" office:value="55516.7915594087">
            <text:p>55516.7916</text:p>
          </table:table-cell>
          <table:table-cell office:value-type="float" office:value="429214.988930062">
            <text:p>429214.9889</text:p>
          </table:table-cell>
          <table:table-cell office:value-type="float" office:value="576423.773514669">
            <text:p>576423.7735</text:p>
          </table:table-cell>
          <table:table-cell office:value-type="float" office:value="576423.773514687">
            <text:p>576423.7735</text:p>
          </table:table-cell>
          <table:table-cell office:value-type="float" office:value="724091.387688203">
            <text:p>724091.3877</text:p>
          </table:table-cell>
          <table:table-cell office:value-type="float" office:value="896696.266076932">
            <text:p>896696.2661</text:p>
          </table:table-cell>
          <table:table-cell office:value-type="float" office:value="1020254.3172092">
            <text:p>1020254.3172</text:p>
          </table:table-cell>
          <table:table-cell office:value-type="float" office:value="1020254.31720928">
            <text:p>1020254.3172</text:p>
          </table:table-cell>
          <table:table-cell/>
          <table:table-cell table:formula="of:=2*[.A12]/PI()" office:value-type="float" office:value="0.250000584608749">
            <text:p>0.2500</text:p>
          </table:table-cell>
          <table:table-cell table:formula="of:=SQRT([.C12])" office:value-type="float" office:value="80.4514650677026">
            <text:p>80.4515</text:p>
          </table:table-cell>
          <table:table-cell table:formula="of:=SQRT([.D12])" office:value-type="float" office:value="235.620015192701">
            <text:p>235.6200</text:p>
          </table:table-cell>
          <table:table-cell table:formula="of:=SQRT([.E12])" office:value-type="float" office:value="655.145013664961">
            <text:p>655.1450</text:p>
          </table:table-cell>
          <table:table-cell table:formula="of:=SQRT([.F12])" office:value-type="float" office:value="759.225772425218">
            <text:p>759.2258</text:p>
          </table:table-cell>
          <table:table-cell table:formula="of:=SQRT([.G12])" office:value-type="float" office:value="759.22577242523">
            <text:p>759.2258</text:p>
          </table:table-cell>
          <table:table-cell table:formula="of:=SQRT([.H12])" office:value-type="float" office:value="850.935595499567">
            <text:p>850.9356</text:p>
          </table:table-cell>
          <table:table-cell table:formula="of:=SQRT([.I12])" office:value-type="float" office:value="946.940476522644">
            <text:p>946.9405</text:p>
          </table:table-cell>
          <table:table-cell table:formula="of:=SQRT([.J12])" office:value-type="float" office:value="1010.07639176906">
            <text:p>1010.0764</text:p>
          </table:table-cell>
          <table:table-cell table:formula="of:=SQRT([.K12])" office:value-type="float" office:value="1010.0763917691">
            <text:p>1010.0764</text:p>
          </table:table-cell>
          <table:table-cell table:formula="of:=[.$B$44]*[.A12]" office:value-type="float" office:value="235.62">
            <text:p>235.6200</text:p>
          </table:table-cell>
          <table:table-cell table:formula="of:=[.$B$45]*[.A12]" office:value-type="float" office:value="78.54">
            <text:p>78.5400</text:p>
          </table:table-cell>
          <table:table-cell table:style-name="ce1"/>
        </table:table-row>
        <table:table-row table:style-name="ro1">
          <table:table-cell office:value-type="float" office:value="0.43197">
            <text:p>0.4320</text:p>
          </table:table-cell>
          <table:table-cell office:value-type="float" office:value="0">
            <text:p>0.0000</text:p>
          </table:table-cell>
          <table:table-cell office:value-type="float" office:value="7899.60574416443">
            <text:p>7899.6057441644</text:p>
          </table:table-cell>
          <table:table-cell office:value-type="float" office:value="67175.321805869">
            <text:p>67175.3218</text:p>
          </table:table-cell>
          <table:table-cell office:value-type="float" office:value="416458.50392054">
            <text:p>416458.5039</text:p>
          </table:table-cell>
          <table:table-cell office:value-type="float" office:value="578361.046457479">
            <text:p>578361.0465</text:p>
          </table:table-cell>
          <table:table-cell office:value-type="float" office:value="578361.046457803">
            <text:p>578361.0465</text:p>
          </table:table-cell>
          <table:table-cell office:value-type="float" office:value="740820.043534188">
            <text:p>740820.0435</text:p>
          </table:table-cell>
          <table:table-cell office:value-type="float" office:value="916934.533933818">
            <text:p>916934.5339</text:p>
          </table:table-cell>
          <table:table-cell office:value-type="float" office:value="1007368.68577904">
            <text:p>1007368.6858</text:p>
          </table:table-cell>
          <table:table-cell office:value-type="float" office:value="1007368.68577912">
            <text:p>1007368.6858</text:p>
          </table:table-cell>
          <table:table-cell/>
          <table:table-cell table:formula="of:=2*[.A13]/PI()" office:value-type="float" office:value="0.275000643069624">
            <text:p>0.2750</text:p>
          </table:table-cell>
          <table:table-cell table:formula="of:=SQRT([.C13])" office:value-type="float" office:value="88.8797262831318">
            <text:p>88.8797</text:p>
          </table:table-cell>
          <table:table-cell table:formula="of:=SQRT([.D13])" office:value-type="float" office:value="259.18202446518">
            <text:p>259.1820</text:p>
          </table:table-cell>
          <table:table-cell table:formula="of:=SQRT([.E13])" office:value-type="float" office:value="645.335962054293">
            <text:p>645.3360</text:p>
          </table:table-cell>
          <table:table-cell table:formula="of:=SQRT([.F13])" office:value-type="float" office:value="760.500523640503">
            <text:p>760.5005</text:p>
          </table:table-cell>
          <table:table-cell table:formula="of:=SQRT([.G13])" office:value-type="float" office:value="760.500523640716">
            <text:p>760.5005</text:p>
          </table:table-cell>
          <table:table-cell table:formula="of:=SQRT([.H13])" office:value-type="float" office:value="860.709035350616">
            <text:p>860.7090</text:p>
          </table:table-cell>
          <table:table-cell table:formula="of:=SQRT([.I13])" office:value-type="float" office:value="957.566986656191">
            <text:p>957.5670</text:p>
          </table:table-cell>
          <table:table-cell table:formula="of:=SQRT([.J13])" office:value-type="float" office:value="1003.67758059002">
            <text:p>1003.6776</text:p>
          </table:table-cell>
          <table:table-cell table:formula="of:=SQRT([.K13])" office:value-type="float" office:value="1003.67758059006">
            <text:p>1003.6776</text:p>
          </table:table-cell>
          <table:table-cell table:formula="of:=[.$B$44]*[.A13]" office:value-type="float" office:value="259.182">
            <text:p>259.1820</text:p>
          </table:table-cell>
          <table:table-cell table:formula="of:=[.$B$45]*[.A13]" office:value-type="float" office:value="86.394">
            <text:p>86.3940</text:p>
          </table:table-cell>
          <table:table-cell table:style-name="ce1"/>
        </table:table-row>
        <table:table-row table:style-name="ro1">
          <table:table-cell office:value-type="float" office:value="0.47124">
            <text:p>0.4712</text:p>
          </table:table-cell>
          <table:table-cell office:value-type="float" office:value="0">
            <text:p>0.0000</text:p>
          </table:table-cell>
          <table:table-cell office:value-type="float" office:value="9485.99458997312">
            <text:p>9485.9945899731</text:p>
          </table:table-cell>
          <table:table-cell office:value-type="float" office:value="79944.190908991">
            <text:p>79944.1909</text:p>
          </table:table-cell>
          <table:table-cell office:value-type="float" office:value="403891.834283743">
            <text:p>403891.8343</text:p>
          </table:table-cell>
          <table:table-cell office:value-type="float" office:value="580482.858169272">
            <text:p>580482.8582</text:p>
          </table:table-cell>
          <table:table-cell office:value-type="float" office:value="580482.858169393">
            <text:p>580482.8582</text:p>
          </table:table-cell>
          <table:table-cell office:value-type="float" office:value="757737.768288155">
            <text:p>757737.7683</text:p>
          </table:table-cell>
          <table:table-cell office:value-type="float" office:value="939076.960163699">
            <text:p>939076.9602</text:p>
          </table:table-cell>
          <table:table-cell office:value-type="float" office:value="994670.573242312">
            <text:p>994670.5732</text:p>
          </table:table-cell>
          <table:table-cell office:value-type="float" office:value="994670.573242609">
            <text:p>994670.5732</text:p>
          </table:table-cell>
          <table:table-cell/>
          <table:table-cell table:formula="of:=2*[.A14]/PI()" office:value-type="float" office:value="0.300000701530499">
            <text:p>0.3000</text:p>
          </table:table-cell>
          <table:table-cell table:formula="of:=SQRT([.C14])" office:value-type="float" office:value="97.3960707111592">
            <text:p>97.3961</text:p>
          </table:table-cell>
          <table:table-cell table:formula="of:=SQRT([.D14])" office:value-type="float" office:value="282.744037795655">
            <text:p>282.7440</text:p>
          </table:table-cell>
          <table:table-cell table:formula="of:=SQRT([.E14])" office:value-type="float" office:value="635.524849462036">
            <text:p>635.5248</text:p>
          </table:table-cell>
          <table:table-cell table:formula="of:=SQRT([.F14])" office:value-type="float" office:value="761.89425655354">
            <text:p>761.8943</text:p>
          </table:table-cell>
          <table:table-cell table:formula="of:=SQRT([.G14])" office:value-type="float" office:value="761.89425655362">
            <text:p>761.8943</text:p>
          </table:table-cell>
          <table:table-cell table:formula="of:=SQRT([.H14])" office:value-type="float" office:value="870.481342871951">
            <text:p>870.4813</text:p>
          </table:table-cell>
          <table:table-cell table:formula="of:=SQRT([.I14])" office:value-type="float" office:value="969.059833118523">
            <text:p>969.0598</text:p>
          </table:table-cell>
          <table:table-cell table:formula="of:=SQRT([.J14])" office:value-type="float" office:value="997.331726780168">
            <text:p>997.3317</text:p>
          </table:table-cell>
          <table:table-cell table:formula="of:=SQRT([.K14])" office:value-type="float" office:value="997.331726780317">
            <text:p>997.3317</text:p>
          </table:table-cell>
          <table:table-cell table:formula="of:=[.$B$44]*[.A14]" office:value-type="float" office:value="282.744">
            <text:p>282.7440</text:p>
          </table:table-cell>
          <table:table-cell table:formula="of:=[.$B$45]*[.A14]" office:value-type="float" office:value="94.248">
            <text:p>94.2480</text:p>
          </table:table-cell>
          <table:table-cell table:style-name="ce1"/>
        </table:table-row>
        <table:table-row table:style-name="ro1">
          <table:table-cell office:value-type="float" office:value="0.51051">
            <text:p>0.5105</text:p>
          </table:table-cell>
          <table:table-cell office:value-type="float" office:value="0">
            <text:p>0.0000</text:p>
          </table:table-cell>
          <table:table-cell office:value-type="float" office:value="11236.1698398432">
            <text:p>11236.1698398432</text:p>
          </table:table-cell>
          <table:table-cell office:value-type="float" office:value="93823.4001809953">
            <text:p>93823.4002</text:p>
          </table:table-cell>
          <table:table-cell office:value-type="float" office:value="391515.101868873">
            <text:p>391515.1019</text:p>
          </table:table-cell>
          <table:table-cell office:value-type="float" office:value="582789.218864653">
            <text:p>582789.2189</text:p>
          </table:table-cell>
          <table:table-cell office:value-type="float" office:value="582789.218864779">
            <text:p>582789.2189</text:p>
          </table:table-cell>
          <table:table-cell office:value-type="float" office:value="774844.601094125">
            <text:p>774844.6011</text:p>
          </table:table-cell>
          <table:table-cell office:value-type="float" office:value="963118.982133095">
            <text:p>963118.9821</text:p>
          </table:table-cell>
          <table:table-cell office:value-type="float" office:value="982159.872630169">
            <text:p>982159.8726</text:p>
          </table:table-cell>
          <table:table-cell office:value-type="float" office:value="982159.872630324">
            <text:p>982159.8726</text:p>
          </table:table-cell>
          <table:table-cell/>
          <table:table-cell table:formula="of:=2*[.A15]/PI()" office:value-type="float" office:value="0.325000759991374">
            <text:p>0.3250</text:p>
          </table:table-cell>
          <table:table-cell table:formula="of:=SQRT([.C15])" office:value-type="float" office:value="106.000801128308">
            <text:p>106.0008</text:p>
          </table:table-cell>
          <table:table-cell table:formula="of:=SQRT([.D15])" office:value-type="float" office:value="306.306056389676">
            <text:p>306.3061</text:p>
          </table:table-cell>
          <table:table-cell table:formula="of:=SQRT([.E15])" office:value-type="float" office:value="625.711676308564">
            <text:p>625.7117</text:p>
          </table:table-cell>
          <table:table-cell table:formula="of:=SQRT([.F15])" office:value-type="float" office:value="763.40632618852">
            <text:p>763.4063</text:p>
          </table:table-cell>
          <table:table-cell table:formula="of:=SQRT([.G15])" office:value-type="float" office:value="763.406326188603">
            <text:p>763.4063</text:p>
          </table:table-cell>
          <table:table-cell table:formula="of:=SQRT([.H15])" office:value-type="float" office:value="880.252578010496">
            <text:p>880.2526</text:p>
          </table:table-cell>
          <table:table-cell table:formula="of:=SQRT([.I15])" office:value-type="float" office:value="981.386255321061">
            <text:p>981.3863</text:p>
          </table:table-cell>
          <table:table-cell table:formula="of:=SQRT([.J15])" office:value-type="float" office:value="991.039793666313">
            <text:p>991.0398</text:p>
          </table:table-cell>
          <table:table-cell table:formula="of:=SQRT([.K15])" office:value-type="float" office:value="991.039793666392">
            <text:p>991.0398</text:p>
          </table:table-cell>
          <table:table-cell table:formula="of:=[.$B$44]*[.A15]" office:value-type="float" office:value="306.306">
            <text:p>306.3060</text:p>
          </table:table-cell>
          <table:table-cell table:formula="of:=[.$B$45]*[.A15]" office:value-type="float" office:value="102.102">
            <text:p>102.1020</text:p>
          </table:table-cell>
          <table:table-cell table:style-name="ce1"/>
        </table:table-row>
        <table:table-row table:style-name="ro1">
          <table:table-cell office:value-type="float" office:value="0.54978">
            <text:p>0.5498</text:p>
          </table:table-cell>
          <table:table-cell office:value-type="float" office:value="0">
            <text:p>0.0000</text:p>
          </table:table-cell>
          <table:table-cell office:value-type="float" office:value="13154.5200447211">
            <text:p>13154.5200447211</text:p>
          </table:table-cell>
          <table:table-cell office:value-type="float" office:value="108812.951304811">
            <text:p>108812.9513</text:p>
          </table:table-cell>
          <table:table-cell office:value-type="float" office:value="379328.437950189">
            <text:p>379328.4380</text:p>
          </table:table-cell>
          <table:table-cell office:value-type="float" office:value="585280.139744595">
            <text:p>585280.1397</text:p>
          </table:table-cell>
          <table:table-cell office:value-type="float" office:value="585280.139744863">
            <text:p>585280.1397</text:p>
          </table:table-cell>
          <table:table-cell office:value-type="float" office:value="792140.586603058">
            <text:p>792140.5866</text:p>
          </table:table-cell>
          <table:table-cell office:value-type="float" office:value="969836.479566829">
            <text:p>969836.4796</text:p>
          </table:table-cell>
          <table:table-cell office:value-type="float" office:value="969836.479567003">
            <text:p>969836.4796</text:p>
          </table:table-cell>
          <table:table-cell office:value-type="float" office:value="989056.214417022">
            <text:p>989056.2144</text:p>
          </table:table-cell>
          <table:table-cell/>
          <table:table-cell table:formula="of:=2*[.A16]/PI()" office:value-type="float" office:value="0.350000818452249">
            <text:p>0.3500</text:p>
          </table:table-cell>
          <table:table-cell table:formula="of:=SQRT([.C16])" office:value-type="float" office:value="114.69315605005">
            <text:p>114.6932</text:p>
          </table:table-cell>
          <table:table-cell table:formula="of:=SQRT([.D16])" office:value-type="float" office:value="329.86808167025">
            <text:p>329.8681</text:p>
          </table:table-cell>
          <table:table-cell table:formula="of:=SQRT([.E16])" office:value-type="float" office:value="615.896450671855">
            <text:p>615.8965</text:p>
          </table:table-cell>
          <table:table-cell table:formula="of:=SQRT([.F16])" office:value-type="float" office:value="765.036038199898">
            <text:p>765.0360</text:p>
          </table:table-cell>
          <table:table-cell table:formula="of:=SQRT([.G16])" office:value-type="float" office:value="765.036038200073">
            <text:p>765.0360</text:p>
          </table:table-cell>
          <table:table-cell table:formula="of:=SQRT([.H16])" office:value-type="float" office:value="890.022801170317">
            <text:p>890.0228</text:p>
          </table:table-cell>
          <table:table-cell table:formula="of:=SQRT([.I16])" office:value-type="float" office:value="984.802761758327">
            <text:p>984.8028</text:p>
          </table:table-cell>
          <table:table-cell table:formula="of:=SQRT([.J16])" office:value-type="float" office:value="984.802761758416">
            <text:p>984.8028</text:p>
          </table:table-cell>
          <table:table-cell table:formula="of:=SQRT([.K16])" office:value-type="float" office:value="994.513053919868">
            <text:p>994.5131</text:p>
          </table:table-cell>
          <table:table-cell table:formula="of:=[.$B$44]*[.A16]" office:value-type="float" office:value="329.868">
            <text:p>329.8680</text:p>
          </table:table-cell>
          <table:table-cell table:formula="of:=[.$B$45]*[.A16]" office:value-type="float" office:value="109.956">
            <text:p>109.9560</text:p>
          </table:table-cell>
          <table:table-cell table:style-name="ce1"/>
        </table:table-row>
        <table:table-row table:style-name="ro1">
          <table:table-cell office:value-type="float" office:value="0.58905">
            <text:p>0.5891</text:p>
          </table:table-cell>
          <table:table-cell office:value-type="float" office:value="0">
            <text:p>0.0000</text:p>
          </table:table-cell>
          <table:table-cell office:value-type="float" office:value="15245.2010329091">
            <text:p>15245.2010329091</text:p>
          </table:table-cell>
          <table:table-cell office:value-type="float" office:value="124912.846398564">
            <text:p>124912.8464</text:p>
          </table:table-cell>
          <table:table-cell office:value-type="float" office:value="367331.983506971">
            <text:p>367331.9835</text:p>
          </table:table-cell>
          <table:table-cell office:value-type="float" office:value="587955.63301923">
            <text:p>587955.6330</text:p>
          </table:table-cell>
          <table:table-cell office:value-type="float" office:value="587955.633019771">
            <text:p>587955.6330</text:p>
          </table:table-cell>
          <table:table-cell office:value-type="float" office:value="809625.774911103">
            <text:p>809625.7749</text:p>
          </table:table-cell>
          <table:table-cell office:value-type="float" office:value="957700.292224676">
            <text:p>957700.2922</text:p>
          </table:table-cell>
          <table:table-cell office:value-type="float" office:value="957700.292224864">
            <text:p>957700.2922</text:p>
          </table:table-cell>
          <table:table-cell office:value-type="float" office:value="1016884.50512093">
            <text:p>1016884.5051</text:p>
          </table:table-cell>
          <table:table-cell/>
          <table:table-cell table:formula="of:=2*[.A17]/PI()" office:value-type="float" office:value="0.375000876913124">
            <text:p>0.3750</text:p>
          </table:table-cell>
          <table:table-cell table:formula="of:=SQRT([.C17])" office:value-type="float" office:value="123.471458373622">
            <text:p>123.4715</text:p>
          </table:table-cell>
          <table:table-cell table:formula="of:=SQRT([.D17])" office:value-type="float" office:value="353.430115296594">
            <text:p>353.4301</text:p>
          </table:table-cell>
          <table:table-cell table:formula="of:=SQRT([.E17])" office:value-type="float" office:value="606.079189138656">
            <text:p>606.0792</text:p>
          </table:table-cell>
          <table:table-cell table:formula="of:=SQRT([.F17])" office:value-type="float" office:value="766.782650442242">
            <text:p>766.7827</text:p>
          </table:table-cell>
          <table:table-cell table:formula="of:=SQRT([.G17])" office:value-type="float" office:value="766.782650442595">
            <text:p>766.7827</text:p>
          </table:table-cell>
          <table:table-cell table:formula="of:=SQRT([.H17])" office:value-type="float" office:value="899.792073154183">
            <text:p>899.7921</text:p>
          </table:table-cell>
          <table:table-cell table:formula="of:=SQRT([.I17])" office:value-type="float" office:value="978.62162873333">
            <text:p>978.6216</text:p>
          </table:table-cell>
          <table:table-cell table:formula="of:=SQRT([.J17])" office:value-type="float" office:value="978.621628733426">
            <text:p>978.6216</text:p>
          </table:table-cell>
          <table:table-cell table:formula="of:=SQRT([.K17])" office:value-type="float" office:value="1008.40691445514">
            <text:p>1008.4069</text:p>
          </table:table-cell>
          <table:table-cell table:formula="of:=[.$B$44]*[.A17]" office:value-type="float" office:value="353.43">
            <text:p>353.4300</text:p>
          </table:table-cell>
          <table:table-cell table:formula="of:=[.$B$45]*[.A17]" office:value-type="float" office:value="117.81">
            <text:p>117.8100</text:p>
          </table:table-cell>
          <table:table-cell table:style-name="ce1"/>
        </table:table-row>
        <table:table-row table:style-name="ro1">
          <table:table-cell office:value-type="float" office:value="0.62832">
            <text:p>0.6283</text:p>
          </table:table-cell>
          <table:table-cell office:value-type="float" office:value="0">
            <text:p>0.0000</text:p>
          </table:table-cell>
          <table:table-cell office:value-type="float" office:value="17512.0935165162">
            <text:p>17512.0935165162</text:p>
          </table:table-cell>
          <table:table-cell office:value-type="float" office:value="142123.08808433">
            <text:p>142123.0881</text:p>
          </table:table-cell>
          <table:table-cell office:value-type="float" office:value="355525.889510948">
            <text:p>355525.8895</text:p>
          </table:table-cell>
          <table:table-cell office:value-type="float" office:value="590815.711930691">
            <text:p>590815.7119</text:p>
          </table:table-cell>
          <table:table-cell office:value-type="float" office:value="590815.711930835">
            <text:p>590815.7119</text:p>
          </table:table-cell>
          <table:table-cell office:value-type="float" office:value="827300.221505072">
            <text:p>827300.2215</text:p>
          </table:table-cell>
          <table:table-cell office:value-type="float" office:value="945751.211279235">
            <text:p>945751.2113</text:p>
          </table:table-cell>
          <table:table-cell office:value-type="float" office:value="945751.211279253">
            <text:p>945751.2113</text:p>
          </table:table-cell>
          <table:table-cell office:value-type="float" office:value="1046599.97840305">
            <text:p>1046599.9784</text:p>
          </table:table-cell>
          <table:table-cell/>
          <table:table-cell table:formula="of:=2*[.A18]/PI()" office:value-type="float" office:value="0.400000935373999">
            <text:p>0.4000</text:p>
          </table:table-cell>
          <table:table-cell table:formula="of:=SQRT([.C18])" office:value-type="float" office:value="132.333266854998">
            <text:p>132.3333</text:p>
          </table:table-cell>
          <table:table-cell table:formula="of:=SQRT([.D18])" office:value-type="float" office:value="376.992159181501">
            <text:p>376.9922</text:p>
          </table:table-cell>
          <table:table-cell table:formula="of:=SQRT([.E18])" office:value-type="float" office:value="596.259917746404">
            <text:p>596.2599</text:p>
          </table:table-cell>
          <table:table-cell table:formula="of:=SQRT([.F18])" office:value-type="float" office:value="768.645374623884">
            <text:p>768.6454</text:p>
          </table:table-cell>
          <table:table-cell table:formula="of:=SQRT([.G18])" office:value-type="float" office:value="768.645374623978">
            <text:p>768.6454</text:p>
          </table:table-cell>
          <table:table-cell table:formula="of:=SQRT([.H18])" office:value-type="float" office:value="909.560455112838">
            <text:p>909.5605</text:p>
          </table:table-cell>
          <table:table-cell table:formula="of:=SQRT([.I18])" office:value-type="float" office:value="972.497409394614">
            <text:p>972.4974</text:p>
          </table:table-cell>
          <table:table-cell table:formula="of:=SQRT([.J18])" office:value-type="float" office:value="972.497409394623">
            <text:p>972.4974</text:p>
          </table:table-cell>
          <table:table-cell table:formula="of:=SQRT([.K18])" office:value-type="float" office:value="1023.03469071339">
            <text:p>1023.0347</text:p>
          </table:table-cell>
          <table:table-cell table:formula="of:=[.$B$44]*[.A18]" office:value-type="float" office:value="376.992">
            <text:p>376.9920</text:p>
          </table:table-cell>
          <table:table-cell table:formula="of:=[.$B$45]*[.A18]" office:value-type="float" office:value="125.664">
            <text:p>125.6640</text:p>
          </table:table-cell>
          <table:table-cell table:style-name="ce1"/>
        </table:table-row>
        <table:table-row table:style-name="ro1">
          <table:table-cell office:value-type="float" office:value="0.66759">
            <text:p>0.6676</text:p>
          </table:table-cell>
          <table:table-cell office:value-type="float" office:value="0">
            <text:p>0.0000</text:p>
          </table:table-cell>
          <table:table-cell office:value-type="float" office:value="19958.7736792741">
            <text:p>19958.7736792741</text:p>
          </table:table-cell>
          <table:table-cell office:value-type="float" office:value="160443.679561847">
            <text:p>160443.6796</text:p>
          </table:table-cell>
          <table:table-cell office:value-type="float" office:value="343910.317218031">
            <text:p>343910.3172</text:p>
          </table:table-cell>
          <table:table-cell office:value-type="float" office:value="593860.390776816">
            <text:p>593860.3908</text:p>
          </table:table-cell>
          <table:table-cell office:value-type="float" office:value="593860.390777134">
            <text:p>593860.3908</text:p>
          </table:table-cell>
          <table:table-cell office:value-type="float" office:value="845163.987214406">
            <text:p>845163.9872</text:p>
          </table:table-cell>
          <table:table-cell office:value-type="float" office:value="933989.139864646">
            <text:p>933989.1399</text:p>
          </table:table-cell>
          <table:table-cell office:value-type="float" office:value="933989.139864815">
            <text:p>933989.1399</text:p>
          </table:table-cell>
          <table:table-cell office:value-type="float" office:value="1078199.06402373">
            <text:p>1078199.0640</text:p>
          </table:table-cell>
          <table:table-cell/>
          <table:table-cell table:formula="of:=2*[.A19]/PI()" office:value-type="float" office:value="0.425000993834874">
            <text:p>0.4250</text:p>
          </table:table-cell>
          <table:table-cell table:formula="of:=SQRT([.C19])" office:value-type="float" office:value="141.275523992212">
            <text:p>141.2755</text:p>
          </table:table-cell>
          <table:table-cell table:formula="of:=SQRT([.D19])" office:value-type="float" office:value="400.554215508771">
            <text:p>400.5542</text:p>
          </table:table-cell>
          <table:table-cell table:formula="of:=SQRT([.E19])" office:value-type="float" office:value="586.438673023899">
            <text:p>586.4387</text:p>
          </table:table-cell>
          <table:table-cell table:formula="of:=SQRT([.F19])" office:value-type="float" office:value="770.623378036779">
            <text:p>770.6234</text:p>
          </table:table-cell>
          <table:table-cell table:formula="of:=SQRT([.G19])" office:value-type="float" office:value="770.623378036985">
            <text:p>770.6234</text:p>
          </table:table-cell>
          <table:table-cell table:formula="of:=SQRT([.H19])" office:value-type="float" office:value="919.328008500995">
            <text:p>919.3280</text:p>
          </table:table-cell>
          <table:table-cell table:formula="of:=SQRT([.I19])" office:value-type="float" office:value="966.431135603901">
            <text:p>966.4311</text:p>
          </table:table-cell>
          <table:table-cell table:formula="of:=SQRT([.J19])" office:value-type="float" office:value="966.431135603989">
            <text:p>966.4311</text:p>
          </table:table-cell>
          <table:table-cell table:formula="of:=SQRT([.K19])" office:value-type="float" office:value="1038.36364729498">
            <text:p>1038.3636</text:p>
          </table:table-cell>
          <table:table-cell table:formula="of:=[.$B$44]*[.A19]" office:value-type="float" office:value="400.554">
            <text:p>400.5540</text:p>
          </table:table-cell>
          <table:table-cell table:formula="of:=[.$B$45]*[.A19]" office:value-type="float" office:value="133.518">
            <text:p>133.5180</text:p>
          </table:table-cell>
          <table:table-cell table:style-name="ce1"/>
        </table:table-row>
        <table:table-row table:style-name="ro1">
          <table:table-cell office:value-type="float" office:value="0.70686">
            <text:p>0.7069</text:p>
          </table:table-cell>
          <table:table-cell office:value-type="float" office:value="0">
            <text:p>0.0000</text:p>
          </table:table-cell>
          <table:table-cell office:value-type="float" office:value="22588.4955172604">
            <text:p>22588.4955172604</text:p>
          </table:table-cell>
          <table:table-cell office:value-type="float" office:value="179874.624688397">
            <text:p>179874.6247</text:p>
          </table:table-cell>
          <table:table-cell office:value-type="float" office:value="332485.438456343">
            <text:p>332485.4385</text:p>
          </table:table-cell>
          <table:table-cell office:value-type="float" office:value="597089.684935994">
            <text:p>597089.6849</text:p>
          </table:table-cell>
          <table:table-cell office:value-type="float" office:value="597089.684936017">
            <text:p>597089.6849</text:p>
          </table:table-cell>
          <table:table-cell office:value-type="float" office:value="863217.138166454">
            <text:p>863217.1382</text:p>
          </table:table-cell>
          <table:table-cell office:value-type="float" office:value="922413.983531317">
            <text:p>922413.9835</text:p>
          </table:table-cell>
          <table:table-cell office:value-type="float" office:value="922413.983531345">
            <text:p>922413.9835</text:p>
          </table:table-cell>
          <table:table-cell office:value-type="float" office:value="1111678.51515144">
            <text:p>1111678.5152</text:p>
          </table:table-cell>
          <table:table-cell/>
          <table:table-cell table:formula="of:=2*[.A20]/PI()" office:value-type="float" office:value="0.450001052295749">
            <text:p>0.4500</text:p>
          </table:table-cell>
          <table:table-cell table:formula="of:=SQRT([.C20])" office:value-type="float" office:value="150.2946955726">
            <text:p>150.2947</text:p>
          </table:table-cell>
          <table:table-cell table:formula="of:=SQRT([.D20])" office:value-type="float" office:value="424.116286752109">
            <text:p>424.1163</text:p>
          </table:table-cell>
          <table:table-cell table:formula="of:=SQRT([.E20])" office:value-type="float" office:value="576.615503135619">
            <text:p>576.6155</text:p>
          </table:table-cell>
          <table:table-cell table:formula="of:=SQRT([.F20])" office:value-type="float" office:value="772.715785354482">
            <text:p>772.7158</text:p>
          </table:table-cell>
          <table:table-cell table:formula="of:=SQRT([.G20])" office:value-type="float" office:value="772.715785354497">
            <text:p>772.7158</text:p>
          </table:table-cell>
          <table:table-cell table:formula="of:=SQRT([.H20])" office:value-type="float" office:value="929.094795037866">
            <text:p>929.0948</text:p>
          </table:table-cell>
          <table:table-cell table:formula="of:=SQRT([.I20])" office:value-type="float" office:value="960.423856186068">
            <text:p>960.4239</text:p>
          </table:table-cell>
          <table:table-cell table:formula="of:=SQRT([.J20])" office:value-type="float" office:value="960.423856186083">
            <text:p>960.4239</text:p>
          </table:table-cell>
          <table:table-cell table:formula="of:=SQRT([.K20])" office:value-type="float" office:value="1054.36166240595">
            <text:p>1054.3617</text:p>
          </table:table-cell>
          <table:table-cell table:formula="of:=[.$B$44]*[.A20]" office:value-type="float" office:value="424.116">
            <text:p>424.1160</text:p>
          </table:table-cell>
          <table:table-cell table:formula="of:=[.$B$45]*[.A20]" office:value-type="float" office:value="141.372">
            <text:p>141.3720</text:p>
          </table:table-cell>
          <table:table-cell table:style-name="ce1"/>
        </table:table-row>
        <table:table-row table:style-name="ro1">
          <table:table-cell office:value-type="float" office:value="0.74613">
            <text:p>0.7461</text:p>
          </table:table-cell>
          <table:table-cell office:value-type="float" office:value="0">
            <text:p>0.0000</text:p>
          </table:table-cell>
          <table:table-cell office:value-type="float" office:value="25404.1834051342">
            <text:p>25404.1834051342</text:p>
          </table:table-cell>
          <table:table-cell office:value-type="float" office:value="200415.928061471">
            <text:p>200415.9281</text:p>
          </table:table-cell>
          <table:table-cell office:value-type="float" office:value="321251.435921866">
            <text:p>321251.4359</text:p>
          </table:table-cell>
          <table:table-cell office:value-type="float" office:value="600503.61089175">
            <text:p>600503.6109</text:p>
          </table:table-cell>
          <table:table-cell office:value-type="float" office:value="600503.610892014">
            <text:p>600503.6109</text:p>
          </table:table-cell>
          <table:table-cell office:value-type="float" office:value="881459.745748025">
            <text:p>881459.7457</text:p>
          </table:table-cell>
          <table:table-cell office:value-type="float" office:value="911025.650202091">
            <text:p>911025.6502</text:p>
          </table:table-cell>
          <table:table-cell office:value-type="float" office:value="911025.650202247">
            <text:p>911025.6502</text:p>
          </table:table-cell>
          <table:table-cell office:value-type="float" office:value="1147035.41595178">
            <text:p>1147035.4160</text:p>
          </table:table-cell>
          <table:table-cell/>
          <table:table-cell table:formula="of:=2*[.A21]/PI()" office:value-type="float" office:value="0.475001110756624">
            <text:p>0.4750</text:p>
          </table:table-cell>
          <table:table-cell table:formula="of:=SQRT([.C21])" office:value-type="float" office:value="159.386898473915">
            <text:p>159.3869</text:p>
          </table:table-cell>
          <table:table-cell table:formula="of:=SQRT([.D21])" office:value-type="float" office:value="447.678375691155">
            <text:p>447.6784</text:p>
          </table:table-cell>
          <table:table-cell table:formula="of:=SQRT([.E21])" office:value-type="float" office:value="566.790469152284">
            <text:p>566.7905</text:p>
          </table:table-cell>
          <table:table-cell table:formula="of:=SQRT([.F21])" office:value-type="float" office:value="774.921680488906">
            <text:p>774.9217</text:p>
          </table:table-cell>
          <table:table-cell table:formula="of:=SQRT([.G21])" office:value-type="float" office:value="774.921680489076">
            <text:p>774.9217</text:p>
          </table:table-cell>
          <table:table-cell table:formula="of:=SQRT([.H21])" office:value-type="float" office:value="938.860876673443">
            <text:p>938.8609</text:p>
          </table:table-cell>
          <table:table-cell table:formula="of:=SQRT([.I21])" office:value-type="float" office:value="954.476636802647">
            <text:p>954.4766</text:p>
          </table:table-cell>
          <table:table-cell table:formula="of:=SQRT([.J21])" office:value-type="float" office:value="954.476636802728">
            <text:p>954.4766</text:p>
          </table:table-cell>
          <table:table-cell table:formula="of:=SQRT([.K21])" office:value-type="float" office:value="1070.99739306489">
            <text:p>1070.9974</text:p>
          </table:table-cell>
          <table:table-cell table:formula="of:=[.$B$44]*[.A21]" office:value-type="float" office:value="447.678">
            <text:p>447.6780</text:p>
          </table:table-cell>
          <table:table-cell table:formula="of:=[.$B$45]*[.A21]" office:value-type="float" office:value="149.226">
            <text:p>149.2260</text:p>
          </table:table-cell>
          <table:table-cell table:style-name="ce1"/>
        </table:table-row>
        <table:table-row table:style-name="ro1">
          <table:table-cell office:value-type="float" office:value="0.7854">
            <text:p>0.7854</text:p>
          </table:table-cell>
          <table:table-cell office:value-type="float" office:value="0">
            <text:p>0.0000</text:p>
          </table:table-cell>
          <table:table-cell office:value-type="float" office:value="28408.433251163">
            <text:p>28408.433251163</text:p>
          </table:table-cell>
          <table:table-cell office:value-type="float" office:value="222067.595109495">
            <text:p>222067.5951</text:p>
          </table:table-cell>
          <table:table-cell office:value-type="float" office:value="310208.503464322">
            <text:p>310208.5035</text:p>
          </table:table-cell>
          <table:table-cell office:value-type="float" office:value="604102.186258507">
            <text:p>604102.1863</text:p>
          </table:table-cell>
          <table:table-cell office:value-type="float" office:value="604102.186258645">
            <text:p>604102.1863</text:p>
          </table:table-cell>
          <table:table-cell office:value-type="float" office:value="899824.050133343">
            <text:p>899824.0501</text:p>
          </table:table-cell>
          <table:table-cell office:value-type="float" office:value="899824.050133545">
            <text:p>899824.0501</text:p>
          </table:table-cell>
          <table:table-cell office:value-type="float" office:value="899891.8865719">
            <text:p>899891.8866</text:p>
          </table:table-cell>
          <table:table-cell office:value-type="float" office:value="1184267.1805974">
            <text:p>1184267.1806</text:p>
          </table:table-cell>
          <table:table-cell/>
          <table:table-cell table:formula="of:=2*[.A22]/PI()" office:value-type="float" office:value="0.500001169217498">
            <text:p>0.5000</text:p>
          </table:table-cell>
          <table:table-cell table:formula="of:=SQRT([.C22])" office:value-type="float" office:value="168.548014675828">
            <text:p>168.5480</text:p>
          </table:table-cell>
          <table:table-cell table:formula="of:=SQRT([.D22])" office:value-type="float" office:value="471.240485431266">
            <text:p>471.2405</text:p>
          </table:table-cell>
          <table:table-cell table:formula="of:=SQRT([.E22])" office:value-type="float" office:value="556.963646447703">
            <text:p>556.9636</text:p>
          </table:table-cell>
          <table:table-cell table:formula="of:=SQRT([.F22])" office:value-type="float" office:value="777.240108498337">
            <text:p>777.2401</text:p>
          </table:table-cell>
          <table:table-cell table:formula="of:=SQRT([.G22])" office:value-type="float" office:value="777.240108498426">
            <text:p>777.2401</text:p>
          </table:table-cell>
          <table:table-cell table:formula="of:=SQRT([.H22])" office:value-type="float" office:value="948.590559795607">
            <text:p>948.5906</text:p>
          </table:table-cell>
          <table:table-cell table:formula="of:=SQRT([.I22])" office:value-type="float" office:value="948.590559795713">
            <text:p>948.5906</text:p>
          </table:table-cell>
          <table:table-cell table:formula="of:=SQRT([.J22])" office:value-type="float" office:value="948.626315559451">
            <text:p>948.6263</text:p>
          </table:table-cell>
          <table:table-cell table:formula="of:=SQRT([.K22])" office:value-type="float" office:value="1088.24040569968">
            <text:p>1088.2404</text:p>
          </table:table-cell>
          <table:table-cell table:formula="of:=[.$B$44]*[.A22]" office:value-type="float" office:value="471.24">
            <text:p>471.2400</text:p>
          </table:table-cell>
          <table:table-cell table:formula="of:=[.$B$45]*[.A22]" office:value-type="float" office:value="157.08">
            <text:p>157.0800</text:p>
          </table:table-cell>
          <table:table-cell table:style-name="ce1"/>
        </table:table-row>
        <table:table-row table:style-name="ro1">
          <table:table-cell office:value-type="float" office:value="0.82467">
            <text:p>0.8247</text:p>
          </table:table-cell>
          <table:table-cell office:value-type="float" office:value="0">
            <text:p>0.0000</text:p>
          </table:table-cell>
          <table:table-cell office:value-type="float" office:value="31603.5206007627">
            <text:p>31603.5206007627</text:p>
          </table:table-cell>
          <table:table-cell office:value-type="float" office:value="244829.632183772">
            <text:p>244829.6322</text:p>
          </table:table-cell>
          <table:table-cell office:value-type="float" office:value="299356.846364653">
            <text:p>299356.8464</text:p>
          </table:table-cell>
          <table:table-cell office:value-type="float" office:value="607885.429805608">
            <text:p>607885.4298</text:p>
          </table:table-cell>
          <table:table-cell office:value-type="float" office:value="607885.429805688">
            <text:p>607885.4298</text:p>
          </table:table-cell>
          <table:table-cell office:value-type="float" office:value="888809.09587256">
            <text:p>888809.0959</text:p>
          </table:table-cell>
          <table:table-cell office:value-type="float" office:value="888809.095872618">
            <text:p>888809.0959</text:p>
          </table:table-cell>
          <table:table-cell office:value-type="float" office:value="918513.642445677">
            <text:p>918513.6424</text:p>
          </table:table-cell>
          <table:table-cell office:value-type="float" office:value="1223371.54534275">
            <text:p>1223371.5453</text:p>
          </table:table-cell>
          <table:table-cell/>
          <table:table-cell table:formula="of:=2*[.A23]/PI()" office:value-type="float" office:value="0.525001227678373">
            <text:p>0.5250</text:p>
          </table:table-cell>
          <table:table-cell table:formula="of:=SQRT([.C23])" office:value-type="float" office:value="177.773790533821">
            <text:p>177.7738</text:p>
          </table:table-cell>
          <table:table-cell table:formula="of:=SQRT([.D23])" office:value-type="float" office:value="494.802619418867">
            <text:p>494.8026</text:p>
          </table:table-cell>
          <table:table-cell table:formula="of:=SQRT([.E23])" office:value-type="float" office:value="547.135126239079">
            <text:p>547.1351</text:p>
          </table:table-cell>
          <table:table-cell table:formula="of:=SQRT([.F23])" office:value-type="float" office:value="779.670077536395">
            <text:p>779.6701</text:p>
          </table:table-cell>
          <table:table-cell table:formula="of:=SQRT([.G23])" office:value-type="float" office:value="779.670077536446">
            <text:p>779.6701</text:p>
          </table:table-cell>
          <table:table-cell table:formula="of:=SQRT([.H23])" office:value-type="float" office:value="942.766723995157">
            <text:p>942.7667</text:p>
          </table:table-cell>
          <table:table-cell table:formula="of:=SQRT([.I23])" office:value-type="float" office:value="942.766723995188">
            <text:p>942.7667</text:p>
          </table:table-cell>
          <table:table-cell table:formula="of:=SQRT([.J23])" office:value-type="float" office:value="958.391174023257">
            <text:p>958.3912</text:p>
          </table:table-cell>
          <table:table-cell table:formula="of:=SQRT([.K23])" office:value-type="float" office:value="1106.0612755823">
            <text:p>1106.0613</text:p>
          </table:table-cell>
          <table:table-cell table:formula="of:=[.$B$44]*[.A23]" office:value-type="float" office:value="494.802">
            <text:p>494.8020</text:p>
          </table:table-cell>
          <table:table-cell table:formula="of:=[.$B$45]*[.A23]" office:value-type="float" office:value="164.934">
            <text:p>164.9340</text:p>
          </table:table-cell>
          <table:table-cell/>
        </table:table-row>
        <table:table-row table:style-name="ro1">
          <table:table-cell office:value-type="float" office:value="0.86394">
            <text:p>0.8639</text:p>
          </table:table-cell>
          <table:table-cell office:value-type="float" office:value="0">
            <text:p>0.0000</text:p>
          </table:table-cell>
          <table:table-cell office:value-type="float" office:value="34991.4141115916">
            <text:p>34991.4141115916</text:p>
          </table:table-cell>
          <table:table-cell office:value-type="float" office:value="268702.046659473">
            <text:p>268702.0467</text:p>
          </table:table-cell>
          <table:table-cell office:value-type="float" office:value="288696.68160463">
            <text:p>288696.6816</text:p>
          </table:table-cell>
          <table:table-cell office:value-type="float" office:value="611853.361484761">
            <text:p>611853.3615</text:p>
          </table:table-cell>
          <table:table-cell office:value-type="float" office:value="611853.361484851">
            <text:p>611853.3615</text:p>
          </table:table-cell>
          <table:table-cell office:value-type="float" office:value="877980.702219389">
            <text:p>877980.7022</text:p>
          </table:table-cell>
          <table:table-cell office:value-type="float" office:value="877980.702219599">
            <text:p>877980.7022</text:p>
          </table:table-cell>
          <table:table-cell office:value-type="float" office:value="937325.100347836">
            <text:p>937325.1003</text:p>
          </table:table-cell>
          <table:table-cell office:value-type="float" office:value="1264346.55522718">
            <text:p>1264346.5552</text:p>
          </table:table-cell>
          <table:table-cell/>
          <table:table-cell table:formula="of:=2*[.A24]/PI()" office:value-type="float" office:value="0.550001286139248">
            <text:p>0.5500</text:p>
          </table:table-cell>
          <table:table-cell table:formula="of:=SQRT([.C24])" office:value-type="float" office:value="187.059921179262">
            <text:p>187.0599</text:p>
          </table:table-cell>
          <table:table-cell table:formula="of:=SQRT([.D24])" office:value-type="float" office:value="518.36478146135">
            <text:p>518.3648</text:p>
          </table:table-cell>
          <table:table-cell table:formula="of:=SQRT([.E24])" office:value-type="float" office:value="537.305017289649">
            <text:p>537.3050</text:p>
          </table:table-cell>
          <table:table-cell table:formula="of:=SQRT([.F24])" office:value-type="float" office:value="782.210560836889">
            <text:p>782.2106</text:p>
          </table:table-cell>
          <table:table-cell table:formula="of:=SQRT([.G24])" office:value-type="float" office:value="782.210560836947">
            <text:p>782.2106</text:p>
          </table:table-cell>
          <table:table-cell table:formula="of:=SQRT([.H24])" office:value-type="float" office:value="937.006244493274">
            <text:p>937.0062</text:p>
          </table:table-cell>
          <table:table-cell table:formula="of:=SQRT([.I24])" office:value-type="float" office:value="937.006244493386">
            <text:p>937.0062</text:p>
          </table:table-cell>
          <table:table-cell table:formula="of:=SQRT([.J24])" office:value-type="float" office:value="968.155514547036">
            <text:p>968.1555</text:p>
          </table:table-cell>
          <table:table-cell table:formula="of:=SQRT([.K24])" office:value-type="float" office:value="1124.43165876241">
            <text:p>1124.4317</text:p>
          </table:table-cell>
          <table:table-cell table:formula="of:=[.$B$44]*[.A24]" office:value-type="float" office:value="518.364">
            <text:p>518.3640</text:p>
          </table:table-cell>
          <table:table-cell table:formula="of:=[.$B$45]*[.A24]" office:value-type="float" office:value="172.788">
            <text:p>172.7880</text:p>
          </table:table-cell>
          <table:table-cell/>
        </table:table-row>
        <table:table-row table:style-name="ro1">
          <table:table-cell office:value-type="float" office:value="0.90321">
            <text:p>0.9032</text:p>
          </table:table-cell>
          <table:table-cell office:value-type="float" office:value="0">
            <text:p>0.0000</text:p>
          </table:table-cell>
          <table:table-cell office:value-type="float" office:value="38573.7929764288">
            <text:p>38573.7929764288</text:p>
          </table:table-cell>
          <table:table-cell office:value-type="float" office:value="278228.238112905">
            <text:p>278228.2381</text:p>
          </table:table-cell>
          <table:table-cell office:value-type="float" office:value="293684.847036976">
            <text:p>293684.8470</text:p>
          </table:table-cell>
          <table:table-cell office:value-type="float" office:value="616006.002454363">
            <text:p>616006.0025</text:p>
          </table:table-cell>
          <table:table-cell office:value-type="float" office:value="616006.002454424">
            <text:p>616006.0025</text:p>
          </table:table-cell>
          <table:table-cell office:value-type="float" office:value="867338.786187987">
            <text:p>867338.7862</text:p>
          </table:table-cell>
          <table:table-cell office:value-type="float" office:value="867338.786188029">
            <text:p>867338.7862</text:p>
          </table:table-cell>
          <table:table-cell office:value-type="float" office:value="956326.352405412">
            <text:p>956326.3524</text:p>
          </table:table-cell>
          <table:table-cell office:value-type="float" office:value="1307190.54684778">
            <text:p>1307190.5468</text:p>
          </table:table-cell>
          <table:table-cell/>
          <table:table-cell table:formula="of:=2*[.A25]/PI()" office:value-type="float" office:value="0.575001344600123">
            <text:p>0.5750</text:p>
          </table:table-cell>
          <table:table-cell table:formula="of:=SQRT([.C25])" office:value-type="float" office:value="196.402120600641">
            <text:p>196.4021</text:p>
          </table:table-cell>
          <table:table-cell table:formula="of:=SQRT([.D25])" office:value-type="float" office:value="527.473447779985">
            <text:p>527.4734</text:p>
          </table:table-cell>
          <table:table-cell table:formula="of:=SQRT([.E25])" office:value-type="float" office:value="541.926975742098">
            <text:p>541.9270</text:p>
          </table:table-cell>
          <table:table-cell table:formula="of:=SQRT([.F25])" office:value-type="float" office:value="784.860498722138">
            <text:p>784.8605</text:p>
          </table:table-cell>
          <table:table-cell table:formula="of:=SQRT([.G25])" office:value-type="float" office:value="784.860498722177">
            <text:p>784.8605</text:p>
          </table:table-cell>
          <table:table-cell table:formula="of:=SQRT([.H25])" office:value-type="float" office:value="931.31025237994">
            <text:p>931.3103</text:p>
          </table:table-cell>
          <table:table-cell table:formula="of:=SQRT([.I25])" office:value-type="float" office:value="931.310252379962">
            <text:p>931.3103</text:p>
          </table:table-cell>
          <table:table-cell table:formula="of:=SQRT([.J25])" office:value-type="float" office:value="977.919399748983">
            <text:p>977.9194</text:p>
          </table:table-cell>
          <table:table-cell table:formula="of:=SQRT([.K25])" office:value-type="float" office:value="1143.32434017989">
            <text:p>1143.3243</text:p>
          </table:table-cell>
          <table:table-cell table:formula="of:=[.$B$44]*[.A25]" office:value-type="float" office:value="541.926">
            <text:p>541.9260</text:p>
          </table:table-cell>
          <table:table-cell table:formula="of:=[.$B$45]*[.A25]" office:value-type="float" office:value="180.642">
            <text:p>180.6420</text:p>
          </table:table-cell>
          <table:table-cell/>
        </table:table-row>
        <table:table-row table:style-name="ro1">
          <table:table-cell office:value-type="float" office:value="0.942480000000001">
            <text:p>0.9425</text:p>
          </table:table-cell>
          <table:table-cell office:value-type="float" office:value="0">
            <text:p>0.0000</text:p>
          </table:table-cell>
          <table:table-cell office:value-type="float" office:value="42352.0670370889">
            <text:p>42352.0670370889</text:p>
          </table:table-cell>
          <table:table-cell office:value-type="float" office:value="267951.756988372">
            <text:p>267951.7570</text:p>
          </table:table-cell>
          <table:table-cell office:value-type="float" office:value="319778.043051849">
            <text:p>319778.0431</text:p>
          </table:table-cell>
          <table:table-cell office:value-type="float" office:value="620343.375105157">
            <text:p>620343.3751</text:p>
          </table:table-cell>
          <table:table-cell office:value-type="float" office:value="620343.37510532">
            <text:p>620343.3751</text:p>
          </table:table-cell>
          <table:table-cell office:value-type="float" office:value="856883.266968654">
            <text:p>856883.2670</text:p>
          </table:table-cell>
          <table:table-cell office:value-type="float" office:value="856883.266968804">
            <text:p>856883.2670</text:p>
          </table:table-cell>
          <table:table-cell office:value-type="float" office:value="975517.495877663">
            <text:p>975517.4959</text:p>
          </table:table-cell>
          <table:table-cell office:value-type="float" office:value="1351902.12844557">
            <text:p>1351902.1284</text:p>
          </table:table-cell>
          <table:table-cell/>
          <table:table-cell table:formula="of:=2*[.A26]/PI()" office:value-type="float" office:value="0.600001403060999">
            <text:p>0.6000</text:p>
          </table:table-cell>
          <table:table-cell table:formula="of:=SQRT([.C26])" office:value-type="float" office:value="205.7961783831">
            <text:p>205.7962</text:p>
          </table:table-cell>
          <table:table-cell table:formula="of:=SQRT([.D26])" office:value-type="float" office:value="517.640567371194">
            <text:p>517.6406</text:p>
          </table:table-cell>
          <table:table-cell table:formula="of:=SQRT([.E26])" office:value-type="float" office:value="565.489206839396">
            <text:p>565.4892</text:p>
          </table:table-cell>
          <table:table-cell table:formula="of:=SQRT([.F26])" office:value-type="float" office:value="787.618800629567">
            <text:p>787.6188</text:p>
          </table:table-cell>
          <table:table-cell table:formula="of:=SQRT([.G26])" office:value-type="float" office:value="787.61880062967">
            <text:p>787.6188</text:p>
          </table:table-cell>
          <table:table-cell table:formula="of:=SQRT([.H26])" office:value-type="float" office:value="925.67989443903">
            <text:p>925.6799</text:p>
          </table:table-cell>
          <table:table-cell table:formula="of:=SQRT([.I26])" office:value-type="float" office:value="925.679894439111">
            <text:p>925.6799</text:p>
          </table:table-cell>
          <table:table-cell table:formula="of:=SQRT([.J26])" office:value-type="float" office:value="987.68289236863">
            <text:p>987.6829</text:p>
          </table:table-cell>
          <table:table-cell table:formula="of:=SQRT([.K26])" office:value-type="float" office:value="1162.71326149037">
            <text:p>1162.7133</text:p>
          </table:table-cell>
          <table:table-cell table:formula="of:=[.$B$44]*[.A26]" office:value-type="float" office:value="565.488000000001">
            <text:p>565.4880</text:p>
          </table:table-cell>
          <table:table-cell table:formula="of:=[.$B$45]*[.A26]" office:value-type="float" office:value="188.496">
            <text:p>188.4960</text:p>
          </table:table-cell>
          <table:table-cell/>
        </table:table-row>
        <table:table-row table:style-name="ro1">
          <table:table-cell office:value-type="float" office:value="0.98175">
            <text:p>0.9818</text:p>
          </table:table-cell>
          <table:table-cell office:value-type="float" office:value="0">
            <text:p>0.0000</text:p>
          </table:table-cell>
          <table:table-cell office:value-type="float" office:value="46327.3985147796">
            <text:p>46327.3985147796</text:p>
          </table:table-cell>
          <table:table-cell office:value-type="float" office:value="257867.491690875">
            <text:p>257867.4917</text:p>
          </table:table-cell>
          <table:table-cell office:value-type="float" office:value="346981.645787634">
            <text:p>346981.6458</text:p>
          </table:table-cell>
          <table:table-cell office:value-type="float" office:value="624865.503085785">
            <text:p>624865.5031</text:p>
          </table:table-cell>
          <table:table-cell office:value-type="float" office:value="624865.503085827">
            <text:p>624865.5031</text:p>
          </table:table-cell>
          <table:table-cell office:value-type="float" office:value="846614.065892153">
            <text:p>846614.0659</text:p>
          </table:table-cell>
          <table:table-cell office:value-type="float" office:value="846614.065892261">
            <text:p>846614.0659</text:p>
          </table:table-cell>
          <table:table-cell office:value-type="float" office:value="994898.633140399">
            <text:p>994898.6331</text:p>
          </table:table-cell>
          <table:table-cell office:value-type="float" office:value="1398480.15838836">
            <text:p>1398480.1584</text:p>
          </table:table-cell>
          <table:table-cell/>
          <table:table-cell table:formula="of:=2*[.A27]/PI()" office:value-type="float" office:value="0.625001461521873">
            <text:p>0.6250</text:p>
          </table:table-cell>
          <table:table-cell table:formula="of:=SQRT([.C27])" office:value-type="float" office:value="215.238004345839">
            <text:p>215.2380</text:p>
          </table:table-cell>
          <table:table-cell table:formula="of:=SQRT([.D27])" office:value-type="float" office:value="507.806549476151">
            <text:p>507.8065</text:p>
          </table:table-cell>
          <table:table-cell table:formula="of:=SQRT([.E27])" office:value-type="float" office:value="589.051479743184">
            <text:p>589.0515</text:p>
          </table:table-cell>
          <table:table-cell table:formula="of:=SQRT([.F27])" office:value-type="float" office:value="790.484347147864">
            <text:p>790.4843</text:p>
          </table:table-cell>
          <table:table-cell table:formula="of:=SQRT([.G27])" office:value-type="float" office:value="790.484347147891">
            <text:p>790.4843</text:p>
          </table:table-cell>
          <table:table-cell table:formula="of:=SQRT([.H27])" office:value-type="float" office:value="920.116332803713">
            <text:p>920.1163</text:p>
          </table:table-cell>
          <table:table-cell table:formula="of:=SQRT([.I27])" office:value-type="float" office:value="920.116332803772">
            <text:p>920.1163</text:p>
          </table:table-cell>
          <table:table-cell table:formula="of:=SQRT([.J27])" office:value-type="float" office:value="997.446055253315">
            <text:p>997.4461</text:p>
          </table:table-cell>
          <table:table-cell table:formula="of:=SQRT([.K27])" office:value-type="float" office:value="1182.57353191603">
            <text:p>1182.5735</text:p>
          </table:table-cell>
          <table:table-cell table:formula="of:=[.$B$44]*[.A27]" office:value-type="float" office:value="589.05">
            <text:p>589.0500</text:p>
          </table:table-cell>
          <table:table-cell table:formula="of:=[.$B$45]*[.A27]" office:value-type="float" office:value="196.35">
            <text:p>196.3500</text:p>
          </table:table-cell>
          <table:table-cell/>
        </table:table-row>
        <table:table-row table:style-name="ro1">
          <table:table-cell office:value-type="float" office:value="1.02102">
            <text:p>1.0210</text:p>
          </table:table-cell>
          <table:table-cell office:value-type="float" office:value="0">
            <text:p>0.0000</text:p>
          </table:table-cell>
          <table:table-cell office:value-type="float" office:value="50500.7244740338">
            <text:p>50500.7244740338</text:p>
          </table:table-cell>
          <table:table-cell office:value-type="float" office:value="247975.708187315">
            <text:p>247975.7082</text:p>
          </table:table-cell>
          <table:table-cell office:value-type="float" office:value="375295.667794534">
            <text:p>375295.6678</text:p>
          </table:table-cell>
          <table:table-cell office:value-type="float" office:value="629572.411327335">
            <text:p>629572.4113</text:p>
          </table:table-cell>
          <table:table-cell office:value-type="float" office:value="629572.411327476">
            <text:p>629572.4113</text:p>
          </table:table-cell>
          <table:table-cell office:value-type="float" office:value="836531.106393106">
            <text:p>836531.1064</text:p>
          </table:table-cell>
          <table:table-cell office:value-type="float" office:value="836531.106393261">
            <text:p>836531.1064</text:p>
          </table:table-cell>
          <table:table-cell office:value-type="float" office:value="1014469.87167626">
            <text:p>1014469.8717</text:p>
          </table:table-cell>
          <table:table-cell office:value-type="float" office:value="1446923.72291975">
            <text:p>1446923.7229</text:p>
          </table:table-cell>
          <table:table-cell/>
          <table:table-cell table:formula="of:=2*[.A28]/PI()" office:value-type="float" office:value="0.650001519982748">
            <text:p>0.6500</text:p>
          </table:table-cell>
          <table:table-cell table:formula="of:=SQRT([.C28])" office:value-type="float" office:value="224.72366247023">
            <text:p>224.7237</text:p>
          </table:table-cell>
          <table:table-cell table:formula="of:=SQRT([.D28])" office:value-type="float" office:value="497.971593755422">
            <text:p>497.9716</text:p>
          </table:table-cell>
          <table:table-cell table:formula="of:=SQRT([.E28])" office:value-type="float" office:value="612.613799872753">
            <text:p>612.6138</text:p>
          </table:table-cell>
          <table:table-cell table:formula="of:=SQRT([.F28])" office:value-type="float" office:value="793.455992054591">
            <text:p>793.4560</text:p>
          </table:table-cell>
          <table:table-cell table:formula="of:=SQRT([.G28])" office:value-type="float" office:value="793.45599205468">
            <text:p>793.4560</text:p>
          </table:table-cell>
          <table:table-cell table:formula="of:=SQRT([.H28])" office:value-type="float" office:value="914.620744567444">
            <text:p>914.6207</text:p>
          </table:table-cell>
          <table:table-cell table:formula="of:=SQRT([.I28])" office:value-type="float" office:value="914.620744567529">
            <text:p>914.6207</text:p>
          </table:table-cell>
          <table:table-cell table:formula="of:=SQRT([.J28])" office:value-type="float" office:value="1007.20895134836">
            <text:p>1007.2090</text:p>
          </table:table-cell>
          <table:table-cell table:formula="of:=SQRT([.K28])" office:value-type="float" office:value="1202.88142512874">
            <text:p>1202.8814</text:p>
          </table:table-cell>
          <table:table-cell table:formula="of:=[.$B$44]*[.A28]" office:value-type="float" office:value="612.612">
            <text:p>612.6120</text:p>
          </table:table-cell>
          <table:table-cell table:formula="of:=[.$B$45]*[.A28]" office:value-type="float" office:value="204.204">
            <text:p>204.2040</text:p>
          </table:table-cell>
          <table:table-cell/>
        </table:table-row>
        <table:table-row table:style-name="ro1">
          <table:table-cell office:value-type="float" office:value="1.06029">
            <text:p>1.0603</text:p>
          </table:table-cell>
          <table:table-cell office:value-type="float" office:value="0">
            <text:p>0.0000</text:p>
          </table:table-cell>
          <table:table-cell office:value-type="float" office:value="54872.7793220943">
            <text:p>54872.7793220943</text:p>
          </table:table-cell>
          <table:table-cell office:value-type="float" office:value="238276.68504811">
            <text:p>238276.6850</text:p>
          </table:table-cell>
          <table:table-cell office:value-type="float" office:value="404720.123211335">
            <text:p>404720.1232</text:p>
          </table:table-cell>
          <table:table-cell office:value-type="float" office:value="634464.12606825">
            <text:p>634464.1261</text:p>
          </table:table-cell>
          <table:table-cell office:value-type="float" office:value="634464.126068337">
            <text:p>634464.1261</text:p>
          </table:table-cell>
          <table:table-cell office:value-type="float" office:value="826634.313976876">
            <text:p>826634.3140</text:p>
          </table:table-cell>
          <table:table-cell office:value-type="float" office:value="826634.313976921">
            <text:p>826634.3140</text:p>
          </table:table-cell>
          <table:table-cell office:value-type="float" office:value="1034231.3240684">
            <text:p>1034231.3241</text:p>
          </table:table-cell>
          <table:table-cell office:value-type="float" office:value="1497232.11389673">
            <text:p>1497232.1139</text:p>
          </table:table-cell>
          <table:table-cell/>
          <table:table-cell table:formula="of:=2*[.A29]/PI()" office:value-type="float" office:value="0.675001578443623">
            <text:p>0.6750</text:p>
          </table:table-cell>
          <table:table-cell table:formula="of:=SQRT([.C29])" office:value-type="float" office:value="234.249395563989">
            <text:p>234.2494</text:p>
          </table:table-cell>
          <table:table-cell table:formula="of:=SQRT([.D29])" office:value-type="float" office:value="488.135928864195">
            <text:p>488.1359</text:p>
          </table:table-cell>
          <table:table-cell table:formula="of:=SQRT([.E29])" office:value-type="float" office:value="636.176173093063">
            <text:p>636.1762</text:p>
          </table:table-cell>
          <table:table-cell table:formula="of:=SQRT([.F29])" office:value-type="float" office:value="796.53256434891">
            <text:p>796.5326</text:p>
          </table:table-cell>
          <table:table-cell table:formula="of:=SQRT([.G29])" office:value-type="float" office:value="796.532564348964">
            <text:p>796.5326</text:p>
          </table:table-cell>
          <table:table-cell table:formula="of:=SQRT([.H29])" office:value-type="float" office:value="909.194321350984">
            <text:p>909.1943</text:p>
          </table:table-cell>
          <table:table-cell table:formula="of:=SQRT([.I29])" office:value-type="float" office:value="909.194321351009">
            <text:p>909.1943</text:p>
          </table:table-cell>
          <table:table-cell table:formula="of:=SQRT([.J29])" office:value-type="float" office:value="1016.97164368944">
            <text:p>1016.9716</text:p>
          </table:table-cell>
          <table:table-cell table:formula="of:=SQRT([.K29])" office:value-type="float" office:value="1223.61436486204">
            <text:p>1223.6144</text:p>
          </table:table-cell>
          <table:table-cell table:formula="of:=[.$B$44]*[.A29]" office:value-type="float" office:value="636.174">
            <text:p>636.1740</text:p>
          </table:table-cell>
          <table:table-cell table:formula="of:=[.$B$45]*[.A29]" office:value-type="float" office:value="212.058">
            <text:p>212.0580</text:p>
          </table:table-cell>
          <table:table-cell/>
        </table:table-row>
        <table:table-row table:style-name="ro1">
          <table:table-cell office:value-type="float" office:value="1.09956">
            <text:p>1.0996</text:p>
          </table:table-cell>
          <table:table-cell office:value-type="float" office:value="0">
            <text:p>0.0000</text:p>
          </table:table-cell>
          <table:table-cell office:value-type="float" office:value="59444.1167865279">
            <text:p>59444.1167865279</text:p>
          </table:table-cell>
          <table:table-cell office:value-type="float" office:value="228770.713472909">
            <text:p>228770.7135</text:p>
          </table:table-cell>
          <table:table-cell office:value-type="float" office:value="435255.027893568">
            <text:p>435255.0279</text:p>
          </table:table-cell>
          <table:table-cell office:value-type="float" office:value="639540.674879379">
            <text:p>639540.6749</text:p>
          </table:table-cell>
          <table:table-cell office:value-type="float" office:value="639540.674879503">
            <text:p>639540.6749</text:p>
          </table:table-cell>
          <table:table-cell office:value-type="float" office:value="816923.61618438">
            <text:p>816923.6162</text:p>
          </table:table-cell>
          <table:table-cell office:value-type="float" office:value="816923.616184423">
            <text:p>816923.6162</text:p>
          </table:table-cell>
          <table:table-cell office:value-type="float" office:value="1054183.10799447">
            <text:p>1054183.1080</text:p>
          </table:table-cell>
          <table:table-cell office:value-type="float" office:value="1501302.76624284">
            <text:p>1501302.7662</text:p>
          </table:table-cell>
          <table:table-cell/>
          <table:table-cell table:formula="of:=2*[.A30]/PI()" office:value-type="float" office:value="0.700001636904498">
            <text:p>0.7000</text:p>
          </table:table-cell>
          <table:table-cell table:formula="of:=SQRT([.C30])" office:value-type="float" office:value="243.811642024182">
            <text:p>243.8116</text:p>
          </table:table-cell>
          <table:table-cell table:formula="of:=SQRT([.D30])" office:value-type="float" office:value="478.299815464013">
            <text:p>478.2998</text:p>
          </table:table-cell>
          <table:table-cell table:formula="of:=SQRT([.E30])" office:value-type="float" office:value="659.738605732276">
            <text:p>659.7386</text:p>
          </table:table-cell>
          <table:table-cell table:formula="of:=SQRT([.F30])" office:value-type="float" office:value="799.712870272437">
            <text:p>799.7129</text:p>
          </table:table-cell>
          <table:table-cell table:formula="of:=SQRT([.G30])" office:value-type="float" office:value="799.712870272514">
            <text:p>799.7129</text:p>
          </table:table-cell>
          <table:table-cell table:formula="of:=SQRT([.H30])" office:value-type="float" office:value="903.838268820468">
            <text:p>903.8383</text:p>
          </table:table-cell>
          <table:table-cell table:formula="of:=SQRT([.I30])" office:value-type="float" office:value="903.838268820491">
            <text:p>903.8383</text:p>
          </table:table-cell>
          <table:table-cell table:formula="of:=SQRT([.J30])" office:value-type="float" office:value="1026.73419539551">
            <text:p>1026.7342</text:p>
          </table:table-cell>
          <table:table-cell table:formula="of:=SQRT([.K30])" office:value-type="float" office:value="1225.2766080534">
            <text:p>1225.2766</text:p>
          </table:table-cell>
          <table:table-cell table:formula="of:=[.$B$44]*[.A30]" office:value-type="float" office:value="659.736">
            <text:p>659.7360</text:p>
          </table:table-cell>
          <table:table-cell table:formula="of:=[.$B$45]*[.A30]" office:value-type="float" office:value="219.912">
            <text:p>219.9120</text:p>
          </table:table-cell>
          <table:table-cell/>
        </table:table-row>
        <table:table-row table:style-name="ro1">
          <table:table-cell office:value-type="float" office:value="1.13883">
            <text:p>1.1388</text:p>
          </table:table-cell>
          <table:table-cell office:value-type="float" office:value="0">
            <text:p>0.0000</text:p>
          </table:table-cell>
          <table:table-cell office:value-type="float" office:value="64215.1309854549">
            <text:p>64215.1309854549</text:p>
          </table:table-cell>
          <table:table-cell office:value-type="float" office:value="219458.09723906">
            <text:p>219458.0972</text:p>
          </table:table-cell>
          <table:table-cell office:value-type="float" office:value="466900.399545677">
            <text:p>466900.3995</text:p>
          </table:table-cell>
          <table:table-cell office:value-type="float" office:value="644802.086687452">
            <text:p>644802.0867</text:p>
          </table:table-cell>
          <table:table-cell office:value-type="float" office:value="644802.08668764">
            <text:p>644802.0867</text:p>
          </table:table-cell>
          <table:table-cell office:value-type="float" office:value="807398.942560533">
            <text:p>807398.9426</text:p>
          </table:table-cell>
          <table:table-cell office:value-type="float" office:value="807398.942560669">
            <text:p>807398.9426</text:p>
          </table:table-cell>
          <table:table-cell office:value-type="float" office:value="1074325.34622677">
            <text:p>1074325.3462</text:p>
          </table:table-cell>
          <table:table-cell office:value-type="float" office:value="1444105.38336474">
            <text:p>1444105.3834</text:p>
          </table:table-cell>
          <table:table-cell/>
          <table:table-cell table:formula="of:=2*[.A31]/PI()" office:value-type="float" office:value="0.725001695365373">
            <text:p>0.7250</text:p>
          </table:table-cell>
          <table:table-cell table:formula="of:=SQRT([.C31])" office:value-type="float" office:value="253.407046045399">
            <text:p>253.4070</text:p>
          </table:table-cell>
          <table:table-cell table:formula="of:=SQRT([.D31])" office:value-type="float" office:value="468.463549530868">
            <text:p>468.4635</text:p>
          </table:table-cell>
          <table:table-cell table:formula="of:=SQRT([.E31])" office:value-type="float" office:value="683.301104598607">
            <text:p>683.3011</text:p>
          </table:table-cell>
          <table:table-cell table:formula="of:=SQRT([.F31])" office:value-type="float" office:value="802.995695310661">
            <text:p>802.9957</text:p>
          </table:table-cell>
          <table:table-cell table:formula="of:=SQRT([.G31])" office:value-type="float" office:value="802.995695310778">
            <text:p>802.9957</text:p>
          </table:table-cell>
          <table:table-cell table:formula="of:=SQRT([.H31])" office:value-type="float" office:value="898.553806157724">
            <text:p>898.5538</text:p>
          </table:table-cell>
          <table:table-cell table:formula="of:=SQRT([.I31])" office:value-type="float" office:value="898.5538061578">
            <text:p>898.5538</text:p>
          </table:table-cell>
          <table:table-cell table:formula="of:=SQRT([.J31])" office:value-type="float" office:value="1036.49666966506">
            <text:p>1036.4967</text:p>
          </table:table-cell>
          <table:table-cell table:formula="of:=SQRT([.K31])" office:value-type="float" office:value="1201.70935894031">
            <text:p>1201.7094</text:p>
          </table:table-cell>
          <table:table-cell table:formula="of:=[.$B$44]*[.A31]" office:value-type="float" office:value="683.298">
            <text:p>683.2980</text:p>
          </table:table-cell>
          <table:table-cell table:formula="of:=[.$B$45]*[.A31]" office:value-type="float" office:value="227.766">
            <text:p>227.7660</text:p>
          </table:table-cell>
          <table:table-cell/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0">
            <text:p>0.0000</text:p>
          </table:table-cell>
          <table:table-cell office:value-type="float" office:value="69186.0762912382">
            <text:p>69186.0762912382</text:p>
          </table:table-cell>
          <table:table-cell office:value-type="float" office:value="210339.152550523">
            <text:p>210339.1526</text:p>
          </table:table-cell>
          <table:table-cell office:value-type="float" office:value="499656.257857601">
            <text:p>499656.2579</text:p>
          </table:table-cell>
          <table:table-cell office:value-type="float" office:value="650248.391799071">
            <text:p>650248.3918</text:p>
          </table:table-cell>
          <table:table-cell office:value-type="float" office:value="650248.391799213">
            <text:p>650248.3918</text:p>
          </table:table-cell>
          <table:table-cell office:value-type="float" office:value="798060.224622785">
            <text:p>798060.2246</text:p>
          </table:table-cell>
          <table:table-cell office:value-type="float" office:value="798060.224622825">
            <text:p>798060.2246</text:p>
          </table:table-cell>
          <table:table-cell office:value-type="float" office:value="1094658.16663213">
            <text:p>1094658.1666</text:p>
          </table:table-cell>
          <table:table-cell office:value-type="float" office:value="1388019.75585065">
            <text:p>1388019.7559</text:p>
          </table:table-cell>
          <table:table-cell/>
          <table:table-cell table:formula="of:=2*[.A32]/PI()" office:value-type="float" office:value="0.750001753826248">
            <text:p>0.7500</text:p>
          </table:table-cell>
          <table:table-cell table:formula="of:=SQRT([.C32])" office:value-type="float" office:value="263.032462428572">
            <text:p>263.0325</text:p>
          </table:table-cell>
          <table:table-cell table:formula="of:=SQRT([.D32])" office:value-type="float" office:value="458.627465979223">
            <text:p>458.6275</text:p>
          </table:table-cell>
          <table:table-cell table:formula="of:=SQRT([.E32])" office:value-type="float" office:value="706.863676996916">
            <text:p>706.8637</text:p>
          </table:table-cell>
          <table:table-cell table:formula="of:=SQRT([.F32])" office:value-type="float" office:value="806.379806170189">
            <text:p>806.3798</text:p>
          </table:table-cell>
          <table:table-cell table:formula="of:=SQRT([.G32])" office:value-type="float" office:value="806.379806170277">
            <text:p>806.3798</text:p>
          </table:table-cell>
          <table:table-cell table:formula="of:=SQRT([.H32])" office:value-type="float" office:value="893.342165479043">
            <text:p>893.3422</text:p>
          </table:table-cell>
          <table:table-cell table:formula="of:=SQRT([.I32])" office:value-type="float" office:value="893.342165479065">
            <text:p>893.3422</text:p>
          </table:table-cell>
          <table:table-cell table:formula="of:=SQRT([.J32])" office:value-type="float" office:value="1046.25912977241">
            <text:p>1046.2591</text:p>
          </table:table-cell>
          <table:table-cell table:formula="of:=SQRT([.K32])" office:value-type="float" office:value="1178.14250235303">
            <text:p>1178.1425</text:p>
          </table:table-cell>
          <table:table-cell table:formula="of:=[.$B$44]*[.A32]" office:value-type="float" office:value="706.86">
            <text:p>706.8600</text:p>
          </table:table-cell>
          <table:table-cell table:formula="of:=[.$B$45]*[.A32]" office:value-type="float" office:value="235.62">
            <text:p>235.6200</text:p>
          </table:table-cell>
          <table:table-cell/>
        </table:table-row>
        <table:table-row table:style-name="ro1">
          <table:table-cell office:value-type="float" office:value="1.21737">
            <text:p>1.2174</text:p>
          </table:table-cell>
          <table:table-cell office:value-type="float" office:value="0">
            <text:p>0.0000</text:p>
          </table:table-cell>
          <table:table-cell office:value-type="float" office:value="74357.0858190162">
            <text:p>74357.0858190162</text:p>
          </table:table-cell>
          <table:table-cell office:value-type="float" office:value="201414.207767307">
            <text:p>201414.2078</text:p>
          </table:table-cell>
          <table:table-cell office:value-type="float" office:value="533522.624646916">
            <text:p>533522.6246</text:p>
          </table:table-cell>
          <table:table-cell office:value-type="float" office:value="655879.621924404">
            <text:p>655879.6219</text:p>
          </table:table-cell>
          <table:table-cell office:value-type="float" office:value="655879.621924471">
            <text:p>655879.6219</text:p>
          </table:table-cell>
          <table:table-cell office:value-type="float" office:value="788907.395828896">
            <text:p>788907.3958</text:p>
          </table:table-cell>
          <table:table-cell office:value-type="float" office:value="788907.395828997">
            <text:p>788907.3958</text:p>
          </table:table-cell>
          <table:table-cell office:value-type="float" office:value="1115181.70217793">
            <text:p>1115181.7022</text:p>
          </table:table-cell>
          <table:table-cell office:value-type="float" office:value="1333045.77681335">
            <text:p>1333045.7768</text:p>
          </table:table-cell>
          <table:table-cell/>
          <table:table-cell table:formula="of:=2*[.A33]/PI()" office:value-type="float" office:value="0.775001812287123">
            <text:p>0.7750</text:p>
          </table:table-cell>
          <table:table-cell table:formula="of:=SQRT([.C33])" office:value-type="float" office:value="272.684957082374">
            <text:p>272.6850</text:p>
          </table:table-cell>
          <table:table-cell table:formula="of:=SQRT([.D33])" office:value-type="float" office:value="448.791942627435">
            <text:p>448.7919</text:p>
          </table:table-cell>
          <table:table-cell table:formula="of:=SQRT([.E33])" office:value-type="float" office:value="730.426330745898">
            <text:p>730.4263</text:p>
          </table:table-cell>
          <table:table-cell table:formula="of:=SQRT([.F33])" office:value-type="float" office:value="809.863952725644">
            <text:p>809.8640</text:p>
          </table:table-cell>
          <table:table-cell table:formula="of:=SQRT([.G33])" office:value-type="float" office:value="809.863952725685">
            <text:p>809.8640</text:p>
          </table:table-cell>
          <table:table-cell table:formula="of:=SQRT([.H33])" office:value-type="float" office:value="888.204591200077">
            <text:p>888.2046</text:p>
          </table:table-cell>
          <table:table-cell table:formula="of:=SQRT([.I33])" office:value-type="float" office:value="888.204591200134">
            <text:p>888.2046</text:p>
          </table:table-cell>
          <table:table-cell table:formula="of:=SQRT([.J33])" office:value-type="float" office:value="1056.02163906708">
            <text:p>1056.0216</text:p>
          </table:table-cell>
          <table:table-cell table:formula="of:=SQRT([.K33])" office:value-type="float" office:value="1154.57601603937">
            <text:p>1154.5760</text:p>
          </table:table-cell>
          <table:table-cell table:formula="of:=[.$B$44]*[.A33]" office:value-type="float" office:value="730.422">
            <text:p>730.4220</text:p>
          </table:table-cell>
          <table:table-cell table:formula="of:=[.$B$45]*[.A33]" office:value-type="float" office:value="243.474">
            <text:p>243.4740</text:p>
          </table:table-cell>
          <table:table-cell/>
        </table:table-row>
        <table:table-row table:style-name="ro1">
          <table:table-cell office:value-type="float" office:value="1.25664">
            <text:p>1.2566</text:p>
          </table:table-cell>
          <table:table-cell office:value-type="float" office:value="0">
            <text:p>0.0000</text:p>
          </table:table-cell>
          <table:table-cell office:value-type="float" office:value="79728.1884365862">
            <text:p>79728.1884365862</text:p>
          </table:table-cell>
          <table:table-cell office:value-type="float" office:value="192683.602995502">
            <text:p>192683.6030</text:p>
          </table:table-cell>
          <table:table-cell office:value-type="float" office:value="568499.524003783">
            <text:p>568499.5240</text:p>
          </table:table-cell>
          <table:table-cell office:value-type="float" office:value="661695.810199907">
            <text:p>661695.8102</text:p>
          </table:table-cell>
          <table:table-cell office:value-type="float" office:value="661695.81020007">
            <text:p>661695.8102</text:p>
          </table:table-cell>
          <table:table-cell office:value-type="float" office:value="779940.391548351">
            <text:p>779940.3915</text:p>
          </table:table-cell>
          <table:table-cell office:value-type="float" office:value="779940.391548516">
            <text:p>779940.3915</text:p>
          </table:table-cell>
          <table:table-cell office:value-type="float" office:value="1135896.09093664">
            <text:p>1135896.0909</text:p>
          </table:table-cell>
          <table:table-cell office:value-type="float" office:value="1279183.34545234">
            <text:p>1279183.3455</text:p>
          </table:table-cell>
          <table:table-cell/>
          <table:table-cell table:formula="of:=2*[.A34]/PI()" office:value-type="float" office:value="0.800001870747997">
            <text:p>0.8000</text:p>
          </table:table-cell>
          <table:table-cell table:formula="of:=SQRT([.C34])" office:value-type="float" office:value="282.361804138921">
            <text:p>282.3618</text:p>
          </table:table-cell>
          <table:table-cell table:formula="of:=SQRT([.D34])" office:value-type="float" office:value="438.957404534315">
            <text:p>438.9574</text:p>
          </table:table-cell>
          <table:table-cell table:formula="of:=SQRT([.E34])" office:value-type="float" office:value="753.989074193906">
            <text:p>753.9891</text:p>
          </table:table-cell>
          <table:table-cell table:formula="of:=SQRT([.F34])" office:value-type="float" office:value="813.44686993061">
            <text:p>813.4469</text:p>
          </table:table-cell>
          <table:table-cell table:formula="of:=SQRT([.G34])" office:value-type="float" office:value="813.44686993071">
            <text:p>813.4469</text:p>
          </table:table-cell>
          <table:table-cell table:formula="of:=SQRT([.H34])" office:value-type="float" office:value="883.1423393476">
            <text:p>883.1423</text:p>
          </table:table-cell>
          <table:table-cell table:formula="of:=SQRT([.I34])" office:value-type="float" office:value="883.142339347693">
            <text:p>883.1423</text:p>
          </table:table-cell>
          <table:table-cell table:formula="of:=SQRT([.J34])" office:value-type="float" office:value="1065.78426097247">
            <text:p>1065.7843</text:p>
          </table:table-cell>
          <table:table-cell table:formula="of:=SQRT([.K34])" office:value-type="float" office:value="1131.009878583">
            <text:p>1131.0099</text:p>
          </table:table-cell>
          <table:table-cell table:formula="of:=[.$B$44]*[.A34]" office:value-type="float" office:value="753.984">
            <text:p>753.9840</text:p>
          </table:table-cell>
          <table:table-cell table:formula="of:=[.$B$45]*[.A34]" office:value-type="float" office:value="251.328">
            <text:p>251.3280</text:p>
          </table:table-cell>
          <table:table-cell/>
        </table:table-row>
        <table:table-row table:style-name="ro1">
          <table:table-cell office:value-type="float" office:value="1.29591">
            <text:p>1.2959</text:p>
          </table:table-cell>
          <table:table-cell office:value-type="float" office:value="0">
            <text:p>0.0000</text:p>
          </table:table-cell>
          <table:table-cell office:value-type="float" office:value="85299.3242498271">
            <text:p>85299.3242498271</text:p>
          </table:table-cell>
          <table:table-cell office:value-type="float" office:value="184147.689506009">
            <text:p>184147.6895</text:p>
          </table:table-cell>
          <table:table-cell office:value-type="float" office:value="604586.982443253">
            <text:p>604586.9824</text:p>
          </table:table-cell>
          <table:table-cell office:value-type="float" office:value="667696.991212252">
            <text:p>667696.9912</text:p>
          </table:table-cell>
          <table:table-cell office:value-type="float" office:value="667696.991212309">
            <text:p>667696.9912</text:p>
          </table:table-cell>
          <table:table-cell office:value-type="float" office:value="771159.149033063">
            <text:p>771159.1490</text:p>
          </table:table-cell>
          <table:table-cell office:value-type="float" office:value="771159.149033223">
            <text:p>771159.1490</text:p>
          </table:table-cell>
          <table:table-cell office:value-type="float" office:value="1156801.47609652">
            <text:p>1156801.4761</text:p>
          </table:table-cell>
          <table:table-cell office:value-type="float" office:value="1226432.36682595">
            <text:p>1226432.3668</text:p>
          </table:table-cell>
          <table:table-cell/>
          <table:table-cell table:formula="of:=2*[.A35]/PI()" office:value-type="float" office:value="0.825001929208873">
            <text:p>0.8250</text:p>
          </table:table-cell>
          <table:table-cell table:formula="of:=SQRT([.C35])" office:value-type="float" office:value="292.060480465651">
            <text:p>292.0605</text:p>
          </table:table-cell>
          <table:table-cell table:formula="of:=SQRT([.D35])" office:value-type="float" office:value="429.124328727712">
            <text:p>429.1243</text:p>
          </table:table-cell>
          <table:table-cell table:formula="of:=SQRT([.E35])" office:value-type="float" office:value="777.551916236629">
            <text:p>777.5519</text:p>
          </table:table-cell>
          <table:table-cell table:formula="of:=SQRT([.F35])" office:value-type="float" office:value="817.127279689188">
            <text:p>817.1273</text:p>
          </table:table-cell>
          <table:table-cell table:formula="of:=SQRT([.G35])" office:value-type="float" office:value="817.127279689223">
            <text:p>817.1273</text:p>
          </table:table-cell>
          <table:table-cell table:formula="of:=SQRT([.H35])" office:value-type="float" office:value="878.156676814031">
            <text:p>878.1567</text:p>
          </table:table-cell>
          <table:table-cell table:formula="of:=SQRT([.I35])" office:value-type="float" office:value="878.156676814123">
            <text:p>878.1567</text:p>
          </table:table-cell>
          <table:table-cell table:formula="of:=SQRT([.J35])" office:value-type="float" office:value="1075.54705898743">
            <text:p>1075.5471</text:p>
          </table:table-cell>
          <table:table-cell table:formula="of:=SQRT([.K35])" office:value-type="float" office:value="1107.44406938949">
            <text:p>1107.4441</text:p>
          </table:table-cell>
          <table:table-cell table:formula="of:=[.$B$44]*[.A35]" office:value-type="float" office:value="777.546">
            <text:p>777.5460</text:p>
          </table:table-cell>
          <table:table-cell table:formula="of:=[.$B$45]*[.A35]" office:value-type="float" office:value="259.182">
            <text:p>259.1820</text:p>
          </table:table-cell>
          <table:table-cell/>
        </table:table-row>
        <table:table-row table:style-name="ro1">
          <table:table-cell office:value-type="float" office:value="1.33518">
            <text:p>1.3352</text:p>
          </table:table-cell>
          <table:table-cell office:value-type="float" office:value="0">
            <text:p>0.0000</text:p>
          </table:table-cell>
          <table:table-cell office:value-type="float" office:value="91070.358585074">
            <text:p>91070.358585074</text:p>
          </table:table-cell>
          <table:table-cell office:value-type="float" office:value="175806.828958883">
            <text:p>175806.8290</text:p>
          </table:table-cell>
          <table:table-cell office:value-type="float" office:value="641785.029058687">
            <text:p>641785.0291</text:p>
          </table:table-cell>
          <table:table-cell office:value-type="float" office:value="673883.201020208">
            <text:p>673883.2010</text:p>
          </table:table-cell>
          <table:table-cell office:value-type="float" office:value="673883.201020233">
            <text:p>673883.2010</text:p>
          </table:table-cell>
          <table:table-cell office:value-type="float" office:value="762563.607388917">
            <text:p>762563.6074</text:p>
          </table:table-cell>
          <table:table-cell office:value-type="float" office:value="762563.607388948">
            <text:p>762563.6074</text:p>
          </table:table-cell>
          <table:table-cell office:value-type="float" office:value="1174792.75162736">
            <text:p>1174792.7516</text:p>
          </table:table-cell>
          <table:table-cell office:value-type="float" office:value="1177898.0059702">
            <text:p>1177898.0060</text:p>
          </table:table-cell>
          <table:table-cell/>
          <table:table-cell table:formula="of:=2*[.A36]/PI()" office:value-type="float" office:value="0.850001987669747">
            <text:p>0.8500</text:p>
          </table:table-cell>
          <table:table-cell table:formula="of:=SQRT([.C36])" office:value-type="float" office:value="301.778658266409">
            <text:p>301.7787</text:p>
          </table:table-cell>
          <table:table-cell table:formula="of:=SQRT([.D36])" office:value-type="float" office:value="419.293249360019">
            <text:p>419.2932</text:p>
          </table:table-cell>
          <table:table-cell table:formula="of:=SQRT([.E36])" office:value-type="float" office:value="801.114866332343">
            <text:p>801.1149</text:p>
          </table:table-cell>
          <table:table-cell table:formula="of:=SQRT([.F36])" office:value-type="float" office:value="820.903892681846">
            <text:p>820.9039</text:p>
          </table:table-cell>
          <table:table-cell table:formula="of:=SQRT([.G36])" office:value-type="float" office:value="820.903892681861">
            <text:p>820.9039</text:p>
          </table:table-cell>
          <table:table-cell table:formula="of:=SQRT([.H36])" office:value-type="float" office:value="873.248880554059">
            <text:p>873.2489</text:p>
          </table:table-cell>
          <table:table-cell table:formula="of:=SQRT([.I36])" office:value-type="float" office:value="873.248880554077">
            <text:p>873.2489</text:p>
          </table:table-cell>
          <table:table-cell table:formula="of:=SQRT([.J36])" office:value-type="float" office:value="1083.87856867241">
            <text:p>1083.8786</text:p>
          </table:table-cell>
          <table:table-cell table:formula="of:=SQRT([.K36])" office:value-type="float" office:value="1085.31009668675">
            <text:p>1085.3101</text:p>
          </table:table-cell>
          <table:table-cell table:formula="of:=[.$B$44]*[.A36]" office:value-type="float" office:value="801.108">
            <text:p>801.1080</text:p>
          </table:table-cell>
          <table:table-cell table:formula="of:=[.$B$45]*[.A36]" office:value-type="float" office:value="267.036">
            <text:p>267.0360</text:p>
          </table:table-cell>
          <table:table-cell/>
        </table:table-row>
        <table:table-row table:style-name="ro1">
          <table:table-cell office:value-type="float" office:value="1.37445">
            <text:p>1.3745</text:p>
          </table:table-cell>
          <table:table-cell office:value-type="float" office:value="0">
            <text:p>0.0000</text:p>
          </table:table-cell>
          <table:table-cell office:value-type="float" office:value="97041.0945062066">
            <text:p>97041.0945062066</text:p>
          </table:table-cell>
          <table:table-cell office:value-type="float" office:value="167661.392389305">
            <text:p>167661.3924</text:p>
          </table:table-cell>
          <table:table-cell office:value-type="float" office:value="680093.695681831">
            <text:p>680093.6957</text:p>
          </table:table-cell>
          <table:table-cell office:value-type="float" office:value="680254.477177142">
            <text:p>680254.4772</text:p>
          </table:table-cell>
          <table:table-cell office:value-type="float" office:value="680254.477177349">
            <text:p>680254.4772</text:p>
          </table:table-cell>
          <table:table-cell office:value-type="float" office:value="754153.707547939">
            <text:p>754153.7075</text:p>
          </table:table-cell>
          <table:table-cell office:value-type="float" office:value="754153.707548058">
            <text:p>754153.7075</text:p>
          </table:table-cell>
          <table:table-cell office:value-type="float" office:value="1124264.41596319">
            <text:p>1124264.4160</text:p>
          </table:table-cell>
          <table:table-cell office:value-type="float" office:value="1199185.83400968">
            <text:p>1199185.8340</text:p>
          </table:table-cell>
          <table:table-cell/>
          <table:table-cell table:formula="of:=2*[.A37]/PI()" office:value-type="float" office:value="0.875002046130622">
            <text:p>0.8750</text:p>
          </table:table-cell>
          <table:table-cell table:formula="of:=SQRT([.C37])" office:value-type="float" office:value="311.514196315684">
            <text:p>311.5142</text:p>
          </table:table-cell>
          <table:table-cell table:formula="of:=SQRT([.D37])" office:value-type="float" office:value="409.464763306081">
            <text:p>409.4648</text:p>
          </table:table-cell>
          <table:table-cell table:formula="of:=SQRT([.E37])" office:value-type="float" office:value="824.67793451858">
            <text:p>824.6779</text:p>
          </table:table-cell>
          <table:table-cell table:formula="of:=SQRT([.F37])" office:value-type="float" office:value="824.775410143357">
            <text:p>824.7754</text:p>
          </table:table-cell>
          <table:table-cell table:formula="of:=SQRT([.G37])" office:value-type="float" office:value="824.775410143482">
            <text:p>824.7754</text:p>
          </table:table-cell>
          <table:table-cell table:formula="of:=SQRT([.H37])" office:value-type="float" office:value="868.420236721795">
            <text:p>868.4202</text:p>
          </table:table-cell>
          <table:table-cell table:formula="of:=SQRT([.I37])" office:value-type="float" office:value="868.420236721864">
            <text:p>868.4202</text:p>
          </table:table-cell>
          <table:table-cell table:formula="of:=SQRT([.J37])" office:value-type="float" office:value="1060.31335743882">
            <text:p>1060.3134</text:p>
          </table:table-cell>
          <table:table-cell table:formula="of:=SQRT([.K37])" office:value-type="float" office:value="1095.07343772447">
            <text:p>1095.0734</text:p>
          </table:table-cell>
          <table:table-cell table:formula="of:=[.$B$44]*[.A37]" office:value-type="float" office:value="824.67">
            <text:p>824.6700</text:p>
          </table:table-cell>
          <table:table-cell table:formula="of:=[.$B$45]*[.A37]" office:value-type="float" office:value="274.89">
            <text:p>274.8900</text:p>
          </table:table-cell>
          <table:table-cell/>
        </table:table-row>
        <table:table-row table:style-name="ro1">
          <table:table-cell office:value-type="float" office:value="1.41372">
            <text:p>1.4137</text:p>
          </table:table-cell>
          <table:table-cell office:value-type="float" office:value="0">
            <text:p>0.0000</text:p>
          </table:table-cell>
          <table:table-cell office:value-type="float" office:value="103211.283943581">
            <text:p>103211.283943581</text:p>
          </table:table-cell>
          <table:table-cell office:value-type="float" office:value="159711.758925445">
            <text:p>159711.7589</text:p>
          </table:table-cell>
          <table:table-cell office:value-type="float" office:value="686810.858754273">
            <text:p>686810.8588</text:p>
          </table:table-cell>
          <table:table-cell office:value-type="float" office:value="686810.858754308">
            <text:p>686810.8588</text:p>
          </table:table-cell>
          <table:table-cell office:value-type="float" office:value="719513.017047342">
            <text:p>719513.0170</text:p>
          </table:table-cell>
          <table:table-cell office:value-type="float" office:value="745929.39224255">
            <text:p>745929.3922</text:p>
          </table:table-cell>
          <table:table-cell office:value-type="float" office:value="745929.392242647">
            <text:p>745929.3922</text:p>
          </table:table-cell>
          <table:table-cell office:value-type="float" office:value="1074847.28113696">
            <text:p>1074847.2811</text:p>
          </table:table-cell>
          <table:table-cell office:value-type="float" office:value="1220665.11882063">
            <text:p>1220665.1188</text:p>
          </table:table-cell>
          <table:table-cell/>
          <table:table-cell table:formula="of:=2*[.A38]/PI()" office:value-type="float" office:value="0.900002104591497">
            <text:p>0.9000</text:p>
          </table:table-cell>
          <table:table-cell table:formula="of:=SQRT([.C38])" office:value-type="float" office:value="321.265130295183">
            <text:p>321.2651</text:p>
          </table:table-cell>
          <table:table-cell table:formula="of:=SQRT([.D38])" office:value-type="float" office:value="399.639536239153">
            <text:p>399.6395</text:p>
          </table:table-cell>
          <table:table-cell table:formula="of:=SQRT([.E38])" office:value-type="float" office:value="828.740525589447">
            <text:p>828.7405</text:p>
          </table:table-cell>
          <table:table-cell table:formula="of:=SQRT([.F38])" office:value-type="float" office:value="828.740525589468">
            <text:p>828.7405</text:p>
          </table:table-cell>
          <table:table-cell table:formula="of:=SQRT([.G38])" office:value-type="float" office:value="848.241131428642">
            <text:p>848.2411</text:p>
          </table:table-cell>
          <table:table-cell table:formula="of:=SQRT([.H38])" office:value-type="float" office:value="863.672039748046">
            <text:p>863.6720</text:p>
          </table:table-cell>
          <table:table-cell table:formula="of:=SQRT([.I38])" office:value-type="float" office:value="863.672039748102">
            <text:p>863.6720</text:p>
          </table:table-cell>
          <table:table-cell table:formula="of:=SQRT([.J38])" office:value-type="float" office:value="1036.74841747502">
            <text:p>1036.7484</text:p>
          </table:table-cell>
          <table:table-cell table:formula="of:=SQRT([.K38])" office:value-type="float" office:value="1104.83714583672">
            <text:p>1104.8371</text:p>
          </table:table-cell>
          <table:table-cell table:formula="of:=[.$B$44]*[.A38]" office:value-type="float" office:value="848.232">
            <text:p>848.2320</text:p>
          </table:table-cell>
          <table:table-cell table:formula="of:=[.$B$45]*[.A38]" office:value-type="float" office:value="282.744">
            <text:p>282.7440</text:p>
          </table:table-cell>
          <table:table-cell/>
        </table:table-row>
        <table:table-row table:style-name="ro1">
          <table:table-cell office:value-type="float" office:value="1.45299">
            <text:p>1.4530</text:p>
          </table:table-cell>
          <table:table-cell office:value-type="float" office:value="0">
            <text:p>0.0000</text:p>
          </table:table-cell>
          <table:table-cell office:value-type="float" office:value="109580.637514107">
            <text:p>109580.637514107</text:p>
          </table:table-cell>
          <table:table-cell office:value-type="float" office:value="151958.314184374">
            <text:p>151958.3142</text:p>
          </table:table-cell>
          <table:table-cell office:value-type="float" office:value="693552.386361944">
            <text:p>693552.3864</text:p>
          </table:table-cell>
          <table:table-cell office:value-type="float" office:value="693552.386361997">
            <text:p>693552.3864</text:p>
          </table:table-cell>
          <table:table-cell office:value-type="float" office:value="737890.605979193">
            <text:p>737890.6060</text:p>
          </table:table-cell>
          <table:table-cell office:value-type="float" office:value="737890.60597928">
            <text:p>737890.6060</text:p>
          </table:table-cell>
          <table:table-cell office:value-type="float" office:value="760043.030960563">
            <text:p>760043.0310</text:p>
          </table:table-cell>
          <table:table-cell office:value-type="float" office:value="1026541.27343638">
            <text:p>1026541.2734</text:p>
          </table:table-cell>
          <table:table-cell office:value-type="float" office:value="1242336.02417843">
            <text:p>1242336.0242</text:p>
          </table:table-cell>
          <table:table-cell/>
          <table:table-cell table:formula="of:=2*[.A39]/PI()" office:value-type="float" office:value="0.925002163052372">
            <text:p>0.9250</text:p>
          </table:table-cell>
          <table:table-cell table:formula="of:=SQRT([.C39])" office:value-type="float" office:value="331.029662589483">
            <text:p>331.0297</text:p>
          </table:table-cell>
          <table:table-cell table:formula="of:=SQRT([.D39])" office:value-type="float" office:value="389.81830919593">
            <text:p>389.8183</text:p>
          </table:table-cell>
          <table:table-cell table:formula="of:=SQRT([.E39])" office:value-type="float" office:value="832.797926487539">
            <text:p>832.7979</text:p>
          </table:table-cell>
          <table:table-cell table:formula="of:=SQRT([.F39])" office:value-type="float" office:value="832.79792648757">
            <text:p>832.7979</text:p>
          </table:table-cell>
          <table:table-cell table:formula="of:=SQRT([.G39])" office:value-type="float" office:value="859.005591355023">
            <text:p>859.0056</text:p>
          </table:table-cell>
          <table:table-cell table:formula="of:=SQRT([.H39])" office:value-type="float" office:value="859.005591355074">
            <text:p>859.0056</text:p>
          </table:table-cell>
          <table:table-cell table:formula="of:=SQRT([.I39])" office:value-type="float" office:value="871.804468307294">
            <text:p>871.8045</text:p>
          </table:table-cell>
          <table:table-cell table:formula="of:=SQRT([.J39])" office:value-type="float" office:value="1013.18373133227">
            <text:p>1013.1837</text:p>
          </table:table-cell>
          <table:table-cell table:formula="of:=SQRT([.K39])" office:value-type="float" office:value="1114.60128484514">
            <text:p>1114.6013</text:p>
          </table:table-cell>
          <table:table-cell table:formula="of:=[.$B$44]*[.A39]" office:value-type="float" office:value="871.794">
            <text:p>871.7940</text:p>
          </table:table-cell>
          <table:table-cell table:formula="of:=[.$B$45]*[.A39]" office:value-type="float" office:value="290.598">
            <text:p>290.5980</text:p>
          </table:table-cell>
          <table:table-cell/>
        </table:table-row>
        <table:table-row table:style-name="ro1">
          <table:table-cell office:value-type="float" office:value="1.49226">
            <text:p>1.4923</text:p>
          </table:table-cell>
          <table:table-cell office:value-type="float" office:value="0">
            <text:p>0.0000</text:p>
          </table:table-cell>
          <table:table-cell office:value-type="float" office:value="116148.833140518">
            <text:p>116148.833140518</text:p>
          </table:table-cell>
          <table:table-cell office:value-type="float" office:value="144401.448302283">
            <text:p>144401.4483</text:p>
          </table:table-cell>
          <table:table-cell office:value-type="float" office:value="700479.102172497">
            <text:p>700479.1022</text:p>
          </table:table-cell>
          <table:table-cell office:value-type="float" office:value="700479.102172644">
            <text:p>700479.1022</text:p>
          </table:table-cell>
          <table:table-cell office:value-type="float" office:value="730037.295012489">
            <text:p>730037.2950</text:p>
          </table:table-cell>
          <table:table-cell office:value-type="float" office:value="730037.295012571">
            <text:p>730037.2950</text:p>
          </table:table-cell>
          <table:table-cell office:value-type="float" office:value="801683.778469915">
            <text:p>801683.7785</text:p>
          </table:table-cell>
          <table:table-cell office:value-type="float" office:value="979346.3239227">
            <text:p>979346.3239</text:p>
          </table:table-cell>
          <table:table-cell office:value-type="float" office:value="1264198.71904842">
            <text:p>1264198.7190</text:p>
          </table:table-cell>
          <table:table-cell/>
          <table:table-cell table:formula="of:=2*[.A40]/PI()" office:value-type="float" office:value="0.950002221513247">
            <text:p>0.9500</text:p>
          </table:table-cell>
          <table:table-cell table:formula="of:=SQRT([.C40])" office:value-type="float" office:value="340.806151852513">
            <text:p>340.8062</text:p>
          </table:table-cell>
          <table:table-cell table:formula="of:=SQRT([.D40])" office:value-type="float" office:value="380.00190565612">
            <text:p>380.0019</text:p>
          </table:table-cell>
          <table:table-cell table:formula="of:=SQRT([.E40])" office:value-type="float" office:value="836.946295871185">
            <text:p>836.9463</text:p>
          </table:table-cell>
          <table:table-cell table:formula="of:=SQRT([.F40])" office:value-type="float" office:value="836.946295871273">
            <text:p>836.9463</text:p>
          </table:table-cell>
          <table:table-cell table:formula="of:=SQRT([.G40])" office:value-type="float" office:value="854.422199508234">
            <text:p>854.4222</text:p>
          </table:table-cell>
          <table:table-cell table:formula="of:=SQRT([.H40])" office:value-type="float" office:value="854.422199508282">
            <text:p>854.4222</text:p>
          </table:table-cell>
          <table:table-cell table:formula="of:=SQRT([.I40])" office:value-type="float" office:value="895.36795702656">
            <text:p>895.3680</text:p>
          </table:table-cell>
          <table:table-cell table:formula="of:=SQRT([.J40])" office:value-type="float" office:value="989.619282311486">
            <text:p>989.6193</text:p>
          </table:table-cell>
          <table:table-cell table:formula="of:=SQRT([.K40])" office:value-type="float" office:value="1124.3659186619">
            <text:p>1124.3659</text:p>
          </table:table-cell>
          <table:table-cell table:formula="of:=[.$B$44]*[.A40]" office:value-type="float" office:value="895.356">
            <text:p>895.3560</text:p>
          </table:table-cell>
          <table:table-cell table:formula="of:=[.$B$45]*[.A40]" office:value-type="float" office:value="298.452">
            <text:p>298.4520</text:p>
          </table:table-cell>
          <table:table-cell/>
        </table:table-row>
        <table:table-row table:style-name="ro1">
          <table:table-cell office:value-type="float" office:value="1.53153">
            <text:p>1.5315</text:p>
          </table:table-cell>
          <table:table-cell office:value-type="float" office:value="0">
            <text:p>0.0000</text:p>
          </table:table-cell>
          <table:table-cell office:value-type="float" office:value="122915.523560207">
            <text:p>122915.523560207</text:p>
          </table:table-cell>
          <table:table-cell office:value-type="float" office:value="137041.553537398">
            <text:p>137041.5535</text:p>
          </table:table-cell>
          <table:table-cell office:value-type="float" office:value="707591.04994309">
            <text:p>707591.0499</text:p>
          </table:table-cell>
          <table:table-cell office:value-type="float" office:value="707591.049943181">
            <text:p>707591.0499</text:p>
          </table:table-cell>
          <table:table-cell office:value-type="float" office:value="722369.407321081">
            <text:p>722369.4073</text:p>
          </table:table-cell>
          <table:table-cell office:value-type="float" office:value="722369.407321174">
            <text:p>722369.4073</text:p>
          </table:table-cell>
          <table:table-cell office:value-type="float" office:value="844435.304044471">
            <text:p>844435.3040</text:p>
          </table:table-cell>
          <table:table-cell office:value-type="float" office:value="933262.368226676">
            <text:p>933262.3682</text:p>
          </table:table-cell>
          <table:table-cell office:value-type="float" office:value="1286253.37760424">
            <text:p>1286253.3776</text:p>
          </table:table-cell>
          <table:table-cell/>
          <table:table-cell table:formula="of:=2*[.A41]/PI()" office:value-type="float" office:value="0.975002279974122">
            <text:p>0.9750</text:p>
          </table:table-cell>
          <table:table-cell table:formula="of:=SQRT([.C41])" office:value-type="float" office:value="350.593102556521">
            <text:p>350.5931</text:p>
          </table:table-cell>
          <table:table-cell table:formula="of:=SQRT([.D41])" office:value-type="float" office:value="370.191239141876">
            <text:p>370.1912</text:p>
          </table:table-cell>
          <table:table-cell table:formula="of:=SQRT([.E41])" office:value-type="float" office:value="841.184313895052">
            <text:p>841.1843</text:p>
          </table:table-cell>
          <table:table-cell table:formula="of:=SQRT([.F41])" office:value-type="float" office:value="841.184313895107">
            <text:p>841.1843</text:p>
          </table:table-cell>
          <table:table-cell table:formula="of:=SQRT([.G41])" office:value-type="float" office:value="849.923177305503">
            <text:p>849.9232</text:p>
          </table:table-cell>
          <table:table-cell table:formula="of:=SQRT([.H41])" office:value-type="float" office:value="849.923177305558">
            <text:p>849.9232</text:p>
          </table:table-cell>
          <table:table-cell table:formula="of:=SQRT([.I41])" office:value-type="float" office:value="918.9316101019">
            <text:p>918.9316</text:p>
          </table:table-cell>
          <table:table-cell table:formula="of:=SQRT([.J41])" office:value-type="float" office:value="966.055054449112">
            <text:p>966.0551</text:p>
          </table:table-cell>
          <table:table-cell table:formula="of:=SQRT([.K41])" office:value-type="float" office:value="1134.13111129368">
            <text:p>1134.1311</text:p>
          </table:table-cell>
          <table:table-cell table:formula="of:=[.$B$44]*[.A41]" office:value-type="float" office:value="918.918">
            <text:p>918.9180</text:p>
          </table:table-cell>
          <table:table-cell table:formula="of:=[.$B$45]*[.A41]" office:value-type="float" office:value="306.306">
            <text:p>306.3060</text:p>
          </table:table-cell>
          <table:table-cell/>
        </table:table-row>
        <table:table-row table:style-name="ro1">
          <table:table-cell office:value-type="float" office:value="1.5708">
            <text:p>1.5708</text:p>
          </table:table-cell>
          <table:table-cell office:value-type="float" office:value="0">
            <text:p>0.0000</text:p>
          </table:table-cell>
          <table:table-cell office:value-type="float" office:value="129879.021386939">
            <text:p>129879.021386939</text:p>
          </table:table-cell>
          <table:table-cell office:value-type="float" office:value="129880.342831533">
            <text:p>129880.3428</text:p>
          </table:table-cell>
          <table:table-cell office:value-type="float" office:value="714886.892583783">
            <text:p>714886.8926</text:p>
          </table:table-cell>
          <table:table-cell office:value-type="float" office:value="714886.892583802">
            <text:p>714886.8926</text:p>
          </table:table-cell>
          <table:table-cell office:value-type="float" office:value="714888.2750375">
            <text:p>714888.2750</text:p>
          </table:table-cell>
          <table:table-cell office:value-type="float" office:value="714888.275037547">
            <text:p>714888.2750</text:p>
          </table:table-cell>
          <table:table-cell office:value-type="float" office:value="888289.346345753">
            <text:p>888289.3463</text:p>
          </table:table-cell>
          <table:table-cell office:value-type="float" office:value="888297.655754515">
            <text:p>888297.6558</text:p>
          </table:table-cell>
          <table:table-cell office:value-type="float" office:value="1308495.99946282">
            <text:p>1308495.9995</text:p>
          </table:table-cell>
          <table:table-cell/>
          <table:table-cell table:formula="of:=2*[.A42]/PI()" office:value-type="float" office:value="1.000002338435">
            <text:p>1.0000</text:p>
          </table:table-cell>
          <table:table-cell table:formula="of:=SQRT([.C42])" office:value-type="float" office:value="360.387321345992">
            <text:p>360.3873</text:p>
          </table:table-cell>
          <table:table-cell table:formula="of:=SQRT([.D42])" office:value-type="float" office:value="360.389154708536">
            <text:p>360.3892</text:p>
          </table:table-cell>
          <table:table-cell table:formula="of:=SQRT([.E42])" office:value-type="float" office:value="845.509841801846">
            <text:p>845.5098</text:p>
          </table:table-cell>
          <table:table-cell table:formula="of:=SQRT([.F42])" office:value-type="float" office:value="845.509841801857">
            <text:p>845.5098</text:p>
          </table:table-cell>
          <table:table-cell table:formula="of:=SQRT([.G42])" office:value-type="float" office:value="845.510659328136">
            <text:p>845.5107</text:p>
          </table:table-cell>
          <table:table-cell table:formula="of:=SQRT([.H42])" office:value-type="float" office:value="845.510659328164">
            <text:p>845.5107</text:p>
          </table:table-cell>
          <table:table-cell table:formula="of:=SQRT([.I42])" office:value-type="float" office:value="942.491032501505">
            <text:p>942.4910</text:p>
          </table:table-cell>
          <table:table-cell table:formula="of:=SQRT([.J42])" office:value-type="float" office:value="942.495440707548">
            <text:p>942.4954</text:p>
          </table:table-cell>
          <table:table-cell table:formula="of:=SQRT([.K42])" office:value-type="float" office:value="1143.89509985086">
            <text:p>1143.8951</text:p>
          </table:table-cell>
          <table:table-cell table:formula="of:=[.$B$44]*[.A42]" office:value-type="float" office:value="942.48">
            <text:p>942.4800</text:p>
          </table:table-cell>
          <table:table-cell table:formula="of:=[.$B$45]*[.A42]" office:value-type="float" office:value="314.16">
            <text:p>314.1600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Alpha</text:p>
          </table:table-cell>
          <table:table-cell table:style-name="ce2" office:value-type="float" office:value="600">
            <text:p>600.0000</text:p>
          </table:table-cell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2" office:value-type="string">
            <text:p>Beta</text:p>
          </table:table-cell>
          <table:table-cell table:style-name="ce2" office:value-type="float" office:value="200">
            <text:p>200.0000</text:p>
          </table:table-cell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</table:table>
      <table:table table:name="Analytical" table:style-name="ta1">
        <table:shapes>
          <draw:frame draw:z-index="0" draw:style-name="gr1" svg:width="6.2988in" svg:height="3.5429in" svg:x="4.4449in" svg:y="0.0004in">
            <draw:object draw:notify-on-update-of-ranges="4x4.M2:4x4.M42 Analytical.A1:Analytical.A42 Analytical.B1:Analytical.B1 Analytical.B1:Analytical.B42 Analytical.A2:Analytical.A42 Analytical.C1:Analytical.C1 Analytical.C2:Analytical.C42 Analytical.A2:Analytical.A42 Analytical.D1:Analytical.D1 Analytical.D2:Analytical.D42 Analytical.A1:Analytical.A42 4x4.N1:4x4.N1 4x4.N2:4x4.N42 Analytical.A1:Analytical.A42 4x4.O1:4x4.O1 4x4.O2:4x4.O42 Analytical.A1:Analytical.A42 4x4.P1:4x4.P1 4x4.P2:4x4.P42 Analytical.A1:Analytical.A42 4x4.Q1:4x4.Q1 4x4.Q2:4x4.Q42 Analytical.A1:Analytical.A42 4x4.R1:4x4.R1 4x4.R2:4x4.R42 Analytical.A1:Analytical.A42 4x4.S1:4x4.S1 4x4.S2:4x4.S42 Analytical.A1:Analytical.A42 4x4.T1:4x4.T1 4x4.T2:4x4.T42 Analytical.A1:Analytical.A42 4x4.U1:4x4.U1 4x4.U2:4x4.U42 Analytical.A1:Analytical.A42 4x4.V1:4x4.V1 4x4.V2:4x4.V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4.4449in" svg:y="3.8657in">
            <draw:object draw:notify-on-update-of-ranges="8x8.M2:8x8.M42 8x8.M2:8x8.M42 Analytical.B1:Analytical.B1 Analytical.B2:Analytical.B42 8x8.M2:8x8.M42 Analytical.C1:Analytical.C1 Analytical.C2:Analytical.C42 8x8.M2:8x8.M42 Analytical.D1:Analytical.D1 Analytical.D2:Analytical.D42 8x8.M2:8x8.M42 8x8.N1:8x8.N1 8x8.N2:8x8.N42 8x8.M2:8x8.M42 8x8.O1:8x8.O1 8x8.O2:8x8.O42 8x8.M2:8x8.M42 8x8.P1:8x8.P1 8x8.P2:8x8.P42 8x8.M2:8x8.M42 8x8.Q1:8x8.Q1 8x8.Q2:8x8.Q42 8x8.M2:8x8.M42 8x8.R1:8x8.R1 8x8.R2:8x8.R42 8x8.M2:8x8.M42 8x8.S1:8x8.S1 8x8.S2:8x8.S42 8x8.M2:8x8.M42 8x8.T1:8x8.T1 8x8.T2:8x8.T42 8x8.M2:8x8.M42 8x8.U1:8x8.U1 8x8.U2:8x8.U42 8x8.M2:8x8.M42 8x8.V1:8x8.V1 8x8.V2:8x8.V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6.2988in" svg:height="3.5429in" svg:x="4.4449in" svg:y="7.7311in">
            <draw:object draw:notify-on-update-of-ranges="20x20.M2:20x20.M42 20x20.M2:20x20.M42 Analytical.B1:Analytical.B1 Analytical.B2:Analytical.B42 20x20.M2:20x20.M42 Analytical.C1:Analytical.C1 Analytical.C2:Analytical.C42 20x20.M2:20x20.M42 Analytical.D1:Analytical.D1 Analytical.D2:Analytical.D42 20x20.M2:20x20.M42 20x20.N1:20x20.N1 20x20.N2:20x20.N42 20x20.M2:20x20.M42 20x20.O1:20x20.O1 20x20.O2:20x20.O42 20x20.M2:20x20.M42 20x20.P1:20x20.P1 20x20.P2:20x20.P42 20x20.M2:20x20.M42 20x20.Q1:20x20.Q1 20x20.Q2:20x20.Q42 20x20.M2:20x20.M42 20x20.R1:20x20.R1 20x20.R2:20x20.R42 20x20.M2:20x20.M42 20x20.S1:20x20.S1 20x20.S2:20x20.S42 20x20.M2:20x20.M42 20x20.T1:20x20.T1 20x20.T2:20x20.T42 20x20.M2:20x20.M42 20x20.U1:20x20.U1 20x20.U2:20x20.U42 20x20.M2:20x20.M42 20x20.V1:20x20.V1 20x20.V2:20x20.V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row table:style-name="ro1">
          <table:table-cell table:style-name="ce5" office:value-type="string">
            <text:p>k</text:p>
          </table:table-cell>
          <table:table-cell table:style-name="ce5" office:value-type="string">
            <text:p>P</text:p>
          </table:table-cell>
          <table:table-cell table:style-name="ce5" office:value-type="string">
            <text:p>S</text:p>
          </table:table-cell>
          <table:table-cell table:style-name="ce4" office:value-type="string">
            <text:p>R</text:p>
          </table:table-cell>
          <table:table-cell table:style-name="ce4" table:number-columns-repeated="6"/>
        </table:table-row>
        <table:table-row table:style-name="ro1">
          <table:table-cell office:value-type="float" office:value="0">
            <text:p>0.0000</text:p>
          </table:table-cell>
          <table:table-cell table:number-columns-repeated="2" office:value-type="float" office:value="0">
            <text:p>0.000</text:p>
          </table:table-cell>
          <table:table-cell office:value-type="float" office:value="894.427190999916">
            <text:p>894.427</text:p>
          </table:table-cell>
          <table:table-cell table:number-columns-repeated="6"/>
        </table:table-row>
        <table:table-row table:style-name="ro1">
          <table:table-cell office:value-type="float" office:value="0.0250000000000812">
            <text:p>0.0250</text:p>
          </table:table-cell>
          <table:table-cell office:value-type="float" office:value="23.5619449019234">
            <text:p>23.562</text:p>
          </table:table-cell>
          <table:table-cell office:value-type="float" office:value="7.85842876874674">
            <text:p>7.858</text:p>
          </table:table-cell>
          <table:table-cell office:value-type="float" office:value="895.493764202816">
            <text:p>895.494</text:p>
          </table:table-cell>
          <table:table-cell table:number-columns-repeated="6"/>
        </table:table-row>
        <table:table-row table:style-name="ro1">
          <table:table-cell office:value-type="float" office:value="0.0500000000001625">
            <text:p>0.0500</text:p>
          </table:table-cell>
          <table:table-cell office:value-type="float" office:value="47.1238898038469">
            <text:p>47.124</text:p>
          </table:table-cell>
          <table:table-cell office:value-type="float" office:value="15.7432665012896">
            <text:p>15.743</text:p>
          </table:table-cell>
          <table:table-cell office:value-type="float" office:value="898.685426651194">
            <text:p>898.685</text:p>
          </table:table-cell>
          <table:table-cell table:number-columns-repeated="6"/>
        </table:table-row>
        <table:table-row table:style-name="ro1">
          <table:table-cell office:value-type="float" office:value="0.0750000000002437">
            <text:p>0.0750</text:p>
          </table:table-cell>
          <table:table-cell office:value-type="float" office:value="70.6858347057703">
            <text:p>70.686</text:p>
          </table:table-cell>
          <table:table-cell office:value-type="float" office:value="23.6795849003101">
            <text:p>23.680</text:p>
          </table:table-cell>
          <table:table-cell office:value-type="float" office:value="903.978322150776">
            <text:p>903.978</text:p>
          </table:table-cell>
          <table:table-cell table:number-columns-repeated="6"/>
        </table:table-row>
        <table:table-row table:style-name="ro1">
          <table:table-cell office:value-type="float" office:value="0.100000000000325">
            <text:p>0.1000</text:p>
          </table:table-cell>
          <table:table-cell office:value-type="float" office:value="94.2477796076938">
            <text:p>94.248</text:p>
          </table:table-cell>
          <table:table-cell office:value-type="float" office:value="31.6899240978108">
            <text:p>31.690</text:p>
          </table:table-cell>
          <table:table-cell office:value-type="float" office:value="911.333712079256">
            <text:p>911.334</text:p>
          </table:table-cell>
          <table:table-cell table:number-columns-repeated="6"/>
        </table:table-row>
        <table:table-row table:style-name="ro1">
          <table:table-cell office:value-type="float" office:value="0.125000000000406">
            <text:p>0.1250</text:p>
          </table:table-cell>
          <table:table-cell office:value-type="float" office:value="117.809724509617">
            <text:p>117.810</text:p>
          </table:table-cell>
          <table:table-cell office:value-type="float" office:value="39.7933581150728">
            <text:p>39.793</text:p>
          </table:table-cell>
          <table:table-cell office:value-type="float" office:value="920.699410432628">
            <text:p>920.699</text:p>
          </table:table-cell>
          <table:table-cell table:number-columns-repeated="6"/>
        </table:table-row>
        <table:table-row table:style-name="ro1">
          <table:table-cell office:value-type="float" office:value="0.150000000000487">
            <text:p>0.1500</text:p>
          </table:table-cell>
          <table:table-cell office:value-type="float" office:value="141.371669411541">
            <text:p>141.372</text:p>
          </table:table-cell>
          <table:table-cell office:value-type="float" office:value="48.0048918695987">
            <text:p>48.005</text:p>
          </table:table-cell>
          <table:table-cell office:value-type="float" office:value="932.011614195295">
            <text:p>932.012</text:p>
          </table:table-cell>
          <table:table-cell table:number-columns-repeated="6"/>
        </table:table-row>
        <table:table-row table:style-name="ro1">
          <table:table-cell office:value-type="float" office:value="0.175000000000569">
            <text:p>0.1750</text:p>
          </table:table-cell>
          <table:table-cell office:value-type="float" office:value="164.933614313464">
            <text:p>164.934</text:p>
          </table:table-cell>
          <table:table-cell office:value-type="float" office:value="56.3352092266809">
            <text:p>56.335</text:p>
          </table:table-cell>
          <table:table-cell office:value-type="float" office:value="945.19698423909">
            <text:p>945.197</text:p>
          </table:table-cell>
          <table:table-cell table:number-columns-repeated="6"/>
        </table:table-row>
        <table:table-row table:style-name="ro1">
          <table:table-cell office:value-type="float" office:value="0.20000000000065">
            <text:p>0.2000</text:p>
          </table:table-cell>
          <table:table-cell office:value-type="float" office:value="188.495559215388">
            <text:p>188.496</text:p>
          </table:table-cell>
          <table:table-cell office:value-type="float" office:value="64.7907440221578">
            <text:p>64.791</text:p>
          </table:table-cell>
          <table:table-cell office:value-type="float" office:value="960.174829775795">
            <text:p>960.175</text:p>
          </table:table-cell>
          <table:table-cell table:number-columns-repeated="6"/>
        </table:table-row>
        <table:table-row table:style-name="ro1">
          <table:table-cell office:value-type="float" office:value="0.225000000000731">
            <text:p>0.2250</text:p>
          </table:table-cell>
          <table:table-cell office:value-type="float" office:value="212.057504117311">
            <text:p>212.058</text:p>
          </table:table-cell>
          <table:table-cell office:value-type="float" office:value="73.3740117394987">
            <text:p>73.374</text:p>
          </table:table-cell>
          <table:table-cell office:value-type="float" office:value="976.859263833587">
            <text:p>976.859</text:p>
          </table:table-cell>
          <table:table-cell table:number-columns-repeated="6"/>
        </table:table-row>
        <table:table-row table:style-name="ro1">
          <table:table-cell office:value-type="float" office:value="0.250000000000812">
            <text:p>0.2500</text:p>
          </table:table-cell>
          <table:table-cell office:value-type="float" office:value="235.619449019234">
            <text:p>235.619</text:p>
          </table:table-cell>
          <table:table-cell office:value-type="float" office:value="82.0841221712963">
            <text:p>82.084</text:p>
          </table:table-cell>
          <table:table-cell office:value-type="float" office:value="995.161223004404">
            <text:p>995.161</text:p>
          </table:table-cell>
          <table:table-cell table:number-columns-repeated="6"/>
        </table:table-row>
        <table:table-row table:style-name="ro1">
          <table:table-cell office:value-type="float" office:value="0.275000000000893">
            <text:p>0.2750</text:p>
          </table:table-cell>
          <table:table-cell office:value-type="float" office:value="259.181393921158">
            <text:p>259.181</text:p>
          </table:table-cell>
          <table:table-cell office:value-type="float" office:value="90.9173917863007">
            <text:p>90.917</text:p>
          </table:table-cell>
          <table:table-cell office:value-type="float" office:value="1014.99027579614">
            <text:p>1014.990</text:p>
          </table:table-cell>
          <table:table-cell table:number-columns-repeated="6"/>
        </table:table-row>
        <table:table-row table:style-name="ro1">
          <table:table-cell office:value-type="float" office:value="0.300000000000975">
            <text:p>0.3000</text:p>
          </table:table-cell>
          <table:table-cell office:value-type="float" office:value="282.743338823081">
            <text:p>282.743</text:p>
          </table:table-cell>
          <table:table-cell office:value-type="float" office:value="99.8679844927707">
            <text:p>99.868</text:p>
          </table:table-cell>
          <table:table-cell office:value-type="float" office:value="1036.2561750005">
            <text:p>1036.256</text:p>
          </table:table-cell>
          <table:table-cell table:number-columns-repeated="6"/>
        </table:table-row>
        <table:table-row table:style-name="ro1">
          <table:table-cell office:value-type="float" office:value="0.325000000001056">
            <text:p>0.3250</text:p>
          </table:table-cell>
          <table:table-cell office:value-type="float" office:value="306.305283725005">
            <text:p>306.305</text:p>
          </table:table-cell>
          <table:table-cell office:value-type="float" office:value="108.928525858838">
            <text:p>108.929</text:p>
          </table:table-cell>
          <table:table-cell office:value-type="float" office:value="1058.87013676305">
            <text:p>1058.870</text:p>
          </table:table-cell>
          <table:table-cell table:number-columns-repeated="6"/>
        </table:table-row>
        <table:table-row table:style-name="ro1">
          <table:table-cell office:value-type="float" office:value="0.350000000001137">
            <text:p>0.3500</text:p>
          </table:table-cell>
          <table:table-cell office:value-type="float" office:value="329.867228626928">
            <text:p>329.867</text:p>
          </table:table-cell>
          <table:table-cell office:value-type="float" office:value="118.090653987533">
            <text:p>118.091</text:p>
          </table:table-cell>
          <table:table-cell office:value-type="float" office:value="1082.74585046258">
            <text:p>1082.746</text:p>
          </table:table-cell>
          <table:table-cell table:number-columns-repeated="6"/>
        </table:table-row>
        <table:table-row table:style-name="ro1">
          <table:table-cell office:value-type="float" office:value="0.375000000001218">
            <text:p>0.3750</text:p>
          </table:table-cell>
          <table:table-cell office:value-type="float" office:value="353.429173528852">
            <text:p>353.429</text:p>
          </table:table-cell>
          <table:table-cell office:value-type="float" office:value="127.345486869686">
            <text:p>127.345</text:p>
          </table:table-cell>
          <table:table-cell office:value-type="float" office:value="1107.80023851933">
            <text:p>1107.800</text:p>
          </table:table-cell>
          <table:table-cell table:number-columns-repeated="6"/>
        </table:table-row>
        <table:table-row table:style-name="ro1">
          <table:table-cell office:value-type="float" office:value="0.4000000000013">
            <text:p>0.4000</text:p>
          </table:table-cell>
          <table:table-cell office:value-type="float" office:value="376.991118430775">
            <text:p>376.991</text:p>
          </table:table-cell>
          <table:table-cell office:value-type="float" office:value="136.683999371647">
            <text:p>136.684</text:p>
          </table:table-cell>
          <table:table-cell office:value-type="float" office:value="1133.95399434874">
            <text:p>1133.954</text:p>
          </table:table-cell>
          <table:table-cell table:number-columns-repeated="6"/>
        </table:table-row>
        <table:table-row table:style-name="ro1">
          <table:table-cell office:value-type="float" office:value="0.425000000001381">
            <text:p>0.4250</text:p>
          </table:table-cell>
          <table:table-cell office:value-type="float" office:value="400.553063332699">
            <text:p>400.553</text:p>
          </table:table-cell>
          <table:table-cell office:value-type="float" office:value="146.097312507003">
            <text:p>146.097</text:p>
          </table:table-cell>
          <table:table-cell office:value-type="float" office:value="1161.13193092504">
            <text:p>1161.132</text:p>
          </table:table-cell>
          <table:table-cell table:number-columns-repeated="6"/>
        </table:table-row>
        <table:table-row table:style-name="ro1">
          <table:table-cell office:value-type="float" office:value="0.450000000001462">
            <text:p>0.4500</text:p>
          </table:table-cell>
          <table:table-cell office:value-type="float" office:value="424.115008234622">
            <text:p>424.115</text:p>
          </table:table-cell>
          <table:table-cell office:value-type="float" office:value="155.576903553249">
            <text:p>155.577</text:p>
          </table:table-cell>
          <table:table-cell office:value-type="float" office:value="1189.2631730722">
            <text:p>1189.263</text:p>
          </table:table-cell>
          <table:table-cell table:number-columns-repeated="6"/>
        </table:table-row>
        <table:table-row table:style-name="ro1">
          <table:table-cell office:value-type="float" office:value="0.475000000001543">
            <text:p>0.4750</text:p>
          </table:table-cell>
          <table:table-cell office:value-type="float" office:value="447.676953136546">
            <text:p>447.677</text:p>
          </table:table-cell>
          <table:table-cell office:value-type="float" office:value="165.114748580095">
            <text:p>165.115</text:p>
          </table:table-cell>
          <table:table-cell office:value-type="float" office:value="1218.2812248465">
            <text:p>1218.281</text:p>
          </table:table-cell>
          <table:table-cell table:number-columns-repeated="6"/>
        </table:table-row>
        <table:table-row table:style-name="ro1">
          <table:table-cell office:value-type="float" office:value="0.500000000001624">
            <text:p>0.5000</text:p>
          </table:table-cell>
          <table:table-cell office:value-type="float" office:value="471.238898038469">
            <text:p>471.239</text:p>
          </table:table-cell>
          <table:table-cell office:value-type="float" office:value="174.703409849009">
            <text:p>174.703</text:p>
          </table:table-cell>
          <table:table-cell office:value-type="float" office:value="1248.12394020952">
            <text:p>1248.124</text:p>
          </table:table-cell>
          <table:table-cell table:number-columns-repeated="6"/>
        </table:table-row>
        <table:table-row table:style-name="ro1">
          <table:table-cell office:value-type="float" office:value="0.525000000001706">
            <text:p>0.5250</text:p>
          </table:table-cell>
          <table:table-cell office:value-type="float" office:value="494.800842940392">
            <text:p>494.801</text:p>
          </table:table-cell>
          <table:table-cell office:value-type="float" office:value="184.336080058222">
            <text:p>184.336</text:p>
          </table:table-cell>
          <table:table-cell office:value-type="float" office:value="1278.73342136206">
            <text:p>1278.733</text:p>
          </table:table-cell>
          <table:table-cell table:number-columns-repeated="6"/>
        </table:table-row>
        <table:table-row table:style-name="ro1">
          <table:table-cell office:value-type="float" office:value="0.550000000001787">
            <text:p>0.5500</text:p>
          </table:table-cell>
          <table:table-cell office:value-type="float" office:value="518.362787842316">
            <text:p>518.363</text:p>
          </table:table-cell>
          <table:table-cell office:value-type="float" office:value="194.006594136898">
            <text:p>194.007</text:p>
          </table:table-cell>
          <table:table-cell office:value-type="float" office:value="1310.05586514133">
            <text:p>1310.056</text:p>
          </table:table-cell>
          <table:table-cell table:number-columns-repeated="6"/>
        </table:table-row>
        <table:table-row table:style-name="ro1">
          <table:table-cell office:value-type="float" office:value="0.575000000001868">
            <text:p>0.5750</text:p>
          </table:table-cell>
          <table:table-cell office:value-type="float" office:value="541.924732744239">
            <text:p>541.925</text:p>
          </table:table-cell>
          <table:table-cell office:value-type="float" office:value="203.709417668843">
            <text:p>203.709</text:p>
          </table:table-cell>
          <table:table-cell office:value-type="float" office:value="1342.0413741054">
            <text:p>1342.041</text:p>
          </table:table-cell>
          <table:table-cell table:number-columns-repeated="6"/>
        </table:table-row>
        <table:table-row table:style-name="ro1">
          <table:table-cell office:value-type="float" office:value="0.600000000001949">
            <text:p>0.6000</text:p>
          </table:table-cell>
          <table:table-cell office:value-type="float" office:value="565.486677646163">
            <text:p>565.487</text:p>
          </table:table-cell>
          <table:table-cell office:value-type="float" office:value="213.43961933697">
            <text:p>213.440</text:p>
          </table:table-cell>
          <table:table-cell office:value-type="float" office:value="1374.64374552485">
            <text:p>1374.644</text:p>
          </table:table-cell>
          <table:table-cell table:number-columns-repeated="6"/>
        </table:table-row>
        <table:table-row table:style-name="ro1">
          <table:table-cell office:value-type="float" office:value="0.62500000000203">
            <text:p>0.6250</text:p>
          </table:table-cell>
          <table:table-cell office:value-type="float" office:value="589.048622548086">
            <text:p>589.049</text:p>
          </table:table-cell>
          <table:table-cell office:value-type="float" office:value="223.192833196397">
            <text:p>223.193</text:p>
          </table:table-cell>
          <table:table-cell office:value-type="float" office:value="1407.82024855318">
            <text:p>1407.820</text:p>
          </table:table-cell>
          <table:table-cell table:number-columns-repeated="6"/>
        </table:table-row>
        <table:table-row table:style-name="ro1">
          <table:table-cell office:value-type="float" office:value="0.650000000002112">
            <text:p>0.6500</text:p>
          </table:table-cell>
          <table:table-cell office:value-type="float" office:value="612.61056745001">
            <text:p>612.611</text:p>
          </table:table-cell>
          <table:table-cell office:value-type="float" office:value="232.96521519425">
            <text:p>232.965</text:p>
          </table:table-cell>
          <table:table-cell office:value-type="float" office:value="1441.53139737123">
            <text:p>1441.531</text:p>
          </table:table-cell>
          <table:table-cell table:number-columns-repeated="6"/>
        </table:table-row>
        <table:table-row table:style-name="ro1">
          <table:table-cell office:value-type="float" office:value="0.675000000002193">
            <text:p>0.6750</text:p>
          </table:table-cell>
          <table:table-cell office:value-type="float" office:value="636.172512351933">
            <text:p>636.173</text:p>
          </table:table-cell>
          <table:table-cell office:value-type="float" office:value="242.753397190352">
            <text:p>242.753</text:p>
          </table:table-cell>
          <table:table-cell office:value-type="float" office:value="1475.74072606903">
            <text:p>1475.741</text:p>
          </table:table-cell>
          <table:table-cell table:number-columns-repeated="6"/>
        </table:table-row>
        <table:table-row table:style-name="ro1">
          <table:table-cell office:value-type="float" office:value="0.700000000002274">
            <text:p>0.7000</text:p>
          </table:table-cell>
          <table:table-cell office:value-type="float" office:value="659.734457253857">
            <text:p>659.734</text:p>
          </table:table-cell>
          <table:table-cell office:value-type="float" office:value="252.55444079294">
            <text:p>252.554</text:p>
          </table:table-cell>
          <table:table-cell office:value-type="float" office:value="1510.41456939752">
            <text:p>1510.415</text:p>
          </table:table-cell>
          <table:table-cell table:number-columns-repeated="6"/>
        </table:table-row>
        <table:table-row table:style-name="ro1">
          <table:table-cell office:value-type="float" office:value="0.725000000002355">
            <text:p>0.7250</text:p>
          </table:table-cell>
          <table:table-cell office:value-type="float" office:value="683.29640215578">
            <text:p>683.296</text:p>
          </table:table-cell>
          <table:table-cell office:value-type="float" office:value="262.365792586969">
            <text:p>262.366</text:p>
          </table:table-cell>
          <table:table-cell office:value-type="float" office:value="1545.52185223528">
            <text:p>1545.522</text:p>
          </table:table-cell>
          <table:table-cell table:number-columns-repeated="6"/>
        </table:table-row>
        <table:table-row table:style-name="ro1">
          <table:table-cell office:value-type="float" office:value="0.750000000002437">
            <text:p>0.7500</text:p>
          </table:table-cell>
          <table:table-cell office:value-type="float" office:value="706.858347057703">
            <text:p>706.858</text:p>
          </table:table-cell>
          <table:table-cell office:value-type="float" office:value="272.18524177076">
            <text:p>272.185</text:p>
          </table:table-cell>
          <table:table-cell office:value-type="float" office:value="1581.03388961795">
            <text:p>1581.034</text:p>
          </table:table-cell>
          <table:table-cell table:number-columns-repeated="6"/>
        </table:table-row>
        <table:table-row table:style-name="ro1">
          <table:table-cell office:value-type="float" office:value="0.775000000002518">
            <text:p>0.7750</text:p>
          </table:table-cell>
          <table:table-cell office:value-type="float" office:value="730.420291959627">
            <text:p>730.420</text:p>
          </table:table-cell>
          <table:table-cell office:value-type="float" office:value="282.010880799056">
            <text:p>282.011</text:p>
          </table:table-cell>
          <table:table-cell office:value-type="float" office:value="1616.92419841767">
            <text:p>1616.924</text:p>
          </table:table-cell>
          <table:table-cell table:number-columns-repeated="6"/>
        </table:table-row>
        <table:table-row table:style-name="ro1">
          <table:table-cell office:value-type="float" office:value="0.800000000002599">
            <text:p>0.8000</text:p>
          </table:table-cell>
          <table:table-cell office:value-type="float" office:value="753.98223686155">
            <text:p>753.982</text:p>
          </table:table-cell>
          <table:table-cell office:value-type="float" office:value="291.841069328124">
            <text:p>291.841</text:p>
          </table:table-cell>
          <table:table-cell office:value-type="float" office:value="1653.16832119061">
            <text:p>1653.168</text:p>
          </table:table-cell>
          <table:table-cell table:number-columns-repeated="6"/>
        </table:table-row>
        <table:table-row table:style-name="ro1">
          <table:table-cell office:value-type="float" office:value="0.825000000002681">
            <text:p>0.8250</text:p>
          </table:table-cell>
          <table:table-cell office:value-type="float" office:value="777.544181763474">
            <text:p>777.544</text:p>
          </table:table-cell>
          <table:table-cell office:value-type="float" office:value="301.674401545921">
            <text:p>301.674</text:p>
          </table:table-cell>
          <table:table-cell office:value-type="float" office:value="1689.74366229361">
            <text:p>1689.744</text:p>
          </table:table-cell>
          <table:table-cell table:number-columns-repeated="6"/>
        </table:table-row>
        <table:table-row table:style-name="ro1">
          <table:table-cell office:value-type="float" office:value="0.850000000002762">
            <text:p>0.8500</text:p>
          </table:table-cell>
          <table:table-cell office:value-type="float" office:value="801.106126665397">
            <text:p>801.106</text:p>
          </table:table-cell>
          <table:table-cell office:value-type="float" office:value="311.509676826179">
            <text:p>311.510</text:p>
          </table:table-cell>
          <table:table-cell office:value-type="float" office:value="1726.62933607234">
            <text:p>1726.629</text:p>
          </table:table-cell>
          <table:table-cell table:number-columns-repeated="6"/>
        </table:table-row>
        <table:table-row table:style-name="ro1">
          <table:table-cell office:value-type="float" office:value="0.875000000002843">
            <text:p>0.8750</text:p>
          </table:table-cell>
          <table:table-cell office:value-type="float" office:value="824.668071567321">
            <text:p>824.668</text:p>
          </table:table-cell>
          <table:table-cell office:value-type="float" office:value="321.345873552091">
            <text:p>321.346</text:p>
          </table:table-cell>
          <table:table-cell office:value-type="float" office:value="1763.80602671698">
            <text:p>1763.806</text:p>
          </table:table-cell>
          <table:table-cell table:number-columns-repeated="6"/>
        </table:table-row>
        <table:table-row table:style-name="ro1">
          <table:table-cell office:value-type="float" office:value="0.900000000002924">
            <text:p>0.9000</text:p>
          </table:table-cell>
          <table:table-cell office:value-type="float" office:value="848.230016469244">
            <text:p>848.230</text:p>
          </table:table-cell>
          <table:table-cell office:value-type="float" office:value="331.182125899488">
            <text:p>331.182</text:p>
          </table:table-cell>
          <table:table-cell office:value-type="float" office:value="1801.25585924505">
            <text:p>1801.256</text:p>
          </table:table-cell>
          <table:table-cell table:number-columns-repeated="6"/>
        </table:table-row>
        <table:table-row table:style-name="ro1">
          <table:table-cell office:value-type="float" office:value="0.925000000003006">
            <text:p>0.9250</text:p>
          </table:table-cell>
          <table:table-cell office:value-type="float" office:value="871.791961371168">
            <text:p>871.792</text:p>
          </table:table-cell>
          <table:table-cell office:value-type="float" office:value="341.017703340197">
            <text:p>341.018</text:p>
          </table:table-cell>
          <table:table-cell office:value-type="float" office:value="1838.9622809873">
            <text:p>1838.962</text:p>
          </table:table-cell>
          <table:table-cell table:number-columns-repeated="6"/>
        </table:table-row>
        <table:table-row table:style-name="ro1">
          <table:table-cell office:value-type="float" office:value="0.950000000003087">
            <text:p>0.9500</text:p>
          </table:table-cell>
          <table:table-cell office:value-type="float" office:value="895.353906273091">
            <text:p>895.354</text:p>
          </table:table-cell>
          <table:table-cell office:value-type="float" office:value="350.851992615669">
            <text:p>350.852</text:p>
          </table:table-cell>
          <table:table-cell office:value-type="float" office:value="1876.9099529083">
            <text:p>1876.910</text:p>
          </table:table-cell>
          <table:table-cell table:number-columns-repeated="6"/>
        </table:table-row>
        <table:table-row table:style-name="ro1">
          <table:table-cell office:value-type="float" office:value="0.975000000003168">
            <text:p>0.9750</text:p>
          </table:table-cell>
          <table:table-cell office:value-type="float" office:value="918.915851175015">
            <text:p>918.916</text:p>
          </table:table-cell>
          <table:table-cell office:value-type="float" office:value="360.68448193292">
            <text:p>360.684</text:p>
          </table:table-cell>
          <table:table-cell office:value-type="float" office:value="1915.08465007745">
            <text:p>1915.085</text:p>
          </table:table-cell>
          <table:table-cell table:number-columns-repeated="6"/>
        </table:table-row>
        <table:table-row table:style-name="ro1">
          <table:table-cell office:value-type="float" office:value="1.00000000000325">
            <text:p>1.0000</text:p>
          </table:table-cell>
          <table:table-cell office:value-type="float" office:value="942.477796076938">
            <text:p>942.478</text:p>
          </table:table-cell>
          <table:table-cell office:value-type="float" office:value="370.514747144797">
            <text:p>370.515</text:p>
          </table:table-cell>
          <table:table-cell office:value-type="float" office:value="1953.47317061082">
            <text:p>1953.473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Beta</text:p>
          </table:table-cell>
          <table:table-cell table:style-name="ce4" office:value-type="float" office:value="200">
            <text:p>20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nu</text:p>
          </table:table-cell>
          <table:table-cell table:style-name="ce4" office:value-type="float" office:value="0.4375">
            <text:p>0.437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rho</text:p>
          </table:table-cell>
          <table:table-cell table:style-name="ce7" office:value-type="float" office:value="100000">
            <text:p>1.00E+00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J</text:p>
          </table:table-cell>
          <table:table-cell table:style-name="ce7" office:value-type="float" office:value="10000">
            <text:p>1.00E+00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eta</text:p>
          </table:table-cell>
          <table:table-cell table:style-name="ce7" office:value-type="float" office:value="6090000000">
            <text:p>6.09E+00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>
            <text:p>mu_c</text:p>
          </table:table-cell>
          <table:table-cell table:style-name="ce7" office:value-type="float" office:value="2000000000">
            <text:p>2.00E+00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11-20T21:08:54</dc:date>
    <dc:creator>Nicolas Guarin</dc:creator>
    <meta:editing-duration>PT2H37M24S</meta:editing-duration>
    <meta:editing-cycles>20</meta:editing-cycles>
    <meta:generator>LibreOffice/3.5$Linux_X86_64 LibreOffice_project/350m1$Build-2</meta:generator>
    <meta:document-statistic meta:table-count="5" meta:cell-count="401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circle" chart:symbol-width="0.15cm" chart:symbol-height="0.1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1.462cm" style:legend-expansion="high" chart:style-name="ch2"/>
        <chart:plot-area chart:style-name="ch3" table:cell-range-address="4x4.M2:4x4.V42 Analytical.A1:Analytical.D42 4x4.N1:4x4.V1" chart:data-source-has-labels="both" svg:x="0.77cm" svg:y="0.855cm" svg:width="12.399cm" svg:height="7.545cm">
          <chartooo:coordinate-region svg:x="1.762cm" svg:y="0.855cm" svg:width="11.179cm" svg:height="6.898cm"/>
          <chart:axis chart:dimension="x" chart:name="primary-x" chart:style-name="ch4" chartooo:axis-type="auto">
            <chart:categories table:cell-range-address="4x4.M2:4x4.M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tical.B1:Analytical.B42" chart:label-cell-address="Analytical.B1:Analytical.B1" chart:class="chart:scatter">
            <chart:domain table:cell-range-address="Analytical.A1:Analytical.A42"/>
            <chart:data-point chart:repeated="42"/>
          </chart:series>
          <chart:series chart:style-name="ch7" chart:values-cell-range-address="Analytical.C2:Analytical.C42" chart:label-cell-address="Analytical.C1:Analytical.C1" chart:class="chart:scatter">
            <chart:domain table:cell-range-address="Analytical.A2:Analytical.A42"/>
            <chart:data-point chart:repeated="41"/>
          </chart:series>
          <chart:series chart:style-name="ch8" chart:values-cell-range-address="Analytical.D2:Analytical.D42" chart:label-cell-address="Analytical.D1:Analytical.D1" chart:class="chart:scatter">
            <chart:domain table:cell-range-address="Analytical.A2:Analytical.A42"/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2"/>
          </chart:series>
          <chart:series chart:style-name="ch10" chart:values-cell-range-address="4x4.O2:4x4.O42" chart:label-cell-address="4x4.O1:4x4.O1" chart:class="chart:scatter">
            <chart:data-point chart:repeated="42"/>
          </chart:series>
          <chart:series chart:style-name="ch11" chart:values-cell-range-address="4x4.P2:4x4.P42" chart:label-cell-address="4x4.P1:4x4.P1" chart:class="chart:scatter">
            <chart:data-point chart:repeated="42"/>
          </chart:series>
          <chart:series chart:style-name="ch12" chart:values-cell-range-address="4x4.Q2:4x4.Q42" chart:label-cell-address="4x4.Q1:4x4.Q1" chart:class="chart:scatter">
            <chart:data-point chart:repeated="42"/>
          </chart:series>
          <chart:series chart:style-name="ch13" chart:values-cell-range-address="4x4.R2:4x4.R42" chart:label-cell-address="4x4.R1:4x4.R1" chart:class="chart:scatter">
            <chart:data-point chart:repeated="42"/>
          </chart:series>
          <chart:series chart:style-name="ch14" chart:values-cell-range-address="4x4.S2:4x4.S42" chart:label-cell-address="4x4.S1:4x4.S1" chart:class="chart:scatter">
            <chart:data-point chart:repeated="42"/>
          </chart:series>
          <chart:series chart:style-name="ch15" chart:values-cell-range-address="4x4.T2:4x4.T42" chart:label-cell-address="4x4.T1:4x4.T1" chart:class="chart:scatter">
            <chart:data-point chart:repeated="42"/>
          </chart:series>
          <chart:series chart:style-name="ch16" chart:values-cell-range-address="4x4.U2:4x4.U42" chart:label-cell-address="4x4.U1:4x4.U1" chart:class="chart:scatter">
            <chart:data-point chart:repeated="42"/>
          </chart:series>
          <chart:series chart:style-name="ch17" chart:values-cell-range-address="4x4.V2:4x4.V42" chart:label-cell-address="4x4.V1:4x4.V1" chart:class="chart:scatter">
            <chart:data-point chart:repeated="4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</text:p>
                <draw:g>
                  <svg:desc>Analytical.B1:Analytical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</text:p>
                <draw:g>
                  <svg:desc>Analytical.C1:Analytical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</text:p>
                <draw:g>
                  <svg:desc>Analytical.D1:Analytical.D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4x4.M2:4x4.M42</svg:desc>
                </draw:g>
              </table:table-cell>
              <table:table-cell office:value-type="float" office:value="NaN">
                <text:p>NaN</text:p>
                <draw:g>
                  <svg:desc>Analytical.A1:Analytical.A42</svg:desc>
                </draw:g>
              </table:table-cell>
              <table:table-cell office:value-type="float" office:value="NaN">
                <text:p>NaN</text:p>
                <draw:g>
                  <svg:desc>Analytical.B1:Analytical.B42</svg:desc>
                </draw:g>
              </table:table-cell>
              <table:table-cell office:value-type="float" office:value="0">
                <text:p>0</text:p>
                <draw:g>
                  <svg:desc>Analytical.A2:Analytical.A42</svg:desc>
                </draw:g>
              </table:table-cell>
              <table:table-cell office:value-type="float" office:value="0">
                <text:p>0</text:p>
                <draw:g>
                  <svg:desc>Analytical.C2:Analytical.C42</svg:desc>
                </draw:g>
              </table:table-cell>
              <table:table-cell office:value-type="float" office:value="0">
                <text:p>0</text:p>
                <draw:g>
                  <svg:desc>Analytical.A2:Analytical.A42</svg:desc>
                </draw:g>
              </table:table-cell>
              <table:table-cell office:value-type="float" office:value="894.427190999916">
                <text:p>894.427190999916</text:p>
                <draw:g>
                  <svg:desc>Analytical.D2:Analytical.D42</svg:desc>
                </draw:g>
              </table:table-cell>
              <table:table-cell office:value-type="float" office:value="0.00109089305188891">
                <text:p>0.00109089305188891</text:p>
                <draw:g>
                  <svg:desc>4x4.N2:4x4.N42</svg:desc>
                </draw:g>
              </table:table-cell>
              <table:table-cell office:value-type="float" office:value="0.000121888726010613">
                <text:p>0.000121888726010613</text:p>
                <draw:g>
                  <svg:desc>4x4.O2:4x4.O42</svg:desc>
                </draw:g>
              </table:table-cell>
              <table:table-cell office:value-type="float" office:value="755.98121757353">
                <text:p>755.98121757353</text:p>
                <draw:g>
                  <svg:desc>4x4.P2:4x4.P42</svg:desc>
                </draw:g>
              </table:table-cell>
              <table:table-cell office:value-type="float" office:value="755.981217575557">
                <text:p>755.981217575557</text:p>
                <draw:g>
                  <svg:desc>4x4.Q2:4x4.Q42</svg:desc>
                </draw:g>
              </table:table-cell>
              <table:table-cell office:value-type="float" office:value="755.98121757558">
                <text:p>755.98121757558</text:p>
                <draw:g>
                  <svg:desc>4x4.R2:4x4.R42</svg:desc>
                </draw:g>
              </table:table-cell>
              <table:table-cell office:value-type="float" office:value="755.981217576144">
                <text:p>755.981217576144</text:p>
                <draw:g>
                  <svg:desc>4x4.S2:4x4.S42</svg:desc>
                </draw:g>
              </table:table-cell>
              <table:table-cell office:value-type="float" office:value="894.4271909999">
                <text:p>894.4271909999</text:p>
                <draw:g>
                  <svg:desc>4x4.T2:4x4.T42</svg:desc>
                </draw:g>
              </table:table-cell>
              <table:table-cell office:value-type="float" office:value="1091.8745478799">
                <text:p>1091.8745478799</text:p>
                <draw:g>
                  <svg:desc>4x4.U2:4x4.U42</svg:desc>
                </draw:g>
              </table:table-cell>
              <table:table-cell office:value-type="float" office:value="1091.87454788149">
                <text:p>1091.87454788149</text:p>
                <draw:g>
                  <svg:desc>4x4.V2:4x4.V42</svg:desc>
                </draw:g>
              </table:table-cell>
            </table:table-row>
            <table:table-row>
              <table:table-cell office:value-type="float" office:value="0.0250000000000812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7.85842876874674">
                <text:p>7.85842876874674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895.493764202816">
                <text:p>895.493764202816</text:p>
              </table:table-cell>
              <table:table-cell office:value-type="float" office:value="7.85613245471107">
                <text:p>7.85613245471107</text:p>
              </table:table-cell>
              <table:table-cell office:value-type="float" office:value="23.5619449044913">
                <text:p>23.5619449044913</text:p>
              </table:table-cell>
              <table:table-cell office:value-type="float" office:value="746.028414993556">
                <text:p>746.028414993556</text:p>
              </table:table-cell>
              <table:table-cell office:value-type="float" office:value="756.044412333096">
                <text:p>756.044412333096</text:p>
              </table:table-cell>
              <table:table-cell office:value-type="float" office:value="756.044412333108">
                <text:p>756.044412333108</text:p>
              </table:table-cell>
              <table:table-cell office:value-type="float" office:value="765.939811685333">
                <text:p>765.939811685333</text:p>
              </table:table-cell>
              <table:table-cell office:value-type="float" office:value="894.969252693607">
                <text:p>894.969252693607</text:p>
              </table:table-cell>
              <table:table-cell office:value-type="float" office:value="1084.53183922423">
                <text:p>1084.53183922423</text:p>
              </table:table-cell>
              <table:table-cell office:value-type="float" office:value="1084.53183922499">
                <text:p>1084.53183922499</text:p>
              </table:table-cell>
            </table:table-row>
            <table:table-row>
              <table:table-cell office:value-type="float" office:value="0.0500000000001625">
                <text:p>0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23.5619449019234">
                <text:p>23.5619449019234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15.7432665012896">
                <text:p>15.7432665012896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898.685426651194">
                <text:p>898.685426651194</text:p>
              </table:table-cell>
              <table:table-cell office:value-type="float" office:value="15.7251051063064">
                <text:p>15.7251051063064</text:p>
              </table:table-cell>
              <table:table-cell office:value-type="float" office:value="47.1238898817379">
                <text:p>47.1238898817379</text:p>
              </table:table-cell>
              <table:table-cell office:value-type="float" office:value="736.081127211293">
                <text:p>736.081127211293</text:p>
              </table:table-cell>
              <table:table-cell office:value-type="float" office:value="756.233962955177">
                <text:p>756.233962955177</text:p>
              </table:table-cell>
              <table:table-cell office:value-type="float" office:value="756.233962955179">
                <text:p>756.233962955179</text:p>
              </table:table-cell>
              <table:table-cell office:value-type="float" office:value="775.904479204433">
                <text:p>775.904479204433</text:p>
              </table:table-cell>
              <table:table-cell office:value-type="float" office:value="896.593246361996">
                <text:p>896.593246361996</text:p>
              </table:table-cell>
              <table:table-cell office:value-type="float" office:value="1077.25188654874">
                <text:p>1077.25188654874</text:p>
              </table:table-cell>
              <table:table-cell office:value-type="float" office:value="1077.2518865495">
                <text:p>1077.2518865495</text:p>
              </table:table-cell>
            </table:table-row>
            <table:table-row>
              <table:table-cell office:value-type="float" office:value="0.0750000000002437">
                <text:p>0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47.1238898038469">
                <text:p>47.1238898038469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23.6795849003101">
                <text:p>23.6795849003101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903.978322150776">
                <text:p>903.978322150776</text:p>
              </table:table-cell>
              <table:table-cell office:value-type="float" office:value="23.619435174068">
                <text:p>23.619435174068</text:p>
              </table:table-cell>
              <table:table-cell office:value-type="float" office:value="70.6858352968449">
                <text:p>70.6858352968449</text:p>
              </table:table-cell>
              <table:table-cell office:value-type="float" office:value="726.139082989028">
                <text:p>726.139082989028</text:p>
              </table:table-cell>
              <table:table-cell office:value-type="float" office:value="756.549768602202">
                <text:p>756.549768602202</text:p>
              </table:table-cell>
              <table:table-cell office:value-type="float" office:value="756.549768602208">
                <text:p>756.549768602208</text:p>
              </table:table-cell>
              <table:table-cell office:value-type="float" office:value="785.875506836514">
                <text:p>785.875506836514</text:p>
              </table:table-cell>
              <table:table-cell office:value-type="float" office:value="899.292644916685">
                <text:p>899.292644916685</text:p>
              </table:table-cell>
              <table:table-cell office:value-type="float" office:value="1070.03477530908">
                <text:p>1070.03477530908</text:p>
              </table:table-cell>
              <table:table-cell office:value-type="float" office:value="1070.03477530984">
                <text:p>1070.03477530984</text:p>
              </table:table-cell>
            </table:table-row>
            <table:table-row>
              <table:table-cell office:value-type="float" office:value="0.100000000000325">
                <text:p>0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70.6858347057703">
                <text:p>70.6858347057703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31.6899240978108">
                <text:p>31.6899240978108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911.333712079256">
                <text:p>911.333712079256</text:p>
              </table:table-cell>
              <table:table-cell office:value-type="float" office:value="31.5510121158547">
                <text:p>31.5510121158547</text:p>
              </table:table-cell>
              <table:table-cell office:value-type="float" office:value="94.2477820975134">
                <text:p>94.2477820975134</text:p>
              </table:table-cell>
              <table:table-cell office:value-type="float" office:value="716.202016940474">
                <text:p>716.202016940474</text:p>
              </table:table-cell>
              <table:table-cell office:value-type="float" office:value="756.991661579962">
                <text:p>756.991661579962</text:p>
              </table:table-cell>
              <table:table-cell office:value-type="float" office:value="756.991661579975">
                <text:p>756.991661579975</text:p>
              </table:table-cell>
              <table:table-cell office:value-type="float" office:value="795.853185800305">
                <text:p>795.853185800305</text:p>
              </table:table-cell>
              <table:table-cell office:value-type="float" office:value="903.05672461069">
                <text:p>903.05672461069</text:p>
              </table:table-cell>
              <table:table-cell office:value-type="float" office:value="1062.88062310426">
                <text:p>1062.88062310426</text:p>
              </table:table-cell>
              <table:table-cell office:value-type="float" office:value="1062.88062310503">
                <text:p>1062.88062310503</text:p>
              </table:table-cell>
            </table:table-row>
            <table:table-row>
              <table:table-cell office:value-type="float" office:value="0.125000000000406">
                <text:p>0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94.2477796076938">
                <text:p>94.2477796076938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39.7933581150728">
                <text:p>39.7933581150728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920.699410432628">
                <text:p>920.699410432628</text:p>
              </table:table-cell>
              <table:table-cell office:value-type="float" office:value="39.5308256143946">
                <text:p>39.5308256143946</text:p>
              </table:table-cell>
              <table:table-cell office:value-type="float" office:value="117.809732106291">
                <text:p>117.809732106291</text:p>
              </table:table-cell>
              <table:table-cell office:value-type="float" office:value="706.269669917944">
                <text:p>706.269669917944</text:p>
              </table:table-cell>
              <table:table-cell office:value-type="float" office:value="757.559407894689">
                <text:p>757.559407894689</text:p>
              </table:table-cell>
              <table:table-cell office:value-type="float" office:value="757.559407894711">
                <text:p>757.559407894711</text:p>
              </table:table-cell>
              <table:table-cell office:value-type="float" office:value="805.837811529857">
                <text:p>805.837811529857</text:p>
              </table:table-cell>
              <table:table-cell office:value-type="float" office:value="907.870788863212">
                <text:p>907.870788863212</text:p>
              </table:table-cell>
              <table:table-cell office:value-type="float" office:value="1055.78958006426">
                <text:p>1055.78958006426</text:p>
              </table:table-cell>
              <table:table-cell office:value-type="float" office:value="1055.78958006501">
                <text:p>1055.78958006501</text:p>
              </table:table-cell>
            </table:table-row>
            <table:table-row>
              <table:table-cell office:value-type="float" office:value="0.150000000000487">
                <text:p>0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117.809724509617">
                <text:p>117.80972450961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48.0048918695987">
                <text:p>48.004891869598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932.011614195295">
                <text:p>932.011614195295</text:p>
              </table:table-cell>
              <table:table-cell office:value-type="float" office:value="47.5687399057241">
                <text:p>47.5687399057241</text:p>
              </table:table-cell>
              <table:table-cell office:value-type="float" office:value="141.371688309716">
                <text:p>141.371688309716</text:p>
              </table:table-cell>
              <table:table-cell office:value-type="float" office:value="696.341789425139">
                <text:p>696.341789425139</text:p>
              </table:table-cell>
              <table:table-cell office:value-type="float" office:value="758.252708024442">
                <text:p>758.252708024442</text:p>
              </table:table-cell>
              <table:table-cell office:value-type="float" office:value="758.252708024461">
                <text:p>758.252708024461</text:p>
              </table:table-cell>
              <table:table-cell office:value-type="float" office:value="815.829683383982">
                <text:p>815.829683383982</text:p>
              </table:table-cell>
              <table:table-cell office:value-type="float" office:value="913.716465844262">
                <text:p>913.716465844262</text:p>
              </table:table-cell>
              <table:table-cell office:value-type="float" office:value="1048.761829183">
                <text:p>1048.761829183</text:p>
              </table:table-cell>
              <table:table-cell office:value-type="float" office:value="1048.76182918376">
                <text:p>1048.76182918376</text:p>
              </table:table-cell>
            </table:table-row>
            <table:table-row>
              <table:table-cell office:value-type="float" office:value="0.175000000000569">
                <text:p>0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141.371669411541">
                <text:p>141.371669411541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56.3352092266809">
                <text:p>56.3352092266809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945.19698423909">
                <text:p>945.19698423909</text:p>
              </table:table-cell>
              <table:table-cell office:value-type="float" office:value="55.6733229708074">
                <text:p>55.6733229708074</text:p>
              </table:table-cell>
              <table:table-cell office:value-type="float" office:value="164.933655148726">
                <text:p>164.933655148726</text:p>
              </table:table-cell>
              <table:table-cell office:value-type="float" office:value="686.418130061073">
                <text:p>686.418130061073</text:p>
              </table:table-cell>
              <table:table-cell office:value-type="float" office:value="759.071197901175">
                <text:p>759.071197901175</text:p>
              </table:table-cell>
              <table:table-cell office:value-type="float" office:value="759.071197901192">
                <text:p>759.071197901192</text:p>
              </table:table-cell>
              <table:table-cell office:value-type="float" office:value="825.829104361402">
                <text:p>825.829104361402</text:p>
              </table:table-cell>
              <table:table-cell office:value-type="float" office:value="920.572065761012">
                <text:p>920.572065761012</text:p>
              </table:table-cell>
              <table:table-cell office:value-type="float" office:value="1041.79758660007">
                <text:p>1041.79758660007</text:p>
              </table:table-cell>
              <table:table-cell office:value-type="float" office:value="1041.79758660082">
                <text:p>1041.79758660082</text:p>
              </table:table-cell>
            </table:table-row>
            <table:table-row>
              <table:table-cell office:value-type="float" office:value="0.20000000000065">
                <text:p>0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64.7907440221578">
                <text:p>64.7907440221578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960.174829775795">
                <text:p>960.174829775795</text:p>
              </table:table-cell>
              <table:table-cell office:value-type="float" office:value="63.851734807871">
                <text:p>63.851734807871</text:p>
              </table:table-cell>
              <table:table-cell office:value-type="float" office:value="188.495638805777">
                <text:p>188.495638805777</text:p>
              </table:table-cell>
              <table:table-cell office:value-type="float" office:value="676.49845399965">
                <text:p>676.49845399965</text:p>
              </table:table-cell>
              <table:table-cell office:value-type="float" office:value="760.01445009697">
                <text:p>760.01445009697</text:p>
              </table:table-cell>
              <table:table-cell office:value-type="float" office:value="760.014450096995">
                <text:p>760.014450096995</text:p>
              </table:table-cell>
              <table:table-cell office:value-type="float" office:value="835.836380819607">
                <text:p>835.836380819607</text:p>
              </table:table-cell>
              <table:table-cell office:value-type="float" office:value="928.4129819511">
                <text:p>928.4129819511</text:p>
              </table:table-cell>
              <table:table-cell office:value-type="float" office:value="1034.89710183279">
                <text:p>1034.89710183279</text:p>
              </table:table-cell>
              <table:table-cell office:value-type="float" office:value="1034.89710183354">
                <text:p>1034.89710183354</text:p>
              </table:table-cell>
            </table:table-row>
            <table:table-row>
              <table:table-cell office:value-type="float" office:value="0.225000000000731">
                <text:p>0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188.495559215388">
                <text:p>188.495559215388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73.3740117394987">
                <text:p>73.3740117394987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976.859263833587">
                <text:p>976.859263833587</text:p>
              </table:table-cell>
              <table:table-cell office:value-type="float" office:value="72.1096746400473">
                <text:p>72.1096746400473</text:p>
              </table:table-cell>
              <table:table-cell office:value-type="float" office:value="212.057647492349">
                <text:p>212.057647492349</text:p>
              </table:table-cell>
              <table:table-cell office:value-type="float" office:value="666.58253150905">
                <text:p>666.58253150905</text:p>
              </table:table-cell>
              <table:table-cell office:value-type="float" office:value="761.081975205637">
                <text:p>761.081975205637</text:p>
              </table:table-cell>
              <table:table-cell office:value-type="float" office:value="761.081975205664">
                <text:p>761.081975205664</text:p>
              </table:table-cell>
              <table:table-cell office:value-type="float" office:value="845.851822194019">
                <text:p>845.851822194019</text:p>
              </table:table-cell>
              <table:table-cell office:value-type="float" office:value="937.212119262729">
                <text:p>937.212119262729</text:p>
              </table:table-cell>
              <table:table-cell office:value-type="float" office:value="1028.06065796084">
                <text:p>1028.06065796084</text:p>
              </table:table-cell>
              <table:table-cell office:value-type="float" office:value="1028.06065796159">
                <text:p>1028.06065796159</text:p>
              </table:table-cell>
            </table:table-row>
            <table:table-row>
              <table:table-cell office:value-type="float" office:value="0.250000000000812">
                <text:p>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212.057504117311">
                <text:p>212.0575041173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82.0841221712963">
                <text:p>82.0841221712963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995.161223004404">
                <text:p>995.161223004404</text:p>
              </table:table-cell>
              <table:table-cell office:value-type="float" office:value="80.4513830298817">
                <text:p>80.4513830298817</text:p>
              </table:table-cell>
              <table:table-cell office:value-type="float" office:value="235.619691732729">
                <text:p>235.619691732729</text:p>
              </table:table-cell>
              <table:table-cell office:value-type="float" office:value="656.670141516051">
                <text:p>656.670141516051</text:p>
              </table:table-cell>
              <table:table-cell office:value-type="float" office:value="762.27322341016">
                <text:p>762.27322341016</text:p>
              </table:table-cell>
              <table:table-cell office:value-type="float" office:value="762.273223410193">
                <text:p>762.273223410193</text:p>
              </table:table-cell>
              <table:table-cell office:value-type="float" office:value="855.875740715769">
                <text:p>855.875740715769</text:p>
              </table:table-cell>
              <table:table-cell office:value-type="float" office:value="946.940333711034">
                <text:p>946.940333711034</text:p>
              </table:table-cell>
              <table:table-cell office:value-type="float" office:value="1021.28857176496">
                <text:p>1021.28857176496</text:p>
              </table:table-cell>
              <table:table-cell office:value-type="float" office:value="1021.2885717657">
                <text:p>1021.2885717657</text:p>
              </table:table-cell>
            </table:table-row>
            <table:table-row>
              <table:table-cell office:value-type="float" office:value="0.275000000000893">
                <text:p>0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235.619449019234">
                <text:p>235.619449019234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90.9173917863007">
                <text:p>90.9173917863007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1014.99027579614">
                <text:p>1014.99027579614</text:p>
              </table:table-cell>
              <table:table-cell office:value-type="float" office:value="88.8796919643004">
                <text:p>88.8796919643004</text:p>
              </table:table-cell>
              <table:table-cell office:value-type="float" office:value="259.181784648158">
                <text:p>259.181784648158</text:p>
              </table:table-cell>
              <table:table-cell office:value-type="float" office:value="646.761072220502">
                <text:p>646.761072220502</text:p>
              </table:table-cell>
              <table:table-cell office:value-type="float" office:value="763.587586225685">
                <text:p>763.587586225685</text:p>
              </table:table-cell>
              <table:table-cell office:value-type="float" office:value="763.587586225732">
                <text:p>763.587586225732</text:p>
              </table:table-cell>
              <table:table-cell office:value-type="float" office:value="865.908451124871">
                <text:p>865.908451124871</text:p>
              </table:table-cell>
              <table:table-cell office:value-type="float" office:value="957.566868838861">
                <text:p>957.566868838861</text:p>
              </table:table-cell>
              <table:table-cell office:value-type="float" office:value="1014.58119382143">
                <text:p>1014.58119382143</text:p>
              </table:table-cell>
              <table:table-cell office:value-type="float" office:value="1014.58119382216">
                <text:p>1014.58119382216</text:p>
              </table:table-cell>
            </table:table-row>
            <table:table-row>
              <table:table-cell office:value-type="float" office:value="0.300000000000975">
                <text:p>0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259.181393921158">
                <text:p>259.181393921158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99.8679844927707">
                <text:p>99.8679844927707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1036.2561750005">
                <text:p>1036.2561750005</text:p>
              </table:table-cell>
              <table:table-cell office:value-type="float" office:value="97.3961140389095">
                <text:p>97.3961140389095</text:p>
              </table:table-cell>
              <table:table-cell office:value-type="float" office:value="282.74394223661">
                <text:p>282.74394223661</text:p>
              </table:table-cell>
              <table:table-cell office:value-type="float" office:value="636.855121766331">
                <text:p>636.855121766331</text:p>
              </table:table-cell>
              <table:table-cell office:value-type="float" office:value="765.024398405699">
                <text:p>765.024398405699</text:p>
              </table:table-cell>
              <table:table-cell office:value-type="float" office:value="765.024398405755">
                <text:p>765.024398405755</text:p>
              </table:table-cell>
              <table:table-cell office:value-type="float" office:value="875.950270376627">
                <text:p>875.950270376627</text:p>
              </table:table-cell>
              <table:table-cell office:value-type="float" office:value="969.059776321767">
                <text:p>969.059776321767</text:p>
              </table:table-cell>
              <table:table-cell office:value-type="float" office:value="1007.93890855387">
                <text:p>1007.93890855387</text:p>
              </table:table-cell>
              <table:table-cell office:value-type="float" office:value="1007.93890855461">
                <text:p>1007.93890855461</text:p>
              </table:table-cell>
            </table:table-row>
            <table:table-row>
              <table:table-cell office:value-type="float" office:value="0.325000000001056">
                <text:p>0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282.743338823081">
                <text:p>282.743338823081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08.928525858838">
                <text:p>108.928525858838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1058.87013676305">
                <text:p>1058.87013676305</text:p>
              </table:table-cell>
              <table:table-cell office:value-type="float" office:value="106.00096098952">
                <text:p>106.00096098952</text:p>
              </table:table-cell>
              <table:table-cell office:value-type="float" office:value="306.306183651898">
                <text:p>306.306183651898</text:p>
              </table:table-cell>
              <table:table-cell office:value-type="float" office:value="626.952098974903">
                <text:p>626.952098974903</text:p>
              </table:table-cell>
              <table:table-cell office:value-type="float" office:value="766.582939999341">
                <text:p>766.582939999341</text:p>
              </table:table-cell>
              <table:table-cell office:value-type="float" office:value="766.582939999405">
                <text:p>766.582939999405</text:p>
              </table:table-cell>
              <table:table-cell office:value-type="float" office:value="886.00151733833">
                <text:p>886.00151733833</text:p>
              </table:table-cell>
              <table:table-cell office:value-type="float" office:value="981.386310861971">
                <text:p>981.386310861971</text:p>
              </table:table-cell>
              <table:table-cell office:value-type="float" office:value="1001.36213424362">
                <text:p>1001.36213424362</text:p>
              </table:table-cell>
              <table:table-cell office:value-type="float" office:value="1001.36213424435">
                <text:p>1001.36213424435</text:p>
              </table:table-cell>
            </table:table-row>
            <table:table-row>
              <table:table-cell office:value-type="float" office:value="0.350000000001137">
                <text:p>0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306.305283725005">
                <text:p>306.30528372500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18.090653987533">
                <text:p>118.090653987533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1082.74585046258">
                <text:p>1082.74585046258</text:p>
              </table:table-cell>
              <table:table-cell office:value-type="float" office:value="114.693481839654">
                <text:p>114.693481839654</text:p>
              </table:table-cell>
              <table:table-cell office:value-type="float" office:value="329.86853147895">
                <text:p>329.86853147895</text:p>
              </table:table-cell>
              <table:table-cell office:value-type="float" office:value="617.051824148035">
                <text:p>617.051824148035</text:p>
              </table:table-cell>
              <table:table-cell office:value-type="float" office:value="768.262438546229">
                <text:p>768.262438546229</text:p>
              </table:table-cell>
              <table:table-cell office:value-type="float" office:value="768.262438546299">
                <text:p>768.262438546299</text:p>
              </table:table-cell>
              <table:table-cell office:value-type="float" office:value="896.062512473348">
                <text:p>896.062512473348</text:p>
              </table:table-cell>
              <table:table-cell office:value-type="float" office:value="994.51329205146">
                <text:p>994.51329205146</text:p>
              </table:table-cell>
              <table:table-cell office:value-type="float" office:value="994.851322999703">
                <text:p>994.851322999703</text:p>
              </table:table-cell>
              <table:table-cell office:value-type="float" office:value="994.851323000426">
                <text:p>994.851323000426</text:p>
              </table:table-cell>
            </table:table-row>
            <table:table-row>
              <table:table-cell office:value-type="float" office:value="0.375000000001218">
                <text:p>0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329.867228626928">
                <text:p>329.867228626928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27.345486869686">
                <text:p>127.34548686968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1107.80023851933">
                <text:p>1107.80023851933</text:p>
              </table:table-cell>
              <table:table-cell office:value-type="float" office:value="123.472011654199">
                <text:p>123.472011654199</text:p>
              </table:table-cell>
              <table:table-cell office:value-type="float" office:value="353.431012007018">
                <text:p>353.431012007018</text:p>
              </table:table-cell>
              <table:table-cell office:value-type="float" office:value="607.154129948535">
                <text:p>607.154129948535</text:p>
              </table:table-cell>
              <table:table-cell office:value-type="float" office:value="770.062071395216">
                <text:p>770.062071395216</text:p>
              </table:table-cell>
              <table:table-cell office:value-type="float" office:value="770.062071395303">
                <text:p>770.062071395303</text:p>
              </table:table-cell>
              <table:table-cell office:value-type="float" office:value="906.133577510011">
                <text:p>906.133577510011</text:p>
              </table:table-cell>
              <table:table-cell office:value-type="float" office:value="988.406960689563">
                <text:p>988.406960689563</text:p>
              </table:table-cell>
              <table:table-cell office:value-type="float" office:value="988.406960690285">
                <text:p>988.406960690285</text:p>
              </table:table-cell>
              <table:table-cell office:value-type="float" office:value="1008.40742842973">
                <text:p>1008.40742842973</text:p>
              </table:table-cell>
            </table:table-row>
            <table:table-row>
              <table:table-cell office:value-type="float" office:value="0.4000000000013">
                <text:p>0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353.429173528852">
                <text:p>353.429173528852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36.683999371647">
                <text:p>136.68399937164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1133.95399434874">
                <text:p>1133.95399434874</text:p>
              </table:table-cell>
              <table:table-cell office:value-type="float" office:value="132.334123086931">
                <text:p>132.334123086931</text:p>
              </table:table-cell>
              <table:table-cell office:value-type="float" office:value="376.993655499397">
                <text:p>376.993655499397</text:p>
              </table:table-cell>
              <table:table-cell office:value-type="float" office:value="597.258862366159">
                <text:p>597.258862366159</text:p>
              </table:table-cell>
              <table:table-cell office:value-type="float" office:value="771.980968132754">
                <text:p>771.980968132754</text:p>
              </table:table-cell>
              <table:table-cell office:value-type="float" office:value="771.980968132853">
                <text:p>771.980968132853</text:p>
              </table:table-cell>
              <table:table-cell office:value-type="float" office:value="916.215035091574">
                <text:p>916.215035091574</text:p>
              </table:table-cell>
              <table:table-cell office:value-type="float" office:value="982.029566831274">
                <text:p>982.029566831274</text:p>
              </table:table-cell>
              <table:table-cell office:value-type="float" office:value="982.029566831987">
                <text:p>982.029566831987</text:p>
              </table:table-cell>
              <table:table-cell office:value-type="float" office:value="1023.03560126004">
                <text:p>1023.03560126004</text:p>
              </table:table-cell>
            </table:table-row>
            <table:table-row>
              <table:table-cell office:value-type="float" office:value="0.425000000001381">
                <text:p>0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376.991118430775">
                <text:p>376.991118430775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46.097312507003">
                <text:p>146.097312507003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1161.13193092504">
                <text:p>1161.13193092504</text:p>
              </table:table-cell>
              <table:table-cell office:value-type="float" office:value="141.276774372646">
                <text:p>141.276774372646</text:p>
              </table:table-cell>
              <table:table-cell office:value-type="float" office:value="400.556496460136">
                <text:p>400.556496460136</text:p>
              </table:table-cell>
              <table:table-cell office:value-type="float" office:value="587.365881778602">
                <text:p>587.365881778602</text:p>
              </table:table-cell>
              <table:table-cell office:value-type="float" office:value="774.018213106234">
                <text:p>774.018213106234</text:p>
              </table:table-cell>
              <table:table-cell office:value-type="float" office:value="774.018213106343">
                <text:p>774.018213106343</text:p>
              </table:table-cell>
              <table:table-cell office:value-type="float" office:value="926.307208404434">
                <text:p>926.307208404434</text:p>
              </table:table-cell>
              <table:table-cell office:value-type="float" office:value="975.71969444755">
                <text:p>975.71969444755</text:p>
              </table:table-cell>
              <table:table-cell office:value-type="float" office:value="975.719694448257">
                <text:p>975.719694448257</text:p>
              </table:table-cell>
              <table:table-cell office:value-type="float" office:value="1038.36510749671">
                <text:p>1038.36510749671</text:p>
              </table:table-cell>
            </table:table-row>
            <table:table-row>
              <table:table-cell office:value-type="float" office:value="0.450000000001462">
                <text:p>0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400.553063332699">
                <text:p>400.55306333269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55.576903553249">
                <text:p>155.57690355324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1189.2631730722">
                <text:p>1189.2631730722</text:p>
              </table:table-cell>
              <table:table-cell office:value-type="float" office:value="150.296448942009">
                <text:p>150.296448942009</text:p>
              </table:table-cell>
              <table:table-cell office:value-type="float" office:value="424.11957389713">
                <text:p>424.11957389713</text:p>
              </table:table-cell>
              <table:table-cell office:value-type="float" office:value="577.475064117473">
                <text:p>577.475064117473</text:p>
              </table:table-cell>
              <table:table-cell office:value-type="float" office:value="776.172848028137">
                <text:p>776.172848028137</text:p>
              </table:table-cell>
              <table:table-cell office:value-type="float" office:value="776.172848028251">
                <text:p>776.172848028251</text:p>
              </table:table-cell>
              <table:table-cell office:value-type="float" office:value="936.410420780247">
                <text:p>936.410420780247</text:p>
              </table:table-cell>
              <table:table-cell office:value-type="float" office:value="969.477929882172">
                <text:p>969.477929882172</text:p>
              </table:table-cell>
              <table:table-cell office:value-type="float" office:value="969.477929882874">
                <text:p>969.477929882874</text:p>
              </table:table-cell>
              <table:table-cell office:value-type="float" office:value="1054.36386296977">
                <text:p>1054.36386296977</text:p>
              </table:table-cell>
            </table:table-row>
            <table:table-row>
              <table:table-cell office:value-type="float" office:value="0.475000000001543">
                <text:p>0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424.115008234622">
                <text:p>424.115008234622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65.114748580095">
                <text:p>165.114748580095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1218.2812248465">
                <text:p>1218.2812248465</text:p>
              </table:table-cell>
              <table:table-cell office:value-type="float" office:value="159.389283302787">
                <text:p>159.389283302787</text:p>
              </table:table-cell>
              <table:table-cell office:value-type="float" office:value="447.682931581584">
                <text:p>447.682931581584</text:p>
              </table:table-cell>
              <table:table-cell office:value-type="float" office:value="567.586302149973">
                <text:p>567.586302149973</text:p>
              </table:table-cell>
              <table:table-cell office:value-type="float" office:value="778.443874646028">
                <text:p>778.443874646028</text:p>
              </table:table-cell>
              <table:table-cell office:value-type="float" office:value="778.44387464617">
                <text:p>778.44387464617</text:p>
              </table:table-cell>
              <table:table-cell office:value-type="float" office:value="946.524995268665">
                <text:p>946.524995268665</text:p>
              </table:table-cell>
              <table:table-cell office:value-type="float" office:value="963.30489257891">
                <text:p>963.30489257891</text:p>
              </table:table-cell>
              <table:table-cell office:value-type="float" office:value="963.304892579601">
                <text:p>963.304892579601</text:p>
              </table:table-cell>
              <table:table-cell office:value-type="float" office:value="1071.0005679703">
                <text:p>1071.0005679703</text:p>
              </table:table-cell>
            </table:table-row>
            <table:table-row>
              <table:table-cell office:value-type="float" office:value="0.500000000001625">
                <text:p>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447.676953136546">
                <text:p>447.676953136546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74.703409849009">
                <text:p>174.703409849009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1248.12394020952">
                <text:p>1248.12394020952</text:p>
              </table:table-cell>
              <table:table-cell office:value-type="float" office:value="168.551181131576">
                <text:p>168.551181131576</text:p>
              </table:table-cell>
              <table:table-cell office:value-type="float" office:value="471.246618303801">
                <text:p>471.246618303801</text:p>
              </table:table-cell>
              <table:table-cell office:value-type="float" office:value="557.699506888279">
                <text:p>557.699506888279</text:p>
              </table:table-cell>
              <table:table-cell office:value-type="float" office:value="780.830257464623">
                <text:p>780.830257464623</text:p>
              </table:table-cell>
              <table:table-cell office:value-type="float" office:value="780.830257464772">
                <text:p>780.830257464772</text:p>
              </table:table-cell>
              <table:table-cell office:value-type="float" office:value="956.651254175329">
                <text:p>956.651254175329</text:p>
              </table:table-cell>
              <table:table-cell office:value-type="float" office:value="957.201234822558">
                <text:p>957.201234822558</text:p>
              </table:table-cell>
              <table:table-cell office:value-type="float" office:value="957.201234823243">
                <text:p>957.201234823243</text:p>
              </table:table-cell>
              <table:table-cell office:value-type="float" office:value="1088.24483821269">
                <text:p>1088.24483821269</text:p>
              </table:table-cell>
            </table:table-row>
            <table:table-row>
              <table:table-cell office:value-type="float" office:value="0.525000000001706">
                <text:p>0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471.238898038469">
                <text:p>471.238898038469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84.336080058222">
                <text:p>184.3360800582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1278.73342136206">
                <text:p>1278.73342136206</text:p>
              </table:table-cell>
              <table:table-cell office:value-type="float" office:value="177.777912611098">
                <text:p>177.777912611098</text:p>
              </table:table-cell>
              <table:table-cell office:value-type="float" office:value="494.810688124616">
                <text:p>494.810688124616</text:p>
              </table:table-cell>
              <table:table-cell office:value-type="float" office:value="547.814609139603">
                <text:p>547.814609139603</text:p>
              </table:table-cell>
              <table:table-cell office:value-type="float" office:value="783.330926505252">
                <text:p>783.330926505252</text:p>
              </table:table-cell>
              <table:table-cell office:value-type="float" office:value="783.330926505418">
                <text:p>783.330926505418</text:p>
              </table:table-cell>
              <table:table-cell office:value-type="float" office:value="951.167641442178">
                <text:p>951.167641442178</text:p>
              </table:table-cell>
              <table:table-cell office:value-type="float" office:value="951.167641442854">
                <text:p>951.167641442854</text:p>
              </table:table-cell>
              <table:table-cell office:value-type="float" office:value="966.789518561057">
                <text:p>966.789518561057</text:p>
              </table:table-cell>
              <table:table-cell office:value-type="float" office:value="1106.06730462232">
                <text:p>1106.06730462232</text:p>
              </table:table-cell>
            </table:table-row>
            <table:table-row>
              <table:table-cell office:value-type="float" office:value="0.550000000001787">
                <text:p>0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494.800842940392">
                <text:p>494.800842940392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94.006594136898">
                <text:p>194.006594136898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1310.05586514133">
                <text:p>1310.05586514133</text:p>
              </table:table-cell>
              <table:table-cell office:value-type="float" office:value="187.065198905818">
                <text:p>187.065198905818</text:p>
              </table:table-cell>
              <table:table-cell office:value-type="float" office:value="518.375200622893">
                <text:p>518.375200622893</text:p>
              </table:table-cell>
              <table:table-cell office:value-type="float" office:value="537.931561211828">
                <text:p>537.931561211828</text:p>
              </table:table-cell>
              <table:table-cell office:value-type="float" office:value="785.944780089992">
                <text:p>785.944780089992</text:p>
              </table:table-cell>
              <table:table-cell office:value-type="float" office:value="785.944780090162">
                <text:p>785.944780090162</text:p>
              </table:table-cell>
              <table:table-cell office:value-type="float" office:value="945.204829475631">
                <text:p>945.204829475631</text:p>
              </table:table-cell>
              <table:table-cell office:value-type="float" office:value="945.204829476298">
                <text:p>945.204829476298</text:p>
              </table:table-cell>
              <table:table-cell office:value-type="float" office:value="976.940107696041">
                <text:p>976.940107696041</text:p>
              </table:table-cell>
              <table:table-cell office:value-type="float" office:value="1124.43968561157">
                <text:p>1124.43968561157</text:p>
              </table:table-cell>
            </table:table-row>
            <table:table-row>
              <table:table-cell office:value-type="float" office:value="0.575000000001868">
                <text:p>0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518.362787842316">
                <text:p>518.362787842316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203.709417668843">
                <text:p>203.709417668843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1342.0413741054">
                <text:p>1342.0413741054</text:p>
              </table:table-cell>
              <table:table-cell office:value-type="float" office:value="196.408782313912">
                <text:p>196.408782313912</text:p>
              </table:table-cell>
              <table:table-cell office:value-type="float" office:value="528.050338788157">
                <text:p>528.050338788157</text:p>
              </table:table-cell>
              <table:table-cell office:value-type="float" office:value="541.940221138578">
                <text:p>541.940221138578</text:p>
              </table:table-cell>
              <table:table-cell office:value-type="float" office:value="788.670687636701">
                <text:p>788.670687636701</text:p>
              </table:table-cell>
              <table:table-cell office:value-type="float" office:value="788.670687636895">
                <text:p>788.670687636895</text:p>
              </table:table-cell>
              <table:table-cell office:value-type="float" office:value="939.313547794803">
                <text:p>939.313547794803</text:p>
              </table:table-cell>
              <table:table-cell office:value-type="float" office:value="939.313547795468">
                <text:p>939.313547795468</text:p>
              </table:table-cell>
              <table:table-cell office:value-type="float" office:value="987.103338463294">
                <text:p>987.103338463294</text:p>
              </table:table-cell>
              <table:table-cell office:value-type="float" office:value="1143.33483551941">
                <text:p>1143.33483551941</text:p>
              </table:table-cell>
            </table:table-row>
            <table:table-row>
              <table:table-cell office:value-type="float" office:value="0.600000000001949">
                <text:p>0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541.924732744239">
                <text:p>541.924732744239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213.43961933697">
                <text:p>213.43961933697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1374.64374552485">
                <text:p>1374.64374552485</text:p>
              </table:table-cell>
              <table:table-cell office:value-type="float" office:value="205.804483072305">
                <text:p>205.804483072305</text:p>
              </table:table-cell>
              <table:table-cell office:value-type="float" office:value="518.170942989625">
                <text:p>518.170942989625</text:p>
              </table:table-cell>
              <table:table-cell office:value-type="float" office:value="565.505821011094">
                <text:p>565.505821011094</text:p>
              </table:table-cell>
              <table:table-cell office:value-type="float" office:value="791.50749245317">
                <text:p>791.50749245317</text:p>
              </table:table-cell>
              <table:table-cell office:value-type="float" office:value="791.507492453366">
                <text:p>791.507492453366</text:p>
              </table:table-cell>
              <table:table-cell office:value-type="float" office:value="933.494576690426">
                <text:p>933.494576690426</text:p>
              </table:table-cell>
              <table:table-cell office:value-type="float" office:value="933.49457669107">
                <text:p>933.49457669107</text:p>
              </table:table-cell>
              <table:table-cell office:value-type="float" office:value="997.27952470407">
                <text:p>997.27952470407</text:p>
              </table:table-cell>
              <table:table-cell office:value-type="float" office:value="1162.72677275457">
                <text:p>1162.72677275457</text:p>
              </table:table-cell>
            </table:table-row>
            <table:table-row>
              <table:table-cell office:value-type="float" office:value="0.62500000000203">
                <text:p>0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565.486677646163">
                <text:p>565.486677646163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223.192833196397">
                <text:p>223.192833196397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1407.82024855318">
                <text:p>1407.82024855318</text:p>
              </table:table-cell>
              <table:table-cell office:value-type="float" office:value="215.248244062211">
                <text:p>215.248244062211</text:p>
              </table:table-cell>
              <table:table-cell office:value-type="float" office:value="508.293402641685">
                <text:p>508.293402641685</text:p>
              </table:table-cell>
              <table:table-cell office:value-type="float" office:value="589.072077813308">
                <text:p>589.072077813308</text:p>
              </table:table-cell>
              <table:table-cell office:value-type="float" office:value="794.454014518287">
                <text:p>794.454014518287</text:p>
              </table:table-cell>
              <table:table-cell office:value-type="float" office:value="794.454014518509">
                <text:p>794.454014518509</text:p>
              </table:table-cell>
              <table:table-cell office:value-type="float" office:value="927.748727415263">
                <text:p>927.748727415263</text:p>
              </table:table-cell>
              <table:table-cell office:value-type="float" office:value="927.748727415906">
                <text:p>927.748727415906</text:p>
              </table:table-cell>
              <table:table-cell office:value-type="float" office:value="1007.46897649782">
                <text:p>1007.46897649782</text:p>
              </table:table-cell>
              <table:table-cell office:value-type="float" office:value="1182.5906909505">
                <text:p>1182.5906909505</text:p>
              </table:table-cell>
            </table:table-row>
            <table:table-row>
              <table:table-cell office:value-type="float" office:value="0.650000000002112">
                <text:p>0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589.048622548086">
                <text:p>589.048622548086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232.96521519425">
                <text:p>232.96521519425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441.53139737123">
                <text:p>1441.53139737123</text:p>
              </table:table-cell>
              <table:table-cell office:value-type="float" office:value="224.736164811227">
                <text:p>224.736164811227</text:p>
              </table:table-cell>
              <table:table-cell office:value-type="float" office:value="498.417776765238">
                <text:p>498.417776765238</text:p>
              </table:table-cell>
              <table:table-cell office:value-type="float" office:value="612.639075580268">
                <text:p>612.639075580268</text:p>
              </table:table-cell>
              <table:table-cell office:value-type="float" office:value="797.509053239755">
                <text:p>797.509053239755</text:p>
              </table:table-cell>
              <table:table-cell office:value-type="float" office:value="797.509053239984">
                <text:p>797.509053239984</text:p>
              </table:table-cell>
              <table:table-cell office:value-type="float" office:value="922.076841684267">
                <text:p>922.076841684267</text:p>
              </table:table-cell>
              <table:table-cell office:value-type="float" office:value="922.076841684897">
                <text:p>922.076841684897</text:p>
              </table:table-cell>
              <table:table-cell office:value-type="float" office:value="1017.67199936725">
                <text:p>1017.67199936725</text:p>
              </table:table-cell>
              <table:table-cell office:value-type="float" office:value="1202.90295614427">
                <text:p>1202.90295614427</text:p>
              </table:table-cell>
            </table:table-row>
            <table:table-row>
              <table:table-cell office:value-type="float" office:value="0.675000000002193">
                <text:p>0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612.61056745001">
                <text:p>612.61056745001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242.753397190352">
                <text:p>242.753397190352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1475.74072606903">
                <text:p>1475.74072606903</text:p>
              </table:table-cell>
              <table:table-cell office:value-type="float" office:value="234.264526216374">
                <text:p>234.264526216374</text:p>
              </table:table-cell>
              <table:table-cell office:value-type="float" office:value="488.544157311565">
                <text:p>488.544157311565</text:p>
              </table:table-cell>
              <table:table-cell office:value-type="float" office:value="636.206905033337">
                <text:p>636.206905033337</text:p>
              </table:table-cell>
              <table:table-cell office:value-type="float" office:value="800.67139017781">
                <text:p>800.67139017781</text:p>
              </table:table-cell>
              <table:table-cell office:value-type="float" office:value="800.671390178056">
                <text:p>800.671390178056</text:p>
              </table:table-cell>
              <table:table-cell office:value-type="float" office:value="916.479791129822">
                <text:p>916.479791129822</text:p>
              </table:table-cell>
              <table:table-cell office:value-type="float" office:value="916.479791130439">
                <text:p>916.479791130439</text:p>
              </table:table-cell>
              <table:table-cell office:value-type="float" office:value="1027.88889339867">
                <text:p>1027.88889339867</text:p>
              </table:table-cell>
              <table:table-cell office:value-type="float" office:value="1223.6410926698">
                <text:p>1223.6410926698</text:p>
              </table:table-cell>
            </table:table-row>
            <table:table-row>
              <table:table-cell office:value-type="float" office:value="0.700000000002274">
                <text:p>0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636.172512351933">
                <text:p>636.172512351933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252.55444079294">
                <text:p>252.55444079294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510.41456939752">
                <text:p>1510.41456939752</text:p>
              </table:table-cell>
              <table:table-cell office:value-type="float" office:value="243.829807385223">
                <text:p>243.829807385223</text:p>
              </table:table-cell>
              <table:table-cell office:value-type="float" office:value="478.672672164564">
                <text:p>478.672672164564</text:p>
              </table:table-cell>
              <table:table-cell office:value-type="float" office:value="659.775663798971">
                <text:p>659.775663798971</text:p>
              </table:table-cell>
              <table:table-cell office:value-type="float" office:value="803.939791726349">
                <text:p>803.939791726349</text:p>
              </table:table-cell>
              <table:table-cell office:value-type="float" office:value="803.939791726618">
                <text:p>803.939791726618</text:p>
              </table:table-cell>
              <table:table-cell office:value-type="float" office:value="910.958476710568">
                <text:p>910.958476710568</text:p>
              </table:table-cell>
              <table:table-cell office:value-type="float" office:value="910.958476711173">
                <text:p>910.958476711173</text:p>
              </table:table-cell>
              <table:table-cell office:value-type="float" office:value="1038.11995226594">
                <text:p>1038.11995226594</text:p>
              </table:table-cell>
              <table:table-cell office:value-type="float" office:value="1226.09854160056">
                <text:p>1226.09854160056</text:p>
              </table:table-cell>
            </table:table-row>
            <table:table-row>
              <table:table-cell office:value-type="float" office:value="0.725000000002355">
                <text:p>0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659.734457253857">
                <text:p>659.734457253857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262.365792586969">
                <text:p>262.365792586969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1545.52185223528">
                <text:p>1545.52185223528</text:p>
              </table:table-cell>
              <table:table-cell office:value-type="float" office:value="253.428695901442">
                <text:p>253.428695901442</text:p>
              </table:table-cell>
              <table:table-cell office:value-type="float" office:value="468.803488432341">
                <text:p>468.803488432341</text:p>
              </table:table-cell>
              <table:table-cell office:value-type="float" office:value="683.345456622289">
                <text:p>683.345456622289</text:p>
              </table:table-cell>
              <table:table-cell office:value-type="float" office:value="807.313011742556">
                <text:p>807.313011742556</text:p>
              </table:table-cell>
              <table:table-cell office:value-type="float" office:value="807.313011742833">
                <text:p>807.313011742833</text:p>
              </table:table-cell>
              <table:table-cell office:value-type="float" office:value="905.513828071362">
                <text:p>905.513828071362</text:p>
              </table:table-cell>
              <table:table-cell office:value-type="float" office:value="905.513828071958">
                <text:p>905.513828071958</text:p>
              </table:table-cell>
              <table:table-cell office:value-type="float" office:value="1048.36546214464">
                <text:p>1048.36546214464</text:p>
              </table:table-cell>
              <table:table-cell office:value-type="float" office:value="1202.45694968708">
                <text:p>1202.45694968708</text:p>
              </table:table-cell>
            </table:table-row>
            <table:table-row>
              <table:table-cell office:value-type="float" office:value="0.750000000002437">
                <text:p>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683.29640215578">
                <text:p>683.29640215578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272.18524177076">
                <text:p>272.18524177076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581.03388961795">
                <text:p>1581.03388961795</text:p>
              </table:table-cell>
              <table:table-cell office:value-type="float" office:value="263.058092709321">
                <text:p>263.058092709321</text:p>
              </table:table-cell>
              <table:table-cell office:value-type="float" office:value="458.936816053185">
                <text:p>458.936816053185</text:p>
              </table:table-cell>
              <table:table-cell office:value-type="float" office:value="706.916395575439">
                <text:p>706.916395575439</text:p>
              </table:table-cell>
              <table:table-cell office:value-type="float" office:value="810.789794118118">
                <text:p>810.789794118118</text:p>
              </table:table-cell>
              <table:table-cell office:value-type="float" office:value="810.789794118408">
                <text:p>810.789794118408</text:p>
              </table:table-cell>
              <table:table-cell office:value-type="float" office:value="900.146802852338">
                <text:p>900.146802852338</text:p>
              </table:table-cell>
              <table:table-cell office:value-type="float" office:value="900.146802852922">
                <text:p>900.146802852922</text:p>
              </table:table-cell>
              <table:table-cell office:value-type="float" office:value="1058.62570050098">
                <text:p>1058.62570050098</text:p>
              </table:table-cell>
              <table:table-cell office:value-type="float" office:value="1178.82117096727">
                <text:p>1178.82117096727</text:p>
              </table:table-cell>
            </table:table-row>
            <table:table-row>
              <table:table-cell office:value-type="float" office:value="0.775000000002518">
                <text:p>0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706.858347057703">
                <text:p>706.858347057703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282.010880799056">
                <text:p>282.010880799056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1616.92419841767">
                <text:p>1616.92419841767</text:p>
              </table:table-cell>
              <table:table-cell office:value-type="float" office:value="272.715112680721">
                <text:p>272.715112680721</text:p>
              </table:table-cell>
              <table:table-cell office:value-type="float" office:value="449.072911741532">
                <text:p>449.072911741532</text:p>
              </table:table-cell>
              <table:table-cell office:value-type="float" office:value="730.488600260219">
                <text:p>730.488600260219</text:p>
              </table:table-cell>
              <table:table-cell office:value-type="float" office:value="814.368875285201">
                <text:p>814.368875285201</text:p>
              </table:table-cell>
              <table:table-cell office:value-type="float" office:value="814.368875285509">
                <text:p>814.368875285509</text:p>
              </table:table-cell>
              <table:table-cell office:value-type="float" office:value="894.858385944738">
                <text:p>894.858385944738</text:p>
              </table:table-cell>
              <table:table-cell office:value-type="float" office:value="894.858385945311">
                <text:p>894.858385945311</text:p>
              </table:table-cell>
              <table:table-cell office:value-type="float" office:value="1068.90093473804">
                <text:p>1068.90093473804</text:p>
              </table:table-cell>
              <table:table-cell office:value-type="float" office:value="1155.19089142505">
                <text:p>1155.19089142505</text:p>
              </table:table-cell>
            </table:table-row>
            <table:table-row>
              <table:table-cell office:value-type="float" office:value="0.800000000002599">
                <text:p>0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730.420291959627">
                <text:p>730.420291959627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291.841069328124">
                <text:p>291.841069328124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653.16832119061">
                <text:p>1653.16832119061</text:p>
              </table:table-cell>
              <table:table-cell office:value-type="float" office:value="282.397081792081">
                <text:p>282.397081792081</text:p>
              </table:table-cell>
              <table:table-cell office:value-type="float" office:value="439.212083299853">
                <text:p>439.212083299853</text:p>
              </table:table-cell>
              <table:table-cell office:value-type="float" office:value="754.062198005322">
                <text:p>754.062198005322</text:p>
              </table:table-cell>
              <table:table-cell office:value-type="float" office:value="818.048986651803">
                <text:p>818.048986651803</text:p>
              </table:table-cell>
              <table:table-cell office:value-type="float" office:value="818.048986652122">
                <text:p>818.048986652122</text:p>
              </table:table-cell>
              <table:table-cell office:value-type="float" office:value="889.649588690775">
                <text:p>889.649588690775</text:p>
              </table:table-cell>
              <table:table-cell office:value-type="float" office:value="889.649588691337">
                <text:p>889.649588691337</text:p>
              </table:table-cell>
              <table:table-cell office:value-type="float" office:value="1079.19142067845">
                <text:p>1079.19142067845</text:p>
              </table:table-cell>
              <table:table-cell office:value-type="float" office:value="1131.56580743453">
                <text:p>1131.56580743453</text:p>
              </table:table-cell>
            </table:table-row>
            <table:table-row>
              <table:table-cell office:value-type="float" office:value="0.82500000000268">
                <text:p>0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753.98223686155">
                <text:p>753.98223686155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301.674401545921">
                <text:p>301.674401545921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1689.74366229361">
                <text:p>1689.74366229361</text:p>
              </table:table-cell>
              <table:table-cell office:value-type="float" office:value="292.101531708027">
                <text:p>292.101531708027</text:p>
              </table:table-cell>
              <table:table-cell office:value-type="float" office:value="429.354694323806">
                <text:p>429.354694323806</text:p>
              </table:table-cell>
              <table:table-cell office:value-type="float" office:value="777.637324057889">
                <text:p>777.637324057889</text:p>
              </table:table-cell>
              <table:table-cell office:value-type="float" office:value="821.828856961546">
                <text:p>821.828856961546</text:p>
              </table:table-cell>
              <table:table-cell office:value-type="float" office:value="821.828856961881">
                <text:p>821.828856961881</text:p>
              </table:table-cell>
              <table:table-cell office:value-type="float" office:value="884.521448025108">
                <text:p>884.521448025108</text:p>
              </table:table-cell>
              <table:table-cell office:value-type="float" office:value="884.521448025651">
                <text:p>884.521448025651</text:p>
              </table:table-cell>
              <table:table-cell office:value-type="float" office:value="1089.49740085996">
                <text:p>1089.49740085996</text:p>
              </table:table-cell>
              <table:table-cell office:value-type="float" office:value="1107.94562568781">
                <text:p>1107.94562568781</text:p>
              </table:table-cell>
            </table:table-row>
            <table:table-row>
              <table:table-cell office:value-type="float" office:value="0.850000000002762">
                <text:p>0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777.544181763474">
                <text:p>777.544181763474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311.509676826179">
                <text:p>311.509676826179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726.62933607234">
                <text:p>1726.62933607234</text:p>
              </table:table-cell>
              <table:table-cell office:value-type="float" office:value="301.826192442993">
                <text:p>301.826192442993</text:p>
              </table:table-cell>
              <table:table-cell office:value-type="float" office:value="419.501169325677">
                <text:p>419.501169325677</text:p>
              </table:table-cell>
              <table:table-cell office:value-type="float" office:value="801.214121769089">
                <text:p>801.214121769089</text:p>
              </table:table-cell>
              <table:table-cell office:value-type="float" office:value="825.70721457408">
                <text:p>825.70721457408</text:p>
              </table:table-cell>
              <table:table-cell office:value-type="float" office:value="825.707214574427">
                <text:p>825.707214574427</text:p>
              </table:table-cell>
              <table:table-cell office:value-type="float" office:value="879.475025554878">
                <text:p>879.475025554878</text:p>
              </table:table-cell>
              <table:table-cell office:value-type="float" office:value="879.475025555405">
                <text:p>879.475025555405</text:p>
              </table:table-cell>
              <table:table-cell office:value-type="float" office:value="1084.33006311612">
                <text:p>1084.33006311612</text:p>
              </table:table-cell>
              <table:table-cell office:value-type="float" office:value="1099.81910261554">
                <text:p>1099.81910261554</text:p>
              </table:table-cell>
            </table:table-row>
            <table:table-row>
              <table:table-cell office:value-type="float" office:value="0.875000000002843">
                <text:p>0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801.106126665397">
                <text:p>801.106126665397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321.345873552091">
                <text:p>321.345873552091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1763.80602671698">
                <text:p>1763.80602671698</text:p>
              </table:table-cell>
              <table:table-cell office:value-type="float" office:value="311.56898366168">
                <text:p>311.56898366168</text:p>
              </table:table-cell>
              <table:table-cell office:value-type="float" office:value="409.651999304767">
                <text:p>409.651999304767</text:p>
              </table:table-cell>
              <table:table-cell office:value-type="float" office:value="824.792742774203">
                <text:p>824.792742774203</text:p>
              </table:table-cell>
              <table:table-cell office:value-type="float" office:value="829.682789663189">
                <text:p>829.682789663189</text:p>
              </table:table-cell>
              <table:table-cell office:value-type="float" office:value="829.682789663552">
                <text:p>829.682789663552</text:p>
              </table:table-cell>
              <table:table-cell office:value-type="float" office:value="874.51140657611">
                <text:p>874.51140657611</text:p>
              </table:table-cell>
              <table:table-cell office:value-type="float" office:value="874.511406576626">
                <text:p>874.511406576626</text:p>
              </table:table-cell>
              <table:table-cell office:value-type="float" office:value="1060.71884680434">
                <text:p>1060.71884680434</text:p>
              </table:table-cell>
              <table:table-cell office:value-type="float" office:value="1110.15673590634">
                <text:p>1110.15673590634</text:p>
              </table:table-cell>
            </table:table-row>
            <table:table-row>
              <table:table-cell office:value-type="float" office:value="0.900000000002924">
                <text:p>0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824.668071567321">
                <text:p>824.668071567321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331.182125899488">
                <text:p>331.182125899488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801.25585924505">
                <text:p>1801.25585924505</text:p>
              </table:table-cell>
              <table:table-cell office:value-type="float" office:value="321.328005074086">
                <text:p>321.328005074086</text:p>
              </table:table-cell>
              <table:table-cell office:value-type="float" office:value="399.807747786551">
                <text:p>399.807747786551</text:p>
              </table:table-cell>
              <table:table-cell office:value-type="float" office:value="833.754316329832">
                <text:p>833.754316329832</text:p>
              </table:table-cell>
              <table:table-cell office:value-type="float" office:value="833.754316330215">
                <text:p>833.754316330215</text:p>
              </table:table-cell>
              <table:table-cell office:value-type="float" office:value="848.373347166389">
                <text:p>848.373347166389</text:p>
              </table:table-cell>
              <table:table-cell office:value-type="float" office:value="869.63169902288">
                <text:p>869.63169902288</text:p>
              </table:table-cell>
              <table:table-cell office:value-type="float" office:value="869.631699023385">
                <text:p>869.631699023385</text:p>
              </table:table-cell>
              <table:table-cell office:value-type="float" office:value="1037.11171389894">
                <text:p>1037.11171389894</text:p>
              </table:table-cell>
              <table:table-cell office:value-type="float" office:value="1120.51049086834">
                <text:p>1120.51049086834</text:p>
              </table:table-cell>
            </table:table-row>
            <table:table-row>
              <table:table-cell office:value-type="float" office:value="0.925000000003005">
                <text:p>0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848.230016469244">
                <text:p>848.230016469244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341.017703340197">
                <text:p>341.017703340197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1838.9622809873">
                <text:p>1838.9622809873</text:p>
              </table:table-cell>
              <table:table-cell office:value-type="float" office:value="331.101526296739">
                <text:p>331.101526296739</text:p>
              </table:table-cell>
              <table:table-cell office:value-type="float" office:value="389.96905735312">
                <text:p>389.96905735312</text:p>
              </table:table-cell>
              <table:table-cell office:value-type="float" office:value="837.920534629068">
                <text:p>837.920534629068</text:p>
              </table:table-cell>
              <table:table-cell office:value-type="float" office:value="837.920534629469">
                <text:p>837.920534629469</text:p>
              </table:table-cell>
              <table:table-cell office:value-type="float" office:value="864.837032347102">
                <text:p>864.837032347102</text:p>
              </table:table-cell>
              <table:table-cell office:value-type="float" office:value="864.837032347591">
                <text:p>864.837032347591</text:p>
              </table:table-cell>
              <table:table-cell office:value-type="float" office:value="871.956103664767">
                <text:p>871.956103664767</text:p>
              </table:table-cell>
              <table:table-cell office:value-type="float" office:value="1013.50841150949">
                <text:p>1013.50841150949</text:p>
              </table:table-cell>
              <table:table-cell office:value-type="float" office:value="1130.88053502843">
                <text:p>1130.88053502843</text:p>
              </table:table-cell>
            </table:table-row>
            <table:table-row>
              <table:table-cell office:value-type="float" office:value="0.950000000003086">
                <text:p>0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871.791961371168">
                <text:p>871.791961371168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350.851992615669">
                <text:p>350.85199261566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1876.9099529083">
                <text:p>1876.9099529083</text:p>
              </table:table-cell>
              <table:table-cell office:value-type="float" office:value="340.887976472913">
                <text:p>340.887976472913</text:p>
              </table:table-cell>
              <table:table-cell office:value-type="float" office:value="380.136656682711">
                <text:p>380.136656682711</text:p>
              </table:table-cell>
              <table:table-cell office:value-type="float" office:value="842.180192509244">
                <text:p>842.180192509244</text:p>
              </table:table-cell>
              <table:table-cell office:value-type="float" office:value="842.180192509652">
                <text:p>842.180192509652</text:p>
              </table:table-cell>
              <table:table-cell office:value-type="float" office:value="860.128556325686">
                <text:p>860.128556325686</text:p>
              </table:table-cell>
              <table:table-cell office:value-type="float" office:value="860.128556326161">
                <text:p>860.128556326161</text:p>
              </table:table-cell>
              <table:table-cell office:value-type="float" office:value="895.541189776174">
                <text:p>895.541189776174</text:p>
              </table:table-cell>
              <table:table-cell office:value-type="float" office:value="989.908696603498">
                <text:p>989.908696603498</text:p>
              </table:table-cell>
              <table:table-cell office:value-type="float" office:value="1141.2670101363">
                <text:p>1141.2670101363</text:p>
              </table:table-cell>
            </table:table-row>
            <table:table-row>
              <table:table-cell office:value-type="float" office:value="0.975000000003168">
                <text:p>0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895.353906273091">
                <text:p>895.353906273091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360.68448193292">
                <text:p>360.68448193292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1915.08465007745">
                <text:p>1915.08465007745</text:p>
              </table:table-cell>
              <table:table-cell office:value-type="float" office:value="350.68593388081">
                <text:p>350.68593388081</text:p>
              </table:table-cell>
              <table:table-cell office:value-type="float" office:value="370.311368108947">
                <text:p>370.311368108947</text:p>
              </table:table-cell>
              <table:table-cell office:value-type="float" office:value="846.532047663863">
                <text:p>846.532047663863</text:p>
              </table:table-cell>
              <table:table-cell office:value-type="float" office:value="846.53204766429">
                <text:p>846.53204766429</text:p>
              </table:table-cell>
              <table:table-cell office:value-type="float" office:value="855.507439792849">
                <text:p>855.507439792849</text:p>
              </table:table-cell>
              <table:table-cell office:value-type="float" office:value="855.50743979331">
                <text:p>855.50743979331</text:p>
              </table:table-cell>
              <table:table-cell office:value-type="float" office:value="919.128791951015">
                <text:p>919.128791951015</text:p>
              </table:table-cell>
              <table:table-cell office:value-type="float" office:value="966.312335895032">
                <text:p>966.312335895032</text:p>
              </table:table-cell>
              <table:table-cell office:value-type="float" office:value="1151.67002854951">
                <text:p>1151.67002854951</text:p>
              </table:table-cell>
            </table:table-row>
            <table:table-row>
              <table:table-cell office:value-type="float" office:value="1.00000000000325">
                <text:p/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918.915851175015">
                <text:p>918.915851175015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370.514747144797">
                <text:p>370.514747144797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953.47317061082">
                <text:p>1953.47317061082</text:p>
              </table:table-cell>
              <table:table-cell office:value-type="float" office:value="360.49411570324">
                <text:p>360.49411570324</text:p>
              </table:table-cell>
              <table:table-cell office:value-type="float" office:value="360.494115707859">
                <text:p>360.494115707859</text:p>
              </table:table-cell>
              <table:table-cell office:value-type="float" office:value="850.974869294377">
                <text:p>850.974869294377</text:p>
              </table:table-cell>
              <table:table-cell office:value-type="float" office:value="850.974869294934">
                <text:p>850.974869294934</text:p>
              </table:table-cell>
              <table:table-cell office:value-type="float" office:value="850.974869295788">
                <text:p>850.974869295788</text:p>
              </table:table-cell>
              <table:table-cell office:value-type="float" office:value="850.974869296109">
                <text:p>850.974869296109</text:p>
              </table:table-cell>
              <table:table-cell office:value-type="float" office:value="942.719105726582">
                <text:p>942.719105726582</text:p>
              </table:table-cell>
              <table:table-cell office:value-type="float" office:value="942.719105732714">
                <text:p>942.719105732714</text:p>
              </table:table-cell>
              <table:table-cell office:value-type="float" office:value="1162.08966909347">
                <text:p>1162.08966909347</text:p>
              </table:table-cell>
            </table:table-row>
            <table:table-row>
              <table:table-cell office:value-type="string"/>
              <table:table-cell office:value-type="float" office:value="1.00000000000325">
                <text:p>1.00000000000325</text:p>
              </table:table-cell>
              <table:table-cell office:value-type="float" office:value="942.477796076938">
                <text:p>942.47779607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20x20.M2:20x20.V42 20x20.W1:20x20.X42 20x20.N1:20x20.V1" chart:data-source-has-labels="row" svg:x="0.797cm" svg:y="1.623cm" svg:width="13.647cm" svg:height="16.226cm">
          <chartooo:coordinate-region svg:x="1.789cm" svg:y="1.822cm" svg:width="12.415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x20.W2:20x20.W42" chart:label-cell-address="20x20.W1:20x20.W1" chart:class="chart:scatter">
            <chart:domain table:cell-range-address="20x20.M2:20x20.M42"/>
            <chart:data-point chart:repeated="41"/>
          </chart:series>
          <chart:series chart:style-name="ch8" chart:values-cell-range-address="20x20.X2:20x20.X42" chart:label-cell-address="20x20.X1:20x20.X1" chart:class="chart:scatter">
            <chart:data-point chart:repeated="41"/>
          </chart:series>
          <chart:series chart:style-name="ch9" chart:values-cell-range-address="20x20.N2:20x20.N42" chart:label-cell-address="20x20.N1:20x20.N1" chart:class="chart:scatter">
            <chart:data-point chart:repeated="41"/>
          </chart:series>
          <chart:series chart:style-name="ch10" chart:values-cell-range-address="20x20.O2:20x20.O42" chart:label-cell-address="20x20.O1:20x20.O1" chart:class="chart:scatter">
            <chart:data-point chart:repeated="41"/>
          </chart:series>
          <chart:series chart:style-name="ch11" chart:values-cell-range-address="20x20.P2:20x20.P42" chart:label-cell-address="20x20.P1:20x20.P1" chart:class="chart:scatter">
            <chart:data-point chart:repeated="41"/>
          </chart:series>
          <chart:series chart:style-name="ch12" chart:values-cell-range-address="20x20.Q2:20x20.Q42" chart:label-cell-address="20x20.Q1:20x20.Q1" chart:class="chart:scatter">
            <chart:data-point chart:repeated="41"/>
          </chart:series>
          <chart:series chart:style-name="ch13" chart:values-cell-range-address="20x20.R2:20x20.R42" chart:label-cell-address="20x20.R1:20x20.R1" chart:class="chart:scatter">
            <chart:data-point chart:repeated="41"/>
          </chart:series>
          <chart:series chart:style-name="ch14" chart:values-cell-range-address="20x20.S2:20x20.S42" chart:label-cell-address="20x20.S1:20x20.S1" chart:class="chart:scatter">
            <chart:data-point chart:repeated="41"/>
          </chart:series>
          <chart:series chart:style-name="ch15" chart:values-cell-range-address="20x20.T2:20x20.T42" chart:label-cell-address="20x20.T1:20x20.T1" chart:class="chart:scatter">
            <chart:data-point chart:repeated="41"/>
          </chart:series>
          <chart:series chart:style-name="ch16" chart:values-cell-range-address="20x20.U2:20x20.U42" chart:label-cell-address="20x20.U1:20x20.U1" chart:class="chart:scatter">
            <chart:data-point chart:repeated="41"/>
          </chart:series>
          <chart:series chart:style-name="ch17" chart:values-cell-range-address="20x20.V2:20x20.V42" chart:label-cell-address="20x20.V1:20x20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20x20.W1:20x20.W1</svg:desc>
                </draw:g>
              </table:table-cell>
              <table:table-cell office:value-type="string">
                <text:p>Beta</text:p>
                <draw:g>
                  <svg:desc>20x20.X1:20x20.X1</svg:desc>
                </draw:g>
              </table:table-cell>
              <table:table-cell office:value-type="string">
                <text:p>N = 1</text:p>
                <draw:g>
                  <svg:desc>20x20.N1:20x20.N1</svg:desc>
                </draw:g>
              </table:table-cell>
              <table:table-cell office:value-type="string">
                <text:p>N = 2</text:p>
                <draw:g>
                  <svg:desc>20x20.O1:20x20.O1</svg:desc>
                </draw:g>
              </table:table-cell>
              <table:table-cell office:value-type="string">
                <text:p>N = 3</text:p>
                <draw:g>
                  <svg:desc>20x20.P1:20x20.P1</svg:desc>
                </draw:g>
              </table:table-cell>
              <table:table-cell office:value-type="string">
                <text:p>N = 4</text:p>
                <draw:g>
                  <svg:desc>20x20.Q1:20x20.Q1</svg:desc>
                </draw:g>
              </table:table-cell>
              <table:table-cell office:value-type="string">
                <text:p>N = 5</text:p>
                <draw:g>
                  <svg:desc>20x20.R1:20x20.R1</svg:desc>
                </draw:g>
              </table:table-cell>
              <table:table-cell office:value-type="string">
                <text:p>N = 6</text:p>
                <draw:g>
                  <svg:desc>20x20.S1:20x20.S1</svg:desc>
                </draw:g>
              </table:table-cell>
              <table:table-cell office:value-type="string">
                <text:p>N = 7</text:p>
                <draw:g>
                  <svg:desc>20x20.T1:20x20.T1</svg:desc>
                </draw:g>
              </table:table-cell>
              <table:table-cell office:value-type="string">
                <text:p>N = 8</text:p>
                <draw:g>
                  <svg:desc>20x20.U1:20x20.U1</svg:desc>
                </draw:g>
              </table:table-cell>
              <table:table-cell office:value-type="string">
                <text:p>N = 9</text:p>
                <draw:g>
                  <svg:desc>20x20.V1:20x20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x20.M2:20x20.M42</svg:desc>
                </draw:g>
              </table:table-cell>
              <table:table-cell office:value-type="float" office:value="0">
                <text:p>0</text:p>
                <draw:g>
                  <svg:desc>20x20.W2:20x20.W42</svg:desc>
                </draw:g>
              </table:table-cell>
              <table:table-cell office:value-type="float" office:value="0">
                <text:p>0</text:p>
                <draw:g>
                  <svg:desc>20x20.X2:20x20.X42</svg:desc>
                </draw:g>
              </table:table-cell>
              <table:table-cell office:value-type="float" office:value="0.000493664057594809">
                <text:p>0.000493664057594809</text:p>
                <draw:g>
                  <svg:desc>20x20.N2:20x20.N42</svg:desc>
                </draw:g>
              </table:table-cell>
              <table:table-cell office:value-type="float" office:value="0.00021512073356113">
                <text:p>0.00021512073356113</text:p>
                <draw:g>
                  <svg:desc>20x20.O2:20x20.O42</svg:desc>
                </draw:g>
              </table:table-cell>
              <table:table-cell office:value-type="float" office:value="753.126215559171">
                <text:p>753.126215559171</text:p>
                <draw:g>
                  <svg:desc>20x20.P2:20x20.P42</svg:desc>
                </draw:g>
              </table:table-cell>
              <table:table-cell office:value-type="float" office:value="753.126215559374">
                <text:p>753.126215559374</text:p>
                <draw:g>
                  <svg:desc>20x20.Q2:20x20.Q42</svg:desc>
                </draw:g>
              </table:table-cell>
              <table:table-cell office:value-type="float" office:value="753.126215559435">
                <text:p>753.126215559435</text:p>
                <draw:g>
                  <svg:desc>20x20.R2:20x20.R42</svg:desc>
                </draw:g>
              </table:table-cell>
              <table:table-cell office:value-type="float" office:value="753.126215559527">
                <text:p>753.126215559527</text:p>
                <draw:g>
                  <svg:desc>20x20.S2:20x20.S42</svg:desc>
                </draw:g>
              </table:table-cell>
              <table:table-cell office:value-type="float" office:value="894.427190999711">
                <text:p>894.427190999711</text:p>
                <draw:g>
                  <svg:desc>20x20.T2:20x20.T42</svg:desc>
                </draw:g>
              </table:table-cell>
              <table:table-cell office:value-type="float" office:value="1076.7774395715">
                <text:p>1076.7774395715</text:p>
                <draw:g>
                  <svg:desc>20x20.U2:20x20.U42</svg:desc>
                </draw:g>
              </table:table-cell>
              <table:table-cell office:value-type="float" office:value="1076.7774395716">
                <text:p>1076.7774395716</text:p>
                <draw:g>
                  <svg:desc>20x20.V2:20x20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23.562">
                <text:p>23.562</text:p>
              </table:table-cell>
              <table:table-cell office:value-type="float" office:value="7.854">
                <text:p>7.854</text:p>
              </table:table-cell>
              <table:table-cell office:value-type="float" office:value="7.85615091970696">
                <text:p>7.85615091970696</text:p>
              </table:table-cell>
              <table:table-cell office:value-type="float" office:value="23.5619999971129">
                <text:p>23.5619999971129</text:p>
              </table:table-cell>
              <table:table-cell office:value-type="float" office:value="743.336579017894">
                <text:p>743.336579017894</text:p>
              </table:table-cell>
              <table:table-cell office:value-type="float" office:value="753.187453314847">
                <text:p>753.187453314847</text:p>
              </table:table-cell>
              <table:table-cell office:value-type="float" office:value="753.187453314943">
                <text:p>753.187453314943</text:p>
              </table:table-cell>
              <table:table-cell office:value-type="float" office:value="762.914116392387">
                <text:p>762.914116392387</text:p>
              </table:table-cell>
              <table:table-cell office:value-type="float" office:value="894.969255227901">
                <text:p>894.969255227901</text:p>
              </table:table-cell>
              <table:table-cell office:value-type="float" office:value="1069.89828751897">
                <text:p>1069.89828751897</text:p>
              </table:table-cell>
              <table:table-cell office:value-type="float" office:value="1069.898287519">
                <text:p>1069.89828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47.124">
                <text:p>47.124</text:p>
              </table:table-cell>
              <table:table-cell office:value-type="float" office:value="15.708">
                <text:p>15.708</text:p>
              </table:table-cell>
              <table:table-cell office:value-type="float" office:value="15.7251419686771">
                <text:p>15.7251419686771</text:p>
              </table:table-cell>
              <table:table-cell office:value-type="float" office:value="47.1240000060924">
                <text:p>47.1240000060924</text:p>
              </table:table-cell>
              <table:table-cell office:value-type="float" office:value="733.545160538636">
                <text:p>733.545160538636</text:p>
              </table:table-cell>
              <table:table-cell office:value-type="float" office:value="753.371136994682">
                <text:p>753.371136994682</text:p>
              </table:table-cell>
              <table:table-cell office:value-type="float" office:value="753.371136994719">
                <text:p>753.371136994719</text:p>
              </table:table-cell>
              <table:table-cell office:value-type="float" office:value="772.700329785317">
                <text:p>772.700329785317</text:p>
              </table:table-cell>
              <table:table-cell office:value-type="float" office:value="896.593256472431">
                <text:p>896.593256472431</text:p>
              </table:table-cell>
              <table:table-cell office:value-type="float" office:value="1063.06339360192">
                <text:p>1063.06339360192</text:p>
              </table:table-cell>
              <table:table-cell office:value-type="float" office:value="1063.06339360193">
                <text:p>1063.06339360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70.686">
                <text:p>70.686</text:p>
              </table:table-cell>
              <table:table-cell office:value-type="float" office:value="23.562">
                <text:p>23.562</text:p>
              </table:table-cell>
              <table:table-cell office:value-type="float" office:value="23.6194904278368">
                <text:p>23.6194904278368</text:p>
              </table:table-cell>
              <table:table-cell office:value-type="float" office:value="70.6860000373875">
                <text:p>70.6860000373875</text:p>
              </table:table-cell>
              <table:table-cell office:value-type="float" office:value="723.751916179919">
                <text:p>723.751916179919</text:p>
              </table:table-cell>
              <table:table-cell office:value-type="float" office:value="753.677177910484">
                <text:p>753.677177910484</text:p>
              </table:table-cell>
              <table:table-cell office:value-type="float" office:value="753.677177910616">
                <text:p>753.677177910616</text:p>
              </table:table-cell>
              <table:table-cell office:value-type="float" office:value="782.484905819898">
                <text:p>782.484905819898</text:p>
              </table:table-cell>
              <table:table-cell office:value-type="float" office:value="899.292667529706">
                <text:p>899.292667529706</text:p>
              </table:table-cell>
              <table:table-cell office:value-type="float" office:value="1056.27355278104">
                <text:p>1056.27355278104</text:p>
              </table:table-cell>
              <table:table-cell office:value-type="float" office:value="1056.27355278113">
                <text:p>1056.27355278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94.248">
                <text:p>94.248</text:p>
              </table:table-cell>
              <table:table-cell office:value-type="float" office:value="31.416">
                <text:p>31.416</text:p>
              </table:table-cell>
              <table:table-cell office:value-type="float" office:value="31.5510853693983">
                <text:p>31.5510853693983</text:p>
              </table:table-cell>
              <table:table-cell office:value-type="float" office:value="94.2480001556691">
                <text:p>94.2480001556691</text:p>
              </table:table-cell>
              <table:table-cell office:value-type="float" office:value="713.956804565247">
                <text:p>713.956804565247</text:p>
              </table:table-cell>
              <table:table-cell office:value-type="float" office:value="754.105428491846">
                <text:p>754.105428491846</text:p>
              </table:table-cell>
              <table:table-cell office:value-type="float" office:value="754.105428491858">
                <text:p>754.105428491858</text:p>
              </table:table-cell>
              <table:table-cell office:value-type="float" office:value="792.267896190383">
                <text:p>792.267896190383</text:p>
              </table:table-cell>
              <table:table-cell office:value-type="float" office:value="903.056764344579">
                <text:p>903.056764344579</text:p>
              </table:table-cell>
              <table:table-cell office:value-type="float" office:value="1049.52957632951">
                <text:p>1049.52957632951</text:p>
              </table:table-cell>
              <table:table-cell office:value-type="float" office:value="1049.52957632955">
                <text:p>1049.5295763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117.81">
                <text:p>117.81</text:p>
              </table:table-cell>
              <table:table-cell office:value-type="float" office:value="39.27">
                <text:p>39.27</text:p>
              </table:table-cell>
              <table:table-cell office:value-type="float" office:value="39.5309156913324">
                <text:p>39.5309156913324</text:p>
              </table:table-cell>
              <table:table-cell office:value-type="float" office:value="117.810000475064">
                <text:p>117.810000475064</text:p>
              </table:table-cell>
              <table:table-cell office:value-type="float" office:value="704.159787191231">
                <text:p>704.159787191231</text:p>
              </table:table-cell>
              <table:table-cell office:value-type="float" office:value="754.655682646854">
                <text:p>754.655682646854</text:p>
              </table:table-cell>
              <table:table-cell office:value-type="float" office:value="754.655682647002">
                <text:p>754.655682647002</text:p>
              </table:table-cell>
              <table:table-cell office:value-type="float" office:value="802.049354022181">
                <text:p>802.049354022181</text:p>
              </table:table-cell>
              <table:table-cell office:value-type="float" office:value="907.87084966156">
                <text:p>907.87084966156</text:p>
              </table:table-cell>
              <table:table-cell office:value-type="float" office:value="1042.83229198441">
                <text:p>1042.83229198441</text:p>
              </table:table-cell>
              <table:table-cell office:value-type="float" office:value="1042.83229198453">
                <text:p>1042.83229198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141.372">
                <text:p>141.372</text:p>
              </table:table-cell>
              <table:table-cell office:value-type="float" office:value="47.124">
                <text:p>47.124</text:p>
              </table:table-cell>
              <table:table-cell office:value-type="float" office:value="47.5688442835457">
                <text:p>47.5688442835457</text:p>
              </table:table-cell>
              <table:table-cell office:value-type="float" office:value="141.372001181839">
                <text:p>141.372001181839</text:p>
              </table:table-cell>
              <table:table-cell office:value-type="float" office:value="694.360828768252">
                <text:p>694.360828768252</text:p>
              </table:table-cell>
              <table:table-cell office:value-type="float" office:value="755.327676267255">
                <text:p>755.327676267255</text:p>
              </table:table-cell>
              <table:table-cell office:value-type="float" office:value="755.327676267293">
                <text:p>755.327676267293</text:p>
              </table:table-cell>
              <table:table-cell office:value-type="float" office:value="811.829333708344">
                <text:p>811.829333708344</text:p>
              </table:table-cell>
              <table:table-cell office:value-type="float" office:value="913.716550379749">
                <text:p>913.716550379749</text:p>
              </table:table-cell>
              <table:table-cell office:value-type="float" office:value="1036.18254408737">
                <text:p>1036.18254408737</text:p>
              </table:table-cell>
              <table:table-cell office:value-type="float" office:value="1036.18254408738">
                <text:p>1036.18254408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164.934">
                <text:p>164.934</text:p>
              </table:table-cell>
              <table:table-cell office:value-type="float" office:value="54.978">
                <text:p>54.978</text:p>
              </table:table-cell>
              <table:table-cell office:value-type="float" office:value="55.6734370717294">
                <text:p>55.6734370717294</text:p>
              </table:table-cell>
              <table:table-cell office:value-type="float" office:value="164.934002553855">
                <text:p>164.934002553855</text:p>
              </table:table-cell>
              <table:table-cell office:value-type="float" office:value="684.559897599469">
                <text:p>684.559897599469</text:p>
              </table:table-cell>
              <table:table-cell office:value-type="float" office:value="756.121087871205">
                <text:p>756.121087871205</text:p>
              </table:table-cell>
              <table:table-cell office:value-type="float" office:value="756.121087871243">
                <text:p>756.121087871243</text:p>
              </table:table-cell>
              <table:table-cell office:value-type="float" office:value="821.607890764613">
                <text:p>821.607890764613</text:p>
              </table:table-cell>
              <table:table-cell office:value-type="float" office:value="920.572174555014">
                <text:p>920.572174555014</text:p>
              </table:table-cell>
              <table:table-cell office:value-type="float" office:value="1029.58119371261">
                <text:p>1029.58119371261</text:p>
              </table:table-cell>
              <table:table-cell office:value-type="float" office:value="1029.58119371268">
                <text:p>1029.58119371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188.496">
                <text:p>188.496</text:p>
              </table:table-cell>
              <table:table-cell office:value-type="float" office:value="62.832">
                <text:p>62.832</text:p>
              </table:table-cell>
              <table:table-cell office:value-type="float" office:value="63.8518511770473">
                <text:p>63.8518511770473</text:p>
              </table:table-cell>
              <table:table-cell office:value-type="float" office:value="188.496004979203">
                <text:p>188.496004979203</text:p>
              </table:table-cell>
              <table:table-cell office:value-type="float" office:value="674.756965999934">
                <text:p>674.756965999934</text:p>
              </table:table-cell>
              <table:table-cell office:value-type="float" office:value="757.035539381867">
                <text:p>757.035539381867</text:p>
              </table:table-cell>
              <table:table-cell office:value-type="float" office:value="757.035539381914">
                <text:p>757.035539381914</text:p>
              </table:table-cell>
              <table:table-cell office:value-type="float" office:value="831.385081698492">
                <text:p>831.385081698492</text:p>
              </table:table-cell>
              <table:table-cell office:value-type="float" office:value="928.413112162174">
                <text:p>928.413112162174</text:p>
              </table:table-cell>
              <table:table-cell office:value-type="float" office:value="1023.02911878263">
                <text:p>1023.02911878263</text:p>
              </table:table-cell>
              <table:table-cell office:value-type="float" office:value="1023.02911878265">
                <text:p>1023.0291187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212.058">
                <text:p>212.058</text:p>
              </table:table-cell>
              <table:table-cell office:value-type="float" office:value="70.686">
                <text:p>70.686</text:p>
              </table:table-cell>
              <table:table-cell office:value-type="float" office:value="72.1097819674304">
                <text:p>72.1097819674304</text:p>
              </table:table-cell>
              <table:table-cell office:value-type="float" office:value="212.058008971692">
                <text:p>212.058008971692</text:p>
              </table:table-cell>
              <table:table-cell office:value-type="float" office:value="664.952010760856">
                <text:p>664.952010760856</text:p>
              </table:table-cell>
              <table:table-cell office:value-type="float" office:value="758.070597037145">
                <text:p>758.070597037145</text:p>
              </table:table-cell>
              <table:table-cell office:value-type="float" office:value="758.070597037236">
                <text:p>758.070597037236</text:p>
              </table:table-cell>
              <table:table-cell office:value-type="float" office:value="841.160963892411">
                <text:p>841.160963892411</text:p>
              </table:table-cell>
              <table:table-cell office:value-type="float" office:value="937.21226311347">
                <text:p>937.21226311347</text:p>
              </table:table-cell>
              <table:table-cell office:value-type="float" office:value="1016.52721416719">
                <text:p>1016.52721416719</text:p>
              </table:table-cell>
              <table:table-cell office:value-type="float" office:value="1016.52721416726">
                <text:p>1016.5272141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235.62">
                <text:p>235.62</text:p>
              </table:table-cell>
              <table:table-cell office:value-type="float" office:value="78.54">
                <text:p>78.54</text:p>
              </table:table-cell>
              <table:table-cell office:value-type="float" office:value="80.4514650677026">
                <text:p>80.4514650677026</text:p>
              </table:table-cell>
              <table:table-cell office:value-type="float" office:value="235.620015192701">
                <text:p>235.620015192701</text:p>
              </table:table-cell>
              <table:table-cell office:value-type="float" office:value="655.145013664961">
                <text:p>655.145013664961</text:p>
              </table:table-cell>
              <table:table-cell office:value-type="float" office:value="759.225772425218">
                <text:p>759.225772425218</text:p>
              </table:table-cell>
              <table:table-cell office:value-type="float" office:value="759.22577242523">
                <text:p>759.22577242523</text:p>
              </table:table-cell>
              <table:table-cell office:value-type="float" office:value="850.935595499567">
                <text:p>850.935595499567</text:p>
              </table:table-cell>
              <table:table-cell office:value-type="float" office:value="946.940476522644">
                <text:p>946.940476522644</text:p>
              </table:table-cell>
              <table:table-cell office:value-type="float" office:value="1010.07639176906">
                <text:p>1010.07639176906</text:p>
              </table:table-cell>
              <table:table-cell office:value-type="float" office:value="1010.0763917691">
                <text:p>1010.0763917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259.182">
                <text:p>259.182</text:p>
              </table:table-cell>
              <table:table-cell office:value-type="float" office:value="86.394">
                <text:p>86.394</text:p>
              </table:table-cell>
              <table:table-cell office:value-type="float" office:value="88.8797262831318">
                <text:p>88.8797262831318</text:p>
              </table:table-cell>
              <table:table-cell office:value-type="float" office:value="259.18202446518">
                <text:p>259.18202446518</text:p>
              </table:table-cell>
              <table:table-cell office:value-type="float" office:value="645.335962054293">
                <text:p>645.335962054293</text:p>
              </table:table-cell>
              <table:table-cell office:value-type="float" office:value="760.500523640503">
                <text:p>760.500523640503</text:p>
              </table:table-cell>
              <table:table-cell office:value-type="float" office:value="760.500523640716">
                <text:p>760.500523640716</text:p>
              </table:table-cell>
              <table:table-cell office:value-type="float" office:value="860.709035350616">
                <text:p>860.709035350616</text:p>
              </table:table-cell>
              <table:table-cell office:value-type="float" office:value="957.566986656191">
                <text:p>957.566986656191</text:p>
              </table:table-cell>
              <table:table-cell office:value-type="float" office:value="1003.67758059002">
                <text:p>1003.67758059002</text:p>
              </table:table-cell>
              <table:table-cell office:value-type="float" office:value="1003.67758059006">
                <text:p>1003.67758059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282.744">
                <text:p>282.744</text:p>
              </table:table-cell>
              <table:table-cell office:value-type="float" office:value="94.248">
                <text:p>94.248</text:p>
              </table:table-cell>
              <table:table-cell office:value-type="float" office:value="97.3960707111592">
                <text:p>97.3960707111592</text:p>
              </table:table-cell>
              <table:table-cell office:value-type="float" office:value="282.744037795655">
                <text:p>282.744037795655</text:p>
              </table:table-cell>
              <table:table-cell office:value-type="float" office:value="635.524849462036">
                <text:p>635.524849462036</text:p>
              </table:table-cell>
              <table:table-cell office:value-type="float" office:value="761.89425655354">
                <text:p>761.89425655354</text:p>
              </table:table-cell>
              <table:table-cell office:value-type="float" office:value="761.89425655362">
                <text:p>761.89425655362</text:p>
              </table:table-cell>
              <table:table-cell office:value-type="float" office:value="870.481342871951">
                <text:p>870.481342871951</text:p>
              </table:table-cell>
              <table:table-cell office:value-type="float" office:value="969.059833118523">
                <text:p>969.059833118523</text:p>
              </table:table-cell>
              <table:table-cell office:value-type="float" office:value="997.331726780168">
                <text:p>997.331726780168</text:p>
              </table:table-cell>
              <table:table-cell office:value-type="float" office:value="997.331726780317">
                <text:p>997.331726780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306.306">
                <text:p>306.306</text:p>
              </table:table-cell>
              <table:table-cell office:value-type="float" office:value="102.102">
                <text:p>102.102</text:p>
              </table:table-cell>
              <table:table-cell office:value-type="float" office:value="106.000801128308">
                <text:p>106.000801128308</text:p>
              </table:table-cell>
              <table:table-cell office:value-type="float" office:value="306.306056389676">
                <text:p>306.306056389676</text:p>
              </table:table-cell>
              <table:table-cell office:value-type="float" office:value="625.711676308564">
                <text:p>625.711676308564</text:p>
              </table:table-cell>
              <table:table-cell office:value-type="float" office:value="763.40632618852">
                <text:p>763.40632618852</text:p>
              </table:table-cell>
              <table:table-cell office:value-type="float" office:value="763.406326188603">
                <text:p>763.406326188603</text:p>
              </table:table-cell>
              <table:table-cell office:value-type="float" office:value="880.252578010496">
                <text:p>880.252578010496</text:p>
              </table:table-cell>
              <table:table-cell office:value-type="float" office:value="981.386255321061">
                <text:p>981.386255321061</text:p>
              </table:table-cell>
              <table:table-cell office:value-type="float" office:value="991.039793666313">
                <text:p>991.039793666313</text:p>
              </table:table-cell>
              <table:table-cell office:value-type="float" office:value="991.039793666392">
                <text:p>991.039793666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329.868">
                <text:p>329.868</text:p>
              </table:table-cell>
              <table:table-cell office:value-type="float" office:value="109.956">
                <text:p>109.956</text:p>
              </table:table-cell>
              <table:table-cell office:value-type="float" office:value="114.69315605005">
                <text:p>114.69315605005</text:p>
              </table:table-cell>
              <table:table-cell office:value-type="float" office:value="329.86808167025">
                <text:p>329.86808167025</text:p>
              </table:table-cell>
              <table:table-cell office:value-type="float" office:value="615.896450671855">
                <text:p>615.896450671855</text:p>
              </table:table-cell>
              <table:table-cell office:value-type="float" office:value="765.036038199898">
                <text:p>765.036038199898</text:p>
              </table:table-cell>
              <table:table-cell office:value-type="float" office:value="765.036038200073">
                <text:p>765.036038200073</text:p>
              </table:table-cell>
              <table:table-cell office:value-type="float" office:value="890.022801170317">
                <text:p>890.022801170317</text:p>
              </table:table-cell>
              <table:table-cell office:value-type="float" office:value="984.802761758327">
                <text:p>984.802761758327</text:p>
              </table:table-cell>
              <table:table-cell office:value-type="float" office:value="984.802761758416">
                <text:p>984.802761758416</text:p>
              </table:table-cell>
              <table:table-cell office:value-type="float" office:value="994.513053919868">
                <text:p>994.513053919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353.43">
                <text:p>353.43</text:p>
              </table:table-cell>
              <table:table-cell office:value-type="float" office:value="117.81">
                <text:p>117.81</text:p>
              </table:table-cell>
              <table:table-cell office:value-type="float" office:value="123.471458373622">
                <text:p>123.471458373622</text:p>
              </table:table-cell>
              <table:table-cell office:value-type="float" office:value="353.430115296594">
                <text:p>353.430115296594</text:p>
              </table:table-cell>
              <table:table-cell office:value-type="float" office:value="606.079189138656">
                <text:p>606.079189138656</text:p>
              </table:table-cell>
              <table:table-cell office:value-type="float" office:value="766.782650442242">
                <text:p>766.782650442242</text:p>
              </table:table-cell>
              <table:table-cell office:value-type="float" office:value="766.782650442595">
                <text:p>766.782650442595</text:p>
              </table:table-cell>
              <table:table-cell office:value-type="float" office:value="899.792073154183">
                <text:p>899.792073154183</text:p>
              </table:table-cell>
              <table:table-cell office:value-type="float" office:value="978.62162873333">
                <text:p>978.62162873333</text:p>
              </table:table-cell>
              <table:table-cell office:value-type="float" office:value="978.621628733426">
                <text:p>978.621628733426</text:p>
              </table:table-cell>
              <table:table-cell office:value-type="float" office:value="1008.40691445514">
                <text:p>1008.40691445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376.992">
                <text:p>376.992</text:p>
              </table:table-cell>
              <table:table-cell office:value-type="float" office:value="125.664">
                <text:p>125.664</text:p>
              </table:table-cell>
              <table:table-cell office:value-type="float" office:value="132.333266854998">
                <text:p>132.333266854998</text:p>
              </table:table-cell>
              <table:table-cell office:value-type="float" office:value="376.992159181501">
                <text:p>376.992159181501</text:p>
              </table:table-cell>
              <table:table-cell office:value-type="float" office:value="596.259917746404">
                <text:p>596.259917746404</text:p>
              </table:table-cell>
              <table:table-cell office:value-type="float" office:value="768.645374623884">
                <text:p>768.645374623884</text:p>
              </table:table-cell>
              <table:table-cell office:value-type="float" office:value="768.645374623978">
                <text:p>768.645374623978</text:p>
              </table:table-cell>
              <table:table-cell office:value-type="float" office:value="909.560455112838">
                <text:p>909.560455112838</text:p>
              </table:table-cell>
              <table:table-cell office:value-type="float" office:value="972.497409394614">
                <text:p>972.497409394614</text:p>
              </table:table-cell>
              <table:table-cell office:value-type="float" office:value="972.497409394623">
                <text:p>972.497409394623</text:p>
              </table:table-cell>
              <table:table-cell office:value-type="float" office:value="1023.03469071339">
                <text:p>1023.03469071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400.554">
                <text:p>400.554</text:p>
              </table:table-cell>
              <table:table-cell office:value-type="float" office:value="133.518">
                <text:p>133.518</text:p>
              </table:table-cell>
              <table:table-cell office:value-type="float" office:value="141.275523992212">
                <text:p>141.275523992212</text:p>
              </table:table-cell>
              <table:table-cell office:value-type="float" office:value="400.554215508771">
                <text:p>400.554215508771</text:p>
              </table:table-cell>
              <table:table-cell office:value-type="float" office:value="586.438673023899">
                <text:p>586.438673023899</text:p>
              </table:table-cell>
              <table:table-cell office:value-type="float" office:value="770.623378036779">
                <text:p>770.623378036779</text:p>
              </table:table-cell>
              <table:table-cell office:value-type="float" office:value="770.623378036985">
                <text:p>770.623378036985</text:p>
              </table:table-cell>
              <table:table-cell office:value-type="float" office:value="919.328008500995">
                <text:p>919.328008500995</text:p>
              </table:table-cell>
              <table:table-cell office:value-type="float" office:value="966.431135603901">
                <text:p>966.431135603901</text:p>
              </table:table-cell>
              <table:table-cell office:value-type="float" office:value="966.431135603989">
                <text:p>966.431135603989</text:p>
              </table:table-cell>
              <table:table-cell office:value-type="float" office:value="1038.36364729498">
                <text:p>1038.36364729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424.116">
                <text:p>424.116</text:p>
              </table:table-cell>
              <table:table-cell office:value-type="float" office:value="141.372">
                <text:p>141.372</text:p>
              </table:table-cell>
              <table:table-cell office:value-type="float" office:value="150.2946955726">
                <text:p>150.2946955726</text:p>
              </table:table-cell>
              <table:table-cell office:value-type="float" office:value="424.116286752109">
                <text:p>424.116286752109</text:p>
              </table:table-cell>
              <table:table-cell office:value-type="float" office:value="576.615503135619">
                <text:p>576.615503135619</text:p>
              </table:table-cell>
              <table:table-cell office:value-type="float" office:value="772.715785354482">
                <text:p>772.715785354482</text:p>
              </table:table-cell>
              <table:table-cell office:value-type="float" office:value="772.715785354497">
                <text:p>772.715785354497</text:p>
              </table:table-cell>
              <table:table-cell office:value-type="float" office:value="929.094795037866">
                <text:p>929.094795037866</text:p>
              </table:table-cell>
              <table:table-cell office:value-type="float" office:value="960.423856186068">
                <text:p>960.423856186068</text:p>
              </table:table-cell>
              <table:table-cell office:value-type="float" office:value="960.423856186083">
                <text:p>960.423856186083</text:p>
              </table:table-cell>
              <table:table-cell office:value-type="float" office:value="1054.36166240595">
                <text:p>1054.36166240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447.678">
                <text:p>447.678</text:p>
              </table:table-cell>
              <table:table-cell office:value-type="float" office:value="149.226">
                <text:p>149.226</text:p>
              </table:table-cell>
              <table:table-cell office:value-type="float" office:value="159.386898473915">
                <text:p>159.386898473915</text:p>
              </table:table-cell>
              <table:table-cell office:value-type="float" office:value="447.678375691155">
                <text:p>447.678375691155</text:p>
              </table:table-cell>
              <table:table-cell office:value-type="float" office:value="566.790469152284">
                <text:p>566.790469152284</text:p>
              </table:table-cell>
              <table:table-cell office:value-type="float" office:value="774.921680488906">
                <text:p>774.921680488906</text:p>
              </table:table-cell>
              <table:table-cell office:value-type="float" office:value="774.921680489076">
                <text:p>774.921680489076</text:p>
              </table:table-cell>
              <table:table-cell office:value-type="float" office:value="938.860876673443">
                <text:p>938.860876673443</text:p>
              </table:table-cell>
              <table:table-cell office:value-type="float" office:value="954.476636802647">
                <text:p>954.476636802647</text:p>
              </table:table-cell>
              <table:table-cell office:value-type="float" office:value="954.476636802728">
                <text:p>954.476636802728</text:p>
              </table:table-cell>
              <table:table-cell office:value-type="float" office:value="1070.99739306489">
                <text:p>1070.99739306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471.24">
                <text:p>471.24</text:p>
              </table:table-cell>
              <table:table-cell office:value-type="float" office:value="157.08">
                <text:p>157.08</text:p>
              </table:table-cell>
              <table:table-cell office:value-type="float" office:value="168.548014675828">
                <text:p>168.548014675828</text:p>
              </table:table-cell>
              <table:table-cell office:value-type="float" office:value="471.240485431266">
                <text:p>471.240485431266</text:p>
              </table:table-cell>
              <table:table-cell office:value-type="float" office:value="556.963646447703">
                <text:p>556.963646447703</text:p>
              </table:table-cell>
              <table:table-cell office:value-type="float" office:value="777.240108498337">
                <text:p>777.240108498337</text:p>
              </table:table-cell>
              <table:table-cell office:value-type="float" office:value="777.240108498426">
                <text:p>777.240108498426</text:p>
              </table:table-cell>
              <table:table-cell office:value-type="float" office:value="948.590559795607">
                <text:p>948.590559795607</text:p>
              </table:table-cell>
              <table:table-cell office:value-type="float" office:value="948.590559795713">
                <text:p>948.590559795713</text:p>
              </table:table-cell>
              <table:table-cell office:value-type="float" office:value="948.626315559451">
                <text:p>948.626315559451</text:p>
              </table:table-cell>
              <table:table-cell office:value-type="float" office:value="1088.24040569968">
                <text:p>1088.24040569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1227678373">
                <text:p>0.525001227678373</text:p>
              </table:table-cell>
              <table:table-cell office:value-type="float" office:value="494.802">
                <text:p>494.802</text:p>
              </table:table-cell>
              <table:table-cell office:value-type="float" office:value="164.934">
                <text:p>164.934</text:p>
              </table:table-cell>
              <table:table-cell office:value-type="float" office:value="177.773790533821">
                <text:p>177.773790533821</text:p>
              </table:table-cell>
              <table:table-cell office:value-type="float" office:value="494.802619418867">
                <text:p>494.802619418867</text:p>
              </table:table-cell>
              <table:table-cell office:value-type="float" office:value="547.135126239079">
                <text:p>547.135126239079</text:p>
              </table:table-cell>
              <table:table-cell office:value-type="float" office:value="779.670077536395">
                <text:p>779.670077536395</text:p>
              </table:table-cell>
              <table:table-cell office:value-type="float" office:value="779.670077536446">
                <text:p>779.670077536446</text:p>
              </table:table-cell>
              <table:table-cell office:value-type="float" office:value="942.766723995157">
                <text:p>942.766723995157</text:p>
              </table:table-cell>
              <table:table-cell office:value-type="float" office:value="942.766723995188">
                <text:p>942.766723995188</text:p>
              </table:table-cell>
              <table:table-cell office:value-type="float" office:value="958.391174023257">
                <text:p>958.391174023257</text:p>
              </table:table-cell>
              <table:table-cell office:value-type="float" office:value="1106.0612755823">
                <text:p>1106.0612755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518.364">
                <text:p>518.364</text:p>
              </table:table-cell>
              <table:table-cell office:value-type="float" office:value="172.788">
                <text:p>172.788</text:p>
              </table:table-cell>
              <table:table-cell office:value-type="float" office:value="187.059921179262">
                <text:p>187.059921179262</text:p>
              </table:table-cell>
              <table:table-cell office:value-type="float" office:value="518.36478146135">
                <text:p>518.36478146135</text:p>
              </table:table-cell>
              <table:table-cell office:value-type="float" office:value="537.305017289649">
                <text:p>537.305017289649</text:p>
              </table:table-cell>
              <table:table-cell office:value-type="float" office:value="782.210560836889">
                <text:p>782.210560836889</text:p>
              </table:table-cell>
              <table:table-cell office:value-type="float" office:value="782.210560836947">
                <text:p>782.210560836947</text:p>
              </table:table-cell>
              <table:table-cell office:value-type="float" office:value="937.006244493274">
                <text:p>937.006244493274</text:p>
              </table:table-cell>
              <table:table-cell office:value-type="float" office:value="937.006244493386">
                <text:p>937.006244493386</text:p>
              </table:table-cell>
              <table:table-cell office:value-type="float" office:value="968.155514547036">
                <text:p>968.155514547036</text:p>
              </table:table-cell>
              <table:table-cell office:value-type="float" office:value="1124.43165876241">
                <text:p>1124.43165876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541.926">
                <text:p>541.926</text:p>
              </table:table-cell>
              <table:table-cell office:value-type="float" office:value="180.642">
                <text:p>180.642</text:p>
              </table:table-cell>
              <table:table-cell office:value-type="float" office:value="196.402120600641">
                <text:p>196.402120600641</text:p>
              </table:table-cell>
              <table:table-cell office:value-type="float" office:value="527.473447779985">
                <text:p>527.473447779985</text:p>
              </table:table-cell>
              <table:table-cell office:value-type="float" office:value="541.926975742098">
                <text:p>541.926975742098</text:p>
              </table:table-cell>
              <table:table-cell office:value-type="float" office:value="784.860498722138">
                <text:p>784.860498722138</text:p>
              </table:table-cell>
              <table:table-cell office:value-type="float" office:value="784.860498722177">
                <text:p>784.860498722177</text:p>
              </table:table-cell>
              <table:table-cell office:value-type="float" office:value="931.31025237994">
                <text:p>931.31025237994</text:p>
              </table:table-cell>
              <table:table-cell office:value-type="float" office:value="931.310252379962">
                <text:p>931.310252379962</text:p>
              </table:table-cell>
              <table:table-cell office:value-type="float" office:value="977.919399748983">
                <text:p>977.919399748983</text:p>
              </table:table-cell>
              <table:table-cell office:value-type="float" office:value="1143.32434017989">
                <text:p>1143.32434017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1403060999">
                <text:p>0.600001403060999</text:p>
              </table:table-cell>
              <table:table-cell office:value-type="float" office:value="565.488000000001">
                <text:p>565.488000000001</text:p>
              </table:table-cell>
              <table:table-cell office:value-type="float" office:value="188.496">
                <text:p>188.496</text:p>
              </table:table-cell>
              <table:table-cell office:value-type="float" office:value="205.7961783831">
                <text:p>205.7961783831</text:p>
              </table:table-cell>
              <table:table-cell office:value-type="float" office:value="517.640567371194">
                <text:p>517.640567371194</text:p>
              </table:table-cell>
              <table:table-cell office:value-type="float" office:value="565.489206839396">
                <text:p>565.489206839396</text:p>
              </table:table-cell>
              <table:table-cell office:value-type="float" office:value="787.618800629567">
                <text:p>787.618800629567</text:p>
              </table:table-cell>
              <table:table-cell office:value-type="float" office:value="787.61880062967">
                <text:p>787.61880062967</text:p>
              </table:table-cell>
              <table:table-cell office:value-type="float" office:value="925.67989443903">
                <text:p>925.67989443903</text:p>
              </table:table-cell>
              <table:table-cell office:value-type="float" office:value="925.679894439111">
                <text:p>925.679894439111</text:p>
              </table:table-cell>
              <table:table-cell office:value-type="float" office:value="987.68289236863">
                <text:p>987.68289236863</text:p>
              </table:table-cell>
              <table:table-cell office:value-type="float" office:value="1162.71326149037">
                <text:p>1162.71326149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589.05">
                <text:p>589.05</text:p>
              </table:table-cell>
              <table:table-cell office:value-type="float" office:value="196.35">
                <text:p>196.35</text:p>
              </table:table-cell>
              <table:table-cell office:value-type="float" office:value="215.238004345839">
                <text:p>215.238004345839</text:p>
              </table:table-cell>
              <table:table-cell office:value-type="float" office:value="507.806549476151">
                <text:p>507.806549476151</text:p>
              </table:table-cell>
              <table:table-cell office:value-type="float" office:value="589.051479743184">
                <text:p>589.051479743184</text:p>
              </table:table-cell>
              <table:table-cell office:value-type="float" office:value="790.484347147864">
                <text:p>790.484347147864</text:p>
              </table:table-cell>
              <table:table-cell office:value-type="float" office:value="790.484347147891">
                <text:p>790.484347147891</text:p>
              </table:table-cell>
              <table:table-cell office:value-type="float" office:value="920.116332803713">
                <text:p>920.116332803713</text:p>
              </table:table-cell>
              <table:table-cell office:value-type="float" office:value="920.116332803772">
                <text:p>920.116332803772</text:p>
              </table:table-cell>
              <table:table-cell office:value-type="float" office:value="997.446055253315">
                <text:p>997.446055253315</text:p>
              </table:table-cell>
              <table:table-cell office:value-type="float" office:value="1182.57353191603">
                <text:p>1182.57353191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612.612">
                <text:p>612.612</text:p>
              </table:table-cell>
              <table:table-cell office:value-type="float" office:value="204.204">
                <text:p>204.204</text:p>
              </table:table-cell>
              <table:table-cell office:value-type="float" office:value="224.72366247023">
                <text:p>224.72366247023</text:p>
              </table:table-cell>
              <table:table-cell office:value-type="float" office:value="497.971593755422">
                <text:p>497.971593755422</text:p>
              </table:table-cell>
              <table:table-cell office:value-type="float" office:value="612.613799872753">
                <text:p>612.613799872753</text:p>
              </table:table-cell>
              <table:table-cell office:value-type="float" office:value="793.455992054591">
                <text:p>793.455992054591</text:p>
              </table:table-cell>
              <table:table-cell office:value-type="float" office:value="793.45599205468">
                <text:p>793.45599205468</text:p>
              </table:table-cell>
              <table:table-cell office:value-type="float" office:value="914.620744567444">
                <text:p>914.620744567444</text:p>
              </table:table-cell>
              <table:table-cell office:value-type="float" office:value="914.620744567529">
                <text:p>914.620744567529</text:p>
              </table:table-cell>
              <table:table-cell office:value-type="float" office:value="1007.20895134836">
                <text:p>1007.20895134836</text:p>
              </table:table-cell>
              <table:table-cell office:value-type="float" office:value="1202.88142512874">
                <text:p>1202.88142512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636.174">
                <text:p>636.174</text:p>
              </table:table-cell>
              <table:table-cell office:value-type="float" office:value="212.058">
                <text:p>212.058</text:p>
              </table:table-cell>
              <table:table-cell office:value-type="float" office:value="234.249395563989">
                <text:p>234.249395563989</text:p>
              </table:table-cell>
              <table:table-cell office:value-type="float" office:value="488.135928864195">
                <text:p>488.135928864195</text:p>
              </table:table-cell>
              <table:table-cell office:value-type="float" office:value="636.176173093063">
                <text:p>636.176173093063</text:p>
              </table:table-cell>
              <table:table-cell office:value-type="float" office:value="796.53256434891">
                <text:p>796.53256434891</text:p>
              </table:table-cell>
              <table:table-cell office:value-type="float" office:value="796.532564348964">
                <text:p>796.532564348964</text:p>
              </table:table-cell>
              <table:table-cell office:value-type="float" office:value="909.194321350984">
                <text:p>909.194321350984</text:p>
              </table:table-cell>
              <table:table-cell office:value-type="float" office:value="909.194321351009">
                <text:p>909.194321351009</text:p>
              </table:table-cell>
              <table:table-cell office:value-type="float" office:value="1016.97164368944">
                <text:p>1016.97164368944</text:p>
              </table:table-cell>
              <table:table-cell office:value-type="float" office:value="1223.61436486204">
                <text:p>1223.61436486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659.736">
                <text:p>659.736</text:p>
              </table:table-cell>
              <table:table-cell office:value-type="float" office:value="219.912">
                <text:p>219.912</text:p>
              </table:table-cell>
              <table:table-cell office:value-type="float" office:value="243.811642024182">
                <text:p>243.811642024182</text:p>
              </table:table-cell>
              <table:table-cell office:value-type="float" office:value="478.299815464013">
                <text:p>478.299815464013</text:p>
              </table:table-cell>
              <table:table-cell office:value-type="float" office:value="659.738605732276">
                <text:p>659.738605732276</text:p>
              </table:table-cell>
              <table:table-cell office:value-type="float" office:value="799.712870272437">
                <text:p>799.712870272437</text:p>
              </table:table-cell>
              <table:table-cell office:value-type="float" office:value="799.712870272514">
                <text:p>799.712870272514</text:p>
              </table:table-cell>
              <table:table-cell office:value-type="float" office:value="903.838268820468">
                <text:p>903.838268820468</text:p>
              </table:table-cell>
              <table:table-cell office:value-type="float" office:value="903.838268820491">
                <text:p>903.838268820491</text:p>
              </table:table-cell>
              <table:table-cell office:value-type="float" office:value="1026.73419539551">
                <text:p>1026.73419539551</text:p>
              </table:table-cell>
              <table:table-cell office:value-type="float" office:value="1225.2766080534">
                <text:p>1225.2766080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683.298">
                <text:p>683.298</text:p>
              </table:table-cell>
              <table:table-cell office:value-type="float" office:value="227.766">
                <text:p>227.766</text:p>
              </table:table-cell>
              <table:table-cell office:value-type="float" office:value="253.407046045399">
                <text:p>253.407046045399</text:p>
              </table:table-cell>
              <table:table-cell office:value-type="float" office:value="468.463549530868">
                <text:p>468.463549530868</text:p>
              </table:table-cell>
              <table:table-cell office:value-type="float" office:value="683.301104598607">
                <text:p>683.301104598607</text:p>
              </table:table-cell>
              <table:table-cell office:value-type="float" office:value="802.995695310661">
                <text:p>802.995695310661</text:p>
              </table:table-cell>
              <table:table-cell office:value-type="float" office:value="802.995695310778">
                <text:p>802.995695310778</text:p>
              </table:table-cell>
              <table:table-cell office:value-type="float" office:value="898.553806157724">
                <text:p>898.553806157724</text:p>
              </table:table-cell>
              <table:table-cell office:value-type="float" office:value="898.5538061578">
                <text:p>898.5538061578</text:p>
              </table:table-cell>
              <table:table-cell office:value-type="float" office:value="1036.49666966506">
                <text:p>1036.49666966506</text:p>
              </table:table-cell>
              <table:table-cell office:value-type="float" office:value="1201.70935894031">
                <text:p>1201.70935894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706.86">
                <text:p>706.86</text:p>
              </table:table-cell>
              <table:table-cell office:value-type="float" office:value="235.62">
                <text:p>235.62</text:p>
              </table:table-cell>
              <table:table-cell office:value-type="float" office:value="263.032462428572">
                <text:p>263.032462428572</text:p>
              </table:table-cell>
              <table:table-cell office:value-type="float" office:value="458.627465979223">
                <text:p>458.627465979223</text:p>
              </table:table-cell>
              <table:table-cell office:value-type="float" office:value="706.863676996916">
                <text:p>706.863676996916</text:p>
              </table:table-cell>
              <table:table-cell office:value-type="float" office:value="806.379806170189">
                <text:p>806.379806170189</text:p>
              </table:table-cell>
              <table:table-cell office:value-type="float" office:value="806.379806170277">
                <text:p>806.379806170277</text:p>
              </table:table-cell>
              <table:table-cell office:value-type="float" office:value="893.342165479043">
                <text:p>893.342165479043</text:p>
              </table:table-cell>
              <table:table-cell office:value-type="float" office:value="893.342165479065">
                <text:p>893.342165479065</text:p>
              </table:table-cell>
              <table:table-cell office:value-type="float" office:value="1046.25912977241">
                <text:p>1046.25912977241</text:p>
              </table:table-cell>
              <table:table-cell office:value-type="float" office:value="1178.14250235303">
                <text:p>1178.14250235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730.422">
                <text:p>730.422</text:p>
              </table:table-cell>
              <table:table-cell office:value-type="float" office:value="243.474">
                <text:p>243.474</text:p>
              </table:table-cell>
              <table:table-cell office:value-type="float" office:value="272.684957082374">
                <text:p>272.684957082374</text:p>
              </table:table-cell>
              <table:table-cell office:value-type="float" office:value="448.791942627435">
                <text:p>448.791942627435</text:p>
              </table:table-cell>
              <table:table-cell office:value-type="float" office:value="730.426330745898">
                <text:p>730.426330745898</text:p>
              </table:table-cell>
              <table:table-cell office:value-type="float" office:value="809.863952725644">
                <text:p>809.863952725644</text:p>
              </table:table-cell>
              <table:table-cell office:value-type="float" office:value="809.863952725685">
                <text:p>809.863952725685</text:p>
              </table:table-cell>
              <table:table-cell office:value-type="float" office:value="888.204591200077">
                <text:p>888.204591200077</text:p>
              </table:table-cell>
              <table:table-cell office:value-type="float" office:value="888.204591200134">
                <text:p>888.204591200134</text:p>
              </table:table-cell>
              <table:table-cell office:value-type="float" office:value="1056.02163906708">
                <text:p>1056.02163906708</text:p>
              </table:table-cell>
              <table:table-cell office:value-type="float" office:value="1154.57601603937">
                <text:p>1154.57601603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753.984">
                <text:p>753.984</text:p>
              </table:table-cell>
              <table:table-cell office:value-type="float" office:value="251.328">
                <text:p>251.328</text:p>
              </table:table-cell>
              <table:table-cell office:value-type="float" office:value="282.361804138921">
                <text:p>282.361804138921</text:p>
              </table:table-cell>
              <table:table-cell office:value-type="float" office:value="438.957404534315">
                <text:p>438.957404534315</text:p>
              </table:table-cell>
              <table:table-cell office:value-type="float" office:value="753.989074193906">
                <text:p>753.989074193906</text:p>
              </table:table-cell>
              <table:table-cell office:value-type="float" office:value="813.44686993061">
                <text:p>813.44686993061</text:p>
              </table:table-cell>
              <table:table-cell office:value-type="float" office:value="813.44686993071">
                <text:p>813.44686993071</text:p>
              </table:table-cell>
              <table:table-cell office:value-type="float" office:value="883.1423393476">
                <text:p>883.1423393476</text:p>
              </table:table-cell>
              <table:table-cell office:value-type="float" office:value="883.142339347693">
                <text:p>883.142339347693</text:p>
              </table:table-cell>
              <table:table-cell office:value-type="float" office:value="1065.78426097247">
                <text:p>1065.78426097247</text:p>
              </table:table-cell>
              <table:table-cell office:value-type="float" office:value="1131.009878583">
                <text:p>1131.009878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1929208873">
                <text:p>0.825001929208873</text:p>
              </table:table-cell>
              <table:table-cell office:value-type="float" office:value="777.546">
                <text:p>777.546</text:p>
              </table:table-cell>
              <table:table-cell office:value-type="float" office:value="259.182">
                <text:p>259.182</text:p>
              </table:table-cell>
              <table:table-cell office:value-type="float" office:value="292.060480465651">
                <text:p>292.060480465651</text:p>
              </table:table-cell>
              <table:table-cell office:value-type="float" office:value="429.124328727712">
                <text:p>429.124328727712</text:p>
              </table:table-cell>
              <table:table-cell office:value-type="float" office:value="777.551916236629">
                <text:p>777.551916236629</text:p>
              </table:table-cell>
              <table:table-cell office:value-type="float" office:value="817.127279689188">
                <text:p>817.127279689188</text:p>
              </table:table-cell>
              <table:table-cell office:value-type="float" office:value="817.127279689223">
                <text:p>817.127279689223</text:p>
              </table:table-cell>
              <table:table-cell office:value-type="float" office:value="878.156676814031">
                <text:p>878.156676814031</text:p>
              </table:table-cell>
              <table:table-cell office:value-type="float" office:value="878.156676814123">
                <text:p>878.156676814123</text:p>
              </table:table-cell>
              <table:table-cell office:value-type="float" office:value="1075.54705898743">
                <text:p>1075.54705898743</text:p>
              </table:table-cell>
              <table:table-cell office:value-type="float" office:value="1107.44406938949">
                <text:p>1107.44406938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801.108">
                <text:p>801.108</text:p>
              </table:table-cell>
              <table:table-cell office:value-type="float" office:value="267.036">
                <text:p>267.036</text:p>
              </table:table-cell>
              <table:table-cell office:value-type="float" office:value="301.778658266409">
                <text:p>301.778658266409</text:p>
              </table:table-cell>
              <table:table-cell office:value-type="float" office:value="419.293249360019">
                <text:p>419.293249360019</text:p>
              </table:table-cell>
              <table:table-cell office:value-type="float" office:value="801.114866332343">
                <text:p>801.114866332343</text:p>
              </table:table-cell>
              <table:table-cell office:value-type="float" office:value="820.903892681846">
                <text:p>820.903892681846</text:p>
              </table:table-cell>
              <table:table-cell office:value-type="float" office:value="820.903892681861">
                <text:p>820.903892681861</text:p>
              </table:table-cell>
              <table:table-cell office:value-type="float" office:value="873.248880554059">
                <text:p>873.248880554059</text:p>
              </table:table-cell>
              <table:table-cell office:value-type="float" office:value="873.248880554077">
                <text:p>873.248880554077</text:p>
              </table:table-cell>
              <table:table-cell office:value-type="float" office:value="1083.87856867241">
                <text:p>1083.87856867241</text:p>
              </table:table-cell>
              <table:table-cell office:value-type="float" office:value="1085.31009668675">
                <text:p>1085.31009668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824.67">
                <text:p>824.67</text:p>
              </table:table-cell>
              <table:table-cell office:value-type="float" office:value="274.89">
                <text:p>274.89</text:p>
              </table:table-cell>
              <table:table-cell office:value-type="float" office:value="311.514196315684">
                <text:p>311.514196315684</text:p>
              </table:table-cell>
              <table:table-cell office:value-type="float" office:value="409.464763306081">
                <text:p>409.464763306081</text:p>
              </table:table-cell>
              <table:table-cell office:value-type="float" office:value="824.67793451858">
                <text:p>824.67793451858</text:p>
              </table:table-cell>
              <table:table-cell office:value-type="float" office:value="824.775410143357">
                <text:p>824.775410143357</text:p>
              </table:table-cell>
              <table:table-cell office:value-type="float" office:value="824.775410143482">
                <text:p>824.775410143482</text:p>
              </table:table-cell>
              <table:table-cell office:value-type="float" office:value="868.420236721795">
                <text:p>868.420236721795</text:p>
              </table:table-cell>
              <table:table-cell office:value-type="float" office:value="868.420236721864">
                <text:p>868.420236721864</text:p>
              </table:table-cell>
              <table:table-cell office:value-type="float" office:value="1060.31335743882">
                <text:p>1060.31335743882</text:p>
              </table:table-cell>
              <table:table-cell office:value-type="float" office:value="1095.07343772447">
                <text:p>1095.07343772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848.232">
                <text:p>848.232</text:p>
              </table:table-cell>
              <table:table-cell office:value-type="float" office:value="282.744">
                <text:p>282.744</text:p>
              </table:table-cell>
              <table:table-cell office:value-type="float" office:value="321.265130295183">
                <text:p>321.265130295183</text:p>
              </table:table-cell>
              <table:table-cell office:value-type="float" office:value="399.639536239153">
                <text:p>399.639536239153</text:p>
              </table:table-cell>
              <table:table-cell office:value-type="float" office:value="828.740525589447">
                <text:p>828.740525589447</text:p>
              </table:table-cell>
              <table:table-cell office:value-type="float" office:value="828.740525589468">
                <text:p>828.740525589468</text:p>
              </table:table-cell>
              <table:table-cell office:value-type="float" office:value="848.241131428642">
                <text:p>848.241131428642</text:p>
              </table:table-cell>
              <table:table-cell office:value-type="float" office:value="863.672039748046">
                <text:p>863.672039748046</text:p>
              </table:table-cell>
              <table:table-cell office:value-type="float" office:value="863.672039748102">
                <text:p>863.672039748102</text:p>
              </table:table-cell>
              <table:table-cell office:value-type="float" office:value="1036.74841747502">
                <text:p>1036.74841747502</text:p>
              </table:table-cell>
              <table:table-cell office:value-type="float" office:value="1104.83714583672">
                <text:p>1104.8371458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871.794">
                <text:p>871.794</text:p>
              </table:table-cell>
              <table:table-cell office:value-type="float" office:value="290.598">
                <text:p>290.598</text:p>
              </table:table-cell>
              <table:table-cell office:value-type="float" office:value="331.029662589483">
                <text:p>331.029662589483</text:p>
              </table:table-cell>
              <table:table-cell office:value-type="float" office:value="389.81830919593">
                <text:p>389.81830919593</text:p>
              </table:table-cell>
              <table:table-cell office:value-type="float" office:value="832.797926487539">
                <text:p>832.797926487539</text:p>
              </table:table-cell>
              <table:table-cell office:value-type="float" office:value="832.79792648757">
                <text:p>832.79792648757</text:p>
              </table:table-cell>
              <table:table-cell office:value-type="float" office:value="859.005591355023">
                <text:p>859.005591355023</text:p>
              </table:table-cell>
              <table:table-cell office:value-type="float" office:value="859.005591355074">
                <text:p>859.005591355074</text:p>
              </table:table-cell>
              <table:table-cell office:value-type="float" office:value="871.804468307294">
                <text:p>871.804468307294</text:p>
              </table:table-cell>
              <table:table-cell office:value-type="float" office:value="1013.18373133227">
                <text:p>1013.18373133227</text:p>
              </table:table-cell>
              <table:table-cell office:value-type="float" office:value="1114.60128484514">
                <text:p>1114.60128484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895.356">
                <text:p>895.356</text:p>
              </table:table-cell>
              <table:table-cell office:value-type="float" office:value="298.452">
                <text:p>298.452</text:p>
              </table:table-cell>
              <table:table-cell office:value-type="float" office:value="340.806151852513">
                <text:p>340.806151852513</text:p>
              </table:table-cell>
              <table:table-cell office:value-type="float" office:value="380.00190565612">
                <text:p>380.00190565612</text:p>
              </table:table-cell>
              <table:table-cell office:value-type="float" office:value="836.946295871185">
                <text:p>836.946295871185</text:p>
              </table:table-cell>
              <table:table-cell office:value-type="float" office:value="836.946295871273">
                <text:p>836.946295871273</text:p>
              </table:table-cell>
              <table:table-cell office:value-type="float" office:value="854.422199508234">
                <text:p>854.422199508234</text:p>
              </table:table-cell>
              <table:table-cell office:value-type="float" office:value="854.422199508282">
                <text:p>854.422199508282</text:p>
              </table:table-cell>
              <table:table-cell office:value-type="float" office:value="895.36795702656">
                <text:p>895.36795702656</text:p>
              </table:table-cell>
              <table:table-cell office:value-type="float" office:value="989.619282311486">
                <text:p>989.619282311486</text:p>
              </table:table-cell>
              <table:table-cell office:value-type="float" office:value="1124.3659186619">
                <text:p>1124.3659186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918.918">
                <text:p>918.918</text:p>
              </table:table-cell>
              <table:table-cell office:value-type="float" office:value="306.306">
                <text:p>306.306</text:p>
              </table:table-cell>
              <table:table-cell office:value-type="float" office:value="350.593102556521">
                <text:p>350.593102556521</text:p>
              </table:table-cell>
              <table:table-cell office:value-type="float" office:value="370.191239141876">
                <text:p>370.191239141876</text:p>
              </table:table-cell>
              <table:table-cell office:value-type="float" office:value="841.184313895052">
                <text:p>841.184313895052</text:p>
              </table:table-cell>
              <table:table-cell office:value-type="float" office:value="841.184313895107">
                <text:p>841.184313895107</text:p>
              </table:table-cell>
              <table:table-cell office:value-type="float" office:value="849.923177305503">
                <text:p>849.923177305503</text:p>
              </table:table-cell>
              <table:table-cell office:value-type="float" office:value="849.923177305558">
                <text:p>849.923177305558</text:p>
              </table:table-cell>
              <table:table-cell office:value-type="float" office:value="918.9316101019">
                <text:p>918.9316101019</text:p>
              </table:table-cell>
              <table:table-cell office:value-type="float" office:value="966.055054449112">
                <text:p>966.055054449112</text:p>
              </table:table-cell>
              <table:table-cell office:value-type="float" office:value="1134.13111129368">
                <text:p>1134.13111129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942.48">
                <text:p>942.48</text:p>
              </table:table-cell>
              <table:table-cell office:value-type="float" office:value="314.16">
                <text:p>314.16</text:p>
              </table:table-cell>
              <table:table-cell office:value-type="float" office:value="360.387321345992">
                <text:p>360.387321345992</text:p>
              </table:table-cell>
              <table:table-cell office:value-type="float" office:value="360.389154708536">
                <text:p>360.389154708536</text:p>
              </table:table-cell>
              <table:table-cell office:value-type="float" office:value="845.509841801846">
                <text:p>845.509841801846</text:p>
              </table:table-cell>
              <table:table-cell office:value-type="float" office:value="845.509841801857">
                <text:p>845.509841801857</text:p>
              </table:table-cell>
              <table:table-cell office:value-type="float" office:value="845.510659328136">
                <text:p>845.510659328136</text:p>
              </table:table-cell>
              <table:table-cell office:value-type="float" office:value="845.510659328164">
                <text:p>845.510659328164</text:p>
              </table:table-cell>
              <table:table-cell office:value-type="float" office:value="942.491032501505">
                <text:p>942.491032501505</text:p>
              </table:table-cell>
              <table:table-cell office:value-type="float" office:value="942.495440707548">
                <text:p>942.495440707548</text:p>
              </table:table-cell>
              <table:table-cell office:value-type="float" office:value="1143.89509985086">
                <text:p>1143.89509985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.M2:4x4.V42 4x4.W1:4x4.X42 4x4.N1:4x4.V1" chart:data-source-has-labels="row" svg:x="0.797cm" svg:y="1.623cm" svg:width="13.647cm" svg:height="16.226cm">
          <chartooo:coordinate-region svg:x="1.789cm" svg:y="1.822cm" svg:width="12.415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W2:4x4.W42" chart:label-cell-address="4x4.W1:4x4.W1" chart:class="chart:scatter">
            <chart:domain table:cell-range-address="4x4.M2:4x4.M42"/>
            <chart:data-point chart:repeated="41"/>
          </chart:series>
          <chart:series chart:style-name="ch8" chart:values-cell-range-address="4x4.X2:4x4.X42" chart:label-cell-address="4x4.X1:4x4.X1" chart:class="chart:scatter"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1"/>
          </chart:series>
          <chart:series chart:style-name="ch10" chart:values-cell-range-address="4x4.O2:4x4.O42" chart:label-cell-address="4x4.O1:4x4.O1" chart:class="chart:scatter">
            <chart:data-point chart:repeated="41"/>
          </chart:series>
          <chart:series chart:style-name="ch11" chart:values-cell-range-address="4x4.P2:4x4.P42" chart:label-cell-address="4x4.P1:4x4.P1" chart:class="chart:scatter">
            <chart:data-point chart:repeated="41"/>
          </chart:series>
          <chart:series chart:style-name="ch12" chart:values-cell-range-address="4x4.Q2:4x4.Q42" chart:label-cell-address="4x4.Q1:4x4.Q1" chart:class="chart:scatter">
            <chart:data-point chart:repeated="41"/>
          </chart:series>
          <chart:series chart:style-name="ch13" chart:values-cell-range-address="4x4.R2:4x4.R42" chart:label-cell-address="4x4.R1:4x4.R1" chart:class="chart:scatter">
            <chart:data-point chart:repeated="41"/>
          </chart:series>
          <chart:series chart:style-name="ch14" chart:values-cell-range-address="4x4.S2:4x4.S42" chart:label-cell-address="4x4.S1:4x4.S1" chart:class="chart:scatter">
            <chart:data-point chart:repeated="41"/>
          </chart:series>
          <chart:series chart:style-name="ch15" chart:values-cell-range-address="4x4.T2:4x4.T42" chart:label-cell-address="4x4.T1:4x4.T1" chart:class="chart:scatter">
            <chart:data-point chart:repeated="41"/>
          </chart:series>
          <chart:series chart:style-name="ch16" chart:values-cell-range-address="4x4.U2:4x4.U42" chart:label-cell-address="4x4.U1:4x4.U1" chart:class="chart:scatter">
            <chart:data-point chart:repeated="41"/>
          </chart:series>
          <chart:series chart:style-name="ch17" chart:values-cell-range-address="4x4.V2:4x4.V42" chart:label-cell-address="4x4.V1:4x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.W1:4x4.W1</svg:desc>
                </draw:g>
              </table:table-cell>
              <table:table-cell office:value-type="string">
                <text:p>Beta</text:p>
                <draw:g>
                  <svg:desc>4x4.X1:4x4.X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M2:4x4.M42</svg:desc>
                </draw:g>
              </table:table-cell>
              <table:table-cell office:value-type="float" office:value="0">
                <text:p>0</text:p>
                <draw:g>
                  <svg:desc>4x4.W2:4x4.W42</svg:desc>
                </draw:g>
              </table:table-cell>
              <table:table-cell office:value-type="float" office:value="0">
                <text:p>0</text:p>
                <draw:g>
                  <svg:desc>4x4.X2:4x4.X42</svg:desc>
                </draw:g>
              </table:table-cell>
              <table:table-cell office:value-type="float" office:value="0.00109089305188891">
                <text:p>0.00109089305188891</text:p>
                <draw:g>
                  <svg:desc>4x4.N2:4x4.N42</svg:desc>
                </draw:g>
              </table:table-cell>
              <table:table-cell office:value-type="float" office:value="0.000121888726010613">
                <text:p>0.000121888726010613</text:p>
                <draw:g>
                  <svg:desc>4x4.O2:4x4.O42</svg:desc>
                </draw:g>
              </table:table-cell>
              <table:table-cell office:value-type="float" office:value="755.98121757353">
                <text:p>755.98121757353</text:p>
                <draw:g>
                  <svg:desc>4x4.P2:4x4.P42</svg:desc>
                </draw:g>
              </table:table-cell>
              <table:table-cell office:value-type="float" office:value="755.981217575557">
                <text:p>755.981217575557</text:p>
                <draw:g>
                  <svg:desc>4x4.Q2:4x4.Q42</svg:desc>
                </draw:g>
              </table:table-cell>
              <table:table-cell office:value-type="float" office:value="755.98121757558">
                <text:p>755.98121757558</text:p>
                <draw:g>
                  <svg:desc>4x4.R2:4x4.R42</svg:desc>
                </draw:g>
              </table:table-cell>
              <table:table-cell office:value-type="float" office:value="755.981217576144">
                <text:p>755.981217576144</text:p>
                <draw:g>
                  <svg:desc>4x4.S2:4x4.S42</svg:desc>
                </draw:g>
              </table:table-cell>
              <table:table-cell office:value-type="float" office:value="894.4271909999">
                <text:p>894.4271909999</text:p>
                <draw:g>
                  <svg:desc>4x4.T2:4x4.T42</svg:desc>
                </draw:g>
              </table:table-cell>
              <table:table-cell office:value-type="float" office:value="1091.8745478799">
                <text:p>1091.8745478799</text:p>
                <draw:g>
                  <svg:desc>4x4.U2:4x4.U42</svg:desc>
                </draw:g>
              </table:table-cell>
              <table:table-cell office:value-type="float" office:value="1091.87454788149">
                <text:p>1091.87454788149</text:p>
                <draw:g>
                  <svg:desc>4x4.V2:4x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23.561944902">
                <text:p>23.561944902</text:p>
              </table:table-cell>
              <table:table-cell office:value-type="float" office:value="7.853981634">
                <text:p>7.853981634</text:p>
              </table:table-cell>
              <table:table-cell office:value-type="float" office:value="7.85613245471107">
                <text:p>7.85613245471107</text:p>
              </table:table-cell>
              <table:table-cell office:value-type="float" office:value="23.5619449044913">
                <text:p>23.5619449044913</text:p>
              </table:table-cell>
              <table:table-cell office:value-type="float" office:value="746.028414993556">
                <text:p>746.028414993556</text:p>
              </table:table-cell>
              <table:table-cell office:value-type="float" office:value="756.044412333096">
                <text:p>756.044412333096</text:p>
              </table:table-cell>
              <table:table-cell office:value-type="float" office:value="756.044412333108">
                <text:p>756.044412333108</text:p>
              </table:table-cell>
              <table:table-cell office:value-type="float" office:value="765.939811685333">
                <text:p>765.939811685333</text:p>
              </table:table-cell>
              <table:table-cell office:value-type="float" office:value="894.969252693607">
                <text:p>894.969252693607</text:p>
              </table:table-cell>
              <table:table-cell office:value-type="float" office:value="1084.53183922423">
                <text:p>1084.53183922423</text:p>
              </table:table-cell>
              <table:table-cell office:value-type="float" office:value="1084.53183922499">
                <text:p>1084.53183922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47.123889804">
                <text:p>47.123889804</text:p>
              </table:table-cell>
              <table:table-cell office:value-type="float" office:value="15.707963268">
                <text:p>15.707963268</text:p>
              </table:table-cell>
              <table:table-cell office:value-type="float" office:value="15.7251051063064">
                <text:p>15.7251051063064</text:p>
              </table:table-cell>
              <table:table-cell office:value-type="float" office:value="47.1238898817379">
                <text:p>47.1238898817379</text:p>
              </table:table-cell>
              <table:table-cell office:value-type="float" office:value="736.081127211293">
                <text:p>736.081127211293</text:p>
              </table:table-cell>
              <table:table-cell office:value-type="float" office:value="756.233962955177">
                <text:p>756.233962955177</text:p>
              </table:table-cell>
              <table:table-cell office:value-type="float" office:value="756.233962955179">
                <text:p>756.233962955179</text:p>
              </table:table-cell>
              <table:table-cell office:value-type="float" office:value="775.904479204433">
                <text:p>775.904479204433</text:p>
              </table:table-cell>
              <table:table-cell office:value-type="float" office:value="896.593246361996">
                <text:p>896.593246361996</text:p>
              </table:table-cell>
              <table:table-cell office:value-type="float" office:value="1077.25188654874">
                <text:p>1077.25188654874</text:p>
              </table:table-cell>
              <table:table-cell office:value-type="float" office:value="1077.2518865495">
                <text:p>1077.2518865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70.685834706">
                <text:p>70.685834706</text:p>
              </table:table-cell>
              <table:table-cell office:value-type="float" office:value="23.561944902">
                <text:p>23.561944902</text:p>
              </table:table-cell>
              <table:table-cell office:value-type="float" office:value="23.619435174068">
                <text:p>23.619435174068</text:p>
              </table:table-cell>
              <table:table-cell office:value-type="float" office:value="70.6858352968449">
                <text:p>70.6858352968449</text:p>
              </table:table-cell>
              <table:table-cell office:value-type="float" office:value="726.139082989028">
                <text:p>726.139082989028</text:p>
              </table:table-cell>
              <table:table-cell office:value-type="float" office:value="756.549768602202">
                <text:p>756.549768602202</text:p>
              </table:table-cell>
              <table:table-cell office:value-type="float" office:value="756.549768602208">
                <text:p>756.549768602208</text:p>
              </table:table-cell>
              <table:table-cell office:value-type="float" office:value="785.875506836514">
                <text:p>785.875506836514</text:p>
              </table:table-cell>
              <table:table-cell office:value-type="float" office:value="899.292644916685">
                <text:p>899.292644916685</text:p>
              </table:table-cell>
              <table:table-cell office:value-type="float" office:value="1070.03477530908">
                <text:p>1070.03477530908</text:p>
              </table:table-cell>
              <table:table-cell office:value-type="float" office:value="1070.03477530984">
                <text:p>1070.03477530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94.247779608">
                <text:p>94.247779608</text:p>
              </table:table-cell>
              <table:table-cell office:value-type="float" office:value="31.415926536">
                <text:p>31.415926536</text:p>
              </table:table-cell>
              <table:table-cell office:value-type="float" office:value="31.5510121158547">
                <text:p>31.5510121158547</text:p>
              </table:table-cell>
              <table:table-cell office:value-type="float" office:value="94.2477820975134">
                <text:p>94.2477820975134</text:p>
              </table:table-cell>
              <table:table-cell office:value-type="float" office:value="716.202016940474">
                <text:p>716.202016940474</text:p>
              </table:table-cell>
              <table:table-cell office:value-type="float" office:value="756.991661579962">
                <text:p>756.991661579962</text:p>
              </table:table-cell>
              <table:table-cell office:value-type="float" office:value="756.991661579975">
                <text:p>756.991661579975</text:p>
              </table:table-cell>
              <table:table-cell office:value-type="float" office:value="795.853185800305">
                <text:p>795.853185800305</text:p>
              </table:table-cell>
              <table:table-cell office:value-type="float" office:value="903.05672461069">
                <text:p>903.05672461069</text:p>
              </table:table-cell>
              <table:table-cell office:value-type="float" office:value="1062.88062310426">
                <text:p>1062.88062310426</text:p>
              </table:table-cell>
              <table:table-cell office:value-type="float" office:value="1062.88062310503">
                <text:p>1062.88062310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117.80972451">
                <text:p>117.80972451</text:p>
              </table:table-cell>
              <table:table-cell office:value-type="float" office:value="39.26990817">
                <text:p>39.26990817</text:p>
              </table:table-cell>
              <table:table-cell office:value-type="float" office:value="39.5308256143946">
                <text:p>39.5308256143946</text:p>
              </table:table-cell>
              <table:table-cell office:value-type="float" office:value="117.809732106291">
                <text:p>117.809732106291</text:p>
              </table:table-cell>
              <table:table-cell office:value-type="float" office:value="706.269669917944">
                <text:p>706.269669917944</text:p>
              </table:table-cell>
              <table:table-cell office:value-type="float" office:value="757.559407894689">
                <text:p>757.559407894689</text:p>
              </table:table-cell>
              <table:table-cell office:value-type="float" office:value="757.559407894711">
                <text:p>757.559407894711</text:p>
              </table:table-cell>
              <table:table-cell office:value-type="float" office:value="805.837811529857">
                <text:p>805.837811529857</text:p>
              </table:table-cell>
              <table:table-cell office:value-type="float" office:value="907.870788863212">
                <text:p>907.870788863212</text:p>
              </table:table-cell>
              <table:table-cell office:value-type="float" office:value="1055.78958006426">
                <text:p>1055.78958006426</text:p>
              </table:table-cell>
              <table:table-cell office:value-type="float" office:value="1055.78958006501">
                <text:p>1055.78958006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141.371669412">
                <text:p>141.371669412</text:p>
              </table:table-cell>
              <table:table-cell office:value-type="float" office:value="47.123889804">
                <text:p>47.123889804</text:p>
              </table:table-cell>
              <table:table-cell office:value-type="float" office:value="47.5687399057241">
                <text:p>47.5687399057241</text:p>
              </table:table-cell>
              <table:table-cell office:value-type="float" office:value="141.371688309716">
                <text:p>141.371688309716</text:p>
              </table:table-cell>
              <table:table-cell office:value-type="float" office:value="696.341789425139">
                <text:p>696.341789425139</text:p>
              </table:table-cell>
              <table:table-cell office:value-type="float" office:value="758.252708024442">
                <text:p>758.252708024442</text:p>
              </table:table-cell>
              <table:table-cell office:value-type="float" office:value="758.252708024461">
                <text:p>758.252708024461</text:p>
              </table:table-cell>
              <table:table-cell office:value-type="float" office:value="815.829683383982">
                <text:p>815.829683383982</text:p>
              </table:table-cell>
              <table:table-cell office:value-type="float" office:value="913.716465844262">
                <text:p>913.716465844262</text:p>
              </table:table-cell>
              <table:table-cell office:value-type="float" office:value="1048.761829183">
                <text:p>1048.761829183</text:p>
              </table:table-cell>
              <table:table-cell office:value-type="float" office:value="1048.76182918376">
                <text:p>1048.76182918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164.933614314">
                <text:p>164.933614314</text:p>
              </table:table-cell>
              <table:table-cell office:value-type="float" office:value="54.977871438">
                <text:p>54.977871438</text:p>
              </table:table-cell>
              <table:table-cell office:value-type="float" office:value="55.6733229708074">
                <text:p>55.6733229708074</text:p>
              </table:table-cell>
              <table:table-cell office:value-type="float" office:value="164.933655148726">
                <text:p>164.933655148726</text:p>
              </table:table-cell>
              <table:table-cell office:value-type="float" office:value="686.418130061073">
                <text:p>686.418130061073</text:p>
              </table:table-cell>
              <table:table-cell office:value-type="float" office:value="759.071197901175">
                <text:p>759.071197901175</text:p>
              </table:table-cell>
              <table:table-cell office:value-type="float" office:value="759.071197901192">
                <text:p>759.071197901192</text:p>
              </table:table-cell>
              <table:table-cell office:value-type="float" office:value="825.829104361402">
                <text:p>825.829104361402</text:p>
              </table:table-cell>
              <table:table-cell office:value-type="float" office:value="920.572065761012">
                <text:p>920.572065761012</text:p>
              </table:table-cell>
              <table:table-cell office:value-type="float" office:value="1041.79758660007">
                <text:p>1041.79758660007</text:p>
              </table:table-cell>
              <table:table-cell office:value-type="float" office:value="1041.79758660082">
                <text:p>1041.79758660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188.495559216">
                <text:p>188.495559216</text:p>
              </table:table-cell>
              <table:table-cell office:value-type="float" office:value="62.831853072">
                <text:p>62.831853072</text:p>
              </table:table-cell>
              <table:table-cell office:value-type="float" office:value="63.851734807871">
                <text:p>63.851734807871</text:p>
              </table:table-cell>
              <table:table-cell office:value-type="float" office:value="188.495638805777">
                <text:p>188.495638805777</text:p>
              </table:table-cell>
              <table:table-cell office:value-type="float" office:value="676.49845399965">
                <text:p>676.49845399965</text:p>
              </table:table-cell>
              <table:table-cell office:value-type="float" office:value="760.01445009697">
                <text:p>760.01445009697</text:p>
              </table:table-cell>
              <table:table-cell office:value-type="float" office:value="760.014450096995">
                <text:p>760.014450096995</text:p>
              </table:table-cell>
              <table:table-cell office:value-type="float" office:value="835.836380819607">
                <text:p>835.836380819607</text:p>
              </table:table-cell>
              <table:table-cell office:value-type="float" office:value="928.4129819511">
                <text:p>928.4129819511</text:p>
              </table:table-cell>
              <table:table-cell office:value-type="float" office:value="1034.89710183279">
                <text:p>1034.89710183279</text:p>
              </table:table-cell>
              <table:table-cell office:value-type="float" office:value="1034.89710183354">
                <text:p>1034.8971018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212.057504118">
                <text:p>212.057504118</text:p>
              </table:table-cell>
              <table:table-cell office:value-type="float" office:value="70.685834706">
                <text:p>70.685834706</text:p>
              </table:table-cell>
              <table:table-cell office:value-type="float" office:value="72.1096746400473">
                <text:p>72.1096746400473</text:p>
              </table:table-cell>
              <table:table-cell office:value-type="float" office:value="212.057647492349">
                <text:p>212.057647492349</text:p>
              </table:table-cell>
              <table:table-cell office:value-type="float" office:value="666.58253150905">
                <text:p>666.58253150905</text:p>
              </table:table-cell>
              <table:table-cell office:value-type="float" office:value="761.081975205637">
                <text:p>761.081975205637</text:p>
              </table:table-cell>
              <table:table-cell office:value-type="float" office:value="761.081975205664">
                <text:p>761.081975205664</text:p>
              </table:table-cell>
              <table:table-cell office:value-type="float" office:value="845.851822194019">
                <text:p>845.851822194019</text:p>
              </table:table-cell>
              <table:table-cell office:value-type="float" office:value="937.212119262729">
                <text:p>937.212119262729</text:p>
              </table:table-cell>
              <table:table-cell office:value-type="float" office:value="1028.06065796084">
                <text:p>1028.06065796084</text:p>
              </table:table-cell>
              <table:table-cell office:value-type="float" office:value="1028.06065796159">
                <text:p>1028.06065796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235.61944902">
                <text:p>235.61944902</text:p>
              </table:table-cell>
              <table:table-cell office:value-type="float" office:value="78.53981634">
                <text:p>78.53981634</text:p>
              </table:table-cell>
              <table:table-cell office:value-type="float" office:value="80.4513830298817">
                <text:p>80.4513830298817</text:p>
              </table:table-cell>
              <table:table-cell office:value-type="float" office:value="235.619691732729">
                <text:p>235.619691732729</text:p>
              </table:table-cell>
              <table:table-cell office:value-type="float" office:value="656.670141516051">
                <text:p>656.670141516051</text:p>
              </table:table-cell>
              <table:table-cell office:value-type="float" office:value="762.27322341016">
                <text:p>762.27322341016</text:p>
              </table:table-cell>
              <table:table-cell office:value-type="float" office:value="762.273223410193">
                <text:p>762.273223410193</text:p>
              </table:table-cell>
              <table:table-cell office:value-type="float" office:value="855.875740715769">
                <text:p>855.875740715769</text:p>
              </table:table-cell>
              <table:table-cell office:value-type="float" office:value="946.940333711034">
                <text:p>946.940333711034</text:p>
              </table:table-cell>
              <table:table-cell office:value-type="float" office:value="1021.28857176496">
                <text:p>1021.28857176496</text:p>
              </table:table-cell>
              <table:table-cell office:value-type="float" office:value="1021.2885717657">
                <text:p>1021.2885717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259.181393922">
                <text:p>259.181393922</text:p>
              </table:table-cell>
              <table:table-cell office:value-type="float" office:value="86.393797974">
                <text:p>86.393797974</text:p>
              </table:table-cell>
              <table:table-cell office:value-type="float" office:value="88.8796919643004">
                <text:p>88.8796919643004</text:p>
              </table:table-cell>
              <table:table-cell office:value-type="float" office:value="259.181784648158">
                <text:p>259.181784648158</text:p>
              </table:table-cell>
              <table:table-cell office:value-type="float" office:value="646.761072220502">
                <text:p>646.761072220502</text:p>
              </table:table-cell>
              <table:table-cell office:value-type="float" office:value="763.587586225685">
                <text:p>763.587586225685</text:p>
              </table:table-cell>
              <table:table-cell office:value-type="float" office:value="763.587586225732">
                <text:p>763.587586225732</text:p>
              </table:table-cell>
              <table:table-cell office:value-type="float" office:value="865.908451124871">
                <text:p>865.908451124871</text:p>
              </table:table-cell>
              <table:table-cell office:value-type="float" office:value="957.566868838861">
                <text:p>957.566868838861</text:p>
              </table:table-cell>
              <table:table-cell office:value-type="float" office:value="1014.58119382143">
                <text:p>1014.58119382143</text:p>
              </table:table-cell>
              <table:table-cell office:value-type="float" office:value="1014.58119382216">
                <text:p>1014.58119382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282.743338824">
                <text:p>282.743338824</text:p>
              </table:table-cell>
              <table:table-cell office:value-type="float" office:value="94.247779608">
                <text:p>94.247779608</text:p>
              </table:table-cell>
              <table:table-cell office:value-type="float" office:value="97.3961140389095">
                <text:p>97.3961140389095</text:p>
              </table:table-cell>
              <table:table-cell office:value-type="float" office:value="282.74394223661">
                <text:p>282.74394223661</text:p>
              </table:table-cell>
              <table:table-cell office:value-type="float" office:value="636.855121766331">
                <text:p>636.855121766331</text:p>
              </table:table-cell>
              <table:table-cell office:value-type="float" office:value="765.024398405699">
                <text:p>765.024398405699</text:p>
              </table:table-cell>
              <table:table-cell office:value-type="float" office:value="765.024398405755">
                <text:p>765.024398405755</text:p>
              </table:table-cell>
              <table:table-cell office:value-type="float" office:value="875.950270376627">
                <text:p>875.950270376627</text:p>
              </table:table-cell>
              <table:table-cell office:value-type="float" office:value="969.059776321767">
                <text:p>969.059776321767</text:p>
              </table:table-cell>
              <table:table-cell office:value-type="float" office:value="1007.93890855387">
                <text:p>1007.93890855387</text:p>
              </table:table-cell>
              <table:table-cell office:value-type="float" office:value="1007.93890855461">
                <text:p>1007.93890855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306.305283726">
                <text:p>306.305283726</text:p>
              </table:table-cell>
              <table:table-cell office:value-type="float" office:value="102.101761242">
                <text:p>102.101761242</text:p>
              </table:table-cell>
              <table:table-cell office:value-type="float" office:value="106.00096098952">
                <text:p>106.00096098952</text:p>
              </table:table-cell>
              <table:table-cell office:value-type="float" office:value="306.306183651898">
                <text:p>306.306183651898</text:p>
              </table:table-cell>
              <table:table-cell office:value-type="float" office:value="626.952098974903">
                <text:p>626.952098974903</text:p>
              </table:table-cell>
              <table:table-cell office:value-type="float" office:value="766.582939999341">
                <text:p>766.582939999341</text:p>
              </table:table-cell>
              <table:table-cell office:value-type="float" office:value="766.582939999405">
                <text:p>766.582939999405</text:p>
              </table:table-cell>
              <table:table-cell office:value-type="float" office:value="886.00151733833">
                <text:p>886.00151733833</text:p>
              </table:table-cell>
              <table:table-cell office:value-type="float" office:value="981.386310861971">
                <text:p>981.386310861971</text:p>
              </table:table-cell>
              <table:table-cell office:value-type="float" office:value="1001.36213424362">
                <text:p>1001.36213424362</text:p>
              </table:table-cell>
              <table:table-cell office:value-type="float" office:value="1001.36213424435">
                <text:p>1001.36213424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329.867228628">
                <text:p>329.867228628</text:p>
              </table:table-cell>
              <table:table-cell office:value-type="float" office:value="109.955742876">
                <text:p>109.955742876</text:p>
              </table:table-cell>
              <table:table-cell office:value-type="float" office:value="114.693481839654">
                <text:p>114.693481839654</text:p>
              </table:table-cell>
              <table:table-cell office:value-type="float" office:value="329.86853147895">
                <text:p>329.86853147895</text:p>
              </table:table-cell>
              <table:table-cell office:value-type="float" office:value="617.051824148035">
                <text:p>617.051824148035</text:p>
              </table:table-cell>
              <table:table-cell office:value-type="float" office:value="768.262438546229">
                <text:p>768.262438546229</text:p>
              </table:table-cell>
              <table:table-cell office:value-type="float" office:value="768.262438546299">
                <text:p>768.262438546299</text:p>
              </table:table-cell>
              <table:table-cell office:value-type="float" office:value="896.062512473348">
                <text:p>896.062512473348</text:p>
              </table:table-cell>
              <table:table-cell office:value-type="float" office:value="994.51329205146">
                <text:p>994.51329205146</text:p>
              </table:table-cell>
              <table:table-cell office:value-type="float" office:value="994.851322999703">
                <text:p>994.851322999703</text:p>
              </table:table-cell>
              <table:table-cell office:value-type="float" office:value="994.851323000426">
                <text:p>994.851323000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353.42917353">
                <text:p>353.42917353</text:p>
              </table:table-cell>
              <table:table-cell office:value-type="float" office:value="117.80972451">
                <text:p>117.80972451</text:p>
              </table:table-cell>
              <table:table-cell office:value-type="float" office:value="123.472011654199">
                <text:p>123.472011654199</text:p>
              </table:table-cell>
              <table:table-cell office:value-type="float" office:value="353.431012007018">
                <text:p>353.431012007018</text:p>
              </table:table-cell>
              <table:table-cell office:value-type="float" office:value="607.154129948535">
                <text:p>607.154129948535</text:p>
              </table:table-cell>
              <table:table-cell office:value-type="float" office:value="770.062071395216">
                <text:p>770.062071395216</text:p>
              </table:table-cell>
              <table:table-cell office:value-type="float" office:value="770.062071395303">
                <text:p>770.062071395303</text:p>
              </table:table-cell>
              <table:table-cell office:value-type="float" office:value="906.133577510011">
                <text:p>906.133577510011</text:p>
              </table:table-cell>
              <table:table-cell office:value-type="float" office:value="988.406960689563">
                <text:p>988.406960689563</text:p>
              </table:table-cell>
              <table:table-cell office:value-type="float" office:value="988.406960690285">
                <text:p>988.406960690285</text:p>
              </table:table-cell>
              <table:table-cell office:value-type="float" office:value="1008.40742842973">
                <text:p>1008.40742842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376.991118432">
                <text:p>376.991118432</text:p>
              </table:table-cell>
              <table:table-cell office:value-type="float" office:value="125.663706144">
                <text:p>125.663706144</text:p>
              </table:table-cell>
              <table:table-cell office:value-type="float" office:value="132.334123086931">
                <text:p>132.334123086931</text:p>
              </table:table-cell>
              <table:table-cell office:value-type="float" office:value="376.993655499397">
                <text:p>376.993655499397</text:p>
              </table:table-cell>
              <table:table-cell office:value-type="float" office:value="597.258862366159">
                <text:p>597.258862366159</text:p>
              </table:table-cell>
              <table:table-cell office:value-type="float" office:value="771.980968132754">
                <text:p>771.980968132754</text:p>
              </table:table-cell>
              <table:table-cell office:value-type="float" office:value="771.980968132853">
                <text:p>771.980968132853</text:p>
              </table:table-cell>
              <table:table-cell office:value-type="float" office:value="916.215035091574">
                <text:p>916.215035091574</text:p>
              </table:table-cell>
              <table:table-cell office:value-type="float" office:value="982.029566831274">
                <text:p>982.029566831274</text:p>
              </table:table-cell>
              <table:table-cell office:value-type="float" office:value="982.029566831987">
                <text:p>982.029566831987</text:p>
              </table:table-cell>
              <table:table-cell office:value-type="float" office:value="1023.03560126004">
                <text:p>1023.03560126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400.553063334">
                <text:p>400.553063334</text:p>
              </table:table-cell>
              <table:table-cell office:value-type="float" office:value="133.517687778">
                <text:p>133.517687778</text:p>
              </table:table-cell>
              <table:table-cell office:value-type="float" office:value="141.276774372646">
                <text:p>141.276774372646</text:p>
              </table:table-cell>
              <table:table-cell office:value-type="float" office:value="400.556496460136">
                <text:p>400.556496460136</text:p>
              </table:table-cell>
              <table:table-cell office:value-type="float" office:value="587.365881778602">
                <text:p>587.365881778602</text:p>
              </table:table-cell>
              <table:table-cell office:value-type="float" office:value="774.018213106234">
                <text:p>774.018213106234</text:p>
              </table:table-cell>
              <table:table-cell office:value-type="float" office:value="774.018213106343">
                <text:p>774.018213106343</text:p>
              </table:table-cell>
              <table:table-cell office:value-type="float" office:value="926.307208404434">
                <text:p>926.307208404434</text:p>
              </table:table-cell>
              <table:table-cell office:value-type="float" office:value="975.71969444755">
                <text:p>975.71969444755</text:p>
              </table:table-cell>
              <table:table-cell office:value-type="float" office:value="975.719694448257">
                <text:p>975.719694448257</text:p>
              </table:table-cell>
              <table:table-cell office:value-type="float" office:value="1038.36510749671">
                <text:p>1038.36510749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424.115008236">
                <text:p>424.115008236</text:p>
              </table:table-cell>
              <table:table-cell office:value-type="float" office:value="141.371669412">
                <text:p>141.371669412</text:p>
              </table:table-cell>
              <table:table-cell office:value-type="float" office:value="150.296448942009">
                <text:p>150.296448942009</text:p>
              </table:table-cell>
              <table:table-cell office:value-type="float" office:value="424.11957389713">
                <text:p>424.11957389713</text:p>
              </table:table-cell>
              <table:table-cell office:value-type="float" office:value="577.475064117473">
                <text:p>577.475064117473</text:p>
              </table:table-cell>
              <table:table-cell office:value-type="float" office:value="776.172848028137">
                <text:p>776.172848028137</text:p>
              </table:table-cell>
              <table:table-cell office:value-type="float" office:value="776.172848028251">
                <text:p>776.172848028251</text:p>
              </table:table-cell>
              <table:table-cell office:value-type="float" office:value="936.410420780247">
                <text:p>936.410420780247</text:p>
              </table:table-cell>
              <table:table-cell office:value-type="float" office:value="969.477929882172">
                <text:p>969.477929882172</text:p>
              </table:table-cell>
              <table:table-cell office:value-type="float" office:value="969.477929882874">
                <text:p>969.477929882874</text:p>
              </table:table-cell>
              <table:table-cell office:value-type="float" office:value="1054.36386296977">
                <text:p>1054.36386296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447.676953138">
                <text:p>447.676953138</text:p>
              </table:table-cell>
              <table:table-cell office:value-type="float" office:value="149.225651046">
                <text:p>149.225651046</text:p>
              </table:table-cell>
              <table:table-cell office:value-type="float" office:value="159.389283302787">
                <text:p>159.389283302787</text:p>
              </table:table-cell>
              <table:table-cell office:value-type="float" office:value="447.682931581584">
                <text:p>447.682931581584</text:p>
              </table:table-cell>
              <table:table-cell office:value-type="float" office:value="567.586302149973">
                <text:p>567.586302149973</text:p>
              </table:table-cell>
              <table:table-cell office:value-type="float" office:value="778.443874646028">
                <text:p>778.443874646028</text:p>
              </table:table-cell>
              <table:table-cell office:value-type="float" office:value="778.44387464617">
                <text:p>778.44387464617</text:p>
              </table:table-cell>
              <table:table-cell office:value-type="float" office:value="946.524995268665">
                <text:p>946.524995268665</text:p>
              </table:table-cell>
              <table:table-cell office:value-type="float" office:value="963.30489257891">
                <text:p>963.30489257891</text:p>
              </table:table-cell>
              <table:table-cell office:value-type="float" office:value="963.304892579601">
                <text:p>963.304892579601</text:p>
              </table:table-cell>
              <table:table-cell office:value-type="float" office:value="1071.0005679703">
                <text:p>1071.000567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5">
                <text:p>0.500000000001625</text:p>
              </table:table-cell>
              <table:table-cell office:value-type="float" office:value="471.23889804">
                <text:p>471.23889804</text:p>
              </table:table-cell>
              <table:table-cell office:value-type="float" office:value="157.07963268">
                <text:p>157.07963268</text:p>
              </table:table-cell>
              <table:table-cell office:value-type="float" office:value="168.551181131576">
                <text:p>168.551181131576</text:p>
              </table:table-cell>
              <table:table-cell office:value-type="float" office:value="471.246618303801">
                <text:p>471.246618303801</text:p>
              </table:table-cell>
              <table:table-cell office:value-type="float" office:value="557.699506888279">
                <text:p>557.699506888279</text:p>
              </table:table-cell>
              <table:table-cell office:value-type="float" office:value="780.830257464623">
                <text:p>780.830257464623</text:p>
              </table:table-cell>
              <table:table-cell office:value-type="float" office:value="780.830257464772">
                <text:p>780.830257464772</text:p>
              </table:table-cell>
              <table:table-cell office:value-type="float" office:value="956.651254175329">
                <text:p>956.651254175329</text:p>
              </table:table-cell>
              <table:table-cell office:value-type="float" office:value="957.201234822558">
                <text:p>957.201234822558</text:p>
              </table:table-cell>
              <table:table-cell office:value-type="float" office:value="957.201234823243">
                <text:p>957.201234823243</text:p>
              </table:table-cell>
              <table:table-cell office:value-type="float" office:value="1088.24483821269">
                <text:p>1088.24483821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494.800842942">
                <text:p>494.800842942</text:p>
              </table:table-cell>
              <table:table-cell office:value-type="float" office:value="164.933614314">
                <text:p>164.933614314</text:p>
              </table:table-cell>
              <table:table-cell office:value-type="float" office:value="177.777912611098">
                <text:p>177.777912611098</text:p>
              </table:table-cell>
              <table:table-cell office:value-type="float" office:value="494.810688124616">
                <text:p>494.810688124616</text:p>
              </table:table-cell>
              <table:table-cell office:value-type="float" office:value="547.814609139603">
                <text:p>547.814609139603</text:p>
              </table:table-cell>
              <table:table-cell office:value-type="float" office:value="783.330926505252">
                <text:p>783.330926505252</text:p>
              </table:table-cell>
              <table:table-cell office:value-type="float" office:value="783.330926505418">
                <text:p>783.330926505418</text:p>
              </table:table-cell>
              <table:table-cell office:value-type="float" office:value="951.167641442178">
                <text:p>951.167641442178</text:p>
              </table:table-cell>
              <table:table-cell office:value-type="float" office:value="951.167641442854">
                <text:p>951.167641442854</text:p>
              </table:table-cell>
              <table:table-cell office:value-type="float" office:value="966.789518561057">
                <text:p>966.789518561057</text:p>
              </table:table-cell>
              <table:table-cell office:value-type="float" office:value="1106.06730462232">
                <text:p>1106.06730462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518.362787844">
                <text:p>518.362787844</text:p>
              </table:table-cell>
              <table:table-cell office:value-type="float" office:value="172.787595948">
                <text:p>172.787595948</text:p>
              </table:table-cell>
              <table:table-cell office:value-type="float" office:value="187.065198905818">
                <text:p>187.065198905818</text:p>
              </table:table-cell>
              <table:table-cell office:value-type="float" office:value="518.375200622893">
                <text:p>518.375200622893</text:p>
              </table:table-cell>
              <table:table-cell office:value-type="float" office:value="537.931561211828">
                <text:p>537.931561211828</text:p>
              </table:table-cell>
              <table:table-cell office:value-type="float" office:value="785.944780089992">
                <text:p>785.944780089992</text:p>
              </table:table-cell>
              <table:table-cell office:value-type="float" office:value="785.944780090162">
                <text:p>785.944780090162</text:p>
              </table:table-cell>
              <table:table-cell office:value-type="float" office:value="945.204829475631">
                <text:p>945.204829475631</text:p>
              </table:table-cell>
              <table:table-cell office:value-type="float" office:value="945.204829476298">
                <text:p>945.204829476298</text:p>
              </table:table-cell>
              <table:table-cell office:value-type="float" office:value="976.940107696041">
                <text:p>976.940107696041</text:p>
              </table:table-cell>
              <table:table-cell office:value-type="float" office:value="1124.43968561157">
                <text:p>1124.439685611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541.924732746">
                <text:p>541.924732746</text:p>
              </table:table-cell>
              <table:table-cell office:value-type="float" office:value="180.641577582">
                <text:p>180.641577582</text:p>
              </table:table-cell>
              <table:table-cell office:value-type="float" office:value="196.408782313912">
                <text:p>196.408782313912</text:p>
              </table:table-cell>
              <table:table-cell office:value-type="float" office:value="528.050338788157">
                <text:p>528.050338788157</text:p>
              </table:table-cell>
              <table:table-cell office:value-type="float" office:value="541.940221138578">
                <text:p>541.940221138578</text:p>
              </table:table-cell>
              <table:table-cell office:value-type="float" office:value="788.670687636701">
                <text:p>788.670687636701</text:p>
              </table:table-cell>
              <table:table-cell office:value-type="float" office:value="788.670687636895">
                <text:p>788.670687636895</text:p>
              </table:table-cell>
              <table:table-cell office:value-type="float" office:value="939.313547794803">
                <text:p>939.313547794803</text:p>
              </table:table-cell>
              <table:table-cell office:value-type="float" office:value="939.313547795468">
                <text:p>939.313547795468</text:p>
              </table:table-cell>
              <table:table-cell office:value-type="float" office:value="987.103338463294">
                <text:p>987.103338463294</text:p>
              </table:table-cell>
              <table:table-cell office:value-type="float" office:value="1143.33483551941">
                <text:p>1143.33483551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565.486677648">
                <text:p>565.486677648</text:p>
              </table:table-cell>
              <table:table-cell office:value-type="float" office:value="188.495559216">
                <text:p>188.495559216</text:p>
              </table:table-cell>
              <table:table-cell office:value-type="float" office:value="205.804483072305">
                <text:p>205.804483072305</text:p>
              </table:table-cell>
              <table:table-cell office:value-type="float" office:value="518.170942989625">
                <text:p>518.170942989625</text:p>
              </table:table-cell>
              <table:table-cell office:value-type="float" office:value="565.505821011094">
                <text:p>565.505821011094</text:p>
              </table:table-cell>
              <table:table-cell office:value-type="float" office:value="791.50749245317">
                <text:p>791.50749245317</text:p>
              </table:table-cell>
              <table:table-cell office:value-type="float" office:value="791.507492453366">
                <text:p>791.507492453366</text:p>
              </table:table-cell>
              <table:table-cell office:value-type="float" office:value="933.494576690426">
                <text:p>933.494576690426</text:p>
              </table:table-cell>
              <table:table-cell office:value-type="float" office:value="933.49457669107">
                <text:p>933.49457669107</text:p>
              </table:table-cell>
              <table:table-cell office:value-type="float" office:value="997.27952470407">
                <text:p>997.27952470407</text:p>
              </table:table-cell>
              <table:table-cell office:value-type="float" office:value="1162.72677275457">
                <text:p>1162.72677275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589.04862255">
                <text:p>589.04862255</text:p>
              </table:table-cell>
              <table:table-cell office:value-type="float" office:value="196.34954085">
                <text:p>196.34954085</text:p>
              </table:table-cell>
              <table:table-cell office:value-type="float" office:value="215.248244062211">
                <text:p>215.248244062211</text:p>
              </table:table-cell>
              <table:table-cell office:value-type="float" office:value="508.293402641685">
                <text:p>508.293402641685</text:p>
              </table:table-cell>
              <table:table-cell office:value-type="float" office:value="589.072077813308">
                <text:p>589.072077813308</text:p>
              </table:table-cell>
              <table:table-cell office:value-type="float" office:value="794.454014518287">
                <text:p>794.454014518287</text:p>
              </table:table-cell>
              <table:table-cell office:value-type="float" office:value="794.454014518509">
                <text:p>794.454014518509</text:p>
              </table:table-cell>
              <table:table-cell office:value-type="float" office:value="927.748727415263">
                <text:p>927.748727415263</text:p>
              </table:table-cell>
              <table:table-cell office:value-type="float" office:value="927.748727415906">
                <text:p>927.748727415906</text:p>
              </table:table-cell>
              <table:table-cell office:value-type="float" office:value="1007.46897649782">
                <text:p>1007.46897649782</text:p>
              </table:table-cell>
              <table:table-cell office:value-type="float" office:value="1182.5906909505">
                <text:p>1182.5906909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612.610567452">
                <text:p>612.610567452</text:p>
              </table:table-cell>
              <table:table-cell office:value-type="float" office:value="204.203522484">
                <text:p>204.203522484</text:p>
              </table:table-cell>
              <table:table-cell office:value-type="float" office:value="224.736164811227">
                <text:p>224.736164811227</text:p>
              </table:table-cell>
              <table:table-cell office:value-type="float" office:value="498.417776765238">
                <text:p>498.417776765238</text:p>
              </table:table-cell>
              <table:table-cell office:value-type="float" office:value="612.639075580268">
                <text:p>612.639075580268</text:p>
              </table:table-cell>
              <table:table-cell office:value-type="float" office:value="797.509053239755">
                <text:p>797.509053239755</text:p>
              </table:table-cell>
              <table:table-cell office:value-type="float" office:value="797.509053239984">
                <text:p>797.509053239984</text:p>
              </table:table-cell>
              <table:table-cell office:value-type="float" office:value="922.076841684267">
                <text:p>922.076841684267</text:p>
              </table:table-cell>
              <table:table-cell office:value-type="float" office:value="922.076841684897">
                <text:p>922.076841684897</text:p>
              </table:table-cell>
              <table:table-cell office:value-type="float" office:value="1017.67199936725">
                <text:p>1017.67199936725</text:p>
              </table:table-cell>
              <table:table-cell office:value-type="float" office:value="1202.90295614427">
                <text:p>1202.90295614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636.172512354">
                <text:p>636.172512354</text:p>
              </table:table-cell>
              <table:table-cell office:value-type="float" office:value="212.057504118">
                <text:p>212.057504118</text:p>
              </table:table-cell>
              <table:table-cell office:value-type="float" office:value="234.264526216374">
                <text:p>234.264526216374</text:p>
              </table:table-cell>
              <table:table-cell office:value-type="float" office:value="488.544157311565">
                <text:p>488.544157311565</text:p>
              </table:table-cell>
              <table:table-cell office:value-type="float" office:value="636.206905033337">
                <text:p>636.206905033337</text:p>
              </table:table-cell>
              <table:table-cell office:value-type="float" office:value="800.67139017781">
                <text:p>800.67139017781</text:p>
              </table:table-cell>
              <table:table-cell office:value-type="float" office:value="800.671390178056">
                <text:p>800.671390178056</text:p>
              </table:table-cell>
              <table:table-cell office:value-type="float" office:value="916.479791129822">
                <text:p>916.479791129822</text:p>
              </table:table-cell>
              <table:table-cell office:value-type="float" office:value="916.479791130439">
                <text:p>916.479791130439</text:p>
              </table:table-cell>
              <table:table-cell office:value-type="float" office:value="1027.88889339867">
                <text:p>1027.88889339867</text:p>
              </table:table-cell>
              <table:table-cell office:value-type="float" office:value="1223.6410926698">
                <text:p>1223.6410926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659.734457256">
                <text:p>659.734457256</text:p>
              </table:table-cell>
              <table:table-cell office:value-type="float" office:value="219.911485752">
                <text:p>219.911485752</text:p>
              </table:table-cell>
              <table:table-cell office:value-type="float" office:value="243.829807385223">
                <text:p>243.829807385223</text:p>
              </table:table-cell>
              <table:table-cell office:value-type="float" office:value="478.672672164564">
                <text:p>478.672672164564</text:p>
              </table:table-cell>
              <table:table-cell office:value-type="float" office:value="659.775663798971">
                <text:p>659.775663798971</text:p>
              </table:table-cell>
              <table:table-cell office:value-type="float" office:value="803.939791726349">
                <text:p>803.939791726349</text:p>
              </table:table-cell>
              <table:table-cell office:value-type="float" office:value="803.939791726618">
                <text:p>803.939791726618</text:p>
              </table:table-cell>
              <table:table-cell office:value-type="float" office:value="910.958476710568">
                <text:p>910.958476710568</text:p>
              </table:table-cell>
              <table:table-cell office:value-type="float" office:value="910.958476711173">
                <text:p>910.958476711173</text:p>
              </table:table-cell>
              <table:table-cell office:value-type="float" office:value="1038.11995226594">
                <text:p>1038.11995226594</text:p>
              </table:table-cell>
              <table:table-cell office:value-type="float" office:value="1226.09854160056">
                <text:p>1226.09854160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683.296402158">
                <text:p>683.296402158</text:p>
              </table:table-cell>
              <table:table-cell office:value-type="float" office:value="227.765467386">
                <text:p>227.765467386</text:p>
              </table:table-cell>
              <table:table-cell office:value-type="float" office:value="253.428695901442">
                <text:p>253.428695901442</text:p>
              </table:table-cell>
              <table:table-cell office:value-type="float" office:value="468.803488432341">
                <text:p>468.803488432341</text:p>
              </table:table-cell>
              <table:table-cell office:value-type="float" office:value="683.345456622289">
                <text:p>683.345456622289</text:p>
              </table:table-cell>
              <table:table-cell office:value-type="float" office:value="807.313011742556">
                <text:p>807.313011742556</text:p>
              </table:table-cell>
              <table:table-cell office:value-type="float" office:value="807.313011742833">
                <text:p>807.313011742833</text:p>
              </table:table-cell>
              <table:table-cell office:value-type="float" office:value="905.513828071362">
                <text:p>905.513828071362</text:p>
              </table:table-cell>
              <table:table-cell office:value-type="float" office:value="905.513828071958">
                <text:p>905.513828071958</text:p>
              </table:table-cell>
              <table:table-cell office:value-type="float" office:value="1048.36546214464">
                <text:p>1048.36546214464</text:p>
              </table:table-cell>
              <table:table-cell office:value-type="float" office:value="1202.45694968708">
                <text:p>1202.45694968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706.85834706">
                <text:p>706.85834706</text:p>
              </table:table-cell>
              <table:table-cell office:value-type="float" office:value="235.61944902">
                <text:p>235.61944902</text:p>
              </table:table-cell>
              <table:table-cell office:value-type="float" office:value="263.058092709321">
                <text:p>263.058092709321</text:p>
              </table:table-cell>
              <table:table-cell office:value-type="float" office:value="458.936816053185">
                <text:p>458.936816053185</text:p>
              </table:table-cell>
              <table:table-cell office:value-type="float" office:value="706.916395575439">
                <text:p>706.916395575439</text:p>
              </table:table-cell>
              <table:table-cell office:value-type="float" office:value="810.789794118118">
                <text:p>810.789794118118</text:p>
              </table:table-cell>
              <table:table-cell office:value-type="float" office:value="810.789794118408">
                <text:p>810.789794118408</text:p>
              </table:table-cell>
              <table:table-cell office:value-type="float" office:value="900.146802852338">
                <text:p>900.146802852338</text:p>
              </table:table-cell>
              <table:table-cell office:value-type="float" office:value="900.146802852922">
                <text:p>900.146802852922</text:p>
              </table:table-cell>
              <table:table-cell office:value-type="float" office:value="1058.62570050098">
                <text:p>1058.62570050098</text:p>
              </table:table-cell>
              <table:table-cell office:value-type="float" office:value="1178.82117096727">
                <text:p>1178.82117096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730.420291962">
                <text:p>730.420291962</text:p>
              </table:table-cell>
              <table:table-cell office:value-type="float" office:value="243.473430654">
                <text:p>243.473430654</text:p>
              </table:table-cell>
              <table:table-cell office:value-type="float" office:value="272.715112680721">
                <text:p>272.715112680721</text:p>
              </table:table-cell>
              <table:table-cell office:value-type="float" office:value="449.072911741532">
                <text:p>449.072911741532</text:p>
              </table:table-cell>
              <table:table-cell office:value-type="float" office:value="730.488600260219">
                <text:p>730.488600260219</text:p>
              </table:table-cell>
              <table:table-cell office:value-type="float" office:value="814.368875285201">
                <text:p>814.368875285201</text:p>
              </table:table-cell>
              <table:table-cell office:value-type="float" office:value="814.368875285509">
                <text:p>814.368875285509</text:p>
              </table:table-cell>
              <table:table-cell office:value-type="float" office:value="894.858385944738">
                <text:p>894.858385944738</text:p>
              </table:table-cell>
              <table:table-cell office:value-type="float" office:value="894.858385945311">
                <text:p>894.858385945311</text:p>
              </table:table-cell>
              <table:table-cell office:value-type="float" office:value="1068.90093473804">
                <text:p>1068.90093473804</text:p>
              </table:table-cell>
              <table:table-cell office:value-type="float" office:value="1155.19089142505">
                <text:p>1155.19089142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753.982236864">
                <text:p>753.982236864</text:p>
              </table:table-cell>
              <table:table-cell office:value-type="float" office:value="251.327412288">
                <text:p>251.327412288</text:p>
              </table:table-cell>
              <table:table-cell office:value-type="float" office:value="282.397081792081">
                <text:p>282.397081792081</text:p>
              </table:table-cell>
              <table:table-cell office:value-type="float" office:value="439.212083299853">
                <text:p>439.212083299853</text:p>
              </table:table-cell>
              <table:table-cell office:value-type="float" office:value="754.062198005322">
                <text:p>754.062198005322</text:p>
              </table:table-cell>
              <table:table-cell office:value-type="float" office:value="818.048986651803">
                <text:p>818.048986651803</text:p>
              </table:table-cell>
              <table:table-cell office:value-type="float" office:value="818.048986652122">
                <text:p>818.048986652122</text:p>
              </table:table-cell>
              <table:table-cell office:value-type="float" office:value="889.649588690775">
                <text:p>889.649588690775</text:p>
              </table:table-cell>
              <table:table-cell office:value-type="float" office:value="889.649588691337">
                <text:p>889.649588691337</text:p>
              </table:table-cell>
              <table:table-cell office:value-type="float" office:value="1079.19142067845">
                <text:p>1079.19142067845</text:p>
              </table:table-cell>
              <table:table-cell office:value-type="float" office:value="1131.56580743453">
                <text:p>1131.56580743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">
                <text:p>0.82500000000268</text:p>
              </table:table-cell>
              <table:table-cell office:value-type="float" office:value="777.544181766">
                <text:p>777.544181766</text:p>
              </table:table-cell>
              <table:table-cell office:value-type="float" office:value="259.181393922">
                <text:p>259.181393922</text:p>
              </table:table-cell>
              <table:table-cell office:value-type="float" office:value="292.101531708027">
                <text:p>292.101531708027</text:p>
              </table:table-cell>
              <table:table-cell office:value-type="float" office:value="429.354694323806">
                <text:p>429.354694323806</text:p>
              </table:table-cell>
              <table:table-cell office:value-type="float" office:value="777.637324057889">
                <text:p>777.637324057889</text:p>
              </table:table-cell>
              <table:table-cell office:value-type="float" office:value="821.828856961546">
                <text:p>821.828856961546</text:p>
              </table:table-cell>
              <table:table-cell office:value-type="float" office:value="821.828856961881">
                <text:p>821.828856961881</text:p>
              </table:table-cell>
              <table:table-cell office:value-type="float" office:value="884.521448025108">
                <text:p>884.521448025108</text:p>
              </table:table-cell>
              <table:table-cell office:value-type="float" office:value="884.521448025651">
                <text:p>884.521448025651</text:p>
              </table:table-cell>
              <table:table-cell office:value-type="float" office:value="1089.49740085996">
                <text:p>1089.49740085996</text:p>
              </table:table-cell>
              <table:table-cell office:value-type="float" office:value="1107.94562568781">
                <text:p>1107.94562568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801.106126668">
                <text:p>801.106126668</text:p>
              </table:table-cell>
              <table:table-cell office:value-type="float" office:value="267.035375556">
                <text:p>267.035375556</text:p>
              </table:table-cell>
              <table:table-cell office:value-type="float" office:value="301.826192442993">
                <text:p>301.826192442993</text:p>
              </table:table-cell>
              <table:table-cell office:value-type="float" office:value="419.501169325677">
                <text:p>419.501169325677</text:p>
              </table:table-cell>
              <table:table-cell office:value-type="float" office:value="801.214121769089">
                <text:p>801.214121769089</text:p>
              </table:table-cell>
              <table:table-cell office:value-type="float" office:value="825.70721457408">
                <text:p>825.70721457408</text:p>
              </table:table-cell>
              <table:table-cell office:value-type="float" office:value="825.707214574427">
                <text:p>825.707214574427</text:p>
              </table:table-cell>
              <table:table-cell office:value-type="float" office:value="879.475025554878">
                <text:p>879.475025554878</text:p>
              </table:table-cell>
              <table:table-cell office:value-type="float" office:value="879.475025555405">
                <text:p>879.475025555405</text:p>
              </table:table-cell>
              <table:table-cell office:value-type="float" office:value="1084.33006311612">
                <text:p>1084.33006311612</text:p>
              </table:table-cell>
              <table:table-cell office:value-type="float" office:value="1099.81910261554">
                <text:p>1099.81910261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824.66807157">
                <text:p>824.66807157</text:p>
              </table:table-cell>
              <table:table-cell office:value-type="float" office:value="274.88935719">
                <text:p>274.88935719</text:p>
              </table:table-cell>
              <table:table-cell office:value-type="float" office:value="311.56898366168">
                <text:p>311.56898366168</text:p>
              </table:table-cell>
              <table:table-cell office:value-type="float" office:value="409.651999304767">
                <text:p>409.651999304767</text:p>
              </table:table-cell>
              <table:table-cell office:value-type="float" office:value="824.792742774203">
                <text:p>824.792742774203</text:p>
              </table:table-cell>
              <table:table-cell office:value-type="float" office:value="829.682789663189">
                <text:p>829.682789663189</text:p>
              </table:table-cell>
              <table:table-cell office:value-type="float" office:value="829.682789663552">
                <text:p>829.682789663552</text:p>
              </table:table-cell>
              <table:table-cell office:value-type="float" office:value="874.51140657611">
                <text:p>874.51140657611</text:p>
              </table:table-cell>
              <table:table-cell office:value-type="float" office:value="874.511406576626">
                <text:p>874.511406576626</text:p>
              </table:table-cell>
              <table:table-cell office:value-type="float" office:value="1060.71884680434">
                <text:p>1060.71884680434</text:p>
              </table:table-cell>
              <table:table-cell office:value-type="float" office:value="1110.15673590634">
                <text:p>1110.15673590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848.230016472">
                <text:p>848.230016472</text:p>
              </table:table-cell>
              <table:table-cell office:value-type="float" office:value="282.743338824">
                <text:p>282.743338824</text:p>
              </table:table-cell>
              <table:table-cell office:value-type="float" office:value="321.328005074086">
                <text:p>321.328005074086</text:p>
              </table:table-cell>
              <table:table-cell office:value-type="float" office:value="399.807747786551">
                <text:p>399.807747786551</text:p>
              </table:table-cell>
              <table:table-cell office:value-type="float" office:value="833.754316329832">
                <text:p>833.754316329832</text:p>
              </table:table-cell>
              <table:table-cell office:value-type="float" office:value="833.754316330215">
                <text:p>833.754316330215</text:p>
              </table:table-cell>
              <table:table-cell office:value-type="float" office:value="848.373347166389">
                <text:p>848.373347166389</text:p>
              </table:table-cell>
              <table:table-cell office:value-type="float" office:value="869.63169902288">
                <text:p>869.63169902288</text:p>
              </table:table-cell>
              <table:table-cell office:value-type="float" office:value="869.631699023385">
                <text:p>869.631699023385</text:p>
              </table:table-cell>
              <table:table-cell office:value-type="float" office:value="1037.11171389894">
                <text:p>1037.11171389894</text:p>
              </table:table-cell>
              <table:table-cell office:value-type="float" office:value="1120.51049086834">
                <text:p>1120.51049086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5">
                <text:p>0.925000000003005</text:p>
              </table:table-cell>
              <table:table-cell office:value-type="float" office:value="871.791961374">
                <text:p>871.791961374</text:p>
              </table:table-cell>
              <table:table-cell office:value-type="float" office:value="290.597320458">
                <text:p>290.597320458</text:p>
              </table:table-cell>
              <table:table-cell office:value-type="float" office:value="331.101526296739">
                <text:p>331.101526296739</text:p>
              </table:table-cell>
              <table:table-cell office:value-type="float" office:value="389.96905735312">
                <text:p>389.96905735312</text:p>
              </table:table-cell>
              <table:table-cell office:value-type="float" office:value="837.920534629068">
                <text:p>837.920534629068</text:p>
              </table:table-cell>
              <table:table-cell office:value-type="float" office:value="837.920534629469">
                <text:p>837.920534629469</text:p>
              </table:table-cell>
              <table:table-cell office:value-type="float" office:value="864.837032347102">
                <text:p>864.837032347102</text:p>
              </table:table-cell>
              <table:table-cell office:value-type="float" office:value="864.837032347591">
                <text:p>864.837032347591</text:p>
              </table:table-cell>
              <table:table-cell office:value-type="float" office:value="871.956103664767">
                <text:p>871.956103664767</text:p>
              </table:table-cell>
              <table:table-cell office:value-type="float" office:value="1013.50841150949">
                <text:p>1013.50841150949</text:p>
              </table:table-cell>
              <table:table-cell office:value-type="float" office:value="1130.88053502843">
                <text:p>1130.88053502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6">
                <text:p>0.950000000003086</text:p>
              </table:table-cell>
              <table:table-cell office:value-type="float" office:value="895.353906276">
                <text:p>895.353906276</text:p>
              </table:table-cell>
              <table:table-cell office:value-type="float" office:value="298.451302092">
                <text:p>298.451302092</text:p>
              </table:table-cell>
              <table:table-cell office:value-type="float" office:value="340.887976472913">
                <text:p>340.887976472913</text:p>
              </table:table-cell>
              <table:table-cell office:value-type="float" office:value="380.136656682711">
                <text:p>380.136656682711</text:p>
              </table:table-cell>
              <table:table-cell office:value-type="float" office:value="842.180192509244">
                <text:p>842.180192509244</text:p>
              </table:table-cell>
              <table:table-cell office:value-type="float" office:value="842.180192509652">
                <text:p>842.180192509652</text:p>
              </table:table-cell>
              <table:table-cell office:value-type="float" office:value="860.128556325686">
                <text:p>860.128556325686</text:p>
              </table:table-cell>
              <table:table-cell office:value-type="float" office:value="860.128556326161">
                <text:p>860.128556326161</text:p>
              </table:table-cell>
              <table:table-cell office:value-type="float" office:value="895.541189776174">
                <text:p>895.541189776174</text:p>
              </table:table-cell>
              <table:table-cell office:value-type="float" office:value="989.908696603498">
                <text:p>989.908696603498</text:p>
              </table:table-cell>
              <table:table-cell office:value-type="float" office:value="1141.2670101363">
                <text:p>1141.2670101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918.915851178">
                <text:p>918.915851178</text:p>
              </table:table-cell>
              <table:table-cell office:value-type="float" office:value="306.305283726">
                <text:p>306.305283726</text:p>
              </table:table-cell>
              <table:table-cell office:value-type="float" office:value="350.68593388081">
                <text:p>350.68593388081</text:p>
              </table:table-cell>
              <table:table-cell office:value-type="float" office:value="370.311368108947">
                <text:p>370.311368108947</text:p>
              </table:table-cell>
              <table:table-cell office:value-type="float" office:value="846.532047663863">
                <text:p>846.532047663863</text:p>
              </table:table-cell>
              <table:table-cell office:value-type="float" office:value="846.53204766429">
                <text:p>846.53204766429</text:p>
              </table:table-cell>
              <table:table-cell office:value-type="float" office:value="855.507439792849">
                <text:p>855.507439792849</text:p>
              </table:table-cell>
              <table:table-cell office:value-type="float" office:value="855.50743979331">
                <text:p>855.50743979331</text:p>
              </table:table-cell>
              <table:table-cell office:value-type="float" office:value="919.128791951015">
                <text:p>919.128791951015</text:p>
              </table:table-cell>
              <table:table-cell office:value-type="float" office:value="966.312335895032">
                <text:p>966.312335895032</text:p>
              </table:table-cell>
              <table:table-cell office:value-type="float" office:value="1151.67002854951">
                <text:p>1151.67002854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942.47779608">
                <text:p>942.47779608</text:p>
              </table:table-cell>
              <table:table-cell office:value-type="float" office:value="314.15926536">
                <text:p>314.15926536</text:p>
              </table:table-cell>
              <table:table-cell office:value-type="float" office:value="360.49411570324">
                <text:p>360.49411570324</text:p>
              </table:table-cell>
              <table:table-cell office:value-type="float" office:value="360.494115707859">
                <text:p>360.494115707859</text:p>
              </table:table-cell>
              <table:table-cell office:value-type="float" office:value="850.974869294377">
                <text:p>850.974869294377</text:p>
              </table:table-cell>
              <table:table-cell office:value-type="float" office:value="850.974869294934">
                <text:p>850.974869294934</text:p>
              </table:table-cell>
              <table:table-cell office:value-type="float" office:value="850.974869295788">
                <text:p>850.974869295788</text:p>
              </table:table-cell>
              <table:table-cell office:value-type="float" office:value="850.974869296109">
                <text:p>850.974869296109</text:p>
              </table:table-cell>
              <table:table-cell office:value-type="float" office:value="942.719105726582">
                <text:p>942.719105726582</text:p>
              </table:table-cell>
              <table:table-cell office:value-type="float" office:value="942.719105732714">
                <text:p>942.719105732714</text:p>
              </table:table-cell>
              <table:table-cell office:value-type="float" office:value="1162.08966909347">
                <text:p>1162.08966909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8x8.M2:8x8.V42 8x8.W1:8x8.X42 8x8.N1:8x8.V1" chart:data-source-has-labels="row" svg:x="0.797cm" svg:y="1.623cm" svg:width="13.647cm" svg:height="16.226cm">
          <chartooo:coordinate-region svg:x="1.789cm" svg:y="1.822cm" svg:width="12.415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x8.W2:8x8.W42" chart:label-cell-address="8x8.W1:8x8.W1" chart:class="chart:scatter">
            <chart:domain table:cell-range-address="8x8.M2:8x8.M42"/>
            <chart:data-point chart:repeated="41"/>
          </chart:series>
          <chart:series chart:style-name="ch8" chart:values-cell-range-address="8x8.X2:8x8.X42" chart:label-cell-address="8x8.X1:8x8.X1" chart:class="chart:scatter">
            <chart:data-point chart:repeated="41"/>
          </chart:series>
          <chart:series chart:style-name="ch9" chart:values-cell-range-address="8x8.N2:8x8.N42" chart:label-cell-address="8x8.N1:8x8.N1" chart:class="chart:scatter">
            <chart:data-point chart:repeated="41"/>
          </chart:series>
          <chart:series chart:style-name="ch10" chart:values-cell-range-address="8x8.O2:8x8.O42" chart:label-cell-address="8x8.O1:8x8.O1" chart:class="chart:scatter">
            <chart:data-point chart:repeated="41"/>
          </chart:series>
          <chart:series chart:style-name="ch11" chart:values-cell-range-address="8x8.P2:8x8.P42" chart:label-cell-address="8x8.P1:8x8.P1" chart:class="chart:scatter">
            <chart:data-point chart:repeated="41"/>
          </chart:series>
          <chart:series chart:style-name="ch12" chart:values-cell-range-address="8x8.Q2:8x8.Q42" chart:label-cell-address="8x8.Q1:8x8.Q1" chart:class="chart:scatter">
            <chart:data-point chart:repeated="41"/>
          </chart:series>
          <chart:series chart:style-name="ch13" chart:values-cell-range-address="8x8.R2:8x8.R42" chart:label-cell-address="8x8.R1:8x8.R1" chart:class="chart:scatter">
            <chart:data-point chart:repeated="41"/>
          </chart:series>
          <chart:series chart:style-name="ch14" chart:values-cell-range-address="8x8.S2:8x8.S42" chart:label-cell-address="8x8.S1:8x8.S1" chart:class="chart:scatter">
            <chart:data-point chart:repeated="41"/>
          </chart:series>
          <chart:series chart:style-name="ch15" chart:values-cell-range-address="8x8.T2:8x8.T42" chart:label-cell-address="8x8.T1:8x8.T1" chart:class="chart:scatter">
            <chart:data-point chart:repeated="41"/>
          </chart:series>
          <chart:series chart:style-name="ch16" chart:values-cell-range-address="8x8.U2:8x8.U42" chart:label-cell-address="8x8.U1:8x8.U1" chart:class="chart:scatter">
            <chart:data-point chart:repeated="41"/>
          </chart:series>
          <chart:series chart:style-name="ch17" chart:values-cell-range-address="8x8.V2:8x8.V42" chart:label-cell-address="8x8.V1:8x8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8x8.W1:8x8.W1</svg:desc>
                </draw:g>
              </table:table-cell>
              <table:table-cell office:value-type="string">
                <text:p>Beta</text:p>
                <draw:g>
                  <svg:desc>8x8.X1:8x8.X1</svg:desc>
                </draw:g>
              </table:table-cell>
              <table:table-cell office:value-type="string">
                <text:p>N = 1</text:p>
                <draw:g>
                  <svg:desc>8x8.N1:8x8.N1</svg:desc>
                </draw:g>
              </table:table-cell>
              <table:table-cell office:value-type="string">
                <text:p>N = 2</text:p>
                <draw:g>
                  <svg:desc>8x8.O1:8x8.O1</svg:desc>
                </draw:g>
              </table:table-cell>
              <table:table-cell office:value-type="string">
                <text:p>N = 3</text:p>
                <draw:g>
                  <svg:desc>8x8.P1:8x8.P1</svg:desc>
                </draw:g>
              </table:table-cell>
              <table:table-cell office:value-type="string">
                <text:p>N = 4</text:p>
                <draw:g>
                  <svg:desc>8x8.Q1:8x8.Q1</svg:desc>
                </draw:g>
              </table:table-cell>
              <table:table-cell office:value-type="string">
                <text:p>N = 5</text:p>
                <draw:g>
                  <svg:desc>8x8.R1:8x8.R1</svg:desc>
                </draw:g>
              </table:table-cell>
              <table:table-cell office:value-type="string">
                <text:p>N = 6</text:p>
                <draw:g>
                  <svg:desc>8x8.S1:8x8.S1</svg:desc>
                </draw:g>
              </table:table-cell>
              <table:table-cell office:value-type="string">
                <text:p>N = 7</text:p>
                <draw:g>
                  <svg:desc>8x8.T1:8x8.T1</svg:desc>
                </draw:g>
              </table:table-cell>
              <table:table-cell office:value-type="string">
                <text:p>N = 8</text:p>
                <draw:g>
                  <svg:desc>8x8.U1:8x8.U1</svg:desc>
                </draw:g>
              </table:table-cell>
              <table:table-cell office:value-type="string">
                <text:p>N = 9</text:p>
                <draw:g>
                  <svg:desc>8x8.V1:8x8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8x8.M2:8x8.M42</svg:desc>
                </draw:g>
              </table:table-cell>
              <table:table-cell office:value-type="float" office:value="0">
                <text:p>0</text:p>
                <draw:g>
                  <svg:desc>8x8.W2:8x8.W42</svg:desc>
                </draw:g>
              </table:table-cell>
              <table:table-cell office:value-type="float" office:value="0">
                <text:p>0</text:p>
                <draw:g>
                  <svg:desc>8x8.X2:8x8.X42</svg:desc>
                </draw:g>
              </table:table-cell>
              <table:table-cell office:value-type="float" office:value="0.000493664057594809">
                <text:p>0.000493664057594809</text:p>
                <draw:g>
                  <svg:desc>8x8.N2:8x8.N42</svg:desc>
                </draw:g>
              </table:table-cell>
              <table:table-cell office:value-type="float" office:value="0.00021512073356113">
                <text:p>0.00021512073356113</text:p>
                <draw:g>
                  <svg:desc>8x8.O2:8x8.O42</svg:desc>
                </draw:g>
              </table:table-cell>
              <table:table-cell office:value-type="float" office:value="753.126215559171">
                <text:p>753.126215559171</text:p>
                <draw:g>
                  <svg:desc>8x8.P2:8x8.P42</svg:desc>
                </draw:g>
              </table:table-cell>
              <table:table-cell office:value-type="float" office:value="753.126215559374">
                <text:p>753.126215559374</text:p>
                <draw:g>
                  <svg:desc>8x8.Q2:8x8.Q42</svg:desc>
                </draw:g>
              </table:table-cell>
              <table:table-cell office:value-type="float" office:value="753.126215559435">
                <text:p>753.126215559435</text:p>
                <draw:g>
                  <svg:desc>8x8.R2:8x8.R42</svg:desc>
                </draw:g>
              </table:table-cell>
              <table:table-cell office:value-type="float" office:value="753.126215559527">
                <text:p>753.126215559527</text:p>
                <draw:g>
                  <svg:desc>8x8.S2:8x8.S42</svg:desc>
                </draw:g>
              </table:table-cell>
              <table:table-cell office:value-type="float" office:value="894.427190999711">
                <text:p>894.427190999711</text:p>
                <draw:g>
                  <svg:desc>8x8.T2:8x8.T42</svg:desc>
                </draw:g>
              </table:table-cell>
              <table:table-cell office:value-type="float" office:value="1076.7774395715">
                <text:p>1076.7774395715</text:p>
                <draw:g>
                  <svg:desc>8x8.U2:8x8.U42</svg:desc>
                </draw:g>
              </table:table-cell>
              <table:table-cell office:value-type="float" office:value="1076.7774395716">
                <text:p>1076.7774395716</text:p>
                <draw:g>
                  <svg:desc>8x8.V2:8x8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11.781">
                <text:p>11.781</text:p>
              </table:table-cell>
              <table:table-cell office:value-type="float" office:value="3.927">
                <text:p>3.927</text:p>
              </table:table-cell>
              <table:table-cell office:value-type="float" office:value="7.85615091970696">
                <text:p>7.85615091970696</text:p>
              </table:table-cell>
              <table:table-cell office:value-type="float" office:value="23.5619999971129">
                <text:p>23.5619999971129</text:p>
              </table:table-cell>
              <table:table-cell office:value-type="float" office:value="743.336579017894">
                <text:p>743.336579017894</text:p>
              </table:table-cell>
              <table:table-cell office:value-type="float" office:value="753.187453314847">
                <text:p>753.187453314847</text:p>
              </table:table-cell>
              <table:table-cell office:value-type="float" office:value="753.187453314943">
                <text:p>753.187453314943</text:p>
              </table:table-cell>
              <table:table-cell office:value-type="float" office:value="762.914116392387">
                <text:p>762.914116392387</text:p>
              </table:table-cell>
              <table:table-cell office:value-type="float" office:value="894.969255227901">
                <text:p>894.969255227901</text:p>
              </table:table-cell>
              <table:table-cell office:value-type="float" office:value="1069.89828751897">
                <text:p>1069.89828751897</text:p>
              </table:table-cell>
              <table:table-cell office:value-type="float" office:value="1069.898287519">
                <text:p>1069.89828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23.562">
                <text:p>23.562</text:p>
              </table:table-cell>
              <table:table-cell office:value-type="float" office:value="7.854">
                <text:p>7.854</text:p>
              </table:table-cell>
              <table:table-cell office:value-type="float" office:value="15.7251419686771">
                <text:p>15.7251419686771</text:p>
              </table:table-cell>
              <table:table-cell office:value-type="float" office:value="47.1240000060924">
                <text:p>47.1240000060924</text:p>
              </table:table-cell>
              <table:table-cell office:value-type="float" office:value="733.545160538636">
                <text:p>733.545160538636</text:p>
              </table:table-cell>
              <table:table-cell office:value-type="float" office:value="753.371136994682">
                <text:p>753.371136994682</text:p>
              </table:table-cell>
              <table:table-cell office:value-type="float" office:value="753.371136994719">
                <text:p>753.371136994719</text:p>
              </table:table-cell>
              <table:table-cell office:value-type="float" office:value="772.700329785317">
                <text:p>772.700329785317</text:p>
              </table:table-cell>
              <table:table-cell office:value-type="float" office:value="896.593256472431">
                <text:p>896.593256472431</text:p>
              </table:table-cell>
              <table:table-cell office:value-type="float" office:value="1063.06339360192">
                <text:p>1063.06339360192</text:p>
              </table:table-cell>
              <table:table-cell office:value-type="float" office:value="1063.06339360193">
                <text:p>1063.06339360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35.343">
                <text:p>35.343</text:p>
              </table:table-cell>
              <table:table-cell office:value-type="float" office:value="11.781">
                <text:p>11.781</text:p>
              </table:table-cell>
              <table:table-cell office:value-type="float" office:value="23.6194904278368">
                <text:p>23.6194904278368</text:p>
              </table:table-cell>
              <table:table-cell office:value-type="float" office:value="70.6860000373875">
                <text:p>70.6860000373875</text:p>
              </table:table-cell>
              <table:table-cell office:value-type="float" office:value="723.751916179919">
                <text:p>723.751916179919</text:p>
              </table:table-cell>
              <table:table-cell office:value-type="float" office:value="753.677177910484">
                <text:p>753.677177910484</text:p>
              </table:table-cell>
              <table:table-cell office:value-type="float" office:value="753.677177910616">
                <text:p>753.677177910616</text:p>
              </table:table-cell>
              <table:table-cell office:value-type="float" office:value="782.484905819898">
                <text:p>782.484905819898</text:p>
              </table:table-cell>
              <table:table-cell office:value-type="float" office:value="899.292667529706">
                <text:p>899.292667529706</text:p>
              </table:table-cell>
              <table:table-cell office:value-type="float" office:value="1056.27355278104">
                <text:p>1056.27355278104</text:p>
              </table:table-cell>
              <table:table-cell office:value-type="float" office:value="1056.27355278113">
                <text:p>1056.27355278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47.124">
                <text:p>47.124</text:p>
              </table:table-cell>
              <table:table-cell office:value-type="float" office:value="15.708">
                <text:p>15.708</text:p>
              </table:table-cell>
              <table:table-cell office:value-type="float" office:value="31.5510853693983">
                <text:p>31.5510853693983</text:p>
              </table:table-cell>
              <table:table-cell office:value-type="float" office:value="94.2480001556691">
                <text:p>94.2480001556691</text:p>
              </table:table-cell>
              <table:table-cell office:value-type="float" office:value="713.956804565247">
                <text:p>713.956804565247</text:p>
              </table:table-cell>
              <table:table-cell office:value-type="float" office:value="754.105428491846">
                <text:p>754.105428491846</text:p>
              </table:table-cell>
              <table:table-cell office:value-type="float" office:value="754.105428491858">
                <text:p>754.105428491858</text:p>
              </table:table-cell>
              <table:table-cell office:value-type="float" office:value="792.267896190383">
                <text:p>792.267896190383</text:p>
              </table:table-cell>
              <table:table-cell office:value-type="float" office:value="903.056764344579">
                <text:p>903.056764344579</text:p>
              </table:table-cell>
              <table:table-cell office:value-type="float" office:value="1049.52957632951">
                <text:p>1049.52957632951</text:p>
              </table:table-cell>
              <table:table-cell office:value-type="float" office:value="1049.52957632955">
                <text:p>1049.5295763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58.905">
                <text:p>58.905</text:p>
              </table:table-cell>
              <table:table-cell office:value-type="float" office:value="19.635">
                <text:p>19.635</text:p>
              </table:table-cell>
              <table:table-cell office:value-type="float" office:value="39.5309156913324">
                <text:p>39.5309156913324</text:p>
              </table:table-cell>
              <table:table-cell office:value-type="float" office:value="117.810000475064">
                <text:p>117.810000475064</text:p>
              </table:table-cell>
              <table:table-cell office:value-type="float" office:value="704.159787191231">
                <text:p>704.159787191231</text:p>
              </table:table-cell>
              <table:table-cell office:value-type="float" office:value="754.655682646854">
                <text:p>754.655682646854</text:p>
              </table:table-cell>
              <table:table-cell office:value-type="float" office:value="754.655682647002">
                <text:p>754.655682647002</text:p>
              </table:table-cell>
              <table:table-cell office:value-type="float" office:value="802.049354022181">
                <text:p>802.049354022181</text:p>
              </table:table-cell>
              <table:table-cell office:value-type="float" office:value="907.87084966156">
                <text:p>907.87084966156</text:p>
              </table:table-cell>
              <table:table-cell office:value-type="float" office:value="1042.83229198441">
                <text:p>1042.83229198441</text:p>
              </table:table-cell>
              <table:table-cell office:value-type="float" office:value="1042.83229198453">
                <text:p>1042.83229198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70.686">
                <text:p>70.686</text:p>
              </table:table-cell>
              <table:table-cell office:value-type="float" office:value="23.562">
                <text:p>23.562</text:p>
              </table:table-cell>
              <table:table-cell office:value-type="float" office:value="47.5688442835457">
                <text:p>47.5688442835457</text:p>
              </table:table-cell>
              <table:table-cell office:value-type="float" office:value="141.372001181839">
                <text:p>141.372001181839</text:p>
              </table:table-cell>
              <table:table-cell office:value-type="float" office:value="694.360828768252">
                <text:p>694.360828768252</text:p>
              </table:table-cell>
              <table:table-cell office:value-type="float" office:value="755.327676267255">
                <text:p>755.327676267255</text:p>
              </table:table-cell>
              <table:table-cell office:value-type="float" office:value="755.327676267293">
                <text:p>755.327676267293</text:p>
              </table:table-cell>
              <table:table-cell office:value-type="float" office:value="811.829333708344">
                <text:p>811.829333708344</text:p>
              </table:table-cell>
              <table:table-cell office:value-type="float" office:value="913.716550379749">
                <text:p>913.716550379749</text:p>
              </table:table-cell>
              <table:table-cell office:value-type="float" office:value="1036.18254408737">
                <text:p>1036.18254408737</text:p>
              </table:table-cell>
              <table:table-cell office:value-type="float" office:value="1036.18254408738">
                <text:p>1036.18254408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82.467">
                <text:p>82.467</text:p>
              </table:table-cell>
              <table:table-cell office:value-type="float" office:value="27.489">
                <text:p>27.489</text:p>
              </table:table-cell>
              <table:table-cell office:value-type="float" office:value="55.6734370717294">
                <text:p>55.6734370717294</text:p>
              </table:table-cell>
              <table:table-cell office:value-type="float" office:value="164.934002553855">
                <text:p>164.934002553855</text:p>
              </table:table-cell>
              <table:table-cell office:value-type="float" office:value="684.559897599469">
                <text:p>684.559897599469</text:p>
              </table:table-cell>
              <table:table-cell office:value-type="float" office:value="756.121087871205">
                <text:p>756.121087871205</text:p>
              </table:table-cell>
              <table:table-cell office:value-type="float" office:value="756.121087871243">
                <text:p>756.121087871243</text:p>
              </table:table-cell>
              <table:table-cell office:value-type="float" office:value="821.607890764613">
                <text:p>821.607890764613</text:p>
              </table:table-cell>
              <table:table-cell office:value-type="float" office:value="920.572174555014">
                <text:p>920.572174555014</text:p>
              </table:table-cell>
              <table:table-cell office:value-type="float" office:value="1029.58119371261">
                <text:p>1029.58119371261</text:p>
              </table:table-cell>
              <table:table-cell office:value-type="float" office:value="1029.58119371268">
                <text:p>1029.58119371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94.248">
                <text:p>94.248</text:p>
              </table:table-cell>
              <table:table-cell office:value-type="float" office:value="31.416">
                <text:p>31.416</text:p>
              </table:table-cell>
              <table:table-cell office:value-type="float" office:value="63.8518511770473">
                <text:p>63.8518511770473</text:p>
              </table:table-cell>
              <table:table-cell office:value-type="float" office:value="188.496004979203">
                <text:p>188.496004979203</text:p>
              </table:table-cell>
              <table:table-cell office:value-type="float" office:value="674.756965999934">
                <text:p>674.756965999934</text:p>
              </table:table-cell>
              <table:table-cell office:value-type="float" office:value="757.035539381867">
                <text:p>757.035539381867</text:p>
              </table:table-cell>
              <table:table-cell office:value-type="float" office:value="757.035539381914">
                <text:p>757.035539381914</text:p>
              </table:table-cell>
              <table:table-cell office:value-type="float" office:value="831.385081698492">
                <text:p>831.385081698492</text:p>
              </table:table-cell>
              <table:table-cell office:value-type="float" office:value="928.413112162174">
                <text:p>928.413112162174</text:p>
              </table:table-cell>
              <table:table-cell office:value-type="float" office:value="1023.02911878263">
                <text:p>1023.02911878263</text:p>
              </table:table-cell>
              <table:table-cell office:value-type="float" office:value="1023.02911878265">
                <text:p>1023.0291187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106.029">
                <text:p>106.029</text:p>
              </table:table-cell>
              <table:table-cell office:value-type="float" office:value="35.343">
                <text:p>35.343</text:p>
              </table:table-cell>
              <table:table-cell office:value-type="float" office:value="72.1097819674304">
                <text:p>72.1097819674304</text:p>
              </table:table-cell>
              <table:table-cell office:value-type="float" office:value="212.058008971692">
                <text:p>212.058008971692</text:p>
              </table:table-cell>
              <table:table-cell office:value-type="float" office:value="664.952010760856">
                <text:p>664.952010760856</text:p>
              </table:table-cell>
              <table:table-cell office:value-type="float" office:value="758.070597037145">
                <text:p>758.070597037145</text:p>
              </table:table-cell>
              <table:table-cell office:value-type="float" office:value="758.070597037236">
                <text:p>758.070597037236</text:p>
              </table:table-cell>
              <table:table-cell office:value-type="float" office:value="841.160963892411">
                <text:p>841.160963892411</text:p>
              </table:table-cell>
              <table:table-cell office:value-type="float" office:value="937.21226311347">
                <text:p>937.21226311347</text:p>
              </table:table-cell>
              <table:table-cell office:value-type="float" office:value="1016.52721416719">
                <text:p>1016.52721416719</text:p>
              </table:table-cell>
              <table:table-cell office:value-type="float" office:value="1016.52721416726">
                <text:p>1016.52721416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117.81">
                <text:p>117.81</text:p>
              </table:table-cell>
              <table:table-cell office:value-type="float" office:value="39.27">
                <text:p>39.27</text:p>
              </table:table-cell>
              <table:table-cell office:value-type="float" office:value="80.4514650677026">
                <text:p>80.4514650677026</text:p>
              </table:table-cell>
              <table:table-cell office:value-type="float" office:value="235.620015192701">
                <text:p>235.620015192701</text:p>
              </table:table-cell>
              <table:table-cell office:value-type="float" office:value="655.145013664961">
                <text:p>655.145013664961</text:p>
              </table:table-cell>
              <table:table-cell office:value-type="float" office:value="759.225772425218">
                <text:p>759.225772425218</text:p>
              </table:table-cell>
              <table:table-cell office:value-type="float" office:value="759.22577242523">
                <text:p>759.22577242523</text:p>
              </table:table-cell>
              <table:table-cell office:value-type="float" office:value="850.935595499567">
                <text:p>850.935595499567</text:p>
              </table:table-cell>
              <table:table-cell office:value-type="float" office:value="946.940476522644">
                <text:p>946.940476522644</text:p>
              </table:table-cell>
              <table:table-cell office:value-type="float" office:value="1010.07639176906">
                <text:p>1010.07639176906</text:p>
              </table:table-cell>
              <table:table-cell office:value-type="float" office:value="1010.0763917691">
                <text:p>1010.0763917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129.591">
                <text:p>129.591</text:p>
              </table:table-cell>
              <table:table-cell office:value-type="float" office:value="43.197">
                <text:p>43.197</text:p>
              </table:table-cell>
              <table:table-cell office:value-type="float" office:value="88.8797262831318">
                <text:p>88.8797262831318</text:p>
              </table:table-cell>
              <table:table-cell office:value-type="float" office:value="259.18202446518">
                <text:p>259.18202446518</text:p>
              </table:table-cell>
              <table:table-cell office:value-type="float" office:value="645.335962054293">
                <text:p>645.335962054293</text:p>
              </table:table-cell>
              <table:table-cell office:value-type="float" office:value="760.500523640503">
                <text:p>760.500523640503</text:p>
              </table:table-cell>
              <table:table-cell office:value-type="float" office:value="760.500523640716">
                <text:p>760.500523640716</text:p>
              </table:table-cell>
              <table:table-cell office:value-type="float" office:value="860.709035350616">
                <text:p>860.709035350616</text:p>
              </table:table-cell>
              <table:table-cell office:value-type="float" office:value="957.566986656191">
                <text:p>957.566986656191</text:p>
              </table:table-cell>
              <table:table-cell office:value-type="float" office:value="1003.67758059002">
                <text:p>1003.67758059002</text:p>
              </table:table-cell>
              <table:table-cell office:value-type="float" office:value="1003.67758059006">
                <text:p>1003.67758059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141.372">
                <text:p>141.372</text:p>
              </table:table-cell>
              <table:table-cell office:value-type="float" office:value="47.124">
                <text:p>47.124</text:p>
              </table:table-cell>
              <table:table-cell office:value-type="float" office:value="97.3960707111592">
                <text:p>97.3960707111592</text:p>
              </table:table-cell>
              <table:table-cell office:value-type="float" office:value="282.744037795655">
                <text:p>282.744037795655</text:p>
              </table:table-cell>
              <table:table-cell office:value-type="float" office:value="635.524849462036">
                <text:p>635.524849462036</text:p>
              </table:table-cell>
              <table:table-cell office:value-type="float" office:value="761.89425655354">
                <text:p>761.89425655354</text:p>
              </table:table-cell>
              <table:table-cell office:value-type="float" office:value="761.89425655362">
                <text:p>761.89425655362</text:p>
              </table:table-cell>
              <table:table-cell office:value-type="float" office:value="870.481342871951">
                <text:p>870.481342871951</text:p>
              </table:table-cell>
              <table:table-cell office:value-type="float" office:value="969.059833118523">
                <text:p>969.059833118523</text:p>
              </table:table-cell>
              <table:table-cell office:value-type="float" office:value="997.331726780168">
                <text:p>997.331726780168</text:p>
              </table:table-cell>
              <table:table-cell office:value-type="float" office:value="997.331726780317">
                <text:p>997.331726780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153.153">
                <text:p>153.153</text:p>
              </table:table-cell>
              <table:table-cell office:value-type="float" office:value="51.051">
                <text:p>51.051</text:p>
              </table:table-cell>
              <table:table-cell office:value-type="float" office:value="106.000801128308">
                <text:p>106.000801128308</text:p>
              </table:table-cell>
              <table:table-cell office:value-type="float" office:value="306.306056389676">
                <text:p>306.306056389676</text:p>
              </table:table-cell>
              <table:table-cell office:value-type="float" office:value="625.711676308564">
                <text:p>625.711676308564</text:p>
              </table:table-cell>
              <table:table-cell office:value-type="float" office:value="763.40632618852">
                <text:p>763.40632618852</text:p>
              </table:table-cell>
              <table:table-cell office:value-type="float" office:value="763.406326188603">
                <text:p>763.406326188603</text:p>
              </table:table-cell>
              <table:table-cell office:value-type="float" office:value="880.252578010496">
                <text:p>880.252578010496</text:p>
              </table:table-cell>
              <table:table-cell office:value-type="float" office:value="981.386255321061">
                <text:p>981.386255321061</text:p>
              </table:table-cell>
              <table:table-cell office:value-type="float" office:value="991.039793666313">
                <text:p>991.039793666313</text:p>
              </table:table-cell>
              <table:table-cell office:value-type="float" office:value="991.039793666392">
                <text:p>991.039793666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164.934">
                <text:p>164.934</text:p>
              </table:table-cell>
              <table:table-cell office:value-type="float" office:value="54.978">
                <text:p>54.978</text:p>
              </table:table-cell>
              <table:table-cell office:value-type="float" office:value="114.69315605005">
                <text:p>114.69315605005</text:p>
              </table:table-cell>
              <table:table-cell office:value-type="float" office:value="329.86808167025">
                <text:p>329.86808167025</text:p>
              </table:table-cell>
              <table:table-cell office:value-type="float" office:value="615.896450671855">
                <text:p>615.896450671855</text:p>
              </table:table-cell>
              <table:table-cell office:value-type="float" office:value="765.036038199898">
                <text:p>765.036038199898</text:p>
              </table:table-cell>
              <table:table-cell office:value-type="float" office:value="765.036038200073">
                <text:p>765.036038200073</text:p>
              </table:table-cell>
              <table:table-cell office:value-type="float" office:value="890.022801170317">
                <text:p>890.022801170317</text:p>
              </table:table-cell>
              <table:table-cell office:value-type="float" office:value="984.802761758327">
                <text:p>984.802761758327</text:p>
              </table:table-cell>
              <table:table-cell office:value-type="float" office:value="984.802761758416">
                <text:p>984.802761758416</text:p>
              </table:table-cell>
              <table:table-cell office:value-type="float" office:value="994.513053919868">
                <text:p>994.513053919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176.715">
                <text:p>176.715</text:p>
              </table:table-cell>
              <table:table-cell office:value-type="float" office:value="58.905">
                <text:p>58.905</text:p>
              </table:table-cell>
              <table:table-cell office:value-type="float" office:value="123.471458373622">
                <text:p>123.471458373622</text:p>
              </table:table-cell>
              <table:table-cell office:value-type="float" office:value="353.430115296594">
                <text:p>353.430115296594</text:p>
              </table:table-cell>
              <table:table-cell office:value-type="float" office:value="606.079189138656">
                <text:p>606.079189138656</text:p>
              </table:table-cell>
              <table:table-cell office:value-type="float" office:value="766.782650442242">
                <text:p>766.782650442242</text:p>
              </table:table-cell>
              <table:table-cell office:value-type="float" office:value="766.782650442595">
                <text:p>766.782650442595</text:p>
              </table:table-cell>
              <table:table-cell office:value-type="float" office:value="899.792073154183">
                <text:p>899.792073154183</text:p>
              </table:table-cell>
              <table:table-cell office:value-type="float" office:value="978.62162873333">
                <text:p>978.62162873333</text:p>
              </table:table-cell>
              <table:table-cell office:value-type="float" office:value="978.621628733426">
                <text:p>978.621628733426</text:p>
              </table:table-cell>
              <table:table-cell office:value-type="float" office:value="1008.40691445514">
                <text:p>1008.40691445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188.496">
                <text:p>188.496</text:p>
              </table:table-cell>
              <table:table-cell office:value-type="float" office:value="62.832">
                <text:p>62.832</text:p>
              </table:table-cell>
              <table:table-cell office:value-type="float" office:value="132.333266854998">
                <text:p>132.333266854998</text:p>
              </table:table-cell>
              <table:table-cell office:value-type="float" office:value="376.992159181501">
                <text:p>376.992159181501</text:p>
              </table:table-cell>
              <table:table-cell office:value-type="float" office:value="596.259917746404">
                <text:p>596.259917746404</text:p>
              </table:table-cell>
              <table:table-cell office:value-type="float" office:value="768.645374623884">
                <text:p>768.645374623884</text:p>
              </table:table-cell>
              <table:table-cell office:value-type="float" office:value="768.645374623978">
                <text:p>768.645374623978</text:p>
              </table:table-cell>
              <table:table-cell office:value-type="float" office:value="909.560455112838">
                <text:p>909.560455112838</text:p>
              </table:table-cell>
              <table:table-cell office:value-type="float" office:value="972.497409394614">
                <text:p>972.497409394614</text:p>
              </table:table-cell>
              <table:table-cell office:value-type="float" office:value="972.497409394623">
                <text:p>972.497409394623</text:p>
              </table:table-cell>
              <table:table-cell office:value-type="float" office:value="1023.03469071339">
                <text:p>1023.03469071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200.277">
                <text:p>200.277</text:p>
              </table:table-cell>
              <table:table-cell office:value-type="float" office:value="66.759">
                <text:p>66.759</text:p>
              </table:table-cell>
              <table:table-cell office:value-type="float" office:value="141.275523992212">
                <text:p>141.275523992212</text:p>
              </table:table-cell>
              <table:table-cell office:value-type="float" office:value="400.554215508771">
                <text:p>400.554215508771</text:p>
              </table:table-cell>
              <table:table-cell office:value-type="float" office:value="586.438673023899">
                <text:p>586.438673023899</text:p>
              </table:table-cell>
              <table:table-cell office:value-type="float" office:value="770.623378036779">
                <text:p>770.623378036779</text:p>
              </table:table-cell>
              <table:table-cell office:value-type="float" office:value="770.623378036985">
                <text:p>770.623378036985</text:p>
              </table:table-cell>
              <table:table-cell office:value-type="float" office:value="919.328008500995">
                <text:p>919.328008500995</text:p>
              </table:table-cell>
              <table:table-cell office:value-type="float" office:value="966.431135603901">
                <text:p>966.431135603901</text:p>
              </table:table-cell>
              <table:table-cell office:value-type="float" office:value="966.431135603989">
                <text:p>966.431135603989</text:p>
              </table:table-cell>
              <table:table-cell office:value-type="float" office:value="1038.36364729498">
                <text:p>1038.36364729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212.058">
                <text:p>212.058</text:p>
              </table:table-cell>
              <table:table-cell office:value-type="float" office:value="70.686">
                <text:p>70.686</text:p>
              </table:table-cell>
              <table:table-cell office:value-type="float" office:value="150.2946955726">
                <text:p>150.2946955726</text:p>
              </table:table-cell>
              <table:table-cell office:value-type="float" office:value="424.116286752109">
                <text:p>424.116286752109</text:p>
              </table:table-cell>
              <table:table-cell office:value-type="float" office:value="576.615503135619">
                <text:p>576.615503135619</text:p>
              </table:table-cell>
              <table:table-cell office:value-type="float" office:value="772.715785354482">
                <text:p>772.715785354482</text:p>
              </table:table-cell>
              <table:table-cell office:value-type="float" office:value="772.715785354497">
                <text:p>772.715785354497</text:p>
              </table:table-cell>
              <table:table-cell office:value-type="float" office:value="929.094795037866">
                <text:p>929.094795037866</text:p>
              </table:table-cell>
              <table:table-cell office:value-type="float" office:value="960.423856186068">
                <text:p>960.423856186068</text:p>
              </table:table-cell>
              <table:table-cell office:value-type="float" office:value="960.423856186083">
                <text:p>960.423856186083</text:p>
              </table:table-cell>
              <table:table-cell office:value-type="float" office:value="1054.36166240595">
                <text:p>1054.36166240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223.839">
                <text:p>223.839</text:p>
              </table:table-cell>
              <table:table-cell office:value-type="float" office:value="74.613">
                <text:p>74.613</text:p>
              </table:table-cell>
              <table:table-cell office:value-type="float" office:value="159.386898473915">
                <text:p>159.386898473915</text:p>
              </table:table-cell>
              <table:table-cell office:value-type="float" office:value="447.678375691155">
                <text:p>447.678375691155</text:p>
              </table:table-cell>
              <table:table-cell office:value-type="float" office:value="566.790469152284">
                <text:p>566.790469152284</text:p>
              </table:table-cell>
              <table:table-cell office:value-type="float" office:value="774.921680488906">
                <text:p>774.921680488906</text:p>
              </table:table-cell>
              <table:table-cell office:value-type="float" office:value="774.921680489076">
                <text:p>774.921680489076</text:p>
              </table:table-cell>
              <table:table-cell office:value-type="float" office:value="938.860876673443">
                <text:p>938.860876673443</text:p>
              </table:table-cell>
              <table:table-cell office:value-type="float" office:value="954.476636802647">
                <text:p>954.476636802647</text:p>
              </table:table-cell>
              <table:table-cell office:value-type="float" office:value="954.476636802728">
                <text:p>954.476636802728</text:p>
              </table:table-cell>
              <table:table-cell office:value-type="float" office:value="1070.99739306489">
                <text:p>1070.997393064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235.62">
                <text:p>235.62</text:p>
              </table:table-cell>
              <table:table-cell office:value-type="float" office:value="78.54">
                <text:p>78.54</text:p>
              </table:table-cell>
              <table:table-cell office:value-type="float" office:value="168.548014675828">
                <text:p>168.548014675828</text:p>
              </table:table-cell>
              <table:table-cell office:value-type="float" office:value="471.240485431266">
                <text:p>471.240485431266</text:p>
              </table:table-cell>
              <table:table-cell office:value-type="float" office:value="556.963646447703">
                <text:p>556.963646447703</text:p>
              </table:table-cell>
              <table:table-cell office:value-type="float" office:value="777.240108498337">
                <text:p>777.240108498337</text:p>
              </table:table-cell>
              <table:table-cell office:value-type="float" office:value="777.240108498426">
                <text:p>777.240108498426</text:p>
              </table:table-cell>
              <table:table-cell office:value-type="float" office:value="948.590559795607">
                <text:p>948.590559795607</text:p>
              </table:table-cell>
              <table:table-cell office:value-type="float" office:value="948.590559795713">
                <text:p>948.590559795713</text:p>
              </table:table-cell>
              <table:table-cell office:value-type="float" office:value="948.626315559451">
                <text:p>948.626315559451</text:p>
              </table:table-cell>
              <table:table-cell office:value-type="float" office:value="1088.24040569968">
                <text:p>1088.240405699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1227678373">
                <text:p>0.525001227678373</text:p>
              </table:table-cell>
              <table:table-cell office:value-type="float" office:value="247.401">
                <text:p>247.401</text:p>
              </table:table-cell>
              <table:table-cell office:value-type="float" office:value="82.467">
                <text:p>82.467</text:p>
              </table:table-cell>
              <table:table-cell office:value-type="float" office:value="177.773790533821">
                <text:p>177.773790533821</text:p>
              </table:table-cell>
              <table:table-cell office:value-type="float" office:value="494.802619418867">
                <text:p>494.802619418867</text:p>
              </table:table-cell>
              <table:table-cell office:value-type="float" office:value="547.135126239079">
                <text:p>547.135126239079</text:p>
              </table:table-cell>
              <table:table-cell office:value-type="float" office:value="779.670077536395">
                <text:p>779.670077536395</text:p>
              </table:table-cell>
              <table:table-cell office:value-type="float" office:value="779.670077536446">
                <text:p>779.670077536446</text:p>
              </table:table-cell>
              <table:table-cell office:value-type="float" office:value="942.766723995157">
                <text:p>942.766723995157</text:p>
              </table:table-cell>
              <table:table-cell office:value-type="float" office:value="942.766723995188">
                <text:p>942.766723995188</text:p>
              </table:table-cell>
              <table:table-cell office:value-type="float" office:value="958.391174023257">
                <text:p>958.391174023257</text:p>
              </table:table-cell>
              <table:table-cell office:value-type="float" office:value="1106.0612755823">
                <text:p>1106.0612755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259.182">
                <text:p>259.182</text:p>
              </table:table-cell>
              <table:table-cell office:value-type="float" office:value="86.394">
                <text:p>86.394</text:p>
              </table:table-cell>
              <table:table-cell office:value-type="float" office:value="187.059921179262">
                <text:p>187.059921179262</text:p>
              </table:table-cell>
              <table:table-cell office:value-type="float" office:value="518.36478146135">
                <text:p>518.36478146135</text:p>
              </table:table-cell>
              <table:table-cell office:value-type="float" office:value="537.305017289649">
                <text:p>537.305017289649</text:p>
              </table:table-cell>
              <table:table-cell office:value-type="float" office:value="782.210560836889">
                <text:p>782.210560836889</text:p>
              </table:table-cell>
              <table:table-cell office:value-type="float" office:value="782.210560836947">
                <text:p>782.210560836947</text:p>
              </table:table-cell>
              <table:table-cell office:value-type="float" office:value="937.006244493274">
                <text:p>937.006244493274</text:p>
              </table:table-cell>
              <table:table-cell office:value-type="float" office:value="937.006244493386">
                <text:p>937.006244493386</text:p>
              </table:table-cell>
              <table:table-cell office:value-type="float" office:value="968.155514547036">
                <text:p>968.155514547036</text:p>
              </table:table-cell>
              <table:table-cell office:value-type="float" office:value="1124.43165876241">
                <text:p>1124.43165876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270.963">
                <text:p>270.963</text:p>
              </table:table-cell>
              <table:table-cell office:value-type="float" office:value="90.321">
                <text:p>90.321</text:p>
              </table:table-cell>
              <table:table-cell office:value-type="float" office:value="196.402120600641">
                <text:p>196.402120600641</text:p>
              </table:table-cell>
              <table:table-cell office:value-type="float" office:value="527.473447779985">
                <text:p>527.473447779985</text:p>
              </table:table-cell>
              <table:table-cell office:value-type="float" office:value="541.926975742098">
                <text:p>541.926975742098</text:p>
              </table:table-cell>
              <table:table-cell office:value-type="float" office:value="784.860498722138">
                <text:p>784.860498722138</text:p>
              </table:table-cell>
              <table:table-cell office:value-type="float" office:value="784.860498722177">
                <text:p>784.860498722177</text:p>
              </table:table-cell>
              <table:table-cell office:value-type="float" office:value="931.31025237994">
                <text:p>931.31025237994</text:p>
              </table:table-cell>
              <table:table-cell office:value-type="float" office:value="931.310252379962">
                <text:p>931.310252379962</text:p>
              </table:table-cell>
              <table:table-cell office:value-type="float" office:value="977.919399748983">
                <text:p>977.919399748983</text:p>
              </table:table-cell>
              <table:table-cell office:value-type="float" office:value="1143.32434017989">
                <text:p>1143.32434017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1403060999">
                <text:p>0.600001403060999</text:p>
              </table:table-cell>
              <table:table-cell office:value-type="float" office:value="282.744">
                <text:p>282.744</text:p>
              </table:table-cell>
              <table:table-cell office:value-type="float" office:value="94.2480000000001">
                <text:p>94.2480000000001</text:p>
              </table:table-cell>
              <table:table-cell office:value-type="float" office:value="205.7961783831">
                <text:p>205.7961783831</text:p>
              </table:table-cell>
              <table:table-cell office:value-type="float" office:value="517.640567371194">
                <text:p>517.640567371194</text:p>
              </table:table-cell>
              <table:table-cell office:value-type="float" office:value="565.489206839396">
                <text:p>565.489206839396</text:p>
              </table:table-cell>
              <table:table-cell office:value-type="float" office:value="787.618800629567">
                <text:p>787.618800629567</text:p>
              </table:table-cell>
              <table:table-cell office:value-type="float" office:value="787.61880062967">
                <text:p>787.61880062967</text:p>
              </table:table-cell>
              <table:table-cell office:value-type="float" office:value="925.67989443903">
                <text:p>925.67989443903</text:p>
              </table:table-cell>
              <table:table-cell office:value-type="float" office:value="925.679894439111">
                <text:p>925.679894439111</text:p>
              </table:table-cell>
              <table:table-cell office:value-type="float" office:value="987.68289236863">
                <text:p>987.68289236863</text:p>
              </table:table-cell>
              <table:table-cell office:value-type="float" office:value="1162.71326149037">
                <text:p>1162.71326149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294.525">
                <text:p>294.525</text:p>
              </table:table-cell>
              <table:table-cell office:value-type="float" office:value="98.175">
                <text:p>98.175</text:p>
              </table:table-cell>
              <table:table-cell office:value-type="float" office:value="215.238004345839">
                <text:p>215.238004345839</text:p>
              </table:table-cell>
              <table:table-cell office:value-type="float" office:value="507.806549476151">
                <text:p>507.806549476151</text:p>
              </table:table-cell>
              <table:table-cell office:value-type="float" office:value="589.051479743184">
                <text:p>589.051479743184</text:p>
              </table:table-cell>
              <table:table-cell office:value-type="float" office:value="790.484347147864">
                <text:p>790.484347147864</text:p>
              </table:table-cell>
              <table:table-cell office:value-type="float" office:value="790.484347147891">
                <text:p>790.484347147891</text:p>
              </table:table-cell>
              <table:table-cell office:value-type="float" office:value="920.116332803713">
                <text:p>920.116332803713</text:p>
              </table:table-cell>
              <table:table-cell office:value-type="float" office:value="920.116332803772">
                <text:p>920.116332803772</text:p>
              </table:table-cell>
              <table:table-cell office:value-type="float" office:value="997.446055253315">
                <text:p>997.446055253315</text:p>
              </table:table-cell>
              <table:table-cell office:value-type="float" office:value="1182.57353191603">
                <text:p>1182.573531916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306.306">
                <text:p>306.306</text:p>
              </table:table-cell>
              <table:table-cell office:value-type="float" office:value="102.102">
                <text:p>102.102</text:p>
              </table:table-cell>
              <table:table-cell office:value-type="float" office:value="224.72366247023">
                <text:p>224.72366247023</text:p>
              </table:table-cell>
              <table:table-cell office:value-type="float" office:value="497.971593755422">
                <text:p>497.971593755422</text:p>
              </table:table-cell>
              <table:table-cell office:value-type="float" office:value="612.613799872753">
                <text:p>612.613799872753</text:p>
              </table:table-cell>
              <table:table-cell office:value-type="float" office:value="793.455992054591">
                <text:p>793.455992054591</text:p>
              </table:table-cell>
              <table:table-cell office:value-type="float" office:value="793.45599205468">
                <text:p>793.45599205468</text:p>
              </table:table-cell>
              <table:table-cell office:value-type="float" office:value="914.620744567444">
                <text:p>914.620744567444</text:p>
              </table:table-cell>
              <table:table-cell office:value-type="float" office:value="914.620744567529">
                <text:p>914.620744567529</text:p>
              </table:table-cell>
              <table:table-cell office:value-type="float" office:value="1007.20895134836">
                <text:p>1007.20895134836</text:p>
              </table:table-cell>
              <table:table-cell office:value-type="float" office:value="1202.88142512874">
                <text:p>1202.88142512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318.087">
                <text:p>318.087</text:p>
              </table:table-cell>
              <table:table-cell office:value-type="float" office:value="106.029">
                <text:p>106.029</text:p>
              </table:table-cell>
              <table:table-cell office:value-type="float" office:value="234.249395563989">
                <text:p>234.249395563989</text:p>
              </table:table-cell>
              <table:table-cell office:value-type="float" office:value="488.135928864195">
                <text:p>488.135928864195</text:p>
              </table:table-cell>
              <table:table-cell office:value-type="float" office:value="636.176173093063">
                <text:p>636.176173093063</text:p>
              </table:table-cell>
              <table:table-cell office:value-type="float" office:value="796.53256434891">
                <text:p>796.53256434891</text:p>
              </table:table-cell>
              <table:table-cell office:value-type="float" office:value="796.532564348964">
                <text:p>796.532564348964</text:p>
              </table:table-cell>
              <table:table-cell office:value-type="float" office:value="909.194321350984">
                <text:p>909.194321350984</text:p>
              </table:table-cell>
              <table:table-cell office:value-type="float" office:value="909.194321351009">
                <text:p>909.194321351009</text:p>
              </table:table-cell>
              <table:table-cell office:value-type="float" office:value="1016.97164368944">
                <text:p>1016.97164368944</text:p>
              </table:table-cell>
              <table:table-cell office:value-type="float" office:value="1223.61436486204">
                <text:p>1223.61436486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329.868">
                <text:p>329.868</text:p>
              </table:table-cell>
              <table:table-cell office:value-type="float" office:value="109.956">
                <text:p>109.956</text:p>
              </table:table-cell>
              <table:table-cell office:value-type="float" office:value="243.811642024182">
                <text:p>243.811642024182</text:p>
              </table:table-cell>
              <table:table-cell office:value-type="float" office:value="478.299815464013">
                <text:p>478.299815464013</text:p>
              </table:table-cell>
              <table:table-cell office:value-type="float" office:value="659.738605732276">
                <text:p>659.738605732276</text:p>
              </table:table-cell>
              <table:table-cell office:value-type="float" office:value="799.712870272437">
                <text:p>799.712870272437</text:p>
              </table:table-cell>
              <table:table-cell office:value-type="float" office:value="799.712870272514">
                <text:p>799.712870272514</text:p>
              </table:table-cell>
              <table:table-cell office:value-type="float" office:value="903.838268820468">
                <text:p>903.838268820468</text:p>
              </table:table-cell>
              <table:table-cell office:value-type="float" office:value="903.838268820491">
                <text:p>903.838268820491</text:p>
              </table:table-cell>
              <table:table-cell office:value-type="float" office:value="1026.73419539551">
                <text:p>1026.73419539551</text:p>
              </table:table-cell>
              <table:table-cell office:value-type="float" office:value="1225.2766080534">
                <text:p>1225.2766080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341.649">
                <text:p>341.649</text:p>
              </table:table-cell>
              <table:table-cell office:value-type="float" office:value="113.883">
                <text:p>113.883</text:p>
              </table:table-cell>
              <table:table-cell office:value-type="float" office:value="253.407046045399">
                <text:p>253.407046045399</text:p>
              </table:table-cell>
              <table:table-cell office:value-type="float" office:value="468.463549530868">
                <text:p>468.463549530868</text:p>
              </table:table-cell>
              <table:table-cell office:value-type="float" office:value="683.301104598607">
                <text:p>683.301104598607</text:p>
              </table:table-cell>
              <table:table-cell office:value-type="float" office:value="802.995695310661">
                <text:p>802.995695310661</text:p>
              </table:table-cell>
              <table:table-cell office:value-type="float" office:value="802.995695310778">
                <text:p>802.995695310778</text:p>
              </table:table-cell>
              <table:table-cell office:value-type="float" office:value="898.553806157724">
                <text:p>898.553806157724</text:p>
              </table:table-cell>
              <table:table-cell office:value-type="float" office:value="898.5538061578">
                <text:p>898.5538061578</text:p>
              </table:table-cell>
              <table:table-cell office:value-type="float" office:value="1036.49666966506">
                <text:p>1036.49666966506</text:p>
              </table:table-cell>
              <table:table-cell office:value-type="float" office:value="1201.70935894031">
                <text:p>1201.70935894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353.43">
                <text:p>353.43</text:p>
              </table:table-cell>
              <table:table-cell office:value-type="float" office:value="117.81">
                <text:p>117.81</text:p>
              </table:table-cell>
              <table:table-cell office:value-type="float" office:value="263.032462428572">
                <text:p>263.032462428572</text:p>
              </table:table-cell>
              <table:table-cell office:value-type="float" office:value="458.627465979223">
                <text:p>458.627465979223</text:p>
              </table:table-cell>
              <table:table-cell office:value-type="float" office:value="706.863676996916">
                <text:p>706.863676996916</text:p>
              </table:table-cell>
              <table:table-cell office:value-type="float" office:value="806.379806170189">
                <text:p>806.379806170189</text:p>
              </table:table-cell>
              <table:table-cell office:value-type="float" office:value="806.379806170277">
                <text:p>806.379806170277</text:p>
              </table:table-cell>
              <table:table-cell office:value-type="float" office:value="893.342165479043">
                <text:p>893.342165479043</text:p>
              </table:table-cell>
              <table:table-cell office:value-type="float" office:value="893.342165479065">
                <text:p>893.342165479065</text:p>
              </table:table-cell>
              <table:table-cell office:value-type="float" office:value="1046.25912977241">
                <text:p>1046.25912977241</text:p>
              </table:table-cell>
              <table:table-cell office:value-type="float" office:value="1178.14250235303">
                <text:p>1178.14250235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365.211">
                <text:p>365.211</text:p>
              </table:table-cell>
              <table:table-cell office:value-type="float" office:value="121.737">
                <text:p>121.737</text:p>
              </table:table-cell>
              <table:table-cell office:value-type="float" office:value="272.684957082374">
                <text:p>272.684957082374</text:p>
              </table:table-cell>
              <table:table-cell office:value-type="float" office:value="448.791942627435">
                <text:p>448.791942627435</text:p>
              </table:table-cell>
              <table:table-cell office:value-type="float" office:value="730.426330745898">
                <text:p>730.426330745898</text:p>
              </table:table-cell>
              <table:table-cell office:value-type="float" office:value="809.863952725644">
                <text:p>809.863952725644</text:p>
              </table:table-cell>
              <table:table-cell office:value-type="float" office:value="809.863952725685">
                <text:p>809.863952725685</text:p>
              </table:table-cell>
              <table:table-cell office:value-type="float" office:value="888.204591200077">
                <text:p>888.204591200077</text:p>
              </table:table-cell>
              <table:table-cell office:value-type="float" office:value="888.204591200134">
                <text:p>888.204591200134</text:p>
              </table:table-cell>
              <table:table-cell office:value-type="float" office:value="1056.02163906708">
                <text:p>1056.02163906708</text:p>
              </table:table-cell>
              <table:table-cell office:value-type="float" office:value="1154.57601603937">
                <text:p>1154.57601603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376.992">
                <text:p>376.992</text:p>
              </table:table-cell>
              <table:table-cell office:value-type="float" office:value="125.664">
                <text:p>125.664</text:p>
              </table:table-cell>
              <table:table-cell office:value-type="float" office:value="282.361804138921">
                <text:p>282.361804138921</text:p>
              </table:table-cell>
              <table:table-cell office:value-type="float" office:value="438.957404534315">
                <text:p>438.957404534315</text:p>
              </table:table-cell>
              <table:table-cell office:value-type="float" office:value="753.989074193906">
                <text:p>753.989074193906</text:p>
              </table:table-cell>
              <table:table-cell office:value-type="float" office:value="813.44686993061">
                <text:p>813.44686993061</text:p>
              </table:table-cell>
              <table:table-cell office:value-type="float" office:value="813.44686993071">
                <text:p>813.44686993071</text:p>
              </table:table-cell>
              <table:table-cell office:value-type="float" office:value="883.1423393476">
                <text:p>883.1423393476</text:p>
              </table:table-cell>
              <table:table-cell office:value-type="float" office:value="883.142339347693">
                <text:p>883.142339347693</text:p>
              </table:table-cell>
              <table:table-cell office:value-type="float" office:value="1065.78426097247">
                <text:p>1065.78426097247</text:p>
              </table:table-cell>
              <table:table-cell office:value-type="float" office:value="1131.009878583">
                <text:p>1131.009878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1929208873">
                <text:p>0.825001929208873</text:p>
              </table:table-cell>
              <table:table-cell office:value-type="float" office:value="388.773">
                <text:p>388.773</text:p>
              </table:table-cell>
              <table:table-cell office:value-type="float" office:value="129.591">
                <text:p>129.591</text:p>
              </table:table-cell>
              <table:table-cell office:value-type="float" office:value="292.060480465651">
                <text:p>292.060480465651</text:p>
              </table:table-cell>
              <table:table-cell office:value-type="float" office:value="429.124328727712">
                <text:p>429.124328727712</text:p>
              </table:table-cell>
              <table:table-cell office:value-type="float" office:value="777.551916236629">
                <text:p>777.551916236629</text:p>
              </table:table-cell>
              <table:table-cell office:value-type="float" office:value="817.127279689188">
                <text:p>817.127279689188</text:p>
              </table:table-cell>
              <table:table-cell office:value-type="float" office:value="817.127279689223">
                <text:p>817.127279689223</text:p>
              </table:table-cell>
              <table:table-cell office:value-type="float" office:value="878.156676814031">
                <text:p>878.156676814031</text:p>
              </table:table-cell>
              <table:table-cell office:value-type="float" office:value="878.156676814123">
                <text:p>878.156676814123</text:p>
              </table:table-cell>
              <table:table-cell office:value-type="float" office:value="1075.54705898743">
                <text:p>1075.54705898743</text:p>
              </table:table-cell>
              <table:table-cell office:value-type="float" office:value="1107.44406938949">
                <text:p>1107.44406938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400.554">
                <text:p>400.554</text:p>
              </table:table-cell>
              <table:table-cell office:value-type="float" office:value="133.518">
                <text:p>133.518</text:p>
              </table:table-cell>
              <table:table-cell office:value-type="float" office:value="301.778658266409">
                <text:p>301.778658266409</text:p>
              </table:table-cell>
              <table:table-cell office:value-type="float" office:value="419.293249360019">
                <text:p>419.293249360019</text:p>
              </table:table-cell>
              <table:table-cell office:value-type="float" office:value="801.114866332343">
                <text:p>801.114866332343</text:p>
              </table:table-cell>
              <table:table-cell office:value-type="float" office:value="820.903892681846">
                <text:p>820.903892681846</text:p>
              </table:table-cell>
              <table:table-cell office:value-type="float" office:value="820.903892681861">
                <text:p>820.903892681861</text:p>
              </table:table-cell>
              <table:table-cell office:value-type="float" office:value="873.248880554059">
                <text:p>873.248880554059</text:p>
              </table:table-cell>
              <table:table-cell office:value-type="float" office:value="873.248880554077">
                <text:p>873.248880554077</text:p>
              </table:table-cell>
              <table:table-cell office:value-type="float" office:value="1083.87856867241">
                <text:p>1083.87856867241</text:p>
              </table:table-cell>
              <table:table-cell office:value-type="float" office:value="1085.31009668675">
                <text:p>1085.31009668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412.335">
                <text:p>412.335</text:p>
              </table:table-cell>
              <table:table-cell office:value-type="float" office:value="137.445">
                <text:p>137.445</text:p>
              </table:table-cell>
              <table:table-cell office:value-type="float" office:value="311.514196315684">
                <text:p>311.514196315684</text:p>
              </table:table-cell>
              <table:table-cell office:value-type="float" office:value="409.464763306081">
                <text:p>409.464763306081</text:p>
              </table:table-cell>
              <table:table-cell office:value-type="float" office:value="824.67793451858">
                <text:p>824.67793451858</text:p>
              </table:table-cell>
              <table:table-cell office:value-type="float" office:value="824.775410143357">
                <text:p>824.775410143357</text:p>
              </table:table-cell>
              <table:table-cell office:value-type="float" office:value="824.775410143482">
                <text:p>824.775410143482</text:p>
              </table:table-cell>
              <table:table-cell office:value-type="float" office:value="868.420236721795">
                <text:p>868.420236721795</text:p>
              </table:table-cell>
              <table:table-cell office:value-type="float" office:value="868.420236721864">
                <text:p>868.420236721864</text:p>
              </table:table-cell>
              <table:table-cell office:value-type="float" office:value="1060.31335743882">
                <text:p>1060.31335743882</text:p>
              </table:table-cell>
              <table:table-cell office:value-type="float" office:value="1095.07343772447">
                <text:p>1095.07343772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424.116">
                <text:p>424.116</text:p>
              </table:table-cell>
              <table:table-cell office:value-type="float" office:value="141.372">
                <text:p>141.372</text:p>
              </table:table-cell>
              <table:table-cell office:value-type="float" office:value="321.265130295183">
                <text:p>321.265130295183</text:p>
              </table:table-cell>
              <table:table-cell office:value-type="float" office:value="399.639536239153">
                <text:p>399.639536239153</text:p>
              </table:table-cell>
              <table:table-cell office:value-type="float" office:value="828.740525589447">
                <text:p>828.740525589447</text:p>
              </table:table-cell>
              <table:table-cell office:value-type="float" office:value="828.740525589468">
                <text:p>828.740525589468</text:p>
              </table:table-cell>
              <table:table-cell office:value-type="float" office:value="848.241131428642">
                <text:p>848.241131428642</text:p>
              </table:table-cell>
              <table:table-cell office:value-type="float" office:value="863.672039748046">
                <text:p>863.672039748046</text:p>
              </table:table-cell>
              <table:table-cell office:value-type="float" office:value="863.672039748102">
                <text:p>863.672039748102</text:p>
              </table:table-cell>
              <table:table-cell office:value-type="float" office:value="1036.74841747502">
                <text:p>1036.74841747502</text:p>
              </table:table-cell>
              <table:table-cell office:value-type="float" office:value="1104.83714583672">
                <text:p>1104.8371458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435.897">
                <text:p>435.897</text:p>
              </table:table-cell>
              <table:table-cell office:value-type="float" office:value="145.299">
                <text:p>145.299</text:p>
              </table:table-cell>
              <table:table-cell office:value-type="float" office:value="331.029662589483">
                <text:p>331.029662589483</text:p>
              </table:table-cell>
              <table:table-cell office:value-type="float" office:value="389.81830919593">
                <text:p>389.81830919593</text:p>
              </table:table-cell>
              <table:table-cell office:value-type="float" office:value="832.797926487539">
                <text:p>832.797926487539</text:p>
              </table:table-cell>
              <table:table-cell office:value-type="float" office:value="832.79792648757">
                <text:p>832.79792648757</text:p>
              </table:table-cell>
              <table:table-cell office:value-type="float" office:value="859.005591355023">
                <text:p>859.005591355023</text:p>
              </table:table-cell>
              <table:table-cell office:value-type="float" office:value="859.005591355074">
                <text:p>859.005591355074</text:p>
              </table:table-cell>
              <table:table-cell office:value-type="float" office:value="871.804468307294">
                <text:p>871.804468307294</text:p>
              </table:table-cell>
              <table:table-cell office:value-type="float" office:value="1013.18373133227">
                <text:p>1013.18373133227</text:p>
              </table:table-cell>
              <table:table-cell office:value-type="float" office:value="1114.60128484514">
                <text:p>1114.60128484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447.678">
                <text:p>447.678</text:p>
              </table:table-cell>
              <table:table-cell office:value-type="float" office:value="149.226">
                <text:p>149.226</text:p>
              </table:table-cell>
              <table:table-cell office:value-type="float" office:value="340.806151852513">
                <text:p>340.806151852513</text:p>
              </table:table-cell>
              <table:table-cell office:value-type="float" office:value="380.00190565612">
                <text:p>380.00190565612</text:p>
              </table:table-cell>
              <table:table-cell office:value-type="float" office:value="836.946295871185">
                <text:p>836.946295871185</text:p>
              </table:table-cell>
              <table:table-cell office:value-type="float" office:value="836.946295871273">
                <text:p>836.946295871273</text:p>
              </table:table-cell>
              <table:table-cell office:value-type="float" office:value="854.422199508234">
                <text:p>854.422199508234</text:p>
              </table:table-cell>
              <table:table-cell office:value-type="float" office:value="854.422199508282">
                <text:p>854.422199508282</text:p>
              </table:table-cell>
              <table:table-cell office:value-type="float" office:value="895.36795702656">
                <text:p>895.36795702656</text:p>
              </table:table-cell>
              <table:table-cell office:value-type="float" office:value="989.619282311486">
                <text:p>989.619282311486</text:p>
              </table:table-cell>
              <table:table-cell office:value-type="float" office:value="1124.3659186619">
                <text:p>1124.3659186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459.459">
                <text:p>459.459</text:p>
              </table:table-cell>
              <table:table-cell office:value-type="float" office:value="153.153">
                <text:p>153.153</text:p>
              </table:table-cell>
              <table:table-cell office:value-type="float" office:value="350.593102556521">
                <text:p>350.593102556521</text:p>
              </table:table-cell>
              <table:table-cell office:value-type="float" office:value="370.191239141876">
                <text:p>370.191239141876</text:p>
              </table:table-cell>
              <table:table-cell office:value-type="float" office:value="841.184313895052">
                <text:p>841.184313895052</text:p>
              </table:table-cell>
              <table:table-cell office:value-type="float" office:value="841.184313895107">
                <text:p>841.184313895107</text:p>
              </table:table-cell>
              <table:table-cell office:value-type="float" office:value="849.923177305503">
                <text:p>849.923177305503</text:p>
              </table:table-cell>
              <table:table-cell office:value-type="float" office:value="849.923177305558">
                <text:p>849.923177305558</text:p>
              </table:table-cell>
              <table:table-cell office:value-type="float" office:value="918.9316101019">
                <text:p>918.9316101019</text:p>
              </table:table-cell>
              <table:table-cell office:value-type="float" office:value="966.055054449112">
                <text:p>966.055054449112</text:p>
              </table:table-cell>
              <table:table-cell office:value-type="float" office:value="1134.13111129368">
                <text:p>1134.13111129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471.24">
                <text:p>471.24</text:p>
              </table:table-cell>
              <table:table-cell office:value-type="float" office:value="157.08">
                <text:p>157.08</text:p>
              </table:table-cell>
              <table:table-cell office:value-type="float" office:value="360.387321345992">
                <text:p>360.387321345992</text:p>
              </table:table-cell>
              <table:table-cell office:value-type="float" office:value="360.389154708536">
                <text:p>360.389154708536</text:p>
              </table:table-cell>
              <table:table-cell office:value-type="float" office:value="845.509841801846">
                <text:p>845.509841801846</text:p>
              </table:table-cell>
              <table:table-cell office:value-type="float" office:value="845.509841801857">
                <text:p>845.509841801857</text:p>
              </table:table-cell>
              <table:table-cell office:value-type="float" office:value="845.510659328136">
                <text:p>845.510659328136</text:p>
              </table:table-cell>
              <table:table-cell office:value-type="float" office:value="845.510659328164">
                <text:p>845.510659328164</text:p>
              </table:table-cell>
              <table:table-cell office:value-type="float" office:value="942.491032501505">
                <text:p>942.491032501505</text:p>
              </table:table-cell>
              <table:table-cell office:value-type="float" office:value="942.495440707548">
                <text:p>942.495440707548</text:p>
              </table:table-cell>
              <table:table-cell office:value-type="float" office:value="1143.89509985086">
                <text:p>1143.895099850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circle" chart:symbol-width="0.15cm" chart:symbol-height="0.1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1.462cm" style:legend-expansion="high" chart:style-name="ch2"/>
        <chart:plot-area chart:style-name="ch3" table:cell-range-address="8x8.M2:8x8.V42 Analytical.B1:Analytical.D42 8x8.N1:8x8.V1" chart:data-source-has-labels="both" svg:x="0.77cm" svg:y="0.855cm" svg:width="12.399cm" svg:height="7.545cm">
          <chartooo:coordinate-region svg:x="1.762cm" svg:y="0.855cm" svg:width="11.179cm" svg:height="6.898cm"/>
          <chart:axis chart:dimension="x" chart:name="primary-x" chart:style-name="ch4" chartooo:axis-type="auto">
            <chart:categories table:cell-range-address="8x8.M2:8x8.M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tical.B2:Analytical.B42" chart:label-cell-address="Analytical.B1:Analytical.B1" chart:class="chart:scatter">
            <chart:domain table:cell-range-address="8x8.M2:8x8.M42"/>
            <chart:data-point chart:repeated="41"/>
          </chart:series>
          <chart:series chart:style-name="ch7" chart:values-cell-range-address="Analytical.C2:Analytical.C42" chart:label-cell-address="Analytical.C1:Analytical.C1" chart:class="chart:scatter">
            <chart:data-point chart:repeated="41"/>
          </chart:series>
          <chart:series chart:style-name="ch7" chart:values-cell-range-address="Analytical.D2:Analytical.D42" chart:label-cell-address="Analytical.D1:Analytical.D1" chart:class="chart:scatter">
            <chart:data-point chart:repeated="41"/>
          </chart:series>
          <chart:series chart:style-name="ch8" chart:values-cell-range-address="8x8.N2:8x8.N42" chart:label-cell-address="8x8.N1:8x8.N1" chart:class="chart:scatter">
            <chart:data-point chart:repeated="41"/>
          </chart:series>
          <chart:series chart:style-name="ch9" chart:values-cell-range-address="8x8.O2:8x8.O42" chart:label-cell-address="8x8.O1:8x8.O1" chart:class="chart:scatter">
            <chart:data-point chart:repeated="41"/>
          </chart:series>
          <chart:series chart:style-name="ch10" chart:values-cell-range-address="8x8.P2:8x8.P42" chart:label-cell-address="8x8.P1:8x8.P1" chart:class="chart:scatter">
            <chart:data-point chart:repeated="41"/>
          </chart:series>
          <chart:series chart:style-name="ch11" chart:values-cell-range-address="8x8.Q2:8x8.Q42" chart:label-cell-address="8x8.Q1:8x8.Q1" chart:class="chart:scatter">
            <chart:data-point chart:repeated="41"/>
          </chart:series>
          <chart:series chart:style-name="ch12" chart:values-cell-range-address="8x8.R2:8x8.R42" chart:label-cell-address="8x8.R1:8x8.R1" chart:class="chart:scatter">
            <chart:data-point chart:repeated="41"/>
          </chart:series>
          <chart:series chart:style-name="ch13" chart:values-cell-range-address="8x8.S2:8x8.S42" chart:label-cell-address="8x8.S1:8x8.S1" chart:class="chart:scatter">
            <chart:data-point chart:repeated="41"/>
          </chart:series>
          <chart:series chart:style-name="ch14" chart:values-cell-range-address="8x8.T2:8x8.T42" chart:label-cell-address="8x8.T1:8x8.T1" chart:class="chart:scatter">
            <chart:data-point chart:repeated="41"/>
          </chart:series>
          <chart:series chart:style-name="ch15" chart:values-cell-range-address="8x8.U2:8x8.U42" chart:label-cell-address="8x8.U1:8x8.U1" chart:class="chart:scatter">
            <chart:data-point chart:repeated="41"/>
          </chart:series>
          <chart:series chart:style-name="ch16" chart:values-cell-range-address="8x8.V2:8x8.V42" chart:label-cell-address="8x8.V1:8x8.V1" chart:class="chart:scatter">
            <chart:data-point chart:repeated="4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P</text:p>
                <draw:g>
                  <svg:desc>Analytical.B1:Analytical.B1</svg:desc>
                </draw:g>
              </table:table-cell>
              <table:table-cell office:value-type="string">
                <text:p>S</text:p>
                <draw:g>
                  <svg:desc>Analytical.C1:Analytical.C1</svg:desc>
                </draw:g>
              </table:table-cell>
              <table:table-cell office:value-type="string">
                <text:p>R</text:p>
                <draw:g>
                  <svg:desc>Analytical.D1:Analytical.D1</svg:desc>
                </draw:g>
              </table:table-cell>
              <table:table-cell office:value-type="string">
                <text:p>N = 1</text:p>
                <draw:g>
                  <svg:desc>8x8.N1:8x8.N1</svg:desc>
                </draw:g>
              </table:table-cell>
              <table:table-cell office:value-type="string">
                <text:p>N = 2</text:p>
                <draw:g>
                  <svg:desc>8x8.O1:8x8.O1</svg:desc>
                </draw:g>
              </table:table-cell>
              <table:table-cell office:value-type="string">
                <text:p>N = 3</text:p>
                <draw:g>
                  <svg:desc>8x8.P1:8x8.P1</svg:desc>
                </draw:g>
              </table:table-cell>
              <table:table-cell office:value-type="string">
                <text:p>N = 4</text:p>
                <draw:g>
                  <svg:desc>8x8.Q1:8x8.Q1</svg:desc>
                </draw:g>
              </table:table-cell>
              <table:table-cell office:value-type="string">
                <text:p>N = 5</text:p>
                <draw:g>
                  <svg:desc>8x8.R1:8x8.R1</svg:desc>
                </draw:g>
              </table:table-cell>
              <table:table-cell office:value-type="string">
                <text:p>N = 6</text:p>
                <draw:g>
                  <svg:desc>8x8.S1:8x8.S1</svg:desc>
                </draw:g>
              </table:table-cell>
              <table:table-cell office:value-type="string">
                <text:p>N = 7</text:p>
                <draw:g>
                  <svg:desc>8x8.T1:8x8.T1</svg:desc>
                </draw:g>
              </table:table-cell>
              <table:table-cell office:value-type="string">
                <text:p>N = 8</text:p>
                <draw:g>
                  <svg:desc>8x8.U1:8x8.U1</svg:desc>
                </draw:g>
              </table:table-cell>
              <table:table-cell office:value-type="string">
                <text:p>N = 9</text:p>
                <draw:g>
                  <svg:desc>8x8.V1:8x8.V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8x8.M2:8x8.M42</svg:desc>
                </draw:g>
              </table:table-cell>
              <table:table-cell office:value-type="float" office:value="0">
                <text:p>0</text:p>
                <draw:g>
                  <svg:desc>8x8.M2:8x8.M42</svg:desc>
                </draw:g>
              </table:table-cell>
              <table:table-cell office:value-type="float" office:value="0">
                <text:p>0</text:p>
                <draw:g>
                  <svg:desc>Analytical.B2:Analytical.B42</svg:desc>
                </draw:g>
              </table:table-cell>
              <table:table-cell office:value-type="float" office:value="0">
                <text:p>0</text:p>
                <draw:g>
                  <svg:desc>Analytical.C2:Analytical.C42</svg:desc>
                </draw:g>
              </table:table-cell>
              <table:table-cell office:value-type="float" office:value="894.427190999916">
                <text:p>894.427190999916</text:p>
                <draw:g>
                  <svg:desc>Analytical.D2:Analytical.D42</svg:desc>
                </draw:g>
              </table:table-cell>
              <table:table-cell office:value-type="float" office:value="0.000493664057594809">
                <text:p>0.000493664057594809</text:p>
                <draw:g>
                  <svg:desc>8x8.N2:8x8.N42</svg:desc>
                </draw:g>
              </table:table-cell>
              <table:table-cell office:value-type="float" office:value="0.00021512073356113">
                <text:p>0.00021512073356113</text:p>
                <draw:g>
                  <svg:desc>8x8.O2:8x8.O42</svg:desc>
                </draw:g>
              </table:table-cell>
              <table:table-cell office:value-type="float" office:value="753.126215559171">
                <text:p>753.126215559171</text:p>
                <draw:g>
                  <svg:desc>8x8.P2:8x8.P42</svg:desc>
                </draw:g>
              </table:table-cell>
              <table:table-cell office:value-type="float" office:value="753.126215559374">
                <text:p>753.126215559374</text:p>
                <draw:g>
                  <svg:desc>8x8.Q2:8x8.Q42</svg:desc>
                </draw:g>
              </table:table-cell>
              <table:table-cell office:value-type="float" office:value="753.126215559435">
                <text:p>753.126215559435</text:p>
                <draw:g>
                  <svg:desc>8x8.R2:8x8.R42</svg:desc>
                </draw:g>
              </table:table-cell>
              <table:table-cell office:value-type="float" office:value="753.126215559527">
                <text:p>753.126215559527</text:p>
                <draw:g>
                  <svg:desc>8x8.S2:8x8.S42</svg:desc>
                </draw:g>
              </table:table-cell>
              <table:table-cell office:value-type="float" office:value="894.427190999711">
                <text:p>894.427190999711</text:p>
                <draw:g>
                  <svg:desc>8x8.T2:8x8.T42</svg:desc>
                </draw:g>
              </table:table-cell>
              <table:table-cell office:value-type="float" office:value="1076.7774395715">
                <text:p>1076.7774395715</text:p>
                <draw:g>
                  <svg:desc>8x8.U2:8x8.U42</svg:desc>
                </draw:g>
              </table:table-cell>
              <table:table-cell office:value-type="float" office:value="1076.7774395716">
                <text:p>1076.7774395716</text:p>
                <draw:g>
                  <svg:desc>8x8.V2:8x8.V42</svg:desc>
                </draw:g>
              </table:table-cell>
            </table:table-row>
            <table:table-row>
              <table:table-cell office:value-type="float" office:value="0.0250000584608749">
                <text:p>0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23.5619449019234">
                <text:p>23.5619449019234</text:p>
              </table:table-cell>
              <table:table-cell office:value-type="float" office:value="7.85842876874674">
                <text:p>7.85842876874674</text:p>
              </table:table-cell>
              <table:table-cell office:value-type="float" office:value="895.493764202816">
                <text:p>895.493764202816</text:p>
              </table:table-cell>
              <table:table-cell office:value-type="float" office:value="7.85615091970696">
                <text:p>7.85615091970696</text:p>
              </table:table-cell>
              <table:table-cell office:value-type="float" office:value="23.5619999971129">
                <text:p>23.5619999971129</text:p>
              </table:table-cell>
              <table:table-cell office:value-type="float" office:value="743.336579017894">
                <text:p>743.336579017894</text:p>
              </table:table-cell>
              <table:table-cell office:value-type="float" office:value="753.187453314847">
                <text:p>753.187453314847</text:p>
              </table:table-cell>
              <table:table-cell office:value-type="float" office:value="753.187453314943">
                <text:p>753.187453314943</text:p>
              </table:table-cell>
              <table:table-cell office:value-type="float" office:value="762.914116392387">
                <text:p>762.914116392387</text:p>
              </table:table-cell>
              <table:table-cell office:value-type="float" office:value="894.969255227901">
                <text:p>894.969255227901</text:p>
              </table:table-cell>
              <table:table-cell office:value-type="float" office:value="1069.89828751897">
                <text:p>1069.89828751897</text:p>
              </table:table-cell>
              <table:table-cell office:value-type="float" office:value="1069.898287519">
                <text:p>1069.898287519</text:p>
              </table:table-cell>
            </table:table-row>
            <table:table-row>
              <table:table-cell office:value-type="float" office:value="0.0500001169217498">
                <text:p>0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47.1238898038469">
                <text:p>47.1238898038469</text:p>
              </table:table-cell>
              <table:table-cell office:value-type="float" office:value="15.7432665012896">
                <text:p>15.7432665012896</text:p>
              </table:table-cell>
              <table:table-cell office:value-type="float" office:value="898.685426651194">
                <text:p>898.685426651194</text:p>
              </table:table-cell>
              <table:table-cell office:value-type="float" office:value="15.7251419686771">
                <text:p>15.7251419686771</text:p>
              </table:table-cell>
              <table:table-cell office:value-type="float" office:value="47.1240000060924">
                <text:p>47.1240000060924</text:p>
              </table:table-cell>
              <table:table-cell office:value-type="float" office:value="733.545160538636">
                <text:p>733.545160538636</text:p>
              </table:table-cell>
              <table:table-cell office:value-type="float" office:value="753.371136994682">
                <text:p>753.371136994682</text:p>
              </table:table-cell>
              <table:table-cell office:value-type="float" office:value="753.371136994719">
                <text:p>753.371136994719</text:p>
              </table:table-cell>
              <table:table-cell office:value-type="float" office:value="772.700329785317">
                <text:p>772.700329785317</text:p>
              </table:table-cell>
              <table:table-cell office:value-type="float" office:value="896.593256472431">
                <text:p>896.593256472431</text:p>
              </table:table-cell>
              <table:table-cell office:value-type="float" office:value="1063.06339360192">
                <text:p>1063.06339360192</text:p>
              </table:table-cell>
              <table:table-cell office:value-type="float" office:value="1063.06339360193">
                <text:p>1063.06339360193</text:p>
              </table:table-cell>
            </table:table-row>
            <table:table-row>
              <table:table-cell office:value-type="float" office:value="0.0750001753826248">
                <text:p>0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70.6858347057703">
                <text:p>70.6858347057703</text:p>
              </table:table-cell>
              <table:table-cell office:value-type="float" office:value="23.6795849003101">
                <text:p>23.6795849003101</text:p>
              </table:table-cell>
              <table:table-cell office:value-type="float" office:value="903.978322150776">
                <text:p>903.978322150776</text:p>
              </table:table-cell>
              <table:table-cell office:value-type="float" office:value="23.6194904278368">
                <text:p>23.6194904278368</text:p>
              </table:table-cell>
              <table:table-cell office:value-type="float" office:value="70.6860000373875">
                <text:p>70.6860000373875</text:p>
              </table:table-cell>
              <table:table-cell office:value-type="float" office:value="723.751916179919">
                <text:p>723.751916179919</text:p>
              </table:table-cell>
              <table:table-cell office:value-type="float" office:value="753.677177910484">
                <text:p>753.677177910484</text:p>
              </table:table-cell>
              <table:table-cell office:value-type="float" office:value="753.677177910616">
                <text:p>753.677177910616</text:p>
              </table:table-cell>
              <table:table-cell office:value-type="float" office:value="782.484905819898">
                <text:p>782.484905819898</text:p>
              </table:table-cell>
              <table:table-cell office:value-type="float" office:value="899.292667529706">
                <text:p>899.292667529706</text:p>
              </table:table-cell>
              <table:table-cell office:value-type="float" office:value="1056.27355278104">
                <text:p>1056.27355278104</text:p>
              </table:table-cell>
              <table:table-cell office:value-type="float" office:value="1056.27355278113">
                <text:p>1056.27355278113</text:p>
              </table:table-cell>
            </table:table-row>
            <table:table-row>
              <table:table-cell office:value-type="float" office:value="0.1000002338435">
                <text:p>0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94.2477796076938">
                <text:p>94.2477796076938</text:p>
              </table:table-cell>
              <table:table-cell office:value-type="float" office:value="31.6899240978108">
                <text:p>31.6899240978108</text:p>
              </table:table-cell>
              <table:table-cell office:value-type="float" office:value="911.333712079256">
                <text:p>911.333712079256</text:p>
              </table:table-cell>
              <table:table-cell office:value-type="float" office:value="31.5510853693983">
                <text:p>31.5510853693983</text:p>
              </table:table-cell>
              <table:table-cell office:value-type="float" office:value="94.2480001556691">
                <text:p>94.2480001556691</text:p>
              </table:table-cell>
              <table:table-cell office:value-type="float" office:value="713.956804565247">
                <text:p>713.956804565247</text:p>
              </table:table-cell>
              <table:table-cell office:value-type="float" office:value="754.105428491846">
                <text:p>754.105428491846</text:p>
              </table:table-cell>
              <table:table-cell office:value-type="float" office:value="754.105428491858">
                <text:p>754.105428491858</text:p>
              </table:table-cell>
              <table:table-cell office:value-type="float" office:value="792.267896190383">
                <text:p>792.267896190383</text:p>
              </table:table-cell>
              <table:table-cell office:value-type="float" office:value="903.056764344579">
                <text:p>903.056764344579</text:p>
              </table:table-cell>
              <table:table-cell office:value-type="float" office:value="1049.52957632951">
                <text:p>1049.52957632951</text:p>
              </table:table-cell>
              <table:table-cell office:value-type="float" office:value="1049.52957632955">
                <text:p>1049.52957632955</text:p>
              </table:table-cell>
            </table:table-row>
            <table:table-row>
              <table:table-cell office:value-type="float" office:value="0.125000292304375">
                <text:p>0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117.809724509617">
                <text:p>117.809724509617</text:p>
              </table:table-cell>
              <table:table-cell office:value-type="float" office:value="39.7933581150728">
                <text:p>39.7933581150728</text:p>
              </table:table-cell>
              <table:table-cell office:value-type="float" office:value="920.699410432628">
                <text:p>920.699410432628</text:p>
              </table:table-cell>
              <table:table-cell office:value-type="float" office:value="39.5309156913324">
                <text:p>39.5309156913324</text:p>
              </table:table-cell>
              <table:table-cell office:value-type="float" office:value="117.810000475064">
                <text:p>117.810000475064</text:p>
              </table:table-cell>
              <table:table-cell office:value-type="float" office:value="704.159787191231">
                <text:p>704.159787191231</text:p>
              </table:table-cell>
              <table:table-cell office:value-type="float" office:value="754.655682646854">
                <text:p>754.655682646854</text:p>
              </table:table-cell>
              <table:table-cell office:value-type="float" office:value="754.655682647002">
                <text:p>754.655682647002</text:p>
              </table:table-cell>
              <table:table-cell office:value-type="float" office:value="802.049354022181">
                <text:p>802.049354022181</text:p>
              </table:table-cell>
              <table:table-cell office:value-type="float" office:value="907.87084966156">
                <text:p>907.87084966156</text:p>
              </table:table-cell>
              <table:table-cell office:value-type="float" office:value="1042.83229198441">
                <text:p>1042.83229198441</text:p>
              </table:table-cell>
              <table:table-cell office:value-type="float" office:value="1042.83229198453">
                <text:p>1042.83229198453</text:p>
              </table:table-cell>
            </table:table-row>
            <table:table-row>
              <table:table-cell office:value-type="float" office:value="0.15000035076525">
                <text:p>0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141.371669411541">
                <text:p>141.371669411541</text:p>
              </table:table-cell>
              <table:table-cell office:value-type="float" office:value="48.0048918695987">
                <text:p>48.0048918695987</text:p>
              </table:table-cell>
              <table:table-cell office:value-type="float" office:value="932.011614195295">
                <text:p>932.011614195295</text:p>
              </table:table-cell>
              <table:table-cell office:value-type="float" office:value="47.5688442835457">
                <text:p>47.5688442835457</text:p>
              </table:table-cell>
              <table:table-cell office:value-type="float" office:value="141.372001181839">
                <text:p>141.372001181839</text:p>
              </table:table-cell>
              <table:table-cell office:value-type="float" office:value="694.360828768252">
                <text:p>694.360828768252</text:p>
              </table:table-cell>
              <table:table-cell office:value-type="float" office:value="755.327676267255">
                <text:p>755.327676267255</text:p>
              </table:table-cell>
              <table:table-cell office:value-type="float" office:value="755.327676267293">
                <text:p>755.327676267293</text:p>
              </table:table-cell>
              <table:table-cell office:value-type="float" office:value="811.829333708344">
                <text:p>811.829333708344</text:p>
              </table:table-cell>
              <table:table-cell office:value-type="float" office:value="913.716550379749">
                <text:p>913.716550379749</text:p>
              </table:table-cell>
              <table:table-cell office:value-type="float" office:value="1036.18254408737">
                <text:p>1036.18254408737</text:p>
              </table:table-cell>
              <table:table-cell office:value-type="float" office:value="1036.18254408738">
                <text:p>1036.18254408738</text:p>
              </table:table-cell>
            </table:table-row>
            <table:table-row>
              <table:table-cell office:value-type="float" office:value="0.175000409226124">
                <text:p>0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56.3352092266809">
                <text:p>56.3352092266809</text:p>
              </table:table-cell>
              <table:table-cell office:value-type="float" office:value="945.19698423909">
                <text:p>945.19698423909</text:p>
              </table:table-cell>
              <table:table-cell office:value-type="float" office:value="55.6734370717294">
                <text:p>55.6734370717294</text:p>
              </table:table-cell>
              <table:table-cell office:value-type="float" office:value="164.934002553855">
                <text:p>164.934002553855</text:p>
              </table:table-cell>
              <table:table-cell office:value-type="float" office:value="684.559897599469">
                <text:p>684.559897599469</text:p>
              </table:table-cell>
              <table:table-cell office:value-type="float" office:value="756.121087871205">
                <text:p>756.121087871205</text:p>
              </table:table-cell>
              <table:table-cell office:value-type="float" office:value="756.121087871243">
                <text:p>756.121087871243</text:p>
              </table:table-cell>
              <table:table-cell office:value-type="float" office:value="821.607890764613">
                <text:p>821.607890764613</text:p>
              </table:table-cell>
              <table:table-cell office:value-type="float" office:value="920.572174555014">
                <text:p>920.572174555014</text:p>
              </table:table-cell>
              <table:table-cell office:value-type="float" office:value="1029.58119371261">
                <text:p>1029.58119371261</text:p>
              </table:table-cell>
              <table:table-cell office:value-type="float" office:value="1029.58119371268">
                <text:p>1029.58119371268</text:p>
              </table:table-cell>
            </table:table-row>
            <table:table-row>
              <table:table-cell office:value-type="float" office:value="0.200000467686999">
                <text:p>0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188.495559215388">
                <text:p>188.495559215388</text:p>
              </table:table-cell>
              <table:table-cell office:value-type="float" office:value="64.7907440221578">
                <text:p>64.7907440221578</text:p>
              </table:table-cell>
              <table:table-cell office:value-type="float" office:value="960.174829775795">
                <text:p>960.174829775795</text:p>
              </table:table-cell>
              <table:table-cell office:value-type="float" office:value="63.8518511770473">
                <text:p>63.8518511770473</text:p>
              </table:table-cell>
              <table:table-cell office:value-type="float" office:value="188.496004979203">
                <text:p>188.496004979203</text:p>
              </table:table-cell>
              <table:table-cell office:value-type="float" office:value="674.756965999934">
                <text:p>674.756965999934</text:p>
              </table:table-cell>
              <table:table-cell office:value-type="float" office:value="757.035539381867">
                <text:p>757.035539381867</text:p>
              </table:table-cell>
              <table:table-cell office:value-type="float" office:value="757.035539381914">
                <text:p>757.035539381914</text:p>
              </table:table-cell>
              <table:table-cell office:value-type="float" office:value="831.385081698492">
                <text:p>831.385081698492</text:p>
              </table:table-cell>
              <table:table-cell office:value-type="float" office:value="928.413112162174">
                <text:p>928.413112162174</text:p>
              </table:table-cell>
              <table:table-cell office:value-type="float" office:value="1023.02911878263">
                <text:p>1023.02911878263</text:p>
              </table:table-cell>
              <table:table-cell office:value-type="float" office:value="1023.02911878265">
                <text:p>1023.02911878265</text:p>
              </table:table-cell>
            </table:table-row>
            <table:table-row>
              <table:table-cell office:value-type="float" office:value="0.225000526147874">
                <text:p>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212.057504117311">
                <text:p>212.057504117311</text:p>
              </table:table-cell>
              <table:table-cell office:value-type="float" office:value="73.3740117394987">
                <text:p>73.3740117394987</text:p>
              </table:table-cell>
              <table:table-cell office:value-type="float" office:value="976.859263833587">
                <text:p>976.859263833587</text:p>
              </table:table-cell>
              <table:table-cell office:value-type="float" office:value="72.1097819674304">
                <text:p>72.1097819674304</text:p>
              </table:table-cell>
              <table:table-cell office:value-type="float" office:value="212.058008971692">
                <text:p>212.058008971692</text:p>
              </table:table-cell>
              <table:table-cell office:value-type="float" office:value="664.952010760856">
                <text:p>664.952010760856</text:p>
              </table:table-cell>
              <table:table-cell office:value-type="float" office:value="758.070597037145">
                <text:p>758.070597037145</text:p>
              </table:table-cell>
              <table:table-cell office:value-type="float" office:value="758.070597037236">
                <text:p>758.070597037236</text:p>
              </table:table-cell>
              <table:table-cell office:value-type="float" office:value="841.160963892411">
                <text:p>841.160963892411</text:p>
              </table:table-cell>
              <table:table-cell office:value-type="float" office:value="937.21226311347">
                <text:p>937.21226311347</text:p>
              </table:table-cell>
              <table:table-cell office:value-type="float" office:value="1016.52721416719">
                <text:p>1016.52721416719</text:p>
              </table:table-cell>
              <table:table-cell office:value-type="float" office:value="1016.52721416726">
                <text:p>1016.52721416726</text:p>
              </table:table-cell>
            </table:table-row>
            <table:table-row>
              <table:table-cell office:value-type="float" office:value="0.250000584608749">
                <text:p>0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235.619449019234">
                <text:p>235.619449019234</text:p>
              </table:table-cell>
              <table:table-cell office:value-type="float" office:value="82.0841221712963">
                <text:p>82.0841221712963</text:p>
              </table:table-cell>
              <table:table-cell office:value-type="float" office:value="995.161223004404">
                <text:p>995.161223004404</text:p>
              </table:table-cell>
              <table:table-cell office:value-type="float" office:value="80.4514650677026">
                <text:p>80.4514650677026</text:p>
              </table:table-cell>
              <table:table-cell office:value-type="float" office:value="235.620015192701">
                <text:p>235.620015192701</text:p>
              </table:table-cell>
              <table:table-cell office:value-type="float" office:value="655.145013664961">
                <text:p>655.145013664961</text:p>
              </table:table-cell>
              <table:table-cell office:value-type="float" office:value="759.225772425218">
                <text:p>759.225772425218</text:p>
              </table:table-cell>
              <table:table-cell office:value-type="float" office:value="759.22577242523">
                <text:p>759.22577242523</text:p>
              </table:table-cell>
              <table:table-cell office:value-type="float" office:value="850.935595499567">
                <text:p>850.935595499567</text:p>
              </table:table-cell>
              <table:table-cell office:value-type="float" office:value="946.940476522644">
                <text:p>946.940476522644</text:p>
              </table:table-cell>
              <table:table-cell office:value-type="float" office:value="1010.07639176906">
                <text:p>1010.07639176906</text:p>
              </table:table-cell>
              <table:table-cell office:value-type="float" office:value="1010.0763917691">
                <text:p>1010.0763917691</text:p>
              </table:table-cell>
            </table:table-row>
            <table:table-row>
              <table:table-cell office:value-type="float" office:value="0.275000643069624">
                <text:p>0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259.181393921158">
                <text:p>259.181393921158</text:p>
              </table:table-cell>
              <table:table-cell office:value-type="float" office:value="90.9173917863007">
                <text:p>90.9173917863007</text:p>
              </table:table-cell>
              <table:table-cell office:value-type="float" office:value="1014.99027579614">
                <text:p>1014.99027579614</text:p>
              </table:table-cell>
              <table:table-cell office:value-type="float" office:value="88.8797262831318">
                <text:p>88.8797262831318</text:p>
              </table:table-cell>
              <table:table-cell office:value-type="float" office:value="259.18202446518">
                <text:p>259.18202446518</text:p>
              </table:table-cell>
              <table:table-cell office:value-type="float" office:value="645.335962054293">
                <text:p>645.335962054293</text:p>
              </table:table-cell>
              <table:table-cell office:value-type="float" office:value="760.500523640503">
                <text:p>760.500523640503</text:p>
              </table:table-cell>
              <table:table-cell office:value-type="float" office:value="760.500523640716">
                <text:p>760.500523640716</text:p>
              </table:table-cell>
              <table:table-cell office:value-type="float" office:value="860.709035350616">
                <text:p>860.709035350616</text:p>
              </table:table-cell>
              <table:table-cell office:value-type="float" office:value="957.566986656191">
                <text:p>957.566986656191</text:p>
              </table:table-cell>
              <table:table-cell office:value-type="float" office:value="1003.67758059002">
                <text:p>1003.67758059002</text:p>
              </table:table-cell>
              <table:table-cell office:value-type="float" office:value="1003.67758059006">
                <text:p>1003.67758059006</text:p>
              </table:table-cell>
            </table:table-row>
            <table:table-row>
              <table:table-cell office:value-type="float" office:value="0.300000701530499">
                <text:p>0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282.743338823081">
                <text:p>282.743338823081</text:p>
              </table:table-cell>
              <table:table-cell office:value-type="float" office:value="99.8679844927707">
                <text:p>99.8679844927707</text:p>
              </table:table-cell>
              <table:table-cell office:value-type="float" office:value="1036.2561750005">
                <text:p>1036.2561750005</text:p>
              </table:table-cell>
              <table:table-cell office:value-type="float" office:value="97.3960707111592">
                <text:p>97.3960707111592</text:p>
              </table:table-cell>
              <table:table-cell office:value-type="float" office:value="282.744037795655">
                <text:p>282.744037795655</text:p>
              </table:table-cell>
              <table:table-cell office:value-type="float" office:value="635.524849462036">
                <text:p>635.524849462036</text:p>
              </table:table-cell>
              <table:table-cell office:value-type="float" office:value="761.89425655354">
                <text:p>761.89425655354</text:p>
              </table:table-cell>
              <table:table-cell office:value-type="float" office:value="761.89425655362">
                <text:p>761.89425655362</text:p>
              </table:table-cell>
              <table:table-cell office:value-type="float" office:value="870.481342871951">
                <text:p>870.481342871951</text:p>
              </table:table-cell>
              <table:table-cell office:value-type="float" office:value="969.059833118523">
                <text:p>969.059833118523</text:p>
              </table:table-cell>
              <table:table-cell office:value-type="float" office:value="997.331726780168">
                <text:p>997.331726780168</text:p>
              </table:table-cell>
              <table:table-cell office:value-type="float" office:value="997.331726780317">
                <text:p>997.331726780317</text:p>
              </table:table-cell>
            </table:table-row>
            <table:table-row>
              <table:table-cell office:value-type="float" office:value="0.325000759991374">
                <text:p>0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306.305283725005">
                <text:p>306.305283725005</text:p>
              </table:table-cell>
              <table:table-cell office:value-type="float" office:value="108.928525858838">
                <text:p>108.928525858838</text:p>
              </table:table-cell>
              <table:table-cell office:value-type="float" office:value="1058.87013676305">
                <text:p>1058.87013676305</text:p>
              </table:table-cell>
              <table:table-cell office:value-type="float" office:value="106.000801128308">
                <text:p>106.000801128308</text:p>
              </table:table-cell>
              <table:table-cell office:value-type="float" office:value="306.306056389676">
                <text:p>306.306056389676</text:p>
              </table:table-cell>
              <table:table-cell office:value-type="float" office:value="625.711676308564">
                <text:p>625.711676308564</text:p>
              </table:table-cell>
              <table:table-cell office:value-type="float" office:value="763.40632618852">
                <text:p>763.40632618852</text:p>
              </table:table-cell>
              <table:table-cell office:value-type="float" office:value="763.406326188603">
                <text:p>763.406326188603</text:p>
              </table:table-cell>
              <table:table-cell office:value-type="float" office:value="880.252578010496">
                <text:p>880.252578010496</text:p>
              </table:table-cell>
              <table:table-cell office:value-type="float" office:value="981.386255321061">
                <text:p>981.386255321061</text:p>
              </table:table-cell>
              <table:table-cell office:value-type="float" office:value="991.039793666313">
                <text:p>991.039793666313</text:p>
              </table:table-cell>
              <table:table-cell office:value-type="float" office:value="991.039793666392">
                <text:p>991.039793666392</text:p>
              </table:table-cell>
            </table:table-row>
            <table:table-row>
              <table:table-cell office:value-type="float" office:value="0.350000818452249">
                <text:p>0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329.867228626928">
                <text:p>329.867228626928</text:p>
              </table:table-cell>
              <table:table-cell office:value-type="float" office:value="118.090653987533">
                <text:p>118.090653987533</text:p>
              </table:table-cell>
              <table:table-cell office:value-type="float" office:value="1082.74585046258">
                <text:p>1082.74585046258</text:p>
              </table:table-cell>
              <table:table-cell office:value-type="float" office:value="114.69315605005">
                <text:p>114.69315605005</text:p>
              </table:table-cell>
              <table:table-cell office:value-type="float" office:value="329.86808167025">
                <text:p>329.86808167025</text:p>
              </table:table-cell>
              <table:table-cell office:value-type="float" office:value="615.896450671855">
                <text:p>615.896450671855</text:p>
              </table:table-cell>
              <table:table-cell office:value-type="float" office:value="765.036038199898">
                <text:p>765.036038199898</text:p>
              </table:table-cell>
              <table:table-cell office:value-type="float" office:value="765.036038200073">
                <text:p>765.036038200073</text:p>
              </table:table-cell>
              <table:table-cell office:value-type="float" office:value="890.022801170317">
                <text:p>890.022801170317</text:p>
              </table:table-cell>
              <table:table-cell office:value-type="float" office:value="984.802761758327">
                <text:p>984.802761758327</text:p>
              </table:table-cell>
              <table:table-cell office:value-type="float" office:value="984.802761758416">
                <text:p>984.802761758416</text:p>
              </table:table-cell>
              <table:table-cell office:value-type="float" office:value="994.513053919868">
                <text:p>994.513053919868</text:p>
              </table:table-cell>
            </table:table-row>
            <table:table-row>
              <table:table-cell office:value-type="float" office:value="0.375000876913124">
                <text:p>0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353.429173528852">
                <text:p>353.429173528852</text:p>
              </table:table-cell>
              <table:table-cell office:value-type="float" office:value="127.345486869686">
                <text:p>127.345486869686</text:p>
              </table:table-cell>
              <table:table-cell office:value-type="float" office:value="1107.80023851933">
                <text:p>1107.80023851933</text:p>
              </table:table-cell>
              <table:table-cell office:value-type="float" office:value="123.471458373622">
                <text:p>123.471458373622</text:p>
              </table:table-cell>
              <table:table-cell office:value-type="float" office:value="353.430115296594">
                <text:p>353.430115296594</text:p>
              </table:table-cell>
              <table:table-cell office:value-type="float" office:value="606.079189138656">
                <text:p>606.079189138656</text:p>
              </table:table-cell>
              <table:table-cell office:value-type="float" office:value="766.782650442242">
                <text:p>766.782650442242</text:p>
              </table:table-cell>
              <table:table-cell office:value-type="float" office:value="766.782650442595">
                <text:p>766.782650442595</text:p>
              </table:table-cell>
              <table:table-cell office:value-type="float" office:value="899.792073154183">
                <text:p>899.792073154183</text:p>
              </table:table-cell>
              <table:table-cell office:value-type="float" office:value="978.62162873333">
                <text:p>978.62162873333</text:p>
              </table:table-cell>
              <table:table-cell office:value-type="float" office:value="978.621628733426">
                <text:p>978.621628733426</text:p>
              </table:table-cell>
              <table:table-cell office:value-type="float" office:value="1008.40691445514">
                <text:p>1008.40691445514</text:p>
              </table:table-cell>
            </table:table-row>
            <table:table-row>
              <table:table-cell office:value-type="float" office:value="0.400000935373999">
                <text:p>0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376.991118430775">
                <text:p>376.991118430775</text:p>
              </table:table-cell>
              <table:table-cell office:value-type="float" office:value="136.683999371647">
                <text:p>136.683999371647</text:p>
              </table:table-cell>
              <table:table-cell office:value-type="float" office:value="1133.95399434874">
                <text:p>1133.95399434874</text:p>
              </table:table-cell>
              <table:table-cell office:value-type="float" office:value="132.333266854998">
                <text:p>132.333266854998</text:p>
              </table:table-cell>
              <table:table-cell office:value-type="float" office:value="376.992159181501">
                <text:p>376.992159181501</text:p>
              </table:table-cell>
              <table:table-cell office:value-type="float" office:value="596.259917746404">
                <text:p>596.259917746404</text:p>
              </table:table-cell>
              <table:table-cell office:value-type="float" office:value="768.645374623884">
                <text:p>768.645374623884</text:p>
              </table:table-cell>
              <table:table-cell office:value-type="float" office:value="768.645374623978">
                <text:p>768.645374623978</text:p>
              </table:table-cell>
              <table:table-cell office:value-type="float" office:value="909.560455112838">
                <text:p>909.560455112838</text:p>
              </table:table-cell>
              <table:table-cell office:value-type="float" office:value="972.497409394614">
                <text:p>972.497409394614</text:p>
              </table:table-cell>
              <table:table-cell office:value-type="float" office:value="972.497409394623">
                <text:p>972.497409394623</text:p>
              </table:table-cell>
              <table:table-cell office:value-type="float" office:value="1023.03469071339">
                <text:p>1023.03469071339</text:p>
              </table:table-cell>
            </table:table-row>
            <table:table-row>
              <table:table-cell office:value-type="float" office:value="0.425000993834874">
                <text:p>0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400.553063332699">
                <text:p>400.553063332699</text:p>
              </table:table-cell>
              <table:table-cell office:value-type="float" office:value="146.097312507003">
                <text:p>146.097312507003</text:p>
              </table:table-cell>
              <table:table-cell office:value-type="float" office:value="1161.13193092504">
                <text:p>1161.13193092504</text:p>
              </table:table-cell>
              <table:table-cell office:value-type="float" office:value="141.275523992212">
                <text:p>141.275523992212</text:p>
              </table:table-cell>
              <table:table-cell office:value-type="float" office:value="400.554215508771">
                <text:p>400.554215508771</text:p>
              </table:table-cell>
              <table:table-cell office:value-type="float" office:value="586.438673023899">
                <text:p>586.438673023899</text:p>
              </table:table-cell>
              <table:table-cell office:value-type="float" office:value="770.623378036779">
                <text:p>770.623378036779</text:p>
              </table:table-cell>
              <table:table-cell office:value-type="float" office:value="770.623378036985">
                <text:p>770.623378036985</text:p>
              </table:table-cell>
              <table:table-cell office:value-type="float" office:value="919.328008500995">
                <text:p>919.328008500995</text:p>
              </table:table-cell>
              <table:table-cell office:value-type="float" office:value="966.431135603901">
                <text:p>966.431135603901</text:p>
              </table:table-cell>
              <table:table-cell office:value-type="float" office:value="966.431135603989">
                <text:p>966.431135603989</text:p>
              </table:table-cell>
              <table:table-cell office:value-type="float" office:value="1038.36364729498">
                <text:p>1038.36364729498</text:p>
              </table:table-cell>
            </table:table-row>
            <table:table-row>
              <table:table-cell office:value-type="float" office:value="0.450001052295749">
                <text:p>0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424.115008234622">
                <text:p>424.115008234622</text:p>
              </table:table-cell>
              <table:table-cell office:value-type="float" office:value="155.576903553249">
                <text:p>155.576903553249</text:p>
              </table:table-cell>
              <table:table-cell office:value-type="float" office:value="1189.2631730722">
                <text:p>1189.2631730722</text:p>
              </table:table-cell>
              <table:table-cell office:value-type="float" office:value="150.2946955726">
                <text:p>150.2946955726</text:p>
              </table:table-cell>
              <table:table-cell office:value-type="float" office:value="424.116286752109">
                <text:p>424.116286752109</text:p>
              </table:table-cell>
              <table:table-cell office:value-type="float" office:value="576.615503135619">
                <text:p>576.615503135619</text:p>
              </table:table-cell>
              <table:table-cell office:value-type="float" office:value="772.715785354482">
                <text:p>772.715785354482</text:p>
              </table:table-cell>
              <table:table-cell office:value-type="float" office:value="772.715785354497">
                <text:p>772.715785354497</text:p>
              </table:table-cell>
              <table:table-cell office:value-type="float" office:value="929.094795037866">
                <text:p>929.094795037866</text:p>
              </table:table-cell>
              <table:table-cell office:value-type="float" office:value="960.423856186068">
                <text:p>960.423856186068</text:p>
              </table:table-cell>
              <table:table-cell office:value-type="float" office:value="960.423856186083">
                <text:p>960.423856186083</text:p>
              </table:table-cell>
              <table:table-cell office:value-type="float" office:value="1054.36166240595">
                <text:p>1054.36166240595</text:p>
              </table:table-cell>
            </table:table-row>
            <table:table-row>
              <table:table-cell office:value-type="float" office:value="0.475001110756624">
                <text:p>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447.676953136546">
                <text:p>447.676953136546</text:p>
              </table:table-cell>
              <table:table-cell office:value-type="float" office:value="165.114748580095">
                <text:p>165.114748580095</text:p>
              </table:table-cell>
              <table:table-cell office:value-type="float" office:value="1218.2812248465">
                <text:p>1218.2812248465</text:p>
              </table:table-cell>
              <table:table-cell office:value-type="float" office:value="159.386898473915">
                <text:p>159.386898473915</text:p>
              </table:table-cell>
              <table:table-cell office:value-type="float" office:value="447.678375691155">
                <text:p>447.678375691155</text:p>
              </table:table-cell>
              <table:table-cell office:value-type="float" office:value="566.790469152284">
                <text:p>566.790469152284</text:p>
              </table:table-cell>
              <table:table-cell office:value-type="float" office:value="774.921680488906">
                <text:p>774.921680488906</text:p>
              </table:table-cell>
              <table:table-cell office:value-type="float" office:value="774.921680489076">
                <text:p>774.921680489076</text:p>
              </table:table-cell>
              <table:table-cell office:value-type="float" office:value="938.860876673443">
                <text:p>938.860876673443</text:p>
              </table:table-cell>
              <table:table-cell office:value-type="float" office:value="954.476636802647">
                <text:p>954.476636802647</text:p>
              </table:table-cell>
              <table:table-cell office:value-type="float" office:value="954.476636802728">
                <text:p>954.476636802728</text:p>
              </table:table-cell>
              <table:table-cell office:value-type="float" office:value="1070.99739306489">
                <text:p>1070.99739306489</text:p>
              </table:table-cell>
            </table:table-row>
            <table:table-row>
              <table:table-cell office:value-type="float" office:value="0.500001169217498">
                <text:p>0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471.238898038469">
                <text:p>471.238898038469</text:p>
              </table:table-cell>
              <table:table-cell office:value-type="float" office:value="174.703409849009">
                <text:p>174.703409849009</text:p>
              </table:table-cell>
              <table:table-cell office:value-type="float" office:value="1248.12394020952">
                <text:p>1248.12394020952</text:p>
              </table:table-cell>
              <table:table-cell office:value-type="float" office:value="168.548014675828">
                <text:p>168.548014675828</text:p>
              </table:table-cell>
              <table:table-cell office:value-type="float" office:value="471.240485431266">
                <text:p>471.240485431266</text:p>
              </table:table-cell>
              <table:table-cell office:value-type="float" office:value="556.963646447703">
                <text:p>556.963646447703</text:p>
              </table:table-cell>
              <table:table-cell office:value-type="float" office:value="777.240108498337">
                <text:p>777.240108498337</text:p>
              </table:table-cell>
              <table:table-cell office:value-type="float" office:value="777.240108498426">
                <text:p>777.240108498426</text:p>
              </table:table-cell>
              <table:table-cell office:value-type="float" office:value="948.590559795607">
                <text:p>948.590559795607</text:p>
              </table:table-cell>
              <table:table-cell office:value-type="float" office:value="948.590559795713">
                <text:p>948.590559795713</text:p>
              </table:table-cell>
              <table:table-cell office:value-type="float" office:value="948.626315559451">
                <text:p>948.626315559451</text:p>
              </table:table-cell>
              <table:table-cell office:value-type="float" office:value="1088.24040569968">
                <text:p>1088.24040569968</text:p>
              </table:table-cell>
            </table:table-row>
            <table:table-row>
              <table:table-cell office:value-type="float" office:value="0.525001227678373">
                <text:p>0</text:p>
              </table:table-cell>
              <table:table-cell office:value-type="float" office:value="0.525001227678373">
                <text:p>0.525001227678373</text:p>
              </table:table-cell>
              <table:table-cell office:value-type="float" office:value="494.800842940392">
                <text:p>494.800842940392</text:p>
              </table:table-cell>
              <table:table-cell office:value-type="float" office:value="184.336080058222">
                <text:p>184.336080058222</text:p>
              </table:table-cell>
              <table:table-cell office:value-type="float" office:value="1278.73342136206">
                <text:p>1278.73342136206</text:p>
              </table:table-cell>
              <table:table-cell office:value-type="float" office:value="177.773790533821">
                <text:p>177.773790533821</text:p>
              </table:table-cell>
              <table:table-cell office:value-type="float" office:value="494.802619418867">
                <text:p>494.802619418867</text:p>
              </table:table-cell>
              <table:table-cell office:value-type="float" office:value="547.135126239079">
                <text:p>547.135126239079</text:p>
              </table:table-cell>
              <table:table-cell office:value-type="float" office:value="779.670077536395">
                <text:p>779.670077536395</text:p>
              </table:table-cell>
              <table:table-cell office:value-type="float" office:value="779.670077536446">
                <text:p>779.670077536446</text:p>
              </table:table-cell>
              <table:table-cell office:value-type="float" office:value="942.766723995157">
                <text:p>942.766723995157</text:p>
              </table:table-cell>
              <table:table-cell office:value-type="float" office:value="942.766723995188">
                <text:p>942.766723995188</text:p>
              </table:table-cell>
              <table:table-cell office:value-type="float" office:value="958.391174023257">
                <text:p>958.391174023257</text:p>
              </table:table-cell>
              <table:table-cell office:value-type="float" office:value="1106.0612755823">
                <text:p>1106.0612755823</text:p>
              </table:table-cell>
            </table:table-row>
            <table:table-row>
              <table:table-cell office:value-type="float" office:value="0.550001286139248">
                <text:p>0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518.362787842316">
                <text:p>518.362787842316</text:p>
              </table:table-cell>
              <table:table-cell office:value-type="float" office:value="194.006594136898">
                <text:p>194.006594136898</text:p>
              </table:table-cell>
              <table:table-cell office:value-type="float" office:value="1310.05586514133">
                <text:p>1310.05586514133</text:p>
              </table:table-cell>
              <table:table-cell office:value-type="float" office:value="187.059921179262">
                <text:p>187.059921179262</text:p>
              </table:table-cell>
              <table:table-cell office:value-type="float" office:value="518.36478146135">
                <text:p>518.36478146135</text:p>
              </table:table-cell>
              <table:table-cell office:value-type="float" office:value="537.305017289649">
                <text:p>537.305017289649</text:p>
              </table:table-cell>
              <table:table-cell office:value-type="float" office:value="782.210560836889">
                <text:p>782.210560836889</text:p>
              </table:table-cell>
              <table:table-cell office:value-type="float" office:value="782.210560836947">
                <text:p>782.210560836947</text:p>
              </table:table-cell>
              <table:table-cell office:value-type="float" office:value="937.006244493274">
                <text:p>937.006244493274</text:p>
              </table:table-cell>
              <table:table-cell office:value-type="float" office:value="937.006244493386">
                <text:p>937.006244493386</text:p>
              </table:table-cell>
              <table:table-cell office:value-type="float" office:value="968.155514547036">
                <text:p>968.155514547036</text:p>
              </table:table-cell>
              <table:table-cell office:value-type="float" office:value="1124.43165876241">
                <text:p>1124.43165876241</text:p>
              </table:table-cell>
            </table:table-row>
            <table:table-row>
              <table:table-cell office:value-type="float" office:value="0.575001344600123">
                <text:p>0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541.924732744239">
                <text:p>541.924732744239</text:p>
              </table:table-cell>
              <table:table-cell office:value-type="float" office:value="203.709417668843">
                <text:p>203.709417668843</text:p>
              </table:table-cell>
              <table:table-cell office:value-type="float" office:value="1342.0413741054">
                <text:p>1342.0413741054</text:p>
              </table:table-cell>
              <table:table-cell office:value-type="float" office:value="196.402120600641">
                <text:p>196.402120600641</text:p>
              </table:table-cell>
              <table:table-cell office:value-type="float" office:value="527.473447779985">
                <text:p>527.473447779985</text:p>
              </table:table-cell>
              <table:table-cell office:value-type="float" office:value="541.926975742098">
                <text:p>541.926975742098</text:p>
              </table:table-cell>
              <table:table-cell office:value-type="float" office:value="784.860498722138">
                <text:p>784.860498722138</text:p>
              </table:table-cell>
              <table:table-cell office:value-type="float" office:value="784.860498722177">
                <text:p>784.860498722177</text:p>
              </table:table-cell>
              <table:table-cell office:value-type="float" office:value="931.31025237994">
                <text:p>931.31025237994</text:p>
              </table:table-cell>
              <table:table-cell office:value-type="float" office:value="931.310252379962">
                <text:p>931.310252379962</text:p>
              </table:table-cell>
              <table:table-cell office:value-type="float" office:value="977.919399748983">
                <text:p>977.919399748983</text:p>
              </table:table-cell>
              <table:table-cell office:value-type="float" office:value="1143.32434017989">
                <text:p>1143.32434017989</text:p>
              </table:table-cell>
            </table:table-row>
            <table:table-row>
              <table:table-cell office:value-type="float" office:value="0.600001403060999">
                <text:p>0</text:p>
              </table:table-cell>
              <table:table-cell office:value-type="float" office:value="0.600001403060999">
                <text:p>0.600001403060999</text:p>
              </table:table-cell>
              <table:table-cell office:value-type="float" office:value="565.486677646163">
                <text:p>565.486677646163</text:p>
              </table:table-cell>
              <table:table-cell office:value-type="float" office:value="213.43961933697">
                <text:p>213.43961933697</text:p>
              </table:table-cell>
              <table:table-cell office:value-type="float" office:value="1374.64374552485">
                <text:p>1374.64374552485</text:p>
              </table:table-cell>
              <table:table-cell office:value-type="float" office:value="205.7961783831">
                <text:p>205.7961783831</text:p>
              </table:table-cell>
              <table:table-cell office:value-type="float" office:value="517.640567371194">
                <text:p>517.640567371194</text:p>
              </table:table-cell>
              <table:table-cell office:value-type="float" office:value="565.489206839396">
                <text:p>565.489206839396</text:p>
              </table:table-cell>
              <table:table-cell office:value-type="float" office:value="787.618800629567">
                <text:p>787.618800629567</text:p>
              </table:table-cell>
              <table:table-cell office:value-type="float" office:value="787.61880062967">
                <text:p>787.61880062967</text:p>
              </table:table-cell>
              <table:table-cell office:value-type="float" office:value="925.67989443903">
                <text:p>925.67989443903</text:p>
              </table:table-cell>
              <table:table-cell office:value-type="float" office:value="925.679894439111">
                <text:p>925.679894439111</text:p>
              </table:table-cell>
              <table:table-cell office:value-type="float" office:value="987.68289236863">
                <text:p>987.68289236863</text:p>
              </table:table-cell>
              <table:table-cell office:value-type="float" office:value="1162.71326149037">
                <text:p>1162.71326149037</text:p>
              </table:table-cell>
            </table:table-row>
            <table:table-row>
              <table:table-cell office:value-type="float" office:value="0.625001461521873">
                <text:p>0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589.048622548086">
                <text:p>589.048622548086</text:p>
              </table:table-cell>
              <table:table-cell office:value-type="float" office:value="223.192833196397">
                <text:p>223.192833196397</text:p>
              </table:table-cell>
              <table:table-cell office:value-type="float" office:value="1407.82024855318">
                <text:p>1407.82024855318</text:p>
              </table:table-cell>
              <table:table-cell office:value-type="float" office:value="215.238004345839">
                <text:p>215.238004345839</text:p>
              </table:table-cell>
              <table:table-cell office:value-type="float" office:value="507.806549476151">
                <text:p>507.806549476151</text:p>
              </table:table-cell>
              <table:table-cell office:value-type="float" office:value="589.051479743184">
                <text:p>589.051479743184</text:p>
              </table:table-cell>
              <table:table-cell office:value-type="float" office:value="790.484347147864">
                <text:p>790.484347147864</text:p>
              </table:table-cell>
              <table:table-cell office:value-type="float" office:value="790.484347147891">
                <text:p>790.484347147891</text:p>
              </table:table-cell>
              <table:table-cell office:value-type="float" office:value="920.116332803713">
                <text:p>920.116332803713</text:p>
              </table:table-cell>
              <table:table-cell office:value-type="float" office:value="920.116332803772">
                <text:p>920.116332803772</text:p>
              </table:table-cell>
              <table:table-cell office:value-type="float" office:value="997.446055253315">
                <text:p>997.446055253315</text:p>
              </table:table-cell>
              <table:table-cell office:value-type="float" office:value="1182.57353191603">
                <text:p>1182.57353191603</text:p>
              </table:table-cell>
            </table:table-row>
            <table:table-row>
              <table:table-cell office:value-type="float" office:value="0.650001519982748">
                <text:p>0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612.61056745001">
                <text:p>612.61056745001</text:p>
              </table:table-cell>
              <table:table-cell office:value-type="float" office:value="232.96521519425">
                <text:p>232.96521519425</text:p>
              </table:table-cell>
              <table:table-cell office:value-type="float" office:value="1441.53139737123">
                <text:p>1441.53139737123</text:p>
              </table:table-cell>
              <table:table-cell office:value-type="float" office:value="224.72366247023">
                <text:p>224.72366247023</text:p>
              </table:table-cell>
              <table:table-cell office:value-type="float" office:value="497.971593755422">
                <text:p>497.971593755422</text:p>
              </table:table-cell>
              <table:table-cell office:value-type="float" office:value="612.613799872753">
                <text:p>612.613799872753</text:p>
              </table:table-cell>
              <table:table-cell office:value-type="float" office:value="793.455992054591">
                <text:p>793.455992054591</text:p>
              </table:table-cell>
              <table:table-cell office:value-type="float" office:value="793.45599205468">
                <text:p>793.45599205468</text:p>
              </table:table-cell>
              <table:table-cell office:value-type="float" office:value="914.620744567444">
                <text:p>914.620744567444</text:p>
              </table:table-cell>
              <table:table-cell office:value-type="float" office:value="914.620744567529">
                <text:p>914.620744567529</text:p>
              </table:table-cell>
              <table:table-cell office:value-type="float" office:value="1007.20895134836">
                <text:p>1007.20895134836</text:p>
              </table:table-cell>
              <table:table-cell office:value-type="float" office:value="1202.88142512874">
                <text:p>1202.88142512874</text:p>
              </table:table-cell>
            </table:table-row>
            <table:table-row>
              <table:table-cell office:value-type="float" office:value="0.675001578443623">
                <text:p>0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636.172512351933">
                <text:p>636.172512351933</text:p>
              </table:table-cell>
              <table:table-cell office:value-type="float" office:value="242.753397190352">
                <text:p>242.753397190352</text:p>
              </table:table-cell>
              <table:table-cell office:value-type="float" office:value="1475.74072606903">
                <text:p>1475.74072606903</text:p>
              </table:table-cell>
              <table:table-cell office:value-type="float" office:value="234.249395563989">
                <text:p>234.249395563989</text:p>
              </table:table-cell>
              <table:table-cell office:value-type="float" office:value="488.135928864195">
                <text:p>488.135928864195</text:p>
              </table:table-cell>
              <table:table-cell office:value-type="float" office:value="636.176173093063">
                <text:p>636.176173093063</text:p>
              </table:table-cell>
              <table:table-cell office:value-type="float" office:value="796.53256434891">
                <text:p>796.53256434891</text:p>
              </table:table-cell>
              <table:table-cell office:value-type="float" office:value="796.532564348964">
                <text:p>796.532564348964</text:p>
              </table:table-cell>
              <table:table-cell office:value-type="float" office:value="909.194321350984">
                <text:p>909.194321350984</text:p>
              </table:table-cell>
              <table:table-cell office:value-type="float" office:value="909.194321351009">
                <text:p>909.194321351009</text:p>
              </table:table-cell>
              <table:table-cell office:value-type="float" office:value="1016.97164368944">
                <text:p>1016.97164368944</text:p>
              </table:table-cell>
              <table:table-cell office:value-type="float" office:value="1223.61436486204">
                <text:p>1223.61436486204</text:p>
              </table:table-cell>
            </table:table-row>
            <table:table-row>
              <table:table-cell office:value-type="float" office:value="0.700001636904498">
                <text:p>0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659.734457253857">
                <text:p>659.734457253857</text:p>
              </table:table-cell>
              <table:table-cell office:value-type="float" office:value="252.55444079294">
                <text:p>252.55444079294</text:p>
              </table:table-cell>
              <table:table-cell office:value-type="float" office:value="1510.41456939752">
                <text:p>1510.41456939752</text:p>
              </table:table-cell>
              <table:table-cell office:value-type="float" office:value="243.811642024182">
                <text:p>243.811642024182</text:p>
              </table:table-cell>
              <table:table-cell office:value-type="float" office:value="478.299815464013">
                <text:p>478.299815464013</text:p>
              </table:table-cell>
              <table:table-cell office:value-type="float" office:value="659.738605732276">
                <text:p>659.738605732276</text:p>
              </table:table-cell>
              <table:table-cell office:value-type="float" office:value="799.712870272437">
                <text:p>799.712870272437</text:p>
              </table:table-cell>
              <table:table-cell office:value-type="float" office:value="799.712870272514">
                <text:p>799.712870272514</text:p>
              </table:table-cell>
              <table:table-cell office:value-type="float" office:value="903.838268820468">
                <text:p>903.838268820468</text:p>
              </table:table-cell>
              <table:table-cell office:value-type="float" office:value="903.838268820491">
                <text:p>903.838268820491</text:p>
              </table:table-cell>
              <table:table-cell office:value-type="float" office:value="1026.73419539551">
                <text:p>1026.73419539551</text:p>
              </table:table-cell>
              <table:table-cell office:value-type="float" office:value="1225.2766080534">
                <text:p>1225.2766080534</text:p>
              </table:table-cell>
            </table:table-row>
            <table:table-row>
              <table:table-cell office:value-type="float" office:value="0.725001695365373">
                <text:p>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683.29640215578">
                <text:p>683.29640215578</text:p>
              </table:table-cell>
              <table:table-cell office:value-type="float" office:value="262.365792586969">
                <text:p>262.365792586969</text:p>
              </table:table-cell>
              <table:table-cell office:value-type="float" office:value="1545.52185223528">
                <text:p>1545.52185223528</text:p>
              </table:table-cell>
              <table:table-cell office:value-type="float" office:value="253.407046045399">
                <text:p>253.407046045399</text:p>
              </table:table-cell>
              <table:table-cell office:value-type="float" office:value="468.463549530868">
                <text:p>468.463549530868</text:p>
              </table:table-cell>
              <table:table-cell office:value-type="float" office:value="683.301104598607">
                <text:p>683.301104598607</text:p>
              </table:table-cell>
              <table:table-cell office:value-type="float" office:value="802.995695310661">
                <text:p>802.995695310661</text:p>
              </table:table-cell>
              <table:table-cell office:value-type="float" office:value="802.995695310778">
                <text:p>802.995695310778</text:p>
              </table:table-cell>
              <table:table-cell office:value-type="float" office:value="898.553806157724">
                <text:p>898.553806157724</text:p>
              </table:table-cell>
              <table:table-cell office:value-type="float" office:value="898.5538061578">
                <text:p>898.5538061578</text:p>
              </table:table-cell>
              <table:table-cell office:value-type="float" office:value="1036.49666966506">
                <text:p>1036.49666966506</text:p>
              </table:table-cell>
              <table:table-cell office:value-type="float" office:value="1201.70935894031">
                <text:p>1201.70935894031</text:p>
              </table:table-cell>
            </table:table-row>
            <table:table-row>
              <table:table-cell office:value-type="float" office:value="0.750001753826248">
                <text:p>0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706.858347057703">
                <text:p>706.858347057703</text:p>
              </table:table-cell>
              <table:table-cell office:value-type="float" office:value="272.18524177076">
                <text:p>272.18524177076</text:p>
              </table:table-cell>
              <table:table-cell office:value-type="float" office:value="1581.03388961795">
                <text:p>1581.03388961795</text:p>
              </table:table-cell>
              <table:table-cell office:value-type="float" office:value="263.032462428572">
                <text:p>263.032462428572</text:p>
              </table:table-cell>
              <table:table-cell office:value-type="float" office:value="458.627465979223">
                <text:p>458.627465979223</text:p>
              </table:table-cell>
              <table:table-cell office:value-type="float" office:value="706.863676996916">
                <text:p>706.863676996916</text:p>
              </table:table-cell>
              <table:table-cell office:value-type="float" office:value="806.379806170189">
                <text:p>806.379806170189</text:p>
              </table:table-cell>
              <table:table-cell office:value-type="float" office:value="806.379806170277">
                <text:p>806.379806170277</text:p>
              </table:table-cell>
              <table:table-cell office:value-type="float" office:value="893.342165479043">
                <text:p>893.342165479043</text:p>
              </table:table-cell>
              <table:table-cell office:value-type="float" office:value="893.342165479065">
                <text:p>893.342165479065</text:p>
              </table:table-cell>
              <table:table-cell office:value-type="float" office:value="1046.25912977241">
                <text:p>1046.25912977241</text:p>
              </table:table-cell>
              <table:table-cell office:value-type="float" office:value="1178.14250235303">
                <text:p>1178.14250235303</text:p>
              </table:table-cell>
            </table:table-row>
            <table:table-row>
              <table:table-cell office:value-type="float" office:value="0.775001812287123">
                <text:p>0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730.420291959627">
                <text:p>730.420291959627</text:p>
              </table:table-cell>
              <table:table-cell office:value-type="float" office:value="282.010880799056">
                <text:p>282.010880799056</text:p>
              </table:table-cell>
              <table:table-cell office:value-type="float" office:value="1616.92419841767">
                <text:p>1616.92419841767</text:p>
              </table:table-cell>
              <table:table-cell office:value-type="float" office:value="272.684957082374">
                <text:p>272.684957082374</text:p>
              </table:table-cell>
              <table:table-cell office:value-type="float" office:value="448.791942627435">
                <text:p>448.791942627435</text:p>
              </table:table-cell>
              <table:table-cell office:value-type="float" office:value="730.426330745898">
                <text:p>730.426330745898</text:p>
              </table:table-cell>
              <table:table-cell office:value-type="float" office:value="809.863952725644">
                <text:p>809.863952725644</text:p>
              </table:table-cell>
              <table:table-cell office:value-type="float" office:value="809.863952725685">
                <text:p>809.863952725685</text:p>
              </table:table-cell>
              <table:table-cell office:value-type="float" office:value="888.204591200077">
                <text:p>888.204591200077</text:p>
              </table:table-cell>
              <table:table-cell office:value-type="float" office:value="888.204591200134">
                <text:p>888.204591200134</text:p>
              </table:table-cell>
              <table:table-cell office:value-type="float" office:value="1056.02163906708">
                <text:p>1056.02163906708</text:p>
              </table:table-cell>
              <table:table-cell office:value-type="float" office:value="1154.57601603937">
                <text:p>1154.57601603937</text:p>
              </table:table-cell>
            </table:table-row>
            <table:table-row>
              <table:table-cell office:value-type="float" office:value="0.800001870747997">
                <text:p>0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753.98223686155">
                <text:p>753.98223686155</text:p>
              </table:table-cell>
              <table:table-cell office:value-type="float" office:value="291.841069328124">
                <text:p>291.841069328124</text:p>
              </table:table-cell>
              <table:table-cell office:value-type="float" office:value="1653.16832119061">
                <text:p>1653.16832119061</text:p>
              </table:table-cell>
              <table:table-cell office:value-type="float" office:value="282.361804138921">
                <text:p>282.361804138921</text:p>
              </table:table-cell>
              <table:table-cell office:value-type="float" office:value="438.957404534315">
                <text:p>438.957404534315</text:p>
              </table:table-cell>
              <table:table-cell office:value-type="float" office:value="753.989074193906">
                <text:p>753.989074193906</text:p>
              </table:table-cell>
              <table:table-cell office:value-type="float" office:value="813.44686993061">
                <text:p>813.44686993061</text:p>
              </table:table-cell>
              <table:table-cell office:value-type="float" office:value="813.44686993071">
                <text:p>813.44686993071</text:p>
              </table:table-cell>
              <table:table-cell office:value-type="float" office:value="883.1423393476">
                <text:p>883.1423393476</text:p>
              </table:table-cell>
              <table:table-cell office:value-type="float" office:value="883.142339347693">
                <text:p>883.142339347693</text:p>
              </table:table-cell>
              <table:table-cell office:value-type="float" office:value="1065.78426097247">
                <text:p>1065.78426097247</text:p>
              </table:table-cell>
              <table:table-cell office:value-type="float" office:value="1131.009878583">
                <text:p>1131.009878583</text:p>
              </table:table-cell>
            </table:table-row>
            <table:table-row>
              <table:table-cell office:value-type="float" office:value="0.825001929208873">
                <text:p>0</text:p>
              </table:table-cell>
              <table:table-cell office:value-type="float" office:value="0.825001929208873">
                <text:p>0.825001929208873</text:p>
              </table:table-cell>
              <table:table-cell office:value-type="float" office:value="777.544181763474">
                <text:p>777.544181763474</text:p>
              </table:table-cell>
              <table:table-cell office:value-type="float" office:value="301.674401545921">
                <text:p>301.674401545921</text:p>
              </table:table-cell>
              <table:table-cell office:value-type="float" office:value="1689.74366229361">
                <text:p>1689.74366229361</text:p>
              </table:table-cell>
              <table:table-cell office:value-type="float" office:value="292.060480465651">
                <text:p>292.060480465651</text:p>
              </table:table-cell>
              <table:table-cell office:value-type="float" office:value="429.124328727712">
                <text:p>429.124328727712</text:p>
              </table:table-cell>
              <table:table-cell office:value-type="float" office:value="777.551916236629">
                <text:p>777.551916236629</text:p>
              </table:table-cell>
              <table:table-cell office:value-type="float" office:value="817.127279689188">
                <text:p>817.127279689188</text:p>
              </table:table-cell>
              <table:table-cell office:value-type="float" office:value="817.127279689223">
                <text:p>817.127279689223</text:p>
              </table:table-cell>
              <table:table-cell office:value-type="float" office:value="878.156676814031">
                <text:p>878.156676814031</text:p>
              </table:table-cell>
              <table:table-cell office:value-type="float" office:value="878.156676814123">
                <text:p>878.156676814123</text:p>
              </table:table-cell>
              <table:table-cell office:value-type="float" office:value="1075.54705898743">
                <text:p>1075.54705898743</text:p>
              </table:table-cell>
              <table:table-cell office:value-type="float" office:value="1107.44406938949">
                <text:p>1107.44406938949</text:p>
              </table:table-cell>
            </table:table-row>
            <table:table-row>
              <table:table-cell office:value-type="float" office:value="0.850001987669747">
                <text:p>0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801.106126665397">
                <text:p>801.106126665397</text:p>
              </table:table-cell>
              <table:table-cell office:value-type="float" office:value="311.509676826179">
                <text:p>311.509676826179</text:p>
              </table:table-cell>
              <table:table-cell office:value-type="float" office:value="1726.62933607234">
                <text:p>1726.62933607234</text:p>
              </table:table-cell>
              <table:table-cell office:value-type="float" office:value="301.778658266409">
                <text:p>301.778658266409</text:p>
              </table:table-cell>
              <table:table-cell office:value-type="float" office:value="419.293249360019">
                <text:p>419.293249360019</text:p>
              </table:table-cell>
              <table:table-cell office:value-type="float" office:value="801.114866332343">
                <text:p>801.114866332343</text:p>
              </table:table-cell>
              <table:table-cell office:value-type="float" office:value="820.903892681846">
                <text:p>820.903892681846</text:p>
              </table:table-cell>
              <table:table-cell office:value-type="float" office:value="820.903892681861">
                <text:p>820.903892681861</text:p>
              </table:table-cell>
              <table:table-cell office:value-type="float" office:value="873.248880554059">
                <text:p>873.248880554059</text:p>
              </table:table-cell>
              <table:table-cell office:value-type="float" office:value="873.248880554077">
                <text:p>873.248880554077</text:p>
              </table:table-cell>
              <table:table-cell office:value-type="float" office:value="1083.87856867241">
                <text:p>1083.87856867241</text:p>
              </table:table-cell>
              <table:table-cell office:value-type="float" office:value="1085.31009668675">
                <text:p>1085.31009668675</text:p>
              </table:table-cell>
            </table:table-row>
            <table:table-row>
              <table:table-cell office:value-type="float" office:value="0.875002046130622">
                <text:p>0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824.668071567321">
                <text:p>824.668071567321</text:p>
              </table:table-cell>
              <table:table-cell office:value-type="float" office:value="321.345873552091">
                <text:p>321.345873552091</text:p>
              </table:table-cell>
              <table:table-cell office:value-type="float" office:value="1763.80602671698">
                <text:p>1763.80602671698</text:p>
              </table:table-cell>
              <table:table-cell office:value-type="float" office:value="311.514196315684">
                <text:p>311.514196315684</text:p>
              </table:table-cell>
              <table:table-cell office:value-type="float" office:value="409.464763306081">
                <text:p>409.464763306081</text:p>
              </table:table-cell>
              <table:table-cell office:value-type="float" office:value="824.67793451858">
                <text:p>824.67793451858</text:p>
              </table:table-cell>
              <table:table-cell office:value-type="float" office:value="824.775410143357">
                <text:p>824.775410143357</text:p>
              </table:table-cell>
              <table:table-cell office:value-type="float" office:value="824.775410143482">
                <text:p>824.775410143482</text:p>
              </table:table-cell>
              <table:table-cell office:value-type="float" office:value="868.420236721795">
                <text:p>868.420236721795</text:p>
              </table:table-cell>
              <table:table-cell office:value-type="float" office:value="868.420236721864">
                <text:p>868.420236721864</text:p>
              </table:table-cell>
              <table:table-cell office:value-type="float" office:value="1060.31335743882">
                <text:p>1060.31335743882</text:p>
              </table:table-cell>
              <table:table-cell office:value-type="float" office:value="1095.07343772447">
                <text:p>1095.07343772447</text:p>
              </table:table-cell>
            </table:table-row>
            <table:table-row>
              <table:table-cell office:value-type="float" office:value="0.900002104591497">
                <text:p>0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848.230016469244">
                <text:p>848.230016469244</text:p>
              </table:table-cell>
              <table:table-cell office:value-type="float" office:value="331.182125899488">
                <text:p>331.182125899488</text:p>
              </table:table-cell>
              <table:table-cell office:value-type="float" office:value="1801.25585924505">
                <text:p>1801.25585924505</text:p>
              </table:table-cell>
              <table:table-cell office:value-type="float" office:value="321.265130295183">
                <text:p>321.265130295183</text:p>
              </table:table-cell>
              <table:table-cell office:value-type="float" office:value="399.639536239153">
                <text:p>399.639536239153</text:p>
              </table:table-cell>
              <table:table-cell office:value-type="float" office:value="828.740525589447">
                <text:p>828.740525589447</text:p>
              </table:table-cell>
              <table:table-cell office:value-type="float" office:value="828.740525589468">
                <text:p>828.740525589468</text:p>
              </table:table-cell>
              <table:table-cell office:value-type="float" office:value="848.241131428642">
                <text:p>848.241131428642</text:p>
              </table:table-cell>
              <table:table-cell office:value-type="float" office:value="863.672039748046">
                <text:p>863.672039748046</text:p>
              </table:table-cell>
              <table:table-cell office:value-type="float" office:value="863.672039748102">
                <text:p>863.672039748102</text:p>
              </table:table-cell>
              <table:table-cell office:value-type="float" office:value="1036.74841747502">
                <text:p>1036.74841747502</text:p>
              </table:table-cell>
              <table:table-cell office:value-type="float" office:value="1104.83714583672">
                <text:p>1104.83714583672</text:p>
              </table:table-cell>
            </table:table-row>
            <table:table-row>
              <table:table-cell office:value-type="float" office:value="0.925002163052372">
                <text:p>0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871.791961371168">
                <text:p>871.791961371168</text:p>
              </table:table-cell>
              <table:table-cell office:value-type="float" office:value="341.017703340197">
                <text:p>341.017703340197</text:p>
              </table:table-cell>
              <table:table-cell office:value-type="float" office:value="1838.9622809873">
                <text:p>1838.9622809873</text:p>
              </table:table-cell>
              <table:table-cell office:value-type="float" office:value="331.029662589483">
                <text:p>331.029662589483</text:p>
              </table:table-cell>
              <table:table-cell office:value-type="float" office:value="389.81830919593">
                <text:p>389.81830919593</text:p>
              </table:table-cell>
              <table:table-cell office:value-type="float" office:value="832.797926487539">
                <text:p>832.797926487539</text:p>
              </table:table-cell>
              <table:table-cell office:value-type="float" office:value="832.79792648757">
                <text:p>832.79792648757</text:p>
              </table:table-cell>
              <table:table-cell office:value-type="float" office:value="859.005591355023">
                <text:p>859.005591355023</text:p>
              </table:table-cell>
              <table:table-cell office:value-type="float" office:value="859.005591355074">
                <text:p>859.005591355074</text:p>
              </table:table-cell>
              <table:table-cell office:value-type="float" office:value="871.804468307294">
                <text:p>871.804468307294</text:p>
              </table:table-cell>
              <table:table-cell office:value-type="float" office:value="1013.18373133227">
                <text:p>1013.18373133227</text:p>
              </table:table-cell>
              <table:table-cell office:value-type="float" office:value="1114.60128484514">
                <text:p>1114.60128484514</text:p>
              </table:table-cell>
            </table:table-row>
            <table:table-row>
              <table:table-cell office:value-type="float" office:value="0.950002221513247">
                <text:p>0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895.353906273091">
                <text:p>895.353906273091</text:p>
              </table:table-cell>
              <table:table-cell office:value-type="float" office:value="350.851992615669">
                <text:p>350.851992615669</text:p>
              </table:table-cell>
              <table:table-cell office:value-type="float" office:value="1876.9099529083">
                <text:p>1876.9099529083</text:p>
              </table:table-cell>
              <table:table-cell office:value-type="float" office:value="340.806151852513">
                <text:p>340.806151852513</text:p>
              </table:table-cell>
              <table:table-cell office:value-type="float" office:value="380.00190565612">
                <text:p>380.00190565612</text:p>
              </table:table-cell>
              <table:table-cell office:value-type="float" office:value="836.946295871185">
                <text:p>836.946295871185</text:p>
              </table:table-cell>
              <table:table-cell office:value-type="float" office:value="836.946295871273">
                <text:p>836.946295871273</text:p>
              </table:table-cell>
              <table:table-cell office:value-type="float" office:value="854.422199508234">
                <text:p>854.422199508234</text:p>
              </table:table-cell>
              <table:table-cell office:value-type="float" office:value="854.422199508282">
                <text:p>854.422199508282</text:p>
              </table:table-cell>
              <table:table-cell office:value-type="float" office:value="895.36795702656">
                <text:p>895.36795702656</text:p>
              </table:table-cell>
              <table:table-cell office:value-type="float" office:value="989.619282311486">
                <text:p>989.619282311486</text:p>
              </table:table-cell>
              <table:table-cell office:value-type="float" office:value="1124.3659186619">
                <text:p>1124.3659186619</text:p>
              </table:table-cell>
            </table:table-row>
            <table:table-row>
              <table:table-cell office:value-type="float" office:value="0.975002279974122">
                <text:p>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918.915851175015">
                <text:p>918.915851175015</text:p>
              </table:table-cell>
              <table:table-cell office:value-type="float" office:value="360.68448193292">
                <text:p>360.68448193292</text:p>
              </table:table-cell>
              <table:table-cell office:value-type="float" office:value="1915.08465007745">
                <text:p>1915.08465007745</text:p>
              </table:table-cell>
              <table:table-cell office:value-type="float" office:value="350.593102556521">
                <text:p>350.593102556521</text:p>
              </table:table-cell>
              <table:table-cell office:value-type="float" office:value="370.191239141876">
                <text:p>370.191239141876</text:p>
              </table:table-cell>
              <table:table-cell office:value-type="float" office:value="841.184313895052">
                <text:p>841.184313895052</text:p>
              </table:table-cell>
              <table:table-cell office:value-type="float" office:value="841.184313895107">
                <text:p>841.184313895107</text:p>
              </table:table-cell>
              <table:table-cell office:value-type="float" office:value="849.923177305503">
                <text:p>849.923177305503</text:p>
              </table:table-cell>
              <table:table-cell office:value-type="float" office:value="849.923177305558">
                <text:p>849.923177305558</text:p>
              </table:table-cell>
              <table:table-cell office:value-type="float" office:value="918.9316101019">
                <text:p>918.9316101019</text:p>
              </table:table-cell>
              <table:table-cell office:value-type="float" office:value="966.055054449112">
                <text:p>966.055054449112</text:p>
              </table:table-cell>
              <table:table-cell office:value-type="float" office:value="1134.13111129368">
                <text:p>1134.13111129368</text:p>
              </table:table-cell>
            </table:table-row>
            <table:table-row>
              <table:table-cell office:value-type="float" office:value="1.000002338435">
                <text:p/>
              </table:table-cell>
              <table:table-cell office:value-type="float" office:value="1.000002338435">
                <text:p>1.000002338435</text:p>
              </table:table-cell>
              <table:table-cell office:value-type="float" office:value="942.477796076938">
                <text:p>942.477796076938</text:p>
              </table:table-cell>
              <table:table-cell office:value-type="float" office:value="370.514747144797">
                <text:p>370.514747144797</text:p>
              </table:table-cell>
              <table:table-cell office:value-type="float" office:value="1953.47317061082">
                <text:p>1953.47317061082</text:p>
              </table:table-cell>
              <table:table-cell office:value-type="float" office:value="360.387321345992">
                <text:p>360.387321345992</text:p>
              </table:table-cell>
              <table:table-cell office:value-type="float" office:value="360.389154708536">
                <text:p>360.389154708536</text:p>
              </table:table-cell>
              <table:table-cell office:value-type="float" office:value="845.509841801846">
                <text:p>845.509841801846</text:p>
              </table:table-cell>
              <table:table-cell office:value-type="float" office:value="845.509841801857">
                <text:p>845.509841801857</text:p>
              </table:table-cell>
              <table:table-cell office:value-type="float" office:value="845.510659328136">
                <text:p>845.510659328136</text:p>
              </table:table-cell>
              <table:table-cell office:value-type="float" office:value="845.510659328164">
                <text:p>845.510659328164</text:p>
              </table:table-cell>
              <table:table-cell office:value-type="float" office:value="942.491032501505">
                <text:p>942.491032501505</text:p>
              </table:table-cell>
              <table:table-cell office:value-type="float" office:value="942.495440707548">
                <text:p>942.495440707548</text:p>
              </table:table-cell>
              <table:table-cell office:value-type="float" office:value="1143.89509985086">
                <text:p>1143.895099850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1x1.M2:1x1.V42 1x1.W1:1x1.X42 1x1.N1:1x1.V1" chart:data-source-has-labels="row" svg:x="0.797cm" svg:y="1.623cm" svg:width="13.647cm" svg:height="16.226cm">
          <chartooo:coordinate-region svg:x="1.789cm" svg:y="1.822cm" svg:width="12.415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x1.W2:1x1.W42" chart:label-cell-address="1x1.W1:1x1.W1" chart:class="chart:scatter">
            <chart:domain table:cell-range-address="1x1.M2:1x1.M42"/>
            <chart:data-point chart:repeated="41"/>
          </chart:series>
          <chart:series chart:style-name="ch8" chart:values-cell-range-address="1x1.X2:1x1.X42" chart:label-cell-address="1x1.X1:1x1.X1" chart:class="chart:scatter">
            <chart:data-point chart:repeated="41"/>
          </chart:series>
          <chart:series chart:style-name="ch9" chart:values-cell-range-address="1x1.N2:1x1.N42" chart:label-cell-address="1x1.N1:1x1.N1" chart:class="chart:scatter">
            <chart:data-point chart:repeated="41"/>
          </chart:series>
          <chart:series chart:style-name="ch10" chart:values-cell-range-address="1x1.O2:1x1.O42" chart:label-cell-address="1x1.O1:1x1.O1" chart:class="chart:scatter">
            <chart:data-point chart:repeated="41"/>
          </chart:series>
          <chart:series chart:style-name="ch11" chart:values-cell-range-address="1x1.P2:1x1.P42" chart:label-cell-address="1x1.P1:1x1.P1" chart:class="chart:scatter">
            <chart:data-point chart:repeated="41"/>
          </chart:series>
          <chart:series chart:style-name="ch12" chart:values-cell-range-address="1x1.Q2:1x1.Q42" chart:label-cell-address="1x1.Q1:1x1.Q1" chart:class="chart:scatter">
            <chart:data-point chart:repeated="41"/>
          </chart:series>
          <chart:series chart:style-name="ch13" chart:values-cell-range-address="1x1.R2:1x1.R42" chart:label-cell-address="1x1.R1:1x1.R1" chart:class="chart:scatter">
            <chart:data-point chart:repeated="41"/>
          </chart:series>
          <chart:series chart:style-name="ch14" chart:values-cell-range-address="1x1.S2:1x1.S42" chart:label-cell-address="1x1.S1:1x1.S1" chart:class="chart:scatter">
            <chart:data-point chart:repeated="41"/>
          </chart:series>
          <chart:series chart:style-name="ch15" chart:values-cell-range-address="1x1.T2:1x1.T42" chart:label-cell-address="1x1.T1:1x1.T1" chart:class="chart:scatter">
            <chart:data-point chart:repeated="41"/>
          </chart:series>
          <chart:series chart:style-name="ch16" chart:values-cell-range-address="1x1.U2:1x1.U42" chart:label-cell-address="1x1.U1:1x1.U1" chart:class="chart:scatter">
            <chart:data-point chart:repeated="41"/>
          </chart:series>
          <chart:series chart:style-name="ch17" chart:values-cell-range-address="1x1.V2:1x1.V42" chart:label-cell-address="1x1.V1:1x1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1x1.W1:1x1.W1</svg:desc>
                </draw:g>
              </table:table-cell>
              <table:table-cell office:value-type="string">
                <text:p>Beta</text:p>
                <draw:g>
                  <svg:desc>1x1.X1:1x1.X1</svg:desc>
                </draw:g>
              </table:table-cell>
              <table:table-cell office:value-type="string">
                <text:p>N = 1</text:p>
                <draw:g>
                  <svg:desc>1x1.N1:1x1.N1</svg:desc>
                </draw:g>
              </table:table-cell>
              <table:table-cell office:value-type="string">
                <text:p>N = 2</text:p>
                <draw:g>
                  <svg:desc>1x1.O1:1x1.O1</svg:desc>
                </draw:g>
              </table:table-cell>
              <table:table-cell office:value-type="string">
                <text:p>N = 3</text:p>
                <draw:g>
                  <svg:desc>1x1.P1:1x1.P1</svg:desc>
                </draw:g>
              </table:table-cell>
              <table:table-cell office:value-type="string">
                <text:p>N = 4</text:p>
                <draw:g>
                  <svg:desc>1x1.Q1:1x1.Q1</svg:desc>
                </draw:g>
              </table:table-cell>
              <table:table-cell office:value-type="string">
                <text:p>N = 5</text:p>
                <draw:g>
                  <svg:desc>1x1.R1:1x1.R1</svg:desc>
                </draw:g>
              </table:table-cell>
              <table:table-cell office:value-type="string">
                <text:p>N = 6</text:p>
                <draw:g>
                  <svg:desc>1x1.S1:1x1.S1</svg:desc>
                </draw:g>
              </table:table-cell>
              <table:table-cell office:value-type="string">
                <text:p>N = 7</text:p>
                <draw:g>
                  <svg:desc>1x1.T1:1x1.T1</svg:desc>
                </draw:g>
              </table:table-cell>
              <table:table-cell office:value-type="string">
                <text:p>N = 8</text:p>
                <draw:g>
                  <svg:desc>1x1.U1:1x1.U1</svg:desc>
                </draw:g>
              </table:table-cell>
              <table:table-cell office:value-type="string">
                <text:p>N = 9</text:p>
                <draw:g>
                  <svg:desc>1x1.V1:1x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x1.M2:1x1.M42</svg:desc>
                </draw:g>
              </table:table-cell>
              <table:table-cell office:value-type="float" office:value="0">
                <text:p>0</text:p>
                <draw:g>
                  <svg:desc>1x1.W2:1x1.W42</svg:desc>
                </draw:g>
              </table:table-cell>
              <table:table-cell office:value-type="float" office:value="0">
                <text:p>0</text:p>
                <draw:g>
                  <svg:desc>1x1.X2:1x1.X42</svg:desc>
                </draw:g>
              </table:table-cell>
              <table:table-cell office:value-type="float" office:value="0.0000132319525976386">
                <text:p>0.0000132319525976386</text:p>
                <draw:g>
                  <svg:desc>1x1.N2:1x1.N42</svg:desc>
                </draw:g>
              </table:table-cell>
              <table:table-cell office:value-type="float" office:value="0.0000217463178490305">
                <text:p>0.0000217463178490305</text:p>
                <draw:g>
                  <svg:desc>1x1.O2:1x1.O42</svg:desc>
                </draw:g>
              </table:table-cell>
              <table:table-cell office:value-type="float" office:value="894.427190999915">
                <text:p>894.427190999915</text:p>
                <draw:g>
                  <svg:desc>1x1.P2:1x1.P42</svg:desc>
                </draw:g>
              </table:table-cell>
              <table:table-cell office:value-type="float" office:value="948.683298050514">
                <text:p>948.683298050514</text:p>
                <draw:g>
                  <svg:desc>1x1.Q2:1x1.Q42</svg:desc>
                </draw:g>
              </table:table-cell>
              <table:table-cell office:value-type="float" office:value="948.683298050516">
                <text:p>948.683298050516</text:p>
                <draw:g>
                  <svg:desc>1x1.R2:1x1.R42</svg:desc>
                </draw:g>
              </table:table-cell>
              <table:table-cell office:value-type="float" office:value="2323.79000772445">
                <text:p>2323.79000772445</text:p>
                <draw:g>
                  <svg:desc>1x1.S2:1x1.S42</svg:desc>
                </draw:g>
              </table:table-cell>
              <table:table-cell office:value-type="float" office:value="2323.79000772445">
                <text:p>2323.79000772445</text:p>
                <draw:g>
                  <svg:desc>1x1.T2:1x1.T42</svg:desc>
                </draw:g>
              </table:table-cell>
              <table:table-cell office:value-type="float" office:value="3151.9835024949">
                <text:p>3151.9835024949</text:p>
                <draw:g>
                  <svg:desc>1x1.U2:1x1.U42</svg:desc>
                </draw:g>
              </table:table-cell>
              <table:table-cell office:value-type="float" office:value="3151.9835024949">
                <text:p>3151.9835024949</text:p>
                <draw:g>
                  <svg:desc>1x1.V2:1x1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23.561944902">
                <text:p>23.561944902</text:p>
              </table:table-cell>
              <table:table-cell office:value-type="float" office:value="7.853981634">
                <text:p>7.853981634</text:p>
              </table:table-cell>
              <table:table-cell office:value-type="float" office:value="7.85613283430483">
                <text:p>7.85613283430483</text:p>
              </table:table-cell>
              <table:table-cell office:value-type="float" office:value="23.5619455243892">
                <text:p>23.5619455243892</text:p>
              </table:table-cell>
              <table:table-cell office:value-type="float" office:value="894.969252713702">
                <text:p>894.969252713702</text:p>
              </table:table-cell>
              <table:table-cell office:value-type="float" office:value="947.673433437157">
                <text:p>947.673433437157</text:p>
              </table:table-cell>
              <table:table-cell office:value-type="float" office:value="948.976001110884">
                <text:p>948.976001110884</text:p>
              </table:table-cell>
              <table:table-cell office:value-type="float" office:value="2321.40438978736">
                <text:p>2321.40438978736</text:p>
              </table:table-cell>
              <table:table-cell office:value-type="float" office:value="2323.80875618944">
                <text:p>2323.80875618944</text:p>
              </table:table-cell>
              <table:table-cell office:value-type="float" office:value="3149.01915635987">
                <text:p>3149.01915635987</text:p>
              </table:table-cell>
              <table:table-cell office:value-type="float" office:value="3152.13341677968">
                <text:p>3152.13341677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47.123889804">
                <text:p>47.123889804</text:p>
              </table:table-cell>
              <table:table-cell office:value-type="float" office:value="15.707963268">
                <text:p>15.707963268</text:p>
              </table:table-cell>
              <table:table-cell office:value-type="float" office:value="15.7251147928003">
                <text:p>15.7251147928003</text:p>
              </table:table-cell>
              <table:table-cell office:value-type="float" office:value="47.1239097014409">
                <text:p>47.1239097014409</text:p>
              </table:table-cell>
              <table:table-cell office:value-type="float" office:value="896.593247602015">
                <text:p>896.593247602015</text:p>
              </table:table-cell>
              <table:table-cell office:value-type="float" office:value="944.661060790403">
                <text:p>944.661060790403</text:p>
              </table:table-cell>
              <table:table-cell office:value-type="float" office:value="949.855373616113">
                <text:p>949.855373616113</text:p>
              </table:table-cell>
              <table:table-cell office:value-type="float" office:value="2314.28845928039">
                <text:p>2314.28845928039</text:p>
              </table:table-cell>
              <table:table-cell office:value-type="float" office:value="2323.8651262794">
                <text:p>2323.8651262794</text:p>
              </table:table-cell>
              <table:table-cell office:value-type="float" office:value="3140.17845427826">
                <text:p>3140.17845427826</text:p>
              </table:table-cell>
              <table:table-cell office:value-type="float" office:value="3152.5840346308">
                <text:p>3152.5840346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70.685834706">
                <text:p>70.685834706</text:p>
              </table:table-cell>
              <table:table-cell office:value-type="float" office:value="23.561944902">
                <text:p>23.561944902</text:p>
              </table:table-cell>
              <table:table-cell office:value-type="float" office:value="23.6195083808193">
                <text:p>23.6195083808193</text:p>
              </table:table-cell>
              <table:table-cell office:value-type="float" office:value="70.6859855591583">
                <text:p>70.6859855591583</text:p>
              </table:table-cell>
              <table:table-cell office:value-type="float" office:value="899.292657893828">
                <text:p>899.292657893828</text:p>
              </table:table-cell>
              <table:table-cell office:value-type="float" office:value="939.697006666495">
                <text:p>939.697006666495</text:p>
              </table:table-cell>
              <table:table-cell office:value-type="float" office:value="951.325204856751">
                <text:p>951.325204856751</text:p>
              </table:table-cell>
              <table:table-cell office:value-type="float" office:value="2302.56298079629">
                <text:p>2302.56298079629</text:p>
              </table:table-cell>
              <table:table-cell office:value-type="float" office:value="2323.95949300474">
                <text:p>2323.95949300474</text:p>
              </table:table-cell>
              <table:table-cell office:value-type="float" office:value="3125.61582780086">
                <text:p>3125.61582780086</text:p>
              </table:table-cell>
              <table:table-cell office:value-type="float" office:value="3153.33798525207">
                <text:p>3153.33798525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94.247779608">
                <text:p>94.247779608</text:p>
              </table:table-cell>
              <table:table-cell office:value-type="float" office:value="31.415926536">
                <text:p>31.415926536</text:p>
              </table:table-cell>
              <table:table-cell office:value-type="float" office:value="31.5513200450257">
                <text:p>31.5513200450257</text:p>
              </table:table-cell>
              <table:table-cell office:value-type="float" office:value="94.2484138748511">
                <text:p>94.2484138748511</text:p>
              </table:table-cell>
              <table:table-cell office:value-type="float" office:value="903.056783598898">
                <text:p>903.056783598898</text:p>
              </table:table-cell>
              <table:table-cell office:value-type="float" office:value="932.86328210781">
                <text:p>932.86328210781</text:p>
              </table:table-cell>
              <table:table-cell office:value-type="float" office:value="953.391807537635">
                <text:p>953.391807537635</text:p>
              </table:table-cell>
              <table:table-cell office:value-type="float" office:value="2286.42273408464">
                <text:p>2286.42273408464</text:p>
              </table:table-cell>
              <table:table-cell office:value-type="float" office:value="2324.09248444447">
                <text:p>2324.09248444447</text:p>
              </table:table-cell>
              <table:table-cell office:value-type="float" office:value="3105.58031612886">
                <text:p>3105.58031612886</text:p>
              </table:table-cell>
              <table:table-cell office:value-type="float" office:value="3154.39966445738">
                <text:p>3154.39966445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117.80972451">
                <text:p>117.80972451</text:p>
              </table:table-cell>
              <table:table-cell office:value-type="float" office:value="39.26990817">
                <text:p>39.26990817</text:p>
              </table:table-cell>
              <table:table-cell office:value-type="float" office:value="39.5317634012261">
                <text:p>39.5317634012261</text:p>
              </table:table-cell>
              <table:table-cell office:value-type="float" office:value="117.811654575947">
                <text:p>117.811654575947</text:p>
              </table:table-cell>
              <table:table-cell office:value-type="float" office:value="907.870853450993">
                <text:p>907.870853450993</text:p>
              </table:table-cell>
              <table:table-cell office:value-type="float" office:value="924.269422230661">
                <text:p>924.269422230661</text:p>
              </table:table-cell>
              <table:table-cell office:value-type="float" office:value="956.064011807234">
                <text:p>956.064011807234</text:p>
              </table:table-cell>
              <table:table-cell office:value-type="float" office:value="2266.12740740574">
                <text:p>2266.12740740574</text:p>
              </table:table-cell>
              <table:table-cell office:value-type="float" office:value="2324.26498625459">
                <text:p>2324.26498625459</text:p>
              </table:table-cell>
              <table:table-cell office:value-type="float" office:value="3080.40386474246">
                <text:p>3080.40386474246</text:p>
              </table:table-cell>
              <table:table-cell office:value-type="float" office:value="3155.77525453015">
                <text:p>3155.7752545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141.371669412">
                <text:p>141.371669412</text:p>
              </table:table-cell>
              <table:table-cell office:value-type="float" office:value="47.123889804">
                <text:p>47.123889804</text:p>
              </table:table-cell>
              <table:table-cell office:value-type="float" office:value="47.5710674803726">
                <text:p>47.5710674803726</text:p>
              </table:table-cell>
              <table:table-cell office:value-type="float" office:value="141.376455252776">
                <text:p>141.376455252776</text:p>
              </table:table-cell>
              <table:table-cell office:value-type="float" office:value="913.672054450021">
                <text:p>913.672054450021</text:p>
              </table:table-cell>
              <table:table-cell office:value-type="float" office:value="914.091958998845">
                <text:p>914.091958998845</text:p>
              </table:table-cell>
              <table:table-cell office:value-type="float" office:value="959.353153192841">
                <text:p>959.353153192841</text:p>
              </table:table-cell>
              <table:table-cell office:value-type="float" office:value="2241.99002013454">
                <text:p>2241.99002013454</text:p>
              </table:table-cell>
              <table:table-cell office:value-type="float" office:value="2324.47814780065">
                <text:p>2324.47814780065</text:p>
              </table:table-cell>
              <table:table-cell office:value-type="float" office:value="3050.48645371739">
                <text:p>3050.48645371739</text:p>
              </table:table-cell>
              <table:table-cell office:value-type="float" office:value="3157.47275024441">
                <text:p>3157.47275024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164.933614314">
                <text:p>164.933614314</text:p>
              </table:table-cell>
              <table:table-cell office:value-type="float" office:value="54.977871438">
                <text:p>54.977871438</text:p>
              </table:table-cell>
              <table:table-cell office:value-type="float" office:value="55.6783382236665">
                <text:p>55.6783382236665</text:p>
              </table:table-cell>
              <table:table-cell office:value-type="float" office:value="164.94391594974">
                <text:p>164.94391594974</text:p>
              </table:table-cell>
              <table:table-cell office:value-type="float" office:value="902.34142200996">
                <text:p>902.34142200996</text:p>
              </table:table-cell>
              <table:table-cell office:value-type="float" office:value="920.577471898036">
                <text:p>920.577471898036</text:p>
              </table:table-cell>
              <table:table-cell office:value-type="float" office:value="963.273050492459">
                <text:p>963.273050492459</text:p>
              </table:table-cell>
              <table:table-cell office:value-type="float" office:value="2214.36383872927">
                <text:p>2214.36383872927</text:p>
              </table:table-cell>
              <table:table-cell office:value-type="float" office:value="2324.73338970857">
                <text:p>2324.73338970857</text:p>
              </table:table-cell>
              <table:table-cell office:value-type="float" office:value="3016.27929775545">
                <text:p>3016.27929775545</text:p>
              </table:table-cell>
              <table:table-cell office:value-type="float" office:value="3159.50198907915">
                <text:p>3159.50198907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188.495559216">
                <text:p>188.495559216</text:p>
              </table:table-cell>
              <table:table-cell office:value-type="float" office:value="62.831853072">
                <text:p>62.831853072</text:p>
              </table:table-cell>
              <table:table-cell office:value-type="float" office:value="63.8614769168726">
                <text:p>63.8614769168726</text:p>
              </table:table-cell>
              <table:table-cell office:value-type="float" office:value="188.515549501334">
                <text:p>188.515549501334</text:p>
              </table:table-cell>
              <table:table-cell office:value-type="float" office:value="889.319076399316">
                <text:p>889.319076399316</text:p>
              </table:table-cell>
              <table:table-cell office:value-type="float" office:value="928.422127426393">
                <text:p>928.422127426393</text:p>
              </table:table-cell>
              <table:table-cell office:value-type="float" office:value="967.83996818893">
                <text:p>967.83996818893</text:p>
              </table:table-cell>
              <table:table-cell office:value-type="float" office:value="2183.62877886225">
                <text:p>2183.62877886225</text:p>
              </table:table-cell>
              <table:table-cell office:value-type="float" office:value="2325.03241252833">
                <text:p>2325.03241252833</text:p>
              </table:table-cell>
              <table:table-cell office:value-type="float" office:value="2978.26739635238">
                <text:p>2978.26739635238</text:p>
              </table:table-cell>
              <table:table-cell office:value-type="float" office:value="3161.8746828167">
                <text:p>3161.8746828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212.057504118">
                <text:p>212.057504118</text:p>
              </table:table-cell>
              <table:table-cell office:value-type="float" office:value="70.685834706">
                <text:p>70.685834706</text:p>
              </table:table-cell>
              <table:table-cell office:value-type="float" office:value="72.1271548483496">
                <text:p>72.1271548483496</text:p>
              </table:table-cell>
              <table:table-cell office:value-type="float" office:value="212.093336791599">
                <text:p>212.093336791599</text:p>
              </table:table-cell>
              <table:table-cell office:value-type="float" office:value="875.142259894039">
                <text:p>875.142259894039</text:p>
              </table:table-cell>
              <table:table-cell office:value-type="float" office:value="937.228613534998">
                <text:p>937.228613534998</text:p>
              </table:table-cell>
              <table:table-cell office:value-type="float" office:value="973.07255618333">
                <text:p>973.07255618333</text:p>
              </table:table-cell>
              <table:table-cell office:value-type="float" office:value="2150.17820194365">
                <text:p>2150.17820194365</text:p>
              </table:table-cell>
              <table:table-cell office:value-type="float" office:value="2325.37720607201">
                <text:p>2325.37720607201</text:p>
              </table:table-cell>
              <table:table-cell office:value-type="float" office:value="2936.95260287294">
                <text:p>2936.95260287294</text:p>
              </table:table-cell>
              <table:table-cell office:value-type="float" office:value="3164.60444664607">
                <text:p>3164.60444664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235.61944902">
                <text:p>235.61944902</text:p>
              </table:table-cell>
              <table:table-cell office:value-type="float" office:value="78.53981634">
                <text:p>78.53981634</text:p>
              </table:table-cell>
              <table:table-cell office:value-type="float" office:value="80.4808396842416">
                <text:p>80.4808396842416</text:p>
              </table:table-cell>
              <table:table-cell office:value-type="float" office:value="235.679776433179">
                <text:p>235.679776433179</text:p>
              </table:table-cell>
              <table:table-cell office:value-type="float" office:value="859.977667312776">
                <text:p>859.977667312776</text:p>
              </table:table-cell>
              <table:table-cell office:value-type="float" office:value="946.969267083531">
                <text:p>946.969267083531</text:p>
              </table:table-cell>
              <table:table-cell office:value-type="float" office:value="978.991757513703">
                <text:p>978.991757513703</text:p>
              </table:table-cell>
              <table:table-cell office:value-type="float" office:value="2114.40684581712">
                <text:p>2114.40684581712</text:p>
              </table:table-cell>
              <table:table-cell office:value-type="float" office:value="2325.77005880823">
                <text:p>2325.77005880823</text:p>
              </table:table-cell>
              <table:table-cell office:value-type="float" office:value="2892.83816356398">
                <text:p>2892.83816356398</text:p>
              </table:table-cell>
              <table:table-cell office:value-type="float" office:value="3167.70682051902">
                <text:p>3167.70682051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259.181393922">
                <text:p>259.181393922</text:p>
              </table:table-cell>
              <table:table-cell office:value-type="float" office:value="86.393797974">
                <text:p>86.393797974</text:p>
              </table:table-cell>
              <table:table-cell office:value-type="float" office:value="88.9268661889717">
                <text:p>88.9268661889717</text:p>
              </table:table-cell>
              <table:table-cell office:value-type="float" office:value="259.277928476267">
                <text:p>259.277928476267</text:p>
              </table:table-cell>
              <table:table-cell office:value-type="float" office:value="843.988072211248">
                <text:p>843.988072211248</text:p>
              </table:table-cell>
              <table:table-cell office:value-type="float" office:value="957.615594593833">
                <text:p>957.615594593833</text:p>
              </table:table-cell>
              <table:table-cell office:value-type="float" office:value="985.620672145657">
                <text:p>985.620672145657</text:p>
              </table:table-cell>
              <table:table-cell office:value-type="float" office:value="2076.70041450545">
                <text:p>2076.70041450545</text:p>
              </table:table-cell>
              <table:table-cell office:value-type="float" office:value="2326.21356645428">
                <text:p>2326.21356645428</text:p>
              </table:table-cell>
              <table:table-cell office:value-type="float" office:value="2846.41540007624">
                <text:p>2846.41540007624</text:p>
              </table:table-cell>
              <table:table-cell office:value-type="float" office:value="3171.19927574301">
                <text:p>3171.19927574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282.743338824">
                <text:p>282.743338824</text:p>
              </table:table-cell>
              <table:table-cell office:value-type="float" office:value="94.247779608">
                <text:p>94.247779608</text:p>
              </table:table-cell>
              <table:table-cell office:value-type="float" office:value="97.4685421216276">
                <text:p>97.4685421216276</text:p>
              </table:table-cell>
              <table:table-cell office:value-type="float" office:value="282.891451860166">
                <text:p>282.891451860166</text:p>
              </table:table-cell>
              <table:table-cell office:value-type="float" office:value="827.328944816999">
                <text:p>827.328944816999</text:p>
              </table:table-cell>
              <table:table-cell office:value-type="float" office:value="969.138601291063">
                <text:p>969.138601291063</text:p>
              </table:table-cell>
              <table:table-cell office:value-type="float" office:value="992.984361801297">
                <text:p>992.984361801297</text:p>
              </table:table-cell>
              <table:table-cell office:value-type="float" office:value="2037.42712726419">
                <text:p>2037.42712726419</text:p>
              </table:table-cell>
              <table:table-cell office:value-type="float" office:value="2326.71063858876">
                <text:p>2326.71063858876</text:p>
              </table:table-cell>
              <table:table-cell office:value-type="float" office:value="2798.1529193054">
                <text:p>2798.1529193054</text:p>
              </table:table-cell>
              <table:table-cell office:value-type="float" office:value="3175.10119753911">
                <text:p>3175.10119753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306.305283726">
                <text:p>306.305283726</text:p>
              </table:table-cell>
              <table:table-cell office:value-type="float" office:value="102.101761242">
                <text:p>102.101761242</text:p>
              </table:table-cell>
              <table:table-cell office:value-type="float" office:value="106.108279387114">
                <text:p>106.108279387114</text:p>
              </table:table-cell>
              <table:table-cell office:value-type="float" office:value="306.524635401675">
                <text:p>306.524635401675</text:p>
              </table:table-cell>
              <table:table-cell office:value-type="float" office:value="810.145780475522">
                <text:p>810.145780475522</text:p>
              </table:table-cell>
              <table:table-cell office:value-type="float" office:value="981.509237945852">
                <text:p>981.509237945852</text:p>
              </table:table-cell>
              <table:table-cell office:value-type="float" office:value="1001.10957703991">
                <text:p>1001.10957703991</text:p>
              </table:table-cell>
              <table:table-cell office:value-type="float" office:value="1996.93132238767">
                <text:p>1996.93132238767</text:p>
              </table:table-cell>
              <table:table-cell office:value-type="float" office:value="2327.26450168722">
                <text:p>2327.26450168722</text:p>
              </table:table-cell>
              <table:table-cell office:value-type="float" office:value="2748.48847038754">
                <text:p>2748.48847038754</text:p>
              </table:table-cell>
              <table:table-cell office:value-type="float" office:value="3179.43383142755">
                <text:p>3179.43383142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329.867228628">
                <text:p>329.867228628</text:p>
              </table:table-cell>
              <table:table-cell office:value-type="float" office:value="109.955742876">
                <text:p>109.955742876</text:p>
              </table:table-cell>
              <table:table-cell office:value-type="float" office:value="114.847740669337">
                <text:p>114.847740669337</text:p>
              </table:table-cell>
              <table:table-cell office:value-type="float" office:value="330.182422165168">
                <text:p>330.182422165168</text:p>
              </table:table-cell>
              <table:table-cell office:value-type="float" office:value="792.572241307446">
                <text:p>792.572241307446</text:p>
              </table:table-cell>
              <table:table-cell office:value-type="float" office:value="994.698824688514">
                <text:p>994.698824688514</text:p>
              </table:table-cell>
              <table:table-cell office:value-type="float" office:value="1010.02438333312">
                <text:p>1010.02438333312</text:p>
              </table:table-cell>
              <table:table-cell office:value-type="float" office:value="1955.529045287">
                <text:p>1955.529045287</text:p>
              </table:table-cell>
              <table:table-cell office:value-type="float" office:value="2327.87869643788">
                <text:p>2327.87869643788</text:p>
              </table:table-cell>
              <table:table-cell office:value-type="float" office:value="2697.8233550707">
                <text:p>2697.8233550707</text:p>
              </table:table-cell>
              <table:table-cell office:value-type="float" office:value="3184.22017770089">
                <text:p>3184.22017770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353.42917353">
                <text:p>353.42917353</text:p>
              </table:table-cell>
              <table:table-cell office:value-type="float" office:value="117.80972451">
                <text:p>117.80972451</text:p>
              </table:table-cell>
              <table:table-cell office:value-type="float" office:value="123.687992604489">
                <text:p>123.687992604489</text:p>
              </table:table-cell>
              <table:table-cell office:value-type="float" office:value="353.870427067885">
                <text:p>353.870427067885</text:p>
              </table:table-cell>
              <table:table-cell office:value-type="float" office:value="774.729046756972">
                <text:p>774.729046756972</text:p>
              </table:table-cell>
              <table:table-cell office:value-type="float" office:value="1008.67943121404">
                <text:p>1008.67943121404</text:p>
              </table:table-cell>
              <table:table-cell office:value-type="float" office:value="1019.75765762846">
                <text:p>1019.75765762846</text:p>
              </table:table-cell>
              <table:table-cell office:value-type="float" office:value="1913.50543175224">
                <text:p>1913.50543175224</text:p>
              </table:table-cell>
              <table:table-cell office:value-type="float" office:value="2328.55706649409">
                <text:p>2328.55706649409</text:p>
              </table:table-cell>
              <table:table-cell office:value-type="float" office:value="2646.51914524254">
                <text:p>2646.51914524254</text:p>
              </table:table-cell>
              <table:table-cell office:value-type="float" office:value="3189.48481377316">
                <text:p>3189.48481377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376.991118432">
                <text:p>376.991118432</text:p>
              </table:table-cell>
              <table:table-cell office:value-type="float" office:value="125.663706144">
                <text:p>125.663706144</text:p>
              </table:table-cell>
              <table:table-cell office:value-type="float" office:value="132.629657820472">
                <text:p>132.629657820472</text:p>
              </table:table-cell>
              <table:table-cell office:value-type="float" office:value="377.594947527354">
                <text:p>377.594947527354</text:p>
              </table:table-cell>
              <table:table-cell office:value-type="float" office:value="756.723507080821">
                <text:p>756.723507080821</text:p>
              </table:table-cell>
              <table:table-cell office:value-type="float" office:value="1023.42420697237">
                <text:p>1023.42420697237</text:p>
              </table:table-cell>
              <table:table-cell office:value-type="float" office:value="1030.33842085825">
                <text:p>1030.33842085825</text:p>
              </table:table-cell>
              <table:table-cell office:value-type="float" office:value="1871.11362570054">
                <text:p>1871.11362570054</text:p>
              </table:table-cell>
              <table:table-cell office:value-type="float" office:value="2329.30373493495">
                <text:p>2329.30373493495</text:p>
              </table:table-cell>
              <table:table-cell office:value-type="float" office:value="2594.89636963504">
                <text:p>2594.89636963504</text:p>
              </table:table-cell>
              <table:table-cell office:value-type="float" office:value="3195.253618734">
                <text:p>3195.253618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400.553063334">
                <text:p>400.553063334</text:p>
              </table:table-cell>
              <table:table-cell office:value-type="float" office:value="133.517687778">
                <text:p>133.517687778</text:p>
              </table:table-cell>
              <table:table-cell office:value-type="float" office:value="141.673059642041">
                <text:p>141.673059642041</text:p>
              </table:table-cell>
              <table:table-cell office:value-type="float" office:value="401.362966838539">
                <text:p>401.362966838539</text:p>
              </table:table-cell>
              <table:table-cell office:value-type="float" office:value="738.649578713386">
                <text:p>738.649578713386</text:p>
              </table:table-cell>
              <table:table-cell office:value-type="float" office:value="1038.90765919338">
                <text:p>1038.90765919338</text:p>
              </table:table-cell>
              <table:table-cell office:value-type="float" office:value="1041.7949651059">
                <text:p>1041.7949651059</text:p>
              </table:table-cell>
              <table:table-cell office:value-type="float" office:value="1828.57493989598">
                <text:p>1828.57493989598</text:p>
              </table:table-cell>
              <table:table-cell office:value-type="float" office:value="2330.12306360839">
                <text:p>2330.12306360839</text:p>
              </table:table-cell>
              <table:table-cell office:value-type="float" office:value="2543.23479258061">
                <text:p>2543.23479258061</text:p>
              </table:table-cell>
              <table:table-cell office:value-type="float" office:value="3201.55336791272">
                <text:p>3201.55336791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424.115008236">
                <text:p>424.115008236</text:p>
              </table:table-cell>
              <table:table-cell office:value-type="float" office:value="141.371669412">
                <text:p>141.371669412</text:p>
              </table:table-cell>
              <table:table-cell office:value-type="float" office:value="150.818354742867">
                <text:p>150.818354742867</text:p>
              </table:table-cell>
              <table:table-cell office:value-type="float" office:value="425.182149752085">
                <text:p>425.182149752085</text:p>
              </table:table-cell>
              <table:table-cell office:value-type="float" office:value="720.588320129577">
                <text:p>720.588320129577</text:p>
              </table:table-cell>
              <table:table-cell office:value-type="float" office:value="1054.15372692361">
                <text:p>1054.15372692361</text:p>
              </table:table-cell>
              <table:table-cell office:value-type="float" office:value="1055.10587873509">
                <text:p>1055.10587873509</text:p>
              </table:table-cell>
              <table:table-cell office:value-type="float" office:value="1786.07996892559">
                <text:p>1786.07996892559</text:p>
              </table:table-cell>
              <table:table-cell office:value-type="float" office:value="2331.01958920177">
                <text:p>2331.01958920177</text:p>
              </table:table-cell>
              <table:table-cell office:value-type="float" office:value="2491.7749092578">
                <text:p>2491.7749092578</text:p>
              </table:table-cell>
              <table:table-cell office:value-type="float" office:value="3208.41115768121">
                <text:p>3208.41115768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447.676953138">
                <text:p>447.676953138</text:p>
              </table:table-cell>
              <table:table-cell office:value-type="float" office:value="149.225651046">
                <text:p>149.225651046</text:p>
              </table:table-cell>
              <table:table-cell office:value-type="float" office:value="160.065650363636">
                <text:p>160.065650363636</text:p>
              </table:table-cell>
              <table:table-cell office:value-type="float" office:value="449.060829376717">
                <text:p>449.060829376717</text:p>
              </table:table-cell>
              <table:table-cell office:value-type="float" office:value="702.608636009267">
                <text:p>702.608636009267</text:p>
              </table:table-cell>
              <table:table-cell office:value-type="float" office:value="1067.43785107916">
                <text:p>1067.43785107916</text:p>
              </table:table-cell>
              <table:table-cell office:value-type="float" office:value="1071.99671493035">
                <text:p>1071.99671493035</text:p>
              </table:table-cell>
              <table:table-cell office:value-type="float" office:value="1743.79038632115">
                <text:p>1743.79038632115</text:p>
              </table:table-cell>
              <table:table-cell office:value-type="float" office:value="2331.99792832837">
                <text:p>2331.99792832837</text:p>
              </table:table-cell>
              <table:table-cell office:value-type="float" office:value="2440.72031144165">
                <text:p>2440.72031144165</text:p>
              </table:table-cell>
              <table:table-cell office:value-type="float" office:value="3215.85361227784">
                <text:p>3215.85361227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5">
                <text:p>0.500000000001625</text:p>
              </table:table-cell>
              <table:table-cell office:value-type="float" office:value="471.23889804">
                <text:p>471.23889804</text:p>
              </table:table-cell>
              <table:table-cell office:value-type="float" office:value="157.07963268">
                <text:p>157.07963268</text:p>
              </table:table-cell>
              <table:table-cell office:value-type="float" office:value="169.415103800376">
                <text:p>169.415103800376</text:p>
              </table:table-cell>
              <table:table-cell office:value-type="float" office:value="473.007983994212">
                <text:p>473.007983994212</text:p>
              </table:table-cell>
              <table:table-cell office:value-type="float" office:value="684.768212220165">
                <text:p>684.768212220165</text:p>
              </table:table-cell>
              <table:table-cell office:value-type="float" office:value="1081.66538264015">
                <text:p>1081.66538264015</text:p>
              </table:table-cell>
              <table:table-cell office:value-type="float" office:value="1089.55990107216">
                <text:p>1089.55990107216</text:p>
              </table:table-cell>
              <table:table-cell office:value-type="float" office:value="1701.84119325805">
                <text:p>1701.84119325805</text:p>
              </table:table-cell>
              <table:table-cell office:value-type="float" office:value="2333.06264217292">
                <text:p>2333.06264217292</text:p>
              </table:table-cell>
              <table:table-cell office:value-type="float" office:value="2390.24062389089">
                <text:p>2390.24062389089</text:p>
              </table:table-cell>
              <table:table-cell office:value-type="float" office:value="3223.9058155754">
                <text:p>3223.90581557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494.800842942">
                <text:p>494.800842942</text:p>
              </table:table-cell>
              <table:table-cell office:value-type="float" office:value="164.933614314">
                <text:p>164.933614314</text:p>
              </table:table-cell>
              <table:table-cell office:value-type="float" office:value="178.867002622709">
                <text:p>178.867002622709</text:p>
              </table:table-cell>
              <table:table-cell office:value-type="float" office:value="497.033201569811">
                <text:p>497.033201569811</text:p>
              </table:table-cell>
              <table:table-cell office:value-type="float" office:value="667.114561337026">
                <text:p>667.114561337026</text:p>
              </table:table-cell>
              <table:table-cell office:value-type="float" office:value="1096.84702115775">
                <text:p>1096.84702115775</text:p>
              </table:table-cell>
              <table:table-cell office:value-type="float" office:value="1107.77713195566">
                <text:p>1107.77713195566</text:p>
              </table:table-cell>
              <table:table-cell office:value-type="float" office:value="1660.34322764239">
                <text:p>1660.34322764239</text:p>
              </table:table-cell>
              <table:table-cell office:value-type="float" office:value="2334.21804941802">
                <text:p>2334.21804941802</text:p>
              </table:table-cell>
              <table:table-cell office:value-type="float" office:value="2340.47476498001">
                <text:p>2340.47476498001</text:p>
              </table:table-cell>
              <table:table-cell office:value-type="float" office:value="3232.58990235511">
                <text:p>3232.58990235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518.362787844">
                <text:p>518.362787844</text:p>
              </table:table-cell>
              <table:table-cell office:value-type="float" office:value="172.787595948">
                <text:p>172.787595948</text:p>
              </table:table-cell>
              <table:table-cell office:value-type="float" office:value="188.421824446053">
                <text:p>188.421824446053</text:p>
              </table:table-cell>
              <table:table-cell office:value-type="float" office:value="521.146628528382">
                <text:p>521.146628528382</text:p>
              </table:table-cell>
              <table:table-cell office:value-type="float" office:value="649.686115952439">
                <text:p>649.686115952439</text:p>
              </table:table-cell>
              <table:table-cell office:value-type="float" office:value="1112.98337090491">
                <text:p>1112.98337090491</text:p>
              </table:table-cell>
              <table:table-cell office:value-type="float" office:value="1126.63209392865">
                <text:p>1126.63209392865</text:p>
              </table:table-cell>
              <table:table-cell office:value-type="float" office:value="1619.3857845403">
                <text:p>1619.3857845403</text:p>
              </table:table-cell>
              <table:table-cell office:value-type="float" office:value="2291.53433944596">
                <text:p>2291.53433944596</text:p>
              </table:table-cell>
              <table:table-cell office:value-type="float" office:value="2335.46797449201">
                <text:p>2335.46797449201</text:p>
              </table:table-cell>
              <table:table-cell office:value-type="float" office:value="3241.92323735308">
                <text:p>3241.92323735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541.924732746">
                <text:p>541.924732746</text:p>
              </table:table-cell>
              <table:table-cell office:value-type="float" office:value="180.641577582">
                <text:p>180.641577582</text:p>
              </table:table-cell>
              <table:table-cell office:value-type="float" office:value="198.080274984047">
                <text:p>198.080274984047</text:p>
              </table:table-cell>
              <table:table-cell office:value-type="float" office:value="545.358897523608">
                <text:p>545.358897523608</text:p>
              </table:table-cell>
              <table:table-cell office:value-type="float" office:value="632.513323569381">
                <text:p>632.513323569381</text:p>
              </table:table-cell>
              <table:table-cell office:value-type="float" office:value="1130.06162874074">
                <text:p>1130.06162874074</text:p>
              </table:table-cell>
              <table:table-cell office:value-type="float" office:value="1146.11044603218">
                <text:p>1146.11044603218</text:p>
              </table:table-cell>
              <table:table-cell office:value-type="float" office:value="1579.0392386589">
                <text:p>1579.0392386589</text:p>
              </table:table-cell>
              <table:table-cell office:value-type="float" office:value="2243.50702206393">
                <text:p>2243.50702206393</text:p>
              </table:table-cell>
              <table:table-cell office:value-type="float" office:value="2336.81541701994">
                <text:p>2336.81541701994</text:p>
              </table:table-cell>
              <table:table-cell office:value-type="float" office:value="3251.91610863643">
                <text:p>3251.91610863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565.486677648">
                <text:p>565.486677648</text:p>
              </table:table-cell>
              <table:table-cell office:value-type="float" office:value="188.495559216">
                <text:p>188.495559216</text:p>
              </table:table-cell>
              <table:table-cell office:value-type="float" office:value="207.84330243438">
                <text:p>207.84330243438</text:p>
              </table:table-cell>
              <table:table-cell office:value-type="float" office:value="569.681026079345">
                <text:p>569.681026079345</text:p>
              </table:table-cell>
              <table:table-cell office:value-type="float" office:value="615.619711751545">
                <text:p>615.619711751545</text:p>
              </table:table-cell>
              <table:table-cell office:value-type="float" office:value="1148.05167047693">
                <text:p>1148.05167047693</text:p>
              </table:table-cell>
              <table:table-cell office:value-type="float" office:value="1166.19974770982">
                <text:p>1166.19974770982</text:p>
              </table:table-cell>
              <table:table-cell office:value-type="float" office:value="1539.35759546572">
                <text:p>1539.35759546572</text:p>
              </table:table-cell>
              <table:table-cell office:value-type="float" office:value="2196.45983669616">
                <text:p>2196.45983669616</text:p>
              </table:table-cell>
              <table:table-cell office:value-type="float" office:value="2338.26212832955">
                <text:p>2338.26212832955</text:p>
              </table:table-cell>
              <table:table-cell office:value-type="float" office:value="3262.56886849317">
                <text:p>3262.56886849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589.04862255">
                <text:p>589.04862255</text:p>
              </table:table-cell>
              <table:table-cell office:value-type="float" office:value="196.34954085">
                <text:p>196.34954085</text:p>
              </table:table-cell>
              <table:table-cell office:value-type="float" office:value="217.712084794875">
                <text:p>217.712084794875</text:p>
              </table:table-cell>
              <table:table-cell office:value-type="float" office:value="594.124273484699">
                <text:p>594.124273484699</text:p>
              </table:table-cell>
              <table:table-cell office:value-type="float" office:value="599.022905369369">
                <text:p>599.022905369369</text:p>
              </table:table-cell>
              <table:table-cell office:value-type="float" office:value="1166.90153315532">
                <text:p>1166.90153315532</text:p>
              </table:table-cell>
              <table:table-cell office:value-type="float" office:value="1186.88932360929">
                <text:p>1186.88932360929</text:p>
              </table:table-cell>
              <table:table-cell office:value-type="float" office:value="1500.3809294303">
                <text:p>1500.3809294303</text:p>
              </table:table-cell>
              <table:table-cell office:value-type="float" office:value="2150.44227520364">
                <text:p>2150.44227520364</text:p>
              </table:table-cell>
              <table:table-cell office:value-type="float" office:value="2339.80808286589">
                <text:p>2339.80808286589</text:p>
              </table:table-cell>
              <table:table-cell office:value-type="float" office:value="3273.86847524523">
                <text:p>3273.86847524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612.610567452">
                <text:p>612.610567452</text:p>
              </table:table-cell>
              <table:table-cell office:value-type="float" office:value="204.203522484">
                <text:p>204.203522484</text:p>
              </table:table-cell>
              <table:table-cell office:value-type="float" office:value="227.687984074285">
                <text:p>227.687984074285</text:p>
              </table:table-cell>
              <table:table-cell office:value-type="float" office:value="582.735589646323">
                <text:p>582.735589646323</text:p>
              </table:table-cell>
              <table:table-cell office:value-type="float" office:value="618.699936039426">
                <text:p>618.699936039426</text:p>
              </table:table-cell>
              <table:table-cell office:value-type="float" office:value="1186.53235105441">
                <text:p>1186.53235105441</text:p>
              </table:table-cell>
              <table:table-cell office:value-type="float" office:value="1208.17004804366">
                <text:p>1208.17004804366</text:p>
              </table:table-cell>
              <table:table-cell office:value-type="float" office:value="1462.13769693749">
                <text:p>1462.13769693749</text:p>
              </table:table-cell>
              <table:table-cell office:value-type="float" office:value="2105.48923639637">
                <text:p>2105.48923639637</text:p>
              </table:table-cell>
              <table:table-cell office:value-type="float" office:value="2341.45083763811">
                <text:p>2341.45083763811</text:p>
              </table:table-cell>
              <table:table-cell office:value-type="float" office:value="3285.7844300269">
                <text:p>3285.7844300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636.172512354">
                <text:p>636.172512354</text:p>
              </table:table-cell>
              <table:table-cell office:value-type="float" office:value="212.057504118">
                <text:p>212.057504118</text:p>
              </table:table-cell>
              <table:table-cell office:value-type="float" office:value="237.772456805564">
                <text:p>237.772456805564</text:p>
              </table:table-cell>
              <table:table-cell office:value-type="float" office:value="566.766424254508">
                <text:p>566.766424254508</text:p>
              </table:table-cell>
              <table:table-cell office:value-type="float" office:value="643.419048602231">
                <text:p>643.419048602231</text:p>
              </table:table-cell>
              <table:table-cell office:value-type="float" office:value="1206.83289456105">
                <text:p>1206.83289456105</text:p>
              </table:table-cell>
              <table:table-cell office:value-type="float" office:value="1230.0340185847">
                <text:p>1230.0340185847</text:p>
              </table:table-cell>
              <table:table-cell office:value-type="float" office:value="1424.64694019502">
                <text:p>1424.64694019502</text:p>
              </table:table-cell>
              <table:table-cell office:value-type="float" office:value="2061.62379931253">
                <text:p>2061.62379931253</text:p>
              </table:table-cell>
              <table:table-cell office:value-type="float" office:value="2343.18478290631">
                <text:p>2343.18478290631</text:p>
              </table:table-cell>
              <table:table-cell office:value-type="float" office:value="3298.26417159055">
                <text:p>3298.26417159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659.734457256">
                <text:p>659.734457256</text:p>
              </table:table-cell>
              <table:table-cell office:value-type="float" office:value="219.911485752">
                <text:p>219.911485752</text:p>
              </table:table-cell>
              <table:table-cell office:value-type="float" office:value="247.966902342459">
                <text:p>247.966902342459</text:p>
              </table:table-cell>
              <table:table-cell office:value-type="float" office:value="551.1209266952">
                <text:p>551.1209266952</text:p>
              </table:table-cell>
              <table:table-cell office:value-type="float" office:value="668.291939487539">
                <text:p>668.291939487539</text:p>
              </table:table-cell>
              <table:table-cell office:value-type="float" office:value="1227.65398910116">
                <text:p>1227.65398910116</text:p>
              </table:table-cell>
              <table:table-cell office:value-type="float" office:value="1252.47406595609">
                <text:p>1252.47406595609</text:p>
              </table:table-cell>
              <table:table-cell office:value-type="float" office:value="1387.92043153846">
                <text:p>1387.92043153846</text:p>
              </table:table-cell>
              <table:table-cell office:value-type="float" office:value="2018.859882668">
                <text:p>2018.859882668</text:p>
              </table:table-cell>
              <table:table-cell office:value-type="float" office:value="2345.00030389925">
                <text:p>2345.00030389925</text:p>
              </table:table-cell>
              <table:table-cell office:value-type="float" office:value="3311.22809750737">
                <text:p>3311.22809750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683.296402158">
                <text:p>683.296402158</text:p>
              </table:table-cell>
              <table:table-cell office:value-type="float" office:value="227.765467386">
                <text:p>227.765467386</text:p>
              </table:table-cell>
              <table:table-cell office:value-type="float" office:value="258.272416250859">
                <text:p>258.272416250859</text:p>
              </table:table-cell>
              <table:table-cell office:value-type="float" office:value="535.802360845732">
                <text:p>535.802360845732</text:p>
              </table:table-cell>
              <table:table-cell office:value-type="float" office:value="693.327548442011">
                <text:p>693.327548442011</text:p>
              </table:table-cell>
              <table:table-cell office:value-type="float" office:value="1248.8032578471">
                <text:p>1248.8032578471</text:p>
              </table:table-cell>
              <table:table-cell office:value-type="float" office:value="1275.48300787364">
                <text:p>1275.48300787364</text:p>
              </table:table-cell>
              <table:table-cell office:value-type="float" office:value="1351.96485334191">
                <text:p>1351.96485334191</text:p>
              </table:table-cell>
              <table:table-cell office:value-type="float" office:value="1977.20489233622">
                <text:p>1977.20489233622</text:p>
              </table:table-cell>
              <table:table-cell office:value-type="float" office:value="2346.88289784112">
                <text:p>2346.88289784112</text:p>
              </table:table-cell>
              <table:table-cell office:value-type="float" office:value="3324.56452698073">
                <text:p>3324.56452698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706.85834706">
                <text:p>706.85834706</text:p>
              </table:table-cell>
              <table:table-cell office:value-type="float" office:value="235.61944902">
                <text:p>235.61944902</text:p>
              </table:table-cell>
              <table:table-cell office:value-type="float" office:value="268.689389768525">
                <text:p>268.689389768525</text:p>
              </table:table-cell>
              <table:table-cell office:value-type="float" office:value="520.812695115697">
                <text:p>520.812695115697</text:p>
              </table:table-cell>
              <table:table-cell office:value-type="float" office:value="718.53234807063">
                <text:p>718.53234807063</text:p>
              </table:table-cell>
              <table:table-cell office:value-type="float" office:value="1270.04083011313">
                <text:p>1270.04083011313</text:p>
              </table:table-cell>
              <table:table-cell office:value-type="float" office:value="1299.05248132474">
                <text:p>1299.05248132474</text:p>
              </table:table-cell>
              <table:table-cell office:value-type="float" office:value="1316.78418366239">
                <text:p>1316.78418366239</text:p>
              </table:table-cell>
              <table:table-cell office:value-type="float" office:value="1936.66253860659">
                <text:p>1936.66253860659</text:p>
              </table:table-cell>
              <table:table-cell office:value-type="float" office:value="2348.81232331707">
                <text:p>2348.81232331707</text:p>
              </table:table-cell>
              <table:table-cell office:value-type="float" office:value="3338.1251071828">
                <text:p>3338.1251071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730.420291962">
                <text:p>730.420291962</text:p>
              </table:table-cell>
              <table:table-cell office:value-type="float" office:value="243.473430654">
                <text:p>243.473430654</text:p>
              </table:table-cell>
              <table:table-cell office:value-type="float" office:value="279.216844981751">
                <text:p>279.216844981751</text:p>
              </table:table-cell>
              <table:table-cell office:value-type="float" office:value="506.153747247104">
                <text:p>506.153747247104</text:p>
              </table:table-cell>
              <table:table-cell office:value-type="float" office:value="743.908574044858">
                <text:p>743.908574044858</text:p>
              </table:table-cell>
              <table:table-cell office:value-type="float" office:value="1282.38259608181">
                <text:p>1282.38259608181</text:p>
              </table:table-cell>
              <table:table-cell office:value-type="float" office:value="1291.07686614223">
                <text:p>1291.07686614223</text:p>
              </table:table-cell>
              <table:table-cell office:value-type="float" office:value="1323.17104564886">
                <text:p>1323.17104564886</text:p>
              </table:table-cell>
              <table:table-cell office:value-type="float" office:value="1897.23615095166">
                <text:p>1897.23615095166</text:p>
              </table:table-cell>
              <table:table-cell office:value-type="float" office:value="2350.761898175">
                <text:p>2350.761898175</text:p>
              </table:table-cell>
              <table:table-cell office:value-type="float" office:value="3351.72137681617">
                <text:p>3351.721376816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753.982236864">
                <text:p>753.982236864</text:p>
              </table:table-cell>
              <table:table-cell office:value-type="float" office:value="251.327412288">
                <text:p>251.327412288</text:p>
              </table:table-cell>
              <table:table-cell office:value-type="float" office:value="289.851289694679">
                <text:p>289.851289694679</text:p>
              </table:table-cell>
              <table:table-cell office:value-type="float" office:value="491.828739023807">
                <text:p>491.828739023807</text:p>
              </table:table-cell>
              <table:table-cell office:value-type="float" office:value="769.451192156577">
                <text:p>769.451192156577</text:p>
              </table:table-cell>
              <table:table-cell office:value-type="float" office:value="1248.76846109119">
                <text:p>1248.76846109119</text:p>
              </table:table-cell>
              <table:table-cell office:value-type="float" office:value="1311.57192724158">
                <text:p>1311.57192724158</text:p>
              </table:table-cell>
              <table:table-cell office:value-type="float" office:value="1347.82095713389">
                <text:p>1347.82095713389</text:p>
              </table:table-cell>
              <table:table-cell office:value-type="float" office:value="1858.93311139474">
                <text:p>1858.93311139474</text:p>
              </table:table-cell>
              <table:table-cell office:value-type="float" office:value="2352.69810226532">
                <text:p>2352.69810226532</text:p>
              </table:table-cell>
              <table:table-cell office:value-type="float" office:value="3365.12340286956">
                <text:p>3365.12340286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">
                <text:p>0.82500000000268</text:p>
              </table:table-cell>
              <table:table-cell office:value-type="float" office:value="777.544181766">
                <text:p>777.544181766</text:p>
              </table:table-cell>
              <table:table-cell office:value-type="float" office:value="259.181393922">
                <text:p>259.181393922</text:p>
              </table:table-cell>
              <table:table-cell office:value-type="float" office:value="300.584644045703">
                <text:p>300.584644045703</text:p>
              </table:table-cell>
              <table:table-cell office:value-type="float" office:value="477.844716128235">
                <text:p>477.844716128235</text:p>
              </table:table-cell>
              <table:table-cell office:value-type="float" office:value="795.142424650467">
                <text:p>795.142424650467</text:p>
              </table:table-cell>
              <table:table-cell office:value-type="float" office:value="1215.9606423863">
                <text:p>1215.9606423863</text:p>
              </table:table-cell>
              <table:table-cell office:value-type="float" office:value="1331.14130377045">
                <text:p>1331.14130377045</text:p>
              </table:table-cell>
              <table:table-cell office:value-type="float" office:value="1372.97237862615">
                <text:p>1372.97237862615</text:p>
              </table:table-cell>
              <table:table-cell office:value-type="float" office:value="1821.7716649686">
                <text:p>1821.7716649686</text:p>
              </table:table-cell>
              <table:table-cell office:value-type="float" office:value="2354.58067204733">
                <text:p>2354.58067204733</text:p>
              </table:table-cell>
              <table:table-cell office:value-type="float" office:value="3378.06153992586">
                <text:p>3378.06153992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801.106126668">
                <text:p>801.106126668</text:p>
              </table:table-cell>
              <table:table-cell office:value-type="float" office:value="267.035375556">
                <text:p>267.035375556</text:p>
              </table:table-cell>
              <table:table-cell office:value-type="float" office:value="311.400242237941">
                <text:p>311.400242237941</text:p>
              </table:table-cell>
              <table:table-cell office:value-type="float" office:value="464.21683677354">
                <text:p>464.21683677354</text:p>
              </table:table-cell>
              <table:table-cell office:value-type="float" office:value="820.94123582673">
                <text:p>820.94123582673</text:p>
              </table:table-cell>
              <table:table-cell office:value-type="float" office:value="1183.99970342649">
                <text:p>1183.99970342649</text:p>
              </table:table-cell>
              <table:table-cell office:value-type="float" office:value="1349.36431964095">
                <text:p>1349.36431964095</text:p>
              </table:table-cell>
              <table:table-cell office:value-type="float" office:value="1398.57228956174">
                <text:p>1398.57228956174</text:p>
              </table:table-cell>
              <table:table-cell office:value-type="float" office:value="1785.79286297255">
                <text:p>1785.79286297255</text:p>
              </table:table-cell>
              <table:table-cell office:value-type="float" office:value="2356.36338023456">
                <text:p>2356.36338023456</text:p>
              </table:table-cell>
              <table:table-cell office:value-type="float" office:value="3390.23234381082">
                <text:p>3390.232343810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824.66807157">
                <text:p>824.66807157</text:p>
              </table:table-cell>
              <table:table-cell office:value-type="float" office:value="274.88935719">
                <text:p>274.88935719</text:p>
              </table:table-cell>
              <table:table-cell office:value-type="float" office:value="322.264493438638">
                <text:p>322.264493438638</text:p>
              </table:table-cell>
              <table:table-cell office:value-type="float" office:value="450.976951525436">
                <text:p>450.976951525436</text:p>
              </table:table-cell>
              <table:table-cell office:value-type="float" office:value="846.76153714758">
                <text:p>846.76153714758</text:p>
              </table:table-cell>
              <table:table-cell office:value-type="float" office:value="1152.97027833991">
                <text:p>1152.97027833991</text:p>
              </table:table-cell>
              <table:table-cell office:value-type="float" office:value="1365.79927690694">
                <text:p>1365.79927690694</text:p>
              </table:table-cell>
              <table:table-cell office:value-type="float" office:value="1424.52152197989">
                <text:p>1424.52152197989</text:p>
              </table:table-cell>
              <table:table-cell office:value-type="float" office:value="1751.0842330111">
                <text:p>1751.0842330111</text:p>
              </table:table-cell>
              <table:table-cell office:value-type="float" office:value="2357.99565749221">
                <text:p>2357.99565749221</text:p>
              </table:table-cell>
              <table:table-cell office:value-type="float" office:value="3401.30941300557">
                <text:p>3401.309413005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848.230016472">
                <text:p>848.230016472</text:p>
              </table:table-cell>
              <table:table-cell office:value-type="float" office:value="282.743338824">
                <text:p>282.743338824</text:p>
              </table:table-cell>
              <table:table-cell office:value-type="float" office:value="333.107701511253">
                <text:p>333.107701511253</text:p>
              </table:table-cell>
              <table:table-cell office:value-type="float" office:value="438.192980451673">
                <text:p>438.192980451673</text:p>
              </table:table-cell>
              <table:table-cell office:value-type="float" office:value="872.422572252426">
                <text:p>872.422572252426</text:p>
              </table:table-cell>
              <table:table-cell office:value-type="float" office:value="1123.05115969671">
                <text:p>1123.05115969671</text:p>
              </table:table-cell>
              <table:table-cell office:value-type="float" office:value="1380.00403572175">
                <text:p>1380.00403572175</text:p>
              </table:table-cell>
              <table:table-cell office:value-type="float" office:value="1450.62245234151">
                <text:p>1450.62245234151</text:p>
              </table:table-cell>
              <table:table-cell office:value-type="float" office:value="1717.83266353303">
                <text:p>1717.83266353303</text:p>
              </table:table-cell>
              <table:table-cell office:value-type="float" office:value="2359.42512034631">
                <text:p>2359.42512034631</text:p>
              </table:table-cell>
              <table:table-cell office:value-type="float" office:value="3410.95936661902">
                <text:p>3410.95936661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5">
                <text:p>0.925000000003005</text:p>
              </table:table-cell>
              <table:table-cell office:value-type="float" office:value="871.791961374">
                <text:p>871.791961374</text:p>
              </table:table-cell>
              <table:table-cell office:value-type="float" office:value="290.597320458">
                <text:p>290.597320458</text:p>
              </table:table-cell>
              <table:table-cell office:value-type="float" office:value="343.774232794382">
                <text:p>343.774232794382</text:p>
              </table:table-cell>
              <table:table-cell office:value-type="float" office:value="426.018903440588">
                <text:p>426.018903440588</text:p>
              </table:table-cell>
              <table:table-cell office:value-type="float" office:value="897.522304032106">
                <text:p>897.522304032106</text:p>
              </table:table-cell>
              <table:table-cell office:value-type="float" office:value="1094.64229232378">
                <text:p>1094.64229232378</text:p>
              </table:table-cell>
              <table:table-cell office:value-type="float" office:value="1391.56126743589">
                <text:p>1391.56126743589</text:p>
              </table:table-cell>
              <table:table-cell office:value-type="float" office:value="1476.44519329171">
                <text:p>1476.44519329171</text:p>
              </table:table-cell>
              <table:table-cell office:value-type="float" office:value="1686.4586740281">
                <text:p>1686.4586740281</text:p>
              </table:table-cell>
              <table:table-cell office:value-type="float" office:value="2360.60091782359">
                <text:p>2360.60091782359</text:p>
              </table:table-cell>
              <table:table-cell office:value-type="float" office:value="3418.86230165539">
                <text:p>3418.86230165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6">
                <text:p>0.950000000003086</text:p>
              </table:table-cell>
              <table:table-cell office:value-type="float" office:value="895.353906276">
                <text:p>895.353906276</text:p>
              </table:table-cell>
              <table:table-cell office:value-type="float" office:value="298.451302092">
                <text:p>298.451302092</text:p>
              </table:table-cell>
              <table:table-cell office:value-type="float" office:value="353.87308706899">
                <text:p>353.87308706899</text:p>
              </table:table-cell>
              <table:table-cell office:value-type="float" office:value="414.844312819086">
                <text:p>414.844312819086</text:p>
              </table:table-cell>
              <table:table-cell office:value-type="float" office:value="921.070353080867">
                <text:p>921.070353080867</text:p>
              </table:table-cell>
              <table:table-cell office:value-type="float" office:value="1068.73213345112">
                <text:p>1068.73213345112</text:p>
              </table:table-cell>
              <table:table-cell office:value-type="float" office:value="1400.10631025634">
                <text:p>1400.10631025634</text:p>
              </table:table-cell>
              <table:table-cell office:value-type="float" office:value="1500.93762685592">
                <text:p>1500.93762685592</text:p>
              </table:table-cell>
              <table:table-cell office:value-type="float" office:value="1658.00674232435">
                <text:p>1658.00674232435</text:p>
              </table:table-cell>
              <table:table-cell office:value-type="float" office:value="2361.4776182593">
                <text:p>2361.4776182593</text:p>
              </table:table-cell>
              <table:table-cell office:value-type="float" office:value="3424.73502339917">
                <text:p>3424.73502339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918.915851178">
                <text:p>918.915851178</text:p>
              </table:table-cell>
              <table:table-cell office:value-type="float" office:value="306.305283726">
                <text:p>306.305283726</text:p>
              </table:table-cell>
              <table:table-cell office:value-type="float" office:value="362.280137277722">
                <text:p>362.280137277722</text:p>
              </table:table-cell>
              <table:table-cell office:value-type="float" office:value="405.792266183854">
                <text:p>405.792266183854</text:p>
              </table:table-cell>
              <table:table-cell office:value-type="float" office:value="940.348163292176">
                <text:p>940.348163292176</text:p>
              </table:table-cell>
              <table:table-cell office:value-type="float" office:value="1048.03771127156">
                <text:p>1048.03771127156</text:p>
              </table:table-cell>
              <table:table-cell office:value-type="float" office:value="1405.35455594847">
                <text:p>1405.35455594847</text:p>
              </table:table-cell>
              <table:table-cell office:value-type="float" office:value="1521.20083118591">
                <text:p>1521.20083118591</text:p>
              </table:table-cell>
              <table:table-cell office:value-type="float" office:value="1635.37014740281">
                <text:p>1635.37014740281</text:p>
              </table:table-cell>
              <table:table-cell office:value-type="float" office:value="2362.01917155174">
                <text:p>2362.01917155174</text:p>
              </table:table-cell>
              <table:table-cell office:value-type="float" office:value="3428.35435548645">
                <text:p>3428.35435548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942.47779608">
                <text:p>942.47779608</text:p>
              </table:table-cell>
              <table:table-cell office:value-type="float" office:value="314.15926536">
                <text:p>314.15926536</text:p>
              </table:table-cell>
              <table:table-cell office:value-type="float" office:value="365.999127725262">
                <text:p>365.999127725262</text:p>
              </table:table-cell>
              <table:table-cell office:value-type="float" office:value="401.85835240392">
                <text:p>401.85835240392</text:p>
              </table:table-cell>
              <table:table-cell office:value-type="float" office:value="948.683298050514">
                <text:p>948.683298050514</text:p>
              </table:table-cell>
              <table:table-cell office:value-type="float" office:value="1039.23048454133">
                <text:p>1039.23048454133</text:p>
              </table:table-cell>
              <table:table-cell office:value-type="float" office:value="1407.12472794703">
                <text:p>1407.12472794703</text:p>
              </table:table-cell>
              <table:table-cell office:value-type="float" office:value="1530.03590304385">
                <text:p>1530.03590304385</text:p>
              </table:table-cell>
              <table:table-cell office:value-type="float" office:value="1625.74433368361">
                <text:p>1625.74433368361</text:p>
              </table:table-cell>
              <table:table-cell office:value-type="float" office:value="2362.20236220354">
                <text:p>2362.20236220354</text:p>
              </table:table-cell>
              <table:table-cell office:value-type="float" office:value="3429.57723342105">
                <text:p>3429.577233421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.00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circle" chart:symbol-width="0.15cm" chart:symbol-height="0.15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F000000DF6AFD19B0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1.462cm" style:legend-expansion="high" chart:style-name="ch2"/>
        <chart:plot-area chart:style-name="ch3" table:cell-range-address="20x20.M2:20x20.V42 Analytical.B1:Analytical.D42 20x20.N1:20x20.V1" chart:data-source-has-labels="both" svg:x="0.77cm" svg:y="0.855cm" svg:width="12.399cm" svg:height="7.545cm">
          <chartooo:coordinate-region svg:x="1.762cm" svg:y="0.855cm" svg:width="11.179cm" svg:height="6.898cm"/>
          <chart:axis chart:dimension="x" chart:name="primary-x" chart:style-name="ch4" chartooo:axis-type="auto">
            <chart:categories table:cell-range-address="20x20.M2:20x20.M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tical.B2:Analytical.B42" chart:label-cell-address="Analytical.B1:Analytical.B1" chart:class="chart:scatter">
            <chart:domain table:cell-range-address="20x20.M2:20x20.M42"/>
            <chart:data-point chart:repeated="41"/>
          </chart:series>
          <chart:series chart:style-name="ch7" chart:values-cell-range-address="Analytical.C2:Analytical.C42" chart:label-cell-address="Analytical.C1:Analytical.C1" chart:class="chart:scatter">
            <chart:data-point chart:repeated="41"/>
          </chart:series>
          <chart:series chart:style-name="ch8" chart:values-cell-range-address="Analytical.D2:Analytical.D42" chart:label-cell-address="Analytical.D1:Analytical.D1" chart:class="chart:scatter">
            <chart:data-point chart:repeated="41"/>
          </chart:series>
          <chart:series chart:style-name="ch9" chart:values-cell-range-address="20x20.N2:20x20.N42" chart:label-cell-address="20x20.N1:20x20.N1" chart:class="chart:scatter">
            <chart:data-point chart:repeated="41"/>
          </chart:series>
          <chart:series chart:style-name="ch10" chart:values-cell-range-address="20x20.O2:20x20.O42" chart:label-cell-address="20x20.O1:20x20.O1" chart:class="chart:scatter">
            <chart:data-point chart:repeated="41"/>
          </chart:series>
          <chart:series chart:style-name="ch11" chart:values-cell-range-address="20x20.P2:20x20.P42" chart:label-cell-address="20x20.P1:20x20.P1" chart:class="chart:scatter">
            <chart:data-point chart:repeated="41"/>
          </chart:series>
          <chart:series chart:style-name="ch12" chart:values-cell-range-address="20x20.Q2:20x20.Q42" chart:label-cell-address="20x20.Q1:20x20.Q1" chart:class="chart:scatter">
            <chart:data-point chart:repeated="41"/>
          </chart:series>
          <chart:series chart:style-name="ch13" chart:values-cell-range-address="20x20.R2:20x20.R42" chart:label-cell-address="20x20.R1:20x20.R1" chart:class="chart:scatter">
            <chart:data-point chart:repeated="41"/>
          </chart:series>
          <chart:series chart:style-name="ch14" chart:values-cell-range-address="20x20.S2:20x20.S42" chart:label-cell-address="20x20.S1:20x20.S1" chart:class="chart:scatter">
            <chart:data-point chart:repeated="41"/>
          </chart:series>
          <chart:series chart:style-name="ch15" chart:values-cell-range-address="20x20.T2:20x20.T42" chart:label-cell-address="20x20.T1:20x20.T1" chart:class="chart:scatter">
            <chart:data-point chart:repeated="41"/>
          </chart:series>
          <chart:series chart:style-name="ch16" chart:values-cell-range-address="20x20.U2:20x20.U42" chart:label-cell-address="20x20.U1:20x20.U1" chart:class="chart:scatter">
            <chart:data-point chart:repeated="41"/>
          </chart:series>
          <chart:series chart:style-name="ch17" chart:values-cell-range-address="20x20.V2:20x20.V42" chart:label-cell-address="20x20.V1:20x20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P</text:p>
                <draw:g>
                  <svg:desc>Analytical.B1:Analytical.B1</svg:desc>
                </draw:g>
              </table:table-cell>
              <table:table-cell office:value-type="string">
                <text:p>S</text:p>
                <draw:g>
                  <svg:desc>Analytical.C1:Analytical.C1</svg:desc>
                </draw:g>
              </table:table-cell>
              <table:table-cell office:value-type="string">
                <text:p>R</text:p>
                <draw:g>
                  <svg:desc>Analytical.D1:Analytical.D1</svg:desc>
                </draw:g>
              </table:table-cell>
              <table:table-cell office:value-type="string">
                <text:p>N = 1</text:p>
                <draw:g>
                  <svg:desc>20x20.N1:20x20.N1</svg:desc>
                </draw:g>
              </table:table-cell>
              <table:table-cell office:value-type="string">
                <text:p>N = 2</text:p>
                <draw:g>
                  <svg:desc>20x20.O1:20x20.O1</svg:desc>
                </draw:g>
              </table:table-cell>
              <table:table-cell office:value-type="string">
                <text:p>N = 3</text:p>
                <draw:g>
                  <svg:desc>20x20.P1:20x20.P1</svg:desc>
                </draw:g>
              </table:table-cell>
              <table:table-cell office:value-type="string">
                <text:p>N = 4</text:p>
                <draw:g>
                  <svg:desc>20x20.Q1:20x20.Q1</svg:desc>
                </draw:g>
              </table:table-cell>
              <table:table-cell office:value-type="string">
                <text:p>N = 5</text:p>
                <draw:g>
                  <svg:desc>20x20.R1:20x20.R1</svg:desc>
                </draw:g>
              </table:table-cell>
              <table:table-cell office:value-type="string">
                <text:p>N = 6</text:p>
                <draw:g>
                  <svg:desc>20x20.S1:20x20.S1</svg:desc>
                </draw:g>
              </table:table-cell>
              <table:table-cell office:value-type="string">
                <text:p>N = 7</text:p>
                <draw:g>
                  <svg:desc>20x20.T1:20x20.T1</svg:desc>
                </draw:g>
              </table:table-cell>
              <table:table-cell office:value-type="string">
                <text:p>N = 8</text:p>
                <draw:g>
                  <svg:desc>20x20.U1:20x20.U1</svg:desc>
                </draw:g>
              </table:table-cell>
              <table:table-cell office:value-type="string">
                <text:p>N = 9</text:p>
                <draw:g>
                  <svg:desc>20x20.V1:20x20.V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20x20.M2:20x20.M42</svg:desc>
                </draw:g>
              </table:table-cell>
              <table:table-cell office:value-type="float" office:value="0">
                <text:p>0</text:p>
                <draw:g>
                  <svg:desc>20x20.M2:20x20.M42</svg:desc>
                </draw:g>
              </table:table-cell>
              <table:table-cell office:value-type="float" office:value="0">
                <text:p>0</text:p>
                <draw:g>
                  <svg:desc>Analytical.B2:Analytical.B42</svg:desc>
                </draw:g>
              </table:table-cell>
              <table:table-cell office:value-type="float" office:value="0">
                <text:p>0</text:p>
                <draw:g>
                  <svg:desc>Analytical.C2:Analytical.C42</svg:desc>
                </draw:g>
              </table:table-cell>
              <table:table-cell office:value-type="float" office:value="894.427190999916">
                <text:p>894.427190999916</text:p>
                <draw:g>
                  <svg:desc>Analytical.D2:Analytical.D42</svg:desc>
                </draw:g>
              </table:table-cell>
              <table:table-cell office:value-type="float" office:value="0.000493664057594809">
                <text:p>0.000493664057594809</text:p>
                <draw:g>
                  <svg:desc>20x20.N2:20x20.N42</svg:desc>
                </draw:g>
              </table:table-cell>
              <table:table-cell office:value-type="float" office:value="0.00021512073356113">
                <text:p>0.00021512073356113</text:p>
                <draw:g>
                  <svg:desc>20x20.O2:20x20.O42</svg:desc>
                </draw:g>
              </table:table-cell>
              <table:table-cell office:value-type="float" office:value="753.126215559171">
                <text:p>753.126215559171</text:p>
                <draw:g>
                  <svg:desc>20x20.P2:20x20.P42</svg:desc>
                </draw:g>
              </table:table-cell>
              <table:table-cell office:value-type="float" office:value="753.126215559374">
                <text:p>753.126215559374</text:p>
                <draw:g>
                  <svg:desc>20x20.Q2:20x20.Q42</svg:desc>
                </draw:g>
              </table:table-cell>
              <table:table-cell office:value-type="float" office:value="753.126215559435">
                <text:p>753.126215559435</text:p>
                <draw:g>
                  <svg:desc>20x20.R2:20x20.R42</svg:desc>
                </draw:g>
              </table:table-cell>
              <table:table-cell office:value-type="float" office:value="753.126215559527">
                <text:p>753.126215559527</text:p>
                <draw:g>
                  <svg:desc>20x20.S2:20x20.S42</svg:desc>
                </draw:g>
              </table:table-cell>
              <table:table-cell office:value-type="float" office:value="894.427190999711">
                <text:p>894.427190999711</text:p>
                <draw:g>
                  <svg:desc>20x20.T2:20x20.T42</svg:desc>
                </draw:g>
              </table:table-cell>
              <table:table-cell office:value-type="float" office:value="1076.7774395715">
                <text:p>1076.7774395715</text:p>
                <draw:g>
                  <svg:desc>20x20.U2:20x20.U42</svg:desc>
                </draw:g>
              </table:table-cell>
              <table:table-cell office:value-type="float" office:value="1076.7774395716">
                <text:p>1076.7774395716</text:p>
                <draw:g>
                  <svg:desc>20x20.V2:20x20.V42</svg:desc>
                </draw:g>
              </table:table-cell>
            </table:table-row>
            <table:table-row>
              <table:table-cell office:value-type="float" office:value="0.0250000584608749">
                <text:p>0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23.5619449019234">
                <text:p>23.5619449019234</text:p>
              </table:table-cell>
              <table:table-cell office:value-type="float" office:value="7.85842876874674">
                <text:p>7.85842876874674</text:p>
              </table:table-cell>
              <table:table-cell office:value-type="float" office:value="895.493764202816">
                <text:p>895.493764202816</text:p>
              </table:table-cell>
              <table:table-cell office:value-type="float" office:value="7.85615091970696">
                <text:p>7.85615091970696</text:p>
              </table:table-cell>
              <table:table-cell office:value-type="float" office:value="23.5619999971129">
                <text:p>23.5619999971129</text:p>
              </table:table-cell>
              <table:table-cell office:value-type="float" office:value="743.336579017894">
                <text:p>743.336579017894</text:p>
              </table:table-cell>
              <table:table-cell office:value-type="float" office:value="753.187453314847">
                <text:p>753.187453314847</text:p>
              </table:table-cell>
              <table:table-cell office:value-type="float" office:value="753.187453314943">
                <text:p>753.187453314943</text:p>
              </table:table-cell>
              <table:table-cell office:value-type="float" office:value="762.914116392387">
                <text:p>762.914116392387</text:p>
              </table:table-cell>
              <table:table-cell office:value-type="float" office:value="894.969255227901">
                <text:p>894.969255227901</text:p>
              </table:table-cell>
              <table:table-cell office:value-type="float" office:value="1069.89828751897">
                <text:p>1069.89828751897</text:p>
              </table:table-cell>
              <table:table-cell office:value-type="float" office:value="1069.898287519">
                <text:p>1069.898287519</text:p>
              </table:table-cell>
            </table:table-row>
            <table:table-row>
              <table:table-cell office:value-type="float" office:value="0.0500001169217498">
                <text:p>0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47.1238898038469">
                <text:p>47.1238898038469</text:p>
              </table:table-cell>
              <table:table-cell office:value-type="float" office:value="15.7432665012896">
                <text:p>15.7432665012896</text:p>
              </table:table-cell>
              <table:table-cell office:value-type="float" office:value="898.685426651194">
                <text:p>898.685426651194</text:p>
              </table:table-cell>
              <table:table-cell office:value-type="float" office:value="15.7251419686771">
                <text:p>15.7251419686771</text:p>
              </table:table-cell>
              <table:table-cell office:value-type="float" office:value="47.1240000060924">
                <text:p>47.1240000060924</text:p>
              </table:table-cell>
              <table:table-cell office:value-type="float" office:value="733.545160538636">
                <text:p>733.545160538636</text:p>
              </table:table-cell>
              <table:table-cell office:value-type="float" office:value="753.371136994682">
                <text:p>753.371136994682</text:p>
              </table:table-cell>
              <table:table-cell office:value-type="float" office:value="753.371136994719">
                <text:p>753.371136994719</text:p>
              </table:table-cell>
              <table:table-cell office:value-type="float" office:value="772.700329785317">
                <text:p>772.700329785317</text:p>
              </table:table-cell>
              <table:table-cell office:value-type="float" office:value="896.593256472431">
                <text:p>896.593256472431</text:p>
              </table:table-cell>
              <table:table-cell office:value-type="float" office:value="1063.06339360192">
                <text:p>1063.06339360192</text:p>
              </table:table-cell>
              <table:table-cell office:value-type="float" office:value="1063.06339360193">
                <text:p>1063.06339360193</text:p>
              </table:table-cell>
            </table:table-row>
            <table:table-row>
              <table:table-cell office:value-type="float" office:value="0.0750001753826248">
                <text:p>0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70.6858347057703">
                <text:p>70.6858347057703</text:p>
              </table:table-cell>
              <table:table-cell office:value-type="float" office:value="23.6795849003101">
                <text:p>23.6795849003101</text:p>
              </table:table-cell>
              <table:table-cell office:value-type="float" office:value="903.978322150776">
                <text:p>903.978322150776</text:p>
              </table:table-cell>
              <table:table-cell office:value-type="float" office:value="23.6194904278368">
                <text:p>23.6194904278368</text:p>
              </table:table-cell>
              <table:table-cell office:value-type="float" office:value="70.6860000373875">
                <text:p>70.6860000373875</text:p>
              </table:table-cell>
              <table:table-cell office:value-type="float" office:value="723.751916179919">
                <text:p>723.751916179919</text:p>
              </table:table-cell>
              <table:table-cell office:value-type="float" office:value="753.677177910484">
                <text:p>753.677177910484</text:p>
              </table:table-cell>
              <table:table-cell office:value-type="float" office:value="753.677177910616">
                <text:p>753.677177910616</text:p>
              </table:table-cell>
              <table:table-cell office:value-type="float" office:value="782.484905819898">
                <text:p>782.484905819898</text:p>
              </table:table-cell>
              <table:table-cell office:value-type="float" office:value="899.292667529706">
                <text:p>899.292667529706</text:p>
              </table:table-cell>
              <table:table-cell office:value-type="float" office:value="1056.27355278104">
                <text:p>1056.27355278104</text:p>
              </table:table-cell>
              <table:table-cell office:value-type="float" office:value="1056.27355278113">
                <text:p>1056.27355278113</text:p>
              </table:table-cell>
            </table:table-row>
            <table:table-row>
              <table:table-cell office:value-type="float" office:value="0.1000002338435">
                <text:p>0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94.2477796076938">
                <text:p>94.2477796076938</text:p>
              </table:table-cell>
              <table:table-cell office:value-type="float" office:value="31.6899240978108">
                <text:p>31.6899240978108</text:p>
              </table:table-cell>
              <table:table-cell office:value-type="float" office:value="911.333712079256">
                <text:p>911.333712079256</text:p>
              </table:table-cell>
              <table:table-cell office:value-type="float" office:value="31.5510853693983">
                <text:p>31.5510853693983</text:p>
              </table:table-cell>
              <table:table-cell office:value-type="float" office:value="94.2480001556691">
                <text:p>94.2480001556691</text:p>
              </table:table-cell>
              <table:table-cell office:value-type="float" office:value="713.956804565247">
                <text:p>713.956804565247</text:p>
              </table:table-cell>
              <table:table-cell office:value-type="float" office:value="754.105428491846">
                <text:p>754.105428491846</text:p>
              </table:table-cell>
              <table:table-cell office:value-type="float" office:value="754.105428491858">
                <text:p>754.105428491858</text:p>
              </table:table-cell>
              <table:table-cell office:value-type="float" office:value="792.267896190383">
                <text:p>792.267896190383</text:p>
              </table:table-cell>
              <table:table-cell office:value-type="float" office:value="903.056764344579">
                <text:p>903.056764344579</text:p>
              </table:table-cell>
              <table:table-cell office:value-type="float" office:value="1049.52957632951">
                <text:p>1049.52957632951</text:p>
              </table:table-cell>
              <table:table-cell office:value-type="float" office:value="1049.52957632955">
                <text:p>1049.52957632955</text:p>
              </table:table-cell>
            </table:table-row>
            <table:table-row>
              <table:table-cell office:value-type="float" office:value="0.125000292304375">
                <text:p>0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117.809724509617">
                <text:p>117.809724509617</text:p>
              </table:table-cell>
              <table:table-cell office:value-type="float" office:value="39.7933581150728">
                <text:p>39.7933581150728</text:p>
              </table:table-cell>
              <table:table-cell office:value-type="float" office:value="920.699410432628">
                <text:p>920.699410432628</text:p>
              </table:table-cell>
              <table:table-cell office:value-type="float" office:value="39.5309156913324">
                <text:p>39.5309156913324</text:p>
              </table:table-cell>
              <table:table-cell office:value-type="float" office:value="117.810000475064">
                <text:p>117.810000475064</text:p>
              </table:table-cell>
              <table:table-cell office:value-type="float" office:value="704.159787191231">
                <text:p>704.159787191231</text:p>
              </table:table-cell>
              <table:table-cell office:value-type="float" office:value="754.655682646854">
                <text:p>754.655682646854</text:p>
              </table:table-cell>
              <table:table-cell office:value-type="float" office:value="754.655682647002">
                <text:p>754.655682647002</text:p>
              </table:table-cell>
              <table:table-cell office:value-type="float" office:value="802.049354022181">
                <text:p>802.049354022181</text:p>
              </table:table-cell>
              <table:table-cell office:value-type="float" office:value="907.87084966156">
                <text:p>907.87084966156</text:p>
              </table:table-cell>
              <table:table-cell office:value-type="float" office:value="1042.83229198441">
                <text:p>1042.83229198441</text:p>
              </table:table-cell>
              <table:table-cell office:value-type="float" office:value="1042.83229198453">
                <text:p>1042.83229198453</text:p>
              </table:table-cell>
            </table:table-row>
            <table:table-row>
              <table:table-cell office:value-type="float" office:value="0.15000035076525">
                <text:p>0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141.371669411541">
                <text:p>141.371669411541</text:p>
              </table:table-cell>
              <table:table-cell office:value-type="float" office:value="48.0048918695987">
                <text:p>48.0048918695987</text:p>
              </table:table-cell>
              <table:table-cell office:value-type="float" office:value="932.011614195295">
                <text:p>932.011614195295</text:p>
              </table:table-cell>
              <table:table-cell office:value-type="float" office:value="47.5688442835457">
                <text:p>47.5688442835457</text:p>
              </table:table-cell>
              <table:table-cell office:value-type="float" office:value="141.372001181839">
                <text:p>141.372001181839</text:p>
              </table:table-cell>
              <table:table-cell office:value-type="float" office:value="694.360828768252">
                <text:p>694.360828768252</text:p>
              </table:table-cell>
              <table:table-cell office:value-type="float" office:value="755.327676267255">
                <text:p>755.327676267255</text:p>
              </table:table-cell>
              <table:table-cell office:value-type="float" office:value="755.327676267293">
                <text:p>755.327676267293</text:p>
              </table:table-cell>
              <table:table-cell office:value-type="float" office:value="811.829333708344">
                <text:p>811.829333708344</text:p>
              </table:table-cell>
              <table:table-cell office:value-type="float" office:value="913.716550379749">
                <text:p>913.716550379749</text:p>
              </table:table-cell>
              <table:table-cell office:value-type="float" office:value="1036.18254408737">
                <text:p>1036.18254408737</text:p>
              </table:table-cell>
              <table:table-cell office:value-type="float" office:value="1036.18254408738">
                <text:p>1036.18254408738</text:p>
              </table:table-cell>
            </table:table-row>
            <table:table-row>
              <table:table-cell office:value-type="float" office:value="0.175000409226124">
                <text:p>0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164.933614313464">
                <text:p>164.933614313464</text:p>
              </table:table-cell>
              <table:table-cell office:value-type="float" office:value="56.3352092266809">
                <text:p>56.3352092266809</text:p>
              </table:table-cell>
              <table:table-cell office:value-type="float" office:value="945.19698423909">
                <text:p>945.19698423909</text:p>
              </table:table-cell>
              <table:table-cell office:value-type="float" office:value="55.6734370717294">
                <text:p>55.6734370717294</text:p>
              </table:table-cell>
              <table:table-cell office:value-type="float" office:value="164.934002553855">
                <text:p>164.934002553855</text:p>
              </table:table-cell>
              <table:table-cell office:value-type="float" office:value="684.559897599469">
                <text:p>684.559897599469</text:p>
              </table:table-cell>
              <table:table-cell office:value-type="float" office:value="756.121087871205">
                <text:p>756.121087871205</text:p>
              </table:table-cell>
              <table:table-cell office:value-type="float" office:value="756.121087871243">
                <text:p>756.121087871243</text:p>
              </table:table-cell>
              <table:table-cell office:value-type="float" office:value="821.607890764613">
                <text:p>821.607890764613</text:p>
              </table:table-cell>
              <table:table-cell office:value-type="float" office:value="920.572174555014">
                <text:p>920.572174555014</text:p>
              </table:table-cell>
              <table:table-cell office:value-type="float" office:value="1029.58119371261">
                <text:p>1029.58119371261</text:p>
              </table:table-cell>
              <table:table-cell office:value-type="float" office:value="1029.58119371268">
                <text:p>1029.58119371268</text:p>
              </table:table-cell>
            </table:table-row>
            <table:table-row>
              <table:table-cell office:value-type="float" office:value="0.200000467686999">
                <text:p>0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188.495559215388">
                <text:p>188.495559215388</text:p>
              </table:table-cell>
              <table:table-cell office:value-type="float" office:value="64.7907440221578">
                <text:p>64.7907440221578</text:p>
              </table:table-cell>
              <table:table-cell office:value-type="float" office:value="960.174829775795">
                <text:p>960.174829775795</text:p>
              </table:table-cell>
              <table:table-cell office:value-type="float" office:value="63.8518511770473">
                <text:p>63.8518511770473</text:p>
              </table:table-cell>
              <table:table-cell office:value-type="float" office:value="188.496004979203">
                <text:p>188.496004979203</text:p>
              </table:table-cell>
              <table:table-cell office:value-type="float" office:value="674.756965999934">
                <text:p>674.756965999934</text:p>
              </table:table-cell>
              <table:table-cell office:value-type="float" office:value="757.035539381867">
                <text:p>757.035539381867</text:p>
              </table:table-cell>
              <table:table-cell office:value-type="float" office:value="757.035539381914">
                <text:p>757.035539381914</text:p>
              </table:table-cell>
              <table:table-cell office:value-type="float" office:value="831.385081698492">
                <text:p>831.385081698492</text:p>
              </table:table-cell>
              <table:table-cell office:value-type="float" office:value="928.413112162174">
                <text:p>928.413112162174</text:p>
              </table:table-cell>
              <table:table-cell office:value-type="float" office:value="1023.02911878263">
                <text:p>1023.02911878263</text:p>
              </table:table-cell>
              <table:table-cell office:value-type="float" office:value="1023.02911878265">
                <text:p>1023.02911878265</text:p>
              </table:table-cell>
            </table:table-row>
            <table:table-row>
              <table:table-cell office:value-type="float" office:value="0.225000526147874">
                <text:p>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212.057504117311">
                <text:p>212.057504117311</text:p>
              </table:table-cell>
              <table:table-cell office:value-type="float" office:value="73.3740117394987">
                <text:p>73.3740117394987</text:p>
              </table:table-cell>
              <table:table-cell office:value-type="float" office:value="976.859263833587">
                <text:p>976.859263833587</text:p>
              </table:table-cell>
              <table:table-cell office:value-type="float" office:value="72.1097819674304">
                <text:p>72.1097819674304</text:p>
              </table:table-cell>
              <table:table-cell office:value-type="float" office:value="212.058008971692">
                <text:p>212.058008971692</text:p>
              </table:table-cell>
              <table:table-cell office:value-type="float" office:value="664.952010760856">
                <text:p>664.952010760856</text:p>
              </table:table-cell>
              <table:table-cell office:value-type="float" office:value="758.070597037145">
                <text:p>758.070597037145</text:p>
              </table:table-cell>
              <table:table-cell office:value-type="float" office:value="758.070597037236">
                <text:p>758.070597037236</text:p>
              </table:table-cell>
              <table:table-cell office:value-type="float" office:value="841.160963892411">
                <text:p>841.160963892411</text:p>
              </table:table-cell>
              <table:table-cell office:value-type="float" office:value="937.21226311347">
                <text:p>937.21226311347</text:p>
              </table:table-cell>
              <table:table-cell office:value-type="float" office:value="1016.52721416719">
                <text:p>1016.52721416719</text:p>
              </table:table-cell>
              <table:table-cell office:value-type="float" office:value="1016.52721416726">
                <text:p>1016.52721416726</text:p>
              </table:table-cell>
            </table:table-row>
            <table:table-row>
              <table:table-cell office:value-type="float" office:value="0.250000584608749">
                <text:p>0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235.619449019234">
                <text:p>235.619449019234</text:p>
              </table:table-cell>
              <table:table-cell office:value-type="float" office:value="82.0841221712963">
                <text:p>82.0841221712963</text:p>
              </table:table-cell>
              <table:table-cell office:value-type="float" office:value="995.161223004404">
                <text:p>995.161223004404</text:p>
              </table:table-cell>
              <table:table-cell office:value-type="float" office:value="80.4514650677026">
                <text:p>80.4514650677026</text:p>
              </table:table-cell>
              <table:table-cell office:value-type="float" office:value="235.620015192701">
                <text:p>235.620015192701</text:p>
              </table:table-cell>
              <table:table-cell office:value-type="float" office:value="655.145013664961">
                <text:p>655.145013664961</text:p>
              </table:table-cell>
              <table:table-cell office:value-type="float" office:value="759.225772425218">
                <text:p>759.225772425218</text:p>
              </table:table-cell>
              <table:table-cell office:value-type="float" office:value="759.22577242523">
                <text:p>759.22577242523</text:p>
              </table:table-cell>
              <table:table-cell office:value-type="float" office:value="850.935595499567">
                <text:p>850.935595499567</text:p>
              </table:table-cell>
              <table:table-cell office:value-type="float" office:value="946.940476522644">
                <text:p>946.940476522644</text:p>
              </table:table-cell>
              <table:table-cell office:value-type="float" office:value="1010.07639176906">
                <text:p>1010.07639176906</text:p>
              </table:table-cell>
              <table:table-cell office:value-type="float" office:value="1010.0763917691">
                <text:p>1010.0763917691</text:p>
              </table:table-cell>
            </table:table-row>
            <table:table-row>
              <table:table-cell office:value-type="float" office:value="0.275000643069624">
                <text:p>0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259.181393921158">
                <text:p>259.181393921158</text:p>
              </table:table-cell>
              <table:table-cell office:value-type="float" office:value="90.9173917863007">
                <text:p>90.9173917863007</text:p>
              </table:table-cell>
              <table:table-cell office:value-type="float" office:value="1014.99027579614">
                <text:p>1014.99027579614</text:p>
              </table:table-cell>
              <table:table-cell office:value-type="float" office:value="88.8797262831318">
                <text:p>88.8797262831318</text:p>
              </table:table-cell>
              <table:table-cell office:value-type="float" office:value="259.18202446518">
                <text:p>259.18202446518</text:p>
              </table:table-cell>
              <table:table-cell office:value-type="float" office:value="645.335962054293">
                <text:p>645.335962054293</text:p>
              </table:table-cell>
              <table:table-cell office:value-type="float" office:value="760.500523640503">
                <text:p>760.500523640503</text:p>
              </table:table-cell>
              <table:table-cell office:value-type="float" office:value="760.500523640716">
                <text:p>760.500523640716</text:p>
              </table:table-cell>
              <table:table-cell office:value-type="float" office:value="860.709035350616">
                <text:p>860.709035350616</text:p>
              </table:table-cell>
              <table:table-cell office:value-type="float" office:value="957.566986656191">
                <text:p>957.566986656191</text:p>
              </table:table-cell>
              <table:table-cell office:value-type="float" office:value="1003.67758059002">
                <text:p>1003.67758059002</text:p>
              </table:table-cell>
              <table:table-cell office:value-type="float" office:value="1003.67758059006">
                <text:p>1003.67758059006</text:p>
              </table:table-cell>
            </table:table-row>
            <table:table-row>
              <table:table-cell office:value-type="float" office:value="0.300000701530499">
                <text:p>0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282.743338823081">
                <text:p>282.743338823081</text:p>
              </table:table-cell>
              <table:table-cell office:value-type="float" office:value="99.8679844927707">
                <text:p>99.8679844927707</text:p>
              </table:table-cell>
              <table:table-cell office:value-type="float" office:value="1036.2561750005">
                <text:p>1036.2561750005</text:p>
              </table:table-cell>
              <table:table-cell office:value-type="float" office:value="97.3960707111592">
                <text:p>97.3960707111592</text:p>
              </table:table-cell>
              <table:table-cell office:value-type="float" office:value="282.744037795655">
                <text:p>282.744037795655</text:p>
              </table:table-cell>
              <table:table-cell office:value-type="float" office:value="635.524849462036">
                <text:p>635.524849462036</text:p>
              </table:table-cell>
              <table:table-cell office:value-type="float" office:value="761.89425655354">
                <text:p>761.89425655354</text:p>
              </table:table-cell>
              <table:table-cell office:value-type="float" office:value="761.89425655362">
                <text:p>761.89425655362</text:p>
              </table:table-cell>
              <table:table-cell office:value-type="float" office:value="870.481342871951">
                <text:p>870.481342871951</text:p>
              </table:table-cell>
              <table:table-cell office:value-type="float" office:value="969.059833118523">
                <text:p>969.059833118523</text:p>
              </table:table-cell>
              <table:table-cell office:value-type="float" office:value="997.331726780168">
                <text:p>997.331726780168</text:p>
              </table:table-cell>
              <table:table-cell office:value-type="float" office:value="997.331726780317">
                <text:p>997.331726780317</text:p>
              </table:table-cell>
            </table:table-row>
            <table:table-row>
              <table:table-cell office:value-type="float" office:value="0.325000759991374">
                <text:p>0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306.305283725005">
                <text:p>306.305283725005</text:p>
              </table:table-cell>
              <table:table-cell office:value-type="float" office:value="108.928525858838">
                <text:p>108.928525858838</text:p>
              </table:table-cell>
              <table:table-cell office:value-type="float" office:value="1058.87013676305">
                <text:p>1058.87013676305</text:p>
              </table:table-cell>
              <table:table-cell office:value-type="float" office:value="106.000801128308">
                <text:p>106.000801128308</text:p>
              </table:table-cell>
              <table:table-cell office:value-type="float" office:value="306.306056389676">
                <text:p>306.306056389676</text:p>
              </table:table-cell>
              <table:table-cell office:value-type="float" office:value="625.711676308564">
                <text:p>625.711676308564</text:p>
              </table:table-cell>
              <table:table-cell office:value-type="float" office:value="763.40632618852">
                <text:p>763.40632618852</text:p>
              </table:table-cell>
              <table:table-cell office:value-type="float" office:value="763.406326188603">
                <text:p>763.406326188603</text:p>
              </table:table-cell>
              <table:table-cell office:value-type="float" office:value="880.252578010496">
                <text:p>880.252578010496</text:p>
              </table:table-cell>
              <table:table-cell office:value-type="float" office:value="981.386255321061">
                <text:p>981.386255321061</text:p>
              </table:table-cell>
              <table:table-cell office:value-type="float" office:value="991.039793666313">
                <text:p>991.039793666313</text:p>
              </table:table-cell>
              <table:table-cell office:value-type="float" office:value="991.039793666392">
                <text:p>991.039793666392</text:p>
              </table:table-cell>
            </table:table-row>
            <table:table-row>
              <table:table-cell office:value-type="float" office:value="0.350000818452249">
                <text:p>0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329.867228626928">
                <text:p>329.867228626928</text:p>
              </table:table-cell>
              <table:table-cell office:value-type="float" office:value="118.090653987533">
                <text:p>118.090653987533</text:p>
              </table:table-cell>
              <table:table-cell office:value-type="float" office:value="1082.74585046258">
                <text:p>1082.74585046258</text:p>
              </table:table-cell>
              <table:table-cell office:value-type="float" office:value="114.69315605005">
                <text:p>114.69315605005</text:p>
              </table:table-cell>
              <table:table-cell office:value-type="float" office:value="329.86808167025">
                <text:p>329.86808167025</text:p>
              </table:table-cell>
              <table:table-cell office:value-type="float" office:value="615.896450671855">
                <text:p>615.896450671855</text:p>
              </table:table-cell>
              <table:table-cell office:value-type="float" office:value="765.036038199898">
                <text:p>765.036038199898</text:p>
              </table:table-cell>
              <table:table-cell office:value-type="float" office:value="765.036038200073">
                <text:p>765.036038200073</text:p>
              </table:table-cell>
              <table:table-cell office:value-type="float" office:value="890.022801170317">
                <text:p>890.022801170317</text:p>
              </table:table-cell>
              <table:table-cell office:value-type="float" office:value="984.802761758327">
                <text:p>984.802761758327</text:p>
              </table:table-cell>
              <table:table-cell office:value-type="float" office:value="984.802761758416">
                <text:p>984.802761758416</text:p>
              </table:table-cell>
              <table:table-cell office:value-type="float" office:value="994.513053919868">
                <text:p>994.513053919868</text:p>
              </table:table-cell>
            </table:table-row>
            <table:table-row>
              <table:table-cell office:value-type="float" office:value="0.375000876913124">
                <text:p>0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353.429173528852">
                <text:p>353.429173528852</text:p>
              </table:table-cell>
              <table:table-cell office:value-type="float" office:value="127.345486869686">
                <text:p>127.345486869686</text:p>
              </table:table-cell>
              <table:table-cell office:value-type="float" office:value="1107.80023851933">
                <text:p>1107.80023851933</text:p>
              </table:table-cell>
              <table:table-cell office:value-type="float" office:value="123.471458373622">
                <text:p>123.471458373622</text:p>
              </table:table-cell>
              <table:table-cell office:value-type="float" office:value="353.430115296594">
                <text:p>353.430115296594</text:p>
              </table:table-cell>
              <table:table-cell office:value-type="float" office:value="606.079189138656">
                <text:p>606.079189138656</text:p>
              </table:table-cell>
              <table:table-cell office:value-type="float" office:value="766.782650442242">
                <text:p>766.782650442242</text:p>
              </table:table-cell>
              <table:table-cell office:value-type="float" office:value="766.782650442595">
                <text:p>766.782650442595</text:p>
              </table:table-cell>
              <table:table-cell office:value-type="float" office:value="899.792073154183">
                <text:p>899.792073154183</text:p>
              </table:table-cell>
              <table:table-cell office:value-type="float" office:value="978.62162873333">
                <text:p>978.62162873333</text:p>
              </table:table-cell>
              <table:table-cell office:value-type="float" office:value="978.621628733426">
                <text:p>978.621628733426</text:p>
              </table:table-cell>
              <table:table-cell office:value-type="float" office:value="1008.40691445514">
                <text:p>1008.40691445514</text:p>
              </table:table-cell>
            </table:table-row>
            <table:table-row>
              <table:table-cell office:value-type="float" office:value="0.400000935373999">
                <text:p>0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376.991118430775">
                <text:p>376.991118430775</text:p>
              </table:table-cell>
              <table:table-cell office:value-type="float" office:value="136.683999371647">
                <text:p>136.683999371647</text:p>
              </table:table-cell>
              <table:table-cell office:value-type="float" office:value="1133.95399434874">
                <text:p>1133.95399434874</text:p>
              </table:table-cell>
              <table:table-cell office:value-type="float" office:value="132.333266854998">
                <text:p>132.333266854998</text:p>
              </table:table-cell>
              <table:table-cell office:value-type="float" office:value="376.992159181501">
                <text:p>376.992159181501</text:p>
              </table:table-cell>
              <table:table-cell office:value-type="float" office:value="596.259917746404">
                <text:p>596.259917746404</text:p>
              </table:table-cell>
              <table:table-cell office:value-type="float" office:value="768.645374623884">
                <text:p>768.645374623884</text:p>
              </table:table-cell>
              <table:table-cell office:value-type="float" office:value="768.645374623978">
                <text:p>768.645374623978</text:p>
              </table:table-cell>
              <table:table-cell office:value-type="float" office:value="909.560455112838">
                <text:p>909.560455112838</text:p>
              </table:table-cell>
              <table:table-cell office:value-type="float" office:value="972.497409394614">
                <text:p>972.497409394614</text:p>
              </table:table-cell>
              <table:table-cell office:value-type="float" office:value="972.497409394623">
                <text:p>972.497409394623</text:p>
              </table:table-cell>
              <table:table-cell office:value-type="float" office:value="1023.03469071339">
                <text:p>1023.03469071339</text:p>
              </table:table-cell>
            </table:table-row>
            <table:table-row>
              <table:table-cell office:value-type="float" office:value="0.425000993834874">
                <text:p>0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400.553063332699">
                <text:p>400.553063332699</text:p>
              </table:table-cell>
              <table:table-cell office:value-type="float" office:value="146.097312507003">
                <text:p>146.097312507003</text:p>
              </table:table-cell>
              <table:table-cell office:value-type="float" office:value="1161.13193092504">
                <text:p>1161.13193092504</text:p>
              </table:table-cell>
              <table:table-cell office:value-type="float" office:value="141.275523992212">
                <text:p>141.275523992212</text:p>
              </table:table-cell>
              <table:table-cell office:value-type="float" office:value="400.554215508771">
                <text:p>400.554215508771</text:p>
              </table:table-cell>
              <table:table-cell office:value-type="float" office:value="586.438673023899">
                <text:p>586.438673023899</text:p>
              </table:table-cell>
              <table:table-cell office:value-type="float" office:value="770.623378036779">
                <text:p>770.623378036779</text:p>
              </table:table-cell>
              <table:table-cell office:value-type="float" office:value="770.623378036985">
                <text:p>770.623378036985</text:p>
              </table:table-cell>
              <table:table-cell office:value-type="float" office:value="919.328008500995">
                <text:p>919.328008500995</text:p>
              </table:table-cell>
              <table:table-cell office:value-type="float" office:value="966.431135603901">
                <text:p>966.431135603901</text:p>
              </table:table-cell>
              <table:table-cell office:value-type="float" office:value="966.431135603989">
                <text:p>966.431135603989</text:p>
              </table:table-cell>
              <table:table-cell office:value-type="float" office:value="1038.36364729498">
                <text:p>1038.36364729498</text:p>
              </table:table-cell>
            </table:table-row>
            <table:table-row>
              <table:table-cell office:value-type="float" office:value="0.450001052295749">
                <text:p>0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424.115008234622">
                <text:p>424.115008234622</text:p>
              </table:table-cell>
              <table:table-cell office:value-type="float" office:value="155.576903553249">
                <text:p>155.576903553249</text:p>
              </table:table-cell>
              <table:table-cell office:value-type="float" office:value="1189.2631730722">
                <text:p>1189.2631730722</text:p>
              </table:table-cell>
              <table:table-cell office:value-type="float" office:value="150.2946955726">
                <text:p>150.2946955726</text:p>
              </table:table-cell>
              <table:table-cell office:value-type="float" office:value="424.116286752109">
                <text:p>424.116286752109</text:p>
              </table:table-cell>
              <table:table-cell office:value-type="float" office:value="576.615503135619">
                <text:p>576.615503135619</text:p>
              </table:table-cell>
              <table:table-cell office:value-type="float" office:value="772.715785354482">
                <text:p>772.715785354482</text:p>
              </table:table-cell>
              <table:table-cell office:value-type="float" office:value="772.715785354497">
                <text:p>772.715785354497</text:p>
              </table:table-cell>
              <table:table-cell office:value-type="float" office:value="929.094795037866">
                <text:p>929.094795037866</text:p>
              </table:table-cell>
              <table:table-cell office:value-type="float" office:value="960.423856186068">
                <text:p>960.423856186068</text:p>
              </table:table-cell>
              <table:table-cell office:value-type="float" office:value="960.423856186083">
                <text:p>960.423856186083</text:p>
              </table:table-cell>
              <table:table-cell office:value-type="float" office:value="1054.36166240595">
                <text:p>1054.36166240595</text:p>
              </table:table-cell>
            </table:table-row>
            <table:table-row>
              <table:table-cell office:value-type="float" office:value="0.475001110756624">
                <text:p>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447.676953136546">
                <text:p>447.676953136546</text:p>
              </table:table-cell>
              <table:table-cell office:value-type="float" office:value="165.114748580095">
                <text:p>165.114748580095</text:p>
              </table:table-cell>
              <table:table-cell office:value-type="float" office:value="1218.2812248465">
                <text:p>1218.2812248465</text:p>
              </table:table-cell>
              <table:table-cell office:value-type="float" office:value="159.386898473915">
                <text:p>159.386898473915</text:p>
              </table:table-cell>
              <table:table-cell office:value-type="float" office:value="447.678375691155">
                <text:p>447.678375691155</text:p>
              </table:table-cell>
              <table:table-cell office:value-type="float" office:value="566.790469152284">
                <text:p>566.790469152284</text:p>
              </table:table-cell>
              <table:table-cell office:value-type="float" office:value="774.921680488906">
                <text:p>774.921680488906</text:p>
              </table:table-cell>
              <table:table-cell office:value-type="float" office:value="774.921680489076">
                <text:p>774.921680489076</text:p>
              </table:table-cell>
              <table:table-cell office:value-type="float" office:value="938.860876673443">
                <text:p>938.860876673443</text:p>
              </table:table-cell>
              <table:table-cell office:value-type="float" office:value="954.476636802647">
                <text:p>954.476636802647</text:p>
              </table:table-cell>
              <table:table-cell office:value-type="float" office:value="954.476636802728">
                <text:p>954.476636802728</text:p>
              </table:table-cell>
              <table:table-cell office:value-type="float" office:value="1070.99739306489">
                <text:p>1070.99739306489</text:p>
              </table:table-cell>
            </table:table-row>
            <table:table-row>
              <table:table-cell office:value-type="float" office:value="0.500001169217498">
                <text:p>0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471.238898038469">
                <text:p>471.238898038469</text:p>
              </table:table-cell>
              <table:table-cell office:value-type="float" office:value="174.703409849009">
                <text:p>174.703409849009</text:p>
              </table:table-cell>
              <table:table-cell office:value-type="float" office:value="1248.12394020952">
                <text:p>1248.12394020952</text:p>
              </table:table-cell>
              <table:table-cell office:value-type="float" office:value="168.548014675828">
                <text:p>168.548014675828</text:p>
              </table:table-cell>
              <table:table-cell office:value-type="float" office:value="471.240485431266">
                <text:p>471.240485431266</text:p>
              </table:table-cell>
              <table:table-cell office:value-type="float" office:value="556.963646447703">
                <text:p>556.963646447703</text:p>
              </table:table-cell>
              <table:table-cell office:value-type="float" office:value="777.240108498337">
                <text:p>777.240108498337</text:p>
              </table:table-cell>
              <table:table-cell office:value-type="float" office:value="777.240108498426">
                <text:p>777.240108498426</text:p>
              </table:table-cell>
              <table:table-cell office:value-type="float" office:value="948.590559795607">
                <text:p>948.590559795607</text:p>
              </table:table-cell>
              <table:table-cell office:value-type="float" office:value="948.590559795713">
                <text:p>948.590559795713</text:p>
              </table:table-cell>
              <table:table-cell office:value-type="float" office:value="948.626315559451">
                <text:p>948.626315559451</text:p>
              </table:table-cell>
              <table:table-cell office:value-type="float" office:value="1088.24040569968">
                <text:p>1088.24040569968</text:p>
              </table:table-cell>
            </table:table-row>
            <table:table-row>
              <table:table-cell office:value-type="float" office:value="0.525001227678373">
                <text:p>0</text:p>
              </table:table-cell>
              <table:table-cell office:value-type="float" office:value="0.525001227678373">
                <text:p>0.525001227678373</text:p>
              </table:table-cell>
              <table:table-cell office:value-type="float" office:value="494.800842940392">
                <text:p>494.800842940392</text:p>
              </table:table-cell>
              <table:table-cell office:value-type="float" office:value="184.336080058222">
                <text:p>184.336080058222</text:p>
              </table:table-cell>
              <table:table-cell office:value-type="float" office:value="1278.73342136206">
                <text:p>1278.73342136206</text:p>
              </table:table-cell>
              <table:table-cell office:value-type="float" office:value="177.773790533821">
                <text:p>177.773790533821</text:p>
              </table:table-cell>
              <table:table-cell office:value-type="float" office:value="494.802619418867">
                <text:p>494.802619418867</text:p>
              </table:table-cell>
              <table:table-cell office:value-type="float" office:value="547.135126239079">
                <text:p>547.135126239079</text:p>
              </table:table-cell>
              <table:table-cell office:value-type="float" office:value="779.670077536395">
                <text:p>779.670077536395</text:p>
              </table:table-cell>
              <table:table-cell office:value-type="float" office:value="779.670077536446">
                <text:p>779.670077536446</text:p>
              </table:table-cell>
              <table:table-cell office:value-type="float" office:value="942.766723995157">
                <text:p>942.766723995157</text:p>
              </table:table-cell>
              <table:table-cell office:value-type="float" office:value="942.766723995188">
                <text:p>942.766723995188</text:p>
              </table:table-cell>
              <table:table-cell office:value-type="float" office:value="958.391174023257">
                <text:p>958.391174023257</text:p>
              </table:table-cell>
              <table:table-cell office:value-type="float" office:value="1106.0612755823">
                <text:p>1106.0612755823</text:p>
              </table:table-cell>
            </table:table-row>
            <table:table-row>
              <table:table-cell office:value-type="float" office:value="0.550001286139248">
                <text:p>0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518.362787842316">
                <text:p>518.362787842316</text:p>
              </table:table-cell>
              <table:table-cell office:value-type="float" office:value="194.006594136898">
                <text:p>194.006594136898</text:p>
              </table:table-cell>
              <table:table-cell office:value-type="float" office:value="1310.05586514133">
                <text:p>1310.05586514133</text:p>
              </table:table-cell>
              <table:table-cell office:value-type="float" office:value="187.059921179262">
                <text:p>187.059921179262</text:p>
              </table:table-cell>
              <table:table-cell office:value-type="float" office:value="518.36478146135">
                <text:p>518.36478146135</text:p>
              </table:table-cell>
              <table:table-cell office:value-type="float" office:value="537.305017289649">
                <text:p>537.305017289649</text:p>
              </table:table-cell>
              <table:table-cell office:value-type="float" office:value="782.210560836889">
                <text:p>782.210560836889</text:p>
              </table:table-cell>
              <table:table-cell office:value-type="float" office:value="782.210560836947">
                <text:p>782.210560836947</text:p>
              </table:table-cell>
              <table:table-cell office:value-type="float" office:value="937.006244493274">
                <text:p>937.006244493274</text:p>
              </table:table-cell>
              <table:table-cell office:value-type="float" office:value="937.006244493386">
                <text:p>937.006244493386</text:p>
              </table:table-cell>
              <table:table-cell office:value-type="float" office:value="968.155514547036">
                <text:p>968.155514547036</text:p>
              </table:table-cell>
              <table:table-cell office:value-type="float" office:value="1124.43165876241">
                <text:p>1124.43165876241</text:p>
              </table:table-cell>
            </table:table-row>
            <table:table-row>
              <table:table-cell office:value-type="float" office:value="0.575001344600123">
                <text:p>0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541.924732744239">
                <text:p>541.924732744239</text:p>
              </table:table-cell>
              <table:table-cell office:value-type="float" office:value="203.709417668843">
                <text:p>203.709417668843</text:p>
              </table:table-cell>
              <table:table-cell office:value-type="float" office:value="1342.0413741054">
                <text:p>1342.0413741054</text:p>
              </table:table-cell>
              <table:table-cell office:value-type="float" office:value="196.402120600641">
                <text:p>196.402120600641</text:p>
              </table:table-cell>
              <table:table-cell office:value-type="float" office:value="527.473447779985">
                <text:p>527.473447779985</text:p>
              </table:table-cell>
              <table:table-cell office:value-type="float" office:value="541.926975742098">
                <text:p>541.926975742098</text:p>
              </table:table-cell>
              <table:table-cell office:value-type="float" office:value="784.860498722138">
                <text:p>784.860498722138</text:p>
              </table:table-cell>
              <table:table-cell office:value-type="float" office:value="784.860498722177">
                <text:p>784.860498722177</text:p>
              </table:table-cell>
              <table:table-cell office:value-type="float" office:value="931.31025237994">
                <text:p>931.31025237994</text:p>
              </table:table-cell>
              <table:table-cell office:value-type="float" office:value="931.310252379962">
                <text:p>931.310252379962</text:p>
              </table:table-cell>
              <table:table-cell office:value-type="float" office:value="977.919399748983">
                <text:p>977.919399748983</text:p>
              </table:table-cell>
              <table:table-cell office:value-type="float" office:value="1143.32434017989">
                <text:p>1143.32434017989</text:p>
              </table:table-cell>
            </table:table-row>
            <table:table-row>
              <table:table-cell office:value-type="float" office:value="0.600001403060999">
                <text:p>0</text:p>
              </table:table-cell>
              <table:table-cell office:value-type="float" office:value="0.600001403060999">
                <text:p>0.600001403060999</text:p>
              </table:table-cell>
              <table:table-cell office:value-type="float" office:value="565.486677646163">
                <text:p>565.486677646163</text:p>
              </table:table-cell>
              <table:table-cell office:value-type="float" office:value="213.43961933697">
                <text:p>213.43961933697</text:p>
              </table:table-cell>
              <table:table-cell office:value-type="float" office:value="1374.64374552485">
                <text:p>1374.64374552485</text:p>
              </table:table-cell>
              <table:table-cell office:value-type="float" office:value="205.7961783831">
                <text:p>205.7961783831</text:p>
              </table:table-cell>
              <table:table-cell office:value-type="float" office:value="517.640567371194">
                <text:p>517.640567371194</text:p>
              </table:table-cell>
              <table:table-cell office:value-type="float" office:value="565.489206839396">
                <text:p>565.489206839396</text:p>
              </table:table-cell>
              <table:table-cell office:value-type="float" office:value="787.618800629567">
                <text:p>787.618800629567</text:p>
              </table:table-cell>
              <table:table-cell office:value-type="float" office:value="787.61880062967">
                <text:p>787.61880062967</text:p>
              </table:table-cell>
              <table:table-cell office:value-type="float" office:value="925.67989443903">
                <text:p>925.67989443903</text:p>
              </table:table-cell>
              <table:table-cell office:value-type="float" office:value="925.679894439111">
                <text:p>925.679894439111</text:p>
              </table:table-cell>
              <table:table-cell office:value-type="float" office:value="987.68289236863">
                <text:p>987.68289236863</text:p>
              </table:table-cell>
              <table:table-cell office:value-type="float" office:value="1162.71326149037">
                <text:p>1162.71326149037</text:p>
              </table:table-cell>
            </table:table-row>
            <table:table-row>
              <table:table-cell office:value-type="float" office:value="0.625001461521873">
                <text:p>0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589.048622548086">
                <text:p>589.048622548086</text:p>
              </table:table-cell>
              <table:table-cell office:value-type="float" office:value="223.192833196397">
                <text:p>223.192833196397</text:p>
              </table:table-cell>
              <table:table-cell office:value-type="float" office:value="1407.82024855318">
                <text:p>1407.82024855318</text:p>
              </table:table-cell>
              <table:table-cell office:value-type="float" office:value="215.238004345839">
                <text:p>215.238004345839</text:p>
              </table:table-cell>
              <table:table-cell office:value-type="float" office:value="507.806549476151">
                <text:p>507.806549476151</text:p>
              </table:table-cell>
              <table:table-cell office:value-type="float" office:value="589.051479743184">
                <text:p>589.051479743184</text:p>
              </table:table-cell>
              <table:table-cell office:value-type="float" office:value="790.484347147864">
                <text:p>790.484347147864</text:p>
              </table:table-cell>
              <table:table-cell office:value-type="float" office:value="790.484347147891">
                <text:p>790.484347147891</text:p>
              </table:table-cell>
              <table:table-cell office:value-type="float" office:value="920.116332803713">
                <text:p>920.116332803713</text:p>
              </table:table-cell>
              <table:table-cell office:value-type="float" office:value="920.116332803772">
                <text:p>920.116332803772</text:p>
              </table:table-cell>
              <table:table-cell office:value-type="float" office:value="997.446055253315">
                <text:p>997.446055253315</text:p>
              </table:table-cell>
              <table:table-cell office:value-type="float" office:value="1182.57353191603">
                <text:p>1182.57353191603</text:p>
              </table:table-cell>
            </table:table-row>
            <table:table-row>
              <table:table-cell office:value-type="float" office:value="0.650001519982748">
                <text:p>0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612.61056745001">
                <text:p>612.61056745001</text:p>
              </table:table-cell>
              <table:table-cell office:value-type="float" office:value="232.96521519425">
                <text:p>232.96521519425</text:p>
              </table:table-cell>
              <table:table-cell office:value-type="float" office:value="1441.53139737123">
                <text:p>1441.53139737123</text:p>
              </table:table-cell>
              <table:table-cell office:value-type="float" office:value="224.72366247023">
                <text:p>224.72366247023</text:p>
              </table:table-cell>
              <table:table-cell office:value-type="float" office:value="497.971593755422">
                <text:p>497.971593755422</text:p>
              </table:table-cell>
              <table:table-cell office:value-type="float" office:value="612.613799872753">
                <text:p>612.613799872753</text:p>
              </table:table-cell>
              <table:table-cell office:value-type="float" office:value="793.455992054591">
                <text:p>793.455992054591</text:p>
              </table:table-cell>
              <table:table-cell office:value-type="float" office:value="793.45599205468">
                <text:p>793.45599205468</text:p>
              </table:table-cell>
              <table:table-cell office:value-type="float" office:value="914.620744567444">
                <text:p>914.620744567444</text:p>
              </table:table-cell>
              <table:table-cell office:value-type="float" office:value="914.620744567529">
                <text:p>914.620744567529</text:p>
              </table:table-cell>
              <table:table-cell office:value-type="float" office:value="1007.20895134836">
                <text:p>1007.20895134836</text:p>
              </table:table-cell>
              <table:table-cell office:value-type="float" office:value="1202.88142512874">
                <text:p>1202.88142512874</text:p>
              </table:table-cell>
            </table:table-row>
            <table:table-row>
              <table:table-cell office:value-type="float" office:value="0.675001578443623">
                <text:p>0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636.172512351933">
                <text:p>636.172512351933</text:p>
              </table:table-cell>
              <table:table-cell office:value-type="float" office:value="242.753397190352">
                <text:p>242.753397190352</text:p>
              </table:table-cell>
              <table:table-cell office:value-type="float" office:value="1475.74072606903">
                <text:p>1475.74072606903</text:p>
              </table:table-cell>
              <table:table-cell office:value-type="float" office:value="234.249395563989">
                <text:p>234.249395563989</text:p>
              </table:table-cell>
              <table:table-cell office:value-type="float" office:value="488.135928864195">
                <text:p>488.135928864195</text:p>
              </table:table-cell>
              <table:table-cell office:value-type="float" office:value="636.176173093063">
                <text:p>636.176173093063</text:p>
              </table:table-cell>
              <table:table-cell office:value-type="float" office:value="796.53256434891">
                <text:p>796.53256434891</text:p>
              </table:table-cell>
              <table:table-cell office:value-type="float" office:value="796.532564348964">
                <text:p>796.532564348964</text:p>
              </table:table-cell>
              <table:table-cell office:value-type="float" office:value="909.194321350984">
                <text:p>909.194321350984</text:p>
              </table:table-cell>
              <table:table-cell office:value-type="float" office:value="909.194321351009">
                <text:p>909.194321351009</text:p>
              </table:table-cell>
              <table:table-cell office:value-type="float" office:value="1016.97164368944">
                <text:p>1016.97164368944</text:p>
              </table:table-cell>
              <table:table-cell office:value-type="float" office:value="1223.61436486204">
                <text:p>1223.61436486204</text:p>
              </table:table-cell>
            </table:table-row>
            <table:table-row>
              <table:table-cell office:value-type="float" office:value="0.700001636904498">
                <text:p>0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659.734457253857">
                <text:p>659.734457253857</text:p>
              </table:table-cell>
              <table:table-cell office:value-type="float" office:value="252.55444079294">
                <text:p>252.55444079294</text:p>
              </table:table-cell>
              <table:table-cell office:value-type="float" office:value="1510.41456939752">
                <text:p>1510.41456939752</text:p>
              </table:table-cell>
              <table:table-cell office:value-type="float" office:value="243.811642024182">
                <text:p>243.811642024182</text:p>
              </table:table-cell>
              <table:table-cell office:value-type="float" office:value="478.299815464013">
                <text:p>478.299815464013</text:p>
              </table:table-cell>
              <table:table-cell office:value-type="float" office:value="659.738605732276">
                <text:p>659.738605732276</text:p>
              </table:table-cell>
              <table:table-cell office:value-type="float" office:value="799.712870272437">
                <text:p>799.712870272437</text:p>
              </table:table-cell>
              <table:table-cell office:value-type="float" office:value="799.712870272514">
                <text:p>799.712870272514</text:p>
              </table:table-cell>
              <table:table-cell office:value-type="float" office:value="903.838268820468">
                <text:p>903.838268820468</text:p>
              </table:table-cell>
              <table:table-cell office:value-type="float" office:value="903.838268820491">
                <text:p>903.838268820491</text:p>
              </table:table-cell>
              <table:table-cell office:value-type="float" office:value="1026.73419539551">
                <text:p>1026.73419539551</text:p>
              </table:table-cell>
              <table:table-cell office:value-type="float" office:value="1225.2766080534">
                <text:p>1225.2766080534</text:p>
              </table:table-cell>
            </table:table-row>
            <table:table-row>
              <table:table-cell office:value-type="float" office:value="0.725001695365373">
                <text:p>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683.29640215578">
                <text:p>683.29640215578</text:p>
              </table:table-cell>
              <table:table-cell office:value-type="float" office:value="262.365792586969">
                <text:p>262.365792586969</text:p>
              </table:table-cell>
              <table:table-cell office:value-type="float" office:value="1545.52185223528">
                <text:p>1545.52185223528</text:p>
              </table:table-cell>
              <table:table-cell office:value-type="float" office:value="253.407046045399">
                <text:p>253.407046045399</text:p>
              </table:table-cell>
              <table:table-cell office:value-type="float" office:value="468.463549530868">
                <text:p>468.463549530868</text:p>
              </table:table-cell>
              <table:table-cell office:value-type="float" office:value="683.301104598607">
                <text:p>683.301104598607</text:p>
              </table:table-cell>
              <table:table-cell office:value-type="float" office:value="802.995695310661">
                <text:p>802.995695310661</text:p>
              </table:table-cell>
              <table:table-cell office:value-type="float" office:value="802.995695310778">
                <text:p>802.995695310778</text:p>
              </table:table-cell>
              <table:table-cell office:value-type="float" office:value="898.553806157724">
                <text:p>898.553806157724</text:p>
              </table:table-cell>
              <table:table-cell office:value-type="float" office:value="898.5538061578">
                <text:p>898.5538061578</text:p>
              </table:table-cell>
              <table:table-cell office:value-type="float" office:value="1036.49666966506">
                <text:p>1036.49666966506</text:p>
              </table:table-cell>
              <table:table-cell office:value-type="float" office:value="1201.70935894031">
                <text:p>1201.70935894031</text:p>
              </table:table-cell>
            </table:table-row>
            <table:table-row>
              <table:table-cell office:value-type="float" office:value="0.750001753826248">
                <text:p>0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706.858347057703">
                <text:p>706.858347057703</text:p>
              </table:table-cell>
              <table:table-cell office:value-type="float" office:value="272.18524177076">
                <text:p>272.18524177076</text:p>
              </table:table-cell>
              <table:table-cell office:value-type="float" office:value="1581.03388961795">
                <text:p>1581.03388961795</text:p>
              </table:table-cell>
              <table:table-cell office:value-type="float" office:value="263.032462428572">
                <text:p>263.032462428572</text:p>
              </table:table-cell>
              <table:table-cell office:value-type="float" office:value="458.627465979223">
                <text:p>458.627465979223</text:p>
              </table:table-cell>
              <table:table-cell office:value-type="float" office:value="706.863676996916">
                <text:p>706.863676996916</text:p>
              </table:table-cell>
              <table:table-cell office:value-type="float" office:value="806.379806170189">
                <text:p>806.379806170189</text:p>
              </table:table-cell>
              <table:table-cell office:value-type="float" office:value="806.379806170277">
                <text:p>806.379806170277</text:p>
              </table:table-cell>
              <table:table-cell office:value-type="float" office:value="893.342165479043">
                <text:p>893.342165479043</text:p>
              </table:table-cell>
              <table:table-cell office:value-type="float" office:value="893.342165479065">
                <text:p>893.342165479065</text:p>
              </table:table-cell>
              <table:table-cell office:value-type="float" office:value="1046.25912977241">
                <text:p>1046.25912977241</text:p>
              </table:table-cell>
              <table:table-cell office:value-type="float" office:value="1178.14250235303">
                <text:p>1178.14250235303</text:p>
              </table:table-cell>
            </table:table-row>
            <table:table-row>
              <table:table-cell office:value-type="float" office:value="0.775001812287123">
                <text:p>0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730.420291959627">
                <text:p>730.420291959627</text:p>
              </table:table-cell>
              <table:table-cell office:value-type="float" office:value="282.010880799056">
                <text:p>282.010880799056</text:p>
              </table:table-cell>
              <table:table-cell office:value-type="float" office:value="1616.92419841767">
                <text:p>1616.92419841767</text:p>
              </table:table-cell>
              <table:table-cell office:value-type="float" office:value="272.684957082374">
                <text:p>272.684957082374</text:p>
              </table:table-cell>
              <table:table-cell office:value-type="float" office:value="448.791942627435">
                <text:p>448.791942627435</text:p>
              </table:table-cell>
              <table:table-cell office:value-type="float" office:value="730.426330745898">
                <text:p>730.426330745898</text:p>
              </table:table-cell>
              <table:table-cell office:value-type="float" office:value="809.863952725644">
                <text:p>809.863952725644</text:p>
              </table:table-cell>
              <table:table-cell office:value-type="float" office:value="809.863952725685">
                <text:p>809.863952725685</text:p>
              </table:table-cell>
              <table:table-cell office:value-type="float" office:value="888.204591200077">
                <text:p>888.204591200077</text:p>
              </table:table-cell>
              <table:table-cell office:value-type="float" office:value="888.204591200134">
                <text:p>888.204591200134</text:p>
              </table:table-cell>
              <table:table-cell office:value-type="float" office:value="1056.02163906708">
                <text:p>1056.02163906708</text:p>
              </table:table-cell>
              <table:table-cell office:value-type="float" office:value="1154.57601603937">
                <text:p>1154.57601603937</text:p>
              </table:table-cell>
            </table:table-row>
            <table:table-row>
              <table:table-cell office:value-type="float" office:value="0.800001870747997">
                <text:p>0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753.98223686155">
                <text:p>753.98223686155</text:p>
              </table:table-cell>
              <table:table-cell office:value-type="float" office:value="291.841069328124">
                <text:p>291.841069328124</text:p>
              </table:table-cell>
              <table:table-cell office:value-type="float" office:value="1653.16832119061">
                <text:p>1653.16832119061</text:p>
              </table:table-cell>
              <table:table-cell office:value-type="float" office:value="282.361804138921">
                <text:p>282.361804138921</text:p>
              </table:table-cell>
              <table:table-cell office:value-type="float" office:value="438.957404534315">
                <text:p>438.957404534315</text:p>
              </table:table-cell>
              <table:table-cell office:value-type="float" office:value="753.989074193906">
                <text:p>753.989074193906</text:p>
              </table:table-cell>
              <table:table-cell office:value-type="float" office:value="813.44686993061">
                <text:p>813.44686993061</text:p>
              </table:table-cell>
              <table:table-cell office:value-type="float" office:value="813.44686993071">
                <text:p>813.44686993071</text:p>
              </table:table-cell>
              <table:table-cell office:value-type="float" office:value="883.1423393476">
                <text:p>883.1423393476</text:p>
              </table:table-cell>
              <table:table-cell office:value-type="float" office:value="883.142339347693">
                <text:p>883.142339347693</text:p>
              </table:table-cell>
              <table:table-cell office:value-type="float" office:value="1065.78426097247">
                <text:p>1065.78426097247</text:p>
              </table:table-cell>
              <table:table-cell office:value-type="float" office:value="1131.009878583">
                <text:p>1131.009878583</text:p>
              </table:table-cell>
            </table:table-row>
            <table:table-row>
              <table:table-cell office:value-type="float" office:value="0.825001929208873">
                <text:p>0</text:p>
              </table:table-cell>
              <table:table-cell office:value-type="float" office:value="0.825001929208873">
                <text:p>0.825001929208873</text:p>
              </table:table-cell>
              <table:table-cell office:value-type="float" office:value="777.544181763474">
                <text:p>777.544181763474</text:p>
              </table:table-cell>
              <table:table-cell office:value-type="float" office:value="301.674401545921">
                <text:p>301.674401545921</text:p>
              </table:table-cell>
              <table:table-cell office:value-type="float" office:value="1689.74366229361">
                <text:p>1689.74366229361</text:p>
              </table:table-cell>
              <table:table-cell office:value-type="float" office:value="292.060480465651">
                <text:p>292.060480465651</text:p>
              </table:table-cell>
              <table:table-cell office:value-type="float" office:value="429.124328727712">
                <text:p>429.124328727712</text:p>
              </table:table-cell>
              <table:table-cell office:value-type="float" office:value="777.551916236629">
                <text:p>777.551916236629</text:p>
              </table:table-cell>
              <table:table-cell office:value-type="float" office:value="817.127279689188">
                <text:p>817.127279689188</text:p>
              </table:table-cell>
              <table:table-cell office:value-type="float" office:value="817.127279689223">
                <text:p>817.127279689223</text:p>
              </table:table-cell>
              <table:table-cell office:value-type="float" office:value="878.156676814031">
                <text:p>878.156676814031</text:p>
              </table:table-cell>
              <table:table-cell office:value-type="float" office:value="878.156676814123">
                <text:p>878.156676814123</text:p>
              </table:table-cell>
              <table:table-cell office:value-type="float" office:value="1075.54705898743">
                <text:p>1075.54705898743</text:p>
              </table:table-cell>
              <table:table-cell office:value-type="float" office:value="1107.44406938949">
                <text:p>1107.44406938949</text:p>
              </table:table-cell>
            </table:table-row>
            <table:table-row>
              <table:table-cell office:value-type="float" office:value="0.850001987669747">
                <text:p>0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801.106126665397">
                <text:p>801.106126665397</text:p>
              </table:table-cell>
              <table:table-cell office:value-type="float" office:value="311.509676826179">
                <text:p>311.509676826179</text:p>
              </table:table-cell>
              <table:table-cell office:value-type="float" office:value="1726.62933607234">
                <text:p>1726.62933607234</text:p>
              </table:table-cell>
              <table:table-cell office:value-type="float" office:value="301.778658266409">
                <text:p>301.778658266409</text:p>
              </table:table-cell>
              <table:table-cell office:value-type="float" office:value="419.293249360019">
                <text:p>419.293249360019</text:p>
              </table:table-cell>
              <table:table-cell office:value-type="float" office:value="801.114866332343">
                <text:p>801.114866332343</text:p>
              </table:table-cell>
              <table:table-cell office:value-type="float" office:value="820.903892681846">
                <text:p>820.903892681846</text:p>
              </table:table-cell>
              <table:table-cell office:value-type="float" office:value="820.903892681861">
                <text:p>820.903892681861</text:p>
              </table:table-cell>
              <table:table-cell office:value-type="float" office:value="873.248880554059">
                <text:p>873.248880554059</text:p>
              </table:table-cell>
              <table:table-cell office:value-type="float" office:value="873.248880554077">
                <text:p>873.248880554077</text:p>
              </table:table-cell>
              <table:table-cell office:value-type="float" office:value="1083.87856867241">
                <text:p>1083.87856867241</text:p>
              </table:table-cell>
              <table:table-cell office:value-type="float" office:value="1085.31009668675">
                <text:p>1085.31009668675</text:p>
              </table:table-cell>
            </table:table-row>
            <table:table-row>
              <table:table-cell office:value-type="float" office:value="0.875002046130622">
                <text:p>0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824.668071567321">
                <text:p>824.668071567321</text:p>
              </table:table-cell>
              <table:table-cell office:value-type="float" office:value="321.345873552091">
                <text:p>321.345873552091</text:p>
              </table:table-cell>
              <table:table-cell office:value-type="float" office:value="1763.80602671698">
                <text:p>1763.80602671698</text:p>
              </table:table-cell>
              <table:table-cell office:value-type="float" office:value="311.514196315684">
                <text:p>311.514196315684</text:p>
              </table:table-cell>
              <table:table-cell office:value-type="float" office:value="409.464763306081">
                <text:p>409.464763306081</text:p>
              </table:table-cell>
              <table:table-cell office:value-type="float" office:value="824.67793451858">
                <text:p>824.67793451858</text:p>
              </table:table-cell>
              <table:table-cell office:value-type="float" office:value="824.775410143357">
                <text:p>824.775410143357</text:p>
              </table:table-cell>
              <table:table-cell office:value-type="float" office:value="824.775410143482">
                <text:p>824.775410143482</text:p>
              </table:table-cell>
              <table:table-cell office:value-type="float" office:value="868.420236721795">
                <text:p>868.420236721795</text:p>
              </table:table-cell>
              <table:table-cell office:value-type="float" office:value="868.420236721864">
                <text:p>868.420236721864</text:p>
              </table:table-cell>
              <table:table-cell office:value-type="float" office:value="1060.31335743882">
                <text:p>1060.31335743882</text:p>
              </table:table-cell>
              <table:table-cell office:value-type="float" office:value="1095.07343772447">
                <text:p>1095.07343772447</text:p>
              </table:table-cell>
            </table:table-row>
            <table:table-row>
              <table:table-cell office:value-type="float" office:value="0.900002104591497">
                <text:p>0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848.230016469244">
                <text:p>848.230016469244</text:p>
              </table:table-cell>
              <table:table-cell office:value-type="float" office:value="331.182125899488">
                <text:p>331.182125899488</text:p>
              </table:table-cell>
              <table:table-cell office:value-type="float" office:value="1801.25585924505">
                <text:p>1801.25585924505</text:p>
              </table:table-cell>
              <table:table-cell office:value-type="float" office:value="321.265130295183">
                <text:p>321.265130295183</text:p>
              </table:table-cell>
              <table:table-cell office:value-type="float" office:value="399.639536239153">
                <text:p>399.639536239153</text:p>
              </table:table-cell>
              <table:table-cell office:value-type="float" office:value="828.740525589447">
                <text:p>828.740525589447</text:p>
              </table:table-cell>
              <table:table-cell office:value-type="float" office:value="828.740525589468">
                <text:p>828.740525589468</text:p>
              </table:table-cell>
              <table:table-cell office:value-type="float" office:value="848.241131428642">
                <text:p>848.241131428642</text:p>
              </table:table-cell>
              <table:table-cell office:value-type="float" office:value="863.672039748046">
                <text:p>863.672039748046</text:p>
              </table:table-cell>
              <table:table-cell office:value-type="float" office:value="863.672039748102">
                <text:p>863.672039748102</text:p>
              </table:table-cell>
              <table:table-cell office:value-type="float" office:value="1036.74841747502">
                <text:p>1036.74841747502</text:p>
              </table:table-cell>
              <table:table-cell office:value-type="float" office:value="1104.83714583672">
                <text:p>1104.83714583672</text:p>
              </table:table-cell>
            </table:table-row>
            <table:table-row>
              <table:table-cell office:value-type="float" office:value="0.925002163052372">
                <text:p>0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871.791961371168">
                <text:p>871.791961371168</text:p>
              </table:table-cell>
              <table:table-cell office:value-type="float" office:value="341.017703340197">
                <text:p>341.017703340197</text:p>
              </table:table-cell>
              <table:table-cell office:value-type="float" office:value="1838.9622809873">
                <text:p>1838.9622809873</text:p>
              </table:table-cell>
              <table:table-cell office:value-type="float" office:value="331.029662589483">
                <text:p>331.029662589483</text:p>
              </table:table-cell>
              <table:table-cell office:value-type="float" office:value="389.81830919593">
                <text:p>389.81830919593</text:p>
              </table:table-cell>
              <table:table-cell office:value-type="float" office:value="832.797926487539">
                <text:p>832.797926487539</text:p>
              </table:table-cell>
              <table:table-cell office:value-type="float" office:value="832.79792648757">
                <text:p>832.79792648757</text:p>
              </table:table-cell>
              <table:table-cell office:value-type="float" office:value="859.005591355023">
                <text:p>859.005591355023</text:p>
              </table:table-cell>
              <table:table-cell office:value-type="float" office:value="859.005591355074">
                <text:p>859.005591355074</text:p>
              </table:table-cell>
              <table:table-cell office:value-type="float" office:value="871.804468307294">
                <text:p>871.804468307294</text:p>
              </table:table-cell>
              <table:table-cell office:value-type="float" office:value="1013.18373133227">
                <text:p>1013.18373133227</text:p>
              </table:table-cell>
              <table:table-cell office:value-type="float" office:value="1114.60128484514">
                <text:p>1114.60128484514</text:p>
              </table:table-cell>
            </table:table-row>
            <table:table-row>
              <table:table-cell office:value-type="float" office:value="0.950002221513247">
                <text:p>0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895.353906273091">
                <text:p>895.353906273091</text:p>
              </table:table-cell>
              <table:table-cell office:value-type="float" office:value="350.851992615669">
                <text:p>350.851992615669</text:p>
              </table:table-cell>
              <table:table-cell office:value-type="float" office:value="1876.9099529083">
                <text:p>1876.9099529083</text:p>
              </table:table-cell>
              <table:table-cell office:value-type="float" office:value="340.806151852513">
                <text:p>340.806151852513</text:p>
              </table:table-cell>
              <table:table-cell office:value-type="float" office:value="380.00190565612">
                <text:p>380.00190565612</text:p>
              </table:table-cell>
              <table:table-cell office:value-type="float" office:value="836.946295871185">
                <text:p>836.946295871185</text:p>
              </table:table-cell>
              <table:table-cell office:value-type="float" office:value="836.946295871273">
                <text:p>836.946295871273</text:p>
              </table:table-cell>
              <table:table-cell office:value-type="float" office:value="854.422199508234">
                <text:p>854.422199508234</text:p>
              </table:table-cell>
              <table:table-cell office:value-type="float" office:value="854.422199508282">
                <text:p>854.422199508282</text:p>
              </table:table-cell>
              <table:table-cell office:value-type="float" office:value="895.36795702656">
                <text:p>895.36795702656</text:p>
              </table:table-cell>
              <table:table-cell office:value-type="float" office:value="989.619282311486">
                <text:p>989.619282311486</text:p>
              </table:table-cell>
              <table:table-cell office:value-type="float" office:value="1124.3659186619">
                <text:p>1124.3659186619</text:p>
              </table:table-cell>
            </table:table-row>
            <table:table-row>
              <table:table-cell office:value-type="float" office:value="0.975002279974122">
                <text:p>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918.915851175015">
                <text:p>918.915851175015</text:p>
              </table:table-cell>
              <table:table-cell office:value-type="float" office:value="360.68448193292">
                <text:p>360.68448193292</text:p>
              </table:table-cell>
              <table:table-cell office:value-type="float" office:value="1915.08465007745">
                <text:p>1915.08465007745</text:p>
              </table:table-cell>
              <table:table-cell office:value-type="float" office:value="350.593102556521">
                <text:p>350.593102556521</text:p>
              </table:table-cell>
              <table:table-cell office:value-type="float" office:value="370.191239141876">
                <text:p>370.191239141876</text:p>
              </table:table-cell>
              <table:table-cell office:value-type="float" office:value="841.184313895052">
                <text:p>841.184313895052</text:p>
              </table:table-cell>
              <table:table-cell office:value-type="float" office:value="841.184313895107">
                <text:p>841.184313895107</text:p>
              </table:table-cell>
              <table:table-cell office:value-type="float" office:value="849.923177305503">
                <text:p>849.923177305503</text:p>
              </table:table-cell>
              <table:table-cell office:value-type="float" office:value="849.923177305558">
                <text:p>849.923177305558</text:p>
              </table:table-cell>
              <table:table-cell office:value-type="float" office:value="918.9316101019">
                <text:p>918.9316101019</text:p>
              </table:table-cell>
              <table:table-cell office:value-type="float" office:value="966.055054449112">
                <text:p>966.055054449112</text:p>
              </table:table-cell>
              <table:table-cell office:value-type="float" office:value="1134.13111129368">
                <text:p>1134.13111129368</text:p>
              </table:table-cell>
            </table:table-row>
            <table:table-row>
              <table:table-cell office:value-type="float" office:value="1.000002338435">
                <text:p/>
              </table:table-cell>
              <table:table-cell office:value-type="float" office:value="1.000002338435">
                <text:p>1.000002338435</text:p>
              </table:table-cell>
              <table:table-cell office:value-type="float" office:value="942.477796076938">
                <text:p>942.477796076938</text:p>
              </table:table-cell>
              <table:table-cell office:value-type="float" office:value="370.514747144797">
                <text:p>370.514747144797</text:p>
              </table:table-cell>
              <table:table-cell office:value-type="float" office:value="1953.47317061082">
                <text:p>1953.47317061082</text:p>
              </table:table-cell>
              <table:table-cell office:value-type="float" office:value="360.387321345992">
                <text:p>360.387321345992</text:p>
              </table:table-cell>
              <table:table-cell office:value-type="float" office:value="360.389154708536">
                <text:p>360.389154708536</text:p>
              </table:table-cell>
              <table:table-cell office:value-type="float" office:value="845.509841801846">
                <text:p>845.509841801846</text:p>
              </table:table-cell>
              <table:table-cell office:value-type="float" office:value="845.509841801857">
                <text:p>845.509841801857</text:p>
              </table:table-cell>
              <table:table-cell office:value-type="float" office:value="845.510659328136">
                <text:p>845.510659328136</text:p>
              </table:table-cell>
              <table:table-cell office:value-type="float" office:value="845.510659328164">
                <text:p>845.510659328164</text:p>
              </table:table-cell>
              <table:table-cell office:value-type="float" office:value="942.491032501505">
                <text:p>942.491032501505</text:p>
              </table:table-cell>
              <table:table-cell office:value-type="float" office:value="942.495440707548">
                <text:p>942.495440707548</text:p>
              </table:table-cell>
              <table:table-cell office:value-type="float" office:value="1143.89509985086">
                <text:p>1143.895099850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